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 Light" svg:font-family="&quot;Calibri Light&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o1" style:family="table-column">
      <style:table-column-properties fo:break-before="auto" style:column-width="2.32833333333333cm"/>
    </style:style>
    <style:style style:name="ro1" style:family="table-row">
      <style:table-row-properties style:row-height="15.9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SS_Courses_V3" table:style-name="ta1">
        <table:table-column table:style-name="co1" table:number-columns-repeated="16384" table:default-cell-style-name="ce1"/>
        <table:table-row table:style-name="ro1">
          <table:table-cell office:value-type="string" table:style-name="ce1">
            <text:p>No</text:p>
          </table:table-cell>
          <table:table-cell office:value-type="string" table:style-name="ce1">
            <text:p>URL</text:p>
          </table:table-cell>
          <table:table-cell office:value-type="string" table:style-name="ce1">
            <text:p>Course_Name</text:p>
          </table:table-cell>
          <table:table-cell office:value-type="string" table:style-name="ce1">
            <text:p>Category</text:p>
          </table:table-cell>
          <table:table-cell office:value-type="string" table:style-name="ce1">
            <text:p>Graduate_Programme</text:p>
          </table:table-cell>
          <table:table-cell office:value-type="string" table:style-name="ce1">
            <text:p>Stackable_Programme</text:p>
          </table:table-cell>
          <table:table-cell office:value-type="string" table:style-name="ce1">
            <text:p>Executive_Programme</text:p>
          </table:table-cell>
          <table:table-cell office:value-type="string" table:style-name="ce1">
            <text:p>Duration (Days)</text:p>
          </table:table-cell>
          <table:table-cell office:value-type="string" table:style-name="ce1">
            <text:p>Programme Fee S$</text:p>
          </table:table-cell>
          <table:table-cell office:value-type="string" table:style-name="ce1">
            <text:p>Overview</text:p>
          </table:table-cell>
          <table:table-cell office:value-type="string" table:style-name="ce1">
            <text:p>Upcoming_class</text:p>
          </table:table-cell>
          <table:table-cell office:value-type="string" table:style-name="ce1">
            <text:p>Key_takeaways</text:p>
          </table:table-cell>
          <table:table-cell office:value-type="string" table:style-name="ce1">
            <text:p>Who_Should_Attend</text:p>
          </table:table-cell>
          <table:table-cell office:value-type="string" table:style-name="ce1">
            <text:p>What_Will_Be_Covered</text:p>
          </table:table-cell>
          <table:table-cell office:value-type="string" table:style-name="ce1">
            <text:p>Fee_and_Funding</text:p>
          </table:table-cell>
          <table:table-cell office:value-type="string" table:style-name="ce1">
            <text:p>Instructors</text:p>
          </table:table-cell>
          <table:table-cell office:value-type="string" table:style-name="ce1">
            <text:p>Certificate</text:p>
          </table:table-cell>
          <table:table-cell office:value-type="string" table:style-name="ce1">
            <text:p>Preparing_for_Your_Course</text:p>
          </table:table-cell>
          <table:table-cell office:value-type="string" table:style-name="ce1">
            <text:p>Exams &amp; Certificate</text:p>
          </table:table-cell>
          <table:table-cell office:value-type="string" table:style-name="ce1">
            <text:p>Requirements</text:p>
          </table:table-cell>
          <table:table-cell office:value-type="string" table:style-name="ce1">
            <text:p>How_to_apply</text:p>
          </table:table-cell>
          <table:table-cell office:value-type="string" table:style-name="ce1">
            <text:p>Modules</text:p>
          </table:table-cell>
          <table:table-cell office:value-type="string" table:style-name="ce1">
            <text:p>Projects&amp;Internships</text:p>
          </table:table-cell>
          <table:table-cell office:value-type="string" table:style-name="ce1">
            <text:p>Timetable&amp;Exams</text:p>
          </table:table-cell>
          <table:table-cell office:value-type="string" table:style-name="ce1">
            <text:p>Admission&amp;Application</text:p>
          </table:table-cell>
          <table:table-cell office:value-type="string" table:style-name="ce1">
            <text:p>Career_Pathway</text:p>
          </table:table-cell>
          <table:table-cell office:value-type="string" table:style-name="ce1">
            <text:p>Capstone_project&amp;internships</text:p>
          </table:table-cell>
          <table:table-cell office:value-type="string" table:style-name="ce1">
            <text:p>Others</text:p>
          </table:table-cell>
          <table:table-cell table:number-columns-repeated="16356"/>
        </table:table-row>
        <table:table-row table:style-name="ro1">
          <table:table-cell office:value-type="float" office:value="1" table:style-name="ce1">
            <text:p>1</text:p>
          </table:table-cell>
          <table:table-cell office:value-type="string" table:style-name="ce1">
            <text:p>https://www.iss.nus.edu.sg/executive-education/course/detail/intelligent-sensing-and-sense-making</text:p>
          </table:table-cell>
          <table:table-cell office:value-type="string" table:style-name="ce1">
            <text:p>Intelligent Sensing and Sense Making (SF)</text:p>
          </table:table-cell>
          <table:table-cell office:value-type="string" table:style-name="ce1">
            <text:p>Artificial Intellige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3600" table:style-name="ce1">
            <text:p>3600</text:p>
          </table:table-cell>
          <table:table-cell office:value-type="string" table:style-name="ce2">
            <text:p>Overview</text:p>
            <text:p>Reference No</text:p>
            <text:p>CRS-Q-0035259-ICT</text:p>
            <text:p>Part of</text:p>
            <text:p>-</text:p>
            <text:p>Duration</text:p>
            <text:p>4 days</text:p>
            <text:p>Course Time</text:p>
            <text:p>9:00am - 5:00pm</text:p>
            <text:p>Enquiry</text:p>
            <text:p>Please contact Ms. Jaymee TAN at</text:p>
            <text:p>tel: 65161206 or<text:s/></text:p>
            <text:p>email for more details.<text:s/></text:p>
            <text:p/>
            <text:p>Sensor and sensing technology has emerged as the primary enabling technology for a wide range of applications over the past decades, and will continue to contribute to be the core component of future technologies, such as multimedia systems, Internet of Things, control system, as well as cross-disciplinary applications with pattern recognition and artificial intelligence. This intelligent sensing and sense making course presents the core theory and algorithms of signal processing fundamentals, and practical signal processing skills and strategies for real-world industrial implementations through workshop sessions.</text:p>
            <text:p>In this 4-day course, participants will learn two key skills: (i) Performing analysis of sensor data using spatial filtering and frequency and statistical analysis; (ii) Building Intelligent systems that utilise advanced signal and sensor data processing. At the end of this course, students will be able to build intelligent systems such as smart machine diagnostic systems, smart healthcare monitoring systems, etc.</text:p>
            <text:p>This course is part of the Artificial Intelligence and Graduate Certificate in Pattern Recognition Systems Series offered by NUS-ISS.</text:p>
          </table:table-cell>
          <table:table-cell office:value-type="string" table:style-name="ce2">
            <text:p>Upcoming Classes</text:p>
            <text:p>Class 1<text:s/></text:p>
            <text:p>25 Nov 2019 to 28 Nov 2019<text:s/></text:p>
            <text:p>(FullTime)</text:p>
            <text:p>Duration: 4 days</text:p>
            <text:p>Time:</text:p>
            <text:p>9:00am - 5:00pm</text:p>
            <text:p>Button</text:p>
            <text:p>Button</text:p>
          </table:table-cell>
          <table:table-cell office:value-type="string" table:style-name="ce2">
            <text:p>Key Takeaways<text:s/></text:p>
            <text:p>At the end of the course, the participants will be able to:</text:p>
            <text:p>Identify needs of intelligent sensing technology in various industrial applications;</text:p>
            <text:p>Acquire knowledge of core intelligent sensing theories, analyze various signal processing models and algorithms;</text:p>
            <text:p>Design, apply and evaluate the performance of various intelligent sensing and sense making techniques.</text:p>
          </table:table-cell>
          <table:table-cell office:value-type="string" table:style-name="ce2">
            <text:p>Who Should Attend<text:s/></text:p>
            <text:p>This is an intermediate course and is applicable for professionals engaged in the following areas:</text:p>
            <text:p>Data Scientist, Software Engineer, System Architecture, who need sensor signal processing skills to design and build systems that make decisions by recognizing complex patterns in data.<text:s/></text:p>
            <text:p>IT professionals, who are managing projects and products related with intelligent sensing systems.<text:s/></text:p>
            <text:p>Pre-requisites<text:s/></text:p>
            <text:p>Previous knowledge of signal processing will be helpful<text:s/></text:p>
            <text:p>Participants should have intermediate skills in Python programming.<text:s/></text:p>
            <text:p>Participants without Python programming knowledge may consider attending the NICF- Python for Data, Ops and Things (SF) course offered by NUS-ISS.<text:s/></text:p>
            <text:p>Participants are required to bring their own internet enabled computing device &amp; power charger to access and download e-courseware in PDF e-copies. We will be providing only e-courseware in PDF e-copies and will not issue any more paper copies.</text:p>
          </table:table-cell>
          <table:table-cell office:value-type="string" table:style-name="ce2">
            <text:p>What Will Be Covered<text:s/></text:p>
            <text:p>This course will cover:</text:p>
            <text:p>Introduction to intelligent sensing systems;</text:p>
            <text:p>Foundations of sensor signal processing in spatial and frequency domain;</text:p>
            <text:p>Statistical sensor signal analysis;</text:p>
            <text:p>Sensor signal processing using machine learning technique;</text:p>
            <text:p>Design and build sensor signal processing system to make sense of sensor data.</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3600</text:p>
            <text:p>S$3600</text:p>
            <text:p>S$3600</text:p>
            <text:p>S$3600</text:p>
            <text:p>SSG grant</text:p>
            <text:p>-</text:p>
            <text:p>(S$2520)</text:p>
            <text:p>(S$2520)</text:p>
            <text:p>(S$2520)</text:p>
            <text:p>Nett course fee</text:p>
            <text:p>S$3600</text:p>
            <text:p>S$1080</text:p>
            <text:p>S$1080</text:p>
            <text:p>S$1080</text:p>
            <text:p>7% GST on nett course fee</text:p>
            <text:p>S$252</text:p>
            <text:p>S$75.60</text:p>
            <text:p>S$75.60</text:p>
            <text:p>S$75.60</text:p>
            <text:p>Total nett course fee payable, including GST</text:p>
            <text:p>S$3852</text:p>
            <text:p>S$1155.60</text:p>
            <text:p>S$1155.60</text:p>
            <text:p>S$1155.60</text:p>
            <text:p>Less additional funding if eligible under various schemes</text:p>
            <text:p>-</text:p>
            <text:p>-</text:p>
            <text:p>(S$720)</text:p>
            <text:p>(S$900)</text:p>
            <text:p>Total nett course fee payable, including GST, after additional funding from the various funding schemes</text:p>
            <text:p>S$3852</text:p>
            <text:p>S$1155.60</text:p>
            <text:p>S$435.60</text:p>
            <text:p>S$255.6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3600</text:p>
            <text:p>S$3600</text:p>
            <text:p>S$3600</text:p>
            <text:p>S$3600</text:p>
            <text:p>S$3600</text:p>
            <text:p>SSG grant</text:p>
            <text:p>-</text:p>
            <text:p>(S$2520)</text:p>
            <text:p>(S$2520)</text:p>
            <text:p>(S$2520)</text:p>
            <text:p>(S$2520)</text:p>
            <text:p>Nett course fee</text:p>
            <text:p>S$3600</text:p>
            <text:p>S$1080</text:p>
            <text:p>S$1080</text:p>
            <text:p>S$1080</text:p>
            <text:p>S$1080</text:p>
            <text:p>7% GST on nett course fee</text:p>
            <text:p>S$252</text:p>
            <text:p>S$75.60</text:p>
            <text:p>S$75.60</text:p>
            <text:p>S$75.60</text:p>
            <text:p>S$75.60</text:p>
            <text:p>Total nett course fee payable, including GST</text:p>
            <text:p>S$3852</text:p>
            <text:p>S$1155.60</text:p>
            <text:p>S$1155.60</text:p>
            <text:p>S$1155.60</text:p>
            <text:p>S$1155.60</text:p>
            <text:p>Fee payable to NUS-ISS</text:p>
            <text:p>Less additional funding if eligible under various schemes#</text:p>
            <text:p>(company needs to submit training grant and claim via Skillsconnect)</text:p>
            <text:p>-</text:p>
            <text:p>-</text:p>
            <text:p>(S$720)</text:p>
            <text:p>(S$900)</text:p>
            <text:p>(S$720)</text:p>
            <text:p>Total nett course fee payable, including GST, after additional funding from the various funding schemes</text:p>
            <text:p>-</text:p>
            <text:p>-</text:p>
            <text:p>S$435.60</text:p>
            <text:p>S$255.60</text:p>
            <text:p>S$435.6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s/></text:p>
            <text:p>The ISS Certificate of Completion will be issued to participants who have attended at least 75% of the course.</text:p>
            <text:p>WSQ Assessment<text:s/></text:p>
            <text:p>Broad Schedule of Assessment: During the course<text:s/></text:p>
            <text:p>Assessment Method: Workshops and written assessment (open book)<text:s/></text:p>
            <text:p>Passing Criteria – Workshop: Participants are to achieve objectives in the workshops.Written assessment: Generally, participants are to achieve above 50% in the individual written assessment.<text:s/></text:p>
            <text:p>Upon passing the assessment, Statement of Attainment (SOAs) will be issued to certify that the participant has passed the following Competency Standard(s):</text:p>
            <text:p>ICT-DIT-4001-1.1 Analytics and Computational Modelling<text:s/></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2" table:style-name="ce1">
            <text:p>2</text:p>
          </table:table-cell>
          <table:table-cell office:value-type="string" table:style-name="ce1">
            <text:p>https://www.iss.nus.edu.sg/executive-education/course/detail/machine-reasoning</text:p>
          </table:table-cell>
          <table:table-cell office:value-type="string" table:style-name="ce1">
            <text:p>Machine Reasoning (SF)</text:p>
          </table:table-cell>
          <table:table-cell office:value-type="string" table:style-name="ce1">
            <text:p>Artificial Intellige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3600" table:style-name="ce1">
            <text:p>3600</text:p>
          </table:table-cell>
          <table:table-cell office:value-type="string" table:style-name="ce2">
            <text:p>Overview</text:p>
            <text:p>Reference No</text:p>
            <text:p>CRS-Q-0034843-ICT</text:p>
            <text:p>Part of</text:p>
            <text:p>-</text:p>
            <text:p>Duration</text:p>
            <text:p>4 days</text:p>
            <text:p>Course Time</text:p>
            <text:p>9:00am - 5:00pm</text:p>
            <text:p>Enquiry</text:p>
            <text:p>Please contact Ms. Jeryn LIN at</text:p>
            <text:p>tel: 66017926 or<text:s/></text:p>
            <text:p>email for more details.<text:s/></text:p>
            <text:p/>
            <text:p>Artificial intelligence (AI) exists in modern computer systems, most times behind the scene. In this course, we reveal those intelligent techniques leading to reasoning ability and smart behaviours embedded in intelligent software systems, which make use of knowledge (digitized data useful to business), learn, reason and take actions automatically, in various business contexts and industry domains.</text:p>
            <text:p>Participants learn comprehensive knowledge of artificial intelligence (AI) fundamentals, automated computer/machine reasoning methods, knowledge discovery &amp; modelling, decision support technologies, and intuitive graphics-based programming skills to design and create intelligent machine reasoning systems to solve real-world problems.<text:s/></text:p>
            <text:p>Our course participants have been creating intelligent systems, which use knowledge-driven machine reasoning technologies learnt:</text:p>
            <text:p>[Fin-Tech] video intro for Trustworthiness Validation Solution – Merchant On boarding</text:p>
            <text:p>[Health] video intro for Depression Screening System<text:s/></text:p>
            <text:p>[Real Estate] video intro for Rental Recommendation<text:s/></text:p>
            <text:p>[Semiconductor] video intro for Lot Disposition Recommendation<text:s/></text:p>
            <text:p>[Ecommerce] video intro for Online Order Management System<text:s/></text:p>
            <text:p>[Ecommerce] video intro for Order and Inventory Management System<text:s/></text:p>
            <text:p>[Banking] video intro for Credit Card Recommendation<text:s/></text:p>
            <text:p>[Education] video intro for Smart Secondary School Proposer<text:s/></text:p>
            <text:p>And more intelligent systems here</text:p>
            <text:p>This course can benefit engineers, scientists, software developer, application solution architect, and information technology professionals who intend to design, develop, implement and evaluate various applications of computer assisted decision automation systems. Participants will benefit from a careful balance of lectures and practical workshops. Some of the topics covered include concepts and techniques of artificial intelligence fundamentals; machine inference; knowledge representation; system architecture and modelling; knowledge discovery by data mining &amp; machine learning; design and create machine reasoning system as a minimum viable product (MVP), e.g. BRMS/BPMS system. There will be projects and assessment to reinforce participants’ learning as part of the course.</text:p>
            <text:p>This course is a part of the Artificial Intelligence and Graduate Certificate in Intelligent Reasoning Systems, which is a part of the Stackable Graduate Certificate Programme in Artificial Intelligent Systems (master degree) offered by NUS-ISS.</text:p>
          </table:table-cell>
          <table:table-cell office:value-type="string" table:style-name="ce2">
            <text:p>Upcoming Classes</text:p>
            <text:p>Class 1<text:s/></text:p>
            <text:p>22 Aug 2019 to 27 Aug 2019<text:s/></text:p>
            <text:p>(Full Time)</text:p>
            <text:p>Duration: 4 days</text:p>
            <text:p>When:</text:p>
            <text:p>Aug:</text:p>
            <text:p>22, 23, 26, 27</text:p>
            <text:p>Time:</text:p>
            <text:p>9.00am - 5.00pm</text:p>
            <text:p>Button</text:p>
            <text:p>Button</text:p>
          </table:table-cell>
          <table:table-cell office:value-type="string" table:style-name="ce2">
            <text:p>Key Takeaways<text:s/></text:p>
            <text:p>Upon completion of the course, participants will be able to:</text:p>
            <text:p>Identify needs of machine reasoning technology in various industrial applications, for decision automation.<text:s/></text:p>
            <text:p>Acquire knowledge of core machine reasoning techniques, including rule/process-based logical reasoning, domain expert knowledge acquisition and representation, knowledge discovery, and handling uncertainty during reasoning process.<text:s/></text:p>
            <text:p>Apply data mining / machine learning techniques to extract knowledge from data, then express business rules/processes in computer readable format.</text:p>
            <text:p>Create software application by applying learnt machine reasoning techniques and computer programming.</text:p>
          </table:table-cell>
          <table:table-cell office:value-type="string" table:style-name="ce2">
            <text:p>Who Should Attend<text:s/></text:p>
            <text:p>This course is suitable for information technology professionals who are interested in creating intelligent computer software system able to make use of knowledge (digitised data useful to business), reason and take actions automatically, in various business contexts and industry domains.</text:p>
            <text:p>This course will be useful for:</text:p>
            <text:p>Artificial Intelligence Engineer who need develop competency in knowledge modelling, representation, discovery, knowledge graph, knowledge/rule base, and machine inference.<text:s/></text:p>
            <text:p>Software Developer/Engineer who need develop competency in business rule management system (BRMS) and business process management system (BPMS)<text:s/></text:p>
            <text:p>Application Solution Architect who need design intelligent system solutions and integrate them into enterprise system architecture<text:s/></text:p>
            <text:p>Data Scientist/Engineer who need obtain domain knowledge in artificial intelligence to assist data analytics.<text:s/></text:p>
            <text:p>Working professionals who need to upgrade existing machine reasoning knowledge and skills by practicing contemporary system building tool sets.<text:s/></text:p>
            <text:p>Pre-requisites</text:p>
            <text:p>This is an intensive, intermediate course.</text:p>
            <text:p>Participants should have intermediate mathematics and statistics knowledge, e.g. calculating boolean algebra (logic), and probability.</text:p>
            <text:p>Participants should have intermediate computer literacy and software engineering fundamentals, e.g. using Windows or Linux or MacOS, Microsoft Office or LibreOffice, VMware or VirtualBox, and aware of web application, and client-server software architecture.</text:p>
            <text:p>Participants should have current or prior hands-on coding experience in one or more high-level computer programming languages, preferable in Java. Experiences with Python, R, or structured query language (SQL) would have added advantages.</text:p>
            <text:p>Participants are required to bring their own internet enabled computing device &amp; power charger to access and download e-courseware in PDF e-copies. This course issues only PDF e-courseware without paper-courseware (Go Green).</text:p>
            <text:p>Participants, who prefer using their own laptop/computer during course workshops,should preinstall iss-vm virtual machine (about 30 GB in size) into own device before course start date.</text:p>
            <text:p>Participants without programming experience should self-study basic Java or Python.</text:p>
          </table:table-cell>
          <table:table-cell office:value-type="string" table:style-name="ce2">
            <text:p>What Will Be Covered<text:s/></text:p>
            <text:p>This course will cover:</text:p>
            <text:p>Day 1</text:p>
            <text:p>Machine Reasoning Overview<text:s/></text:p>
            <text:p>Reasoning Types &amp; System Architectures<text:s/></text:p>
            <text:p>Machine Reasoning Foundation Workshop<text:s/></text:p>
            <text:p>Day 2</text:p>
            <text:p>Knowledge Acquisition &amp; Representation<text:s/></text:p>
            <text:p>Knowledge Models (from the acquired to the represented)<text:s/></text:p>
            <text:p>Knowledge Modelling Workshop<text:s/></text:p>
            <text:p>Day 3</text:p>
            <text:p>Artificial Intelligence: Technical Machine Inference<text:s/></text:p>
            <text:p>Knowledge Discovery by Data Mining / Machine Learning<text:s/></text:p>
            <text:p>Knowledge Discovery Workshop<text:s/></text:p>
            <text:p>Day 4</text:p>
            <text:p>Contemporary Reasoning Systems</text:p>
            <text:p>Creating Machine Reasoning System Workshop</text:p>
            <text:p>Course Assessment</text:p>
          </table:table-cell>
          <table:table-cell office:value-type="string" table:style-name="ce2">
            <text:p>Fees and Funding<text:s/></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3600</text:p>
            <text:p>S$3600</text:p>
            <text:p>S$3600</text:p>
            <text:p>S$3600</text:p>
            <text:p>SSG grant</text:p>
            <text:p>-</text:p>
            <text:p>(S$2520)</text:p>
            <text:p>(S$2520)</text:p>
            <text:p>(S$2520)</text:p>
            <text:p>Nett course fee</text:p>
            <text:p>S$3600</text:p>
            <text:p>S$1080</text:p>
            <text:p>S$1080</text:p>
            <text:p>S$1080</text:p>
            <text:p>7% GST on nett course fee</text:p>
            <text:p>S$252</text:p>
            <text:p>S$75.60</text:p>
            <text:p>S$75.60</text:p>
            <text:p>S$75.60</text:p>
            <text:p>Total nett course fee payable, including GST</text:p>
            <text:p>S$3852</text:p>
            <text:p>S$1155.60</text:p>
            <text:p>S$1155.60</text:p>
            <text:p>S$1155.60</text:p>
            <text:p>Less additional funding if eligible under various schemes</text:p>
            <text:p>-</text:p>
            <text:p>-</text:p>
            <text:p>(S$720)</text:p>
            <text:p>(S$900)</text:p>
            <text:p>Total nett course fee payable, including GST, after additional funding from the various funding schemes</text:p>
            <text:p>S$3852</text:p>
            <text:p>S$1155.60</text:p>
            <text:p>S$435.60</text:p>
            <text:p>S$255.6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3600</text:p>
            <text:p>S$3600</text:p>
            <text:p>S$3600</text:p>
            <text:p>S$3600</text:p>
            <text:p>S$3600</text:p>
            <text:p>SSG grant</text:p>
            <text:p>-</text:p>
            <text:p>(S$2520)</text:p>
            <text:p>(S$2520)</text:p>
            <text:p>(S$2520)</text:p>
            <text:p>(S$2520)</text:p>
            <text:p>Nett course fee</text:p>
            <text:p>S$3600</text:p>
            <text:p>S$1080</text:p>
            <text:p>S$1080</text:p>
            <text:p>S$1080</text:p>
            <text:p>S$1080</text:p>
            <text:p>7% GST on nett course fee</text:p>
            <text:p>S$252</text:p>
            <text:p>S$75.60</text:p>
            <text:p>S$75.60</text:p>
            <text:p>S$75.60</text:p>
            <text:p>S$75.60</text:p>
            <text:p>Total nett course fee payable, including GST</text:p>
            <text:p>S$3852</text:p>
            <text:p>S$1155.60</text:p>
            <text:p>S$1155.60</text:p>
            <text:p>S$1155.60</text:p>
            <text:p>S$1155.60</text:p>
            <text:p>Fee payable to NUS-ISS</text:p>
            <text:p>Less additional funding if eligible under various schemes#</text:p>
            <text:p>(company needs to submit training grant and claim via Skillsconnect)</text:p>
            <text:p>-</text:p>
            <text:p>-</text:p>
            <text:p>(S$720)</text:p>
            <text:p>(S$900)</text:p>
            <text:p>(S$720)</text:p>
            <text:p>Total nett course fee payable, including GST, after additional funding from the various funding schemes</text:p>
            <text:p>-</text:p>
            <text:p>-</text:p>
            <text:p>S$435.60</text:p>
            <text:p>S$255.60</text:p>
            <text:p>S$435.6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ion<text:s/></text:p>
            <text:p>Certificate of Completion<text:s/></text:p>
            <text:p>The ISS Certificate of Completion will be issued to participants who have attended at least 75% of the course.<text:s/></text:p>
            <text:p>WSQ Assessment</text:p>
            <text:p>Broad Schedule of Assessment: During the course<text:s/></text:p>
            <text:p>Assessment Method: Workshops and written assessment (open book)<text:s/></text:p>
            <text:p>Passing Criteria – Workshop: Participants are to achieve objectives in the workshops. Written assessment: Generally, participants are to achieve above 50% in the individual written assessment.</text:p>
            <text:p>Upon passing the assessment, Statement of Attainment (SOAs) will be issued to certify that the participant has passed the following Competency Standard(s):</text:p>
            <text:p>ICT-DIT-4001-1.1 Analytics and Computational Modelling<text:s/></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3" table:style-name="ce1">
            <text:p>3</text:p>
          </table:table-cell>
          <table:table-cell office:value-type="string" table:style-name="ce1">
            <text:p>https://www.iss.nus.edu.sg/executive-education/course/detail/new-media-and-sentiment-mining-new</text:p>
          </table:table-cell>
          <table:table-cell office:value-type="string" table:style-name="ce1">
            <text:p>New Media and Sentiment Mining (SF)</text:p>
          </table:table-cell>
          <table:table-cell office:value-type="string" table:style-name="ce1">
            <text:p>Artificial Intellige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3600" table:style-name="ce1">
            <text:p>3600</text:p>
          </table:table-cell>
          <table:table-cell office:value-type="string" table:style-name="ce2">
            <text:p>Overview</text:p>
            <text:p>Reference No</text:p>
            <text:p>CRS-Q-0034007-ICT</text:p>
            <text:p>Part of</text:p>
            <text:p>Graduate Certificate in Practical Language Processing</text:p>
            <text:p>Duration</text:p>
            <text:p>4 days</text:p>
            <text:p>Course Time</text:p>
            <text:p>9.00am - 5.00pm</text:p>
            <text:p>Enquiry</text:p>
            <text:p>Please contact Ms. Sherlyn LIM at</text:p>
            <text:p>tel: 65165777 or<text:s/></text:p>
            <text:p>email for more details.</text:p>
            <text:p>Do you have a lot of textual data from various sources like customers, internal documents, emails, news articles and the social media that comes in fast and furious? Do you want to extract meaningful opinions and sentiments from these textual data automatically? This course further extends the knowledge and skillsets built by the NICF - Text Analytics (SF) course. It equips the attendee with the necessary skillsets to design sentiment analysis system and apply them in various social fields.<text:s/></text:p>
            <text:p>The ability to process and analyse voluminous textual data provides the participants an edge in this new media age. The objective of this course is to introduce participants to sentiment analysis and its applications. Participants will gain the requisite skills to evaluate the supervised learning algorithms for sentiment classification. They will be able to evaluate and analyse granular meaning of texts from documents and articles.</text:p>
            <text:p>The course will assume that the participants have good knowledge of text analytics and techniques, and some hands on experience of modelling using these techniques using Python. Participants are also expected to have knowledge of statistics at the level of the NICF - Statistics Bootcamp (SF) course.</text:p>
            <text:p>This course is part of the Artificial Intelligence and Graduate Certificate in Practical Language Processing Series offered by NUS-ISS.</text:p>
          </table:table-cell>
          <table:table-cell office:value-type="string" table:style-name="ce2">
            <text:p>Upcoming Classes</text:p>
            <text:p>Class 1<text:s/></text:p>
            <text:p>29 Oct 2019 to 01 Nov 2019<text:s/></text:p>
            <text:p>(Full Time)</text:p>
            <text:p>Duration: 4 days</text:p>
            <text:p>Time:</text:p>
            <text:p>9:00am - 5:00pm</text:p>
            <text:p>Button</text:p>
            <text:p>Button</text:p>
          </table:table-cell>
          <table:table-cell office:value-type="string" table:style-name="ce2">
            <text:p>Key Takeaways<text:s/></text:p>
            <text:p>At the end of the course, the participants will be able to:</text:p>
            <text:p>Identify where sentiment analysis can be applied<text:s/></text:p>
            <text:p>Evaluate and analyse the classification techniques for sentiment classification and apply it with open source libraries<text:s/></text:p>
            <text:p>Design a sentiment analysis system for customer feedback and reviews<text:s/></text:p>
            <text:p>Design a sentiment analysis system for news and social media for applications in finance</text:p>
            <text:p>Evaluate and assess sentiment analysis at a granular level for entities and aspects</text:p>
          </table:table-cell>
          <table:table-cell office:value-type="string" table:style-name="ce2">
            <text:p>Who Should Attend<text:s/></text:p>
            <text:p>This is an intermediate course, suitable for professionals with an interest or requirement to understand digital marketing and social engagement for customers.</text:p>
            <text:p>It is applicable for professionals engaged in the following areas.</text:p>
            <text:p>Customer analysts performing deeper analytics on sentiment analysis on customer feedbacks and reviews<text:s/></text:p>
            <text:p>Data scientists in financial services doing applied sentiment mining for applications in finance including fraud, trading.<text:s/></text:p>
            <text:p>Data analysts in the financial services who use internal research and external news for research.</text:p>
            <text:p>Analysts who want to automate and extract insights from the voluminous internal and external textual documents in their organisations<text:s/></text:p>
            <text:p>Pre-requisites</text:p>
            <text:p>This is an intensive and intermediate course. Participants are expected to have a sufficient level of Python programming knowledge to handle data for cleaning and processing data at the recommended course level of NICF- Python for Data, Ops and Things (SF). They are also required to have a basic knowledge of Statistics at the level of NICF – Statistics Bootcamp(SF) and are required to have attained knowledge of Text mining techniques at the level of NICF – Text Analytics (SF)</text:p>
          </table:table-cell>
          <table:table-cell office:value-type="string" table:style-name="ce2">
            <text:p>What Will Be Covered</text:p>
            <text:p>Introduction to sentiment analysis and its applications in various social domains.<text:s/></text:p>
            <text:p>Overview of related tasks of NLP to sentiment analysis<text:s/></text:p>
            <text:p>Supervised learning classification algorithms for sentiment analysis<text:s/></text:p>
            <text:p>Entity and aspect mining for sentiment analysis<text:s/></text:p>
            <text:p>Sentiment visualization tools<text:s/></text:p>
            <text:p>Applications of sentiment analysis to customer analytics and financial applications</text:p>
            <text:p>Sentiment analysis and its psychological basis</text:p>
          </table:table-cell>
          <table:table-cell office:value-type="string" table:style-name="ce2">
            <text:p>Fees &amp; Funding<text:s/></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3600</text:p>
            <text:p>S$3600</text:p>
            <text:p>S$3600</text:p>
            <text:p>S$3600</text:p>
            <text:p>SSG grant</text:p>
            <text:p>-</text:p>
            <text:p>(S$2520)</text:p>
            <text:p>(S$2520)</text:p>
            <text:p>(S$2520)</text:p>
            <text:p>Nett course fee</text:p>
            <text:p>S$3600</text:p>
            <text:p>S$1080</text:p>
            <text:p>S$1080</text:p>
            <text:p>S$1080</text:p>
            <text:p>7% GST on nett course fee</text:p>
            <text:p>S$252</text:p>
            <text:p>S$75.60</text:p>
            <text:p>S$75.60</text:p>
            <text:p>S$75.60</text:p>
            <text:p>Total nett course fee payable, including GST</text:p>
            <text:p>S$3852</text:p>
            <text:p>S$1155.60</text:p>
            <text:p>S$1155.60</text:p>
            <text:p>S$1155.60</text:p>
            <text:p>Less additional funding if eligible under various schemes</text:p>
            <text:p>-</text:p>
            <text:p>-</text:p>
            <text:p>(S$720)</text:p>
            <text:p>(S$900)</text:p>
            <text:p>Total nett course fee payable, including GST, after additional funding from the various funding schemes</text:p>
            <text:p>S$3852</text:p>
            <text:p>S$1155.60</text:p>
            <text:p>S$435.60</text:p>
            <text:p>S$255.6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3600</text:p>
            <text:p>S$3600</text:p>
            <text:p>S$3600</text:p>
            <text:p>S$3600</text:p>
            <text:p>S$3600</text:p>
            <text:p>SSG grant</text:p>
            <text:p>-</text:p>
            <text:p>(S$2520)</text:p>
            <text:p>(S$2520)</text:p>
            <text:p>(S$2520)</text:p>
            <text:p>(S$2520)</text:p>
            <text:p>Nett course fee</text:p>
            <text:p>S$3600</text:p>
            <text:p>S$1080</text:p>
            <text:p>S$1080</text:p>
            <text:p>S$1080</text:p>
            <text:p>S$1080</text:p>
            <text:p>7% GST on nett course fee</text:p>
            <text:p>S$252</text:p>
            <text:p>S$75.60</text:p>
            <text:p>S$75.60</text:p>
            <text:p>S$75.60</text:p>
            <text:p>S$75.60</text:p>
            <text:p>Total nett course fee payable, including GST</text:p>
            <text:p>S$3852</text:p>
            <text:p>S$1155.60</text:p>
            <text:p>S$1155.60</text:p>
            <text:p>S$1155.60</text:p>
            <text:p>S$1155.60</text:p>
            <text:p>Fee payable to NUS-ISS</text:p>
            <text:p>Less additional funding if eligible under various schemes#</text:p>
            <text:p>(company needs to submit training grant and claim via Skillsconnect)</text:p>
            <text:p>-</text:p>
            <text:p>-</text:p>
            <text:p>(S$720)</text:p>
            <text:p>(S$900)</text:p>
            <text:p>(S$720)</text:p>
            <text:p>Total nett course fee payable, including GST, after additional funding from the various funding schemes</text:p>
            <text:p>-</text:p>
            <text:p>-</text:p>
            <text:p>S$435.60</text:p>
            <text:p>S$255.60</text:p>
            <text:p>S$435.6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s/></text:p>
            <text:p>The ISS Certificate of Completion will be issued to participants who have attended at least 75% of the course.</text:p>
            <text:p>WSQ Assessment<text:s/></text:p>
            <text:p>Participants will be assessed throughout the duration of the course.<text:s/></text:p>
            <text:p>Assessment Method -Group daily discussion and presentation.</text:p>
            <text:p>Individual written quiz (open-book) at the end of the course.</text:p>
            <text:p>Passing Criteria – Group Assessment - Participants are to make active contributions to the group discussions and exercises, and achieve objectives in the workshops. Individual quiz - Participants are to answer all questions with a 50% pass mark<text:s/></text:p>
            <text:p>Upon passing the assessment, Statement of Attainment (SOAs) will be issued to certify that the participant has passed the following Competency Standard(s):</text:p>
            <text:p>ICT-DIT-5001-1.1 Analytics and Computational Modelling</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4" table:style-name="ce1">
            <text:p>4</text:p>
          </table:table-cell>
          <table:table-cell office:value-type="string" table:style-name="ce1">
            <text:p>https://www.iss.nus.edu.sg/executive-education/course/detail/pattern-recognition-and-machine-learning-systems</text:p>
          </table:table-cell>
          <table:table-cell office:value-type="string" table:style-name="ce1">
            <text:p>Pattern Recognition and Machine Learning Systems (SF)</text:p>
          </table:table-cell>
          <table:table-cell office:value-type="string" table:style-name="ce1">
            <text:p>Artificial Intellige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4500" table:style-name="ce1">
            <text:p>4500</text:p>
          </table:table-cell>
          <table:table-cell office:value-type="string" table:style-name="ce2">
            <text:p>Overview</text:p>
            <text:p>Reference No</text:p>
            <text:p>CRS-Q-0035255-ICT</text:p>
            <text:p>Part of</text:p>
            <text:p>-</text:p>
            <text:p>Duration</text:p>
            <text:p>5 days</text:p>
            <text:p>Course Time</text:p>
            <text:p>9:00am - 5:00pm</text:p>
            <text:p>Enquiry</text:p>
            <text:p>Please contact Ms. Jaymee TAN at</text:p>
            <text:p>tel: 65161206 or<text:s/></text:p>
            <text:p>email for more details.</text:p>
            <text:p>Machine learning uses statistical techniques to give computers the ability to "learn" with data without being explicitly programmed. With the most recent breakthrough in the area of deep learning, machine learning has made a big leap. Deep learning has enabled many practical applications in the areas of computer vision, natural language processing, etc.<text:s/></text:p>
            <text:p>There are many machine learning techniques available to develop intelligent systems and solve real-world complex problems. In this new era of AI and machine learning, it is important for IT professionals especially AI engineers to acquire the cutting-edge knowledge and skills in this area.</text:p>
            <text:p>This course will be useful for IT and AI professionals to acquire advanced pattern recognition and machine learning techniques, especially deep learning techniques. Participants will learn how to select and apply the most suitable machine learning techniques to solve the given problems and develop intelligent systems. This course covers general principles and techniques with a unique focus on practical applications.<text:s/></text:p>
            <text:p>This course is part of the Artificial Intelligence and Graduate Certificate in Pattern Recognition Systems Series offered by NUS-ISS.</text:p>
          </table:table-cell>
          <table:table-cell office:value-type="string" table:style-name="ce2">
            <text:p>Upcoming Classes</text:p>
            <text:p>Class 1<text:s/></text:p>
            <text:p>24 Jun 2019 to 28 Jun 2019<text:s/></text:p>
            <text:p>(Full Time)</text:p>
            <text:p>Duration: 5 days</text:p>
            <text:p>When:</text:p>
            <text:p>Jun:</text:p>
            <text:p>24, 25, 26, 27, 28</text:p>
            <text:p>Time:</text:p>
            <text:p>9:00am - 5:00pm</text:p>
            <text:p>Button</text:p>
            <text:p>Button</text:p>
          </table:table-cell>
          <table:table-cell office:value-type="string" table:style-name="ce2">
            <text:p>Key Takeaways<text:s/></text:p>
            <text:p>At the end of the course, participants will be able to:</text:p>
            <text:p>Assess and compare the suitability of advanced pattern recognition and machine learning techniques across a range of problem domains<text:s/></text:p>
            <text:p>Apply deep learning and other advanced machine learning techniques to solve given problems<text:s/></text:p>
            <text:p>Build intelligent systems using deep learning and other advanced pattern recognition techniques<text:s/></text:p>
            <text:p>Analyse the results and suggest possible improvements</text:p>
          </table:table-cell>
          <table:table-cell office:value-type="string" table:style-name="ce2">
            <text:p>Who Should Attend<text:s/></text:p>
            <text:p>This course is for:</text:p>
            <text:p>IT professionals who need to apply pattern recognition and machine learning techniques to develop intelligent systems.<text:s/></text:p>
            <text:p>IT professionals who need to assess and compare pattern recognition and machine learning techniques.<text:s/></text:p>
            <text:p>Domain specialists and anyone planning to undertake pattern recognition and machine learning projects.<text:s/></text:p>
            <text:p>Pre-requisites<text:s/></text:p>
            <text:p>It is advisable that participants have previously taken “NICF-Problem Solving using Pattern Recognition (SF)” or have equivalent knowledge.</text:p>
          </table:table-cell>
          <table:table-cell office:value-type="string" table:style-name="ce2">
            <text:p>What Will Be Covered</text:p>
            <text:p>Intro to Pattern Recognition and Machine Learning Systems<text:s/></text:p>
            <text:p>Neural Network Basics<text:s/></text:p>
            <text:p>Neural Network Modeling and Design<text:s/></text:p>
            <text:p>Deep Learning Systems<text:s/></text:p>
            <text:p>Convolutional Neural Networks<text:s/></text:p>
            <text:p>Recurrent Neural Networks<text:s/></text:p>
            <text:p>Hybrid and Ensemble Approaches<text:s/></text:p>
            <text:p>Practical case studies and workshops</text:p>
          </table:table-cell>
          <table:table-cell office:value-type="string" table:style-name="ce2">
            <text:p>Fees and Funding<text:s/></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4500</text:p>
            <text:p>S$4500</text:p>
            <text:p>S$4500</text:p>
            <text:p>S$4500</text:p>
            <text:p>SSG grant</text:p>
            <text:p>-</text:p>
            <text:p>(S$3150)</text:p>
            <text:p>(S$3150)</text:p>
            <text:p>(S$3150)</text:p>
            <text:p>Nett course fee</text:p>
            <text:p>S$4500</text:p>
            <text:p>S$1350</text:p>
            <text:p>S$1350</text:p>
            <text:p>S$1350</text:p>
            <text:p>7% GST on nett course fee</text:p>
            <text:p>S$315</text:p>
            <text:p>S$94.50</text:p>
            <text:p>S$94.50</text:p>
            <text:p>S$94.50</text:p>
            <text:p>Total nett course fee payable, including GST</text:p>
            <text:p>S$4815</text:p>
            <text:p>S$1444.50</text:p>
            <text:p>S$1444.50</text:p>
            <text:p>S$1444.50</text:p>
            <text:p>Less additional funding if eligible under various schemes</text:p>
            <text:p>-</text:p>
            <text:p>-</text:p>
            <text:p>(S$900)</text:p>
            <text:p>(S$1125)</text:p>
            <text:p>Total nett course fee payable, including GST, after additional funding from the various funding schemes</text:p>
            <text:p>S$4815</text:p>
            <text:p>S$1444.50</text:p>
            <text:p>S$544.50</text:p>
            <text:p>S$319.5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4500</text:p>
            <text:p>S$4500</text:p>
            <text:p>S$4500</text:p>
            <text:p>S$4500</text:p>
            <text:p>S$4500</text:p>
            <text:p>SSG grant</text:p>
            <text:p>-</text:p>
            <text:p>(S$3150)</text:p>
            <text:p>(S$3150)</text:p>
            <text:p>(S$3150)</text:p>
            <text:p>(S$3150)</text:p>
            <text:p>Nett course fee</text:p>
            <text:p>S$4500</text:p>
            <text:p>S$1350</text:p>
            <text:p>S$1350</text:p>
            <text:p>S$1350</text:p>
            <text:p>S$1350</text:p>
            <text:p>7% GST on nett course fee</text:p>
            <text:p>S$315</text:p>
            <text:p>S$94.50</text:p>
            <text:p>S$94.50</text:p>
            <text:p>S$94.50</text:p>
            <text:p>S$94.50</text:p>
            <text:p>Total nett course fee payable, including GST</text:p>
            <text:p>S$4815</text:p>
            <text:p>S$1444.50</text:p>
            <text:p>S$1444.50</text:p>
            <text:p>S$1444.50</text:p>
            <text:p>S$1444.50</text:p>
            <text:p>Fee payable to NUS-ISS</text:p>
            <text:p>Less additional funding if eligible under various schemes#</text:p>
            <text:p>(company needs to submit training grant and claim via Skillsconnect)</text:p>
            <text:p>-</text:p>
            <text:p>-</text:p>
            <text:p>(S$900)</text:p>
            <text:p>(S$1125)</text:p>
            <text:p>(S$900)</text:p>
            <text:p>Total nett course fee payable, including GST, after additional funding from the various funding schemes</text:p>
            <text:p>-</text:p>
            <text:p>-</text:p>
            <text:p>S$544.50</text:p>
            <text:p>S$319.50</text:p>
            <text:p>S$544.5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s/></text:p>
            <text:p>Certificate of Completion<text:s/></text:p>
            <text:p>The ISS Certificate of Completion will be issued to participants who have attended at least 75% of the course.</text:p>
            <text:p>WSQ Assessment<text:s/></text:p>
            <text:p>Broad Schedule of Assessment: During the course<text:s/></text:p>
            <text:p>Assessment Method: Workshops and written assessment (open book)<text:s/></text:p>
            <text:p>Passing Criteria – Workshop: Participants are to achieve objectives in the workshops. Written assessment: Generally, participants are to achieve above 50% in the individual written assessment.<text:s/></text:p>
            <text:p>Upon passing the assessment, Statement of Attainment (SOAs) will be issued to certify that the participant has passed the following Competency Standard(s) :</text:p>
            <text:p>ICT-DIT-5001-1.1 Analytics and Computational Modelling<text:s/></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5" table:style-name="ce1">
            <text:p>5</text:p>
          </table:table-cell>
          <table:table-cell office:value-type="string" table:style-name="ce1">
            <text:p>https://www.iss.nus.edu.sg/executive-education/course/detail/problem-solving-using-pattern-recognition</text:p>
          </table:table-cell>
          <table:table-cell office:value-type="string" table:style-name="ce1">
            <text:p>Problem Solving using Pattern Recognition (SF)</text:p>
          </table:table-cell>
          <table:table-cell office:value-type="string" table:style-name="ce1">
            <text:p>Artificial Intellige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4500" table:style-name="ce1">
            <text:p>4500</text:p>
          </table:table-cell>
          <table:table-cell office:value-type="string" table:style-name="ce2">
            <text:p>Overview</text:p>
            <text:p>Reference No</text:p>
            <text:p>CRS-Q-0035256-ICT</text:p>
            <text:p>Part of</text:p>
            <text:p>-</text:p>
            <text:p>Duration</text:p>
            <text:p>5 days</text:p>
            <text:p>Course Time</text:p>
            <text:p>9:00am - 5:00pm</text:p>
            <text:p>Enquiry</text:p>
            <text:p>Please contact Ms. Jaymee TAN at</text:p>
            <text:p>tel: 65161206 or<text:s/></text:p>
            <text:p>email for more details.</text:p>
            <text:p>Pattern recognition is one of the most important areas of Artificial Intelligence. It is a branch of machine learning that focuses on the recognition of patterns and regularities in data. Pattern recognition systems can be trained from labelled training data through supervised learning and or unlabelled data through unsupervised learning.<text:s/></text:p>
            <text:p>Pattern recognition has been widely used to solve many real-world problems such as image processing, speech recognition, data mining, business analytics, etc. There are many pattern recognition techniques available to perform different tasks such as regression, classification, clustering, etc. using various statistical and machine learning algorithms.</text:p>
            <text:p>This course will be useful for participants to acquire pattern recognition knowledge. It will help participants analyse data more effectively by deriving useful hidden patterns in the data. Participants will also learn how to select and apply the most suitable pattern recognition techniques to solve the given problems and develop pattern recognition systems.</text:p>
            <text:p>This course is part of the Artificial Intelligence and Graduate Certificate in Pattern Recognition Systems Series offered by NUS-ISS</text:p>
          </table:table-cell>
          <table:table-cell table:style-name="ce1"/>
          <table:table-cell office:value-type="string" table:style-name="ce2">
            <text:p>Key Takeaways<text:s/></text:p>
            <text:p>At the end of the course, participants will be able to:</text:p>
            <text:p>Model an applied problem as a pattern recognition task<text:s/></text:p>
            <text:p>Identify suitable pattern recognition techniques to solve the given problem<text:s/></text:p>
            <text:p>Assess and compare alternative pattern recognition methods for a given task<text:s/></text:p>
            <text:p>Analyse the results and suggest the possible improvement</text:p>
          </table:table-cell>
          <table:table-cell office:value-type="string" table:style-name="ce2">
            <text:p>Who Should Attend<text:s/></text:p>
            <text:p>This course is for:</text:p>
            <text:p>IT professionals who need to apply pattern recognition techniques for developing intelligent systems for varied applications, including machine vision, business analytics, etc.<text:s/></text:p>
            <text:p>IT professionals who wish to obtain knowledge in pattern recognition to add more value and insights to their systems/solutions.<text:s/></text:p>
            <text:p>Domain specialists and others who plan to undertake pattern recognition projects.<text:s/></text:p>
            <text:p>Pre-requisites<text:s/></text:p>
            <text:p>Participants should be familiar with Python programming knowledge. Participants with limited knowledge may consider acquiring them via NICF-Python for Data, Ops and Things (SF).</text:p>
            <text:p>Foundational knowledge in statistics is strongly recommended. Participants with limited knowledge may consider acquiring them via NICF-Statistics Bootcamp (SF) course</text:p>
          </table:table-cell>
          <table:table-cell office:value-type="string" table:style-name="ce2">
            <text:p>What Will Be Covered</text:p>
            <text:p>Introduction to problem solving using pattern recognition<text:s/></text:p>
            <text:p>Solving classification and prediction problems<text:s/></text:p>
            <text:p>Solving clustering and anomaly detection problems<text:s/></text:p>
            <text:p>Component analysis and dimension reduction<text:s/></text:p>
            <text:p>Deep learning basics<text:s/></text:p>
            <text:p>Practical case studies and workshop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4500</text:p>
            <text:p>S$4500</text:p>
            <text:p>S$4500</text:p>
            <text:p>S$4500</text:p>
            <text:p>SSG grant</text:p>
            <text:p>-</text:p>
            <text:p>(S$3150)</text:p>
            <text:p>(S$3150)</text:p>
            <text:p>(S$3150)</text:p>
            <text:p>Nett course fee</text:p>
            <text:p>S$4500</text:p>
            <text:p>S$1350</text:p>
            <text:p>S$1350</text:p>
            <text:p>S$1350</text:p>
            <text:p>7% GST on nett course fee</text:p>
            <text:p>S$315</text:p>
            <text:p>S$94.50</text:p>
            <text:p>S$94.50</text:p>
            <text:p>S$94.50</text:p>
            <text:p>Total nett course fee payable, including GST</text:p>
            <text:p>S$4815</text:p>
            <text:p>S$1444.50</text:p>
            <text:p>S$1444.50</text:p>
            <text:p>S$1444.50</text:p>
            <text:p>Less additional funding if eligible under various schemes</text:p>
            <text:p>-</text:p>
            <text:p>-</text:p>
            <text:p>(S$900)</text:p>
            <text:p>(S$1125)</text:p>
            <text:p>Total nett course fee payable, including GST, after additional funding from the various funding schemes</text:p>
            <text:p>S$4815</text:p>
            <text:p>S$1444.50</text:p>
            <text:p>S$544.50</text:p>
            <text:p>S$319.5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4500</text:p>
            <text:p>S$4500</text:p>
            <text:p>S$4500</text:p>
            <text:p>S$4500</text:p>
            <text:p>S$4500</text:p>
            <text:p>SSG grant</text:p>
            <text:p>-</text:p>
            <text:p>(S$3150)</text:p>
            <text:p>(S$3150)</text:p>
            <text:p>(S$3150)</text:p>
            <text:p>(S$3150)</text:p>
            <text:p>Nett course fee</text:p>
            <text:p>S$4500</text:p>
            <text:p>S$1350</text:p>
            <text:p>S$1350</text:p>
            <text:p>S$1350</text:p>
            <text:p>S$1350</text:p>
            <text:p>7% GST on nett course fee</text:p>
            <text:p>S$315</text:p>
            <text:p>S$94.50</text:p>
            <text:p>S$94.50</text:p>
            <text:p>S$94.50</text:p>
            <text:p>S$94.50</text:p>
            <text:p>Total nett course fee payable, including GST</text:p>
            <text:p>S$4815</text:p>
            <text:p>S$1444.50</text:p>
            <text:p>S$1444.50</text:p>
            <text:p>S$1444.50</text:p>
            <text:p>S$1444.50</text:p>
            <text:p>Fee payable to NUS-ISS</text:p>
            <text:p>Less additional funding if eligible under various schemes#</text:p>
            <text:p>(company needs to submit training grant and claim via Skillsconnect)</text:p>
            <text:p>-</text:p>
            <text:p>-</text:p>
            <text:p>(S$900)</text:p>
            <text:p>(S$1125)</text:p>
            <text:p>(S$900)</text:p>
            <text:p>Total nett course fee payable, including GST, after additional funding from the various funding schemes</text:p>
            <text:p>-</text:p>
            <text:p>-</text:p>
            <text:p>S$544.50</text:p>
            <text:p>S$319.50</text:p>
            <text:p>S$544.5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s/></text:p>
            <text:p>The ISS Certificate of Completion will be issued to participants who have attended at least 75% of the course.</text:p>
            <text:p>WSQ Assessment<text:s/></text:p>
            <text:p>Broad Schedule of Assessment: During the course<text:s/></text:p>
            <text:p>Assessment Method: Workshops and written assessment (open book)<text:s/></text:p>
            <text:p>Passing Criteria – Workshop: Participants are to achieve objectives in the workshops. Written assessment: Generally, participants are to achieve above 50% in the individual written assessment.<text:s/></text:p>
            <text:p>Upon passing the assessment, Statement of Attainment (SOAs) will be issued to certify that the participant has passed the following Competency Standard(s) :</text:p>
            <text:p>ICT-DIT-4001-1.1 Analytics and Computational Modelling<text:s/></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6" table:style-name="ce1">
            <text:p>6</text:p>
          </table:table-cell>
          <table:table-cell office:value-type="string" table:style-name="ce1">
            <text:p>https://www.iss.nus.edu.sg/executive-education/course/detail/reasoning-systems</text:p>
          </table:table-cell>
          <table:table-cell office:value-type="string" table:style-name="ce1">
            <text:p>Reasoning Systems (SF)</text:p>
          </table:table-cell>
          <table:table-cell office:value-type="string" table:style-name="ce1">
            <text:p>Artificial Intellige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4500" table:style-name="ce1">
            <text:p>4500</text:p>
          </table:table-cell>
          <table:table-cell office:value-type="string" table:style-name="ce2">
            <text:p>Overview</text:p>
            <text:p>Reference No</text:p>
            <text:p>CRS-Q-0036478-ICT</text:p>
            <text:p>Part of</text:p>
            <text:p>-</text:p>
            <text:p>Duration</text:p>
            <text:p>5 days</text:p>
            <text:p>Course Time</text:p>
            <text:p>9:00am - 5:00pm</text:p>
            <text:p>Enquiry</text:p>
            <text:p>Please contact Ms. Jaymee TAN at</text:p>
            <text:p>tel: 65161206 or<text:s/></text:p>
            <text:p>email for more details.</text:p>
            <text:p>How can you capitalise on the use of Artificial Intelligence – Reasoning Systems to drive innovation and efficiency in your organisation? This 5-day course enables participants to understand the relevant knowledge needed to architect and/or lead teams executing intelligent system projects to reason, simulate, and optimise complex business problems. For example, how to predict future workload and staffing requirements by area, designation, skill and/or role; and how to dynamically redeploy workforce based on unplanned events (sick leave, workload and customer orders fluctuations) in real-time.</text:p>
            <text:p>Through a mix of lectures reinforced by case examples, participants will acquire comprehensive knowledge of artificial intelligence (AI) techniques, including search, scheduling, optimisation, constraint satisfaction, evolutionary computation, and data mining. Participants will also get hands-on learning to integrate hybrid reasoning systems using computer tools (with some programming) to solve complex and time consuming problems.<text:s/></text:p>
            <text:p>Our course participants have been creating intelligent reasoning systems, which use hybrid artificial intelligence techniques learnt:</text:p>
            <text:p>[Public] video intro for LTA Intelligent Employee Shift Scheduler</text:p>
            <text:p>[Energy] video intro for Petrol Station Route Optimizer</text:p>
            <text:p>[Ecommerce] video intro for Delivery Truck Planner, which is an AI enhancement to NICF- Machine Reasoning System: Online Order Management System</text:p>
            <text:p>[Semiconductor] video intro for Scheduling and Dispatch Optimization, which is an enhancement to NICF- Machine Reasoning System: Lot Disposition Recommendation</text:p>
            <text:p>[Education] video intro for Intelligent Rapid Shuttle, which is an AI enhancement to NICF- Machine Reasoning System: Smart Secondary School Proposer</text:p>
            <text:p>[Health] video intro for Patient-Doctor Matcher, which is an AI enhancement to NICF- Machine Reasoning System: Depression Screening System</text:p>
            <text:p>[Health] video intro for Hospital Nurse Rostering</text:p>
            <text:p>[Sports] video intro for Yoga Class Scheduling System</text:p>
            <text:p>[Game AI] video intro for Deck Sorcery: HearthStone Deck Builder</text:p>
            <text:p>[Industry] video intro for Production Scheduling Optimization System</text:p>
            <text:p>And more intelligent systems here</text:p>
            <text:p>This course is for business managers, data specialists, consultants, IT professionals and business professionals interested in learning how reasoning systems with AI optimization techniques can be applied into an organization to drive innovation, efficiency and identify competitive advantages.</text:p>
            <text:p>This course is a part of the Artificial Intelligence and Graduate Certificate in Intelligent Reasoning Systems, which is a part of the Stackable Graduate Certificate Programme in Artificial Intelligent Systems (Masters Degree) offered by NUS-ISS.</text:p>
          </table:table-cell>
          <table:table-cell office:value-type="string" table:style-name="ce2">
            <text:p>Upcoming Classes</text:p>
            <text:p>Class 1<text:s/></text:p>
            <text:p>12 Nov 2019 to 18 Nov 2019<text:s/></text:p>
            <text:p>(Full Time)</text:p>
            <text:p>Duration: 5 days</text:p>
            <text:p>When:</text:p>
            <text:p>Nov:</text:p>
            <text:p>12, 13, 14, 15, 18</text:p>
            <text:p>Time:</text:p>
            <text:p>9:00am - 5:00pm</text:p>
            <text:p>Button</text:p>
            <text:p>Button</text:p>
          </table:table-cell>
          <table:table-cell office:value-type="string" table:style-name="ce2">
            <text:p>Key Takeaways<text:s/></text:p>
            <text:p>Upon completion of the course, participants will be able to:</text:p>
            <text:p>Identify real world business use cases and applications of advanced intelligent reasoning systems.</text:p>
            <text:p>Integrate advanced artificial intelligence enablers in reasoning systems, including heuristic search, constraint satisfaction, simulation assisted learning, evolutionary computation, optimization, planning, system integration, programming, data mining and machine learning algorithms.</text:p>
            <text:p>Decompose complex business/industry scenarios into sub problems to be solved by assembling cooperative intelligent subsystems.</text:p>
            <text:p>Architect hybrid reasoning system by evaluating suitable artificial intelligence techniques and system integration techniques to solve complex problem under business constraints.</text:p>
          </table:table-cell>
          <table:table-cell office:value-type="string" table:style-name="ce2">
            <text:p>Who Should Attend</text:p>
            <text:p>This course will be useful for:</text:p>
            <text:p>Operation Managers, Business Unit Managers, and Business Professionals who want to learn the use cases and benefits of AI powered intelligent business reasoning systems and core concepts.</text:p>
            <text:p>IT Managers, Enterprise Architects, Application Solution Architects, System Integrators, and Technology Consultants who want to design and integrate hybrid business reasoning solutions<text:s/></text:p>
            <text:p>IT Analysts who need optimize business resource management using artificial intelligence</text:p>
            <text:p>Data Scientists, Data Engineers, and Data Specialists who want to use AI techniques to reinforce data analytics.</text:p>
            <text:p>IT professionals who want to practice contemporary AI toolsets</text:p>
            <text:p>Prerequisites</text:p>
            <text:p>This is an advanced course with limited in-class coaching of computer programming. Participants with computer programming ability would benefit more during hands-on workshops and project submission as part of course assessment.</text:p>
            <text:p>Participants are required to bring their own internet enabled computing device &amp; power charger to access and download e-courseware in PDF e-copies. This course issues only PDF e-courseware without paper-courseware (Go Green).</text:p>
            <text:p>Participants, who prefer using their own laptop/computer during course workshops,should preinstall iss-vm virtual machine (about 30 GB in size) into own device before course start date.</text:p>
            <text:p>Participants who attended NICF-Machine Reasoning (SF) course as a prerequisite would transit smoother into this course.</text:p>
            <text:p>Participants who have not attended NICF-Machine Reasoning (SF) course could self-assess these essential abilities:</text:p>
            <text:p>Able to use computer keyboard and mouse, Windows or Linux or MacOS, Microsoft Office or LibreOffice.</text:p>
            <text:p>Able to read software source code written in one or more programming languages, e.g. web application, class diagram, extensible markup language (XML)</text:p>
            <text:p>Able to write or convert source code into Java, e.g. score calculation Java example: CloudBalancingEasyScoreCalculator.java</text:p>
            <text:p>Able to write business rules, e.g. score calculation Drools rule example: cloudBalancingScoreRules.drl</text:p>
            <text:p>Able to operate one or more prevalent integrated development environment (IDE), e.g. Eclipse, IntelliJ, etc.<text:s/></text:p>
            <text:p>Able to operate one or more prevalent data mining software, e.g. RStudio, Orange, Weka, MATLAB, SPSS, SAS, etc.<text:s/></text:p>
            <text:p>Able to calculate basic probability.</text:p>
            <text:p>Aware of decision tree, RESTful API, systems development life cycle (SDLC), unified modeling language (UML), client-server software architecture, VMware and/or VirtualBox</text:p>
          </table:table-cell>
          <table:table-cell office:value-type="string" table:style-name="ce2">
            <text:p>What Will Be Covered<text:s/></text:p>
            <text:p>This course will cover:</text:p>
            <text:p>Day 1</text:p>
            <text:p>Reasoning Systems Overview</text:p>
            <text:p>Uninformed Search Techniques</text:p>
            <text:p>Search Representation Workshop</text:p>
            <text:p>Day 2</text:p>
            <text:p>Informed Search Techniques</text:p>
            <text:p>Search Based Intelligent Applications</text:p>
            <text:p>Search Reasoning Workshop</text:p>
            <text:p>Day 3</text:p>
            <text:p>Reasoning using Optimization Techniques</text:p>
            <text:p>Optimization Based Intelligent Applications</text:p>
            <text:p>Optimization Workshop</text:p>
            <text:p>Day 4</text:p>
            <text:p>Knowledge Discovery Using Data Mining / Computer Algorithms<text:s/></text:p>
            <text:p>Knowledge Discovery Intelligent Applications</text:p>
            <text:p>Knowledge Discovery Workshop</text:p>
            <text:p>Day 5</text:p>
            <text:p>Hybrid Reasoning Systems</text:p>
            <text:p>Hybrid Reasoning Systems Workshop</text:p>
            <text:p>Course Assessment</text:p>
          </table:table-cell>
          <table:table-cell office:value-type="string" table:style-name="ce2">
            <text:p>Fees and Funding<text:s/></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4500</text:p>
            <text:p>S$4500</text:p>
            <text:p>S$4500</text:p>
            <text:p>S$4500</text:p>
            <text:p>SSG grant</text:p>
            <text:p>-</text:p>
            <text:p>(S$3150)</text:p>
            <text:p>(S$3150)</text:p>
            <text:p>(S$3150)</text:p>
            <text:p>Nett course fee</text:p>
            <text:p>S$4500</text:p>
            <text:p>S$1350</text:p>
            <text:p>S$1350</text:p>
            <text:p>S$1350</text:p>
            <text:p>7% GST on nett course fee</text:p>
            <text:p>S$315</text:p>
            <text:p>S$94.50</text:p>
            <text:p>S$94.50</text:p>
            <text:p>S$94.50</text:p>
            <text:p>Total nett course fee payable, including GST</text:p>
            <text:p>S$4815</text:p>
            <text:p>S$1444.50</text:p>
            <text:p>S$1444.50</text:p>
            <text:p>S$1444.50</text:p>
            <text:p>Less additional funding if eligible under various schemes</text:p>
            <text:p>-</text:p>
            <text:p>-</text:p>
            <text:p>(S$900)</text:p>
            <text:p>(S$1125)</text:p>
            <text:p>Total nett course fee payable, including GST, after additional funding from the various funding schemes</text:p>
            <text:p>S$4815</text:p>
            <text:p>S$1444.50</text:p>
            <text:p>S$544.50</text:p>
            <text:p>S$319.5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4500</text:p>
            <text:p>S$4500</text:p>
            <text:p>S$4500</text:p>
            <text:p>S$4500</text:p>
            <text:p>S$4500</text:p>
            <text:p>SSG grant</text:p>
            <text:p>-</text:p>
            <text:p>(S$3150)</text:p>
            <text:p>(S$3150)</text:p>
            <text:p>(S$3150)</text:p>
            <text:p>(S$3150)</text:p>
            <text:p>Nett course fee</text:p>
            <text:p>S$4500</text:p>
            <text:p>S$1350</text:p>
            <text:p>S$1350</text:p>
            <text:p>S$1350</text:p>
            <text:p>S$1350</text:p>
            <text:p>7% GST on nett course fee</text:p>
            <text:p>S$315</text:p>
            <text:p>S$94.50</text:p>
            <text:p>S$94.50</text:p>
            <text:p>S$94.50</text:p>
            <text:p>S$94.50</text:p>
            <text:p>Total nett course fee payable, including GST</text:p>
            <text:p>S$4815</text:p>
            <text:p>S$1444.50</text:p>
            <text:p>S$1444.50</text:p>
            <text:p>S$1444.50</text:p>
            <text:p>S$1444.50</text:p>
            <text:p>Fee payable to NUS-ISS</text:p>
            <text:p>Less additional funding if eligible under various schemes#</text:p>
            <text:p>(company needs to submit training grant and claim via Skillsconnect)</text:p>
            <text:p>-</text:p>
            <text:p>-</text:p>
            <text:p>(S$900)</text:p>
            <text:p>(S$1125)</text:p>
            <text:p>(S$900)</text:p>
            <text:p>Total nett course fee payable, including GST, after additional funding from the various funding schemes</text:p>
            <text:p>-</text:p>
            <text:p>-</text:p>
            <text:p>S$544.50</text:p>
            <text:p>S$319.50</text:p>
            <text:p>S$544.5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ion<text:s/></text:p>
            <text:p>The ISS Certificate of Completion will be issued to participants who have attended at least 75% of the course.</text:p>
            <text:p>WSQ Assessment</text:p>
            <text:p>Broad Schedule of Assessment: During the course</text:p>
            <text:p>Assessment Method: Workshops and written assessment (open book)</text:p>
            <text:p>Passing Criteria – Workshop: Participants are to achieve objectives in the workshop(s). Written assessment: Generally, participants are to achieve above 50% in the individual written assessment(s).</text:p>
            <text:p>Upon passing the assessment, Statement of Attainment (SOAs) will be issued to certify that the participant has passed the following Competency Standard(s):</text:p>
            <text:p>ICT-DIT-5001-1.1 Analytics and Computational Modelling</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7" table:style-name="ce1">
            <text:p>7</text:p>
          </table:table-cell>
          <table:table-cell office:value-type="string" table:style-name="ce1">
            <text:p>https://www.iss.nus.edu.sg/executive-education/course/detail/robotic-systems</text:p>
          </table:table-cell>
          <table:table-cell office:value-type="string" table:style-name="ce1">
            <text:p>Robotic Systems (SF)</text:p>
          </table:table-cell>
          <table:table-cell office:value-type="string" table:style-name="ce1">
            <text:p>Artificial Intellige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4500" table:style-name="ce1">
            <text:p>4500</text:p>
          </table:table-cell>
          <table:table-cell office:value-type="string" table:style-name="ce2">
            <text:p>Overview</text:p>
            <text:p>Reference No</text:p>
            <text:p>CRS-Q-0033974-ICT</text:p>
            <text:p>Part of</text:p>
            <text:p>-</text:p>
            <text:p>Duration</text:p>
            <text:p>5 days</text:p>
            <text:p>Course Time</text:p>
            <text:p>9:00am - 5:00pm</text:p>
            <text:p>Enquiry</text:p>
            <text:p>Please contact Ms. Jaymee TAN at<text:s/></text:p>
            <text:p/>
            <text:p>email for more details.</text:p>
            <text:p>This 5-day course is designed for professionals who wish to gain specialised knowledge in the integration and development of various components within intelligent robotic systems for a wide range application across various industries. The modules will benefit those working in various sectors, for example, in medical, manufacturing and defence industry.</text:p>
            <text:p>Participants will gain in-depth knowledge in areas like understanding autonomous behaviour types in robotics, robotics sensory operations, understanding robotics mobility, and robotic path planning and fuzzy behaviors in robotics. There will be workshops and assessment to reinforce participants’ learning as part of the course.</text:p>
            <text:p>This course is part of the Artificial Intelligence series and Graduate Certificate in Intelligent Robotic Systems Series offered by NUS-ISS.</text:p>
          </table:table-cell>
          <table:table-cell office:value-type="string" table:style-name="ce2">
            <text:p>Upcoming Classes</text:p>
            <text:p>Class 1<text:s/></text:p>
            <text:p>18 Nov 2019 to 22 Nov 2019<text:s/></text:p>
            <text:p>(FullTime)</text:p>
            <text:p>Duration: 5 days</text:p>
            <text:p>Time:</text:p>
            <text:p>9am - 5pm</text:p>
            <text:p>Button</text:p>
            <text:p>Button</text:p>
          </table:table-cell>
          <table:table-cell office:value-type="string" table:style-name="ce2">
            <text:p>Key Takeaways<text:s/></text:p>
            <text:p>Upon completion of the course, participants will be able to:</text:p>
            <text:p>Acquire the fundamentals of robotics systems technology and control, including autonomous behaviors, sensory systems, mobility computation, path planning and state-of-the-art robotic behavior approaches.<text:s/></text:p>
            <text:p>Apply hands-on critical analysis, evaluation and synthesis to a wide range of robotic systems scenarios and problems.<text:s/></text:p>
            <text:p>Build robust robotic systems in diverse areas such as games, manufacturing, and defense.</text:p>
          </table:table-cell>
          <table:table-cell office:value-type="string" table:style-name="ce2">
            <text:p>Who Should Attend<text:s/></text:p>
            <text:p>The target course participants are for professionals interested in robotic systems.<text:s/></text:p>
            <text:p>This course will be useful for:</text:p>
            <text:p>Engineering professionals</text:p>
            <text:p>Systems specialists<text:s/></text:p>
            <text:p>Engineering managers<text:s/></text:p>
            <text:p>R&amp;D professionals<text:s/></text:p>
            <text:p>Pre-requisites</text:p>
            <text:p>This is an intensive, intermediate course and participants must possess Python programming and/or ROS programming skills</text:p>
            <text:p>Participants without Python programming knowledge may consider attending the NICF- Python for Data, Ops and Things course offered by NUS-ISS.</text:p>
            <text:p>NUS-ISS also offers a range of other basic courses in Intelligent Systems for participants new to Robotics.</text:p>
          </table:table-cell>
          <table:table-cell office:value-type="string" table:style-name="ce2">
            <text:p>What Will Be Covered<text:s/></text:p>
            <text:p>This course will cover:</text:p>
            <text:p>Introduction to Robotic Systems.</text:p>
            <text:p>Autonomous Behavior</text:p>
            <text:p>Robotic Sensory Systems</text:p>
            <text:p>Robotic Locomotion</text:p>
            <text:p>Robotic Pathway Planning</text:p>
            <text:p>Fuzzy Behavior</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4500</text:p>
            <text:p>S$4500</text:p>
            <text:p>S$4500</text:p>
            <text:p>S$4500</text:p>
            <text:p>SSG grant</text:p>
            <text:p>-</text:p>
            <text:p>(S$3150)</text:p>
            <text:p>(S$3150)</text:p>
            <text:p>(S$3150)</text:p>
            <text:p>Nett course fee</text:p>
            <text:p>S$4500</text:p>
            <text:p>S$1350</text:p>
            <text:p>S$1350</text:p>
            <text:p>S$1350</text:p>
            <text:p>7% GST on nett course fee</text:p>
            <text:p>S$315</text:p>
            <text:p>S$94.50</text:p>
            <text:p>S$94.50</text:p>
            <text:p>S$94.50</text:p>
            <text:p>Total nett course fee payable, including GST</text:p>
            <text:p>S$4815</text:p>
            <text:p>S$1444.50</text:p>
            <text:p>S$1444.50</text:p>
            <text:p>S$1444.50</text:p>
            <text:p>Less additional funding if eligible under various schemes</text:p>
            <text:p>-</text:p>
            <text:p>-</text:p>
            <text:p>(S$900)</text:p>
            <text:p>(S$1125)</text:p>
            <text:p>Total nett course fee payable, including GST, after additional funding from the various funding schemes</text:p>
            <text:p>S$4815</text:p>
            <text:p>S$1444.50</text:p>
            <text:p>S$544.50</text:p>
            <text:p>S$319.5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4500</text:p>
            <text:p>S$4500</text:p>
            <text:p>S$4500</text:p>
            <text:p>S$4500</text:p>
            <text:p>S$4500</text:p>
            <text:p>SSG grant</text:p>
            <text:p>-</text:p>
            <text:p>(S$3150)</text:p>
            <text:p>(S$3150)</text:p>
            <text:p>(S$3150)</text:p>
            <text:p>(S$3150)</text:p>
            <text:p>Nett course fee</text:p>
            <text:p>S$4500</text:p>
            <text:p>S$1350</text:p>
            <text:p>S$1350</text:p>
            <text:p>S$1350</text:p>
            <text:p>S$1350</text:p>
            <text:p>7% GST on nett course fee</text:p>
            <text:p>S$315</text:p>
            <text:p>S$94.50</text:p>
            <text:p>S$94.50</text:p>
            <text:p>S$94.50</text:p>
            <text:p>S$94.50</text:p>
            <text:p>Total nett course fee payable, including GST</text:p>
            <text:p>S$4815</text:p>
            <text:p>S$1444.50</text:p>
            <text:p>S$1444.50</text:p>
            <text:p>S$1444.50</text:p>
            <text:p>S$1444.50</text:p>
            <text:p>Fee payable to NUS-ISS</text:p>
            <text:p>Less additional funding if eligible under various schemes#</text:p>
            <text:p>(company needs to submit training grant and claim via Skillsconnect)</text:p>
            <text:p>-</text:p>
            <text:p>-</text:p>
            <text:p>(S$900)</text:p>
            <text:p>(S$1125)</text:p>
            <text:p>(S$900)</text:p>
            <text:p>Total nett course fee payable, including GST, after additional funding from the various funding schemes</text:p>
            <text:p>-</text:p>
            <text:p>-</text:p>
            <text:p>S$544.50</text:p>
            <text:p>S$319.50</text:p>
            <text:p>S$544.5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number-columns-repeated="2" table:style-name="ce1"/>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office:value-type="string" table:style-name="ce2">
            <text:p>Exams &amp; Certificate</text:p>
            <text:p>Certificate of Completion</text:p>
            <text:p>The ISS Certificate of Completion will be issued to participants who have attended at least 75% of the course.</text:p>
            <text:p>WSQ Assessment<text:s/></text:p>
            <text:p>Broad Schedule of Assessment: During the course<text:s/></text:p>
            <text:p>Passing Criteria: Participants are to make active contribution to the group discussions and exercises, and achieve objectives in the workshops and answer all questions accurately in the individual written assessment.</text:p>
            <text:p>Assessment Method: Group assessment, and individual written assessment (open-book)<text:s/></text:p>
            <text:p>Upon passing the assessment, Statement of Attainment (SOAs) will be issued to certify that the participant has passed the following Competency Standard(s):</text:p>
            <text:p>ICT-DIT-4016-1.1 System Integration<text:s/></text:p>
            <text:p>Participants may need to attend additional coaching sessions and re-assessments if they do not pass the required competency standard(s). ISS reserves the right not to disclose any information on the course assessment process</text:p>
          </table:table-cell>
          <table:table-cell table:number-columns-repeated="16365" table:style-name="ce1"/>
        </table:table-row>
        <table:table-row table:style-name="ro1">
          <table:table-cell office:value-type="float" office:value="8" table:style-name="ce1">
            <text:p>8</text:p>
          </table:table-cell>
          <table:table-cell office:value-type="string" table:style-name="ce1">
            <text:p>https://www.iss.nus.edu.sg/executive-education/course/detail/spatial-reasoning-from-sensor-data</text:p>
          </table:table-cell>
          <table:table-cell office:value-type="string" table:style-name="ce1">
            <text:p>Spatial Reasoning from Sensor Data (SF)</text:p>
          </table:table-cell>
          <table:table-cell office:value-type="string" table:style-name="ce1">
            <text:p>Artificial Intellige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7778-ICT</text:p>
            <text:p>Part of</text:p>
            <text:p>-</text:p>
            <text:p>Duration</text:p>
            <text:p>3 days</text:p>
            <text:p>Course Time</text:p>
            <text:p>9.00am - 5.00pm</text:p>
            <text:p>Enquiry</text:p>
            <text:p>Please contact Ms. WONG Swee Lee at</text:p>
            <text:p>tel: 65162020 or<text:s/></text:p>
            <text:p>email for more details.<text:s/></text:p>
            <text:p/>
            <text:p>Spatial sensing and reasoning technology has been used for niche enterprise and industrial applications, such as mapping and urban planning, robotic navigation, for several years. This technology has caught on in recent years and found a wide range of application markets that include automotive, consumer, industrial, and many others.</text:p>
            <text:p>This course presents the both fundamental technology of spatial reasoning from sensor data, and practical skills and strategies for real-world applications through workshop sessions.</text:p>
            <text:p>In this 3-day course, it covers the fundamental principles of spatial sensing technology, such as scene representation, scanning and mapping, and spatial reasoning from sensor data, as well as practical workshop sessions that allow participants to simulate and implement hands-on spatial sensing and reasoning techniques.</text:p>
            <text:p>This course is part of the Artificial Intelligence and Graduate Certificate in Intelligent Sensing Systems Series offered by NUS-ISS.</text:p>
          </table:table-cell>
          <table:table-cell office:value-type="string" table:style-name="ce2">
            <text:p>Upcoming Classes</text:p>
            <text:p>Class 1<text:s/></text:p>
            <text:p>19 Aug 2019 to 21 Aug 2019<text:s/></text:p>
            <text:p>(Full Time)</text:p>
            <text:p>Duration: 3 days</text:p>
            <text:p>Time:</text:p>
            <text:p>9am - 5pm</text:p>
            <text:p>Button</text:p>
            <text:p>Button</text:p>
            <text:p>Class 2<text:s/></text:p>
            <text:p>13 Feb 2020 to 17 Feb 2020<text:s/></text:p>
            <text:p>(Full Time)</text:p>
            <text:p>Duration: 3 days</text:p>
            <text:p>Time:</text:p>
            <text:p>9am - 5pm</text:p>
            <text:p>Button</text:p>
            <text:p>Button</text:p>
          </table:table-cell>
          <table:table-cell office:value-type="string" table:style-name="ce2">
            <text:p>Key Takeaways<text:s/></text:p>
            <text:p>Upon completion of the course, students will be able to:</text:p>
            <text:p>Acquire the fundamentals of spatial sensing and spatial reasoning technology, including scene representation, scanning and mapping, spatial reasoning using feature-based approaches and the state-of-the-art machine learning based approaches.</text:p>
            <text:p>Apply critical analysis, evaluation and synthesis to a wide range of spatial sensing and spatial reasoning problems.<text:s/></text:p>
            <text:p>Build spatial sensing and spatial reasoning systems in diverse areas such as robotics and augmented reality.</text:p>
          </table:table-cell>
          <table:table-cell office:value-type="string" table:style-name="ce2">
            <text:p>Who Should Attend<text:s/></text:p>
            <text:p>Software Developers and Engineers who need to build spatial reasoning system, such as mapping and localization system for indoor and outdoor logistic warehouse applications.<text:s/></text:p>
            <text:p>Data scientists who require spatial reasoning skill to analyze 3D sensor data.<text:s/></text:p>
            <text:p>Product managers who need to initiate and manage projects and products related with spatial reasoning.<text:s/></text:p>
            <text:p>Solution architects who need to integrate spatial reasoning capabilities into their intelligent sensing solution.<text:s/></text:p>
            <text:p>Robotic system managers who use 3D vision to improve spatial reasoning performance of their robotic system.<text:s/></text:p>
            <text:p>Prerequisites<text:s/></text:p>
            <text:p>No prior experience with spatial sensing reasoning is assumed, although previous knowledge of 3D vision and robotics will be helpful.<text:s/></text:p>
            <text:p>Participants are required to have a basic level of Python programming knowledge at the recommended course level of NICF- Python for Data, Ops and Things, e.g., how to run Python codes (virtual environment, Jupyter Notebook); basic Python data structures; basic data analysis in Python using Numpy.<text:s/></text:p>
            <text:p>Participants are required to have a basic knowledge of computer vision at the level of NICF – Vision Systems, e.g., image processing, feature extraction and representation.<text:s/></text:p>
            <text:p>Intermediate mathematics and statistics knowledge, e.g. calculating matrix multiplication, probability.<text:s/></text:p>
            <text:p>Participants are required to bring their own internet enabled computing device &amp; power charger to access and download e-courseware in PDF e-copies. We will be providing only e-courseware in PDF e-copies and will not issue any more paper copies.</text:p>
          </table:table-cell>
          <table:table-cell office:value-type="string" table:style-name="ce2">
            <text:p>What Will Be Covered<text:s/></text:p>
            <text:p>This course will cover:</text:p>
            <text:p>Day 1<text:s/></text:p>
            <text:p>Introduction to spatial sensing and reasoning from sensor data<text:s/></text:p>
            <text:p>Spatial sensing: 3D sensor data representation and modelling<text:s/></text:p>
            <text:p>Workshop on 3D sensor data representation and modelling, such as constructing 3D scene map based on image/video captured by the camera.<text:s/></text:p>
            <text:p>Day 2<text:s/></text:p>
            <text:p>Spatial reasoning: Scanning, mapping, localization<text:s/></text:p>
            <text:p>Workshop on scene mapping and localization from sensor data, such as building a camera-based localization system for place recognition.<text:s/></text:p>
            <text:p>Day 3<text:s/></text:p>
            <text:p>Spatial reasoning: Object and scene recognition<text:s/></text:p>
            <text:p>Case studies and workshop on design and build a spatial reasoning system, such as building a vision-based inspection system for building defect inspection and inventory checking in warehouse.<text:s/></text:p>
            <text:p>Final written assessment test.</text:p>
          </table:table-cell>
          <table:table-cell office:value-type="string" table:style-name="ce2">
            <text:p>Fees &amp; Funding<text:s/></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s/></text:p>
            <text:p>Certificate of Completion<text:s/></text:p>
            <text:p>The ISS Certificate of Completion will be issued to participants who have attended at least 75% of the course.</text:p>
            <text:p>WSQ Assessment<text:s/></text:p>
            <text:p>Broad Schedule of Assessment: During the course<text:s/></text:p>
            <text:p>Assessment Method: Workshops and written assessment (open book)<text:s/></text:p>
            <text:p>Passing Criteria<text:s/></text:p>
            <text:p>Workshop: Participants are to achieve objectives in the workshops.<text:s/></text:p>
            <text:p>Written assessment: Generally, participants are to achieve above 50% in the individual written assessment.<text:s/></text:p>
            <text:p>Upon passing the assessment, Statement of Attainment (SOAs) will be issued to certify that the participant has passed the following Competency Unit:</text:p>
            <text:p>ICT-DIT-5001-1.1<text:s/></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9" table:style-name="ce1">
            <text:p>9</text:p>
          </table:table-cell>
          <table:table-cell office:value-type="string" table:style-name="ce1">
            <text:p>https://www.iss.nus.edu.sg/executive-education/course/detail/nicf--text-analytics-(sf)</text:p>
          </table:table-cell>
          <table:table-cell office:value-type="string" table:style-name="ce1">
            <text:p>Text Analytics (SF)</text:p>
          </table:table-cell>
          <table:table-cell office:value-type="string" table:style-name="ce1">
            <text:p>Artificial Intellige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4794-ICT</text:p>
            <text:p>Part of</text:p>
            <text:p>-</text:p>
            <text:p>Duration</text:p>
            <text:p>3 days</text:p>
            <text:p>Course Time</text:p>
            <text:p>9.00am - 5.00pm</text:p>
            <text:p>Enquiry</text:p>
            <text:p>Please contact Ms. Geraldine WONG at</text:p>
            <text:p>tel: 65168554 or<text:s/></text:p>
            <text:p>email for more details.<text:s/></text:p>
            <text:p/>
            <text:p>Do you know how to analyse customer sentiments about your company, products and services? Or how to keep track of your company’s service &amp; quality delivery so that you are able to act quickly to insights that drive your business?</text:p>
            <text:p>About 80% of enterprise-relevant data is in unstructured or semi-structured format. These include emails, documents, surveys, feedback forms, warranty claims, contact-centre notes and transcripts, web pages, news, data from social media, audios, videos and many more. A predominant amount of such data is available as text.</text:p>
            <text:p>In order to gain competitive edge in the market, businesses and organisations are finding a growing need to expand their analysis scope to cover text data, especially in regards to customer feedback and social media data. This is so that critical insights can be uncovered to support business decision making and process improvement.</text:p>
            <text:p>This course aims to equip you with the knowledge and skills to effectively analyse large amounts of textual data such as customer feedback and social media conversations to discover themes, patterns and trends to aid in improving business process and decision making. In scenario-based case studies, you will be introduced to common text analytics tasks such as data pre-processing and preparation, linguistic/knowledge resources management, concept extraction, text categorisation, clustering, association and trend analysis. You will practise performing these tasks following a well-defined process in hands-on sessions.</text:p>
            <text:p>This 3-day data mining course focuses on introducing the essential analytical skills in modelling unstructured textual data such as customer feedback, reviews or comments to business and IT professionals.</text:p>
            <text:p>This course is part of the Artificial Intelligence, Graduate Certificate in Business Analytics Practice and Graduate Certificate in Practice Language Processing Series offered by NUS-ISS.</text:p>
            <text:p>This course need only be taken once throughout the Stackable Programme in Data Science.</text:p>
          </table:table-cell>
          <table:table-cell office:value-type="string" table:style-name="ce2">
            <text:p>Upcoming Classes</text:p>
            <text:p>Class 1<text:s/></text:p>
            <text:p>29 May 2019 to 31 May 2019<text:s/></text:p>
            <text:p>(Full Time)</text:p>
            <text:p>Duration: 3 days</text:p>
            <text:p>When:</text:p>
            <text:p>May:</text:p>
            <text:p>29, 30, 31</text:p>
            <text:p>Time:</text:p>
            <text:p>9.00am - 5.00pm</text:p>
            <text:p>Button</text:p>
            <text:p>Button</text:p>
            <text:p>Class 2<text:s/></text:p>
            <text:p>17 Jul 2019 to 19 Jul 2019<text:s/></text:p>
            <text:p>(Full Time)</text:p>
            <text:p>Duration: 3 days</text:p>
            <text:p>When:</text:p>
            <text:p>Jul:</text:p>
            <text:p>17, 18, 19</text:p>
            <text:p>Time:</text:p>
            <text:p>9.00am - 5.00pm</text:p>
            <text:p>Button</text:p>
            <text:p>Button</text:p>
            <text:p>Class 3<text:s/></text:p>
            <text:p>06 Nov 2019 to 08 Nov 2019<text:s/></text:p>
            <text:p>(Full Time)</text:p>
            <text:p>Duration: 3 days</text:p>
            <text:p>When:</text:p>
            <text:p>Nov:</text:p>
            <text:p>06, 07, 08</text:p>
            <text:p>Time:</text:p>
            <text:p>9.00am - 5.00pm</text:p>
            <text:p>Button</text:p>
            <text:p>Button</text:p>
            <text:p>Class 4<text:s/></text:p>
            <text:p>03 Feb 2020 to 05 Feb 2020<text:s/></text:p>
            <text:p>(Full Time)</text:p>
            <text:p>Duration: 3 days</text:p>
            <text:p>When:</text:p>
            <text:p>Feb:</text:p>
            <text:p>03, 04, 05</text:p>
            <text:p>Time:</text:p>
            <text:p>9.00am - 5.00pm</text:p>
            <text:p>Button</text:p>
            <text:p>Button</text:p>
          </table:table-cell>
          <table:table-cell office:value-type="string" table:style-name="ce2">
            <text:p>Key Takeaways</text:p>
            <text:p>At the end of the course, participants will be able to:</text:p>
            <text:p>Identify main themes or topics in the collection of documents or textual data (e.g. the prominent issues customers are complaining about).</text:p>
            <text:p>Discover relationships and patterns among topics (e.g. which issues tend to co-occur in complaints).</text:p>
            <text:p>Categorise documents based on discovered topics and user-definable criteria, such as grouping complaints about similar issues for further investigation.</text:p>
            <text:p>Perform sentiment analysis on customers’ comments, reviews, or other forms of opinions to gain a good sense about how customers feel about their company, products and services.</text:p>
            <text:p>Extract useful information from text as structured data to enable integration into the traditional data mining process.</text:p>
            <text:p>Incorporate business understanding and domain knowledge into the analysis through lexical and knowledge resources.</text:p>
            <text:p>Perform the above tasks using the open-source language, R</text:p>
          </table:table-cell>
          <table:table-cell office:value-type="string" table:style-name="ce2">
            <text:p>Who Should Attend</text:p>
            <text:p>This course is designed for both Business analytics and non-business analytics professionals. These include:</text:p>
            <text:p>Business and IT professionals seeking analytical skills to handle large amounts of textual data (e.g. customer feedbacks, product reviews on social media, etc.) for insights to improve business process and decision making</text:p>
            <text:p>Individuals who have no knowledge or experience in text analytics and would like to gain some knowledge in this area so that they may explore work opportunities in business analytics</text:p>
            <text:p>Data analysts, business users and IT professionals who want to move from the structured data to large amounts of unstructured, text data</text:p>
            <text:p>Pre-requisites</text:p>
            <text:p>The course workshops will be conducted using R. Foundational knowledge in statistics at the level of NICF - Statistics Bootcamp (SF) is strongly recommended.</text:p>
          </table:table-cell>
          <table:table-cell office:value-type="string" table:style-name="ce2">
            <text:p>What Will Be Covered</text:p>
            <text:p>Identify text analytics solution and platform requirements with IT team</text:p>
            <text:p>Develop term-document frequency matrix to enable lookup of text and documents within the corpus</text:p>
            <text:p>Define the metadata and corpus for the data to be imported into the text analytics repository</text:p>
            <text:p>Develop a standardised set of text analytics artifacts with the relevant stakeholders</text:p>
            <text:p>Modify the text analytics solution to ensure that it produces the expected results</text:p>
            <text:p>Define the process to perform text analytics based on the business requirements and text analytics artifacts</text:p>
            <text:p>Format</text:p>
            <text:p>Lectures and workshop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the course</text:p>
            <text:p>Passing Criteria: Generally achieve above 50% for quizzes and achieve objectives in the workshops</text:p>
            <text:p>Assessment Method: Workshops and open book quiz</text:p>
            <text:p>Upon passing the assessment, Statement of Attainment (SOAs) will be issued to certify that the participant has passed the following Competency Standards(s):</text:p>
            <text:p>ICT-DIT-4001-1.1 Analytics and Computational Modelling</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0" table:style-name="ce1">
            <text:p>10</text:p>
          </table:table-cell>
          <table:table-cell office:value-type="string" table:style-name="ce1">
            <text:p>https://www.iss.nus.edu.sg/executive-education/course/detail/text-processing-using-machine-learning</text:p>
          </table:table-cell>
          <table:table-cell office:value-type="string" table:style-name="ce1">
            <text:p>Text Processing using Machine Learning (SF)</text:p>
          </table:table-cell>
          <table:table-cell office:value-type="string" table:style-name="ce1">
            <text:p>Artificial Intellige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4500" table:style-name="ce1">
            <text:p>4500</text:p>
          </table:table-cell>
          <table:table-cell office:value-type="string" table:style-name="ce2">
            <text:p>Overview</text:p>
            <text:p>Reference No</text:p>
            <text:p>CRS-Q-0033976-ICT</text:p>
            <text:p>Part of</text:p>
            <text:p>Graduate Certificate in Practical Language Processing</text:p>
            <text:p>Duration</text:p>
            <text:p>5 days</text:p>
            <text:p>Course Time</text:p>
            <text:p>9.00am - 5.00pm</text:p>
            <text:p>Enquiry</text:p>
            <text:p>Please contact Ms. Sherlyn LIM at</text:p>
            <text:p>tel: 65165777 or<text:s/></text:p>
            <text:p>email for more details.</text:p>
            <text:p>We are in an era where AI and analytics are transforming industries and people’s life at an unprecedented pace. In the recently released report from Gartner, Top 10 Strategic Technology Trends for 2018, the top two trends are AI Foundation, and Intelligent Apps and Analytics.</text:p>
            <text:p>AI Foundation focuses on creating systems that learn, adapt and potentially act autonomously, and leveraging AI to enhance decision making, reinvent business models and ecosystems, and remake the customer experience. The technologies and techniques in AI Foundation have grown substantially over the years, as the availability of massive amounts of data has fed machine learning, resulting in the flourishing of more advanced algorithms in the form of deep learning.</text:p>
            <text:p>The second trend, Intelligent Apps and Analytics, clearly states AI’s huge impact in the next-generation data and analytics paradigm, Augmented Analytics. Machine learning is key in this new paradigm, automating data preparation, insight discovery and insight sharing for a broad range of end-users and citizen data scientists, while expert data scientists focusing on specialized problems and on embedding models into applications. The need to perform processing on natural language data is reflected in the illustrated paradigm, identifying three tasks in this area – natural language processing (NLP), natural language query (NLQ), natural language generation (NLG).</text:p>
            <text:p>In the field of NLP, deep learning techniques has taken a dominant position over tradition statistical methods. Researchers have been reporting much higher performance metrics applying deep learning to solve problems like text classification, language modeling, speech recognition, caption generation, machine translation, document summarization, question answering, etc.</text:p>
            <text:p>This course, Text Processing Using Machine Learning, provides essential knowledge and skills required to perform deep learning based text processing in common tasks encountered in industries. A combination of lectures, case studies, and workshops will be used to cover the application of DL techniques such as word-embedding, Convolutional Neural Networks (CNNs), Recurrent Neural Networks (RNNs), LSTMs, character-based language modelling, encoder-decoder models, reinforcement learning, etc.</text:p>
            <text:p>This course is part of the Artificial Intelligence and Graduate Certificate in Practical Language Processing Series offered by NUS-ISS.</text:p>
          </table:table-cell>
          <table:table-cell table:style-name="ce1"/>
          <table:table-cell office:value-type="string" table:style-name="ce2">
            <text:p>Key Takeaways</text:p>
            <text:p>At the end of the course, the participants will be able to:</text:p>
            <text:p>Identify common tasks that industry has with textual data</text:p>
            <text:p>Gain a practical understanding about advanced machine learning techniques for NLP</text:p>
            <text:p>Acquire proficiency in implementing and creating NLP models for the above tasks</text:p>
            <text:p>Learn how the fundamentals and cutting-edge machine learning approaches work together for performing text-related tasks in industry.</text:p>
          </table:table-cell>
          <table:table-cell office:value-type="string" table:style-name="ce2">
            <text:p>Who Should Attend</text:p>
            <text:p>This course is designed for professional who would like to learn skills to implement advanced machine learning techniques such as deep learning techniques in building NLP models for performing common text processing tasks in industry. It will be useful for:</text:p>
            <text:p>Machine learning engineers</text:p>
            <text:p>Data scientists</text:p>
            <text:p>Data analysts</text:p>
            <text:p>Pre-requisites</text:p>
            <text:p>The course expects the participants to have strong programming skills (using python) and basic background knowledge of machine learning and model building.</text:p>
          </table:table-cell>
          <table:table-cell office:value-type="string" table:style-name="ce2">
            <text:p>What Will Be Covered</text:p>
            <text:p>This 5 day course course provides essential knowledge and skills required to perform deep learning based text processing in common tasks encountered in industries.</text:p>
            <text:p>This course will cover:</text:p>
            <text:p>NLP and Deep Learning</text:p>
            <text:p>Deep Learning Foundations</text:p>
            <text:p>Word Embeddings</text:p>
            <text:p>Text Classification</text:p>
            <text:p>Language Models and Recurrent Neural Networks</text:p>
            <text:p>Encoder-Decoder Models</text:p>
            <text:p>Memory Networks</text:p>
            <text:p>NLP &amp; Bayesian Methods</text:p>
            <text:p>Parsing</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4500</text:p>
            <text:p>S$4500</text:p>
            <text:p>S$4500</text:p>
            <text:p>S$4500</text:p>
            <text:p>SSG grant</text:p>
            <text:p>-</text:p>
            <text:p>(S$3150)</text:p>
            <text:p>(S$3150)</text:p>
            <text:p>(S$3150)</text:p>
            <text:p>Nett course fee</text:p>
            <text:p>S$4500</text:p>
            <text:p>S$1350</text:p>
            <text:p>S$1350</text:p>
            <text:p>S$1350</text:p>
            <text:p>7% GST on nett course fee</text:p>
            <text:p>S$315</text:p>
            <text:p>S$94.50</text:p>
            <text:p>S$94.50</text:p>
            <text:p>S$94.50</text:p>
            <text:p>Total nett course fee payable, including GST</text:p>
            <text:p>S$4815</text:p>
            <text:p>S$1444.50</text:p>
            <text:p>S$1444.50</text:p>
            <text:p>S$1444.50</text:p>
            <text:p>Less additional funding if eligible under various schemes</text:p>
            <text:p>-</text:p>
            <text:p>-</text:p>
            <text:p>(S$900)</text:p>
            <text:p>(S$1125)</text:p>
            <text:p>Total nett course fee payable, including GST, after additional funding from the various funding schemes</text:p>
            <text:p>S$4815</text:p>
            <text:p>S$1444.50</text:p>
            <text:p>S$544.50</text:p>
            <text:p>S$319.5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4500</text:p>
            <text:p>S$4500</text:p>
            <text:p>S$4500</text:p>
            <text:p>S$4500</text:p>
            <text:p>S$4500</text:p>
            <text:p>SSG grant</text:p>
            <text:p>-</text:p>
            <text:p>(S$3150)</text:p>
            <text:p>(S$3150)</text:p>
            <text:p>(S$3150)</text:p>
            <text:p>(S$3150)</text:p>
            <text:p>Nett course fee</text:p>
            <text:p>S$4500</text:p>
            <text:p>S$1350</text:p>
            <text:p>S$1350</text:p>
            <text:p>S$1350</text:p>
            <text:p>S$1350</text:p>
            <text:p>7% GST on nett course fee</text:p>
            <text:p>S$315</text:p>
            <text:p>S$94.50</text:p>
            <text:p>S$94.50</text:p>
            <text:p>S$94.50</text:p>
            <text:p>S$94.50</text:p>
            <text:p>Total nett course fee payable, including GST</text:p>
            <text:p>S$4815</text:p>
            <text:p>S$1444.50</text:p>
            <text:p>S$1444.50</text:p>
            <text:p>S$1444.50</text:p>
            <text:p>S$1444.50</text:p>
            <text:p>Fee payable to NUS-ISS</text:p>
            <text:p>Less additional funding if eligible under various schemes#</text:p>
            <text:p>(company needs to submit training grant and claim via Skillsconnect)</text:p>
            <text:p>-</text:p>
            <text:p>-</text:p>
            <text:p>(S$900)</text:p>
            <text:p>(S$1125)</text:p>
            <text:p>(S$900)</text:p>
            <text:p>Total nett course fee payable, including GST, after additional funding from the various funding schemes</text:p>
            <text:p>-</text:p>
            <text:p>-</text:p>
            <text:p>S$544.50</text:p>
            <text:p>S$319.50</text:p>
            <text:p>S$544.5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Participants will be assessed throughout the duration of the course.</text:p>
            <text:p>Assessment Method -</text:p>
            <text:p>Group assessments<text:s/></text:p>
            <text:p>Individual written assessment (open-book)</text:p>
            <text:p>Passing Criteria –<text:s/></text:p>
            <text:p>Group Assessment - Participants are to make active contribution to the group discussions and exercises, and achieve objectives in the workshops.</text:p>
            <text:p>Individual Assessment - Participants are to answer all questions accurately in the individual written assessment.</text:p>
            <text:p>Upon passing the assessment, Statement of Attainment (SOAs) will be issued to certify that the participant has passed the following Competency Standard(s) :</text:p>
            <text:p>ICT-DIT-4001-1.1 Analytics and Computational Modelling</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1" table:style-name="ce1">
            <text:p>11</text:p>
          </table:table-cell>
          <table:table-cell office:value-type="string" table:style-name="ce1">
            <text:p>https://www.iss.nus.edu.sg/executive-education/course/detail/vision-systems</text:p>
          </table:table-cell>
          <table:table-cell office:value-type="string" table:style-name="ce1">
            <text:p>Vision Systems (SF)</text:p>
          </table:table-cell>
          <table:table-cell office:value-type="string" table:style-name="ce1">
            <text:p>Artificial Intelligence</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5" table:style-name="ce1">
            <text:p>5</text:p>
          </table:table-cell>
          <table:table-cell office:value-type="float" office:value="4500" table:style-name="ce1">
            <text:p>4500</text:p>
          </table:table-cell>
          <table:table-cell office:value-type="string" table:style-name="ce2">
            <text:p>Overview</text:p>
            <text:p>Reference No</text:p>
            <text:p>CRS-Q-0033975-ICT</text:p>
            <text:p>Part of</text:p>
            <text:p>-</text:p>
            <text:p>Duration</text:p>
            <text:p>5 days</text:p>
            <text:p>Course Time</text:p>
            <text:p>9:00am - 5:00pm</text:p>
            <text:p>Enquiry</text:p>
            <text:p>Please contact Ms. Sherlyn LIM at</text:p>
            <text:p>tel: 65165777 or<text:s/></text:p>
            <text:p>email for more details.</text:p>
            <text:p>This 5-day intensive course will provide participants with the comprehensive knowledge of computer vision methods and technologies, and the practical skills to design and build vision systems to solve real-world problems.<text:s/></text:p>
            <text:p>This course will benefit engineers, scientists, and project management professionals who need to design, develop, implement and evaluate software and hardware solutions in various applications of vision systems. Participants will benefit from a careful balance of lectures and practical workshops, and some of the topics covered will include concepts and techniques for vision system, video modelling and representation, video processing and analysis, feature extraction and representation, vision system using machine learning such as detection, recognition, segmentation, design, build and evaluate real-time vision system, etc.</text:p>
            <text:p>This course is part of the Artificial Intelligence and Graduate Certificate in Intelligent Sensing Systems Series offered by NUS-ISS.</text:p>
          </table:table-cell>
          <table:table-cell office:value-type="string" table:style-name="ce2">
            <text:p>Upcoming Classes</text:p>
            <text:p>Class 1<text:s/></text:p>
            <text:p>15 Jul 2019 to 19 Jul 2019<text:s/></text:p>
            <text:p>(FullTime)</text:p>
            <text:p>Duration: 5 days</text:p>
            <text:p>Time:</text:p>
            <text:p>09:00am to 05:00pm</text:p>
            <text:p>Button</text:p>
            <text:p>Button</text:p>
            <text:p>Class 2<text:s/></text:p>
            <text:p>11 Nov 2019 to 15 Nov 2019<text:s/></text:p>
            <text:p>(FullTime)</text:p>
            <text:p>Duration: 5 days</text:p>
            <text:p>Time:</text:p>
            <text:p>09:00am to 05:00pm</text:p>
            <text:p>Button</text:p>
            <text:p>Button</text:p>
          </table:table-cell>
          <table:table-cell office:value-type="string" table:style-name="ce2">
            <text:p>Key Takeaways<text:s/></text:p>
            <text:p>Upon completion of the course, students will be able to:</text:p>
            <text:p>Identify the requirements for vision systems in various industrial applications<text:s/></text:p>
            <text:p>Understand the fundamentals of computer vision technology and core vision analytics theories and algorithms</text:p>
            <text:p>Design and apply vision analytics algorithms to solve industrial use-case scenarios</text:p>
            <text:p>Design and build vision systems in domains such as security surveillance, manufacture, consumer electronic, healthcare, urban solution.</text:p>
            <text:p>Assess the performance and usefulness of various vision systems</text:p>
          </table:table-cell>
          <table:table-cell office:value-type="string" table:style-name="ce2">
            <text:p>Who Should Attend<text:s/></text:p>
            <text:p>This is an intermediate course, suitable for professionals interested in vision systems.</text:p>
            <text:p>Data scientists who need domain knowledge in vision systems to add more value and insights to their data analytics tasks.</text:p>
            <text:p>Engineers who need to design, develop, implement and evaluate software and hardware solutions in various applications of vision systems.</text:p>
            <text:p>Project managers who are managing projects and products related with vision systems.<text:s/></text:p>
            <text:p>Working professionals who are seeking to refresh or strengthen existing skills in vision systems.</text:p>
            <text:p>Prerequisites</text:p>
            <text:p>This is an intensive, intermediate course.</text:p>
            <text:p>Participants should have basic understanding of linear algebra, vector calculus and probability. Previous knowledge of visual computing or signal processing will be helpful.</text:p>
            <text:p>Participants should have intermediate skills in Python programming and/or OpenCV programming</text:p>
            <text:p>Participants without Python programming knowledge may consider attending the NICF-Python for Data, Ops and Things course offered by NUS-ISS.</text:p>
            <text:p>Note</text:p>
            <text:p>Participants are required to bring their own internet enabled computing device &amp; power charger to access and download e-courseware in PDF e-copies. We will be providing only e-courseware in PDF e-copies and will not issue any more paper copies</text:p>
          </table:table-cell>
          <table:table-cell office:value-type="string" table:style-name="ce2">
            <text:p>What Will Be Covered</text:p>
            <text:p>Introduction to video analytics and computer vision system</text:p>
            <text:p>Foundations of computer vision system: Modelling, processing, feature extraction and representation</text:p>
            <text:p>Vision system using machine learning: Detection, recognition, and segmentation</text:p>
            <text:p>Design, build and evaluate real-time vision system</text:p>
            <text:p>Practical case studies in workshop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4500</text:p>
            <text:p>S$4500</text:p>
            <text:p>S$4500</text:p>
            <text:p>S$4500</text:p>
            <text:p>SSG grant</text:p>
            <text:p>-</text:p>
            <text:p>(S$3150)</text:p>
            <text:p>(S$3150)</text:p>
            <text:p>(S$3150)</text:p>
            <text:p>Nett course fee</text:p>
            <text:p>S$4500</text:p>
            <text:p>S$1350</text:p>
            <text:p>S$1350</text:p>
            <text:p>S$1350</text:p>
            <text:p>7% GST on nett course fee</text:p>
            <text:p>S$315</text:p>
            <text:p>S$94.50</text:p>
            <text:p>S$94.50</text:p>
            <text:p>S$94.50</text:p>
            <text:p>Total nett course fee payable, including GST</text:p>
            <text:p>S$4815</text:p>
            <text:p>S$1444.50</text:p>
            <text:p>S$1444.50</text:p>
            <text:p>S$1444.50</text:p>
            <text:p>Less additional funding if eligible under various schemes</text:p>
            <text:p>-</text:p>
            <text:p>-</text:p>
            <text:p>(S$900)</text:p>
            <text:p>(S$1125)</text:p>
            <text:p>Total nett course fee payable, including GST, after additional funding from the various funding schemes</text:p>
            <text:p>S$4815</text:p>
            <text:p>S$1444.50</text:p>
            <text:p>S$544.50</text:p>
            <text:p>S$319.5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4500</text:p>
            <text:p>S$4500</text:p>
            <text:p>S$4500</text:p>
            <text:p>S$4500</text:p>
            <text:p>S$4500</text:p>
            <text:p>SSG grant</text:p>
            <text:p>-</text:p>
            <text:p>(S$3150)</text:p>
            <text:p>(S$3150)</text:p>
            <text:p>(S$3150)</text:p>
            <text:p>(S$3150)</text:p>
            <text:p>Nett course fee</text:p>
            <text:p>S$4500</text:p>
            <text:p>S$1350</text:p>
            <text:p>S$1350</text:p>
            <text:p>S$1350</text:p>
            <text:p>S$1350</text:p>
            <text:p>7% GST on nett course fee</text:p>
            <text:p>S$315</text:p>
            <text:p>S$94.50</text:p>
            <text:p>S$94.50</text:p>
            <text:p>S$94.50</text:p>
            <text:p>S$94.50</text:p>
            <text:p>Total nett course fee payable, including GST</text:p>
            <text:p>S$4815</text:p>
            <text:p>S$1444.50</text:p>
            <text:p>S$1444.50</text:p>
            <text:p>S$1444.50</text:p>
            <text:p>S$1444.50</text:p>
            <text:p>Fee payable to NUS-ISS</text:p>
            <text:p>Less additional funding if eligible under various schemes#</text:p>
            <text:p>(company needs to submit training grant and claim via Skillsconnect)</text:p>
            <text:p>-</text:p>
            <text:p>-</text:p>
            <text:p>(S$900)</text:p>
            <text:p>(S$1125)</text:p>
            <text:p>(S$900)</text:p>
            <text:p>Total nett course fee payable, including GST, after additional funding from the various funding schemes</text:p>
            <text:p>-</text:p>
            <text:p>-</text:p>
            <text:p>S$544.50</text:p>
            <text:p>S$319.50</text:p>
            <text:p>S$544.5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s/></text:p>
            <text:p>The ISS Certificate of Completion will be issued to participants who have attended at least 75% of the course.</text:p>
            <text:p>WSQ Assessment<text:s/></text:p>
            <text:p>Broad Schedule of Assessment: During the course<text:s/></text:p>
            <text:p>Assessment Method: Workshops and written assessment (open book)</text:p>
            <text:p>Passing Criteria – Workshop: Participants are to achieve objectives in the workshops. Written assessment: Generally, participants are to achieve above 50% in the individual written assessment.<text:s/></text:p>
            <text:p>Upon passing the assessment, Statement of Attainment (SOAs) will be issued to certify that the participant has passed the following Competency Standard(s):</text:p>
            <text:p>ICT-DIT-4001-1.1 Analytics and Computational Modelling</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3" table:style-name="ce1">
            <text:p>13</text:p>
          </table:table-cell>
          <table:table-cell office:value-type="string" table:style-name="ce1">
            <text:p>https://www.iss.nus.edu.sg/executive-education/course/detail/certified-cloud-security-professional-(ccsp-exam-only)</text:p>
          </table:table-cell>
          <table:table-cell office:value-type="string" table:style-name="ce1">
            <text:p>Certified Cloud Security Professional (CCSP Exam Only) Exams supported by CITREP+</text:p>
          </table:table-cell>
          <table:table-cell office:value-type="string" table:style-name="ce1">
            <text:p>CyberSecurity</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style-name="ce1"/>
          <table:table-cell office:value-type="float" office:value="820.63" table:style-name="ce1">
            <text:p>820.63</text:p>
          </table:table-cell>
          <table:table-cell office:value-type="string" table:style-name="ce2">
            <text:p>Overview</text:p>
            <text:p>Part of</text:p>
            <text:p>-</text:p>
            <text:p>Duration</text:p>
            <text:p>Course Time</text:p>
            <text:p>Enquiry</text:p>
            <text:p>Please contact Ms. Jane LIM at</text:p>
            <text:p>tel: 66013975 or<text:s/></text:p>
            <text:p>email for more details.<text:s/></text:p>
            <text:p/>
            <text:p>Most participants will find it faster, more direct and easier to register the CCSP exam directly with Pearson Vue exam centre where you can pay using a credit card through the secured website.</text:p>
            <text:p>If you are eligible and interested to seek funding support under CITREP on the CCSP exam, you may want to purchase CCSP exam voucher via NUS-ISS.</text:p>
          </table:table-cell>
          <table:table-cell office:value-type="string" table:style-name="ce2">
            <text:p>Upcoming Exam Processing</text:p>
            <text:p>Class 1<text:s/></text:p>
            <text:p>15 Jun 2019<text:s/></text:p>
            <text:p>(Full Time)</text:p>
            <text:p>Time:</text:p>
            <text:p>N.A.</text:p>
            <text:p>Button</text:p>
            <text:p>Button</text:p>
            <text:p>Class 2<text:s/></text:p>
            <text:p>15 Jul 2019<text:s/></text:p>
            <text:p>(Full Time)</text:p>
            <text:p>Time:</text:p>
            <text:p>N.A.</text:p>
            <text:p>Button</text:p>
            <text:p>Button</text:p>
          </table:table-cell>
          <table:table-cell table:number-columns-repeated="3" table:style-name="ce1"/>
          <table:table-cell office:value-type="string" table:style-name="ce2">
            <text:p>Fees &amp; Funding</text:p>
            <text:p>Exam Fee</text:p>
            <text:p>International Participants/S'poreans/PRs1</text:p>
            <text:p>Exam fee</text:p>
            <text:p>S$820.63</text:p>
            <text:p>7% GST on fee</text:p>
            <text:p>S$57.44</text:p>
            <text:p>Total fee payable</text:p>
            <text:p>S$878.07</text:p>
            <text:p>Admin fee (inclusive of 7% GST)<text:s/></text:p>
            <text:p>S$53.502</text:p>
            <text:p>1up to 70% CITREP+funding for Professionals (Singaporeans and Singapore PRs) and 100% CITREP+ funding for Students / NSF (Singaporeans) is available for the net payable exam fee</text:p>
            <text:p>2Admin fee of $53.50 will be waived for NUS-ISS' ISC2-CCSP® participants within 1 year from course attendance.</text:p>
            <text:p>Purchase of Exam Vouchers</text:p>
            <text:p>NUS-ISS processes the purchase of exam vouchers on a batch basis. For example, if you plan to take exam in December, please register by November so that you will receive exam voucher in November and you can then book the exam with Pearson Vue.</text:p>
            <text:p>Exam vouchers are non-refundable and non-returnable.</text:p>
            <text:p>Exam vouchers expire 12 months from the date they are issued. Voucher expiration dates cannot be extended. The exam must be taken by the expiration date printed on the voucher.</text:p>
            <text:p>CITREP+ Endorsement</text:p>
            <text:p>SUPPORTED BY:</text:p>
            <text:p>CITREP+ supports:</text:p>
            <text:p>up to 70% of the exam fees, capped at $500 (exam only) per trainee for Professionals</text:p>
            <text:p>up to 100% of the exam fees, capped at $500 (exam only) per trainee for Students and/or Full-Time National Service (NSF). For more details, please refer to CITREP+ Claim Application Guide</text:p>
            <text:p>Administered by the Infocomm Media Development Authority (IMDA), the CITREP+ funding support is eligible for Singapore Citizens and Permanent Residents. Valid for courses and examinations commencing from 1 April 2019.<text:s/></text:p>
            <text:p>Terms and conditions apply. Please visit http://www.imtalent.sg/citrep for full details.</text:p>
            <text:p>MR CODE: CITREP+/FY19/MR/19-05/749</text:p>
          </table:table-cell>
          <table:table-cell table:number-columns-repeated="2" table:style-name="ce1"/>
          <table:table-cell office:value-type="string" table:style-name="ce2">
            <text:p>Preparing For Your Exam</text:p>
            <text:p>Exam Format</text:p>
            <text:p>Computer Based Testing (CBT)</text:p>
            <text:p>The exam is Computer Based Testing (CBT) delivered at Pearson Vue exam centre.</text:p>
            <text:p>Frequently Asked Questions</text:p>
            <text:p>Read more.</text:p>
            <text:p>Enquiry on (ISC)2 examinations</text:p>
            <text:p>For information on the examination for SSCP®, CISSP-ISSAP®/ISSEP®/ISSMP®, CAP®, CSSLP®, CCFP®, or HCISSP® , email (ISC)2 at isc2asia@isc2.org</text:p>
            <text:p>General Enquiry</text:p>
            <text:p>Please feel free to write to isstraining@nus.edu.sg or call 6516 2093 if you have any enquiry or feedback.</text:p>
          </table:table-cell>
          <table:table-cell table:style-name="ce1"/>
          <table:table-cell office:value-type="string" table:style-name="ce2">
            <text:p>Requirements</text:p>
            <text:p>Candidate must have a minimum of five years of cumulative paid full-time information technology experience, of which three years must be in information security and one year in one of the six domains of the CCSP exam. Earning the Cloud Security Alliance’s CCSK certificate can be substituted for one year of experience in one of the six domains of the CCSP exam. Earning (ISC)²’s CISSP credential can be substituted for the entire CCSP experience requirement.</text:p>
            <text:p>Those with insufficient experience can apply for the Associate of (ISC)2 in CCSP and take the CCSP exam. The Associate of (ISC)2 designation is valid for 6 years and you will need to obtain the required experience, and submit the requirement endorsement form for certification within 6 years. For more information, click here. For other credential requirement, please visit www.isc2.org or download a complimentary Candidate Information Bulletin.</text:p>
          </table:table-cell>
          <table:table-cell table:number-columns-repeated="16364" table:style-name="ce1"/>
        </table:table-row>
        <table:table-row table:style-name="ro1">
          <table:table-cell office:value-type="float" office:value="14" table:style-name="ce1">
            <text:p>14</text:p>
          </table:table-cell>
          <table:table-cell office:value-type="string" table:style-name="ce1">
            <text:p>https://www.iss.nus.edu.sg/executive-education/course/detail/certified-information-systems-security-professional--(cissp-exam-only)</text:p>
          </table:table-cell>
          <table:table-cell office:value-type="string" table:style-name="ce1">
            <text:p>Certified Information Systems Security Professional (CISSP Exam Only) Exams supported by CITREP+</text:p>
          </table:table-cell>
          <table:table-cell office:value-type="string" table:style-name="ce1">
            <text:p>CyberSecurity</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style-name="ce1"/>
          <table:table-cell office:value-type="float" office:value="957.63" table:style-name="ce1">
            <text:p>957.63</text:p>
          </table:table-cell>
          <table:table-cell office:value-type="string" table:style-name="ce2">
            <text:p>Overview</text:p>
            <text:p>Part of</text:p>
            <text:p>-</text:p>
            <text:p>Duration</text:p>
            <text:p>Course Time</text:p>
            <text:p>Enquiry</text:p>
            <text:p>Please contact Ms. Jane LIM at</text:p>
            <text:p>tel: 66013975 or<text:s/></text:p>
            <text:p>email for more details.</text:p>
            <text:p>Most participants will find it faster, more direct and easier to register the CISSP exam directly with Pearson Vue exam centre where you can pay using a credit card through the secured website.</text:p>
            <text:p>If you are eligible and interested to seek funding support under CITREP on the CISSP exam, you may want to purchase CISSP exam voucher via NUS-ISS.</text:p>
          </table:table-cell>
          <table:table-cell office:value-type="string" table:style-name="ce2">
            <text:p>Upcoming Exam Processing</text:p>
            <text:p>Class 1<text:s/></text:p>
            <text:p>31 May 2019<text:s/></text:p>
            <text:p>(Full Time)</text:p>
            <text:p>Time:</text:p>
            <text:p>09:00am to 05:00pm</text:p>
            <text:p>Button</text:p>
            <text:p>Button</text:p>
            <text:p>Class 2<text:s/></text:p>
            <text:p>15 Jun 2019<text:s/></text:p>
            <text:p>(Full Time)</text:p>
            <text:p>Time:</text:p>
            <text:p>N.A.</text:p>
            <text:p>Button</text:p>
            <text:p>Button</text:p>
            <text:p>Class 3<text:s/></text:p>
            <text:p>15 Jul 2019<text:s/></text:p>
            <text:p>(Full Time)</text:p>
            <text:p>Time:</text:p>
            <text:p>N.A.</text:p>
            <text:p>Button</text:p>
            <text:p>Button</text:p>
            <text:p>Class 4<text:s/></text:p>
            <text:p>15 Aug 2019<text:s/></text:p>
            <text:p>(Full Time)</text:p>
            <text:p>Time:</text:p>
            <text:p>N.A.</text:p>
            <text:p>Button</text:p>
            <text:p>Button</text:p>
          </table:table-cell>
          <table:table-cell table:number-columns-repeated="3" table:style-name="ce1"/>
          <table:table-cell office:value-type="string" table:style-name="ce2">
            <text:p>Fees &amp; Funding</text:p>
            <text:p>Exam Fee</text:p>
            <text:p>International Participants/S'poreans/PRs1</text:p>
            <text:p>Exam fee</text:p>
            <text:p>S$957.63</text:p>
            <text:p>7% GST on fee</text:p>
            <text:p>S$67.03</text:p>
            <text:p>Total fee payable</text:p>
            <text:p>S$1024.66</text:p>
            <text:p>Admin fee (inclusive of 7% GST)<text:s/></text:p>
            <text:p>S$53.502</text:p>
            <text:p>1up to 70% CITREP+funding for Professionals (Singaporeans and Singapore PRs) and 100% CITREP+ funding for Students / NSF (Singaporeans) is available for the net payable exam fee</text:p>
            <text:p>2Admin fee of $53.50 will be waived for NUS-ISS' ISC2-CISSP® participants within 1 year from course attendance.</text:p>
            <text:p>Purchase of Exam Vouchers</text:p>
            <text:p>NUS-ISS processes the purchase of exam vouchers on a batch basis. For example, if you plan to take the exam in December, please register for an earlier processing date so that you will receive exam voucher before December and you can then book the exam with Pearson Vue.</text:p>
            <text:p>Exam vouchers are non-refundable and non-returnable.</text:p>
            <text:p>Exam vouchers expire 12 months from the date they are issued. Voucher expiration dates cannot be extended. The exam must be taken by the expiration date printed on the voucher.</text:p>
            <text:p>You will schedule your exam (CBT mode) with Pearson Vue test centres.</text:p>
            <text:p>Eligible candidates are reminded to submit CITREP claim after passing the exam. Please refer to IMDA website: www.imda.gov.sg/citrep for details.</text:p>
            <text:p>CITREP+ Endorsement</text:p>
            <text:p>SUPPORTED BY:</text:p>
            <text:p>CITREP+ supports:</text:p>
            <text:p>up to 70% of the exam fees, capped at $500 (exam only) per trainee for Professionals</text:p>
            <text:p>up to 100% of the exam fees, capped at $500 (exam only) per trainee for Students and/or Full-Time National Service (NSF). For more details, please refer to CITREP+ Claim Application Guide</text:p>
            <text:p>Administered by the Infocomm Media Development Authority (IMDA), the CITREP+ funding support is eligible for Singapore Citizens and Permanent Residents. Valid for courses and examinations commencing from 1 April 2019.<text:s/></text:p>
            <text:p>Terms and conditions apply. Please visit http://www.imtalent.sg/citrep for full details.</text:p>
            <text:p>MR CODE: CITREP+/FY19/MR/19-05/749</text:p>
          </table:table-cell>
          <table:table-cell table:number-columns-repeated="2" table:style-name="ce1"/>
          <table:table-cell office:value-type="string" table:style-name="ce2">
            <text:p>Preparing For Your Exam</text:p>
            <text:p>Exam Format</text:p>
            <text:p>Computerized Adaptive Testing (CAT)</text:p>
            <text:p>The exam is Computerized Adaptive Testing (CAT) delivered at Pearson Vue exam centre.</text:p>
            <text:p>Frequently Asked Questions</text:p>
            <text:p>Read more.</text:p>
            <text:p>Enquiry on (ISC)2 examinations</text:p>
            <text:p>For information on the examination for SSCP®, CISSP-ISSAP®/ISSEP®/ISSMP®, CAP®, CSSLP®, CCFP®, HCISSP® or CCSPSM, email (ISC)2 at isc2asia@isc2.org</text:p>
            <text:p>General Enquiry</text:p>
            <text:p>Please feel free to write to isstraining@nus.edu.sg or call 6516 2093 if you have any enquiry or feedback.</text:p>
          </table:table-cell>
          <table:table-cell table:style-name="ce1"/>
          <table:table-cell office:value-type="string" table:style-name="ce2">
            <text:p>Requirements</text:p>
            <text:p>CISSP® candidates must have a minimum of five years of professional experience of direct full-time professional security work experience in two or more of the eight domains of the (ISC)² CISSP® CBK® or four years of direct full-time professional security work experience in two or more of the eight domains of the CISSP CBK with a college degree.<text:s/></text:p>
            <text:p>Those with insufficient experience can apply for the Associate of (ISC)2 in CISSP® and take the same CISSP® exam, but complete the endorsement within 6 years time.</text:p>
            <text:p>For more information, visit www.isc2.org/cissp. For other credential requirement, click here or download a complimentary Candidate Information Bulletin.</text:p>
          </table:table-cell>
          <table:table-cell table:number-columns-repeated="16364" table:style-name="ce1"/>
        </table:table-row>
        <table:table-row table:style-name="ro1">
          <table:table-cell office:value-type="float" office:value="15" table:style-name="ce1">
            <text:p>15</text:p>
          </table:table-cell>
          <table:table-cell office:value-type="string" table:style-name="ce1">
            <text:p>https://www.iss.nus.edu.sg/executive-education/course/detail/certified-secure-software-lifecycle-professional-(csslp-exam-only)-</text:p>
          </table:table-cell>
          <table:table-cell office:value-type="string" table:style-name="ce1">
            <text:p>Certified Secure Software Lifecycle Professional (CSSLP Exam Only) Exams supported by CITREP+</text:p>
          </table:table-cell>
          <table:table-cell office:value-type="string" table:style-name="ce1">
            <text:p>CyberSecurity</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style-name="ce1"/>
          <table:table-cell office:value-type="float" office:value="820.63" table:style-name="ce1">
            <text:p>820.63</text:p>
          </table:table-cell>
          <table:table-cell office:value-type="string" table:style-name="ce2">
            <text:p>Overview</text:p>
            <text:p>Part of</text:p>
            <text:p>-</text:p>
            <text:p>Duration</text:p>
            <text:p>Course Time</text:p>
            <text:p>Enquiry</text:p>
            <text:p>Please contact Ms. Jane LIM at</text:p>
            <text:p>tel: 66013975 or<text:s/></text:p>
            <text:p>email for more details.<text:s/></text:p>
            <text:p/>
            <text:p>Most participants will find it faster, more direct and easier to register the CSSLP exam directly with Pearson Vue exam centre where you can pay using a credit card through the secured website.</text:p>
            <text:p>If you are eligible and interested to seek funding support under CITREP on the CSSLP exam, you may want to purchase CSSLP exam voucher via NUS-ISS.</text:p>
          </table:table-cell>
          <table:table-cell office:value-type="string" table:style-name="ce2">
            <text:p>Upcoming Exam Processing</text:p>
            <text:p>Class 1<text:s/></text:p>
            <text:p>15 Jun 2019<text:s/></text:p>
            <text:p>(Full Time)</text:p>
            <text:p>Time:</text:p>
            <text:p>N.A.</text:p>
            <text:p>Button</text:p>
            <text:p>Button</text:p>
            <text:p>Class 2<text:s/></text:p>
            <text:p>15 Jul 2019<text:s/></text:p>
            <text:p>(Full Time)</text:p>
            <text:p>Time:</text:p>
            <text:p>N.A.</text:p>
            <text:p>Button</text:p>
            <text:p>Button</text:p>
          </table:table-cell>
          <table:table-cell table:number-columns-repeated="3" table:style-name="ce1"/>
          <table:table-cell office:value-type="string" table:style-name="ce2">
            <text:p>Fees &amp; Funding</text:p>
            <text:p>Exam Fee</text:p>
            <text:p>International Participants/S'poreans/PRs1</text:p>
            <text:p>Exam fee</text:p>
            <text:p>S$820.63</text:p>
            <text:p>7% GST on fee</text:p>
            <text:p>S$57.44</text:p>
            <text:p>Total fee payable</text:p>
            <text:p>S$878.07</text:p>
            <text:p>Admin fee (inclusive of 7% GST)</text:p>
            <text:p>S$53.502</text:p>
            <text:p>1up to 70% CITREP+funding for Professionals (Singaporeans and Singapore PRs) and 100% CITREP+ funding for Students / NSF (Singaporeans) is available for the net payable exam fee</text:p>
            <text:p>2Admin fee of $53.50 will be waived for NUS-ISS' ISC2-CSSLP® participants within 1 year from course attendance.</text:p>
            <text:p>Purchase of Exam Vouchers</text:p>
            <text:p>NUS-ISS processes the purchase of exam vouchers on a batch basis. For example, if you plan to take the exam in December, please register for an earlier processing date so that you will receive exam voucher before December and you can then book the exam with Pearson Vue.</text:p>
            <text:p>Exam vouchers are non-refundable and non-returnable.</text:p>
            <text:p>Exam vouchers expire 12 months from the date they are issued. Voucher expiration dates cannot be extended. The exam must be taken by the expiration date printed on the voucher.</text:p>
            <text:p>You will schedule your exam (CBT mode) with Pearson Vue test centres.</text:p>
            <text:p>Eligible candidates are reminded to submit CITREP claim after passing the exam. Please refer to IMDA website: www.imda.gov.sg/citrep for details.</text:p>
            <text:p>CITREP+ Endorsement</text:p>
            <text:p>SUPPORTED BY:</text:p>
            <text:p>CITREP+ supports:</text:p>
            <text:p>up to 70% of the exam fees, capped at $500 (exam only) per trainee for Professionals</text:p>
            <text:p>up to 100% of the exam fees, capped at $500 (exam only) per trainee for Students and/or Full-Time National Service (NSF). For more details, please refer to CITREP+ Claim Application Guide</text:p>
            <text:p>Administered by the Infocomm Media Development Authority (IMDA), the CITREP+ funding support is eligible for Singapore Citizens and Permanent Residents. Valid for courses and examinations commencing from 1 April 2019.<text:s/></text:p>
            <text:p>Terms and conditions apply. Please visit http://www.imtalent.sg/citrep for full details.</text:p>
            <text:p>MR CODE: CITREP+/FY19/MR/19-05/749</text:p>
          </table:table-cell>
          <table:table-cell table:number-columns-repeated="2" table:style-name="ce1"/>
          <table:table-cell office:value-type="string" table:style-name="ce2">
            <text:p>Preparing For Your Exam</text:p>
            <text:p>Exam Format</text:p>
            <text:p>Computer Based Testing (CBT)</text:p>
            <text:p>The exam is Computer Based Testing (CBT) delivered at Pearson Vue exam centre.</text:p>
            <text:p>Frequently Asked Questions</text:p>
            <text:p>Read more.</text:p>
            <text:p>Enquiry on (ISC)2 examinations</text:p>
            <text:p>For information on the examination for SSCP®, CISSP-ISSAP®/ISSEP®/ISSMP®, CAP®, CSSLP®, CCFP®, HCISSP® or CCSPSM, email (ISC)2 at isc2asia@isc2.org</text:p>
            <text:p>General Enquiry</text:p>
            <text:p>Please feel free to write to isstraining@nus.edu.sg or call 6516 2093 if you have any enquiry or feedback.</text:p>
          </table:table-cell>
          <table:table-cell table:style-name="ce1"/>
          <table:table-cell office:value-type="string" table:style-name="ce2">
            <text:p>Requirements</text:p>
            <text:p>CSSLP applicants must have a minimum of four years of direct full-time secure software lifecycle professional work experience in one or more the eight domains of the (ISC)2® CSSLP CBK or three years of direct full-time experience with a four-year college degree in an IT discipline.</text:p>
            <text:p>Those with insufficient experience can apply for the Associate of (ISC)2 in CSSLP and take the CSSLP exam. The Associate of (ISC)2 designation is valid for 5 years and you will need to obtain the required experience, and submit the requirement endorsement form for certification within 5 years. For more information, click here. For other credential requirement, please visit www.isc2.org or download a complimentary Candidate Information Bulletin.</text:p>
          </table:table-cell>
          <table:table-cell table:number-columns-repeated="16364" table:style-name="ce1"/>
        </table:table-row>
        <table:table-row table:style-name="ro1">
          <table:table-cell office:value-type="float" office:value="16" table:style-name="ce1">
            <text:p>16</text:p>
          </table:table-cell>
          <table:table-cell office:value-type="string" table:style-name="ce1">
            <text:p>https://www.iss.nus.edu.sg/executive-education/course/detail/nicf--(isc)-ccsp-cbk-training-seminar-(sf)</text:p>
          </table:table-cell>
          <table:table-cell office:value-type="string" table:style-name="ce1">
            <text:p>(ISC)2 CCSP CBK Training Seminar (SF)</text:p>
          </table:table-cell>
          <table:table-cell office:value-type="string" table:style-name="ce1">
            <text:p>CyberSecurity</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5" table:style-name="ce1">
            <text:p>5</text:p>
          </table:table-cell>
          <table:table-cell office:value-type="float" office:value="4050" table:style-name="ce1">
            <text:p>4050</text:p>
          </table:table-cell>
          <table:table-cell office:value-type="string" table:style-name="ce2">
            <text:p>Overview</text:p>
            <text:p>Reference No</text:p>
            <text:p>CRS-Q-0036918-ICT</text:p>
            <text:p>Part of</text:p>
            <text:p>-</text:p>
            <text:p>Duration</text:p>
            <text:p>5 days</text:p>
            <text:p>Course Time</text:p>
            <text:p>9.00am - 5.00pm</text:p>
            <text:p>Enquiry</text:p>
            <text:p>Please contact Ms. Jane LIM at</text:p>
            <text:p>tel: 66013975 or<text:s/></text:p>
            <text:p>email for more details.</text:p>
            <text:p>As more organisations adopt cloud-based systems, new complexities and challenges surface. To ensure that cloud security professionals have the required knowledge, skills and abilities to audit, assess and secure cloud infrastructures, (ISC)² and the Cloud Security Alliance (CSA) recently developed the Certified Cloud Security Professional (CCSPSM).</text:p>
            <text:p>The CCSP credential reflects in-depth knowledge derived from hands-on information security and cloud computing experience. It validates practical know-how for professionals whose responsibilities involve cloud security architecture, design, operations and service orchestration.</text:p>
            <text:p>CCSP defines the qualifications and experience necessary to competently secure cloud services. Ultimately, it provides a new benchmark for cloud security knowledge and competence and is viewed as the most reliable indicator of overall proficiency in cloud security.<text:s/></text:p>
            <text:p>This course is part of the Cybersecurity and Digital Strategy &amp; Leadership Series offered by NUS-ISS.</text:p>
          </table:table-cell>
          <table:table-cell office:value-type="string" table:style-name="ce2">
            <text:p>Upcoming Classes</text:p>
            <text:p>Class 1<text:s/></text:p>
            <text:p>10 Jun 2019 to 14 Jun 2019<text:s/></text:p>
            <text:p>(Full Time)</text:p>
            <text:p>Duration: 5 days</text:p>
            <text:p>Time:</text:p>
            <text:p>9.00am - 5.00pm</text:p>
            <text:p>Button</text:p>
            <text:p>Button</text:p>
            <text:p>Class 2<text:s/></text:p>
            <text:p>25 Jul 2019 to 31 Jul 2019<text:s/></text:p>
            <text:p>(Full Time)</text:p>
            <text:p>Duration: 5 days</text:p>
            <text:p>Time:</text:p>
            <text:p>9.00am - 5.00pm</text:p>
            <text:p>Button</text:p>
            <text:p>Button</text:p>
            <text:p>Class 3<text:s/></text:p>
            <text:p>16 Sep 2019 to 20 Sep 2019<text:s/></text:p>
            <text:p>(Full Time)</text:p>
            <text:p>Duration: 5 days</text:p>
            <text:p>Time:</text:p>
            <text:p>9.00am - 5.00pm</text:p>
            <text:p>Button</text:p>
            <text:p>Button</text:p>
            <text:p>Class 4<text:s/></text:p>
            <text:p>11 Nov 2019 to 15 Nov 2019<text:s/></text:p>
            <text:p>(Full Time)</text:p>
            <text:p>Duration: 5 days</text:p>
            <text:p>Time:</text:p>
            <text:p>9.00am - 5.00pm</text:p>
            <text:p>Button</text:p>
            <text:p>Button</text:p>
            <text:p>Class 5<text:s/></text:p>
            <text:p>20 Feb 2020 to 26 Feb 2020<text:s/></text:p>
            <text:p>(Full Time)</text:p>
            <text:p>Duration: 5 days</text:p>
            <text:p>Time:</text:p>
            <text:p>9.00am - 5.00pm</text:p>
            <text:p>Button</text:p>
            <text:p>Button</text:p>
          </table:table-cell>
          <table:table-cell office:value-type="string" table:style-name="ce2">
            <text:p>Key Takeaways</text:p>
            <text:p>At the end of the course, participants will be able to:</text:p>
            <text:p>Gain knowledge in addressing the unique information security demands intrinsic to cloud</text:p>
            <text:p>Enhance their credibility and marketability for the most desirable cloud security opportunities</text:p>
            <text:p>Affirm their commitment to understanding and applying security best practices to cloud environments</text:p>
          </table:table-cell>
          <table:table-cell office:value-type="string" table:style-name="ce2">
            <text:p>Who Should Attend</text:p>
            <text:p>This course is for:<text:s/></text:p>
            <text:p>Enterprise Architect</text:p>
            <text:p>Security Administrator</text:p>
            <text:p>Systems Engineer</text:p>
            <text:p>Security Architect</text:p>
            <text:p>Security Consultant</text:p>
            <text:p>Security Engineer</text:p>
            <text:p>Security Manager</text:p>
            <text:p>Systems Architect</text:p>
            <text:p>Pre-requisites</text:p>
            <text:p>One of the prerequisites for the CCSP credential is 5 years of cumulative paid full-time IT experience, of which 3 years must be in information security and 1 year in 1 of the 6 domains of the CCSP examination. Earning the Cloud Security Alliance’s CCSK certificate can be substituted for 1 year of experience in 1 of the 6 domains of the CCSP examination. Earning (ISC)²’s CISSP credential can be substituted for the entire CCSP experience requirement.</text:p>
          </table:table-cell>
          <table:table-cell office:value-type="string" table:style-name="ce2">
            <text:p>What Will Be Covered</text:p>
            <text:p>Architectural concepts and design requirements</text:p>
            <text:p>Cloud data security</text:p>
            <text:p>Cloud platform &amp; infrastructure security</text:p>
            <text:p>Cloud application security</text:p>
            <text:p>Operations</text:p>
            <text:p>Legal and compliance</text:p>
            <text:p>Format</text:p>
            <text:p>Lecture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4050</text:p>
            <text:p>S$4050</text:p>
            <text:p>S$4050</text:p>
            <text:p>S$4050</text:p>
            <text:p>SSG grant</text:p>
            <text:p>-</text:p>
            <text:p>(S$2835)</text:p>
            <text:p>(S$2835)</text:p>
            <text:p>(S$2835)</text:p>
            <text:p>Nett course fee</text:p>
            <text:p>S$4050</text:p>
            <text:p>S$1215</text:p>
            <text:p>S$1215</text:p>
            <text:p>S$1215</text:p>
            <text:p>7% GST on nett course fee</text:p>
            <text:p>S$283.50</text:p>
            <text:p>S$85.05</text:p>
            <text:p>S$85.05</text:p>
            <text:p>S$85.05</text:p>
            <text:p>Total nett course fee payable, including GST</text:p>
            <text:p>S$4333.50</text:p>
            <text:p>S$1300.05</text:p>
            <text:p>S$1300.05</text:p>
            <text:p>S$1300.05</text:p>
            <text:p>Less additional funding if eligible under various schemes</text:p>
            <text:p>-</text:p>
            <text:p>-</text:p>
            <text:p>(S$810)</text:p>
            <text:p>(S$1012.50)</text:p>
            <text:p>Total nett course fee payable, including GST, after additional funding from the various funding schemes</text:p>
            <text:p>S$4333.50</text:p>
            <text:p>S$1300.05</text:p>
            <text:p>S$490.05</text:p>
            <text:p>S$287.55</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4050</text:p>
            <text:p>S$4050</text:p>
            <text:p>S$4050</text:p>
            <text:p>S$4050</text:p>
            <text:p>S$4050</text:p>
            <text:p>SSG grant</text:p>
            <text:p>-</text:p>
            <text:p>(S$2835)</text:p>
            <text:p>(S$2835)</text:p>
            <text:p>(S$2835)</text:p>
            <text:p>(S$2835)</text:p>
            <text:p>Nett course fee</text:p>
            <text:p>S$4050</text:p>
            <text:p>S$1215</text:p>
            <text:p>S$1215</text:p>
            <text:p>S$1215</text:p>
            <text:p>S$1215</text:p>
            <text:p>7% GST on nett course fee</text:p>
            <text:p>S$283.50</text:p>
            <text:p>S$85.05</text:p>
            <text:p>S$85.05</text:p>
            <text:p>S$85.05</text:p>
            <text:p>S$85.05</text:p>
            <text:p>Total nett course fee payable, including GST</text:p>
            <text:p>S$4333.50</text:p>
            <text:p>S$1300.05</text:p>
            <text:p>S$1300.05</text:p>
            <text:p>S$1300.05</text:p>
            <text:p>S$1300.05</text:p>
            <text:p>Fee payable to NUS-ISS</text:p>
            <text:p>Less additional funding if eligible under various schemes#</text:p>
            <text:p>(company needs to submit training grant and claim via Skillsconnect)</text:p>
            <text:p>-</text:p>
            <text:p>-</text:p>
            <text:p>(S$810)</text:p>
            <text:p>(S$1012.50)</text:p>
            <text:p>(S$810)</text:p>
            <text:p>Total nett course fee payable, including GST, after additional funding from the various funding schemes</text:p>
            <text:p>-</text:p>
            <text:p>-</text:p>
            <text:p>S$490.05</text:p>
            <text:p>S$287.55</text:p>
            <text:p>S$490.05</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will be capped at 30 hours and is available for eligible companies and companies on a short work week system will receive the absentee payroll subsidy based on their employees' current income. Please visit www.ssg.gov.sg for full details.</text:p>
          </table:table-cell>
          <table:table-cell table:number-columns-repeated="2" table:style-name="ce1"/>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office:value-type="string" table:style-name="ce2">
            <text:p>Exams &amp; Certificate</text:p>
            <text:p>Certificate of Completion</text:p>
            <text:p>The ISS Certificate of Completion will be issued to participants who have attended at least 75% of the course.</text:p>
            <text:p>WSQ Assessment<text:s/></text:p>
            <text:p>Broad Schedule of Assessment: End of the course</text:p>
            <text:p>Passing Criteria: Generally achieve above 50% of total marks for each question in the assessment</text:p>
            <text:p>Assessment Method: Individual open-book assessment comprising short answer questions</text:p>
            <text:p>Upon passing the assessment, Statement of Attainment (SOAs) will be issued to certify that the participant has passed the following Competency Standard(s):</text:p>
            <text:p>ICT-OUS-4013-1.1 Security Education and Awareness</text:p>
            <text:p>ICT-SNA-4021-1.1 Security Strategy</text:p>
            <text:p>Participants may need to attend additional coaching sessions and re-assessments if they do not pass the required competency standards. ISS reserves the right not to disclose any information on the course assessment process.</text:p>
            <text:p>Exam Overview</text:p>
            <text:p>Please refer to the CCSP Exam Only page for more information.</text:p>
          </table:table-cell>
          <table:table-cell table:number-columns-repeated="16365" table:style-name="ce1"/>
        </table:table-row>
        <table:table-row table:style-name="ro1">
          <table:table-cell office:value-type="float" office:value="17" table:style-name="ce1">
            <text:p>17</text:p>
          </table:table-cell>
          <table:table-cell office:value-type="string" table:style-name="ce1">
            <text:p>https://www.iss.nus.edu.sg/executive-education/course/detail/nicf--(isc)-cissp-cbk-training-seminar-(sf)</text:p>
          </table:table-cell>
          <table:table-cell office:value-type="string" table:style-name="ce1">
            <text:p>(ISC)2 CISSP CBK Training Seminar (SF)</text:p>
          </table:table-cell>
          <table:table-cell office:value-type="string" table:style-name="ce1">
            <text:p>CyberSecurity</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5" table:style-name="ce1">
            <text:p>5</text:p>
          </table:table-cell>
          <table:table-cell office:value-type="float" office:value="4050" table:style-name="ce1">
            <text:p>4050</text:p>
          </table:table-cell>
          <table:table-cell office:value-type="string" table:style-name="ce2">
            <text:p>Overview</text:p>
            <text:p>Reference No</text:p>
            <text:p>CRS-Q-0034740-ICT</text:p>
            <text:p>Part of</text:p>
            <text:p>-</text:p>
            <text:p>Duration</text:p>
            <text:p>5 days</text:p>
            <text:p>Course Time</text:p>
            <text:p>9.00am - 5.00pm</text:p>
            <text:p>Enquiry</text:p>
            <text:p>Please contact Ms. Jane LIM at</text:p>
            <text:p>tel: 66013975 or<text:s/></text:p>
            <text:p>email for more details.</text:p>
            <text:p>Announcement: Our CISSP class from 18 May to 15 Jun are only conducted on Saturdays.<text:s/></text:p>
            <text:p>Contact us for more information.</text:p>
            <text:p>For individuals in the field of information security, the Certified Information Systems Security Professional (CISSP®) credential will render the recognition of their expertise and skills. The globally recognised standard is ideal for experienced information security professionals, including those in mid and senior level managerial positions.</text:p>
            <text:p>Positions in many large corporations and government agencies worldwide now require certification, and accredited practitioners have a higher earning potential together with greater career prospects. As a member of the International Information Systems Security Certification Consortium, Inc. or (ISC)2, you will be part of an elite network of certified information security professionals.</text:p>
            <text:p>The official (ISC)2 CISSP® CBK® training seminar, the exclusive review course endorsed by (ISC)2, is the most comprehensive and complete review of information systems security concepts and industry best practices. It covers the 8 CISSP® CBK® domains and serves as a good learning tool for mastering concepts and topics related to all aspects of information systems security.</text:p>
            <text:p>This course is part of the Cybersecurity series, Software Systems series, Digital Strategy &amp; Leadership series as well as Graduate Certificate in Securing Ubiquitous Systems series offered by NUS-ISS.</text:p>
          </table:table-cell>
          <table:table-cell office:value-type="string" table:style-name="ce2">
            <text:p>Upcoming Classes</text:p>
            <text:p>Class 1<text:s/></text:p>
            <text:p>18 May 2019 to 15 Jun 2019<text:s/></text:p>
            <text:p>(Part Time, Saturdays only)</text:p>
            <text:p>Duration: 5 days (Note that the classes are conducted over 5 Saturdays - 18 May, 25 May, 1 Jun, 8 Jun and 15 Jun)</text:p>
            <text:p>When:</text:p>
            <text:p>May:</text:p>
            <text:p>18(Sat), 25(Sat)</text:p>
            <text:p>Jun:</text:p>
            <text:p>01(Sat), 08(Sat), 15(Sat)</text:p>
            <text:p>Time:</text:p>
            <text:p>9:00AM - 5:00PM</text:p>
            <text:p>Button</text:p>
            <text:p>Button</text:p>
            <text:p>Class 2<text:s/></text:p>
            <text:p>17 Jun 2019 to 21 Jun 2019<text:s/></text:p>
            <text:p>(Full Time)</text:p>
            <text:p>Duration: 5 days</text:p>
            <text:p>Time:</text:p>
            <text:p>9:00am to 5:00pm</text:p>
            <text:p>Button</text:p>
            <text:p>Button</text:p>
            <text:p>Class 3<text:s/></text:p>
            <text:p>08 Jul 2019 to 12 Jul 2019<text:s/></text:p>
            <text:p>(Full Time)</text:p>
            <text:p>Duration: 5 days</text:p>
            <text:p>Time:</text:p>
            <text:p>9:00am to 5:00pm</text:p>
            <text:p>Button</text:p>
            <text:p>Button</text:p>
            <text:p>Class 4<text:s/></text:p>
            <text:p>26 Aug 2019 to 30 Aug 2019<text:s/></text:p>
            <text:p>(FullTime)</text:p>
            <text:p>Duration: 5 days</text:p>
            <text:p>Time:</text:p>
            <text:p>NULL</text:p>
            <text:p>Button</text:p>
            <text:p>Button</text:p>
            <text:p>Class 5<text:s/></text:p>
            <text:p>23 Sep 2019 to 27 Sep 2019<text:s/></text:p>
            <text:p>(Full Time)</text:p>
            <text:p>Duration: 5 days</text:p>
            <text:p>Time:</text:p>
            <text:p>9:00am to 5:00pm</text:p>
            <text:p>Button</text:p>
            <text:p>Button</text:p>
            <text:p>Class 6<text:s/></text:p>
            <text:p>14 Oct 2019 to 18 Oct 2019<text:s/></text:p>
            <text:p>(Full Time)</text:p>
            <text:p>Duration: 5 days</text:p>
            <text:p>Time:</text:p>
            <text:p>9:00am to 5:00pm</text:p>
            <text:p>Button</text:p>
            <text:p>Button</text:p>
            <text:p>Class 7<text:s/></text:p>
            <text:p>04 Nov 2019 to 08 Nov 2019<text:s/></text:p>
            <text:p>(Full Time)</text:p>
            <text:p>Duration: 5 days</text:p>
            <text:p>Time:</text:p>
            <text:p>9:00am to 5:00pm</text:p>
            <text:p>Button</text:p>
            <text:p>Button</text:p>
            <text:p>Class 8<text:s/></text:p>
            <text:p>02 Dec 2019 to 06 Dec 2019<text:s/></text:p>
            <text:p>(Full Time)</text:p>
            <text:p>Duration: 5 days</text:p>
            <text:p>Time:</text:p>
            <text:p>9:00am to 5:00pm</text:p>
            <text:p>Button</text:p>
            <text:p>Button</text:p>
            <text:p>Class 9<text:s/></text:p>
            <text:p>13 Jan 2020 to 17 Jan 2020<text:s/></text:p>
            <text:p>(Full Time)</text:p>
            <text:p>Duration: 5 days</text:p>
            <text:p>Time:</text:p>
            <text:p>9:00am to 5:00pm</text:p>
            <text:p>Button</text:p>
            <text:p>Button</text:p>
            <text:p>Class 10<text:s/></text:p>
            <text:p>10 Feb 2020 to 14 Feb 2020<text:s/></text:p>
            <text:p>(Full Time)</text:p>
            <text:p>Duration: 5 days</text:p>
            <text:p>Time:</text:p>
            <text:p>9:00am to 5:00pm</text:p>
            <text:p>Button</text:p>
            <text:p>Button</text:p>
            <text:p>Class 11<text:s/></text:p>
            <text:p>16 Mar 2020 to 20 Mar 2020<text:s/></text:p>
            <text:p>(Full Time)</text:p>
            <text:p>Duration: 5 days</text:p>
            <text:p>Time:</text:p>
            <text:p>9:00am to 5:00pm</text:p>
            <text:p>Button</text:p>
            <text:p>Button</text:p>
          </table:table-cell>
          <table:table-cell office:value-type="string" table:style-name="ce2">
            <text:p>Key Takeaways</text:p>
            <text:p>At the end of the course, participants will be able to:</text:p>
            <text:p>Master concepts and topics related to all aspects of information systems security in the 8 CISSP® CBK® domains</text:p>
          </table:table-cell>
          <table:table-cell office:value-type="string" table:style-name="ce2">
            <text:p>Who Should Attend</text:p>
            <text:p>This course is for:<text:s/></text:p>
            <text:p>IT or Systems Security Managers</text:p>
            <text:p>Project Managers</text:p>
            <text:p>Systems or Network Engineers</text:p>
            <text:p>Systems Analyst or Auditor</text:p>
            <text:p>Systems or Network Consultant</text:p>
            <text:p>Senior Systems or Database Administrators or Programmers</text:p>
            <text:p>Anyone who wishes to refresh and broaden their knowledge in all 8 CISSP® CBK® domains to study for the CISSP® exam</text:p>
            <text:p>Pre-requisites</text:p>
            <text:p>a) CISSP Credential</text:p>
            <text:p>Minimum full-time work experience requirement will be 4 years plus a graduate degree or 5 years experience without a graduate degree. Experience must be in at least 2 of the 8 domains covered by the CISSP® CBK®</text:p>
            <text:p>b) Associate of (ISC)2 Credential</text:p>
            <text:p>For those who do not meet the professional experience requirements, you can still become an Associate of (ISC)2 by completing and submitting the examination form and successfully passing the CISSP examination</text:p>
          </table:table-cell>
          <table:table-cell office:value-type="string" table:style-name="ce2">
            <text:p>What Will Be Covered</text:p>
            <text:p>Security &amp; risk management</text:p>
            <text:p>Asset security</text:p>
            <text:p>Security architecture and engineering</text:p>
            <text:p>Communication &amp; network security</text:p>
            <text:p>Identity &amp; access management</text:p>
            <text:p>Security assessment &amp; testing</text:p>
            <text:p>Security operations<text:s/></text:p>
            <text:p>Software development security</text:p>
            <text:p>Format</text:p>
            <text:p>Lectures and demo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4050</text:p>
            <text:p>S$4050</text:p>
            <text:p>S$4050</text:p>
            <text:p>S$4050</text:p>
            <text:p>SSG grant</text:p>
            <text:p>-</text:p>
            <text:p>(S$2835)</text:p>
            <text:p>(S$2835)</text:p>
            <text:p>(S$2835)</text:p>
            <text:p>Nett course fee</text:p>
            <text:p>S$4050</text:p>
            <text:p>S$1215</text:p>
            <text:p>S$1215</text:p>
            <text:p>S$1215</text:p>
            <text:p>7% GST on nett course fee</text:p>
            <text:p>S$283.50</text:p>
            <text:p>S$85.05</text:p>
            <text:p>S$85.05</text:p>
            <text:p>S$85.05</text:p>
            <text:p>Total nett course fee payable, including GST</text:p>
            <text:p>S$4333.50</text:p>
            <text:p>S$1300.05</text:p>
            <text:p>S$1300.05</text:p>
            <text:p>S$1300.05</text:p>
            <text:p>Less additional funding if eligible under various schemes</text:p>
            <text:p>-</text:p>
            <text:p>-</text:p>
            <text:p>(S$810)</text:p>
            <text:p>(S$1012.50)</text:p>
            <text:p>Total nett course fee payable, including GST, after additional funding from the various funding schemes</text:p>
            <text:p>S$4333.50</text:p>
            <text:p>S$1300.05</text:p>
            <text:p>S$490.05</text:p>
            <text:p>S$287.55</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4050</text:p>
            <text:p>S$4050</text:p>
            <text:p>S$4050</text:p>
            <text:p>S$4050</text:p>
            <text:p>S$4050</text:p>
            <text:p>SSG grant</text:p>
            <text:p>-</text:p>
            <text:p>(S$2835)</text:p>
            <text:p>(S$2835)</text:p>
            <text:p>(S$2835)</text:p>
            <text:p>(S$2835)</text:p>
            <text:p>Nett course fee</text:p>
            <text:p>S$4050</text:p>
            <text:p>S$1215</text:p>
            <text:p>S$1215</text:p>
            <text:p>S$1215</text:p>
            <text:p>S$1215</text:p>
            <text:p>7% GST on nett course fee</text:p>
            <text:p>S$283.50</text:p>
            <text:p>S$85.05</text:p>
            <text:p>S$85.05</text:p>
            <text:p>S$85.05</text:p>
            <text:p>S$85.05</text:p>
            <text:p>Total nett course fee payable, including GST</text:p>
            <text:p>S$4333.50</text:p>
            <text:p>S$1300.05</text:p>
            <text:p>S$1300.05</text:p>
            <text:p>S$1300.05</text:p>
            <text:p>S$1300.05</text:p>
            <text:p>Fee payable to NUS-ISS</text:p>
            <text:p>Less additional funding if eligible under various schemes#</text:p>
            <text:p>(company needs to submit training grant and claim via Skillsconnect)</text:p>
            <text:p>-</text:p>
            <text:p>-</text:p>
            <text:p>(S$810)</text:p>
            <text:p>(S$1012.50)</text:p>
            <text:p>(S$810)</text:p>
            <text:p>Total nett course fee payable, including GST, after additional funding from the various funding schemes</text:p>
            <text:p>-</text:p>
            <text:p>-</text:p>
            <text:p>S$490.05</text:p>
            <text:p>S$287.55</text:p>
            <text:p>S$490.05</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number-columns-repeated="2" table:style-name="ce1"/>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office:value-type="string" table:style-name="ce2">
            <text:p>Exams &amp; Certificate</text:p>
            <text:p>Certificate of Completion<text:s/></text:p>
            <text:p>The ISS Certificate of Completion will be issued to participants who have attended at least 75% of the course.</text:p>
            <text:p>WSQ Assessment</text:p>
            <text:p>Broad Schedule of Assessment: End of the course</text:p>
            <text:p>Passing Criteria: Achieve above 50% of total marks for each section of the assessment</text:p>
            <text:p>Assessment Method: Individual open-book assessment comprising short answer questions</text:p>
            <text:p>Upon passing the assessment, Statement of Attainment (SOAs) will be issued to certify that the participant has passed the following Competency Standard(s):</text:p>
            <text:p>ICT-SNA-4020-1.1 Security Governance</text:p>
            <text:p>ICT-OUS-3012-1.1 Security Administration<text:s/></text:p>
            <text:p>ICT-SNA-5020-1.1 Security Governance<text:s/></text:p>
            <text:p>ICT-SNA-4007-1.1 Cyber Risk Management<text:s/></text:p>
            <text:p>Participants may need to attend additional coaching sessions and re-assessments if they do not pass the required competency standards. ISS reserves the right not to disclose any information on the course assessment process.</text:p>
            <text:p>Exam Overview</text:p>
            <text:p>Please refer to the CISSP Exam Only page for more information.</text:p>
          </table:table-cell>
          <table:table-cell table:number-columns-repeated="16365"/>
        </table:table-row>
        <table:table-row table:style-name="ro1">
          <table:table-cell office:value-type="float" office:value="18" table:style-name="ce1">
            <text:p>18</text:p>
          </table:table-cell>
          <table:table-cell office:value-type="string" table:style-name="ce1">
            <text:p>https://www.iss.nus.edu.sg/executive-education/course/detail/nicf--(isc)-csslp-cbk-training-seminar-(sf)</text:p>
          </table:table-cell>
          <table:table-cell office:value-type="string" table:style-name="ce1">
            <text:p>(ISC)2 CSSLP CBK Training Seminar (SF)</text:p>
          </table:table-cell>
          <table:table-cell office:value-type="string" table:style-name="ce1">
            <text:p>CyberSecurity</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5" table:style-name="ce1">
            <text:p>5</text:p>
          </table:table-cell>
          <table:table-cell office:value-type="float" office:value="4050" table:style-name="ce1">
            <text:p>4050</text:p>
          </table:table-cell>
          <table:table-cell office:value-type="string" table:style-name="ce2">
            <text:p>Overview</text:p>
            <text:p>Reference No</text:p>
            <text:p>CRS-Q-0037188-ICT</text:p>
            <text:p>Part of</text:p>
            <text:p>-</text:p>
            <text:p>Duration</text:p>
            <text:p>5 days</text:p>
            <text:p>Course Time</text:p>
            <text:p>9.00am - 5.00pm</text:p>
            <text:p>Enquiry</text:p>
            <text:p>Please contact Ms. Jane LIM at</text:p>
            <text:p>tel: 66013975 or<text:s/></text:p>
            <text:p>email for more details.<text:s/></text:p>
            <text:p/>
            <text:p>In light of heightened information security concerns, organisations are looking at security as part of software development and the software lifecycle. The official 5-day (ISC)2 CSSLP® CBK Training Seminar is the exclusive review course endorsed by (ISC)2 to learn security best practices and industry standards for the software lifecycle, which is critical to a Certified Secure Software Lifecycle Professional (CSSLP®).</text:p>
            <text:p>You will learn about the tools, processes and on how security should be built into each phase of the software lifecycle. The course details security measures that must be put in place during the requirements, design, implementation, testing and acceptance phases as well as during deployment, operations, maintenance and ultimately disposal.</text:p>
            <text:p>This will ensure you are properly prepared to take on the constant evolving vulnerabilities exposed in software development.</text:p>
            <text:p>This course is part of the Cybersecurity and Digital Strategy &amp; Leadership series offered by NUS-ISS.</text:p>
          </table:table-cell>
          <table:table-cell office:value-type="string" table:style-name="ce2">
            <text:p>Upcoming Classes</text:p>
            <text:p>Class 1<text:s/></text:p>
            <text:p>24 Jun 2019 to 28 Jun 2019<text:s/></text:p>
            <text:p>(Full Time)</text:p>
            <text:p>Duration: 5 days</text:p>
            <text:p>Time:</text:p>
            <text:p>9:00am to 5:00pm</text:p>
            <text:p>Button</text:p>
            <text:p>Button</text:p>
            <text:p>Class 2<text:s/></text:p>
            <text:p>25 Nov 2019 to 29 Nov 2019<text:s/></text:p>
            <text:p>(Full Time)</text:p>
            <text:p>Duration: 5 days</text:p>
            <text:p>Time:</text:p>
            <text:p>9:00am to 5:00pm</text:p>
            <text:p>Button</text:p>
            <text:p>Button</text:p>
            <text:p>Class 3<text:s/></text:p>
            <text:p>09 Mar 2020 to 13 Mar 2020<text:s/></text:p>
            <text:p>(Full Time)</text:p>
            <text:p>Duration: 5 days</text:p>
            <text:p>Time:</text:p>
            <text:p>9:00am to 5:00pm</text:p>
            <text:p>Button</text:p>
            <text:p>Button</text:p>
          </table:table-cell>
          <table:table-cell office:value-type="string" table:style-name="ce2">
            <text:p>Key Takeaways</text:p>
            <text:p>At the end of the course, participants will be able to:</text:p>
            <text:p>Learn security best practices and industry standards for the software lifecycle</text:p>
          </table:table-cell>
          <table:table-cell office:value-type="string" table:style-name="ce2">
            <text:p>Who Should Attend</text:p>
            <text:p>This course is for:<text:s/></text:p>
            <text:p>Software Developers</text:p>
            <text:p>Development Managers</text:p>
            <text:p>Technical Architects</text:p>
            <text:p>Business Analysts</text:p>
            <text:p>Quality Assurance Managers</text:p>
            <text:p>Information Security Professionals &amp; Managers</text:p>
            <text:p>Anyone who wishes to attain a holistic understanding of how information security considerations could be built into the software development lifecycle to better protect the enterprise information assets</text:p>
            <text:p>Anyone who wishes to sit for the CSSLP® exam</text:p>
            <text:p>Pre-requisites</text:p>
            <text:p>a) CSSLP Credential</text:p>
            <text:p>Minimum 4 years of professional experience in the software development lifecycle (SDLC) in one or more of the 8 domains of the (ISC)2 CSSLP CBK® or three years of recent work experience with an applicable four-year college degree.</text:p>
            <text:p>b) Associate of (ISC)2 Credential</text:p>
            <text:p>For those who do not meet the professional experience requirements, you can still become an Associate of (ISC)2 by completing and submitting the examination form and successfully passing the CSSLP examination.</text:p>
          </table:table-cell>
          <table:table-cell office:value-type="string" table:style-name="ce2">
            <text:p>What Will Be Covered</text:p>
            <text:p>Secure software concepts - security implications in software development</text:p>
            <text:p>Secure software requirements - capturing security requirements in the requirements gathering phase</text:p>
            <text:p>Secure software design - translating security requirements into application design elements</text:p>
            <text:p>Secure software implementation/coding - unit testing for security functionality and resiliency to attack, and developing secure code and exploit mitigation</text:p>
            <text:p>Secure software testing - integrated QA testing for security functionality and resiliency to attack</text:p>
            <text:p>Software acceptance - security implication in the software acceptance phase</text:p>
            <text:p>Software deployment, operations, maintenance and disposal - security issues around steady state operations and management of software</text:p>
            <text:p>Format</text:p>
            <text:p>Lectures and demo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4050</text:p>
            <text:p>S$4050</text:p>
            <text:p>S$4050</text:p>
            <text:p>S$4050</text:p>
            <text:p>SSG grant</text:p>
            <text:p>-</text:p>
            <text:p>(S$2835)</text:p>
            <text:p>(S$2835)</text:p>
            <text:p>(S$2835)</text:p>
            <text:p>Nett course fee</text:p>
            <text:p>S$4050</text:p>
            <text:p>S$1215</text:p>
            <text:p>S$1215</text:p>
            <text:p>S$1215</text:p>
            <text:p>7% GST on nett course fee</text:p>
            <text:p>S$283.50</text:p>
            <text:p>S$85.05</text:p>
            <text:p>S$85.05</text:p>
            <text:p>S$85.05</text:p>
            <text:p>Total nett course fee payable, including GST</text:p>
            <text:p>S$4333.50</text:p>
            <text:p>S$1300.05</text:p>
            <text:p>S$1300.05</text:p>
            <text:p>S$1300.05</text:p>
            <text:p>Less additional funding if eligible under various schemes</text:p>
            <text:p>-</text:p>
            <text:p>-</text:p>
            <text:p>(S$810)</text:p>
            <text:p>(S$1012.50)</text:p>
            <text:p>Total nett course fee payable, including GST, after additional funding from the various funding schemes</text:p>
            <text:p>S$4333.50</text:p>
            <text:p>S$1300.05</text:p>
            <text:p>S$490.05</text:p>
            <text:p>S$287.55</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4050</text:p>
            <text:p>S$4050</text:p>
            <text:p>S$4050</text:p>
            <text:p>S$4050</text:p>
            <text:p>S$4050</text:p>
            <text:p>SSG grant</text:p>
            <text:p>-</text:p>
            <text:p>(S$2835)</text:p>
            <text:p>(S$2835)</text:p>
            <text:p>(S$2835)</text:p>
            <text:p>(S$2835)</text:p>
            <text:p>Nett course fee</text:p>
            <text:p>S$4050</text:p>
            <text:p>S$1215</text:p>
            <text:p>S$1215</text:p>
            <text:p>S$1215</text:p>
            <text:p>S$1215</text:p>
            <text:p>7% GST on nett course fee</text:p>
            <text:p>S$283.50</text:p>
            <text:p>S$85.05</text:p>
            <text:p>S$85.05</text:p>
            <text:p>S$85.05</text:p>
            <text:p>S$85.05</text:p>
            <text:p>Total nett course fee payable, including GST</text:p>
            <text:p>S$4333.50</text:p>
            <text:p>S$1300.05</text:p>
            <text:p>S$1300.05</text:p>
            <text:p>S$1300.05</text:p>
            <text:p>S$1300.05</text:p>
            <text:p>Fee payable to NUS-ISS</text:p>
            <text:p>Less additional funding if eligible under various schemes#</text:p>
            <text:p>(company needs to submit training grant and claim via Skillsconnect)</text:p>
            <text:p>-</text:p>
            <text:p>-</text:p>
            <text:p>(S$810)</text:p>
            <text:p>(S$1012.50)</text:p>
            <text:p>(S$810)</text:p>
            <text:p>Total nett course fee payable, including GST, after additional funding from the various funding schemes</text:p>
            <text:p>-</text:p>
            <text:p>-</text:p>
            <text:p>S$490.05</text:p>
            <text:p>S$287.55</text:p>
            <text:p>S$490.05</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number-columns-repeated="2" table:style-name="ce1"/>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office:value-type="string" table:style-name="ce2">
            <text:p>Exams &amp; Certificate</text:p>
            <text:p>Certificate of Completion</text:p>
            <text:p>The ISS Certificate of Completion will be issued to participants who have attended at least 75% of the course.</text:p>
            <text:p>WSQ Assessment</text:p>
            <text:p>Broad Schedule of Assessment: During and end of course</text:p>
            <text:p>Passing Criteria: Achieve above 50% of total marks for each question</text:p>
            <text:p>Assessment Method: Individual open-book assessment comprising short answer questions</text:p>
            <text:p>Upon passing the assessment, Statement of Attainment (SOAs) will be issued to certify that the participant has passed the following Competency Standard(s):</text:p>
            <text:p>ICT-SNA-4020-1.1 Security Governance</text:p>
            <text:p>ICT-DIT-3013-1.1 Security Programme Management</text:p>
            <text:p>Participants may need to attend additional coaching sessions and re-assessments if they do not pass the required competency standards. ISS reserves the right not to disclose any information on the course assessment process.</text:p>
            <text:p>Exam Overview</text:p>
            <text:p>Please refer to the CSSLP Exam Only page for more information.</text:p>
          </table:table-cell>
          <table:table-cell table:number-columns-repeated="16365"/>
        </table:table-row>
        <table:table-row table:style-name="ro1">
          <table:table-cell office:value-type="float" office:value="19" table:style-name="ce1">
            <text:p>19</text:p>
          </table:table-cell>
          <table:table-cell office:value-type="string" table:style-name="ce1">
            <text:p>https://www.iss.nus.edu.sg/executive-education/course/detail/nicf--aisp-qualified-information-security-professional-course-(sf)</text:p>
          </table:table-cell>
          <table:table-cell office:value-type="string" table:style-name="ce1">
            <text:p>AISP Qualified Information Security Professional Course (SF)</text:p>
          </table:table-cell>
          <table:table-cell office:value-type="string" table:style-name="ce1">
            <text:p>CyberSecurity</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style-name="ce1"/>
          <table:table-cell office:value-type="float" office:value="4200" table:style-name="ce1">
            <text:p>4200</text:p>
          </table:table-cell>
          <table:table-cell office:value-type="string" table:style-name="ce2">
            <text:p>Overview</text:p>
            <text:p>Reference No</text:p>
            <text:p>CRS-Q-0022235-IT</text:p>
            <text:p>Part of</text:p>
            <text:p>-</text:p>
            <text:p>Duration</text:p>
            <text:p>61.5 hours</text:p>
            <text:p>Course Time</text:p>
            <text:p>9.00am - 5.00pm</text:p>
            <text:p>Enquiry</text:p>
            <text:p>Please contact Ms. Jane LIM at</text:p>
            <text:p>tel: 66013975 or<text:s/></text:p>
            <text:p>email for more details.</text:p>
            <text:p>Register For Pre-requisite Entrance Test</text:p>
            <text:p>NICF-AISP Entrance Test for June 2019 intake</text:p>
            <text:p>Test date: 30 Apr 2019</text:p>
            <text:p>Test Time: 3pm-4pm</text:p>
            <text:p>NICF-AISP Entrance Test for Jul 2019 intake</text:p>
            <text:p>Test date: 31 May 2019</text:p>
            <text:p>Test Time: 3pm-4pm</text:p>
            <text:p>The threat of cyber attacks is a global priority and concern. Cybersecurity breaches are occurring with higher frequency and intensity, causing crippling devastation for businesses and organisations alike. The need for qualified information security professionals is therefore made even more crucial to minimise and eradicate this ominous issue.</text:p>
            <text:p>The Association of Information Security Professionals (AISP) and the Institute of Systems Science (ISS) have launched the AISP Qualified Information Security Professional (QISP) course to provide broad-based information security knowledge to infocomm professionals in the various roles. It also equips infocomm security specialists with the essential skills to develop and further enhance their capabilities. AISP, ISS and the SkillsFuture Singapore Agency (SSG) have co-badged the QISP Certification with Singapore Workforce Skills Qualifications (WSQ) System.<text:s/></text:p>
            <text:p>This course will be conducted via self-paced e-Learning, supplemented with classroom sessions. This requires participants to have the discipline to self-study the online material before attending the respective classroom sessions. At the end of the course, participants must take and pass a mandatory 3-hour examination.</text:p>
            <text:p>Participants need to satisfy all of the following pre-requisites in order to join this course:</text:p>
            <text:p>Pass a pre-course entrance test</text:p>
            <text:p>Have at least one year of relevant IT experience in system or network administration or software development</text:p>
            <text:p>All registrants are required to take the pre-course entrance test. An invitation email will be sent nearer the course start date.<text:s/></text:p>
            <text:p>Please click here for the registration to the entrance test. Please click here for a sample of the entrance test.</text:p>
            <text:p>This course is part of the Digital Strategy &amp; Leadership Series offered by NUS-ISS.</text:p>
          </table:table-cell>
          <table:table-cell office:value-type="string" table:style-name="ce2">
            <text:p>Upcoming Classes</text:p>
            <text:p>Class 1<text:s/></text:p>
            <text:p>18 Jun 2019 to 04 Oct 2019<text:s/></text:p>
            <text:p>(Full Time)</text:p>
            <text:p>Duration: 61.5 hours</text:p>
            <text:p>Time:</text:p>
            <text:p>9:00am to 5:00pm</text:p>
            <text:p>Button</text:p>
            <text:p>Button</text:p>
            <text:p>Class 2<text:s/></text:p>
            <text:p>05 Jul 2019 to 11 Oct 2019<text:s/></text:p>
            <text:p>(Full Time)</text:p>
            <text:p>Duration: 61.5 hours</text:p>
            <text:p>Time:</text:p>
            <text:p>9:00am to 5:00pm</text:p>
            <text:p>Button</text:p>
            <text:p>Button</text:p>
          </table:table-cell>
          <table:table-cell office:value-type="string" table:style-name="ce2">
            <text:p>Key Takeaways</text:p>
            <text:p>At the end of the course, you will be able to:</text:p>
            <text:p>Undertake information security risk assessments of networks and systems and recommend risk treatment options</text:p>
            <text:p>Craft appropriate information security policies to address information security risks</text:p>
            <text:p>Manage operations security risks</text:p>
            <text:p>Provide advice, from the information security perspective, on compliance with Singapore laws and regulations</text:p>
          </table:table-cell>
          <table:table-cell office:value-type="string" table:style-name="ce2">
            <text:p>Who Should Attend</text:p>
            <text:p>This course is for:</text:p>
            <text:p>Entry to mid-level information security professionals</text:p>
            <text:p>Infocomm professionals who wish to acquire information security related competencies</text:p>
            <text:p>Course Pre-requisite</text:p>
            <text:p>Participants need to satisfy all of the following pre-requisites in order to join this course:</text:p>
            <text:p>Pass a pre-course entrance test</text:p>
            <text:p>Have at least one year of relevant IT experience in system or network administration or software development</text:p>
            <text:p>All registrants are required to take the pre-course entrance test. An invitation email will be sent nearer the course start date. Please click here for a sample of the entrance test.</text:p>
          </table:table-cell>
          <table:table-cell office:value-type="string" table:style-name="ce2">
            <text:p>What Will Be Covered</text:p>
            <text:p>This course will equip participating professionals with broad information security knowledge, including an understanding of Singapore security-related laws and regulations. The domains of the AISP Body of Knowledge will also be covered. These are:</text:p>
            <text:p>Information security concepts and principles</text:p>
            <text:p>Information security governance</text:p>
            <text:p>Information security risk management</text:p>
            <text:p>Information security management</text:p>
            <text:p>Security engineering</text:p>
            <text:p>Operations security</text:p>
            <text:p>Cryptography</text:p>
            <text:p>Physical &amp; environmental security</text:p>
            <text:p>Business continuity management</text:p>
            <text:p>Security incident management</text:p>
            <text:p>Digital forensics</text:p>
            <text:p>Information systems audit</text:p>
            <text:p>Format</text:p>
            <text:p>Self-paced e-Learning content (29 hours) e-Learning, supplemented with Classroom sessions (5 days). At the end of the blended learning, course participants must take and pass a mandatory 3-hour closed-book examination.</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4200</text:p>
            <text:p>S$4200</text:p>
            <text:p>S$4200</text:p>
            <text:p>S$4200</text:p>
            <text:p>SSG grant</text:p>
            <text:p>-</text:p>
            <text:p>(S$2940)</text:p>
            <text:p>(S$2940)</text:p>
            <text:p>(S$2940)</text:p>
            <text:p>Nett course fee</text:p>
            <text:p>S$4200</text:p>
            <text:p>S$1260</text:p>
            <text:p>S$1260</text:p>
            <text:p>S$1260</text:p>
            <text:p>7% GST on nett course fee</text:p>
            <text:p>S$294</text:p>
            <text:p>S$88.20</text:p>
            <text:p>S$88.20</text:p>
            <text:p>S$88.20</text:p>
            <text:p>Total nett course fee payable, including GST</text:p>
            <text:p>S$4494</text:p>
            <text:p>S$1348.20</text:p>
            <text:p>S$1348.20</text:p>
            <text:p>S$1348.20</text:p>
            <text:p>Less additional funding if eligible under various schemes</text:p>
            <text:p>-</text:p>
            <text:p>-</text:p>
            <text:p>(S$840)</text:p>
            <text:p>(S$1050)</text:p>
            <text:p>Total nett course fee payable, including GST, after additional funding from the various funding schemes</text:p>
            <text:p>S$4494</text:p>
            <text:p>S$1348.20</text:p>
            <text:p>S$508.20</text:p>
            <text:p>S$298.2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4200</text:p>
            <text:p>S$4200</text:p>
            <text:p>S$4200</text:p>
            <text:p>S$4200</text:p>
            <text:p>S$4200</text:p>
            <text:p>SSG grant</text:p>
            <text:p>-</text:p>
            <text:p>(S$2940)</text:p>
            <text:p>(S$2940)</text:p>
            <text:p>(S$2940)</text:p>
            <text:p>(S$2940)</text:p>
            <text:p>Nett course fee</text:p>
            <text:p>S$4200</text:p>
            <text:p>S$1260</text:p>
            <text:p>S$1260</text:p>
            <text:p>S$1260</text:p>
            <text:p>S$1260</text:p>
            <text:p>7% GST on nett course fee</text:p>
            <text:p>S$1294</text:p>
            <text:p>S$88.20</text:p>
            <text:p>S$88.20</text:p>
            <text:p>S$88.20</text:p>
            <text:p>S$88.20</text:p>
            <text:p>Total nett course fee payable, including GST</text:p>
            <text:p>S$4494</text:p>
            <text:p>S$1348.20</text:p>
            <text:p>S$1348.20</text:p>
            <text:p>S$1348.20</text:p>
            <text:p>S$1348.20</text:p>
            <text:p>Fee payable to NUS-ISS</text:p>
            <text:p>Less additional funding if eligible under various schemes#</text:p>
            <text:p>(company needs to submit training grant and claim via Skillsconnect)</text:p>
            <text:p>-</text:p>
            <text:p>-</text:p>
            <text:p>(S$840)</text:p>
            <text:p>(S$1050)</text:p>
            <text:p>(S$840)</text:p>
            <text:p>Total nett course fee payable, including GST, after additional funding from the various funding schemes</text:p>
            <text:p>-</text:p>
            <text:p>-</text:p>
            <text:p>S$508.20</text:p>
            <text:p>S$298.20</text:p>
            <text:p>S$508.2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number-columns-repeated="2" table:style-name="ce1"/>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office:value-type="string" table:style-name="ce2">
            <text:p>Exams &amp; Certificate</text:p>
            <text:p>Certificate of Completion</text:p>
            <text:p>The ISS Certificate of Completion will be issued to participants who have attended at least 75% of the course.</text:p>
            <text:p>WSQ Assessment</text:p>
            <text:p>Refer to ‘Exam Overview’ below for more details</text:p>
            <text:p>Upon passing the assessment, Statement of Attainment (SOAs) will be issued to certify that the participant has passed the following Competency Standard(s):</text:p>
            <text:p>ICT-SNA-4001-1.1 Audit and Compliance</text:p>
            <text:p>ICT-DIT-2012-1.1 Security Assessment and Testing</text:p>
            <text:p>ICT-SNA-5020-1.1 Security Governance<text:s/></text:p>
            <text:p>ICT-OUS-4014-1.1 Threat Analysis and Defence<text:s/></text:p>
            <text:p>ICT-SNA-5021-1.1 Security Strategy</text:p>
            <text:p>ICT-SNA-4007-1.1 Cyber Risk Management</text:p>
            <text:p>Participants may need to attend additional coaching sessions and re-assessments if they do not pass the required competency standards. ISS reserves the right not to disclose any information on course assessment process.</text:p>
            <text:p>Exam Overview</text:p>
            <text:p>The QISP Examination is a closed book exam with MCQ and short answer questions to be completed in 3 hours.</text:p>
            <text:p>To pass the QISP examination, the candidate must:<text:s/></text:p>
            <text:p>Pass all Competency Units and</text:p>
            <text:p>Attain at least 60% of the total mark for the entire exam.</text:p>
            <text:p>Candidate who passes the QISP examination will receive certificate from the certification body (AISP) as well as WSQ SOA for the Competency Unit(s) they have passed.</text:p>
            <text:p>Candidate who did not pass the QISP examination will be awarded only the WSQ SOA for the Competency Unit(s) they have passed.</text:p>
            <text:p>If you need to re-sit for the examination, please register at QISP Exam (Resit)</text:p>
            <text:p>Exam Venue</text:p>
            <text:p>National University of Singapore campus</text:p>
          </table:table-cell>
          <table:table-cell table:number-columns-repeated="16365"/>
        </table:table-row>
        <table:table-row table:style-name="ro1">
          <table:table-cell office:value-type="float" office:value="20" table:style-name="ce1">
            <text:p>20</text:p>
          </table:table-cell>
          <table:table-cell office:value-type="string" table:style-name="ce1">
            <text:p>https://www.iss.nus.edu.sg/executive-education/course/detail/nicf--cyber-security-for-ict-professionals-(sf)</text:p>
          </table:table-cell>
          <table:table-cell office:value-type="string" table:style-name="ce1">
            <text:p>Cyber Security for ICT Professionals (SF)</text:p>
          </table:table-cell>
          <table:table-cell office:value-type="string" table:style-name="ce1">
            <text:p>CyberSecurity</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4780-ICT</text:p>
            <text:p>Part of</text:p>
            <text:p>-</text:p>
            <text:p>Duration</text:p>
            <text:p>3 days</text:p>
            <text:p>Course Time</text:p>
            <text:p>9.00am - 5.00pm</text:p>
            <text:p>Enquiry</text:p>
            <text:p>Please contact Ms. Jane LIM at</text:p>
            <text:p>tel: 66013975 or<text:s/></text:p>
            <text:p>email for more details.</text:p>
            <text:p>As organisations embrace the digital revolution, so do cyber criminals. Malicious cyber activities have evolved in sophistication, and stealth and teamwork are required to counter this. Not only cybersecurity professionals, ICT professionals too need to play their part in helping their organisations protect their assets from the ever-pervasive cyber threats.</text:p>
            <text:p>The objective of this course is not to turn ICT professionals into cybersecurity professionals, but to equip them with sufficient cybersecurity knowledge so that they can incorporate security into their work at the outset rather than as an afterthought or, worse still, not at all.</text:p>
            <text:p>This course is not recommended for those who have already attended NICF- AISP Qualified Information Security Professional Course</text:p>
            <text:p>This course is part of the CyberSecurity and Digital Strategy &amp; Leadership Series offered by NUS-ISS.</text:p>
          </table:table-cell>
          <table:table-cell office:value-type="string" table:style-name="ce2">
            <text:p>Upcoming Classes</text:p>
            <text:p>Class 1<text:s/></text:p>
            <text:p>27 May 2019 to 29 May 2019<text:s/></text:p>
            <text:p>(Full Time)</text:p>
            <text:p>Duration: 3 days</text:p>
            <text:p>Time:</text:p>
            <text:p>9:00am to 5:00pm</text:p>
            <text:p>Button</text:p>
            <text:p>Button</text:p>
            <text:p>Class 2<text:s/></text:p>
            <text:p>01 Oct 2019 to 03 Oct 2019<text:s/></text:p>
            <text:p>(Full Time)</text:p>
            <text:p>Duration: 3 days</text:p>
            <text:p>Time:</text:p>
            <text:p>9:00am to 5:00pm</text:p>
            <text:p>Button</text:p>
            <text:p>Button</text:p>
            <text:p>Class 3<text:s/></text:p>
            <text:p>30 Mar 2020 to 01 Apr 2020<text:s/></text:p>
            <text:p>(Full Time)</text:p>
            <text:p>Duration: 3 days</text:p>
            <text:p>Time:</text:p>
            <text:p>9:00am to 5:00pm</text:p>
            <text:p>Button</text:p>
            <text:p>Button</text:p>
          </table:table-cell>
          <table:table-cell office:value-type="string" table:style-name="ce2">
            <text:p>Key Takeaways</text:p>
            <text:p>On completion of the course, participants will be able to:</text:p>
            <text:p>Perform cybersecurity risk assessment in their area of work</text:p>
            <text:p>Prioritise risk based on business impact</text:p>
            <text:p>Recommend and adopt security best practices to address the identified risks</text:p>
          </table:table-cell>
          <table:table-cell office:value-type="string" table:style-name="ce2">
            <text:p>Who Should Attend</text:p>
            <text:p>This course is targeted at non-cybersecurity ICT professionals, including:</text:p>
            <text:p>System administrators</text:p>
            <text:p>Software developers</text:p>
            <text:p>Systems analysts</text:p>
            <text:p>IT infrastructure engineers</text:p>
            <text:p>Project managers</text:p>
            <text:p>Pre-requsites</text:p>
            <text:p>Participants should possess knowledge and experience in the following areas:</text:p>
            <text:p>System administration/development</text:p>
            <text:p>Network development</text:p>
            <text:p>Infrastructure</text:p>
            <text:p>App development</text:p>
          </table:table-cell>
          <table:table-cell office:value-type="string" table:style-name="ce2">
            <text:p>What Will Be Covered</text:p>
            <text:p>Cybersecurity threat landscape</text:p>
            <text:p>Cryptography</text:p>
            <text:p>Access control</text:p>
            <text:p>Secure Software Development Lifecycle (SSDLC)</text:p>
            <text:p>Best practices in network, mobile, IoT security</text:p>
            <text:p>Emerging technologies</text:p>
            <text:p>Organisational dynamics</text:p>
            <text:p>Format</text:p>
            <text:p>Lectures and workshop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and end of course</text:p>
            <text:p>Passing Criteria: Generally achieve above 50% for assessments</text:p>
            <text:p>Assessment Method: Individual and group workshops</text:p>
            <text:p>Upon passing the assessment, Statement of Attainment (SOAs) will be issued to certify that the participant has passed the following Competency Standard(s):</text:p>
            <text:p>ICT-SNA-4005-1.1 Business Risk Management</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21" table:style-name="ce1">
            <text:p>21</text:p>
          </table:table-cell>
          <table:table-cell office:value-type="string" table:style-name="ce1">
            <text:p>https://www.iss.nus.edu.sg/executive-education/course/detail/nicf--cybersecurity-risk-awareness-(sf)</text:p>
          </table:table-cell>
          <table:table-cell office:value-type="string" table:style-name="ce1">
            <text:p>Cybersecurity Risk Awareness (SF)</text:p>
          </table:table-cell>
          <table:table-cell office:value-type="string" table:style-name="ce1">
            <text:p>CyberSecurity</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900" table:style-name="ce1">
            <text:p>900</text:p>
          </table:table-cell>
          <table:table-cell office:value-type="string" table:style-name="ce2">
            <text:p>Overview</text:p>
            <text:p>Reference No</text:p>
            <text:p>CRS-Q-0034778-ICT</text:p>
            <text:p>Part of</text:p>
            <text:p>-</text:p>
            <text:p>Duration</text:p>
            <text:p>1 day</text:p>
            <text:p>Course Time</text:p>
            <text:p>9.00am - 5.00pm</text:p>
            <text:p>Enquiry</text:p>
            <text:p>Please contact Ms. Jane LIM at</text:p>
            <text:p>tel: 66013975 or<text:s/></text:p>
            <text:p>email for more details.<text:s/></text:p>
            <text:p/>
            <text:p>In our current digitally disrupted era, cybersecurity has now become more critical and the stakes are much higher. Daily cyber attack occurrences demonstrate the risks posed by cyber-threats – from individual, opportunistic hackers, to professional and organised cyber criminals groups with strategies to systematically steal intellectual property, disrupt businesses and even threaten our safety.</text:p>
            <text:p>Investing in cyber technology alone to address cyber threats is no longer sufficient. The biggest risks of cyber attack lies in the effective management of humans – the weakest link in cyber threat. This requires putting in place the right governance and the right supporting processes, along with the right enabling cyber technology. Such complexity cannot be an excuse for anyone within an organisation to differ accountability and responsibility to technical “experts” – the cybersecurity professionals. It is essential that the organisation takes control of allocating the right resources to address cyber threats, actively manage governance, risk and responses to cyber threats and incidents. This includes creating an informed and knowledgeable organisational culture that emphasises that cybersecurity is everyone’s responsibility – no exception.</text:p>
            <text:p>This course is part of the CyberSecurity and Digital Strategy &amp; Leadership Series offered by NUS-ISS.</text:p>
          </table:table-cell>
          <table:table-cell office:value-type="string" table:style-name="ce2">
            <text:p>Upcoming Classes</text:p>
            <text:p>Class 1<text:s/></text:p>
            <text:p>13 Sep 2019 to 13 Sep 2019<text:s/></text:p>
            <text:p>(Full Time)</text:p>
            <text:p>Duration: 1 day</text:p>
            <text:p>Time:</text:p>
            <text:p>9:00am to 5:00pm</text:p>
            <text:p>Button</text:p>
            <text:p>Button</text:p>
            <text:p>Class 2<text:s/></text:p>
            <text:p>14 Feb 2020 to 14 Feb 2020<text:s/></text:p>
            <text:p>(Full Time)</text:p>
            <text:p>Duration: 1 day</text:p>
            <text:p>Time:</text:p>
            <text:p>9:00am to 5:00pm</text:p>
            <text:p>Button</text:p>
            <text:p>Button</text:p>
          </table:table-cell>
          <table:table-cell office:value-type="string" table:style-name="ce2">
            <text:p>Key Takeaways</text:p>
            <text:p>On completion of the course, participants will:</text:p>
            <text:p>Be able to prioritise potential cyber threats that can happen to their organisations and their ecosystems</text:p>
            <text:p>Understand the governance and risk management considerations for creating an enterprise-wide cybersecurity programme to enable cyber resilience and effective response to cyber incidents</text:p>
            <text:p>Be able to develop or assist to develop their own agenda to lead their organisation’s cybersecurity strategy</text:p>
          </table:table-cell>
          <table:table-cell office:value-type="string" table:style-name="ce2">
            <text:p>Who Should Attend</text:p>
            <text:p>This course is designed for anyone who is required to develop or assist to develop cybersecurity agenda, to lead his/her organisation’s cybersecurity strategy and to respond swiftly and decisively on cyber incidents. This includes</text:p>
            <text:p>C-Suites Executives</text:p>
            <text:p>Senior Managers or Risk Managers who have responsibilities for cybersecurity related decisions</text:p>
            <text:p>Cybersecurity Professionals who are responsible for developing Cyber Risk Strategies for Top Management's approval</text:p>
          </table:table-cell>
          <table:table-cell office:value-type="string" table:style-name="ce2">
            <text:p>What Will Be Covered</text:p>
            <text:p>Overview of cyber threats<text:s/></text:p>
            <text:p>Cyber attacks<text:s/></text:p>
            <text:p>Preparing for and handling cyber threats<text:s/></text:p>
            <text:p>Creating the capacity for managing cybersecurity in your organisation<text:s/></text:p>
            <text:p>Format</text:p>
            <text:p>Lectures, case studies and group exercise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900</text:p>
            <text:p>S$900</text:p>
            <text:p>S$900</text:p>
            <text:p>S$900</text:p>
            <text:p>SSG grant</text:p>
            <text:p>-</text:p>
            <text:p>(S$630)</text:p>
            <text:p>(S$630)</text:p>
            <text:p>(S$630)</text:p>
            <text:p>Nett course fee</text:p>
            <text:p>S$900</text:p>
            <text:p>S$270</text:p>
            <text:p>S$270</text:p>
            <text:p>S$270</text:p>
            <text:p>7% GST on nett course fee</text:p>
            <text:p>S$63</text:p>
            <text:p>S$18.90</text:p>
            <text:p>S$18.90</text:p>
            <text:p>S$18.90</text:p>
            <text:p>Total nett course fee payable, including GST</text:p>
            <text:p>S$963</text:p>
            <text:p>S$288.90</text:p>
            <text:p>S$288.90</text:p>
            <text:p>S$288.90</text:p>
            <text:p>Less additional funding if eligible under various schemes</text:p>
            <text:p>-</text:p>
            <text:p>-</text:p>
            <text:p>(S$180)</text:p>
            <text:p>(S$225)</text:p>
            <text:p>Total nett course fee payable, including GST, after additional funding from the various funding schemes</text:p>
            <text:p>S$963</text:p>
            <text:p>S$288.90</text:p>
            <text:p>S$108.90</text:p>
            <text:p>S$63.9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900</text:p>
            <text:p>S$900</text:p>
            <text:p>S$900</text:p>
            <text:p>S$900</text:p>
            <text:p>S$900</text:p>
            <text:p>SSG grant</text:p>
            <text:p>-</text:p>
            <text:p>(S$630)</text:p>
            <text:p>(S$630)</text:p>
            <text:p>(S$630)</text:p>
            <text:p>(S$630)</text:p>
            <text:p>Nett course fee</text:p>
            <text:p>S$900</text:p>
            <text:p>S$270</text:p>
            <text:p>S$270</text:p>
            <text:p>S$270</text:p>
            <text:p>S$270</text:p>
            <text:p>7% GST on nett course fee</text:p>
            <text:p>S$63</text:p>
            <text:p>S$18.90</text:p>
            <text:p>S$18.90</text:p>
            <text:p>S$18.90</text:p>
            <text:p>S$18.90</text:p>
            <text:p>Total nett course fee payable, including GST</text:p>
            <text:p>S$963</text:p>
            <text:p>S$288.90</text:p>
            <text:p>S$288.90</text:p>
            <text:p>S$288.90</text:p>
            <text:p>S$288.90</text:p>
            <text:p>Fee payable to NUS-ISS</text:p>
            <text:p>Less additional funding if eligible under various schemes#</text:p>
            <text:p>(company needs to submit training grant and claim via Skillsconnect)</text:p>
            <text:p>-</text:p>
            <text:p>-</text:p>
            <text:p>(S$180)</text:p>
            <text:p>(S$225)</text:p>
            <text:p>(S$180)</text:p>
            <text:p>Total nett course fee payable, including GST, after additional funding from the various funding schemes</text:p>
            <text:p>-</text:p>
            <text:p>-</text:p>
            <text:p>S$108.90</text:p>
            <text:p>S$63.90</text:p>
            <text:p>S$108.9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and end of course</text:p>
            <text:p>Passing Criteria: Generally achieve above 50% for assessments</text:p>
            <text:p>Assessment Method: Individual and group workshops</text:p>
            <text:p>Upon passing the assessment, Statement of Attainment (SOAs) will be issued to certify that the participant has passed the following Competency Standard(s):</text:p>
            <text:p>ICT-SNA-5010-1.1 Disaster Recovery Management</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22" table:style-name="ce1">
            <text:p>22</text:p>
          </table:table-cell>
          <table:table-cell office:value-type="string" table:style-name="ce1">
            <text:p>https://www.iss.nus.edu.sg/executive-education/course/detail/nicf--design-secure-mobile-architecture-(sf)</text:p>
          </table:table-cell>
          <table:table-cell office:value-type="string" table:style-name="ce1">
            <text:p>Design Secure Mobile Architecture (SF)</text:p>
          </table:table-cell>
          <table:table-cell office:value-type="string" table:style-name="ce1">
            <text:p>CyberSecurity</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1800" table:style-name="ce1">
            <text:p>1800</text:p>
          </table:table-cell>
          <table:table-cell office:value-type="string" table:style-name="ce2">
            <text:p>Overview</text:p>
            <text:p>Reference No</text:p>
            <text:p>CRS-Q-0036472-ICT</text:p>
            <text:p>Part of</text:p>
            <text:p>-</text:p>
            <text:p>Duration</text:p>
            <text:p>3 days</text:p>
            <text:p>Course Time</text:p>
            <text:p>9.00am - 5.00pm</text:p>
            <text:p>Enquiry</text:p>
            <text:p>Please contact Ms. Verene HENG at<text:s/></text:p>
            <text:p/>
            <text:p>email for more details.<text:s/></text:p>
            <text:p/>
            <text:p>As mobile adoption grows, so do security threats. Mobile devices are already an essential tool carried or worn by users worldwide and displacing conventional computers for everyday needs. With the number of smartphones and tablets on the increase, attacks on mobile devices are maturing. Gartner predicts that the focus of endpoint breaches will shift to smartphones and tablets in this year.</text:p>
            <text:p>Mobile devices are affected by a range of security vulnerabilities, many of which are inherited from traditional attacks against web and desktop applications. However, several other classes of attack are specific to the mobile area and arise due to the way in which mobile applications are designed and the relatively unique entry points and attack surfaces that these applications create.</text:p>
            <text:p>This course provides a technical review of the top security risks and controls to the iOS, Android and WebView mobile platforms, mobile apps development and integration to the enterprise that every IT professional needs to know. By combining lectures with discussion and hands-on workshops, the course prepares the mindset of participants to review the proposed mobile security architecture for businesses.<text:s/></text:p>
            <text:p>This course is part of the Cybersecurity series, Software Systems series, Digital Strategy &amp; Leadership series as well as Graduate Certificate in Securing Ubiquitous Systems series offered by NUS-ISS</text:p>
          </table:table-cell>
          <table:table-cell office:value-type="string" table:style-name="ce2">
            <text:p>Upcoming Classes</text:p>
            <text:p>Class 1<text:s/></text:p>
            <text:p>22 Jun 2019 to 06 Jul 2019<text:s/></text:p>
            <text:p>(FullTime)</text:p>
            <text:p>Duration: 3 days</text:p>
            <text:p>When:</text:p>
            <text:p>Jun:</text:p>
            <text:p>22(Sat), 29(Sat)</text:p>
            <text:p>Jul:</text:p>
            <text:p>06(Sat)</text:p>
            <text:p>Time:</text:p>
            <text:p>9:00am - 5:00pm</text:p>
            <text:p>Button</text:p>
            <text:p>Button</text:p>
            <text:p>Class 2<text:s/></text:p>
            <text:p>29 Oct 2019 to 31 Oct 2019<text:s/></text:p>
            <text:p>(FullTime)</text:p>
            <text:p>Duration: 3 days</text:p>
            <text:p>Time:</text:p>
            <text:p>9:00am - 5:00pm</text:p>
            <text:p>Button</text:p>
            <text:p>Button</text:p>
            <text:p>Class 3<text:s/></text:p>
            <text:p>11 Mar 2020 to 13 Mar 2020<text:s/></text:p>
            <text:p>(FullTime)</text:p>
            <text:p>Duration: 3 days</text:p>
            <text:p>Time:</text:p>
            <text:p>9:00am - 5:00pm</text:p>
            <text:p>Button</text:p>
            <text:p>Button</text:p>
          </table:table-cell>
          <table:table-cell office:value-type="string" table:style-name="ce2">
            <text:p>Key Takeaways<text:s/></text:p>
            <text:p>On completion of this course, participants will be able to:</text:p>
            <text:p>Review mobile platform and mobile development components to identify key threats and vulnerabilities</text:p>
            <text:p>Identify potential threat events and vulnerabilities in integration between the mobile app and the enterprise components</text:p>
            <text:p>Analyse adequacy of security controls built into mobile architecture</text:p>
            <text:p>Develop report detailing security design and considerations for the mobile project</text:p>
            <text:p>(ISC)² members could earn up to 13 Continuing Professional Education (CPEs Group A) credits after completion of this course. CPEs will be submitted automatically to the (ISC)² members' accounts (Member ID required) within 4-6 weeks.</text:p>
          </table:table-cell>
          <table:table-cell office:value-type="string" table:style-name="ce2">
            <text:p>Who Should Attend<text:s/></text:p>
            <text:p>This course is targeted at IT stakeholders (e.g architects, decision makers) who are engineering secure enterprise mobile architecture.</text:p>
            <text:p>Pre-requisites</text:p>
            <text:p>Participants should have some software design and development experience</text:p>
          </table:table-cell>
          <table:table-cell office:value-type="string" table:style-name="ce2">
            <text:p>What Will Be Covered</text:p>
            <text:p>Overview of Enterprise Mobile Security</text:p>
            <text:p>Mobile Platforms Security</text:p>
            <text:p>Mobile Apps Development Security</text:p>
            <text:p>Mobile Application Integration and Management Security</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340</text:p>
            <text:p>S$2340</text:p>
            <text:p>S$2340</text:p>
            <text:p>S$2340</text:p>
            <text:p>SSG grant</text:p>
            <text:p>-</text:p>
            <text:p>(S$1638)</text:p>
            <text:p>(S$1638)</text:p>
            <text:p>(S$1638)</text:p>
            <text:p>Nett course fee</text:p>
            <text:p>S$2340</text:p>
            <text:p>S$702</text:p>
            <text:p>S$702</text:p>
            <text:p>S$702</text:p>
            <text:p>7% GST on nett course fee</text:p>
            <text:p>S$163.80</text:p>
            <text:p>S$49.14</text:p>
            <text:p>S$49.14</text:p>
            <text:p>S$49.14</text:p>
            <text:p>Total nett course fee payable, including GST</text:p>
            <text:p>S$2503.80</text:p>
            <text:p>S$751.14</text:p>
            <text:p>S$751.14</text:p>
            <text:p>S$751.14</text:p>
            <text:p>Less additional funding if eligible under various schemes</text:p>
            <text:p>-</text:p>
            <text:p>-</text:p>
            <text:p>(S$468)</text:p>
            <text:p>(S$585)</text:p>
            <text:p>Total nett course fee payable, including GST, after additional funding from the various funding schemes</text:p>
            <text:p>S$2503.80</text:p>
            <text:p>S$751.14</text:p>
            <text:p>S$283.14</text:p>
            <text:p>S$166.14</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340</text:p>
            <text:p>S$2340</text:p>
            <text:p>S$2340</text:p>
            <text:p>S$2340</text:p>
            <text:p>S$2340</text:p>
            <text:p>SSG grant</text:p>
            <text:p>-</text:p>
            <text:p>(S$1638)</text:p>
            <text:p>S$1638)</text:p>
            <text:p>S$1638)</text:p>
            <text:p>S$1638)</text:p>
            <text:p>Nett course fee</text:p>
            <text:p>S$2340</text:p>
            <text:p>S$702</text:p>
            <text:p>S$702</text:p>
            <text:p>S$702</text:p>
            <text:p>S$702</text:p>
            <text:p>7% GST on nett course fee</text:p>
            <text:p>S$163.80</text:p>
            <text:p>S$49.14</text:p>
            <text:p>S$49.14</text:p>
            <text:p>S$49.14</text:p>
            <text:p>S$49.14</text:p>
            <text:p>Total nett course fee payable, including GST</text:p>
            <text:p>S$2503.80</text:p>
            <text:p>S$751.14</text:p>
            <text:p>S$751.14</text:p>
            <text:p>S$751.14</text:p>
            <text:p>S$751.14</text:p>
            <text:p>Fee payable to NUS-ISS</text:p>
            <text:p>Less additional funding if eligible under various schemes#</text:p>
            <text:p>(company needs to submit training grant and claim via Skillsconnect)</text:p>
            <text:p>-</text:p>
            <text:p>-</text:p>
            <text:p>(S$468)</text:p>
            <text:p>(S$585)</text:p>
            <text:p>(S$468)</text:p>
            <text:p>Total nett course fee payable, including GST, after additional funding from the various funding schemes</text:p>
            <text:p>-</text:p>
            <text:p>-</text:p>
            <text:p>S$283.14</text:p>
            <text:p>S$166.14</text:p>
            <text:p>S$283.14</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Attendance</text:p>
            <text:p>The ISS Certificate of Completion will be issued to participants who have attended at least 75% of the course.</text:p>
            <text:p>WSQ Assessment</text:p>
            <text:p>Broad Schedule of Assessment: During the course</text:p>
            <text:p>Passing Criteria: Generally achieve above 50% for quizzes and achieve objectives in the workshops</text:p>
            <text:p>Assessment Method: Workshops and open book quiz</text:p>
            <text:p>Upon passing the assessment, Statement of Attainment (SOAs) will be issued to certify that the participant has passed the following Competency Standard(s):</text:p>
            <text:p>ICT-DES-4004-1.1 Security Architecture</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23" table:style-name="ce1">
            <text:p>23</text:p>
          </table:table-cell>
          <table:table-cell office:value-type="string" table:style-name="ce1">
            <text:p>https://www.iss.nus.edu.sg/executive-education/course/detail/nicf--managing-cybersecurity-risk-(sf)</text:p>
          </table:table-cell>
          <table:table-cell office:value-type="string" table:style-name="ce1">
            <text:p>Managing Cybersecurity Risk (SF)</text:p>
          </table:table-cell>
          <table:table-cell office:value-type="string" table:style-name="ce1">
            <text:p>CyberSecurity</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4779-ICT</text:p>
            <text:p>Part of</text:p>
            <text:p>-</text:p>
            <text:p>Duration</text:p>
            <text:p>3 days</text:p>
            <text:p>Course Time</text:p>
            <text:p>9.00am - 5.00pm</text:p>
            <text:p>Enquiry</text:p>
            <text:p>Please contact Ms. Jane LIM at</text:p>
            <text:p>tel: 66013975 or<text:s/></text:p>
            <text:p>email for more details.</text:p>
            <text:p>With Singapore’s push towards international connectivity and the pervasive adoption of digital technologies as recommended by Committee on Future Economy (CFE), we inadvertently expand our cyber attack surface. Singaporean organisations and Singapore citizens are thus more exposed to global threats posed by cyber threats – from individual, opportunistic hackers, to professional and organised cyber criminals groups with strategies to systematically steal intellectual property, disrupt businesses and even threaten our safety.</text:p>
            <text:p>In today’s digital business environment, cyber attacks can cripple the entire business operations if an organisation is unprepared. Investing in cybersecurity technology alone is insufficient to address cyber threats. Creating an informed and knowledgeable organisational culture that emphasises cybersecurity is a must for the entire organisation, and with business/operational leaders taking the lead is now an imperative.</text:p>
            <text:p>This course is designed to provide you with the necessary skills to implement the right cybersecurity strategy and action plans, taking into considerations your business environment, your business and the potential cyber threats that will affect the business operations in the digital economy. In addition, it provides a detailed prescriptive framework which includes Incident Response Plan (using industry best practices) and a Cyber Maturity Model, instead of knowledge sharing without an approach to application. How public and private enterprises can play a role in ensuring that Singapore remain cyber resilience will also be discussed.</text:p>
            <text:p>This course is part of the CyberSecurity and Digital Strategy &amp; Leadership Series offered by NUS-ISS.</text:p>
          </table:table-cell>
          <table:table-cell office:value-type="string" table:style-name="ce2">
            <text:p>Upcoming Classes</text:p>
            <text:p>Class 1<text:s/></text:p>
            <text:p>27 May 2019 to 29 May 2019<text:s/></text:p>
            <text:p>(Full Time)</text:p>
            <text:p>Duration: 3 days</text:p>
            <text:p>Time:</text:p>
            <text:p>9:00am to 5:00pm</text:p>
            <text:p>Button</text:p>
            <text:p>Button</text:p>
            <text:p>Class 2<text:s/></text:p>
            <text:p>09 Sep 2019 to 11 Sep 2019<text:s/></text:p>
            <text:p>(Full Time)</text:p>
            <text:p>Duration: 3 days</text:p>
            <text:p>Time:</text:p>
            <text:p>9:00am to 5:00pm</text:p>
            <text:p>Button</text:p>
            <text:p>Button</text:p>
            <text:p>Class 3<text:s/></text:p>
            <text:p>26 Feb 2020 to 28 Feb 2020<text:s/></text:p>
            <text:p>(Full Time)</text:p>
            <text:p>Duration: 3 days</text:p>
            <text:p>Time:</text:p>
            <text:p>9:00am to 5:00pm</text:p>
            <text:p>Button</text:p>
            <text:p>Button</text:p>
          </table:table-cell>
          <table:table-cell office:value-type="string" table:style-name="ce2">
            <text:p>Key Takeaways</text:p>
            <text:p>On completion of the course, participants will:</text:p>
            <text:p>Understand the cybersecurity strategies and polices</text:p>
            <text:p>Have knowledge of potential cyber threats and system vulnerabilities</text:p>
            <text:p>Be able to identify the threats and risks that are relevant to his/her organisation and systems</text:p>
            <text:p>Be able to assesses the business impact of the identified threats and formulate possible responses</text:p>
            <text:p>Plan and communicate cybersecurity requirements with stakeholders</text:p>
            <text:p>Plan swift response to cyber attacks</text:p>
            <text:p>Be able to establish or improve decision-making during cyber attacks<text:s/></text:p>
            <text:p>(ISC)² members could earn up to 19.5 Continuing Professional Education (CPEs Group A) credits after completion of this course. CPEs will be submitted automatically to the (ISC)² members' accounts (Member ID required) within 4-6 weeks.</text:p>
          </table:table-cell>
          <table:table-cell office:value-type="string" table:style-name="ce2">
            <text:p>Who Should Attend</text:p>
            <text:p>This course is targeted at participants who are required to propose, supported by the cybersecurity professionals, to formulate, propose and execute the cybersecurity strategy and action plans approved by their organisation’s top leadership team. This may include:</text:p>
            <text:p>Project(s) sponsor(s)</text:p>
            <text:p>Risk managers, governance officers and compliance managers who require in-depth knowledge of cybersecurity<text:s/></text:p>
            <text:p>Business/operational leaders who are participating in cybersecurity-related decisions<text:s/></text:p>
            <text:p>Enterprise system owners/data owners who need to integrate their cybersecurity requirements into business processes</text:p>
          </table:table-cell>
          <table:table-cell office:value-type="string" table:style-name="ce2">
            <text:p>What Will Be Covered</text:p>
            <text:p>Building a cybersecurity strategy</text:p>
            <text:p>Creating cybersecurity policies</text:p>
            <text:p>Conceptual security architecture</text:p>
            <text:p>Approach to information risk management<text:s/></text:p>
            <text:p>Cyber resilience</text:p>
            <text:p>Action plan to close the gap</text:p>
            <text:p>Format</text:p>
            <text:p>Lectures, case studies and group exercise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and end of course</text:p>
            <text:p>Passing Criteria: Generally achieve above 50% for assessments</text:p>
            <text:p>Assessment Method: Individual and group workshops</text:p>
            <text:p>Upon passing the assessment, Statement of Attainment (SOAs) will be issued to certify that the participant has passed the following Competency Standard(s):</text:p>
            <text:p>ICT-SNA-4005-1.1 Business Risk Management</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24" table:style-name="ce1">
            <text:p>24</text:p>
          </table:table-cell>
          <table:table-cell office:value-type="string" table:style-name="ce1">
            <text:p>https://www.iss.nus.edu.sg/executive-education/course/detail/nicf--design-secure-mobile-architecture-ssdla-sf</text:p>
          </table:table-cell>
          <table:table-cell office:value-type="string" table:style-name="ce1">
            <text:p>Secure Software Development Lifecycle for Agile (SF)</text:p>
          </table:table-cell>
          <table:table-cell office:value-type="string" table:style-name="ce1">
            <text:p>CyberSecurity</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6473-ICT</text:p>
            <text:p>Part of</text:p>
            <text:p>-</text:p>
            <text:p>Duration</text:p>
            <text:p>3 days</text:p>
            <text:p>Course Time</text:p>
            <text:p>9:00am - 5:00pm</text:p>
            <text:p>PDU</text:p>
            <text:p>10PDU and PD hours are available for this course</text:p>
            <text:p>Enquiry</text:p>
            <text:p>Please contact Ms. Verene HENG at<text:s/></text:p>
            <text:p/>
            <text:p>email for more details.</text:p>
            <text:p>In light of heightened information security concerns, software development lifecycle processes must be approached through implementation of ‘Secure by Design’ practices.</text:p>
            <text:p>Without such focus on designing secure software applications, security exposures may lead to serious breaches or costly redevelopment.<text:s/></text:p>
            <text:p>Hence, software developers must be trained to understand security concerns, where they may impact on the solution, and be able to implement the application in a security-aware manner. They must also be able to conduct security risk assessments and incorporate suitable mitigation measures in their software design.</text:p>
            <text:p>Software is increasingly being developed within an agile project framework, such as Scrum. Such frameworks encourage iterative and incremental development in multiple iterations or sprints.<text:s/></text:p>
            <text:p>The objective of this course is to instill ‘Secure by Design’ practices into the agile software development process so as to enable the team to produce applications that meet security requirements.</text:p>
            <text:p>This course is part of the Cybersecurity series, Software Systems series, Digital Strategy &amp; Leadership series as well as Graduate Certificate in Securing Ubiquitous Systems series offered by NUS-ISS.<text:s/></text:p>
            <text:p>Upon successful completion of this course, you will earn 10 PDUs (Technical: 8.5, Strategy: 1.5). Note that for the purpose of PDU reporting, the PMI® REP Provider Number of ISS is “2339”.</text:p>
          </table:table-cell>
          <table:table-cell office:value-type="string" table:style-name="ce2">
            <text:p>Upcoming Classes</text:p>
            <text:p>Class 1<text:s/></text:p>
            <text:p>20 Nov 2019 to 22 Nov 2019<text:s/></text:p>
            <text:p>(Full Time)</text:p>
            <text:p>Duration: 3 days</text:p>
            <text:p>Time:</text:p>
            <text:p>9:00am - 5:00pm</text:p>
            <text:p>Button</text:p>
            <text:p>Button</text:p>
            <text:p>Class 2<text:s/></text:p>
            <text:p>08 Jan 2020 to 10 Jan 2020<text:s/></text:p>
            <text:p>(FullTime)</text:p>
            <text:p>Duration: 3 days</text:p>
            <text:p>Time:</text:p>
            <text:p>9:00am - 5:00pm</text:p>
            <text:p>Button</text:p>
            <text:p>Button</text:p>
          </table:table-cell>
          <table:table-cell office:value-type="string" table:style-name="ce2">
            <text:p>Key Takeaways</text:p>
            <text:p>On completion of the course, participants will be able to:</text:p>
            <text:p>Understand the importance of designing secure software applications, risks and mitigations</text:p>
            <text:p>Identify key Bodies of Knowledge for secure software development</text:p>
            <text:p>Adopt secure development practices within an existing process</text:p>
            <text:p>Adopt secure development practices for the end-to-end processes<text:s/></text:p>
            <text:p>(ISC)² members could earn up to 13 Continuing Professional Education (CPEs Group A) credits after completion of this course. CPEs will be submitted automatically to the (ISC)² members' accounts (Member ID required) within 4-6 weeks.</text:p>
          </table:table-cell>
          <table:table-cell office:value-type="string" table:style-name="ce2">
            <text:p>Who Should Attend</text:p>
            <text:p>System Analysts</text:p>
            <text:p>Software Architects</text:p>
            <text:p>Software Engineers</text:p>
            <text:p>DevOps Engineers</text:p>
            <text:p>Project Managers</text:p>
            <text:p>Project Leaders</text:p>
            <text:p>Pre-requisites</text:p>
            <text:p>Some experience or knowledge in software development</text:p>
          </table:table-cell>
          <table:table-cell office:value-type="string" table:style-name="ce2">
            <text:p>What Will Be Covered</text:p>
            <text:p>Security aspects of software solutions</text:p>
            <text:p>Secure software lifecycle frameworks</text:p>
            <text:p>Designing secure software applications within an agile SDLC</text:p>
            <text:p>Formulating software security requirements</text:p>
            <text:p>Threat modelling and software architectural analysis</text:p>
            <text:p>Secure design principles</text:p>
            <text:p>Secure coding guidelines</text:p>
            <text:p>Security quality assurance and testing</text:p>
            <text:p>Bridging Security and DevOps</text:p>
            <text:p>Format</text:p>
            <text:p>Lectures and workshop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and end of course</text:p>
            <text:p>Passing Criteria: Generally achieve above 50% marks for quizzes and workshop assessments</text:p>
            <text:p>Assessment Method: Workshops and open-book quiz</text:p>
            <text:p>Upon passing the assessment, Statement of Attainment (SOAs) will be issued to certify that the participant has passed the following Competency Unit:</text:p>
            <text:p>IT-SE-503S-1 Review security design for each system development project</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25" table:style-name="ce1">
            <text:p>25</text:p>
          </table:table-cell>
          <table:table-cell office:value-type="string" table:style-name="ce1">
            <text:p>https://www.iss.nus.edu.sg/executive-education/course/detail/nicf--securing-iot-(sf)</text:p>
          </table:table-cell>
          <table:table-cell office:value-type="string" table:style-name="ce1">
            <text:p>Securing IoT (SF)</text:p>
          </table:table-cell>
          <table:table-cell office:value-type="string" table:style-name="ce1">
            <text:p>CyberSecurity</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1800" table:style-name="ce1">
            <text:p>1800</text:p>
          </table:table-cell>
          <table:table-cell office:value-type="string" table:style-name="ce2">
            <text:p>Overview</text:p>
            <text:p>Reference No</text:p>
            <text:p>CRS-Q-0033518-ICT</text:p>
            <text:p>Part of</text:p>
            <text:p>-</text:p>
            <text:p>Duration</text:p>
            <text:p>2 days</text:p>
            <text:p>Course Time</text:p>
            <text:p>9.00am - 5.00pm</text:p>
            <text:p>Enquiry</text:p>
            <text:p>Please contact Ms. Jane LIM at</text:p>
            <text:p>tel: 66013975 or<text:s/></text:p>
            <text:p>email for more details.<text:s/></text:p>
            <text:p/>
            <text:p>As Singapore progresses into a Smart Nation, Internet of Things (IoT) devices will be ubiquitous. Imagine a world where millions of devices are connected - we eventually will be seeing, hearing and sensing information via the Internet and improve productivity and the quality of human life. With this, comes challenges with IoT security as the next frontier in Cybersecurity.</text:p>
            <text:p>Smart City and Industry 4.0 Solutions are highly dependent on Internet of Thing (IoT) devices as the key source of data. To have good data integrity and quality at the IoT devices (at the source), the security of the IoT devices is a key consideration in its deployment.</text:p>
            <text:p>This is a 2-day course where participants are expected to come with an appreciation for IoT and build the security aspect upon it. Through the use of a case study, we will apply risk analysis methodology to assess the risk and design security controls to protect the IoT solutions while ensuring operational effectiveness and efficiency.</text:p>
            <text:p>This course is part of the Software Systems series, Cybersecurity series and Digital Strategy &amp; Leadership series offered by NUS-ISS.</text:p>
          </table:table-cell>
          <table:table-cell office:value-type="string" table:style-name="ce2">
            <text:p>Upcoming Classes</text:p>
            <text:p>Class 1<text:s/></text:p>
            <text:p>23 May 2019 to 24 May 2019<text:s/></text:p>
            <text:p>(Full Time)</text:p>
            <text:p>Duration: 2 days</text:p>
            <text:p>Time:</text:p>
            <text:p>9:00am to 5:00pm</text:p>
            <text:p>Button</text:p>
            <text:p>Button</text:p>
            <text:p>Class 2<text:s/></text:p>
            <text:p>12 Sep 2019 to 13 Sep 2019<text:s/></text:p>
            <text:p>(Full Time)</text:p>
            <text:p>Duration: 2 days</text:p>
            <text:p>Time:</text:p>
            <text:p>9:00am to 5:00pm</text:p>
            <text:p>Button</text:p>
            <text:p>Button</text:p>
            <text:p>Class 3<text:s/></text:p>
            <text:p>13 Feb 2020 to 14 Feb 2020<text:s/></text:p>
            <text:p>(Full Time)</text:p>
            <text:p>Duration: 2 days</text:p>
            <text:p>Time:</text:p>
            <text:p>9:00am to 5:00pm</text:p>
            <text:p>Button</text:p>
            <text:p>Button</text:p>
          </table:table-cell>
          <table:table-cell office:value-type="string" table:style-name="ce2">
            <text:p>Key Takeaways<text:s/></text:p>
            <text:p>At the end of the course, the participants will be able to:</text:p>
            <text:p>Understand the components that make up the IoT ecosystem (in the Smart Nation)</text:p>
            <text:p>Assess the risk at each component level<text:s/></text:p>
            <text:p>Design security controls on each component<text:s/></text:p>
            <text:p>Apply operational security practices</text:p>
            <text:p>(ISC)² members could earn up to 13 Continuing Professional Education (CPEs Group A) credits after completion of this course. CPEs will be submitted automatically to the (ISC)² members' accounts (Member ID required) within 4-6 weeks.</text:p>
          </table:table-cell>
          <table:table-cell office:value-type="string" table:style-name="ce2">
            <text:p>Who Should Attend<text:s/></text:p>
            <text:p>This course is targeted at cybersecurity and ICT professionals (with cybersecurity knowledge) whose responsibilities involve securing and managing IoT and its related environment.</text:p>
            <text:p>This can include:-</text:p>
            <text:p>Security managers, architects, consultants, engineers, administrators in managing IoT<text:s/></text:p>
            <text:p>Enterprise architects with cybersecurity knowledge involved in the design of an IoT environment</text:p>
            <text:p>Software manager, architects, engineers with cybersecurity knowledge involved in the design, development, test and implementation of IoT devices<text:s/></text:p>
            <text:p>Pre-requisites</text:p>
            <text:p>As a prerequisite, all participants are required to have cybersecurity knowledge prior to attending this course.</text:p>
            <text:p>This course is targeted as a future-ready skills for professionals looking to advise, implement or deploy IoT in a secure manner.</text:p>
          </table:table-cell>
          <table:table-cell office:value-type="string" table:style-name="ce2">
            <text:p>What Will Be Covered<text:s/></text:p>
            <text:p>This course will cover :</text:p>
            <text:p>IoT and the Smart Nation</text:p>
            <text:p>IoT security and risk management<text:s/></text:p>
            <text:p>Design security controls in each component<text:s/></text:p>
            <text:p>Securing IoT cloud</text:p>
            <text:p>Securing IoT messaging protocol<text:s/></text:p>
            <text:p>Securing IoT physical device</text:p>
            <text:p>Securing IoT short range network<text:s/></text:p>
            <text:p>Securing IoT long range network</text:p>
            <text:p>Security operation of IoT</text:p>
          </table:table-cell>
          <table:table-cell office:value-type="string" table:style-name="ce2">
            <text:p>Fees &amp; Funding<text:s/></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1800</text:p>
            <text:p>S$1800</text:p>
            <text:p>S$1800</text:p>
            <text:p>S$1800</text:p>
            <text:p>SSG grant</text:p>
            <text:p>-</text:p>
            <text:p>(S$1260)</text:p>
            <text:p>(S$1260)</text:p>
            <text:p>(S$1260)</text:p>
            <text:p>Nett course fee</text:p>
            <text:p>S$1800</text:p>
            <text:p>S$540</text:p>
            <text:p>S$540</text:p>
            <text:p>S$540</text:p>
            <text:p>7% GST on nett course fee</text:p>
            <text:p>S$126</text:p>
            <text:p>S$37.80</text:p>
            <text:p>S$37.80</text:p>
            <text:p>S$37.80</text:p>
            <text:p>Total nett course fee payable, including GST</text:p>
            <text:p>S$1926</text:p>
            <text:p>S$577.80</text:p>
            <text:p>S$577.80</text:p>
            <text:p>S$577.80</text:p>
            <text:p>Less additional funding if eligible under various schemes</text:p>
            <text:p>-</text:p>
            <text:p>-</text:p>
            <text:p>(S$360)</text:p>
            <text:p>(S$450)</text:p>
            <text:p>Total nett course fee payable, including GST, after additional funding from the various funding schemes</text:p>
            <text:p>S$1926</text:p>
            <text:p>S$577.80</text:p>
            <text:p>S$217.80</text:p>
            <text:p>S$127.8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1800</text:p>
            <text:p>S$1800</text:p>
            <text:p>S$1800</text:p>
            <text:p>S$1800</text:p>
            <text:p>S$1800</text:p>
            <text:p>SSG grant</text:p>
            <text:p>-</text:p>
            <text:p>(S$1260)</text:p>
            <text:p>(S$1260)</text:p>
            <text:p>(S$1260)</text:p>
            <text:p>(S$1260)</text:p>
            <text:p>Nett course fee</text:p>
            <text:p>S$1800</text:p>
            <text:p>S$540</text:p>
            <text:p>S$540</text:p>
            <text:p>S$540</text:p>
            <text:p>S$540</text:p>
            <text:p>7% GST on nett course fee</text:p>
            <text:p>S$126</text:p>
            <text:p>S$37.80</text:p>
            <text:p>S$37.80</text:p>
            <text:p>S$37.80</text:p>
            <text:p>S$37.80</text:p>
            <text:p>Total nett course fee payable, including GST</text:p>
            <text:p>S$1926</text:p>
            <text:p>S$577.80</text:p>
            <text:p>S$577.80</text:p>
            <text:p>S$577.80</text:p>
            <text:p>S$577.80</text:p>
            <text:p>Fee payable to NUS-ISS</text:p>
            <text:p>Less additional funding if eligible under various schemes#</text:p>
            <text:p>(company needs to submit training grant and claim via Skillsconnect)</text:p>
            <text:p>-</text:p>
            <text:p>-</text:p>
            <text:p>(S$360)</text:p>
            <text:p>(S$450)</text:p>
            <text:p>(S$360)</text:p>
            <text:p>Total nett course fee payable, including GST, after additional funding from the various funding schemes</text:p>
            <text:p>-</text:p>
            <text:p>-</text:p>
            <text:p>S$217.80</text:p>
            <text:p>S$127.80</text:p>
            <text:p>S$217.8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s/></text:p>
            <text:p>Certificate of Completion<text:s/></text:p>
            <text:p>The ISS Certificate of Completion will be issued to participants who have attended at least 75% of the course.</text:p>
            <text:p>WSQ Assessment<text:s/></text:p>
            <text:p>Participants will be assessed through individual assessment<text:s/></text:p>
            <text:p>Assessment Method -Individual written assessment (open-book)<text:s/></text:p>
            <text:p>Passing Criteria – Individual Assessment - Participants are to answer all questions accurately in the individual written assessment.<text:s/></text:p>
            <text:p>Upon passing the assessment, Statement of Attainment (SOAs) will be issued to certify that the participant has passed the following Competency Standard(s):</text:p>
            <text:p>ICT-DES-5004-1.1 Security Architecture</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27" table:style-name="ce1">
            <text:p>27</text:p>
          </table:table-cell>
          <table:table-cell office:value-type="string" table:style-name="ce1">
            <text:p>https://www.iss.nus.edu.sg/executive-education/course/detail/nicf--advanced-customer-analytics-(sf)</text:p>
          </table:table-cell>
          <table:table-cell office:value-type="string" table:style-name="ce1">
            <text:p>Advanced Customer Analytics (SF)</text:p>
          </table:table-cell>
          <table:table-cell office:value-type="string" table:style-name="ce1">
            <text:p>Data Scie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4783-ICT</text:p>
            <text:p>Part of</text:p>
            <text:p>-</text:p>
            <text:p>Duration</text:p>
            <text:p>3 days</text:p>
            <text:p>Course Time</text:p>
            <text:p>9.00am - 5.00pm</text:p>
            <text:p>Enquiry</text:p>
            <text:p>Please contact Ms. Geraldine WONG at</text:p>
            <text:p>tel: 65168554 or<text:s/></text:p>
            <text:p>email for more details.<text:s/></text:p>
            <text:p/>
            <text:p>The NICF- Advanced Customer Analytics (SF) course aims to equip participants on methodologies beyond the foundation topics taught in NICF- Customer Analytics (SF) and allow organisations to unlock the customer potential, by combining all the data necessary to help predict customer behaviour, enhance offerings, efficient campaign targeting for various customer segments and increase revenue in a holistic manner encompassing all the touchpoints of customer management. The course will provide the overview of recent developments in CRM to understand the sophistication level that can be achieved in this space.</text:p>
            <text:p>This is a hands-on course that teaches you how to develop various customer targeting tools and strategies to deepen the relationship and methods to use them. Topics will be taught by practical workshops using combination of various software like SPSS statistics, SPSS Modeller, JMP and Excel.</text:p>
            <text:p>This course is part of the Data Science and Graduate Certificate in Customer Analytics Practice Series offered by NUS-ISS. It is the second course in a series of three courses for the Graduate Certificate in Customer Analytics.<text:s/></text:p>
            <text:p>Candidates interested in Stackable Certificate Programme in Data Science must complete two Fundamental Certificates before registering for this certificate as this is a certificate at specialist level.</text:p>
          </table:table-cell>
          <table:table-cell office:value-type="string" table:style-name="ce2">
            <text:p>Upcoming Classes</text:p>
            <text:p>Class 1<text:s/></text:p>
            <text:p>27 May 2019 to 29 May 2019<text:s/></text:p>
            <text:p>(Full Time)</text:p>
            <text:p>Duration: 3 days</text:p>
            <text:p>When:</text:p>
            <text:p>May:</text:p>
            <text:p>27, 28, 29</text:p>
            <text:p>Time:</text:p>
            <text:p>9.00am - 5.00pm</text:p>
            <text:p>Button</text:p>
            <text:p>Button</text:p>
            <text:p>Class 2<text:s/></text:p>
            <text:p>06 Nov 2019 to 08 Nov 2019<text:s/></text:p>
            <text:p>(Full Time)</text:p>
            <text:p>Duration: 3 days</text:p>
            <text:p>When:</text:p>
            <text:p>Nov:</text:p>
            <text:p>06, 07, 08</text:p>
            <text:p>Time:</text:p>
            <text:p>9.00am - 5.00pm</text:p>
            <text:p>Button</text:p>
            <text:p>Button</text:p>
            <text:p>Class 3<text:s/></text:p>
            <text:p>09 Mar 2020 to 11 Mar 2020<text:s/></text:p>
            <text:p>(Full Time)</text:p>
            <text:p>Duration: 3 days</text:p>
            <text:p>When:</text:p>
            <text:p>Mar:</text:p>
            <text:p>09, 10, 11</text:p>
            <text:p>Time:</text:p>
            <text:p>9.00am - 5.00pm</text:p>
            <text:p>Button</text:p>
            <text:p>Button</text:p>
          </table:table-cell>
          <table:table-cell office:value-type="string" table:style-name="ce2">
            <text:p>Key Takeaways<text:s/></text:p>
            <text:p>At the end of the course, participants will be able to:</text:p>
            <text:p>Understand latest developments in CRM<text:s/></text:p>
            <text:p>Apply advanced predictive analytics methodologies to develop targeting tools for various customer segments and apply the tools for efficient campaign targeting.<text:s/></text:p>
            <text:p>Learn how to estimate Customer Life Time Value or the customer revenue so that it can be used as an additional dimension for decision making together with analytics tools which will further enhance optimising marketing budget and increase profitability.<text:s/></text:p>
            <text:p>Develop and apply attrition models and event triggers to retain customers and thus prevent revenue loss.</text:p>
          </table:table-cell>
          <table:table-cell office:value-type="string" table:style-name="ce2">
            <text:p>Who Should Attend</text:p>
            <text:p>Marketing practitioners and data analysts preferably with more than two years of experience</text:p>
            <text:p>Professionals who have an active interest in customer analytics<text:s/></text:p>
            <text:p>Marketing Managers, CRM Managers, Senior Marketing Analysts and Marketing Analysts<text:s/></text:p>
            <text:p>Business Development Managers, Senior Business Analysts and Business Analysts<text:s/></text:p>
            <text:p>Data Managers, Senior Data Analysts, Senior Information Analysts, and Information Analysts<text:s/></text:p>
            <text:p>Prerequisites</text:p>
            <text:p>Participants who have successfully completed NICF- Customer Analytics (SF) course offered by NUS-ISS</text:p>
          </table:table-cell>
          <table:table-cell office:value-type="string" table:style-name="ce2">
            <text:p>What Will Be Covered</text:p>
            <text:p>Latest developments in CRM<text:s/></text:p>
            <text:p>Application of Customer Analytics in designing, developing and communicating offer effectively<text:s/></text:p>
            <text:p>Deep Dive in Customer Lifetime Value/ Revenue calculation<text:s/></text:p>
            <text:p>Response and Propensity Modelling for efficient campaign targeting<text:s/></text:p>
            <text:p>Event Triggers and Attrition Modelling for customer retention management</text:p>
            <text:p>Format</text:p>
            <text:p>Lectures and workshop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the course</text:p>
            <text:p>Passing Criteria: Generally achieve above 50% for quizzes and achieve objectives in the workshops</text:p>
            <text:p>Assessment Method: Workshops and open book quiz</text:p>
            <text:p>Upon passing the assessment, Statement of Attainment (SOAs) will be issued to certify that the participant has passed the following Competency Standard(s):</text:p>
            <text:p>ICT-DIT-4001-1.1 Analytics and Computational Modelling</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28" table:style-name="ce1">
            <text:p>28</text:p>
          </table:table-cell>
          <table:table-cell office:value-type="string" table:style-name="ce1">
            <text:p>https://www.iss.nus.edu.sg/executive-education/course/detail/nicf--big-data-engineering-for-analytics-(sf)</text:p>
          </table:table-cell>
          <table:table-cell office:value-type="string" table:style-name="ce1">
            <text:p>Big Data Engineering for Analytics (SF)</text:p>
          </table:table-cell>
          <table:table-cell office:value-type="string" table:style-name="ce1">
            <text:p>Data Scie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4500" table:style-name="ce1">
            <text:p>4500</text:p>
          </table:table-cell>
          <table:table-cell office:value-type="string" table:style-name="ce2">
            <text:p>Overview</text:p>
            <text:p>Reference No</text:p>
            <text:p>CRS-Q-0035470-ICT</text:p>
            <text:p>Part of</text:p>
            <text:p>-</text:p>
            <text:p>Duration</text:p>
            <text:p>5 days</text:p>
            <text:p>Course Time</text:p>
            <text:p>9:00am - 5:00pm</text:p>
            <text:p>Enquiry</text:p>
            <text:p>Please contact Ms. Jeryn LIN at</text:p>
            <text:p>tel: 66017926 or<text:s/></text:p>
            <text:p>email for more details.<text:s/></text:p>
            <text:p/>
            <text:p>This 5-day course helps data engineers focus on essential design and architecture while building a data lake and relevant processing platform.<text:s/></text:p>
            <text:p>Participants will learn various aspects of data engineering while building resilient distributed datasets. Participants will learn to apply key practices, identify multiple data sources appraised against their business value, design the right storage, and implement proper access model(s). Finally, participants will build a scalable data pipeline solution composed of pluggable component architecture, based on the combination of requirements in a vendor/technology agnostic manner. Participants will familiarize themselves on working with Spark platform along with additional focus on query and streaming libraries.<text:s/></text:p>
            <text:p>This course is part of the Software Systems series, Data Science series, Graduate Certificate in Big Data Engineering &amp; Web Analytics as well as Graduate Certificate in Engineering Big Data series offered by NUS-ISS.</text:p>
          </table:table-cell>
          <table:table-cell office:value-type="string" table:style-name="ce2">
            <text:p>Upcoming Classes</text:p>
            <text:p>Class 1<text:s/></text:p>
            <text:p>02 Sep 2019 to 06 Sep 2019<text:s/></text:p>
            <text:p>(Full Time)</text:p>
            <text:p>Duration: 5 days</text:p>
            <text:p>When:</text:p>
            <text:p>Sep:</text:p>
            <text:p>02, 03, 04, 05, 06</text:p>
            <text:p>Time:</text:p>
            <text:p>9:00am - 5:00pm</text:p>
            <text:p>Button</text:p>
            <text:p>Button</text:p>
            <text:p>Class 2<text:s/></text:p>
            <text:p>13 Jan 2020 to 17 Jan 2020<text:s/></text:p>
            <text:p>(Full Time)</text:p>
            <text:p>Duration: 5 days</text:p>
            <text:p>When:</text:p>
            <text:p>Jan:</text:p>
            <text:p>13, 14, 15, 16, 17</text:p>
            <text:p>Time:</text:p>
            <text:p>9:00am - 5:00pm</text:p>
            <text:p>Button</text:p>
            <text:p>Button</text:p>
          </table:table-cell>
          <table:table-cell office:value-type="string" table:style-name="ce2">
            <text:p>Key Takeaways<text:s/></text:p>
            <text:p>Upon effective completion of the course, participants will be able to:</text:p>
            <text:p>Understand the growth of big data and need for a scalable processing framework. Understand the fundamental characteristics, storage, analysis techniques and the relevant distributions</text:p>
            <text:p>Understand the distributed storage essentials, storage needs, and relevant architectural mechanism in processing large amounts of structured, semi-structured and unstructured data.<text:s/></text:p>
            <text:p>Gain expertise with the fault-tolerant computing framework (E.g. YARN) by setting up pseudo cluster nodes or cloud based nodes for processing big data. .<text:s/></text:p>
            <text:p>Construct configurable and executable tasks using the In Memory Processing frameworks (E.g. Spark Core). Understand the nuances of writing functional programs and use the core libraries to manipulate the large corpse of unstructured data residing as Resilient Distributed Datasets.<text:s/></text:p>
            <text:p>Organize, store and manipulate the collected data using processing libraries. For example, using special statistical operation and stream processing data tools (E.g. Spark Special Libraries).<text:s/></text:p>
            <text:p>Understand various data processing, querying and persistence (E.g. Spark QL APIs) available for usage in RDD’s context. Perform tasks such as filtering, selection and categorization.</text:p>
          </table:table-cell>
          <table:table-cell office:value-type="string" table:style-name="ce2">
            <text:p>Who Should Attend<text:s/></text:p>
            <text:p>This is an intermediate course, suitable for professionals with some experience in any programming language and data design. If the participants have some business exposure, they can appreciate the case studies discussed better.<text:s/></text:p>
            <text:p>This course targets analytics professional including:</text:p>
            <text:p>Business and IT professionals seeking analytical skills to handle large amounts of unstructured data (Data lake e.g. customer feedbacks, product reviews on social media, phone call recordings, etc.) for insights to improve business process and decision-making.</text:p>
            <text:p>Individuals who have no knowledge or experience in data engineering for analytics and would like to gain some practical skills in this area so that they may explore work opportunities in data engineering.</text:p>
            <text:p>Data analysts and Data Engineers, who want to move from the structured to large amounts of unstructured data engineering.</text:p>
            <text:p>Pre-requisites</text:p>
            <text:p>This is an intensive, intermediate course. Our proposed course targets the higher value chain professionals such as data engineers, data application architects, integration architects, software engineers working on data pipeline processing and key technology decision makers.<text:s/></text:p>
            <text:p>Participants with experience in programming languages such as Python or Java or Scala will benefit more from the course. Participants also need to have a strong interest in building functional pipelines and be comfortable working with Hadoop platform and Spark framework.<text:s/></text:p>
            <text:p>NUS-ISS also offers a range of other basic courses in analytics for participants new to analytics</text:p>
          </table:table-cell>
          <table:table-cell office:value-type="string" table:style-name="ce2">
            <text:p>What Will Be Covered<text:s/></text:p>
            <text:p>The course objective is to explore the engineering aspects of big data storage, querying and processing techniques. The course aims to teach the students to apply the newly acquired proficiencies by developing data intensive applications using distributed compute platform (e.g. using the Hadoop platform, Spark Framework and relevant tools).</text:p>
            <text:p>A brief module description is provided below:</text:p>
            <text:p>Agenda</text:p>
            <text:p>Module 1: Introduction to Data Science, Data Engineering and Big Data</text:p>
            <text:p>Module 2: Understand Big Data from an Analytics Perspective</text:p>
            <text:p>Module 3: Architectural Viewpoints in Big Data</text:p>
            <text:p>Module 4: The Hadoop Ecosystem for Big Data</text:p>
            <text:p>Module 5: Distributed File Storage</text:p>
            <text:p>Module 6: NoSQL Databases for Big Data</text:p>
            <text:p>Module 7: Spark and Functional Programming for Big Data</text:p>
            <text:p>Module 8: Spark and Resilient Distributed Data Sets</text:p>
            <text:p>Module 9: Spark QL for Big Data</text:p>
            <text:p>Module 10: Spark and Real Time Stream Processing</text:p>
            <text:p>Module 11: Management of Big Data initiatives</text:p>
            <text:p>Discussion and Project Requirement Elaboration</text:p>
            <text:p>Project and Assessment</text:p>
            <text:p>Project Demonstration, Report Submission and Presentations. Each team will work on a practical case study and submit/present their work done regarding the assigned Big Data project.</text:p>
            <text:p>Closing Remark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4500</text:p>
            <text:p>S$4500</text:p>
            <text:p>S$4500</text:p>
            <text:p>S$4500</text:p>
            <text:p>SSG grant</text:p>
            <text:p>-</text:p>
            <text:p>(S$3150)</text:p>
            <text:p>(S$3150)</text:p>
            <text:p>(S$3150)</text:p>
            <text:p>Nett course fee</text:p>
            <text:p>S$4500</text:p>
            <text:p>S$1350</text:p>
            <text:p>S$1350</text:p>
            <text:p>S$1350</text:p>
            <text:p>7% GST on nett course fee</text:p>
            <text:p>S$315</text:p>
            <text:p>S$94.50</text:p>
            <text:p>S$94.50</text:p>
            <text:p>S$94.50</text:p>
            <text:p>Total nett course fee payable, including GST</text:p>
            <text:p>S$4815</text:p>
            <text:p>S$1444.50</text:p>
            <text:p>S$1444.50</text:p>
            <text:p>S$1444.50</text:p>
            <text:p>Less additional funding if eligible under various schemes</text:p>
            <text:p>-</text:p>
            <text:p>-</text:p>
            <text:p>(S$900)</text:p>
            <text:p>(S$1125)</text:p>
            <text:p>Total nett course fee payable, including GST, after additional funding from the various funding schemes</text:p>
            <text:p>S$4815</text:p>
            <text:p>S$1444.50</text:p>
            <text:p>S$544.50</text:p>
            <text:p>S$319.5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4500</text:p>
            <text:p>S$4500</text:p>
            <text:p>S$4500</text:p>
            <text:p>S$4500</text:p>
            <text:p>S$4500</text:p>
            <text:p>SSG grant</text:p>
            <text:p>-</text:p>
            <text:p>(S$3150)</text:p>
            <text:p>(S$3150)</text:p>
            <text:p>(S$3150)</text:p>
            <text:p>(S$3150)</text:p>
            <text:p>Nett course fee</text:p>
            <text:p>S$4500</text:p>
            <text:p>S$1350</text:p>
            <text:p>S$1350</text:p>
            <text:p>S$1350</text:p>
            <text:p>S$1350</text:p>
            <text:p>7% GST on nett course fee</text:p>
            <text:p>S$315</text:p>
            <text:p>S$94.50</text:p>
            <text:p>S$94.50</text:p>
            <text:p>S$94.50</text:p>
            <text:p>S$94.50</text:p>
            <text:p>Total nett course fee payable, including GST</text:p>
            <text:p>S$4815</text:p>
            <text:p>S$1444.50</text:p>
            <text:p>S$1444.50</text:p>
            <text:p>S$1444.50</text:p>
            <text:p>S$1444.50</text:p>
            <text:p>Fee payable to NUS-ISS</text:p>
            <text:p>Less additional funding if eligible under various schemes#</text:p>
            <text:p>(company needs to submit training grant and claim via Skillsconnect)</text:p>
            <text:p>-</text:p>
            <text:p>-</text:p>
            <text:p>(S$900)</text:p>
            <text:p>(S$1125)</text:p>
            <text:p>(S$900)</text:p>
            <text:p>Total nett course fee payable, including GST, after additional funding from the various funding schemes</text:p>
            <text:p>-</text:p>
            <text:p>-</text:p>
            <text:p>S$544.50</text:p>
            <text:p>S$319.50</text:p>
            <text:p>S$544.5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 Participants will be assessed throughout the duration of the course.</text:p>
            <text:p>• Assessment Method -</text:p>
            <text:p>1. Project Group Assessment</text:p>
            <text:p>2. Individual written assessment (open-book)</text:p>
            <text:p>• Passing Criteria –<text:s/></text:p>
            <text:p>1. Project Group Assessment – Participants will be posed with a simulated real life case study project. They will be formed into groups, with guided instructions they will complete several workshop tutorials. Participants are to make active contribution to the case study workshops, and achieve learning objectives. They will present two of their best workshop solutions for evaluation on the last contact day of the course.<text:s/></text:p>
            <text:p>2. Individual Assessment - Participants are to answer all questions accurately in the individual written assessment.</text:p>
            <text:p>Upon passing the assessment, Statement of Attainment (SOAs) will be issued to certify that the participant has passed the following Competency Standard(s):</text:p>
            <text:p>ICT-SNA-5009-1.1 Data Strategy</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29" table:style-name="ce1">
            <text:p>29</text:p>
          </table:table-cell>
          <table:table-cell office:value-type="string" table:style-name="ce1">
            <text:p>https://www.iss.nus.edu.sg/executive-education/course/detail/nicf-campaign-analytics-(sf)</text:p>
          </table:table-cell>
          <table:table-cell office:value-type="string" table:style-name="ce1">
            <text:p>Campaign Analytics (SF)</text:p>
          </table:table-cell>
          <table:table-cell office:value-type="string" table:style-name="ce1">
            <text:p>Data Scie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7779-ICT</text:p>
            <text:p>Part of</text:p>
            <text:p>-</text:p>
            <text:p>Duration</text:p>
            <text:p>3 days</text:p>
            <text:p>Course Time</text:p>
            <text:p>9.00am - 5.00pm</text:p>
            <text:p>Enquiry</text:p>
            <text:p>Please contact Ms. Sherlyn LIM at</text:p>
            <text:p>tel: 65165777 or<text:s/></text:p>
            <text:p>email for more details.</text:p>
            <text:p>Campaign analytics course enable participants to apply data analytics for designing, execution and monitoring marketing campaigns for achieving stated business growth. Companies these days have access to large customer databases that can be leveraged to facilitate personalized, one-to-one marketing along with traditional mass communication tools. Professionals need to know, how to set up tests within the traditional and digital world including social channels, execute analysis, interpret those results and assess their ROI. Successful planning, optimization, execution and measure of such campaigns require detailed knowledge of campaign management concepts, methods, analytical tools, data modelling techniques, KPIs to support decisions making and action.<text:s/></text:p>
            <text:p>This is a hands-on course that teaches you how to select optimal mix of media channels, best creative(s) for campaign and measure effectiveness of overall campaign. Topics will be taught by practical workshops using combination of various software like SPSS statistics, SPSS Modeller, and Excel.</text:p>
            <text:p>This course is part of the Data Science and Graduate Certificate in Customer Analytics Series offered by NUS-ISS. It is the third course in a series of three courses for the Graduate Certificate in Customer Analytics.<text:s/></text:p>
            <text:p>Candidates interested in Stackable Certificate Programme in Data Science must complete two Fundamental Certificates before registering for this certificate as this is a certificate at specialist level.</text:p>
          </table:table-cell>
          <table:table-cell table:style-name="ce1"/>
          <table:table-cell office:value-type="string" table:style-name="ce2">
            <text:p>Key Takeaways<text:s/></text:p>
            <text:p>At the end of the course, participants will be able to:</text:p>
            <text:p>Acquire comprehensive knowledge of Media Landscape and its role in marketing strategy<text:s/></text:p>
            <text:p>Enlist key business decisions associated with various stages of campaign strategy<text:s/></text:p>
            <text:p>Evaluate the quality of creatives and its impact on marketing goals<text:s/></text:p>
            <text:p>Develop Audience targeting strategy<text:s/></text:p>
            <text:p>Measuring the ROI of various media channels<text:s/></text:p>
            <text:p>Apply the knowledge of analytics modelling solutions to measure the short-term and long-term impacts of media channels on business KPIs</text:p>
          </table:table-cell>
          <table:table-cell office:value-type="string" table:style-name="ce2">
            <text:p>Who Should Attend<text:s/></text:p>
            <text:p>Marketing practitioners and data analysts preferably with more than two years of experience<text:s/></text:p>
            <text:p>Professionals who have an active interest in campaign analytics and consumer insights domain<text:s/></text:p>
            <text:p>Marketing Managers, Media Managers, Senior Marketing Analysts and Marketing Analysts<text:s/></text:p>
            <text:p>Business Development Managers, Senior Business Analysts and Business Analysts</text:p>
            <text:p>Data Managers, Senior Data Analysts, Senior Information Analysts, and Information Analysts<text:s/></text:p>
            <text:p>Prerequisites<text:s/></text:p>
            <text:p>Participants should have basic knowledge in business, marketing, media and be familiar with computer/statistical software (at least perform data analysis using excel).<text:s/></text:p>
            <text:p>It will be assumed that participants will have foundational knowledge in Statistics at the level of the"NICF - Statistics Bootcamp (SF) " . Knowledge in Predictive Analytics (equivalent to our course NICF- Predictive Analytics - Insights of Trends and Irregularities (SF) is desirable.</text:p>
          </table:table-cell>
          <table:table-cell office:value-type="string" table:style-name="ce2">
            <text:p>What Will Be Covered</text:p>
            <text:p>Understanding of Media Landscape<text:s/></text:p>
            <text:p>Key Decisions and relevant KPIs for Campaign Management<text:s/></text:p>
            <text:p>Evaluating creative copy for campaign<text:s/></text:p>
            <text:p>Develop Audience targeting<text:s/></text:p>
            <text:p>Marketing Mix Modelling to measure media ROI<text:s/></text:p>
            <text:p>Measure impact of media on brand equity<text:s/></text:p>
            <text:p>Format<text:s/></text:p>
            <text:p>Lectures and workshop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the course<text:s/></text:p>
            <text:p>Passing Criteria: Generally achieve above 50% for quizzes and achieve objectives in the workshops<text:s/></text:p>
            <text:p>Assessment Method: Workshops and open book quiz<text:s/></text:p>
            <text:p>Upon passing the assessment, Statement of Attainment (SOAs) will be issued to certify that the participant has passed the following Competency Standard(s):</text:p>
            <text:p>ICT-DIT-4001-1.1 Analytics and Computational Modelling<text:s/></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30" table:style-name="ce1">
            <text:p>30</text:p>
          </table:table-cell>
          <table:table-cell office:value-type="string" table:style-name="ce1">
            <text:p>https://www.iss.nus.edu.sg/executive-education/course/detail/nicf--customer-analytics-(sf)</text:p>
          </table:table-cell>
          <table:table-cell office:value-type="string" table:style-name="ce1">
            <text:p>Customer Analytics (SF)</text:p>
          </table:table-cell>
          <table:table-cell office:value-type="string" table:style-name="ce1">
            <text:p>Data Scie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760" table:style-name="ce1">
            <text:p>2760</text:p>
          </table:table-cell>
          <table:table-cell office:value-type="string" table:style-name="ce2">
            <text:p>Overview</text:p>
            <text:p>Reference No</text:p>
            <text:p>CRS-Q-0034796-ICT</text:p>
            <text:p>Part of</text:p>
            <text:p>-</text:p>
            <text:p>Duration</text:p>
            <text:p>3 days</text:p>
            <text:p>Course Time</text:p>
            <text:p>9:00am - 5:00pm</text:p>
            <text:p>Enquiry</text:p>
            <text:p>Please contact Ms. Geraldine WONG at</text:p>
            <text:p>tel: 65168554 or<text:s/></text:p>
            <text:p>email for more details.<text:s/></text:p>
            <text:p/>
            <text:p>This is a course designed to help participants understand and analyse their existing customer base across the customer life-cycle from acquisition to retention and develop strategies to reach out to them to deepen the relationship. Overall customer management framework are taught. Participants learn to apply analytical techniques that help in segmenting, profiling and ranking customers on various metrics. They also learn to how to reduce data volume by dimension reduction techniques, handle various types of behavioral data in a structured manner for creating analytical tools for customer management.</text:p>
            <text:p>This is a hands-on course that teaches you how to use different analytical techniques to solve different business objectives. Topics will be taught using practical workshops using software like SPSS Statistics, SPSS Modeller, JMP and Excel.</text:p>
            <text:p>This course is part of the Data Science and Graduate Certificate in Customer Analytics Practice Series offered by NUS-ISS. It is the first course in a series of three courses for the Graduate Certificate in Customer Analytics.<text:s/></text:p>
            <text:p>Candidates interested in Stackable Certificate Programme in Data Science must complete two Fundamental Certificates before registering for this certificate as this is a certificate at specialist level.</text:p>
          </table:table-cell>
          <table:table-cell office:value-type="string" table:style-name="ce2">
            <text:p>Upcoming Classes</text:p>
            <text:p>Class 1<text:s/></text:p>
            <text:p>29 Jul 2019 to 31 Jul 2019<text:s/></text:p>
            <text:p>(Full Time)</text:p>
            <text:p>Duration: 3 days</text:p>
            <text:p>When:</text:p>
            <text:p>Jul:</text:p>
            <text:p>29, 30, 31</text:p>
            <text:p>Time:</text:p>
            <text:p>9.00am - 5.00pm</text:p>
            <text:p>Button</text:p>
            <text:p>Button</text:p>
            <text:p>Class 2<text:s/></text:p>
            <text:p>29 Oct 2019 to 31 Oct 2019<text:s/></text:p>
            <text:p>(Full Time)</text:p>
            <text:p>Duration: 3 days</text:p>
            <text:p>When:</text:p>
            <text:p>Oct:</text:p>
            <text:p>29, 30, 31</text:p>
            <text:p>Time:</text:p>
            <text:p>9.00am - 5.00pm</text:p>
            <text:p>Button</text:p>
            <text:p>Button</text:p>
            <text:p>Class 3<text:s/></text:p>
            <text:p>20 Jan 2020 to 22 Jan 2020<text:s/></text:p>
            <text:p>(Full Time)</text:p>
            <text:p>Duration: 3 days</text:p>
            <text:p>When:</text:p>
            <text:p>Jan:</text:p>
            <text:p>20, 21, 22</text:p>
            <text:p>Time:</text:p>
            <text:p>9.00am - 5.00pm</text:p>
            <text:p>Button</text:p>
            <text:p>Button</text:p>
          </table:table-cell>
          <table:table-cell office:value-type="string" table:style-name="ce2">
            <text:p>Key Takeaways</text:p>
            <text:p>At the end of the course, participants will be able to:</text:p>
            <text:p>Understand the customer management life-cycle and the infrastructure to manage it.<text:s/></text:p>
            <text:p>Apply dimension reduction techniques (PCA/Factor analysis) to identify core dimensions/factors based on various customer characteristic/ behaviour/product holding variables to arrive at efficient solution for decision making. This method also helps to manage large number of variables for other analytics techniques like prediction etc.<text:s/></text:p>
            <text:p>Develop multivariate customer segmentation using all types of variables/features or factors to design and execute marketing strategies profitably. For example, the most profitable customer segment might receive special treatment than other customer segments</text:p>
            <text:p>Apply customer profiling so that customer segments are better understood, behaviourally (e.g. how much they spend per month, how long have they been buying from the business) and touchpoints they access for appropriate strategy formulation for targeted marketing for deepening relationship</text:p>
            <text:p>RFM analysis both for segmentation and other customer development strategies</text:p>
          </table:table-cell>
          <table:table-cell office:value-type="string" table:style-name="ce2">
            <text:p>Who Should Attend</text:p>
            <text:p>Marketing practitioners and data analysts preferably with more than two years of experience</text:p>
            <text:p>Professionals who have an active interest in customer analytics<text:s/></text:p>
            <text:p>Marketing Managers, CRM Managers and Marketing Analysts<text:s/></text:p>
            <text:p>Business Development Managers, Senior Business Analysts and Business Analysts<text:s/></text:p>
            <text:p>Data Managers, Senior Data Analysts, Senior Information Analysts, and Information Analysts<text:s/></text:p>
            <text:p>Pre-Requisites<text:s/></text:p>
            <text:p>Participants should have basic knowledge in business, marketing and be familiar with computer/statistical software (at least perform data analysis using excel).<text:s/></text:p>
            <text:p>It will be assumed that participants will have foundational knowledge in Statistics at the level of the "NICF - Statistics Bootcamp (SF) "</text:p>
            <text:p>Knowledge in Predictive Analytics (equivalent to our course NICF- Predictive Analytics - Insights of Trends and Irregularities (SF) ) is desirable.</text:p>
          </table:table-cell>
          <table:table-cell office:value-type="string" table:style-name="ce2">
            <text:p>What Will Be Covered</text:p>
            <text:p>Introduction to Customer Management Framework<text:s/></text:p>
            <text:p>Customer Life Cycle<text:s/></text:p>
            <text:p>CRM infrastructure and strategy<text:s/></text:p>
            <text:p>Dimension Reduction Techniques<text:s/></text:p>
            <text:p>Segmentation using Cluster Analysis<text:s/></text:p>
            <text:p>Persona Modelling (Profiling) and RFM Analysis<text:s/></text:p>
            <text:p>Format</text:p>
            <text:p>Lectures and workshop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60</text:p>
            <text:p>S$2760</text:p>
            <text:p>S$2760</text:p>
            <text:p>S$2760</text:p>
            <text:p>SSG grant</text:p>
            <text:p>-</text:p>
            <text:p>(S$1932)</text:p>
            <text:p>(S$1932)</text:p>
            <text:p>(S$1932)</text:p>
            <text:p>Nett course fee</text:p>
            <text:p>S$2760</text:p>
            <text:p>S$828</text:p>
            <text:p>S$828</text:p>
            <text:p>S$828</text:p>
            <text:p>7% GST on nett course fee</text:p>
            <text:p>S$193.20</text:p>
            <text:p>S$57.96</text:p>
            <text:p>S$57.96</text:p>
            <text:p>S$57.96</text:p>
            <text:p>Total nett course fee payable, including GST</text:p>
            <text:p>S$2953.20</text:p>
            <text:p>S$885.96</text:p>
            <text:p>S$885.96</text:p>
            <text:p>S$885.96</text:p>
            <text:p>Less additional funding if eligible under various schemes</text:p>
            <text:p>-</text:p>
            <text:p>-</text:p>
            <text:p>(S$552)</text:p>
            <text:p>(S$690)</text:p>
            <text:p>Total nett course fee payable, including GST, after additional funding from the various funding schemes</text:p>
            <text:p>S$2953.20</text:p>
            <text:p>S$885.96</text:p>
            <text:p>S$333.96</text:p>
            <text:p>S$195.96</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60</text:p>
            <text:p>S$2760</text:p>
            <text:p>S$2760</text:p>
            <text:p>S$2760</text:p>
            <text:p>S$2760</text:p>
            <text:p>SSG grant</text:p>
            <text:p>-</text:p>
            <text:p>(S$1932)</text:p>
            <text:p>(S$1932)</text:p>
            <text:p>(S$1932)</text:p>
            <text:p>(S$1932)</text:p>
            <text:p>Nett course fee</text:p>
            <text:p>S$2760</text:p>
            <text:p>S$828</text:p>
            <text:p>S$828</text:p>
            <text:p>S$828</text:p>
            <text:p>S$828</text:p>
            <text:p>7% GST on nett course fee</text:p>
            <text:p>S$193.20</text:p>
            <text:p>S$57.96</text:p>
            <text:p>S57.96</text:p>
            <text:p>S$57.96</text:p>
            <text:p>S$57.96</text:p>
            <text:p>Total nett course fee payable, including GST</text:p>
            <text:p>S$2953.20</text:p>
            <text:p>S$885.96</text:p>
            <text:p>S$885.96</text:p>
            <text:p>S$885.96</text:p>
            <text:p>S$885.96</text:p>
            <text:p>Fee payable to NUS-ISS</text:p>
            <text:p>Less additional funding if eligible under various schemes#</text:p>
            <text:p>(company needs to submit training grant and claim via Skillsconnect)</text:p>
            <text:p>-</text:p>
            <text:p>-</text:p>
            <text:p>(S$552)</text:p>
            <text:p>(S$690)</text:p>
            <text:p>(S$552)</text:p>
            <text:p>Total nett course fee payable, including GST, after additional funding from the various funding schemes</text:p>
            <text:p>-</text:p>
            <text:p>-</text:p>
            <text:p>S$333.96</text:p>
            <text:p>S$195.96</text:p>
            <text:p>S$333.96</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the course</text:p>
            <text:p>Passing Criteria: Generally achieve above 50% for quizzes and achieve objectives in the workshops</text:p>
            <text:p>Assessment Method: Workshops and open book quiz</text:p>
            <text:p>Upon passing the assessment, Statement of Attainment (SOAs) will be issued to certify that the participant has passed the following Competency Standard(s):</text:p>
            <text:p>ICT-DIT-4001-1.1 Analytics and Computational Modelling</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31" table:style-name="ce1">
            <text:p>31</text:p>
          </table:table-cell>
          <table:table-cell office:value-type="string" table:style-name="ce1">
            <text:p>https://www.iss.nus.edu.sg/executive-education/course/detail/nicf--data-analytics-process-and-best-practice-(sf)</text:p>
          </table:table-cell>
          <table:table-cell office:value-type="string" table:style-name="ce1">
            <text:p>Data Analytics Process and Best Practice (SF)</text:p>
          </table:table-cell>
          <table:table-cell office:value-type="string" table:style-name="ce1">
            <text:p>Data Scie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3517-ICT</text:p>
            <text:p>Part of</text:p>
            <text:p>Graduate Certificate in Business Analytics Practice, Graduate Certificate in Management of Business Analytics Project</text:p>
            <text:p>Duration</text:p>
            <text:p>3 days</text:p>
            <text:p>Course Time</text:p>
            <text:p>9.00am - 5.00pm</text:p>
            <text:p>Enquiry</text:p>
            <text:p>Please contact Ms. Jeryn LIN at</text:p>
            <text:p>tel: 66017926 or<text:s/></text:p>
            <text:p>email for more details.<text:s/></text:p>
            <text:p>This course requires participants to have knowledge of R<text:s/></text:p>
            <text:p>An organisation’s analytics potential depends on its capability to process and manage the acquired data (both internal &amp; external). The credibility and usefulness of sophisticated data analytics solutions rest upon good quality data. But good, clean data cannot always be readily available.<text:s/></text:p>
            <text:p>Over a period of 3 days, the course will provide participants with a practical understanding of Data Analytics Process and Best Practices so that their analytics activity downstream will be more credible and useful.</text:p>
            <text:p>The course provides an intermediate pathway into technical ‘methods’ courses in the ISS portfolio (such as those in the ISS-NICF Enterprise Business Analytics syllabus).</text:p>
            <text:p>This course is part of the Data Science , Graduate Certificate in Management of Business Analytics Project, and Graduate Certificate in Business Analytics Practice Series offered by NUS-ISS.</text:p>
            <text:p>This course need only be taken once throughout the Stackable Certificate Programme in Data Science.</text:p>
          </table:table-cell>
          <table:table-cell office:value-type="string" table:style-name="ce2">
            <text:p>Upcoming Classes</text:p>
            <text:p>Class 1<text:s/></text:p>
            <text:p>29 May 2019 to 31 May 2019<text:s/></text:p>
            <text:p>(Full Time)</text:p>
            <text:p>Duration: 3 days</text:p>
            <text:p>Time:</text:p>
            <text:p>9:00am - 5:00pm</text:p>
            <text:p>Button</text:p>
            <text:p>Button</text:p>
            <text:p>Class 2<text:s/></text:p>
            <text:p>09 Sep 2019 to 11 Sep 2019<text:s/></text:p>
            <text:p>(Full Time)</text:p>
            <text:p>Duration: 3 days</text:p>
            <text:p>Time:</text:p>
            <text:p>9am-5pm</text:p>
            <text:p>Button</text:p>
            <text:p>Button</text:p>
          </table:table-cell>
          <table:table-cell office:value-type="string" table:style-name="ce2">
            <text:p>Key Takeaways</text:p>
            <text:p>At the end of the course, the participants will be able to:</text:p>
            <text:p>Understand an end to end view of data analytics process.</text:p>
            <text:p>Structure a framework to align analytics objectives with business goals.</text:p>
            <text:p>Apply procedures and techniques for data sampling, data cleaning &amp; audit.</text:p>
            <text:p>Apply procedures and techniques for data transformation, feature selection and generating data sets for model build &amp; test, including data balancing.</text:p>
            <text:p>Propose and conduct statistical techniques for data exploration and modeling.</text:p>
            <text:p>Understand the methods and metrics involved in model testing and evaluation</text:p>
            <text:p>Understand the issues and methods involved in model deployment</text:p>
            <text:p>Advice on code of conduct to be adhered for prudent data management.</text:p>
          </table:table-cell>
          <table:table-cell office:value-type="string" table:style-name="ce2">
            <text:p>Who Should Attend</text:p>
            <text:p>This is an intermediate course and is applicable for professionals engaged in the following areas:</text:p>
            <text:p>Data Analysts<text:s/></text:p>
            <text:p>Research Analysts</text:p>
            <text:p>Data Scientists</text:p>
            <text:p>Analytics Consultants</text:p>
            <text:p>Analytics Engineers</text:p>
            <text:p>Knowledge Engineers</text:p>
            <text:p>AI professionals</text:p>
            <text:p>Pre-requisites<text:s/></text:p>
            <text:p>This is an intensive, intermediate course. Participants with some exposure to working with data using tools like R will benefit more from the course. Participants with limited knowledge may consider acquiring them via NICF-Statistics Bootcamp (SF) course.</text:p>
            <text:p>Important notes</text:p>
            <text:p>Participants are required to bring their own notebook PCs for the course to</text:p>
            <text:p>• access e-resources such as course materials;</text:p>
            <text:p>• conduct online research and work on their assignments; and</text:p>
            <text:p>• contribute towards a greener environment.</text:p>
          </table:table-cell>
          <table:table-cell office:value-type="string" table:style-name="ce2">
            <text:p>What Will Be Covered</text:p>
            <text:p>Business Analytics Framework &amp; Process</text:p>
            <text:p>Identifying and Eliciting Goals</text:p>
            <text:p>Data Collection and Survey Sampling</text:p>
            <text:p>Data Exploration</text:p>
            <text:p>Data Cleaning &amp; Preparation</text:p>
            <text:p>Model Building Process</text:p>
            <text:p>Model Deployment</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the course</text:p>
            <text:p>Passing Criteria: Participants are to make active contribution to the group discussions and exercises, and achieve objectives in the workshops and answer all questions accurately in the individual written assessment.</text:p>
            <text:p>Assessment Method: Group assessment, and individual written assessment (open-book)<text:s/></text:p>
            <text:p>Upon passing the assessment, Statement of Attainment (SOAs) will be issued to certify that the participant has passed the following Competency Standard(s):</text:p>
            <text:p>ICT-DES-3001-1.1 Data Design</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32" table:style-name="ce1">
            <text:p>32</text:p>
          </table:table-cell>
          <table:table-cell office:value-type="string" table:style-name="ce1">
            <text:p>https://www.iss.nus.edu.sg/executive-education/course/detail/nicf--data-driven-decision-making-(sf)</text:p>
          </table:table-cell>
          <table:table-cell office:value-type="string" table:style-name="ce1">
            <text:p>Data Driven Decision Making (SF)</text:p>
          </table:table-cell>
          <table:table-cell office:value-type="string" table:style-name="ce1">
            <text:p>Data Science</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900" table:style-name="ce1">
            <text:p>900</text:p>
          </table:table-cell>
          <table:table-cell office:value-type="string" table:style-name="ce2">
            <text:p>Overview</text:p>
            <text:p>Reference No</text:p>
            <text:p>CRS-Q-0036099-ICT</text:p>
            <text:p>Part of</text:p>
            <text:p>-</text:p>
            <text:p>Duration</text:p>
            <text:p>1 day</text:p>
            <text:p>Course Time</text:p>
            <text:p>9:00am - 5:30pm</text:p>
            <text:p>Enquiry</text:p>
            <text:p>Please contact Ms. Jaymee TAN at</text:p>
            <text:p>tel: 65161206 or<text:s/></text:p>
            <text:p>email for more details.</text:p>
            <text:p>Data-driven decisions perform significantly better according to a study led by the MIT Centre for Digital Business. One barrier to data-driven decision making is the shortage of experienced talent in analytics.<text:s/></text:p>
            <text:p>Data modelling and engineering is the role of data scientists or data analysts, business leaders and managers have a critical role to play at the beginning and at end of the process, framing the problems and analysing the results to provide the recommendations for sound decision making. These managers’ equally need to know and understand data science, combining it with their knowledge of the business and the business needs, to address challenges faced by the organisation.</text:p>
            <text:p>When presented with analytics output, business decision makers commonly have the following questions and uncertainties. It is necessary for the end consumers of data analytics to know how to discern good analytics work from a poor one.</text:p>
            <text:p>This course is part of the Data Science and Digital Strategy &amp; Leadership Series offered by NUS-ISS.</text:p>
          </table:table-cell>
          <table:table-cell office:value-type="string" table:style-name="ce2">
            <text:p>Upcoming Classes</text:p>
            <text:p>Class 1<text:s/></text:p>
            <text:p>12 Jul 2019 to 12 Jul 2019<text:s/></text:p>
            <text:p>(Full Time)</text:p>
            <text:p>Duration: 1 day</text:p>
            <text:p>Time:</text:p>
            <text:p>9.00am - 5.30pm</text:p>
            <text:p>Button</text:p>
            <text:p>Button</text:p>
            <text:p>Class 2<text:s/></text:p>
            <text:p>04 Oct 2019 to 04 Oct 2019<text:s/></text:p>
            <text:p>(Full Time)</text:p>
            <text:p>Duration: 1 day</text:p>
            <text:p>Time:</text:p>
            <text:p>9.00am - 5.30pm</text:p>
            <text:p>Button</text:p>
            <text:p>Button</text:p>
            <text:p>Class 3<text:s/></text:p>
            <text:p>07 Feb 2020 to 07 Feb 2020<text:s/></text:p>
            <text:p>(FullTime)</text:p>
            <text:p>Duration: 1 day</text:p>
            <text:p>Time:</text:p>
            <text:p>9.00am - 5.30pm</text:p>
            <text:p>Button</text:p>
            <text:p>Button</text:p>
          </table:table-cell>
          <table:table-cell office:value-type="string" table:style-name="ce2">
            <text:p>Key Takeaways<text:s/></text:p>
            <text:p>At the end of the course, participants will be able to:</text:p>
            <text:p>Ask the right questions to evaluate model goodness and validity</text:p>
            <text:p>Interpret common model outcomes and applications</text:p>
            <text:p>Understand the benefits and risks of applying particular analytical outcomes</text:p>
            <text:p>Understand the difference between various discipline areas such as statistics, machine learning, and operations research</text:p>
            <text:p>Understand competencies required of a data driven project</text:p>
            <text:p>Do a quick evaluation of a project given the organisation data and analytics maturity level</text:p>
            <text:p>Make recommendations for a project to succeed in the above context</text:p>
          </table:table-cell>
          <table:table-cell office:value-type="string" table:style-name="ce2">
            <text:p>Who Should Attend<text:s/></text:p>
            <text:p>Any working professional who is interested in using data and analytics to address business issues; to be able to frame the problems and analyse the results of an analytics project to ensure sound decision making.</text:p>
            <text:p>Important notes</text:p>
            <text:p>Participants are required to bring their own notebook PCs for the course to</text:p>
            <text:p>• access e-resources such as course materials;</text:p>
            <text:p>• conduct online research and work on their assignments; and</text:p>
            <text:p>• contribute towards a greener environment.</text:p>
          </table:table-cell>
          <table:table-cell office:value-type="string" table:style-name="ce2">
            <text:p>What Will Be Covered</text:p>
            <text:p>An overview on data and analytics process and life cycle</text:p>
            <text:p>Reliability and validity check for data analytics model</text:p>
            <text:p>Common model results interpretation and application</text:p>
            <text:p>Different schools of modelling techniques</text:p>
            <text:p>Strategy for data-driven project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900</text:p>
            <text:p>S$900</text:p>
            <text:p>S$900</text:p>
            <text:p>S$900</text:p>
            <text:p>SSG grant</text:p>
            <text:p>-</text:p>
            <text:p>(S$630)</text:p>
            <text:p>(S$630)</text:p>
            <text:p>(S$630)</text:p>
            <text:p>Nett course fee</text:p>
            <text:p>S$900</text:p>
            <text:p>S$270</text:p>
            <text:p>S$270</text:p>
            <text:p>S$270</text:p>
            <text:p>7% GST on nett course fee</text:p>
            <text:p>S$63</text:p>
            <text:p>S$18.90</text:p>
            <text:p>S$18.90</text:p>
            <text:p>S$18.90</text:p>
            <text:p>Total nett course fee payable, including GST</text:p>
            <text:p>S$963</text:p>
            <text:p>S$288.90</text:p>
            <text:p>S$288.90</text:p>
            <text:p>S$288.90</text:p>
            <text:p>Less additional funding if eligible under various schemes</text:p>
            <text:p>-</text:p>
            <text:p>-</text:p>
            <text:p>(S$180)</text:p>
            <text:p>(S$225)</text:p>
            <text:p>Total nett course fee payable, including GST, after additional funding from the various funding schemes</text:p>
            <text:p>S$963</text:p>
            <text:p>S$288.90</text:p>
            <text:p>S$108.90</text:p>
            <text:p>S$63.9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900</text:p>
            <text:p>S$900</text:p>
            <text:p>S$900</text:p>
            <text:p>S$900</text:p>
            <text:p>S$900</text:p>
            <text:p>SSG grant</text:p>
            <text:p>-</text:p>
            <text:p>(S$630)</text:p>
            <text:p>(S$630)</text:p>
            <text:p>(S$630)</text:p>
            <text:p>(S$630)</text:p>
            <text:p>Nett course fee</text:p>
            <text:p>S$900</text:p>
            <text:p>S$270</text:p>
            <text:p>S$270</text:p>
            <text:p>S$270</text:p>
            <text:p>S$270</text:p>
            <text:p>7% GST on nett course fee</text:p>
            <text:p>S$63</text:p>
            <text:p>S$18.90</text:p>
            <text:p>S$18.90</text:p>
            <text:p>S$18.90</text:p>
            <text:p>S$18.90</text:p>
            <text:p>Total nett course fee payable, including GST</text:p>
            <text:p>S$963</text:p>
            <text:p>S$288.90</text:p>
            <text:p>S$288.90</text:p>
            <text:p>S$288.90</text:p>
            <text:p>S$288.90</text:p>
            <text:p>Fee payable to NUS-ISS</text:p>
            <text:p>Less additional funding if eligible under various schemes#</text:p>
            <text:p>(company needs to submit training grant and claim via Skillsconnect)</text:p>
            <text:p>-</text:p>
            <text:p>-</text:p>
            <text:p>(S$180)</text:p>
            <text:p>(S$225)</text:p>
            <text:p>(S$180)</text:p>
            <text:p>Total nett course fee payable, including GST, after additional funding from the various funding schemes</text:p>
            <text:p>-</text:p>
            <text:p>-</text:p>
            <text:p>S$108.90</text:p>
            <text:p>S$63.90</text:p>
            <text:p>S$108.9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will be capped at 4 hours and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the course</text:p>
            <text:p>Passing Criteria: Generally achieve above 50% for quizzes and achieve objectives in the workshops</text:p>
            <text:p>Assessment Method: Workshops and open book quiz</text:p>
            <text:p>Upon passing the assessment, Statement of Attainment (SOAs) will be issued to certify that the participant has passed the following Competency Standard(s):</text:p>
            <text:p>ICT-DES-4001-1.1 Data Design</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33" table:style-name="ce1">
            <text:p>33</text:p>
          </table:table-cell>
          <table:table-cell office:value-type="string" table:style-name="ce1">
            <text:p>https://www.iss.nus.edu.sg/executive-education/course/detail/nicf--data-governance-protection-(sf)</text:p>
          </table:table-cell>
          <table:table-cell office:value-type="string" table:style-name="ce1">
            <text:p>Data Governance &amp; Protection (SF)</text:p>
          </table:table-cell>
          <table:table-cell office:value-type="string" table:style-name="ce1">
            <text:p>Data Scie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760" table:style-name="ce1">
            <text:p>2760</text:p>
          </table:table-cell>
          <table:table-cell office:value-type="string" table:style-name="ce2">
            <text:p>Overview</text:p>
            <text:p>Reference No</text:p>
            <text:p>CRS-Q-0034797-ICT</text:p>
            <text:p>Part of</text:p>
            <text:p>-</text:p>
            <text:p>Duration</text:p>
            <text:p>3 days</text:p>
            <text:p>Course Time</text:p>
            <text:p>9am - 5pm</text:p>
            <text:p>Enquiry</text:p>
            <text:p>Please contact Ms. Jessie NEO at</text:p>
            <text:p>tel: 66017921 or<text:s/></text:p>
            <text:p>email for more details.</text:p>
            <text:p>Information is often the most valuable enterprise asset in today’s digital economy. Data is rationalised to create information, which in turn becomes knowledge, and this forms the basis for wisdom and the fuel for analytics, critical in decision-making.</text:p>
            <text:p>Data governance is the operating discipline for managing data and information as a key enterprise asset. This discipline includes organisation, processes and tools for establishing and exercising decisions rights regarding valuation and management of data.</text:p>
            <text:p>In this course, you will learn about the key aspects of data governance, such as decision-making authority, policies, standards, data quality and data protection.</text:p>
            <text:p>This course is part of the Data Science , Digital Strategy &amp; Leadership and Graduate Certificate in Management of Business Analytics Project Series offered by NUS-ISS.</text:p>
          </table:table-cell>
          <table:table-cell office:value-type="string" table:style-name="ce2">
            <text:p>Upcoming Classes</text:p>
            <text:p>Class 1<text:s/></text:p>
            <text:p>25 Sep 2019 to 27 Sep 2019<text:s/></text:p>
            <text:p>(Full Time)</text:p>
            <text:p>Duration: 3 days</text:p>
            <text:p>Time:</text:p>
            <text:p>09:00am to 05:00pm</text:p>
            <text:p>Button</text:p>
            <text:p>Button</text:p>
            <text:p>Class 2<text:s/></text:p>
            <text:p>05 Feb 2020 to 07 Feb 2020<text:s/></text:p>
            <text:p>(FullTime)</text:p>
            <text:p>Duration: 3 days</text:p>
            <text:p>Time:</text:p>
            <text:p>09:00am to 05:00pm</text:p>
            <text:p>Button</text:p>
            <text:p>Button</text:p>
          </table:table-cell>
          <table:table-cell office:value-type="string" table:style-name="ce2">
            <text:p>Key Takeaways</text:p>
            <text:p>At the end of the course, participants will be able to:</text:p>
            <text:p>Set direction and objectives of data governance throughout the organisation based on its data management principles and organisational objectives</text:p>
            <text:p>Define and document roles and responsibilities of the data governance team and user departments in data governance guidelines</text:p>
            <text:p>Review and develop processes on how data governance objectives can be achieved</text:p>
            <text:p>Understand and recommend corrective actions to resolve data governance issues</text:p>
            <text:p>Establish and maintain systems to check compliance against data governance guidelines</text:p>
            <text:p>(ISC)² members could earn up to 19.5 Continuing Professional Education (CPEs Group A) credits after completion of this course. CPEs will be submitted automatically to the (ISC)² members' accounts (Member ID required) within 4-6 weeks.</text:p>
          </table:table-cell>
          <table:table-cell office:value-type="string" table:style-name="ce2">
            <text:p>Who Should Attend</text:p>
            <text:p>This course is for:<text:s/></text:p>
            <text:p>Managers and IT professionals who have to provide IT advisory and support in compliance legislation, policies and guidelines in relation to data management in the organisation</text:p>
            <text:p>Managers who are involved in protecting data as an organisation asset<text:s/></text:p>
            <text:p>Pre-requisites</text:p>
            <text:p>There is no pre-requisite.</text:p>
          </table:table-cell>
          <table:table-cell office:value-type="string" table:style-name="ce2">
            <text:p>What Will Be Covered</text:p>
            <text:p>Information and the Power of Data</text:p>
            <text:p>Data Principles, Policies and Procedures</text:p>
            <text:p>Defining a Data Organisation Structure</text:p>
            <text:p>Data Privacy</text:p>
            <text:p>Data Sharing</text:p>
            <text:p>Data Protection<text:s/></text:p>
            <text:p>Format</text:p>
            <text:p>Lectures and workshop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60</text:p>
            <text:p>S$2760</text:p>
            <text:p>S$2760</text:p>
            <text:p>S$2760</text:p>
            <text:p>SSG grant</text:p>
            <text:p>-</text:p>
            <text:p>(S$1932)</text:p>
            <text:p>(S$1932)</text:p>
            <text:p>(S$1932)</text:p>
            <text:p>Nett course fee</text:p>
            <text:p>S$2760</text:p>
            <text:p>S$828</text:p>
            <text:p>S$828</text:p>
            <text:p>S$828</text:p>
            <text:p>7% GST on nett course fee</text:p>
            <text:p>S$193.20</text:p>
            <text:p>S$57.96</text:p>
            <text:p>S$57.96</text:p>
            <text:p>S$57.96</text:p>
            <text:p>Total nett course fee payable, including GST</text:p>
            <text:p>S$2953.20</text:p>
            <text:p>S$885.96</text:p>
            <text:p>S$885.96</text:p>
            <text:p>S$885.96</text:p>
            <text:p>Less additional funding if eligible under various schemes</text:p>
            <text:p>-</text:p>
            <text:p>-</text:p>
            <text:p>(S$552)</text:p>
            <text:p>(S$690)</text:p>
            <text:p>Total nett course fee payable, including GST, after additional funding from the various funding schemes</text:p>
            <text:p>S$2953.20</text:p>
            <text:p>S$885.96</text:p>
            <text:p>S$333.96</text:p>
            <text:p>S$195.96</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60</text:p>
            <text:p>S$2760</text:p>
            <text:p>S$2760</text:p>
            <text:p>S$2760</text:p>
            <text:p>S$2760</text:p>
            <text:p>SSG grant</text:p>
            <text:p>-</text:p>
            <text:p>(S$1932)</text:p>
            <text:p>(S$1932)</text:p>
            <text:p>(S$1932)</text:p>
            <text:p>(S$1932)</text:p>
            <text:p>Nett course fee</text:p>
            <text:p>S$2760</text:p>
            <text:p>S$828</text:p>
            <text:p>S$828</text:p>
            <text:p>S$828</text:p>
            <text:p>S$828</text:p>
            <text:p>7% GST on nett course fee</text:p>
            <text:p>S$193.20</text:p>
            <text:p>S$57.96</text:p>
            <text:p>S57.96</text:p>
            <text:p>S$57.96</text:p>
            <text:p>S$57.96</text:p>
            <text:p>Total nett course fee payable, including GST</text:p>
            <text:p>S$2953.20</text:p>
            <text:p>S$885.96</text:p>
            <text:p>S$885.96</text:p>
            <text:p>S$885.96</text:p>
            <text:p>S$885.96</text:p>
            <text:p>Fee payable to NUS-ISS</text:p>
            <text:p>Less additional funding if eligible under various schemes#</text:p>
            <text:p>(company needs to submit training grant and claim via Skillsconnect)</text:p>
            <text:p>-</text:p>
            <text:p>-</text:p>
            <text:p>(S$552)</text:p>
            <text:p>(S$690)</text:p>
            <text:p>(S$552)</text:p>
            <text:p>Total nett course fee payable, including GST, after additional funding from the various funding schemes</text:p>
            <text:p>-</text:p>
            <text:p>-</text:p>
            <text:p>S$333.96</text:p>
            <text:p>S$195.96</text:p>
            <text:p>S$333.96</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or end of the course</text:p>
            <text:p>Passing Criteria: Generally achieve above 50% for questions and achieve objective in the case of exercise/workshop</text:p>
            <text:p>Assessment Method: Workshops</text:p>
            <text:p>Upon passing the assessment, Statement of Attainment (SOAs) will be issued to certify that the participant has passed the following Competency Standard(s):</text:p>
            <text:p>ICT-SNA-5008-1.1 Data Governance</text:p>
            <text:p>ICT-SNA-4008-1.1 Data Governance</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34" table:style-name="ce1">
            <text:p>34</text:p>
          </table:table-cell>
          <table:table-cell office:value-type="string" table:style-name="ce1">
            <text:p>https://www.iss.nus.edu.sg/executive-education/course/detail/nicf--data-storytelling-(sf)</text:p>
          </table:table-cell>
          <table:table-cell office:value-type="string" table:style-name="ce1">
            <text:p>Data Storytelling (SF)</text:p>
          </table:table-cell>
          <table:table-cell office:value-type="string" table:style-name="ce1">
            <text:p>Data Scie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4785-ICT</text:p>
            <text:p>Part of</text:p>
            <text:p>-</text:p>
            <text:p>Duration</text:p>
            <text:p>3 days</text:p>
            <text:p>Course Time</text:p>
            <text:p>9.00am - 5.00pm</text:p>
            <text:p>Enquiry</text:p>
            <text:p>Please contact Ms. Jeryn LIN at</text:p>
            <text:p>tel: 66017926 or<text:s/></text:p>
            <text:p>email for more details.</text:p>
            <text:p>Note: NICF-Data Storytelling (SF) for Health Services is next scheduled for 28, 30-31 May</text:p>
            <text:p>Data Storytelling has become an extremely important skill in today’s corporate environment. It is effective way to share organisation information and drive outcomes. The rate that businesses collect data today is phenomenal. Therefore, data storytelling is important for professionals to communicate findings, tailored to a specific audience, with a compelling narrative.</text:p>
            <text:p>The course equips participants with essential skills to draw insights from data, deploy story boards and present their insights using the most effective visual representations. Skills learnt in this course would help place the organisation on the path towards data driven decision making.</text:p>
            <text:p>Our instructors who possess a wealth of industry experience will use real life examples and hands on workshops to help participants apply descriptive and diagnostic techniques; select appropriate charts and graphs; create powerful presentations; design productive dashboards and create viral infographics.</text:p>
            <text:p>This course is part of the Data Science, Graduate Certificate in Management of Business Analytics and the Professional Diploma in Smart Health Leadership Series offered by NUS-ISS.</text:p>
          </table:table-cell>
          <table:table-cell office:value-type="string" table:style-name="ce2">
            <text:p>Upcoming Classes</text:p>
            <text:p>Class 1<text:s/></text:p>
            <text:p>28 May 2019 to 31 May 2019<text:s/></text:p>
            <text:p>(Full Time, for Health Services)</text:p>
            <text:p>Duration: 3 days (Please note that this course is contextualised to health and care sector)</text:p>
            <text:p>When:</text:p>
            <text:p>May:</text:p>
            <text:p>28, 30, 31</text:p>
            <text:p>Time:</text:p>
            <text:p>9:00am - 5:00pm</text:p>
            <text:p>Button</text:p>
            <text:p>Button</text:p>
            <text:p>Class 2<text:s/></text:p>
            <text:p>10 Jun 2019 to 12 Jun 2019<text:s/></text:p>
            <text:p>(Full Time)</text:p>
            <text:p>Duration: 3 days</text:p>
            <text:p>When:</text:p>
            <text:p>Jun:</text:p>
            <text:p>10, 11, 12</text:p>
            <text:p>Time:</text:p>
            <text:p>9:00am - 5:00pm</text:p>
            <text:p>Button</text:p>
            <text:p>Button</text:p>
            <text:p>Class 3<text:s/></text:p>
            <text:p>06 Aug 2019 to 08 Aug 2019<text:s/></text:p>
            <text:p>(Full Time)</text:p>
            <text:p>Duration: 3 days</text:p>
            <text:p>Time:</text:p>
            <text:p>9:00am - 5:00pm</text:p>
            <text:p>Button</text:p>
            <text:p>Button</text:p>
            <text:p>Class 4<text:s/></text:p>
            <text:p>02 Sep 2019 to 04 Sep 2019<text:s/></text:p>
            <text:p>(Full Time)</text:p>
            <text:p>Duration: 3 days</text:p>
            <text:p>When:</text:p>
            <text:p>Sep:</text:p>
            <text:p>02, 03, 04</text:p>
            <text:p>Time:</text:p>
            <text:p>9:00am - 5:00pm</text:p>
            <text:p>Button</text:p>
            <text:p>Button</text:p>
            <text:p>Class 5<text:s/></text:p>
            <text:p>15 Oct 2019 to 17 Oct 2019<text:s/></text:p>
            <text:p>(Full Time)</text:p>
            <text:p>Duration: 3 days</text:p>
            <text:p>When:</text:p>
            <text:p>Oct:</text:p>
            <text:p>15, 16, 17</text:p>
            <text:p>Time:</text:p>
            <text:p>9:00am - 5:00pm</text:p>
            <text:p>Button</text:p>
            <text:p>Button</text:p>
            <text:p>Class 6<text:s/></text:p>
            <text:p>05 Nov 2019 to 07 Nov 2019<text:s/></text:p>
            <text:p>(Full Time)</text:p>
            <text:p>Duration: 3 days</text:p>
            <text:p>Time:</text:p>
            <text:p>9:00am - 5:00pm</text:p>
            <text:p>Button</text:p>
            <text:p>Button</text:p>
            <text:p>Class 7<text:s/></text:p>
            <text:p>02 Dec 2019 to 04 Dec 2019<text:s/></text:p>
            <text:p>(Full Time)</text:p>
            <text:p>Duration: 3 days</text:p>
            <text:p>When:</text:p>
            <text:p>Dec:</text:p>
            <text:p>02, 03, 04</text:p>
            <text:p>Time:</text:p>
            <text:p>9:00am - 5:00pm</text:p>
            <text:p>Button</text:p>
            <text:p>Button</text:p>
            <text:p>Class 8<text:s/></text:p>
            <text:p>02 Mar 2020 to 04 Mar 2020<text:s/></text:p>
            <text:p>(Full Time)</text:p>
            <text:p>Duration: 3 days</text:p>
            <text:p>When:</text:p>
            <text:p>Mar:</text:p>
            <text:p>02, 03, 04</text:p>
            <text:p>Time:</text:p>
            <text:p>9:00am - 5:00pm</text:p>
            <text:p>Button</text:p>
            <text:p>Button</text:p>
          </table:table-cell>
          <table:table-cell office:value-type="string" table:style-name="ce2">
            <text:p>Key Takeaways<text:s/></text:p>
            <text:p>At the end of the course, the participants will be able to:</text:p>
            <text:p>Apply different types of data related questions and analytics patterns<text:s/></text:p>
            <text:p>Deconstruct principles of data visualisation<text:s/></text:p>
            <text:p>Apply exploratory, descriptive and diagnostic analysis<text:s/></text:p>
            <text:p>Apply storytelling framework<text:s/></text:p>
            <text:p>Create presentations that effectively present the data story<text:s/></text:p>
            <text:p>Design a dashboard for achieving business outcomes<text:s/></text:p>
            <text:p>Design and Create Infographics for broad communication</text:p>
          </table:table-cell>
          <table:table-cell office:value-type="string" table:style-name="ce2">
            <text:p>Who Should Attend<text:s/></text:p>
            <text:p>This course is designed as an introductory course for anyone with an interest in data storytelling. Specifically,</text:p>
            <text:p>Participants working in client facing roles, interacting with various stakeholders or departments within the organisation, leading teams or working with data analysis/data visualisation regularly would find this course useful<text:s/></text:p>
            <text:p>Participants with a work experience of 2 years or more will appreciate this course better</text:p>
            <text:p>Pre-requisite<text:s/></text:p>
            <text:p>Basic Excel and PowerPoint skills are assumed.</text:p>
            <text:p>Participants with limited knowledge of the above may consider acquiring them via GCF Learn for Excel &amp; PowerPoint</text:p>
            <text:p>Important notes</text:p>
            <text:p>• Please note that this is NOT a substitute for a tool training course. If you are expecting to learn Tableau or XL or other tools during this course you might be better served with other options online.</text:p>
            <text:p>• Participants are required to bring their own notebook PCs for the course to</text:p>
            <text:p>- access e-resources such as course materials;</text:p>
            <text:p>- conduct online research and work on their assignments; and</text:p>
            <text:p>- contribute towards a greener environment.</text:p>
          </table:table-cell>
          <table:table-cell office:value-type="string" table:style-name="ce2">
            <text:p>What Will Be Covered</text:p>
            <text:p>Data story boarding framework and workshop<text:s/></text:p>
            <text:p>Visual selection framework and workshop<text:s/></text:p>
            <text:p>Best practices of visualisation and presentation, theory and workshop<text:s/></text:p>
            <text:p>Dashboarding concepts and workshop<text:s/></text:p>
            <text:p>Infographics best practices and workshop<text:s/></text:p>
            <text:p>Format</text:p>
            <text:p>Lectures and workshops</text:p>
          </table:table-cell>
          <table:table-cell office:value-type="string" table:style-name="ce2">
            <text:p>Fees and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the course</text:p>
            <text:p>Passing Criteria: Generally achieve above 50% for quizzes and achieve objectives in the workshops</text:p>
            <text:p>Assessment Method: Workshops and open book quiz</text:p>
            <text:p>Upon passing the assessment, Statement of Attainment (SOAs) will be issued to certify that the participant has passed the following Competency Standard(s):</text:p>
            <text:p>ICT-DIT-3006-1.1 Data Visualisation</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35" table:style-name="ce1">
            <text:p>35</text:p>
          </table:table-cell>
          <table:table-cell office:value-type="string" table:style-name="ce1">
            <text:p>https://www.iss.nus.edu.sg/executive-education/course/detail/nicf--feature-engineering-and-analytics-using-iot-data-(sf)</text:p>
          </table:table-cell>
          <table:table-cell office:value-type="string" table:style-name="ce1">
            <text:p>Feature Engineering and Analytics using IOT Data (SF)</text:p>
          </table:table-cell>
          <table:table-cell office:value-type="string" table:style-name="ce1">
            <text:p>Data Scie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7780-ICT</text:p>
            <text:p>Part of</text:p>
            <text:p>-</text:p>
            <text:p>Duration</text:p>
            <text:p>3 days</text:p>
            <text:p>Course Time</text:p>
            <text:p>9.00am - 5.00pm</text:p>
            <text:p>Enquiry</text:p>
            <text:p>Please contact Ms. Sherlyn LIM at</text:p>
            <text:p>tel: 65165777 or<text:s/></text:p>
            <text:p>email for more details.</text:p>
            <text:p>In the last few years, continuous streaming of data from sensors has emerged as one of the most promising data sources, fuelling a number of interesting developments in “Internet of Things (IoT)”. This continuous streaming of information must be coupled with a means to analyse the data and create the corresponding analytics models, and put these models back to the edge nodes in IoT network. Given the fast pace of change to connected devices and the perspective of data science, one needs to understand and explore feature engineering of IoT or sensor data.<text:s/></text:p>
            <text:p>This course will equip analytics professionals and managers with an understanding of how data are ingested, transformed, the addition of constructed new fields and the removal of distracting fields. These are done with the knowledge of how the representation model operates, making it easy for Machine Learning model for different output representation.</text:p>
            <text:p>The main objective of this course is to provide participants with a practical understanding of Feature Engineering and skills of analysing IoT data and use them effectively to obtain analytics insights.</text:p>
            <text:p>This course is part of the Data Science Series offered by NUS-ISS. This is also a stackable course in a series of three courses leading to a Graduate Certificate in Big Data Engineering and Web Analytics. Participants who are interested in Stackable Programme in Data Science must complete two Fundamental Certificates before registering for this Specialist Certificate.</text:p>
          </table:table-cell>
          <table:table-cell table:style-name="ce1"/>
          <table:table-cell office:value-type="string" table:style-name="ce2">
            <text:p>Key Takeaways</text:p>
            <text:p>Upon completion of the course, students will be able to:</text:p>
            <text:p>Design suitable strategy on harnessing IoT analytics to create business value.</text:p>
            <text:p>Classify and contextualise different architectural solutions to deal with feature analytics pertinent to IoT.</text:p>
            <text:p>Evaluate various major cloud vendors in the market and their services/libraries/framework for IoT analytics.</text:p>
            <text:p>Identify a framework to classify processing and decisions in the cloud and/or edge using cognitive computing (Machine Learning/Deep Learning) libraries for a given business case.</text:p>
            <text:p>Understand and use various data sources, data visualisations and insight generation techniques to create intelligence.</text:p>
            <text:p>Understand domain specific variation needed for feature engineering while applying to final solution developed using analytics.</text:p>
          </table:table-cell>
          <table:table-cell office:value-type="string" table:style-name="ce2">
            <text:p>Who Should Attend</text:p>
            <text:p>Professionals who have done analytics for some years and realised that there are gaps/issues in data preparation and analytics processes when it comes to IoT data.</text:p>
            <text:p>IoT professionals who plan to embark upon analytics journey in their organisation and want to approach analytics in a structured manner to design and better handle analytics on IoT data.<text:s/></text:p>
            <text:p>Beginners who are learning how to perform analytics activities and need more explicit guidance from experienced professionals, on how to engage in IoT analytics exercises properly, with a focus on upstream processes for IoT.</text:p>
            <text:p>Pre-Requisites</text:p>
            <text:p>Participants who have successfully completed “NICF-Big Data Engineering for Analytics (SF)” or have equivalent knowledge.<text:s/></text:p>
            <text:p>Python knowledge is strongly desirable, participants with no prior Python knowledge is encouraged to attend NICF- Python for Data, Ops and Things (SF) course.</text:p>
          </table:table-cell>
          <table:table-cell office:value-type="string" table:style-name="ce2">
            <text:p>What Will Be Covered</text:p>
            <text:p>Managing data ingestion, storage and processing via data lakes</text:p>
            <text:p>Selecting optimal time window for aggregating sensor data</text:p>
            <text:p>Application of well-known data mining algorithms for IoT data</text:p>
            <text:p>Practical business use cases of end-to-end solution with IoT analytics</text:p>
            <text:p>Demonstration of the Economics of IoT analytic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the course</text:p>
            <text:p>Passing Criteria: Generally achieve above 50% for quizzes and achieve objectives in the workshops</text:p>
            <text:p>Assessment Method: Workshops and open book quiz</text:p>
            <text:p>Upon passing the assessment, Statement of Attainment (SOAs) will be issued to certify that the participant has passed the following Competency Standard(s):</text:p>
            <text:p>ICT-DIT-4001-1.1 Analytics and Computational Modelling</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36" table:style-name="ce1">
            <text:p>36</text:p>
          </table:table-cell>
          <table:table-cell office:value-type="string" table:style-name="ce1">
            <text:p>https://www.iss.nus.edu.sg/executive-education/course/detail/nicf--health-analytics_(sf)</text:p>
          </table:table-cell>
          <table:table-cell office:value-type="string" table:style-name="ce1">
            <text:p>Health Analytics (SF)</text:p>
          </table:table-cell>
          <table:table-cell office:value-type="string" table:style-name="ce1">
            <text:p>Data Scie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3516-ICT</text:p>
            <text:p>Part of</text:p>
            <text:p>Graduate Certificate in Specialised Predictive Modelling &amp; Forecasting</text:p>
            <text:p>Duration</text:p>
            <text:p>3 days</text:p>
            <text:p>Course Time</text:p>
            <text:p>9.00am - 5.00pm</text:p>
            <text:p>Enquiry</text:p>
            <text:p>Please contact Ms. Jessie NEO at</text:p>
            <text:p>tel: 66017921 or<text:s/></text:p>
            <text:p>email for more details.<text:s/></text:p>
            <text:p/>
            <text:p>The healthcare industry is evolving at breakneck speed. At the forefront of this transformation is data, creating enormous opportunities for companies to improve patient outcomes while managing costs.The programme is ideal for anyone who wish to gain domain knowledge in health and healthcare data analytical skills.<text:s/></text:p>
            <text:p>Participants will gain theoretical knowledge and develop critical analytical thinking. They will learn how to use various tools for health-related analysis via analytical workshops to reinforce their learning, and specialised domains such as medical image analysis and medical databases will be covered.<text:s/></text:p>
            <text:p>There will be practical application of tools, knowledge, templates and checklists, and hands-on classroom activities, will allow attendees to develop the knowledge and skills required to perform analysis for health-related projects.<text:s/></text:p>
            <text:p>This course will benefit those working in hospitals, health ministries, health start-ups and more.<text:s/></text:p>
            <text:p>This course is part of the Data Science and Graduate Certificate in Advanced Predictive Modelling Techniques Series offered by NUS-ISS.</text:p>
          </table:table-cell>
          <table:table-cell office:value-type="string" table:style-name="ce2">
            <text:p>Upcoming Classes</text:p>
            <text:p>Class 1<text:s/></text:p>
            <text:p>21 Oct 2019 to 23 Oct 2019<text:s/></text:p>
            <text:p>(FullTime)</text:p>
            <text:p>Duration: 3 days</text:p>
            <text:p>Time:</text:p>
            <text:p>9:00 AM to 5:00 PM</text:p>
            <text:p>Button</text:p>
            <text:p>Button</text:p>
          </table:table-cell>
          <table:table-cell office:value-type="string" table:style-name="ce2">
            <text:p>Key Takeaways</text:p>
            <text:p>Upon completion of the course, participants will be able to:</text:p>
            <text:p>Understand health analytics and how it is present in the various health systems in Singapore and globally<text:s/></text:p>
            <text:p>Know the fundamentals of health analytics</text:p>
            <text:p>Acquire health analytics application techniques</text:p>
            <text:p>Apply models and analyze medical data use cases with Excel</text:p>
            <text:p>Evaluation of health data through processing and visualizing</text:p>
            <text:p>Learn knowledge on the medical imaging domain, its applications and techniques</text:p>
            <text:p>Acquire knowledge and skills in medical databases, indexing methods and management</text:p>
          </table:table-cell>
          <table:table-cell office:value-type="string" table:style-name="ce2">
            <text:p>Who Should Attend<text:s/></text:p>
            <text:p>This is an intermediate course, and is applicable for anyone interested in health-related analytics</text:p>
          </table:table-cell>
          <table:table-cell office:value-type="string" table:style-name="ce2">
            <text:p>What Will Be Covered</text:p>
            <text:p>This course will cover :</text:p>
            <text:p>Introduction to Health Analytics</text:p>
            <text:p>Fundamental Analytical Techniques for Big Data in Health</text:p>
            <text:p>Advanced Analytical Techniques and Health Data Visualization</text:p>
            <text:p>Health Data Analytics with Excel</text:p>
            <text:p>Fundamentals of Medical Image Analytics Management of Medical Image Database</text:p>
          </table:table-cell>
          <table:table-cell office:value-type="string" table:style-name="ce2">
            <text:p>Fees and Funding<text:s/></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the course</text:p>
            <text:p>Passing Criteria: Participants are to make active contribution to the group discussions and exercises, and achieve objectives in the workshops and answer all questions accurately in the individual written assessment.</text:p>
            <text:p>Assessment Method: Group assessment, and individual written assessment (open-book)<text:s/></text:p>
            <text:p>Upon passing the assessment, Statement of Attainment (SOAs) will be issued to certify that the participant has passed the following Competency Standard(s):</text:p>
            <text:p>ICT-DIT-4001-1.1 : Analytics and Computational Modelling</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37" table:style-name="ce1">
            <text:p>37</text:p>
          </table:table-cell>
          <table:table-cell office:value-type="string" table:style-name="ce1">
            <text:p>https://www.iss.nus.edu.sg/executive-education/course/detail/nicf--managing-business-analytics-projects-(sf)</text:p>
          </table:table-cell>
          <table:table-cell office:value-type="string" table:style-name="ce1">
            <text:p>Managing Business Analytics Projects (SF)</text:p>
          </table:table-cell>
          <table:table-cell office:value-type="string" table:style-name="ce1">
            <text:p>Data Scie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6483-ICT</text:p>
            <text:p>Part of</text:p>
            <text:p>-</text:p>
            <text:p>Duration</text:p>
            <text:p>3 days</text:p>
            <text:p>Course Time</text:p>
            <text:p>9:00am - 5:15pm</text:p>
            <text:p>PDU</text:p>
            <text:p>19.25PDU and PD hours are available for this course</text:p>
            <text:p>Enquiry</text:p>
            <text:p>Please contact Ms. Geraldine WONG at</text:p>
            <text:p>tel: 65168554 or<text:s/></text:p>
            <text:p>email for more details.</text:p>
            <text:p>Business Analytics has earned a place as one of the core disruptors of the digital age. Many companies’ business analytics initiatives have moved to production, with some proven success, and now there is a continuing push to leverage new data technologies to power business intelligence. Many government agencies and private companies have jumped on this bandwagon and are heavily investing in business analytics projects to gain new insights in order to acquire a competitive edge to serve their customers and citizens.</text:p>
            <text:p>According to Gartner Research, the worldwide market for analytics will remain the top focus for CIOs through 2017. This report cited that more than 30% of organisations have invested in analysing “big data” but only a quarter (8% of the total) have made it into production! It remains as a major challenge for those tasked to deliver and implement these analytical capabilities and programmes successfully.</text:p>
            <text:p>This course brings together latest thinking and best practices from the various domains of Agile, Lean and Traditional project management to equip business analytics teams with the knowledge and skills to effectively and successfully manage business analytics projects.</text:p>
            <text:p>Upon successful completion of this course, you will earn 19.25 PDUs (Technical: 11.5, Leadership: 5, Strategy: 2.75) that can be used to maintain your PMP® credential. Note that for the purpose of PDU reporting by those with PMP® credentials, the PMI REP Provider Number of ISS is “2339”.</text:p>
            <text:p>This course is part of the Data Science, Digital Products &amp; Platforms and Graduate Certificate in Business Analysis Project Series offered by NUS-ISS.</text:p>
          </table:table-cell>
          <table:table-cell office:value-type="string" table:style-name="ce2">
            <text:p>Upcoming Classes</text:p>
            <text:p>Class 1<text:s/></text:p>
            <text:p>03 Jun 2019 to 06 Jun 2019<text:s/></text:p>
            <text:p>(Full Time)</text:p>
            <text:p>Duration: 3 days</text:p>
            <text:p>When:</text:p>
            <text:p>Jun:</text:p>
            <text:p>03, 04, 06</text:p>
            <text:p>Time:</text:p>
            <text:p>9.00am - 5.00pm</text:p>
            <text:p>Button</text:p>
            <text:p>Button</text:p>
            <text:p>Class 2<text:s/></text:p>
            <text:p>22 Jul 2019 to 24 Jul 2019<text:s/></text:p>
            <text:p>(Full Time)</text:p>
            <text:p>Duration: 3 days</text:p>
            <text:p>Time:</text:p>
            <text:p>9.00am - 5.00pm</text:p>
            <text:p>Button</text:p>
            <text:p>Button</text:p>
            <text:p>Class 3<text:s/></text:p>
            <text:p>11 Nov 2019 to 13 Nov 2019<text:s/></text:p>
            <text:p>(Full Time)</text:p>
            <text:p>Duration: 3 days</text:p>
            <text:p>When:</text:p>
            <text:p>Nov:</text:p>
            <text:p>11, 12, 13</text:p>
            <text:p>Time:</text:p>
            <text:p>9.00am - 5.00pm</text:p>
            <text:p>Button</text:p>
            <text:p>Button</text:p>
            <text:p>Class 4<text:s/></text:p>
            <text:p>10 Feb 2020 to 12 Feb 2020<text:s/></text:p>
            <text:p>(Full Time)</text:p>
            <text:p>Duration: 3 days</text:p>
            <text:p>When:</text:p>
            <text:p>Feb:</text:p>
            <text:p>10, 11, 12</text:p>
            <text:p>Time:</text:p>
            <text:p>9.00am - 5.00pm</text:p>
            <text:p>Button</text:p>
            <text:p>Button</text:p>
          </table:table-cell>
          <table:table-cell office:value-type="string" table:style-name="ce2">
            <text:p>Key Takeaways</text:p>
            <text:p>On completion of the course, the participants would be able to:</text:p>
            <text:p>Understand the unique nature and challenges of business analytics projects</text:p>
            <text:p>Learn how to correctly perform inception for a business analytics project<text:s/></text:p>
            <text:p>Learn how to choose and adapt the different project lifecycles, especially agile practices for your project</text:p>
            <text:p>Develop the initial and subsequent iterative plans for your project</text:p>
            <text:p>Learn how to manage the construction phase</text:p>
            <text:p>Understand the considerations for retrospective and transition requirements</text:p>
          </table:table-cell>
          <table:table-cell office:value-type="string" table:style-name="ce2">
            <text:p>Who Should Attend</text:p>
            <text:p>The course has been designed for:<text:s/></text:p>
            <text:p>Primarily Project Managers, data scientists, IT and business professionals sponsoring, managing and participating in business analytics projects<text:s/></text:p>
            <text:p>Those who have an active interest in managing the various types of business analytics projects including Text, Predictive and Customer Analytics</text:p>
            <text:p>Prerequisites</text:p>
            <text:p>Hardcopies of the courseware will not be provided. Participants are required to bring their own internet enabled device &amp; charger to access the e-courseware in PDF format. The e-courseware will be made available a few days before commencement of the class.<text:s/></text:p>
            <text:p>Participants should have some understanding of data science or have prior involvement in data analytics projects. Attendance of a Data Science course such as those on this list will be preferred.</text:p>
          </table:table-cell>
          <table:table-cell office:value-type="string" table:style-name="ce2">
            <text:p>What Will Be Covered</text:p>
            <text:p>Introduction to Business Analytics Projects<text:s/></text:p>
            <text:p>Project Inception/Initiation</text:p>
            <text:p>Project Execution/Construction</text:p>
            <text:p>Retrospective and Transition</text:p>
            <text:p>Format</text:p>
            <text:p>Lectures and workshop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the course</text:p>
            <text:p>Passing Criteria: Meet the criteria required in each workshop</text:p>
            <text:p>Assessment Method: Team workshops and individual submissions</text:p>
            <text:p>Upon passing the assessment, Statement of Attainment (SOAs) will be issued to certify that the participant has passed the following Competency Standard(s):</text:p>
            <text:p>ICT-PMT-4002-1.1 Programme Management</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38" table:style-name="ce1">
            <text:p>38</text:p>
          </table:table-cell>
          <table:table-cell office:value-type="string" table:style-name="ce1">
            <text:p>https://www.iss.nus.edu.sg/executive-education/course/detail/new-media-and-sentiment-mining-new</text:p>
          </table:table-cell>
          <table:table-cell office:value-type="string" table:style-name="ce1">
            <text:p>New Media and Sentiment Mining (SF)</text:p>
          </table:table-cell>
          <table:table-cell office:value-type="string" table:style-name="ce1">
            <text:p>Data Science</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4" table:style-name="ce1">
            <text:p>4</text:p>
          </table:table-cell>
          <table:table-cell office:value-type="float" office:value="3600" table:style-name="ce1">
            <text:p>3600</text:p>
          </table:table-cell>
          <table:table-cell office:value-type="string" table:style-name="ce2">
            <text:p>Overview</text:p>
            <text:p>Reference No</text:p>
            <text:p>CRS-Q-0034007-ICT</text:p>
            <text:p>Part of</text:p>
            <text:p>Graduate Certificate in Practical Language Processing</text:p>
            <text:p>Duration</text:p>
            <text:p>4 days</text:p>
            <text:p>Course Time</text:p>
            <text:p>9.00am - 5.00pm</text:p>
            <text:p>Enquiry</text:p>
            <text:p>Please contact Ms. Sherlyn LIM at</text:p>
            <text:p>tel: 65165777 or<text:s/></text:p>
            <text:p>email for more details.</text:p>
            <text:p>Do you have a lot of textual data from various sources like customers, internal documents, emails, news articles and the social media that comes in fast and furious? Do you want to extract meaningful opinions and sentiments from these textual data automatically? This course further extends the knowledge and skillsets built by the NICF - Text Analytics (SF) course. It equips the attendee with the necessary skillsets to design sentiment analysis system and apply them in various social fields.<text:s/></text:p>
            <text:p>The ability to process and analyse voluminous textual data provides the participants an edge in this new media age. The objective of this course is to introduce participants to sentiment analysis and its applications. Participants will gain the requisite skills to evaluate the supervised learning algorithms for sentiment classification. They will be able to evaluate and analyse granular meaning of texts from documents and articles.</text:p>
            <text:p>The course will assume that the participants have good knowledge of text analytics and techniques, and some hands on experience of modelling using these techniques using Python. Participants are also expected to have knowledge of statistics at the level of the NICF - Statistics Bootcamp (SF) course.</text:p>
            <text:p>This course is part of the Artificial Intelligence and Graduate Certificate in Practical Language Processing Series offered by NUS-ISS.</text:p>
          </table:table-cell>
          <table:table-cell office:value-type="string" table:style-name="ce2">
            <text:p>Upcoming Classes</text:p>
            <text:p>Class 1<text:s/></text:p>
            <text:p>29 Oct 2019 to 01 Nov 2019<text:s/></text:p>
            <text:p>(Full Time)</text:p>
            <text:p>Duration: 4 days</text:p>
            <text:p>Time:</text:p>
            <text:p>9:00am - 5:00pm</text:p>
            <text:p>Button</text:p>
            <text:p>Button</text:p>
          </table:table-cell>
          <table:table-cell office:value-type="string" table:style-name="ce2">
            <text:p>Key Takeaways<text:s/></text:p>
            <text:p>At the end of the course, the participants will be able to:</text:p>
            <text:p>Identify where sentiment analysis can be applied<text:s/></text:p>
            <text:p>Evaluate and analyse the classification techniques for sentiment classification and apply it with open source libraries<text:s/></text:p>
            <text:p>Design a sentiment analysis system for customer feedback and reviews<text:s/></text:p>
            <text:p>Design a sentiment analysis system for news and social media for applications in finance</text:p>
            <text:p>Evaluate and assess sentiment analysis at a granular level for entities and aspects</text:p>
          </table:table-cell>
          <table:table-cell office:value-type="string" table:style-name="ce2">
            <text:p>Who Should Attend<text:s/></text:p>
            <text:p>This is an intermediate course, suitable for professionals with an interest or requirement to understand digital marketing and social engagement for customers.</text:p>
            <text:p>It is applicable for professionals engaged in the following areas.</text:p>
            <text:p>Customer analysts performing deeper analytics on sentiment analysis on customer feedbacks and reviews<text:s/></text:p>
            <text:p>Data scientists in financial services doing applied sentiment mining for applications in finance including fraud, trading.<text:s/></text:p>
            <text:p>Data analysts in the financial services who use internal research and external news for research.</text:p>
            <text:p>Analysts who want to automate and extract insights from the voluminous internal and external textual documents in their organisations<text:s/></text:p>
            <text:p>Pre-requisites</text:p>
            <text:p>This is an intensive and intermediate course. Participants are expected to have a sufficient level of Python programming knowledge to handle data for cleaning and processing data at the recommended course level of NICF- Python for Data, Ops and Things (SF). They are also required to have a basic knowledge of Statistics at the level of NICF – Statistics Bootcamp(SF) and are required to have attained knowledge of Text mining techniques at the level of NICF – Text Analytics (SF)</text:p>
          </table:table-cell>
          <table:table-cell office:value-type="string" table:style-name="ce2">
            <text:p>What Will Be Covered</text:p>
            <text:p>Introduction to sentiment analysis and its applications in various social domains.<text:s/></text:p>
            <text:p>Overview of related tasks of NLP to sentiment analysis<text:s/></text:p>
            <text:p>Supervised learning classification algorithms for sentiment analysis<text:s/></text:p>
            <text:p>Entity and aspect mining for sentiment analysis<text:s/></text:p>
            <text:p>Sentiment visualization tools<text:s/></text:p>
            <text:p>Applications of sentiment analysis to customer analytics and financial applications</text:p>
            <text:p>Sentiment analysis and its psychological basis</text:p>
          </table:table-cell>
          <table:table-cell office:value-type="string" table:style-name="ce2">
            <text:p>Fees &amp; Funding<text:s/></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3600</text:p>
            <text:p>S$3600</text:p>
            <text:p>S$3600</text:p>
            <text:p>S$3600</text:p>
            <text:p>SSG grant</text:p>
            <text:p>-</text:p>
            <text:p>(S$2520)</text:p>
            <text:p>(S$2520)</text:p>
            <text:p>(S$2520)</text:p>
            <text:p>Nett course fee</text:p>
            <text:p>S$3600</text:p>
            <text:p>S$1080</text:p>
            <text:p>S$1080</text:p>
            <text:p>S$1080</text:p>
            <text:p>7% GST on nett course fee</text:p>
            <text:p>S$252</text:p>
            <text:p>S$75.60</text:p>
            <text:p>S$75.60</text:p>
            <text:p>S$75.60</text:p>
            <text:p>Total nett course fee payable, including GST</text:p>
            <text:p>S$3852</text:p>
            <text:p>S$1155.60</text:p>
            <text:p>S$1155.60</text:p>
            <text:p>S$1155.60</text:p>
            <text:p>Less additional funding if eligible under various schemes</text:p>
            <text:p>-</text:p>
            <text:p>-</text:p>
            <text:p>(S$720)</text:p>
            <text:p>(S$900)</text:p>
            <text:p>Total nett course fee payable, including GST, after additional funding from the various funding schemes</text:p>
            <text:p>S$3852</text:p>
            <text:p>S$1155.60</text:p>
            <text:p>S$435.60</text:p>
            <text:p>S$255.6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3600</text:p>
            <text:p>S$3600</text:p>
            <text:p>S$3600</text:p>
            <text:p>S$3600</text:p>
            <text:p>S$3600</text:p>
            <text:p>SSG grant</text:p>
            <text:p>-</text:p>
            <text:p>(S$2520)</text:p>
            <text:p>(S$2520)</text:p>
            <text:p>(S$2520)</text:p>
            <text:p>(S$2520)</text:p>
            <text:p>Nett course fee</text:p>
            <text:p>S$3600</text:p>
            <text:p>S$1080</text:p>
            <text:p>S$1080</text:p>
            <text:p>S$1080</text:p>
            <text:p>S$1080</text:p>
            <text:p>7% GST on nett course fee</text:p>
            <text:p>S$252</text:p>
            <text:p>S$75.60</text:p>
            <text:p>S$75.60</text:p>
            <text:p>S$75.60</text:p>
            <text:p>S$75.60</text:p>
            <text:p>Total nett course fee payable, including GST</text:p>
            <text:p>S$3852</text:p>
            <text:p>S$1155.60</text:p>
            <text:p>S$1155.60</text:p>
            <text:p>S$1155.60</text:p>
            <text:p>S$1155.60</text:p>
            <text:p>Fee payable to NUS-ISS</text:p>
            <text:p>Less additional funding if eligible under various schemes#</text:p>
            <text:p>(company needs to submit training grant and claim via Skillsconnect)</text:p>
            <text:p>-</text:p>
            <text:p>-</text:p>
            <text:p>(S$720)</text:p>
            <text:p>(S$900)</text:p>
            <text:p>(S$720)</text:p>
            <text:p>Total nett course fee payable, including GST, after additional funding from the various funding schemes</text:p>
            <text:p>-</text:p>
            <text:p>-</text:p>
            <text:p>S$435.60</text:p>
            <text:p>S$255.60</text:p>
            <text:p>S$435.6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s/></text:p>
            <text:p>The ISS Certificate of Completion will be issued to participants who have attended at least 75% of the course.</text:p>
            <text:p>WSQ Assessment<text:s/></text:p>
            <text:p>Participants will be assessed throughout the duration of the course.<text:s/></text:p>
            <text:p>Assessment Method -Group daily discussion and presentation.</text:p>
            <text:p>Individual written quiz (open-book) at the end of the course.</text:p>
            <text:p>Passing Criteria – Group Assessment - Participants are to make active contributions to the group discussions and exercises, and achieve objectives in the workshops. Individual quiz - Participants are to answer all questions with a 50% pass mark<text:s/></text:p>
            <text:p>Upon passing the assessment, Statement of Attainment (SOAs) will be issued to certify that the participant has passed the following Competency Standard(s):</text:p>
            <text:p>ICT-DIT-5001-1.1 Analytics and Computational Modelling</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39" table:style-name="ce1">
            <text:p>39</text:p>
          </table:table-cell>
          <table:table-cell office:value-type="string" table:style-name="ce1">
            <text:p>https://www.iss.nus.edu.sg/executive-education/course/detail/nicf--predictive-analytics---insights-of-trends-and-irregularities-(sf)</text:p>
          </table:table-cell>
          <table:table-cell office:value-type="string" table:style-name="ce1">
            <text:p>Predictive Analytics Insights of Trends and Irregularities (SF)</text:p>
          </table:table-cell>
          <table:table-cell office:value-type="string" table:style-name="ce1">
            <text:p>Data Scie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4500" table:style-name="ce1">
            <text:p>4500</text:p>
          </table:table-cell>
          <table:table-cell office:value-type="string" table:style-name="ce2">
            <text:p>Overview</text:p>
            <text:p>Reference No</text:p>
            <text:p>CRS-Q-0034793-ICT</text:p>
            <text:p>Part of</text:p>
            <text:p>-</text:p>
            <text:p>Duration</text:p>
            <text:p>5 days</text:p>
            <text:p>Course Time</text:p>
            <text:p>9am-5pm</text:p>
            <text:p>Enquiry</text:p>
            <text:p>Please contact Ms. Geraldine WONG at</text:p>
            <text:p>tel: 65168554 or<text:s/></text:p>
            <text:p>email for more details.<text:s/></text:p>
            <text:p/>
            <text:p>There has been an increasing demand for business analytics, especially in the recent years and this trend is set to experience a continual rise. Predictive analytics is one of the most important areas of business analytics. It is all about extracting information from data and using it to predict future trends and behaviour patterns in businesses. In other words, predictive analytics offers actionable business predictions through mining abundant historical data. It has been widely used in many industries such as banking, insurance, telecom, retail, travel, health care and has shown significant impact on planning and business decision making. Many companies have been turning to predictive analytics to thrive and compete against their competitors.</text:p>
            <text:p>This course will directly help participants utilise business data more effectively by deriving insights of trends and irregularities from data and applying them for forward-looking predictions. This is realised through building predictive models with appropriate analytical techniques. Ultimately, the company will gain a competitive advantage over its competitors as it would become more proactive in the way it does business and marketing and thereby reduce cost and increase return on investments.</text:p>
            <text:p>The objective of this course is to introduce participants to the concepts, methods and techniques of predictive analytics. Participants will gain the requisite skills to perform predictive analytics in real-life business scenarios through workshops using either R or SPSS or JMP. The course will assume that the participants have some preliminary knowledge of statistical concepts like regression and logistic regression and some hands on experience of modelling using these techniques, though the course will revisit these concepts to refresh the theory. In case participants have no prior statistical knowledge, it is strongly recommended that they attend the NICF-Statistics Bootcamp (SF) prior to attending this course.</text:p>
            <text:p>This course is part of the Data Science and Graduate Certificate in Business Analytics Practice Series offered by NUS-ISS.</text:p>
          </table:table-cell>
          <table:table-cell office:value-type="string" table:style-name="ce2">
            <text:p>Upcoming Classes</text:p>
            <text:p>Class 1<text:s/></text:p>
            <text:p>08 Jul 2019 to 12 Jul 2019<text:s/></text:p>
            <text:p>(Full Time)</text:p>
            <text:p>Duration: 5 days</text:p>
            <text:p>When:</text:p>
            <text:p>Jul:</text:p>
            <text:p>08, 09, 10, 11, 12</text:p>
            <text:p>Time:</text:p>
            <text:p>9.00am - 5.00pm</text:p>
            <text:p>Button</text:p>
            <text:p>Button</text:p>
            <text:p>Class 2<text:s/></text:p>
            <text:p>21 Oct 2019 to 25 Oct 2019<text:s/></text:p>
            <text:p>(Full Time)</text:p>
            <text:p>Duration: 5 days</text:p>
            <text:p>When:</text:p>
            <text:p>Oct:</text:p>
            <text:p>21, 22, 23, 24, 25</text:p>
            <text:p>Time:</text:p>
            <text:p>9.00am - 5.00pm</text:p>
            <text:p>Button</text:p>
            <text:p>Button</text:p>
            <text:p>Class 3<text:s/></text:p>
            <text:p>13 Jan 2020 to 17 Jan 2020<text:s/></text:p>
            <text:p>(Full Time)</text:p>
            <text:p>Duration: 5 days</text:p>
            <text:p>When:</text:p>
            <text:p>Jan:</text:p>
            <text:p>13, 14, 15, 16, 17</text:p>
            <text:p>Time:</text:p>
            <text:p>9.00am - 5.00pm</text:p>
            <text:p>Button</text:p>
            <text:p>Button</text:p>
          </table:table-cell>
          <table:table-cell office:value-type="string" table:style-name="ce2">
            <text:p>Key Takeaways</text:p>
            <text:p>At the end of the course, participants will be able to:</text:p>
            <text:p>Identify where predictive analytics can be applied and the benefits which can be derived</text:p>
            <text:p>Evaluate the predictive model's objectives and data available</text:p>
            <text:p>Design the predictive analytics process</text:p>
            <text:p>Assess and select the appropriate testing methods to validate the predictive models</text:p>
            <text:p>Analyse the results and communicate the decision to senior management and facilitate deployment to support the end users<text:s/></text:p>
            <text:p>Format</text:p>
            <text:p>Lectures and workshops</text:p>
          </table:table-cell>
          <table:table-cell office:value-type="string" table:style-name="ce2">
            <text:p>Who Should Attend</text:p>
            <text:p>This course is for:<text:s/></text:p>
            <text:p>IT professionals who need to apply predictive analytics for improving business processes and decision making</text:p>
            <text:p>Data/business analysts who are interested in obtaining knowledge in business analytics to add more value and insights to their recommendations</text:p>
            <text:p>Domain specialists and anyone planning to undertake business analytics projects</text:p>
            <text:p>Sales personnel who need to do realistic demand/sales forecasting</text:p>
            <text:p>Professionals in charge of inventory planning</text:p>
            <text:p>Pre-requisites</text:p>
            <text:p>Participants should have basic knowledge in business, marketing and be familiar with computer/statistical software (at least perform data analysis using excel).<text:s/></text:p>
            <text:p>Foundational knowledge in statistics at the level of the NICF-Statistics BootCamp (SF) is strongly recommended.</text:p>
          </table:table-cell>
          <table:table-cell office:value-type="string" table:style-name="ce2">
            <text:p>What Will Be Covered</text:p>
            <text:p>Introduction to predictive analytics</text:p>
            <text:p>How to make predictions using multiple regression models</text:p>
            <text:p>Times series modelling and applications</text:p>
            <text:p>Introduction to logistic regression modelling</text:p>
            <text:p>Predictive modelling using decision trees</text:p>
            <text:p>Predictive modelling using neutral networks</text:p>
            <text:p>Practical case studies in workshops conducted in R/excel / SPSS / JMP</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4500</text:p>
            <text:p>S$4500</text:p>
            <text:p>S$4500</text:p>
            <text:p>S$4500</text:p>
            <text:p>SSG grant</text:p>
            <text:p>-</text:p>
            <text:p>(S$3150)</text:p>
            <text:p>(S$3150)</text:p>
            <text:p>(S$3150)</text:p>
            <text:p>Nett course fee</text:p>
            <text:p>S$4500</text:p>
            <text:p>S$1350</text:p>
            <text:p>S$1350</text:p>
            <text:p>S$1350</text:p>
            <text:p>7% GST on nett course fee</text:p>
            <text:p>S$315</text:p>
            <text:p>S$94.50</text:p>
            <text:p>S$94.50</text:p>
            <text:p>S$94.50</text:p>
            <text:p>Total nett course fee payable, including GST</text:p>
            <text:p>S$4815</text:p>
            <text:p>S$1444.50</text:p>
            <text:p>S$1444.50</text:p>
            <text:p>S$1444.50</text:p>
            <text:p>Less additional funding if eligible under various schemes</text:p>
            <text:p>-</text:p>
            <text:p>-</text:p>
            <text:p>(S$900)</text:p>
            <text:p>(S$1125)</text:p>
            <text:p>Total nett course fee payable, including GST, after additional funding from the various funding schemes</text:p>
            <text:p>S$4815</text:p>
            <text:p>S$1444.50</text:p>
            <text:p>S$544.50</text:p>
            <text:p>S$319.5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4500</text:p>
            <text:p>S$4500</text:p>
            <text:p>S$4500</text:p>
            <text:p>S$4500</text:p>
            <text:p>S$4500</text:p>
            <text:p>SSG grant</text:p>
            <text:p>-</text:p>
            <text:p>(S$3150)</text:p>
            <text:p>(S$3150)</text:p>
            <text:p>(S$3150)</text:p>
            <text:p>(S$3150)</text:p>
            <text:p>Nett course fee</text:p>
            <text:p>S$4500</text:p>
            <text:p>S$1350</text:p>
            <text:p>S$1350</text:p>
            <text:p>S$1350</text:p>
            <text:p>S$1350</text:p>
            <text:p>7% GST on nett course fee</text:p>
            <text:p>S$315</text:p>
            <text:p>S$94.50</text:p>
            <text:p>S$94.50</text:p>
            <text:p>S$94.50</text:p>
            <text:p>S$94.50</text:p>
            <text:p>Total nett course fee payable, including GST</text:p>
            <text:p>S$4815</text:p>
            <text:p>S$1444.50</text:p>
            <text:p>S$1444.50</text:p>
            <text:p>S$1444.50</text:p>
            <text:p>S$1444.50</text:p>
            <text:p>Fee payable to NUS-ISS</text:p>
            <text:p>Less additional funding if eligible under various schemes#</text:p>
            <text:p>(company needs to submit training grant and claim via Skillsconnect)</text:p>
            <text:p>-</text:p>
            <text:p>-</text:p>
            <text:p>(S$900)</text:p>
            <text:p>(S$1125)</text:p>
            <text:p>(S$900)</text:p>
            <text:p>Total nett course fee payable, including GST, after additional funding from the various funding schemes</text:p>
            <text:p>-</text:p>
            <text:p>-</text:p>
            <text:p>S$544.50</text:p>
            <text:p>S$319.50</text:p>
            <text:p>S$544.5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the course</text:p>
            <text:p>Passing Criteria: Generally achieve above 50% for quizzes and achieve objectives in the workshops</text:p>
            <text:p>Assessment Method: Workshops and open book quiz<text:s/></text:p>
            <text:p>Upon passing the assessment, Statement of Attainment (SOAs) will be issued to certify that the participant has passed the following Competency Standard(s):</text:p>
            <text:p>ICT-DIT-5001-1.1 Analytics and Computational Modelling</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40" table:style-name="ce1">
            <text:p>40</text:p>
          </table:table-cell>
          <table:table-cell office:value-type="string" table:style-name="ce1">
            <text:p>https://www.iss.nus.edu.sg/executive-education/course/detail/nicf--recommender-systems-(sf)</text:p>
          </table:table-cell>
          <table:table-cell office:value-type="string" table:style-name="ce1">
            <text:p>Recommender Systems (SF)</text:p>
          </table:table-cell>
          <table:table-cell office:value-type="string" table:style-name="ce1">
            <text:p>Data Scie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3519-ICT</text:p>
            <text:p>Part of</text:p>
            <text:p>Graduate Certificate in Business Analytics Practice</text:p>
            <text:p>Duration</text:p>
            <text:p>3 days</text:p>
            <text:p>Course Time</text:p>
            <text:p>9.00am - 5.00pm</text:p>
            <text:p>Enquiry</text:p>
            <text:p>Please contact Ms. Sherlyn LIM at</text:p>
            <text:p>tel: 65165777 or<text:s/></text:p>
            <text:p>email for more details.</text:p>
            <text:p>Everyday decisions, from which products to buy, movies to watch and restaurants to try, are more and more being put in the hands of a new source: recommendation systems. Recommendation systems work by studying the past behaviours and purchases of users along with their preferences and product ratings. Using these and other relevant data they are able to provide recommendations and choices of interest to users in terms of “Relevant Job postings”, “Movies of Interest”, “Suggested Videos”, “People who bought this also bought this” etc.</text:p>
            <text:p>Recommender systems have been widely used by online shopping companies such as Amazon.com. They play a critical role in analysing customer transactions and web browsing behaviours to provide sound recommendations for their customers, contributing to sales revenue and profitability. In this regard, a reliable and efficient recommendation system is essential for many companies’ market and business success.<text:s/></text:p>
            <text:p>This course is part of the Data Science and Graduate Certificate in Business Analytics Practice Series offered by NUS-ISS.</text:p>
          </table:table-cell>
          <table:table-cell office:value-type="string" table:style-name="ce2">
            <text:p>Upcoming Classes</text:p>
            <text:p>Class 1<text:s/></text:p>
            <text:p>19 Jun 2019 to 21 Jun 2019<text:s/></text:p>
            <text:p>(Full Time)</text:p>
            <text:p>Duration: 3 days</text:p>
            <text:p>When:</text:p>
            <text:p>Jun:</text:p>
            <text:p>19, 20, 21</text:p>
            <text:p>Time:</text:p>
            <text:p>9.00am - 5.00pm</text:p>
            <text:p>Button</text:p>
            <text:p>Button</text:p>
          </table:table-cell>
          <table:table-cell office:value-type="string" table:style-name="ce2">
            <text:p>Key Takeaways<text:s/></text:p>
            <text:p>At the end of the course, the participants will be able to:</text:p>
            <text:p>Understand the role and applications of recommendation systems</text:p>
            <text:p>Identify the types of data necessary for building a recommendation system</text:p>
            <text:p>Understand the main types of recommender system and be able to decide when each should be used</text:p>
            <text:p>Build recommendation systems using statistical modelling</text:p>
            <text:p>Enhance recommendation systems based on testing and validation</text:p>
          </table:table-cell>
          <table:table-cell office:value-type="string" table:style-name="ce2">
            <text:p>Who Should Attend<text:s/></text:p>
            <text:p>This course is intended for data analysts and marketers who are interested in using data and analytics to understand customer behaviours and preferences and to make personalised recommendations to users</text:p>
            <text:p>Pre-requisites</text:p>
            <text:p>This is an intensive, advanced course. It contains workshops that are conducted in the R programming language, hence basic knowledge of R is a prerequisite for this course. You will be required to pass a pre-course assessment to ensure that you have the requisite background knowledge to learn the material. This assessment is waived if you have completed the course: NICF-Statistics Bootcamp (SF)</text:p>
          </table:table-cell>
          <table:table-cell office:value-type="string" table:style-name="ce2">
            <text:p>What Will Be Covered<text:s/></text:p>
            <text:p>This course will cover :</text:p>
            <text:p>Introduction to Recommender Systems</text:p>
            <text:p>Making recommendations using Market Basket Analysis methods</text:p>
            <text:p>Making recommendations using Content-Based approaches<text:s/></text:p>
            <text:p>Making recommendations using Collaborative Filtering (part A)<text:s/></text:p>
            <text:p>Making recommendations using Collaborative Filtering (part B)<text:s/></text:p>
            <text:p>Advanced Recommender Systems Approaches &amp; Issue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the course</text:p>
            <text:p>Passing Criteria: Participants are to make active contribution to the group discussions and exercises, and achieve objectives in the workshops and answer all questions accurately in the individual written assessment.</text:p>
            <text:p>Assessment Method: Group assessment, and individual written assessment (open-book)<text:s/></text:p>
            <text:p>Upon passing the assessment, Statement of Attainment (SOAs) will be issued to certify that the participant has passed the following Competency Standard(s) :</text:p>
            <text:p>ICT-DIT-4001-1.1 - Analysis and Computational Modelling</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41" table:style-name="ce1">
            <text:p>41</text:p>
          </table:table-cell>
          <table:table-cell office:value-type="string" table:style-name="ce1">
            <text:p>https://www.iss.nus.edu.sg/executive-education/course/detail/nicf--social-media-analytics-(sf)</text:p>
          </table:table-cell>
          <table:table-cell office:value-type="string" table:style-name="ce1">
            <text:p>Social Media Analytics (SF)</text:p>
          </table:table-cell>
          <table:table-cell office:value-type="string" table:style-name="ce1">
            <text:p>Data Science</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4789-ICT</text:p>
            <text:p>Part of</text:p>
            <text:p>-</text:p>
            <text:p>Duration</text:p>
            <text:p>3 days</text:p>
            <text:p>Course Time</text:p>
            <text:p>9:00am - 5:00pm</text:p>
            <text:p>Enquiry</text:p>
            <text:p>Please contact Ms. Elizabeth EE at</text:p>
            <text:p>tel: 65165409 or<text:s/></text:p>
            <text:p>email for more details.</text:p>
            <text:p>It is not enough to just employ social media tools. The ability to analyse and understand their impact, is fast becoming a business imperative. The insights embedded within social media can empower your organisation to make intelligent business decisions. These can lead to improvements in your customer and employee loyalty and in maximising the value of your efforts in sales, marketing, customer service, employee relations and product development. By understanding what your customers think about your organisations, products and services, you can then act quickly and remain competitive.</text:p>
            <text:p>The Social Media Analytics course will help you to analyse and understand the impact of social media. These include:</text:p>
            <text:p>What is the direct value of your Facebook page?</text:p>
            <text:p>What is the ROI through your Twitter?</text:p>
            <text:p>How to measure the impact of business metrics from your website or blog?</text:p>
            <text:p>If you launch a social media campaign, how effective is the campaign?</text:p>
            <text:p>With the massive volume and unrelenting continuity of social media, content can be overwhelming. How does a business make sense of it? How can you act upon the trends and sentiments within? And more crucially, how do you deliver the right social media intelligence to the right people at the right time to gain a competitive advantage?</text:p>
            <text:p>During this course, you will learn how to effectively utilise social media analytics to create value for your organisation in the different departments which include:</text:p>
            <text:p>Marketing:</text:p>
            <text:p>Measure the value of social media to justify a capital investment</text:p>
            <text:p>Integrate and implement an end-to-end social media strategy</text:p>
            <text:p>Provide insights into current campaigns and improve on future ones</text:p>
            <text:p>Sales:</text:p>
            <text:p>Develop personalised offers that resonate with customers to increase sales</text:p>
            <text:p>Product management:</text:p>
            <text:p>Understand consumers in new markets and their specific cultural attributes</text:p>
            <text:p>Develop and evolve products and solutions from direct social media analysis</text:p>
            <text:p>Customer service:</text:p>
            <text:p>Understand real customer issues and identify trends versus one-of-a-kind issues</text:p>
            <text:p>Respond to and resolve customer issues before they become major problems</text:p>
            <text:p>Through this course, you will not only learn to interpret the social media data gathered using social media monitoring tools but also, make sense of these data in order to take effective actions.</text:p>
            <text:p>This course is part of the Digital Innovation &amp; Design series and Data Science series offered by NUS-ISS.</text:p>
          </table:table-cell>
          <table:table-cell office:value-type="string" table:style-name="ce2">
            <text:p>Upcoming Classes</text:p>
            <text:p>Class 1<text:s/></text:p>
            <text:p>10 Jul 2019 to 12 Jul 2019<text:s/></text:p>
            <text:p>(FullTime)</text:p>
            <text:p>Duration: 3 days</text:p>
            <text:p>Time:</text:p>
            <text:p>9.00am - 5.00pm</text:p>
            <text:p>Button</text:p>
            <text:p>Button</text:p>
            <text:p>Class 2<text:s/></text:p>
            <text:p>02 Oct 2019 to 04 Oct 2019<text:s/></text:p>
            <text:p>(FullTime)</text:p>
            <text:p>Duration: 3 days</text:p>
            <text:p>Time:</text:p>
            <text:p>9.00am - 5.00pm</text:p>
            <text:p>Button</text:p>
            <text:p>Button</text:p>
            <text:p>Class 3<text:s/></text:p>
            <text:p>09 Mar 2020 to 11 Mar 2020<text:s/></text:p>
            <text:p>(FullTime)</text:p>
            <text:p>Duration: 3 days</text:p>
            <text:p>Time:</text:p>
            <text:p>9.00am - 5.00pm</text:p>
            <text:p>Button</text:p>
            <text:p>Button</text:p>
          </table:table-cell>
          <table:table-cell office:value-type="string" table:style-name="ce2">
            <text:p>Key Takeaways</text:p>
            <text:p>At the end of the course, participants will be able to:</text:p>
            <text:p>Analyse digital marketing campaign schedule and determining factors affecting its implementation</text:p>
            <text:p>Evaluate the different social media platforms and their associated metrics</text:p>
            <text:p>Review and evaluate the effectiveness of social media campaigns for different platforms</text:p>
            <text:p>Use and apply social media listening and monitoring tools to gather data</text:p>
            <text:p>Formulate effective actions based on the analytics</text:p>
          </table:table-cell>
          <table:table-cell office:value-type="string" table:style-name="ce2">
            <text:p>Who Should Attend</text:p>
            <text:p>The course is intended for IT, business, and marketing professionals who are involved in social media marketing or social business and who want to understand, interpret and transform social data into effective actions.</text:p>
            <text:p>Pre-requisites</text:p>
            <text:p>This is an intermediate class. Participants should have attended one of our foundation social media classes or are managing a Facebook page on a daily basis. For this class, we assume that participants have an understanding of all social media basics. For an enhanced learning experience, you should ideally have access to the admin of a Facebook business page.</text:p>
          </table:table-cell>
          <table:table-cell office:value-type="string" table:style-name="ce2">
            <text:p>What Will Be Covered</text:p>
            <text:p>Digital marketing concepts and role of social media analytics</text:p>
            <text:p>Social media listening and monitoring</text:p>
            <text:p>Social media analytics such as Facebook Insights and Twitter analytics. Common tools and techniques.</text:p>
            <text:p>Social media audit and paid social analytics</text:p>
            <text:p>Reporting and social media KPIs - What do we measure? What are the common KPIs for the various social media platforms?</text:p>
            <text:p>Format</text:p>
            <text:p>Lecture and workshop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Participants will be assessed throughout duration of the course</text:p>
            <text:p>Passing Criteria:</text:p>
            <text:p>Group assessments – Participants are required to complete all group assessments and to contribute actively in group discussions and activities</text:p>
            <text:p>Individual assessments – Participants are required to complete all exercises for individual assessments</text:p>
            <text:p>Assessment Method: Group assessments and individual assessments depending on the topics</text:p>
            <text:p>Upon passing the assessment, Statement of Attainment (SOAs) will be issued to certify that the participant has passed the following Competency Standard(s):</text:p>
            <text:p>ICT-SNM-4006-1.1 Integrated Marketing</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42" table:style-name="ce1">
            <text:p>42</text:p>
          </table:table-cell>
          <table:table-cell office:value-type="string" table:style-name="ce1">
            <text:p>https://www.iss.nus.edu.sg/executive-education/course/detail/nicf--statistics-bootcamp-(sf)</text:p>
          </table:table-cell>
          <table:table-cell office:value-type="string" table:style-name="ce1">
            <text:p>Statistics Bootcamp (SF)</text:p>
          </table:table-cell>
          <table:table-cell office:value-type="string" table:style-name="ce1">
            <text:p>Data Scie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4000" table:style-name="ce1">
            <text:p>4000</text:p>
          </table:table-cell>
          <table:table-cell office:value-type="string" table:style-name="ce2">
            <text:p>Overview</text:p>
            <text:p>Reference No</text:p>
            <text:p>CRS-Q-0036092-ICT</text:p>
            <text:p>Part of</text:p>
            <text:p>-</text:p>
            <text:p>Duration</text:p>
            <text:p>5 days</text:p>
            <text:p>Course Time</text:p>
            <text:p>9.00am - 5.00pm</text:p>
            <text:p>Enquiry</text:p>
            <text:p>Please contact Ms. Geraldine WONG at</text:p>
            <text:p>tel: 65168554 or<text:s/></text:p>
            <text:p>email for more details.</text:p>
            <text:p>This course aims to train you to effectively use R in your statistical analysis for accurate and impactful data-driven decision making.</text:p>
            <text:p>The Statistics Bootcamp is more than just an introduction to statistics, it teaches you how to use R, a command driven language for quick visual analytics. In addition, you will be presented with multiple business cases that will be solved in the course of lecturing and hands-on workshops.</text:p>
            <text:p>The lecturers will give extensive illustrations of statistical principles and techniques. Each statistical technique taught will be demonstrated using R so that you can practise R programming in a series of workshops. In addition, you will get to dabble with data visualisation including creating graphs.<text:s/></text:p>
            <text:p>Ultimately, you will gain insights into how to use statistics to answer your business questions.<text:s/></text:p>
            <text:p>This course is part of the Data Science and Graduate Certificate in Business Analytics Practice Series offered by NUS-ISS.</text:p>
            <text:p>*This course is primarily run using R. However if needed, course can be run using other software as well (for example: SPSS, JMP)*</text:p>
          </table:table-cell>
          <table:table-cell office:value-type="string" table:style-name="ce2">
            <text:p>Upcoming Classes</text:p>
            <text:p>Class 1<text:s/></text:p>
            <text:p>16 Sep 2019 to 20 Sep 2019<text:s/></text:p>
            <text:p>(Full Time)</text:p>
            <text:p>Duration: 5 days</text:p>
            <text:p>When:</text:p>
            <text:p>Sep:</text:p>
            <text:p>16, 17, 18, 19, 20</text:p>
            <text:p>Time:</text:p>
            <text:p>9.00am - 5.00pm</text:p>
            <text:p>Button</text:p>
            <text:p>Button</text:p>
            <text:p>Class 2<text:s/></text:p>
            <text:p>14 Oct 2019 to 18 Oct 2019<text:s/></text:p>
            <text:p>(Full Time)</text:p>
            <text:p>Duration: 5 days</text:p>
            <text:p>When:</text:p>
            <text:p>Oct:</text:p>
            <text:p>14, 15, 16, 17, 18</text:p>
            <text:p>Time:</text:p>
            <text:p>9.00am - 5.00pm</text:p>
            <text:p>Button</text:p>
            <text:p>Button</text:p>
            <text:p>Class 3<text:s/></text:p>
            <text:p>17 Feb 2020 to 21 Feb 2020<text:s/></text:p>
            <text:p>(Full Time)</text:p>
            <text:p>Duration: 5 days</text:p>
            <text:p>When:</text:p>
            <text:p>Feb:</text:p>
            <text:p>17, 18, 19, 20, 21</text:p>
            <text:p>Time:</text:p>
            <text:p>9.00am - 5.00pm</text:p>
            <text:p>Button</text:p>
            <text:p>Button</text:p>
          </table:table-cell>
          <table:table-cell office:value-type="string" table:style-name="ce2">
            <text:p>Key Takeaways</text:p>
            <text:p>At the end of the course, participants will be able to:</text:p>
            <text:p>Use R functions for statistical analysis</text:p>
            <text:p>Be proficient in interactive visual analytics</text:p>
            <text:p>Compare and evaluate different business strategies</text:p>
            <text:p>Make predictions based on relevant factors</text:p>
            <text:p>Make better data-driven decisions</text:p>
          </table:table-cell>
          <table:table-cell office:value-type="string" table:style-name="ce2">
            <text:p>Who Should Attend</text:p>
            <text:p>This course is designed for:<text:s/></text:p>
            <text:p>Individuals with some IT background and would like to learn statistics with the latest tools, e.g. R<text:s/></text:p>
            <text:p>Individuals who have learnt statistics a long while ago and would like to refresh or update their statistics knowledge</text:p>
            <text:p>Individuals who have no knowledge or experience in business analytics but would like to explore work opportunities in analytics.</text:p>
            <text:p>Organisation users who need to begin their journey to master the state-of-the-art analytics techniques.</text:p>
            <text:p>Pre-requisites</text:p>
            <text:p>Knowledge or familiarity with basic statistics and programming will be useful</text:p>
          </table:table-cell>
          <table:table-cell office:value-type="string" table:style-name="ce2">
            <text:p>What Will Be Covered</text:p>
            <text:p>Visualising and summarising data for quick insights</text:p>
            <text:p>Compare and evaluate different business strategies</text:p>
            <text:p>Prediction based on relevant factors</text:p>
            <text:p>Industry application examples</text:p>
            <text:p>Format</text:p>
            <text:p>Lectures and workshop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4000</text:p>
            <text:p>S$4000</text:p>
            <text:p>S$4000</text:p>
            <text:p>S$4000</text:p>
            <text:p>SSG grant</text:p>
            <text:p>-</text:p>
            <text:p>(S$2800)</text:p>
            <text:p>(S$2800)</text:p>
            <text:p>(S$2800)</text:p>
            <text:p>Nett course fee</text:p>
            <text:p>S$4000</text:p>
            <text:p>S$1200</text:p>
            <text:p>S$1200</text:p>
            <text:p>S$1200</text:p>
            <text:p>7% GST on nett course fee</text:p>
            <text:p>S$280</text:p>
            <text:p>S$84</text:p>
            <text:p>S$84</text:p>
            <text:p>S$84</text:p>
            <text:p>Total nett course fee payable, including GST</text:p>
            <text:p>S$4280</text:p>
            <text:p>S$1284</text:p>
            <text:p>S$1284</text:p>
            <text:p>S$1284</text:p>
            <text:p>Less additional funding if eligible under various schemes</text:p>
            <text:p>-</text:p>
            <text:p>-</text:p>
            <text:p>(S$800)</text:p>
            <text:p>(S$1000)</text:p>
            <text:p>Total nett course fee payable, including GST, after additional funding from the various funding schemes</text:p>
            <text:p>S$4280</text:p>
            <text:p>S$1284</text:p>
            <text:p>S$484</text:p>
            <text:p>S$284</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4000</text:p>
            <text:p>S$4000</text:p>
            <text:p>S$4000</text:p>
            <text:p>S$4000</text:p>
            <text:p>S$4000</text:p>
            <text:p>SSG grant</text:p>
            <text:p>-</text:p>
            <text:p>(S$2800)</text:p>
            <text:p>(S$2800)</text:p>
            <text:p>(S$2800)</text:p>
            <text:p>(S$2800)</text:p>
            <text:p>Nett course fee</text:p>
            <text:p>S$4000</text:p>
            <text:p>S$1200</text:p>
            <text:p>S$1200</text:p>
            <text:p>S$1200</text:p>
            <text:p>S$1200</text:p>
            <text:p>7% GST on nett course fee</text:p>
            <text:p>S$280</text:p>
            <text:p>S$84</text:p>
            <text:p>S$84</text:p>
            <text:p>S$84</text:p>
            <text:p>S$84</text:p>
            <text:p>Total nett course fee payable, including GST</text:p>
            <text:p>S$4280</text:p>
            <text:p>S$1284</text:p>
            <text:p>S$1284</text:p>
            <text:p>S$1284</text:p>
            <text:p>S$1284</text:p>
            <text:p>Fee payable to NUS-ISS</text:p>
            <text:p>Less additional funding if eligible under various schemes#</text:p>
            <text:p>(company needs to submit training grant and claim via Skillsconnect)</text:p>
            <text:p>-</text:p>
            <text:p>-</text:p>
            <text:p>(S$800)</text:p>
            <text:p>(S$1000)</text:p>
            <text:p>(S$800)</text:p>
            <text:p>Total nett course fee payable, including GST, after additional funding from the various funding schemes</text:p>
            <text:p>-</text:p>
            <text:p>-</text:p>
            <text:p>S$484</text:p>
            <text:p>S$284</text:p>
            <text:p>S$484</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the course</text:p>
            <text:p>Passing Criteria: Generally achieve above 50% for quizzes and achieve objectives in the workshops</text:p>
            <text:p>Assessment Method: Workshops and open book quiz</text:p>
            <text:p>Upon passing the assessment, Statement of Attainment (SOAs) will be issued to certify that the participant has passed the following Competency Standard(s):</text:p>
            <text:p>ICT-PMT-5001-1.1 Business Needs Analysis</text:p>
            <text:p>ICT-DIT-2001-1.1 Analytics and Computational Modelling<text:s/></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43" table:style-name="ce1">
            <text:p>43</text:p>
          </table:table-cell>
          <table:table-cell office:value-type="string" table:style-name="ce1">
            <text:p>https://www.iss.nus.edu.sg/executive-education/course/detail/nicf--statistics-for-business-(sf)</text:p>
          </table:table-cell>
          <table:table-cell office:value-type="string" table:style-name="ce1">
            <text:p>Statistics for Business (SF)</text:p>
          </table:table-cell>
          <table:table-cell office:value-type="string" table:style-name="ce1">
            <text:p>Data Science</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4795-ICT</text:p>
            <text:p>Part of</text:p>
            <text:p>-</text:p>
            <text:p>Duration</text:p>
            <text:p>3 days</text:p>
            <text:p>Course Time</text:p>
            <text:p>9am-5pm</text:p>
            <text:p>Enquiry</text:p>
            <text:p>Please contact Ms. Jessie NEO at</text:p>
            <text:p>tel: 66017921 or<text:s/></text:p>
            <text:p>email for more details.<text:s/></text:p>
            <text:p/>
            <text:p>The objective of this course is to train you to interpret and effectively apply powerful statistical analysis to generate factual insights, which can then be used in evidence-based decision making. This course will directly help you to process company data effectively and accurately assess the impact of various factors on decision making for your organisation.</text:p>
            <text:p>You will learn how to use data visualisation to provide a cockpit overview of your organisation’s business operations and to make use of descriptive statistics, correlation, simple linear regression analysis &amp; multivariate regression analysis to identify important variables and interpret trends including insights from the data. In addition, you will learn how to group products and services using clustering and segmentation techniques. These are taught through case-studies and hands-on workshops that will impart practical skills to solving real life business problems.</text:p>
            <text:p>This is a 3-day classroom instructor-led training course that will provide a formal introduction to the fundamental concepts, principles and practices of statistical modelling as it is used in business analytics and will form part of a suite of courses designed to give a thorough grounding in business analytics.</text:p>
            <text:p>This course is part of the Data Science Series offered by NUS-ISS.</text:p>
          </table:table-cell>
          <table:table-cell office:value-type="string" table:style-name="ce2">
            <text:p>Upcoming Classes</text:p>
            <text:p>Class 1<text:s/></text:p>
            <text:p>05 Aug 2019 to 07 Aug 2019<text:s/></text:p>
            <text:p>(Full Time)</text:p>
            <text:p>Duration: 3 days</text:p>
            <text:p>Time:</text:p>
            <text:p>09:00am to 05:00pm</text:p>
            <text:p>Button</text:p>
            <text:p>Button</text:p>
            <text:p>Class 2<text:s/></text:p>
            <text:p>04 Nov 2019 to 06 Nov 2019<text:s/></text:p>
            <text:p>(Full Time)</text:p>
            <text:p>Duration: 3 days</text:p>
            <text:p>Time:</text:p>
            <text:p>09:00am to 05:00pm</text:p>
            <text:p>Button</text:p>
            <text:p>Button</text:p>
            <text:p>Class 3<text:s/></text:p>
            <text:p>10 Feb 2020 to 12 Feb 2020<text:s/></text:p>
            <text:p>(Full Time)</text:p>
            <text:p>Duration: 3 days</text:p>
            <text:p>Time:</text:p>
            <text:p>09:00am to 05:00pm</text:p>
            <text:p>Button</text:p>
            <text:p>Button</text:p>
          </table:table-cell>
          <table:table-cell office:value-type="string" table:style-name="ce2">
            <text:p>Key Takeaways</text:p>
            <text:p>At the end of the course, participants will learn:</text:p>
            <text:p>How to present data visually using the appropriate visual display so that the picture clearly reflects the data insights</text:p>
            <text:p>How to present data visually for better understanding of relationships between variables</text:p>
            <text:p>How to statistically analyse whether there is a relationship between two variables and determine the size of the relationship</text:p>
            <text:p>How to predict one variable in terms of another to provide scientific planning and decision making for improvement in business performance</text:p>
            <text:p>How to predict one variable in terms of many other variables to provide scientific planning and decision making for improvement in business performance</text:p>
            <text:p>How to determine whether one strategy is better than another</text:p>
          </table:table-cell>
          <table:table-cell office:value-type="string" table:style-name="ce2">
            <text:p>Who Should Attend</text:p>
            <text:p>This course is designed for both business analytics and non-business analytics professionals:</text:p>
            <text:p>Who would like to gain more knowledge in business analytics techniques to explore career opportunities in business analytics</text:p>
            <text:p>Who need to be familiar with analytic techniques to analyse organisational data</text:p>
            <text:p>Who are interested in making scientific decisions based on organisational data, so that the organisation can gain competitive advantage over its competitors</text:p>
            <text:p>Pre-requisites</text:p>
            <text:p>Knowledge or familiarity with basic statistics will be useful</text:p>
          </table:table-cell>
          <table:table-cell office:value-type="string" table:style-name="ce2">
            <text:p>What Will Be Covered</text:p>
            <text:p>Introduction to statistics</text:p>
            <text:p>Making sense of data visually</text:p>
            <text:p>How to determine and predict variables</text:p>
            <text:p>How to group and segment customer/products</text:p>
            <text:p>Format</text:p>
            <text:p>Lectures and workshop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the course</text:p>
            <text:p>Passing Criteria: Generally achieve above 50% for quizzes and achieve objectives in the workshops</text:p>
            <text:p>Assessment Method: Workshops and open book quiz</text:p>
            <text:p>Upon passing the assessment, Statement of Attainment (SOAs) will be issued to certify that the participant has passed the following Competency Standard(s):</text:p>
            <text:p>ICT-DIT-2001-1.1 Analytics and Computational Modelling</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44" table:style-name="ce1">
            <text:p>44</text:p>
          </table:table-cell>
          <table:table-cell office:value-type="string" table:style-name="ce1">
            <text:p>https://www.iss.nus.edu.sg/executive-education/course/detail/nicf--text-analytics-(sf)</text:p>
          </table:table-cell>
          <table:table-cell office:value-type="string" table:style-name="ce1">
            <text:p>Text Analytics (SF)</text:p>
          </table:table-cell>
          <table:table-cell office:value-type="string" table:style-name="ce1">
            <text:p>Data Scie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4794-ICT</text:p>
            <text:p>Part of</text:p>
            <text:p>-</text:p>
            <text:p>Duration</text:p>
            <text:p>3 days</text:p>
            <text:p>Course Time</text:p>
            <text:p>9.00am - 5.00pm</text:p>
            <text:p>Enquiry</text:p>
            <text:p>Please contact Ms. Geraldine WONG at</text:p>
            <text:p>tel: 65168554 or<text:s/></text:p>
            <text:p>email for more details.<text:s/></text:p>
            <text:p/>
            <text:p>Do you know how to analyse customer sentiments about your company, products and services? Or how to keep track of your company’s service &amp; quality delivery so that you are able to act quickly to insights that drive your business?</text:p>
            <text:p>About 80% of enterprise-relevant data is in unstructured or semi-structured format. These include emails, documents, surveys, feedback forms, warranty claims, contact-centre notes and transcripts, web pages, news, data from social media, audios, videos and many more. A predominant amount of such data is available as text.</text:p>
            <text:p>In order to gain competitive edge in the market, businesses and organisations are finding a growing need to expand their analysis scope to cover text data, especially in regards to customer feedback and social media data. This is so that critical insights can be uncovered to support business decision making and process improvement.</text:p>
            <text:p>This course aims to equip you with the knowledge and skills to effectively analyse large amounts of textual data such as customer feedback and social media conversations to discover themes, patterns and trends to aid in improving business process and decision making. In scenario-based case studies, you will be introduced to common text analytics tasks such as data pre-processing and preparation, linguistic/knowledge resources management, concept extraction, text categorisation, clustering, association and trend analysis. You will practise performing these tasks following a well-defined process in hands-on sessions.</text:p>
            <text:p>This 3-day data mining course focuses on introducing the essential analytical skills in modelling unstructured textual data such as customer feedback, reviews or comments to business and IT professionals.</text:p>
            <text:p>This course is part of the Artificial Intelligence, Graduate Certificate in Business Analytics Practice and Graduate Certificate in Practice Language Processing Series offered by NUS-ISS.</text:p>
            <text:p>This course need only be taken once throughout the Stackable Programme in Data Science.</text:p>
          </table:table-cell>
          <table:table-cell office:value-type="string" table:style-name="ce2">
            <text:p>Upcoming Classes</text:p>
            <text:p>Class 1<text:s/></text:p>
            <text:p>29 May 2019 to 31 May 2019<text:s/></text:p>
            <text:p>(Full Time)</text:p>
            <text:p>Duration: 3 days</text:p>
            <text:p>When:</text:p>
            <text:p>May:</text:p>
            <text:p>29, 30, 31</text:p>
            <text:p>Time:</text:p>
            <text:p>9.00am - 5.00pm</text:p>
            <text:p>Button</text:p>
            <text:p>Button</text:p>
            <text:p>Class 2<text:s/></text:p>
            <text:p>17 Jul 2019 to 19 Jul 2019<text:s/></text:p>
            <text:p>(Full Time)</text:p>
            <text:p>Duration: 3 days</text:p>
            <text:p>When:</text:p>
            <text:p>Jul:</text:p>
            <text:p>17, 18, 19</text:p>
            <text:p>Time:</text:p>
            <text:p>9.00am - 5.00pm</text:p>
            <text:p>Button</text:p>
            <text:p>Button</text:p>
            <text:p>Class 3<text:s/></text:p>
            <text:p>06 Nov 2019 to 08 Nov 2019<text:s/></text:p>
            <text:p>(Full Time)</text:p>
            <text:p>Duration: 3 days</text:p>
            <text:p>When:</text:p>
            <text:p>Nov:</text:p>
            <text:p>06, 07, 08</text:p>
            <text:p>Time:</text:p>
            <text:p>9.00am - 5.00pm</text:p>
            <text:p>Button</text:p>
            <text:p>Button</text:p>
            <text:p>Class 4<text:s/></text:p>
            <text:p>03 Feb 2020 to 05 Feb 2020<text:s/></text:p>
            <text:p>(Full Time)</text:p>
            <text:p>Duration: 3 days</text:p>
            <text:p>When:</text:p>
            <text:p>Feb:</text:p>
            <text:p>03, 04, 05</text:p>
            <text:p>Time:</text:p>
            <text:p>9.00am - 5.00pm</text:p>
            <text:p>Button</text:p>
            <text:p>Button</text:p>
          </table:table-cell>
          <table:table-cell office:value-type="string" table:style-name="ce2">
            <text:p>Key Takeaways</text:p>
            <text:p>At the end of the course, participants will be able to:</text:p>
            <text:p>Identify main themes or topics in the collection of documents or textual data (e.g. the prominent issues customers are complaining about).</text:p>
            <text:p>Discover relationships and patterns among topics (e.g. which issues tend to co-occur in complaints).</text:p>
            <text:p>Categorise documents based on discovered topics and user-definable criteria, such as grouping complaints about similar issues for further investigation.</text:p>
            <text:p>Perform sentiment analysis on customers’ comments, reviews, or other forms of opinions to gain a good sense about how customers feel about their company, products and services.</text:p>
            <text:p>Extract useful information from text as structured data to enable integration into the traditional data mining process.</text:p>
            <text:p>Incorporate business understanding and domain knowledge into the analysis through lexical and knowledge resources.</text:p>
            <text:p>Perform the above tasks using the open-source language, R</text:p>
          </table:table-cell>
          <table:table-cell office:value-type="string" table:style-name="ce2">
            <text:p>Who Should Attend</text:p>
            <text:p>This course is designed for both Business analytics and non-business analytics professionals. These include:</text:p>
            <text:p>Business and IT professionals seeking analytical skills to handle large amounts of textual data (e.g. customer feedbacks, product reviews on social media, etc.) for insights to improve business process and decision making</text:p>
            <text:p>Individuals who have no knowledge or experience in text analytics and would like to gain some knowledge in this area so that they may explore work opportunities in business analytics</text:p>
            <text:p>Data analysts, business users and IT professionals who want to move from the structured data to large amounts of unstructured, text data</text:p>
            <text:p>Pre-requisites</text:p>
            <text:p>The course workshops will be conducted using R. Foundational knowledge in statistics at the level of NICF - Statistics Bootcamp (SF) is strongly recommended.</text:p>
          </table:table-cell>
          <table:table-cell office:value-type="string" table:style-name="ce2">
            <text:p>What Will Be Covered</text:p>
            <text:p>Identify text analytics solution and platform requirements with IT team</text:p>
            <text:p>Develop term-document frequency matrix to enable lookup of text and documents within the corpus</text:p>
            <text:p>Define the metadata and corpus for the data to be imported into the text analytics repository</text:p>
            <text:p>Develop a standardised set of text analytics artifacts with the relevant stakeholders</text:p>
            <text:p>Modify the text analytics solution to ensure that it produces the expected results</text:p>
            <text:p>Define the process to perform text analytics based on the business requirements and text analytics artifacts</text:p>
            <text:p>Format</text:p>
            <text:p>Lectures and workshop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the course</text:p>
            <text:p>Passing Criteria: Generally achieve above 50% for quizzes and achieve objectives in the workshops</text:p>
            <text:p>Assessment Method: Workshops and open book quiz</text:p>
            <text:p>Upon passing the assessment, Statement of Attainment (SOAs) will be issued to certify that the participant has passed the following Competency Standards(s):</text:p>
            <text:p>ICT-DIT-4001-1.1 Analytics and Computational Modelling</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45" table:style-name="ce1">
            <text:p>45</text:p>
          </table:table-cell>
          <table:table-cell office:value-type="string" table:style-name="ce1">
            <text:p>https://www.iss.nus.edu.sg/executive-education/course/detail/text-processing-using-machine-learning</text:p>
          </table:table-cell>
          <table:table-cell office:value-type="string" table:style-name="ce1">
            <text:p>Text Processing using Machine Learning (SF)</text:p>
          </table:table-cell>
          <table:table-cell office:value-type="string" table:style-name="ce1">
            <text:p>Data Science</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5" table:style-name="ce1">
            <text:p>5</text:p>
          </table:table-cell>
          <table:table-cell office:value-type="float" office:value="4500" table:style-name="ce1">
            <text:p>4500</text:p>
          </table:table-cell>
          <table:table-cell office:value-type="string" table:style-name="ce2">
            <text:p>Overview</text:p>
            <text:p>Reference No</text:p>
            <text:p>CRS-Q-0033976-ICT</text:p>
            <text:p>Part of</text:p>
            <text:p>Graduate Certificate in Practical Language Processing</text:p>
            <text:p>Duration</text:p>
            <text:p>5 days</text:p>
            <text:p>Course Time</text:p>
            <text:p>9.00am - 5.00pm</text:p>
            <text:p>Enquiry</text:p>
            <text:p>Please contact Ms. Sherlyn LIM at</text:p>
            <text:p>tel: 65165777 or<text:s/></text:p>
            <text:p>email for more details.</text:p>
            <text:p>We are in an era where AI and analytics are transforming industries and people’s life at an unprecedented pace. In the recently released report from Gartner, Top 10 Strategic Technology Trends for 2018, the top two trends are AI Foundation, and Intelligent Apps and Analytics.</text:p>
            <text:p>AI Foundation focuses on creating systems that learn, adapt and potentially act autonomously, and leveraging AI to enhance decision making, reinvent business models and ecosystems, and remake the customer experience. The technologies and techniques in AI Foundation have grown substantially over the years, as the availability of massive amounts of data has fed machine learning, resulting in the flourishing of more advanced algorithms in the form of deep learning.</text:p>
            <text:p>The second trend, Intelligent Apps and Analytics, clearly states AI’s huge impact in the next-generation data and analytics paradigm, Augmented Analytics. Machine learning is key in this new paradigm, automating data preparation, insight discovery and insight sharing for a broad range of end-users and citizen data scientists, while expert data scientists focusing on specialized problems and on embedding models into applications. The need to perform processing on natural language data is reflected in the illustrated paradigm, identifying three tasks in this area – natural language processing (NLP), natural language query (NLQ), natural language generation (NLG).</text:p>
            <text:p>In the field of NLP, deep learning techniques has taken a dominant position over tradition statistical methods. Researchers have been reporting much higher performance metrics applying deep learning to solve problems like text classification, language modeling, speech recognition, caption generation, machine translation, document summarization, question answering, etc.</text:p>
            <text:p>This course, Text Processing Using Machine Learning, provides essential knowledge and skills required to perform deep learning based text processing in common tasks encountered in industries. A combination of lectures, case studies, and workshops will be used to cover the application of DL techniques such as word-embedding, Convolutional Neural Networks (CNNs), Recurrent Neural Networks (RNNs), LSTMs, character-based language modelling, encoder-decoder models, reinforcement learning, etc.</text:p>
            <text:p>This course is part of the Artificial Intelligence and Graduate Certificate in Practical Language Processing Series offered by NUS-ISS.</text:p>
          </table:table-cell>
          <table:table-cell table:style-name="ce1"/>
          <table:table-cell office:value-type="string" table:style-name="ce2">
            <text:p>Key Takeaways</text:p>
            <text:p>At the end of the course, the participants will be able to:</text:p>
            <text:p>Identify common tasks that industry has with textual data</text:p>
            <text:p>Gain a practical understanding about advanced machine learning techniques for NLP</text:p>
            <text:p>Acquire proficiency in implementing and creating NLP models for the above tasks</text:p>
            <text:p>Learn how the fundamentals and cutting-edge machine learning approaches work together for performing text-related tasks in industry.</text:p>
          </table:table-cell>
          <table:table-cell office:value-type="string" table:style-name="ce2">
            <text:p>Who Should Attend</text:p>
            <text:p>This course is designed for professional who would like to learn skills to implement advanced machine learning techniques such as deep learning techniques in building NLP models for performing common text processing tasks in industry. It will be useful for:</text:p>
            <text:p>Machine learning engineers</text:p>
            <text:p>Data scientists</text:p>
            <text:p>Data analysts</text:p>
            <text:p>Pre-requisites</text:p>
            <text:p>The course expects the participants to have strong programming skills (using python) and basic background knowledge of machine learning and model building.</text:p>
          </table:table-cell>
          <table:table-cell office:value-type="string" table:style-name="ce2">
            <text:p>What Will Be Covered</text:p>
            <text:p>This 5 day course course provides essential knowledge and skills required to perform deep learning based text processing in common tasks encountered in industries.</text:p>
            <text:p>This course will cover:</text:p>
            <text:p>NLP and Deep Learning</text:p>
            <text:p>Deep Learning Foundations</text:p>
            <text:p>Word Embeddings</text:p>
            <text:p>Text Classification</text:p>
            <text:p>Language Models and Recurrent Neural Networks</text:p>
            <text:p>Encoder-Decoder Models</text:p>
            <text:p>Memory Networks</text:p>
            <text:p>NLP &amp; Bayesian Methods</text:p>
            <text:p>Parsing</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4500</text:p>
            <text:p>S$4500</text:p>
            <text:p>S$4500</text:p>
            <text:p>S$4500</text:p>
            <text:p>SSG grant</text:p>
            <text:p>-</text:p>
            <text:p>(S$3150)</text:p>
            <text:p>(S$3150)</text:p>
            <text:p>(S$3150)</text:p>
            <text:p>Nett course fee</text:p>
            <text:p>S$4500</text:p>
            <text:p>S$1350</text:p>
            <text:p>S$1350</text:p>
            <text:p>S$1350</text:p>
            <text:p>7% GST on nett course fee</text:p>
            <text:p>S$315</text:p>
            <text:p>S$94.50</text:p>
            <text:p>S$94.50</text:p>
            <text:p>S$94.50</text:p>
            <text:p>Total nett course fee payable, including GST</text:p>
            <text:p>S$4815</text:p>
            <text:p>S$1444.50</text:p>
            <text:p>S$1444.50</text:p>
            <text:p>S$1444.50</text:p>
            <text:p>Less additional funding if eligible under various schemes</text:p>
            <text:p>-</text:p>
            <text:p>-</text:p>
            <text:p>(S$900)</text:p>
            <text:p>(S$1125)</text:p>
            <text:p>Total nett course fee payable, including GST, after additional funding from the various funding schemes</text:p>
            <text:p>S$4815</text:p>
            <text:p>S$1444.50</text:p>
            <text:p>S$544.50</text:p>
            <text:p>S$319.5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4500</text:p>
            <text:p>S$4500</text:p>
            <text:p>S$4500</text:p>
            <text:p>S$4500</text:p>
            <text:p>S$4500</text:p>
            <text:p>SSG grant</text:p>
            <text:p>-</text:p>
            <text:p>(S$3150)</text:p>
            <text:p>(S$3150)</text:p>
            <text:p>(S$3150)</text:p>
            <text:p>(S$3150)</text:p>
            <text:p>Nett course fee</text:p>
            <text:p>S$4500</text:p>
            <text:p>S$1350</text:p>
            <text:p>S$1350</text:p>
            <text:p>S$1350</text:p>
            <text:p>S$1350</text:p>
            <text:p>7% GST on nett course fee</text:p>
            <text:p>S$315</text:p>
            <text:p>S$94.50</text:p>
            <text:p>S$94.50</text:p>
            <text:p>S$94.50</text:p>
            <text:p>S$94.50</text:p>
            <text:p>Total nett course fee payable, including GST</text:p>
            <text:p>S$4815</text:p>
            <text:p>S$1444.50</text:p>
            <text:p>S$1444.50</text:p>
            <text:p>S$1444.50</text:p>
            <text:p>S$1444.50</text:p>
            <text:p>Fee payable to NUS-ISS</text:p>
            <text:p>Less additional funding if eligible under various schemes#</text:p>
            <text:p>(company needs to submit training grant and claim via Skillsconnect)</text:p>
            <text:p>-</text:p>
            <text:p>-</text:p>
            <text:p>(S$900)</text:p>
            <text:p>(S$1125)</text:p>
            <text:p>(S$900)</text:p>
            <text:p>Total nett course fee payable, including GST, after additional funding from the various funding schemes</text:p>
            <text:p>-</text:p>
            <text:p>-</text:p>
            <text:p>S$544.50</text:p>
            <text:p>S$319.50</text:p>
            <text:p>S$544.5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Participants will be assessed throughout the duration of the course.</text:p>
            <text:p>Assessment Method -</text:p>
            <text:p>Group assessments<text:s/></text:p>
            <text:p>Individual written assessment (open-book)</text:p>
            <text:p>Passing Criteria –<text:s/></text:p>
            <text:p>Group Assessment - Participants are to make active contribution to the group discussions and exercises, and achieve objectives in the workshops.</text:p>
            <text:p>Individual Assessment - Participants are to answer all questions accurately in the individual written assessment.</text:p>
            <text:p>Upon passing the assessment, Statement of Attainment (SOAs) will be issued to certify that the participant has passed the following Competency Standard(s) :</text:p>
            <text:p>ICT-DIT-4001-1.1 Analytics and Computational Modelling</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46" table:style-name="ce1">
            <text:p>46</text:p>
          </table:table-cell>
          <table:table-cell office:value-type="string" table:style-name="ce1">
            <text:p>https://www.iss.nus.edu.sg/executive-education/course/detail/nicf--web-analytics-seo-(sf)</text:p>
          </table:table-cell>
          <table:table-cell office:value-type="string" table:style-name="ce1">
            <text:p>Web Analytics and SEO (SF)</text:p>
          </table:table-cell>
          <table:table-cell office:value-type="string" table:style-name="ce1">
            <text:p>Data Science</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7064-ICT</text:p>
            <text:p>Part of</text:p>
            <text:p>-</text:p>
            <text:p>Duration</text:p>
            <text:p>3 days</text:p>
            <text:p>Course Time</text:p>
            <text:p>9:00am - 5:00pm</text:p>
            <text:p>Enquiry</text:p>
            <text:p>Please contact Ms. Elizabeth EE at</text:p>
            <text:p>tel: 65165409 or<text:s/></text:p>
            <text:p>email for more details.</text:p>
            <text:p>Web Analytics &amp; SEO are critical tools for modern organisations, enabling the optimisation of websites, online services, and digital marketing campaigns. With tools and technology readily available in the market, it is essential for organisations to leverage on the data and insights to aid business decision making.</text:p>
            <text:p>This 3-day introductory course provides a fast-paced, application-based introduction to Web Analytics &amp; SEO, focusing on understanding organisational information needs and applying web analytics to achieve sales and marketing objectives. As an example of a Web Analytics tool, Google Analytics and its suite of tools (such as Google Search Console and Google Tag Manager) will be used to illustrate the application.</text:p>
            <text:p>The course is designed to equip participants with practical knowledge and understanding of web analytics and SEO fundamentals, reporting, web monitoring tools, and application of information to meet business requirements. Case scenarios, examples, exercises and hands-on workshops will be used throughout the course, providing participants with practical hands-on experience.</text:p>
            <text:p>Upon completion of the course, participants will be able to implement and apply web analytics to an array of website analysis and web optimization scenarios.</text:p>
            <text:p>This course is part of the Digital Innovation and Design series and Data Science series offered by NUS-ISS.</text:p>
          </table:table-cell>
          <table:table-cell office:value-type="string" table:style-name="ce2">
            <text:p>Upcoming Classes</text:p>
            <text:p>Class 1<text:s/></text:p>
            <text:p>16 Sep 2019 to 18 Sep 2019<text:s/></text:p>
            <text:p>(Full Time)</text:p>
            <text:p>Duration: 3 days</text:p>
            <text:p>Time:</text:p>
            <text:p>9:00am - 5:00pm</text:p>
            <text:p>Button</text:p>
            <text:p>Button</text:p>
            <text:p>Class 2<text:s/></text:p>
            <text:p>19 Feb 2020 to 21 Feb 2020<text:s/></text:p>
            <text:p>(FullTime)</text:p>
            <text:p>Duration: 3 days</text:p>
            <text:p>Time:</text:p>
            <text:p>9:00am - 5:00pm</text:p>
            <text:p>Button</text:p>
            <text:p>Button</text:p>
          </table:table-cell>
          <table:table-cell office:value-type="string" table:style-name="ce2">
            <text:p>Key Takeaways</text:p>
            <text:p>At the end of the course, the participants will be able to:<text:s/></text:p>
            <text:p>Identify the sales and marketing information required by users of the information</text:p>
            <text:p>Understand relevant web analytics tools and make recommendations to their organisation</text:p>
            <text:p>Generate, analyse and modify required traffic reports according to information requirements and needs of sales and marketing functions</text:p>
            <text:p>Implement and apply web analytics and metrics to improve web performance</text:p>
            <text:p>Use Google Analytics tool as an example to monitor website performance, understand users and their behavior, optimise content, optimise search engine performance (SEO) and assess campaign performance</text:p>
            <text:p>Pre-requisites</text:p>
            <text:p>Participants are required to bring their own laptop to the course as there will be hands-on exercises that require internet access.</text:p>
          </table:table-cell>
          <table:table-cell office:value-type="string" table:style-name="ce2">
            <text:p>Who Should Attend</text:p>
            <text:p>This course is designed as an introductory course for anyone with an interest or needed requirement to understand web analytics and its application in business, sales and marketing. It is applicable for professionals engaged in the following areas.</text:p>
            <text:p>Web Management</text:p>
            <text:p>Digital Marketing</text:p>
            <text:p>Marketing Communications</text:p>
            <text:p>Product Marketing</text:p>
            <text:p>Business Analysis</text:p>
            <text:p>Sales and Business Development</text:p>
            <text:p>User Experience Design</text:p>
            <text:p>Customer Analytics</text:p>
            <text:p>The course is introductory in nature and assumes no prior knowledge of Web Analytics or the Google Analytics platform.</text:p>
          </table:table-cell>
          <table:table-cell office:value-type="string" table:style-name="ce2">
            <text:p>What Will Be Covered</text:p>
            <text:p>The course will focus on web analytics principles and applications. There will also be hands-on exercises with the Google Analytics suite of tools, such as Google Search Console and Google Tag Manager.</text:p>
            <text:p>This course will cover:</text:p>
            <text:p>Web Analytics fundamentals, tools, and strategies</text:p>
            <text:p>Google Analytics features, reporting and applications</text:p>
            <text:p>Extended Web Analytics applications and improvement strategies, including SEO, content optimisation and campaign analysis</text:p>
            <text:p>By the end of the course, participants will be able to implement and apply Web Analytics to an array of website analysis and web optimisation scenario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During the course</text:p>
            <text:p>Assessment Method -</text:p>
            <text:p>Group Assessments throughout course</text:p>
            <text:p>Open-book individual written test assessment</text:p>
            <text:p>Passing Criteria –</text:p>
            <text:p>Participants are to make active contribution to the group discussions and exercises, and achieve objectives in the workshops.</text:p>
            <text:p>Participants are to answer all questions correctly in the individual written test assessment.</text:p>
            <text:p>Upon passing the assessment, Statement of Attainment (SOAs) will be issued to certify that the participant has passed the following Competency Standard(s):</text:p>
            <text:p>ICT-DIT-4001-1.1 Analytics and Computational Modelling</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47" table:style-name="ce1">
            <text:p>47</text:p>
          </table:table-cell>
          <table:table-cell office:value-type="string" table:style-name="ce1">
            <text:p>https://www.iss.nus.edu.sg/executive-education/course/detail/nicf-service-analytics-(sf)</text:p>
          </table:table-cell>
          <table:table-cell office:value-type="string" table:style-name="ce1">
            <text:p>NICF-Service Analytics (SF)</text:p>
          </table:table-cell>
          <table:table-cell office:value-type="string" table:style-name="ce1">
            <text:p>Data Scie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6919-ICT</text:p>
            <text:p>Part of</text:p>
            <text:p>-</text:p>
            <text:p>Duration</text:p>
            <text:p>3 days</text:p>
            <text:p>Course Time</text:p>
            <text:p>9.00am - 5.00pm</text:p>
            <text:p>Enquiry</text:p>
            <text:p>Please contact Ms. Jessie NEO at</text:p>
            <text:p>tel: 66017921 or<text:s/></text:p>
            <text:p>email for more details.<text:s/></text:p>
            <text:p/>
            <text:p>Service analytics describes the process of capturing, processing and analysing the data generated from the execution of a service system to improve, extend, and personalise a service to create value for both providers and customers.<text:s/></text:p>
            <text:p>Service analytics also covers process analytics and will be useful for those who are managing processes and quality in service industries.<text:s/></text:p>
            <text:p>The methodologies taught in this course are applicable to many industries including IT Services, public services (e.g. Government agencies), Healthcare, Finance Institutions (Retail Banking &amp; Insurance), Airlines, Logistics, Transport, Hotel, Tourism, Consumer services, etc.<text:s/></text:p>
            <text:p>An organisation’s innovation potential depends on its capability to process ‘data’ about internal operations and the world outside the organization.<text:s/></text:p>
            <text:p>The scope of this analytics-based capability is constantly expanded by the development of new technologies making the generation, collection, and analysis of data much easier.<text:s/></text:p>
            <text:p>For many industries, more data and the ability to analyse that data in a scientific manner, provide an opportunity to optimise, innovate, and differentiate for growth and greater efficiency. This capability based on data analytics is emerging as a critical factor to achieve competitive advantage.<text:s/></text:p>
            <text:p>This course is part of the Data Science and Graduate Certificate in Advanced Predictive Modelling Techniques Series offered by NUS-ISS.</text:p>
          </table:table-cell>
          <table:table-cell office:value-type="string" table:style-name="ce2">
            <text:p>Upcoming Classes</text:p>
            <text:p>Class 1<text:s/></text:p>
            <text:p>16 Sep 2019 to 18 Sep 2019<text:s/></text:p>
            <text:p>(Full Time)</text:p>
            <text:p>Duration: 3 days</text:p>
            <text:p>Time:</text:p>
            <text:p>09:00am to 05:00pm</text:p>
            <text:p>Button</text:p>
            <text:p>Button</text:p>
            <text:p>Class 2<text:s/></text:p>
            <text:p>10 Feb 2020 to 12 Feb 2020<text:s/></text:p>
            <text:p>(Full Time)</text:p>
            <text:p>Duration: 3 days</text:p>
            <text:p>Time:</text:p>
            <text:p>09:00am to 05:00pm</text:p>
            <text:p>Button</text:p>
            <text:p>Button</text:p>
          </table:table-cell>
          <table:table-cell office:value-type="string" table:style-name="ce2">
            <text:p>Key Takeaways<text:s/></text:p>
            <text:p>At the end of the course, the participants will be able to:<text:s/></text:p>
            <text:p>Recognise, access, and utilise different types of service data.<text:s/></text:p>
            <text:p>Understand and apply different sense making and data communication techniques.</text:p>
            <text:p>Evaluate, select, and implement specific analytic tools.</text:p>
            <text:p>Design and deploy analytical frameworks for ‘service quality’, ‘customer satisfaction’, and ‘service innovation’.<text:s/></text:p>
            <text:p>Apply analytic techniques to the evaluation and performance management.</text:p>
            <text:p>Apply analytics to inform strategic decisions and communicate performance.</text:p>
          </table:table-cell>
          <table:table-cell office:value-type="string" table:style-name="ce2">
            <text:p>Who Should Attend</text:p>
            <text:p>This is an intermediate course, suitable for professionals with 2 years of experience, with an interest or requirement to understand digital marketing and social engagement in the following industries including IT Services, Public Services (e.g. Government Agencies), Healthcare, Finance Institutions (Retail Banking &amp; Insurance), Airlines, Logistics, Transport, Hotel, Tourism, Consumer services, etc.</text:p>
            <text:p>It is applicable for professionals engaged in the following areas.</text:p>
            <text:p>Participants would have experience in service industries but not have analytics expertise.</text:p>
            <text:p>The targeted participants are in:</text:p>
            <text:p>Service management<text:s/></text:p>
            <text:p>Service improvement<text:s/></text:p>
            <text:p>Service Quality Assurance</text:p>
            <text:p>Service Innovation<text:s/></text:p>
            <text:p>Service Marketing<text:s/></text:p>
            <text:p>Service Industry Customer insight and market research</text:p>
            <text:p>Prerequisites</text:p>
            <text:p>This is an intensive, intermediate course. Participants with 2 years of experience working with service industries under different functional teams in an organisation will benefit more from the course.</text:p>
            <text:p>Participants should have attended NICF- Statistics Bootcamp (SF)<text:s/></text:p>
            <text:p>or NICF-Statistics for Business (SF) or Qlik Sense Tools or equivalent.</text:p>
            <text:p>There will be a pre-course assessment will be conducted to the registered participants before the course confirmation.</text:p>
            <text:p>Note<text:s/></text:p>
            <text:p>Participants are required to bring their own internet enabled computing device (laptops, tablet etc) &amp; power charger to access and download electronic courseware in PDF format. We will be only be providing courseware in PDF and will not issue any printed copies</text:p>
          </table:table-cell>
          <table:table-cell office:value-type="string" table:style-name="ce2">
            <text:p>What Will Be Covered</text:p>
            <text:p>Introduction to Service Analytics</text:p>
            <text:p>Customer<text:s/></text:p>
            <text:p>Customer satisfaction survey<text:s/></text:p>
            <text:p>Service quality framework<text:s/></text:p>
            <text:p>Metrics – GQM method + Data for Service Metrics</text:p>
            <text:p>Advances in Analytics for service processes</text:p>
            <text:p>Sense making and diagnostic tools</text:p>
            <text:p>Quantile regression<text:s/></text:p>
            <text:p>Multinomial logistics regression</text:p>
            <text:p>Service process improvement</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Participants will be assessed throughout the duration of the course.</text:p>
            <text:p>Assessment Method -</text:p>
            <text:p>Group assessments<text:s/></text:p>
            <text:p>Individual written assessment (open-book)</text:p>
            <text:p>Passing Criteria –<text:s/></text:p>
            <text:p>Group Assessment - Participants are to make active contribution to the group discussions and exercises, and achieve objectives in the workshops.</text:p>
            <text:p>Individual Assessment - Participants are to answer all questions accurately in the individual written assessment.</text:p>
            <text:p>Upon passing the assessment, Statement of Attainment (SOAs) will be issued to certify that the participant has passed the following Competency Standard(s):</text:p>
            <text:p>ICT-DES-5001-1.1 Data Design<text:s/></text:p>
            <text:p>ICT-DIT-3011-1.1 Quality Engineering<text:s/></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49" table:style-name="ce1">
            <text:p>49</text:p>
          </table:table-cell>
          <table:table-cell office:value-type="string" table:style-name="ce1">
            <text:p>https://www.iss.nus.edu.sg/executive-education/course/detail/-nicf--itil%C3%A2-continual-service-improvement-certificate-(sf)</text:p>
          </table:table-cell>
          <table:table-cell office:value-type="string" table:style-name="ce1">
            <text:p>ITIL Continual Service Improvement Certificate (SF)</text:p>
          </table:table-cell>
          <table:table-cell office:value-type="string" table:style-name="ce1">
            <text:p>Digital Agility</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4" table:style-name="ce1">
            <text:p>4</text:p>
          </table:table-cell>
          <table:table-cell office:value-type="float" office:value="2000" table:style-name="ce1">
            <text:p>2000</text:p>
          </table:table-cell>
          <table:table-cell office:value-type="string" table:style-name="ce2">
            <text:p>Overview</text:p>
            <text:p>Reference No</text:p>
            <text:p>CRS-Q-0022553-IT</text:p>
            <text:p>Part of</text:p>
            <text:p>-</text:p>
            <text:p>Duration</text:p>
            <text:p>4 days</text:p>
            <text:p>Course Time</text:p>
            <text:p>PDU</text:p>
            <text:p>21PDU and PD hours are available for this course</text:p>
            <text:p>Enquiry</text:p>
            <text:p>Please contact Ms. Serene ANG at</text:p>
            <text:p>tel: 66012391 or<text:s/></text:p>
            <text:p>email for more details.<text:s/></text:p>
            <text:p/>
            <text:p>This is one of the ITIL® Intermediate Level courses leading to the ITIL® Expert Certificate. You may refer to the official ITIL® Credit Profiler on suitable course combinations that will lead to the Expert certification.<text:s/></text:p>
            <text:p>This course immerses the participants in the practical aspects of the ITIL® Service Lifecycle and processes associated with the Continual Service Improvement of services and service delivery. Focusing on the process elements involved in identifying and introducing service management improvements, this course also deals with issues surrounding service retirement. Participants will be provided with practical and hands-on learning experiences via a scenario-based approach.</text:p>
            <text:p>This course is part of the Digital Agility Series offered by NUS-ISS.</text:p>
            <text:p>Upon successful completion of this course, you will earn 21 PDUs (PM: 21) that can be used to maintain your PMP® credential. Note that for the purpose of PDU reporting by those with PMP® credentials, the PMI REP Provider Number of ISS is “2339”.</text:p>
          </table:table-cell>
          <table:table-cell office:value-type="string" table:style-name="ce2">
            <text:p>Upcoming Classes</text:p>
            <text:p>Class 1<text:s/></text:p>
            <text:p>23 Oct 2019 to 29 Oct 2019<text:s/></text:p>
            <text:p>(FullTime)</text:p>
            <text:p>Duration: 4 days</text:p>
            <text:p>When:</text:p>
            <text:p>Oct:</text:p>
            <text:p>23, 24, 25, 29</text:p>
            <text:p>Time:</text:p>
            <text:p>9:00am - 5:00pm</text:p>
            <text:p>Button</text:p>
            <text:p>Button</text:p>
          </table:table-cell>
          <table:table-cell office:value-type="string" table:style-name="ce2">
            <text:p>Key Takeaways</text:p>
            <text:p>How to carry out ITIL implementation as an improvement process</text:p>
            <text:p>How to benchmark the organisation and set targets for improvement</text:p>
            <text:p>How to sustain continual improvement</text:p>
          </table:table-cell>
          <table:table-cell office:value-type="string" table:style-name="ce2">
            <text:p>Who Should Attend</text:p>
            <text:p>The course is designed for CIOs, CTOs, managers, supervisory staff, team leaders, designers, architects, planners, IT consultants, IT audit managers, IT security managers, service test managers, ITSM trainers and any IT professional working in a CSI environment who require a detailed understanding of the concepts, processes, functions and activities involved.</text:p>
            <text:p>Pre-requisite</text:p>
            <text:p>Participants who wish to be trained and certified for this qualification must already possess the ITIL® Foundation v3 Certificate (or v3 Foundation Bridge certificate).</text:p>
          </table:table-cell>
          <table:table-cell office:value-type="string" table:style-name="ce2">
            <text:p>What Will Be Covered</text:p>
            <text:p>Introduction &amp; overview</text:p>
            <text:p>Continual service improvement principles</text:p>
            <text:p>Continual service improvement processes</text:p>
            <text:p>CSI methods &amp; technique</text:p>
            <text:p>Organisation for continual service improvement</text:p>
            <text:p>Technology for continual service improvement</text:p>
            <text:p>Implementing continual service improvement</text:p>
            <text:p>Critical success factors and risks</text:p>
            <text:p>Summary &amp; exam preparation</text:p>
            <text:p>Format</text:p>
            <text:p>Lectures, discussions, class exercises, workshops and certification exam</text:p>
          </table:table-cell>
          <table:table-cell office:value-type="string" table:style-name="ce2">
            <text:p>Fees<text:s/></text:p>
            <text:p>Course fees and exam fees are payable as follows:</text:p>
            <text:p>(a) Course Fees</text:p>
            <text:p>International Participants</text:p>
            <text:p>Singaporeans/PRs<text:s/></text:p>
            <text:p>Full course fee</text:p>
            <text:p>S$2000</text:p>
            <text:p>S$2000</text:p>
            <text:p>7% GST on full course fee</text:p>
            <text:p>S$140</text:p>
            <text:p>S$140</text:p>
            <text:p>Total nett course fee payable, including GST</text:p>
            <text:p>S$2140</text:p>
            <text:p>S$2140</text:p>
            <text:p>(b) Exam Fees</text:p>
            <text:p>International Participants/S'poreans/PRs</text:p>
            <text:p>Exam fee<text:s/></text:p>
            <text:p>S$401.20</text:p>
            <text:p>7% GST on fee</text:p>
            <text:p>S$28.08</text:p>
            <text:p>Total fee payable</text:p>
            <text:p>S$429.28</text:p>
          </table:table-cell>
          <table:table-cell table:number-columns-repeated="2" table:style-name="ce1"/>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office:value-type="string" table:style-name="ce2">
            <text:p>Exam &amp; Certificate</text:p>
            <text:p>Certificate of Completion</text:p>
            <text:p>The ISS Certificate of Completion will be issued to participants who have attended at least 75% of the course.</text:p>
            <text:p>WSQ Assessment<text:s/></text:p>
            <text:p>Broad Schedule of Assessment: During the course after the 2nd day</text:p>
            <text:p>Passing Criteria: Achieve the objectives of the case study scenario workshops</text:p>
            <text:p>Assessment Method: Workshops. For certification exam, refer to ‘Exam Overview’ below</text:p>
            <text:p>Upon passing the assessment, Statement of Attainment (SOAs) will be issued to certify that the participant has passed the following Competency Standard(s):</text:p>
            <text:p>ICT-SNA-5003-1.1 Business Innovation</text:p>
            <text:p>Participants may need to attend additional coaching sessions and re-assessments if they do not pass the required competency standards. ISS reserves the right not to disclose any information on the course assessment process.</text:p>
            <text:p>Exam Overview</text:p>
            <text:p>Examination will be conducted on the last day of the course. It comprises 8 multiple choice, scenario-based, gradient scored questions to be completed within 90 minutes. The passing mark is 70%.</text:p>
          </table:table-cell>
          <table:table-cell table:number-columns-repeated="16365"/>
        </table:table-row>
        <table:table-row table:style-name="ro1">
          <table:table-cell office:value-type="float" office:value="50" table:style-name="ce1">
            <text:p>50</text:p>
          </table:table-cell>
          <table:table-cell office:value-type="string" table:style-name="ce1">
            <text:p>https://www.iss.nus.edu.sg/executive-education/course/detail/certified-scrum-product-owner-</text:p>
          </table:table-cell>
          <table:table-cell office:value-type="string" table:style-name="ce1">
            <text:p>Certified Scrum Product Owner</text:p>
          </table:table-cell>
          <table:table-cell office:value-type="string" table:style-name="ce1">
            <text:p>Digital Agility</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1800" table:style-name="ce1">
            <text:p>1800</text:p>
          </table:table-cell>
          <table:table-cell office:value-type="string" table:style-name="ce2">
            <text:p>Overview</text:p>
            <text:p>Reference No</text:p>
            <text:p>CSPO</text:p>
            <text:p>Part of</text:p>
            <text:p>-</text:p>
            <text:p>Duration</text:p>
            <text:p>2 days</text:p>
            <text:p>Course Time</text:p>
            <text:p>9:00am - 5:00pm</text:p>
            <text:p>PDU</text:p>
            <text:p>9PDU and PD hours are available for this course</text:p>
            <text:p>Enquiry</text:p>
            <text:p>Please contact Ms. Serene ANG at</text:p>
            <text:p>tel: 66012391 or<text:s/></text:p>
            <text:p>email for more details.</text:p>
            <text:p>Scrum is a process framework that has been used to manage complex product development since the early 1990s. The Product Owner is responsible for maximising the value of the product and the work of the development team. Some of the work a Product Owner does includes defining the product backlog, prioritising them and making sure that development team understand the items clearly.<text:s/></text:p>
            <text:p>The Certified Scrum Product Owner course will empower you with the knowledge and tools to excel in this role. Conducted by Certified Scrum Trainer Pete Deemer, it consists of lectures modules and case-study-based exercises with ample open discussions and Q &amp; A opportunities.</text:p>
            <text:p>This course is not recommended for those who have already attended NICF - Business Analysis for Agile Practitioner course.</text:p>
            <text:p>This course is part of the Digital Strategy &amp; Leadership, Digital Agility and Digital Products &amp; Platforms Series offered by NUS-ISS.</text:p>
            <text:p>Upon successful completion of this course, you will earn 9 PDUs (PM: 9) that can be used to maintain your PMP® credential. Note that for the purpose of PDU reporting by those with PMP® credentials, the PMI REP Provider Number of ISS is “2339”.</text:p>
          </table:table-cell>
          <table:table-cell office:value-type="string" table:style-name="ce2">
            <text:p>Upcoming Classes</text:p>
            <text:p>Class 1<text:s/></text:p>
            <text:p>06 Jun 2019 to 07 Jun 2019<text:s/></text:p>
            <text:p>(Full Time)</text:p>
            <text:p>Duration: 2 days</text:p>
            <text:p>Time:</text:p>
            <text:p>9:00 am to 5:00pm</text:p>
            <text:p>Button</text:p>
            <text:p>Button</text:p>
            <text:p>Class 2<text:s/></text:p>
            <text:p>02 Sep 2019 to 03 Sep 2019<text:s/></text:p>
            <text:p>(Full Time)</text:p>
            <text:p>Duration: 2 days</text:p>
            <text:p>Time:</text:p>
            <text:p>09:00am to 05:00pm</text:p>
            <text:p>Button</text:p>
            <text:p>Button</text:p>
            <text:p>Class 3<text:s/></text:p>
            <text:p>31 Oct 2019 to 01 Nov 2019<text:s/></text:p>
            <text:p>(FullTime)</text:p>
            <text:p>Duration: 2 days</text:p>
            <text:p>Time:</text:p>
            <text:p>9:00am - 5:00pm</text:p>
            <text:p>Button</text:p>
            <text:p>Button</text:p>
            <text:p>Class 4<text:s/></text:p>
            <text:p>12 Dec 2019 to 13 Dec 2019<text:s/></text:p>
            <text:p>(FullTime)</text:p>
            <text:p>Duration: 2 days</text:p>
            <text:p>Time:</text:p>
            <text:p>9:00am to 5:00pm</text:p>
            <text:p>Button</text:p>
            <text:p>Button</text:p>
            <text:p>Class 5<text:s/></text:p>
            <text:p>30 Jan 2020 to 31 Jan 2020<text:s/></text:p>
            <text:p>(FullTime)</text:p>
            <text:p>Duration: 2 days</text:p>
            <text:p>Time:</text:p>
            <text:p>09:00am to 05:00pm</text:p>
            <text:p>Button</text:p>
            <text:p>Button</text:p>
          </table:table-cell>
          <table:table-cell office:value-type="string" table:style-name="ce2">
            <text:p>Key Takeaways</text:p>
            <text:p>At the end of the course, you will be able to:</text:p>
            <text:p>Approach all aspects of the Product Owner role with skills and confidence</text:p>
            <text:p>Gather and write requirements using user stories</text:p>
            <text:p>Create an effective Product Backlog</text:p>
            <text:p>Estimate and plan projects/releases, and managing them to successful completion</text:p>
          </table:table-cell>
          <table:table-cell office:value-type="string" table:style-name="ce2">
            <text:p>Who Should Attend<text:s/></text:p>
            <text:p>This course is for IT and business professionals who will be serving in the role of Product Owner or Chief Product Owner in an Agile project including their senior management. This course is suitable for those with little or no prior knowledge of Agile or Scrum.</text:p>
          </table:table-cell>
          <table:table-cell office:value-type="string" table:style-name="ce2">
            <text:p>What Will Be Covered</text:p>
            <text:p>Writing Agile requirements with user stories</text:p>
            <text:p>Techniques for estimating business value: Recursive HML/customer segment value grid</text:p>
            <text:p>Techniques for prioritising the product backlog: ROI/MoSCoW</text:p>
            <text:p>Agile project estimation, including velocity and relative estimation</text:p>
            <text:p>Techniques for relative estimation: Planning Poker/Recursive SML</text:p>
            <text:p>Techniques for estimating velocity: Historical/Prior Non-Agile Project-based/Theoretical Sprint / Best-Case+Worst-Case</text:p>
            <text:p>Estimating fixed date, fixed scope, fixed cost projects, and fixed/variable projects</text:p>
            <text:p>Estimating large/multi-team projects</text:p>
            <text:p>Agile contracts: contract structure and commitment validation</text:p>
            <text:p>Release models: All-at-once/release trains</text:p>
            <text:p>Minimum viable product</text:p>
            <text:p>Definition of Done and managing project risk</text:p>
            <text:p>Strategies for splitting product backlog items: Workflow steps/business value/data subset/simple-complex/happy-sad</text:p>
            <text:p>Managing requirements change while still delivering on schedule and within budget</text:p>
            <text:p>Release backlog and burndown chart: Single team/multi-team</text:p>
            <text:p>7 strategies to responding to behind-schedule projects</text:p>
            <text:p>Format</text:p>
            <text:p>Lectures, exercises, open discussions and question and answer</text:p>
          </table:table-cell>
          <table:table-cell office:value-type="string" table:style-name="ce2">
            <text:p>Fees</text:p>
            <text:p>International Participants</text:p>
            <text:p>Singaporeans/PRs</text:p>
            <text:p>Full course fee</text:p>
            <text:p>S$1800</text:p>
            <text:p>S$1800</text:p>
            <text:p>7% GST on full course fee</text:p>
            <text:p>S$126</text:p>
            <text:p>S$126</text:p>
            <text:p>Total course fee payable, including GST<text:s/></text:p>
            <text:p>S$1926</text:p>
            <text:p>S$1926</text:p>
          </table:table-cell>
          <table:table-cell table:style-name="ce1"/>
          <table:table-cell office:value-type="string" table:style-name="ce2">
            <text:p>Certificate</text:p>
            <text:p>Certificate of Completion</text:p>
            <text:p>Upon successful completion of this course, you will receive Certificate of Completion from ISS and CSPO Certificate from Scrum Alliance.</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51" table:style-name="ce1">
            <text:p>51</text:p>
          </table:table-cell>
          <table:table-cell office:value-type="string" table:style-name="ce1">
            <text:p>https://www.iss.nus.edu.sg/executive-education/course/detail/nicf---lean-it-foundation-certification-(sf)</text:p>
          </table:table-cell>
          <table:table-cell office:value-type="string" table:style-name="ce1">
            <text:p>Lean IT Foundation Certification (SF)</text:p>
          </table:table-cell>
          <table:table-cell office:value-type="string" table:style-name="ce1">
            <text:p>Digital Agility</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4788-ICT</text:p>
            <text:p>Part of</text:p>
            <text:p>-</text:p>
            <text:p>Duration</text:p>
            <text:p>3 days</text:p>
            <text:p>Course Time</text:p>
            <text:p>9:00am - 5:00pm</text:p>
            <text:p>PDU</text:p>
            <text:p>14.5PDU and PD hours are available for this course</text:p>
            <text:p>Enquiry</text:p>
            <text:p>Please contact Ms. Serene ANG at</text:p>
            <text:p>tel: 66012391 or<text:s/></text:p>
            <text:p>email for more details.</text:p>
            <text:p>Do you feel that your IT processes (e.g. for projects, software development, operations, infra management etc) are too complex, too bureaucratic, too slow, have too much documentation and don’t satisfy your users and customers?<text:s/></text:p>
            <text:p>One good way to improve this situation is to make use of Lean IT best practices.</text:p>
            <text:p>Lean IT is the extension of Lean principles applied to IT products and services. Lean IT can be interpreted as an IT process improvement strategy; a way to design, transform and run the IT business so as to maximise customer value and reduce waste. It focuses on improving value, efficiency and speed, through reduction of waste within the value delivery processes of an IT organisation.<text:s/></text:p>
            <text:p>The Lean concept has a great impact on the culture of an organisation as it empowers employees to participate in the optimisation of processes. The principles of Lean IT are applicable to all organisations with IT operations regardless of industry or sector.</text:p>
            <text:p>Lean IT is complementary to other frameworks and methods such as ITIL®, PMP®, CMMI® and COBIT®. These frameworks provide guidelines on best-practice processes but do not provide much guidance on how the implementation details of the processes can be optimised to reduce waste and increase value to the customer/user. Lean IT provides this complementary aspect.<text:s/></text:p>
            <text:p>Lean IT is also complementary to agile methods such as SCRUM. For example, SCRUM recommends reflecting on completed SCRUM processes for improvement (e.g. via sprint retrospective) but SCRUM does not give much guidance on how to improve. Again, Lean IT provides this complementary aspect.</text:p>
            <text:p>Lean companies are arguably more successful than non-lean companies in terms of business value and retaining talent, and their success is more sustainable over time.</text:p>
            <text:p>This course teaches Lean IT Foundation principles and concepts. Class exercises, workshops and quiz are used extensively to reinforce the participants' understanding and practice of the concepts as well as assess the competence of the participants. The course also includes the Lean IT Foundation Exam which leads to the Lean IT Foundation Certificate for successful participants.</text:p>
            <text:p>The 60-minute, 40 questions, multiple-choice Lean IT Foundation certificate exam is scheduled on the last day of the course.</text:p>
            <text:p>Upon completion of this course, participants would be able to:</text:p>
            <text:p>Broaden their skills on process improvement with a strong emphasis on focusing on value as seen from the customer’s perspective</text:p>
            <text:p>Minimising waste and producing more efficient IT services, which in turn benefits the organisation</text:p>
            <text:p>This course is part of the Digital Agility Series offered by NUS-ISS.</text:p>
            <text:p>Upon successful completion of this course, you will earn 14.5 PDUs (PM: 10.5, Leadership: 2, Business: 2) that can be used to maintain your PMP® credential. Note that for the purpose of PDU reporting by those with PMP® credentials, the PMI REP Provider Number of ISS is “2339”.</text:p>
          </table:table-cell>
          <table:table-cell office:value-type="string" table:style-name="ce2">
            <text:p>Upcoming Classes</text:p>
            <text:p>Class 1<text:s/></text:p>
            <text:p>29 Aug 2019 to 02 Sep 2019<text:s/></text:p>
            <text:p>(FullTime)</text:p>
            <text:p>Duration: 3 days</text:p>
            <text:p>When:</text:p>
            <text:p>Aug:</text:p>
            <text:p>29, 30</text:p>
            <text:p>Sep:</text:p>
            <text:p>02</text:p>
            <text:p>Time:</text:p>
            <text:p>9.00am - 5.00pm</text:p>
            <text:p>Button</text:p>
            <text:p>Button</text:p>
            <text:p>Class 2<text:s/></text:p>
            <text:p>20 Feb 2020 to 24 Feb 2020<text:s/></text:p>
            <text:p>(FullTime)</text:p>
            <text:p>Duration: 3 days</text:p>
            <text:p>Time:</text:p>
            <text:p>9.00am - 5.00pm</text:p>
            <text:p>Button</text:p>
            <text:p>Button</text:p>
          </table:table-cell>
          <table:table-cell office:value-type="string" table:style-name="ce2">
            <text:p>Key Takeaways</text:p>
            <text:p>Upon completion of this course, participants would be able to:</text:p>
            <text:p>Broaden their skills on process improvement with a strong emphasis and focus on the ability to understand a customer’s perspective of value<text:s/></text:p>
            <text:p>Minimising waste and producing more efficient IT services, which in turn benefits the organisation</text:p>
          </table:table-cell>
          <table:table-cell office:value-type="string" table:style-name="ce2">
            <text:p>Who Should Attend</text:p>
            <text:p>IT professionals who are involved in the development, support and management of IT services; ranging from IT applications, IT infrastructure to IT support.</text:p>
            <text:p>Pre-requisite</text:p>
            <text:p>Participants must possess at least two years of working experience.</text:p>
            <text:p>Note</text:p>
            <text:p>Participants are required to bring their own internet enabled computing device (laptops, tablet etc) &amp; power charger to access and download electronic courseware in PDF format. We will be only be providing courseware in PDF and will not issue any printed copies</text:p>
          </table:table-cell>
          <table:table-cell office:value-type="string" table:style-name="ce2">
            <text:p>What Will Be Covered</text:p>
            <text:p>How to connect and interact with customers to continuously capture their need and demand</text:p>
            <text:p>Optimising processes in the provision of IT services including problem solving using the Lean Kaizen method</text:p>
            <text:p>Measuring for performance improvement</text:p>
            <text:p>Organising for Lean IT</text:p>
            <text:p>Achieving the desired Lean attitudes and behaviour of staff by way of leadership example and other methods</text:p>
            <text:p>Format</text:p>
            <text:p>Lectures, class exercises and quiz</text:p>
          </table:table-cell>
          <table:table-cell office:value-type="string" table:style-name="ce2">
            <text:p>Fees &amp; Funding</text:p>
            <text:p>Self-sponsored</text:p>
            <text:p>Course fees and exam fees are payable as follows:</text:p>
            <text:p>(a) Course Fees</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b) Exam Fees</text:p>
            <text:p>International Students/S'poreans/PRs</text:p>
            <text:p>Exam fee<text:s/></text:p>
            <text:p>S$233</text:p>
            <text:p>7% GST on fee</text:p>
            <text:p>S$16.31</text:p>
            <text:p>Total fee payable</text:p>
            <text:p>S$249.31<text:s/></text:p>
            <text:p>Company-sponsored</text:p>
            <text:p>Course fees and exam fees are payable as follows:</text:p>
            <text:p>(a) Course Fees</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b) Exam Fees</text:p>
            <text:p>International Students/S'poreans/PRs</text:p>
            <text:p>Exam fee<text:s/></text:p>
            <text:p>S$233</text:p>
            <text:p>7% GST on fee</text:p>
            <text:p>S$16.31</text:p>
            <text:p>Total fee payable</text:p>
            <text:p>S$249.31</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number-columns-repeated="2" table:style-name="ce1"/>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office:value-type="string" table:style-name="ce2">
            <text:p>Exam &amp; Certificate</text:p>
            <text:p>Certificate of Completion</text:p>
            <text:p>The ISS Certificate of Completion will be issued to participants who have attended at least 75% of the course.</text:p>
            <text:p>WSQ Assessment<text:s/></text:p>
            <text:p>Broad Schedule of Assessment: The assessment will be conducted on the Day 3 (group workshop &amp; individual quiz)<text:s/></text:p>
            <text:p>Passing Criteria: The group workshop will be evaluated for the team effort. The individual quiz (scenario based) to evaluate the understanding of the key takeaway, the passing marks for both group workshop as well as the individual quiz ≥ 50%<text:s/></text:p>
            <text:p>Assessment Method: Group workshop will be based on the case study and team will work on the solution and present it together; Individual assessment – open-book quiz</text:p>
            <text:p>Upon passing the assessment, Statement of Attainment (SOAs) will be issued to certify that the participant has passed the following Competency Standard(s):</text:p>
            <text:p>ICT-SNA-5004-1.1 Business Process Re-engineering</text:p>
            <text:p>Participants may need to attend additional coaching sessions and re-assessments if they do not pass the required competency standards. ISS reserves the right not to disclose any information on the course assessment process.</text:p>
            <text:p>Exam Overview</text:p>
            <text:p>The 60-minute, 40 questions, multiple-choice Lean IT Foundation certificate exam is scheduled on the last day of the course.</text:p>
          </table:table-cell>
          <table:table-cell table:number-columns-repeated="16365"/>
        </table:table-row>
        <table:table-row table:style-name="ro1">
          <table:table-cell office:value-type="float" office:value="52" table:style-name="ce1">
            <text:p>52</text:p>
          </table:table-cell>
          <table:table-cell office:value-type="string" table:style-name="ce1">
            <text:p>https://www.iss.nus.edu.sg/executive-education/course/detail/nicf--agile-testing-(sf)</text:p>
          </table:table-cell>
          <table:table-cell office:value-type="string" table:style-name="ce1">
            <text:p>Agile Testing (SF)</text:p>
          </table:table-cell>
          <table:table-cell office:value-type="string" table:style-name="ce1">
            <text:p>Digital Agility</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4777-ICT</text:p>
            <text:p>Part of</text:p>
            <text:p>-</text:p>
            <text:p>Duration</text:p>
            <text:p>3 days</text:p>
            <text:p>Course Time</text:p>
            <text:p>9:00am - 5:00pm</text:p>
            <text:p>Enquiry</text:p>
            <text:p>Please contact Ms. Verene HENG at<text:s/></text:p>
            <text:p/>
            <text:p>email for more details.<text:s/></text:p>
            <text:p/>
            <text:p>Many organisations develop software using an Agile methodology.</text:p>
            <text:p>An Agile software development approach is characterised by iterative and incremental development to achieve significant productivity benefits, such as faster time-to-market and cost &amp; time savings.</text:p>
            <text:p>The Agile approach's benefits to the organisation are:</text:p>
            <text:p>Increased ability to plan and deliver changes based on business priorities</text:p>
            <text:p>Greater responsiveness with the ability to respond to changing priorities or urgent updates</text:p>
            <text:p>Higher visibility of progress to all stakeholders</text:p>
            <text:p>The confidence that they are building the right solutions by allowing them to explore new ideas and test them quickly with significantly less effort and cost</text:p>
            <text:p>A delivery process that significantly lowers the risk of delivery, compared to traditional 'big bang' releases at the end of a long project</text:p>
            <text:p>Improved ability to commit to and meet delivery deadlines</text:p>
            <text:p>The ability to deliver new functionalities to their customers faster and with less lead time</text:p>
            <text:p>A software testing practice that follows the principles of Agile software development is called 'Agile Testing'. An Agile framework, such as Scrum, is an iterative approach for software development, where requirements and designs evolve through collaboration between the customer and self-organising project teams.</text:p>
            <text:p>Agile Testing focuses on identifying and repairing defects when they are detected, rather than waiting for a later stage in the project. By doing so, the product's quality will increase and development costs and efforts will go down. Agile practices, such as daily meetings can help to identify issues and defects early.</text:p>
            <text:p>This three-day course will provide training and testing activities related to Agile projects and on applying tools and techniques to ensure that software products meet the accepted quality level (AQL).</text:p>
            <text:p>Advantages of Agile Testing:</text:p>
            <text:p>Improves quality</text:p>
            <text:p>Saves time and money</text:p>
            <text:p>Reduces documentation</text:p>
            <text:p>Team gets regular feedback from end users</text:p>
            <text:p>This course is part of the Software Systems series and Digital Agility series offered by NUS-ISS.</text:p>
          </table:table-cell>
          <table:table-cell office:value-type="string" table:style-name="ce2">
            <text:p>Upcoming Classes</text:p>
            <text:p>Class 1<text:s/></text:p>
            <text:p>05 Aug 2019 to 07 Aug 2019<text:s/></text:p>
            <text:p>(FullTime)</text:p>
            <text:p>Duration: 3 days</text:p>
            <text:p>Time:</text:p>
            <text:p>9.00am - 5.00pm</text:p>
            <text:p>Button</text:p>
            <text:p>Button</text:p>
            <text:p>Class 2<text:s/></text:p>
            <text:p>25 Nov 2019 to 27 Nov 2019<text:s/></text:p>
            <text:p>(FullTime)</text:p>
            <text:p>Duration: 3 days</text:p>
            <text:p>Time:</text:p>
            <text:p>9.00am - 5.00pm</text:p>
            <text:p>Button</text:p>
            <text:p>Button</text:p>
            <text:p>Class 3<text:s/></text:p>
            <text:p>16 Mar 2020 to 18 Mar 2020<text:s/></text:p>
            <text:p>(Full Time)</text:p>
            <text:p>Duration: 3 days</text:p>
            <text:p>Time:</text:p>
            <text:p>9.00am - 5.00pm</text:p>
            <text:p>Button</text:p>
            <text:p>Button</text:p>
          </table:table-cell>
          <table:table-cell office:value-type="string" table:style-name="ce2">
            <text:p>Key Takeaways<text:s/></text:p>
            <text:p>At the end of the course, the participants will be able to:</text:p>
            <text:p>Understand the mindset, culture and principles behind the Agile approach to software development</text:p>
            <text:p>Differentiate between the testing role in Agile teams compared to that in traditional teams</text:p>
            <text:p>Contribute positively as an Agile team member focused on Agile testing</text:p>
            <text:p>Recognise the challenges and difficulties associated with non-testing activities performed in an Agile team</text:p>
            <text:p>Understand and apply the following within an Agile project: Test estimation, test planning, test design (Test Driven Development and Behavior-Driven Development), test execution, defect management and test closure</text:p>
            <text:p>Support the team's accountability for quality</text:p>
            <text:p>Demonstrate a range of soft skills required by effective Agile team members</text:p>
          </table:table-cell>
          <table:table-cell office:value-type="string" table:style-name="ce2">
            <text:p>Who Should Attend<text:s/></text:p>
            <text:p>It is applicable for professionals engaged in the following areas:</text:p>
            <text:p>Members of software development teams who wish to increase their effectiveness in performing testing activities within an Agile framework, such as Scrum, including:</text:p>
            <text:p>Product Owners</text:p>
            <text:p>Business Analysts</text:p>
            <text:p>Solution Architects</text:p>
            <text:p>Scrum Masters</text:p>
            <text:p>Software Developers</text:p>
            <text:p>Project stakeholders who need to understand how testing is performed within an Agile framework, such as Scrum, including:</text:p>
            <text:p>Programme Managers</text:p>
            <text:p>Project Managers</text:p>
            <text:p>Quality Managers</text:p>
            <text:p>Pre-Requisites</text:p>
            <text:p>Participants must possess at least two years of IT working experience</text:p>
            <text:p>Note</text:p>
            <text:p>Participants are required to bring their own internet enabled computing device (laptops, tablet etc) &amp; power charger to access and download electronic courseware in PDF format. We will be only be providing courseware in PDF and will not issue any printed copies</text:p>
          </table:table-cell>
          <table:table-cell office:value-type="string" table:style-name="ce2">
            <text:p>What Will Be Covered</text:p>
            <text:p>Introduction to Agile Testing</text:p>
            <text:p>Agile Testing - Roles &amp; Responsibilities</text:p>
            <text:p>Feature &amp; story testing effects of requirements management in Agile testing</text:p>
            <text:p>Collaborating with developers</text:p>
            <text:p>Example-driven development (TDD, BDD)</text:p>
            <text:p>Testing automation &amp; techniques</text:p>
            <text:p>Test strategy &amp; planning</text:p>
            <text:p>Agile test design &amp; test execution</text:p>
            <text:p>Format</text:p>
            <text:p>Lectures, workshops and WSQ assessment</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n</text:p>
            <text:p>The ISS Certificate of Completion will be issued to participants who have attended at least 75% of the course.</text:p>
            <text:p>WSQ Assessment</text:p>
            <text:p>Participants will be assessed throughout the duration of the course</text:p>
            <text:p>Assessment Method:</text:p>
            <text:p>Group assessments</text:p>
            <text:p>Individual written assessment (open-book)</text:p>
            <text:p>Passing Criteria:</text:p>
            <text:p>Group assessment: Participants are to make active contribution to the group discussions and exercises, and to achieve objectives in the workshops</text:p>
            <text:p>Individual assessment: Participants are to answer all questions accurately in the individual written assessment</text:p>
            <text:p>Upon passing the assessment, Statement of Attainment (SOAs) will be issued to certify that the participant has passed the following Competency Standard(s):</text:p>
            <text:p>ICT-DIT-3015-1.1 Software Testing</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53" table:style-name="ce1">
            <text:p>53</text:p>
          </table:table-cell>
          <table:table-cell office:value-type="string" table:style-name="ce1">
            <text:p>https://www.iss.nus.edu.sg/executive-education/course/detail/nicf-business-agility-bootcamp</text:p>
          </table:table-cell>
          <table:table-cell office:value-type="string" table:style-name="ce1">
            <text:p>Business Agility Bootcamp (SF)</text:p>
          </table:table-cell>
          <table:table-cell office:value-type="string" table:style-name="ce1">
            <text:p>Digital Agility</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1800" table:style-name="ce1">
            <text:p>1800</text:p>
          </table:table-cell>
          <table:table-cell office:value-type="string" table:style-name="ce2">
            <text:p>Overview</text:p>
            <text:p>Reference No</text:p>
            <text:p>CRS-Q-0033500-ICT</text:p>
            <text:p>Part of</text:p>
            <text:p>-</text:p>
            <text:p>Duration</text:p>
            <text:p>2 days</text:p>
            <text:p>Course Time</text:p>
            <text:p>9.00am - 5.00pm</text:p>
            <text:p>Enquiry</text:p>
            <text:p>Please contact Ms. Jeryn LIN at</text:p>
            <text:p>tel: 66017926 or<text:s/></text:p>
            <text:p>email for more details.<text:s/></text:p>
            <text:p/>
            <text:p>Business agility refers to the ability of an organisation to succeed in a rapidly changing environment, by providing the required culture and supporting practices. Business agility builds upon practices that are widely used in software development to improve efficiency and speed to market and innovation.</text:p>
            <text:p>The benefits of enhanced agility include higher revenues, more satisfied customers and employees, improved operational efficiency and faster time-to-market.</text:p>
            <text:p>Business agility, hence, must be addressed organisation-wide and not be limited to IT, although IT serves as the key enabler of digital transformation. Agile organisations that are effective are both stable (resilient, reliable and efficient) and dynamic (fast, nimble and adaptive). Research shows that stability and dynamism are significant catalysts for organisational health and performance. Agile organisations also appear to be better at innovation, according to the best research.</text:p>
            <text:p>This course will present the importance of business agility in relation to digital transformation and provide guidance on extending Agile practices across the organisation. A proven approach for establishing an Agile organisational culture will be discussed. We will discuss best practices for managing change as the organisation carries out its transition from the current to the desired Agile state.</text:p>
            <text:p>This course is designed for use in a Bootcamp, which can be tailored for specific organisational needs, and a part of the Digital Strategy &amp; Leadership and Digital Agility Series offered by NUS-ISS.</text:p>
          </table:table-cell>
          <table:table-cell office:value-type="string" table:style-name="ce2">
            <text:p>Upcoming Classes</text:p>
            <text:p>Class 1<text:s/></text:p>
            <text:p>30 May 2019 to 31 May 2019<text:s/></text:p>
            <text:p>(Full Time)</text:p>
            <text:p>Duration: 2 days</text:p>
            <text:p>When:</text:p>
            <text:p>May:</text:p>
            <text:p>30, 31</text:p>
            <text:p>Time:</text:p>
            <text:p>9:00am - 5:00pm</text:p>
            <text:p>Button</text:p>
            <text:p>Button</text:p>
            <text:p>Class 2<text:s/></text:p>
            <text:p>02 Sep 2019 to 03 Sep 2019<text:s/></text:p>
            <text:p>(FullTime)</text:p>
            <text:p>Duration: 2 days</text:p>
            <text:p>Time:</text:p>
            <text:p>9:00am - 5:00pm</text:p>
            <text:p>Button</text:p>
            <text:p>Button</text:p>
            <text:p>Class 3<text:s/></text:p>
            <text:p>21 Nov 2019 to 22 Nov 2019<text:s/></text:p>
            <text:p>(FullTime)</text:p>
            <text:p>Duration: 2 days</text:p>
            <text:p>Time:</text:p>
            <text:p>9:00am - 5:00pm</text:p>
            <text:p>Button</text:p>
            <text:p>Button</text:p>
            <text:p>Class 4<text:s/></text:p>
            <text:p>20 Jan 2020 to 21 Jan 2020<text:s/></text:p>
            <text:p>(FullTime)</text:p>
            <text:p>Duration: 2 days</text:p>
            <text:p>Time:</text:p>
            <text:p>9:00am - 5:00pm</text:p>
            <text:p>Button</text:p>
            <text:p>Button</text:p>
          </table:table-cell>
          <table:table-cell office:value-type="string" table:style-name="ce2">
            <text:p>Key Takeaways<text:s/></text:p>
            <text:p>On completion of this course, participants will be able to:</text:p>
            <text:p>Understand business agility and how to apply it suitably within digital transformation mission</text:p>
            <text:p>Become customer-centric and innovative with best practices from design thinking</text:p>
            <text:p>Lead Agile transformation initiatives</text:p>
            <text:p>Extend Agile practices to the organisation beyond IT</text:p>
            <text:p>Define compelling Agile transformation vision, objectives and measures for success</text:p>
            <text:p>Manage organisational change in the transition to agility</text:p>
          </table:table-cell>
          <table:table-cell office:value-type="string" table:style-name="ce2">
            <text:p>Who Should Attend<text:s/></text:p>
            <text:p>Managers, leaders and C-level executives from organisations looking to achieve business agility.</text:p>
            <text:p>Important note</text:p>
            <text:p>Hardcopies of the courseware will not be provided. Participants are required to bring their own internet enabled device &amp; charger to access the e-courseware in PDF format. The e-courseware will be made available a few days before commencement of the class.</text:p>
          </table:table-cell>
          <table:table-cell office:value-type="string" table:style-name="ce2">
            <text:p>What Will Be Covered</text:p>
            <text:p>Business agility and its importance in digital transformation</text:p>
            <text:p>Reality check: Know where you are</text:p>
            <text:p>Leadership in an Agile organisation</text:p>
            <text:p>Leadership case study (video and discussion)</text:p>
            <text:p>Extending Agile practices to the organisation beyond IT</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1800</text:p>
            <text:p>S$1800</text:p>
            <text:p>S$1800</text:p>
            <text:p>S$1800</text:p>
            <text:p>SSG grant</text:p>
            <text:p>-</text:p>
            <text:p>(S$1260)</text:p>
            <text:p>(S$1260)</text:p>
            <text:p>(S$1260)</text:p>
            <text:p>Nett course fee</text:p>
            <text:p>S$1800</text:p>
            <text:p>S$540</text:p>
            <text:p>S$540</text:p>
            <text:p>S$540</text:p>
            <text:p>7% GST on nett course fee</text:p>
            <text:p>S$126</text:p>
            <text:p>S$37.80</text:p>
            <text:p>S$37.80</text:p>
            <text:p>S$37.80</text:p>
            <text:p>Total nett course fee payable, including GST</text:p>
            <text:p>S$1926</text:p>
            <text:p>S$577.80</text:p>
            <text:p>S$577.80</text:p>
            <text:p>S$577.80</text:p>
            <text:p>Less additional funding if eligible under various schemes</text:p>
            <text:p>-</text:p>
            <text:p>-</text:p>
            <text:p>(S$360)</text:p>
            <text:p>(S$450)</text:p>
            <text:p>Total nett course fee payable, including GST, after additional funding from the various funding schemes</text:p>
            <text:p>S$1926</text:p>
            <text:p>S$577.80</text:p>
            <text:p>S$217.80</text:p>
            <text:p>S$127.8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1800</text:p>
            <text:p>S$1800</text:p>
            <text:p>S$1800</text:p>
            <text:p>S$1800</text:p>
            <text:p>S$1800</text:p>
            <text:p>SSG grant</text:p>
            <text:p>-</text:p>
            <text:p>(S$1260)</text:p>
            <text:p>(S$1260)</text:p>
            <text:p>(S$1260)</text:p>
            <text:p>(S$1260)</text:p>
            <text:p>Nett course fee</text:p>
            <text:p>S$1800</text:p>
            <text:p>S$540</text:p>
            <text:p>S$540</text:p>
            <text:p>S$540</text:p>
            <text:p>S$540</text:p>
            <text:p>7% GST on nett course fee</text:p>
            <text:p>S$126</text:p>
            <text:p>S$37.80</text:p>
            <text:p>S$37.80</text:p>
            <text:p>S$37.80</text:p>
            <text:p>S$37.80</text:p>
            <text:p>Total nett course fee payable, including GST</text:p>
            <text:p>S$1926</text:p>
            <text:p>S$577.80</text:p>
            <text:p>S$577.80</text:p>
            <text:p>S$577.80</text:p>
            <text:p>S$577.80</text:p>
            <text:p>Fee payable to NUS-ISS</text:p>
            <text:p>Less additional funding if eligible under various schemes#</text:p>
            <text:p>(company needs to submit training grant and claim via Skillsconnect)</text:p>
            <text:p>-</text:p>
            <text:p>-</text:p>
            <text:p>(S$360)</text:p>
            <text:p>(S$450)</text:p>
            <text:p>(S$360)</text:p>
            <text:p>Total nett course fee payable, including GST, after additional funding from the various funding schemes</text:p>
            <text:p>-</text:p>
            <text:p>-</text:p>
            <text:p>S$217.80</text:p>
            <text:p>S$127.80</text:p>
            <text:p>S$217.8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WSQ Assessments are included in this course.</text:p>
            <text:p>Upon passing the assessment, Statement of Attainment (SOAs) will be issued to certify that the participant has passed the following Competency Standard(s):</text:p>
            <text:p>ICT-SNA-5003-1.1 Business Innovation</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54" table:style-name="ce1">
            <text:p>54</text:p>
          </table:table-cell>
          <table:table-cell office:value-type="string" table:style-name="ce1">
            <text:p>https://www.iss.nus.edu.sg/executive-education/course/detail/nicf--business-analysis-for-agile-practitioners-(sf)</text:p>
          </table:table-cell>
          <table:table-cell office:value-type="string" table:style-name="ce1">
            <text:p>Business Analysis for Agile Practitioners (SF)</text:p>
          </table:table-cell>
          <table:table-cell office:value-type="string" table:style-name="ce1">
            <text:p>Digital Agility</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1800" table:style-name="ce1">
            <text:p>1800</text:p>
          </table:table-cell>
          <table:table-cell office:value-type="string" table:style-name="ce2">
            <text:p>Overview</text:p>
            <text:p>Reference No</text:p>
            <text:p>CRS-Q-0034790-ICT</text:p>
            <text:p>Part of</text:p>
            <text:p>-</text:p>
            <text:p>Duration</text:p>
            <text:p>2 days</text:p>
            <text:p>Course Time</text:p>
            <text:p>9:00am - 5:00pm</text:p>
            <text:p>PDU</text:p>
            <text:p>10PDU and PD hours are available for this course</text:p>
            <text:p>Enquiry</text:p>
            <text:p>Please contact Ms. Jeryn LIN at</text:p>
            <text:p>tel: 66017926 or<text:s/></text:p>
            <text:p>email for more details.</text:p>
            <text:p>Today, more organisations are adopting Agile development and the trend is expected to continue. Agile development streamlines process overhead and improves predictability through better risk management.</text:p>
            <text:p>Some popular Agile flavours today include Scrum and XP. Although these flavours describe in details the steps in Agile development, they do not elaborate on how to manage the requirements. This Business Analysis for Agile Practitioners course has been designed to introduce participants to the entire Agile development process, with a focus on requirements.</text:p>
            <text:p>Through this course, participants will also be equipped with knowledge and skills to effectively perform business analysis in Agile projects. Participants will learn how to write and validate user stories. They will also be engaged in hands-on sessions to help facilitate and enhance the learning process.</text:p>
            <text:p>This course is part of the Digital Strategy &amp; Leadership and Digital Agility Series offered by NUS-ISS, and is not recommended for those who have already attended NICF - Certified ScrumMaster course or Certified Scrum Product Owner course.</text:p>
            <text:p>Upon successful completion of this course, you will earn:</text:p>
            <text:p>13 Professional Development hours (PD Hours) for the initial CBAP® application and Continuing Development Units (CDUs) for re-certification under IIBA®</text:p>
            <text:p>10 Professional Development Units (PDUs) (PM: 10) that can be used to maintain your PMP® credential.</text:p>
            <text:p>Note that for the purpose of PDU reporting by those with PMP® credentials, the PMI REP Provider Number of ISS is “2339”.</text:p>
          </table:table-cell>
          <table:table-cell office:value-type="string" table:style-name="ce2">
            <text:p>Upcoming Classes</text:p>
            <text:p>Class 1<text:s/></text:p>
            <text:p>05 Sep 2019 to 06 Sep 2019<text:s/></text:p>
            <text:p>(Full Time)</text:p>
            <text:p>Duration: 2 days</text:p>
            <text:p>When:</text:p>
            <text:p>Sep:</text:p>
            <text:p>05, 06</text:p>
            <text:p>Time:</text:p>
            <text:p>9:00am - 5:00pm</text:p>
            <text:p>Button</text:p>
            <text:p>Button</text:p>
            <text:p>Class 2<text:s/></text:p>
            <text:p>06 Jan 2020 to 07 Jan 2020<text:s/></text:p>
            <text:p>(Full Time)</text:p>
            <text:p>Duration: 2 days</text:p>
            <text:p>When:</text:p>
            <text:p>Jan:</text:p>
            <text:p>06, 07</text:p>
            <text:p>Time:</text:p>
            <text:p>9:00am - 5:00pm</text:p>
            <text:p>Button</text:p>
            <text:p>Button</text:p>
            <text:p>Class 3<text:s/></text:p>
            <text:p>02 Mar 2020 to 03 Mar 2020<text:s/></text:p>
            <text:p>(Full Time)</text:p>
            <text:p>Duration: 2 days</text:p>
            <text:p>When:</text:p>
            <text:p>Mar:</text:p>
            <text:p>02, 03</text:p>
            <text:p>Time:</text:p>
            <text:p>9:00am - 5:00pm</text:p>
            <text:p>Button</text:p>
            <text:p>Button</text:p>
          </table:table-cell>
          <table:table-cell office:value-type="string" table:style-name="ce2">
            <text:p>Key Takeaways</text:p>
            <text:p>At the end of the course, the participants will be able to:</text:p>
            <text:p>Understand the Agile framework</text:p>
            <text:p>Create product vision</text:p>
            <text:p>Perform user role modelling</text:p>
            <text:p>Create user stories</text:p>
            <text:p>Perform release and iteration planning</text:p>
            <text:p>Perform backlog grooming</text:p>
            <text:p>Create rapid prototype</text:p>
            <text:p>Define clear acceptance criteria</text:p>
          </table:table-cell>
          <table:table-cell office:value-type="string" table:style-name="ce2">
            <text:p>Who Should Attend</text:p>
            <text:p>This course is targeted at Business Analysts and other software development professionals who:<text:s/></text:p>
            <text:p>Are new to Agile</text:p>
            <text:p>Have either some business analysis or software development experience</text:p>
            <text:p>Are working in software development projects</text:p>
            <text:p>Prerequisite<text:s/></text:p>
            <text:p>From July 2019 onwards, participants are required to bring their own internet enabled computing device (laptops, tablet etc) &amp; power charger to access and download electronic courseware in PDF format. We will be only be providing courseware in PDF and will not issue any printed copies.</text:p>
          </table:table-cell>
          <table:table-cell office:value-type="string" table:style-name="ce2">
            <text:p>What Will Be Covered</text:p>
            <text:p>Introduction to Agile Methodologies</text:p>
            <text:p>Agile Process</text:p>
            <text:p>Visioning and User Role Modeling</text:p>
            <text:p>Product Backlog</text:p>
            <text:p>Release and Iteration Planning</text:p>
            <text:p>Prototype</text:p>
            <text:p>Backlog Refinement</text:p>
            <text:p>Acceptance Criteria</text:p>
            <text:p>Business Analyst role in an agile team</text:p>
            <text:p>Agile Contract</text:p>
            <text:p>Format</text:p>
            <text:p>Lecture, workshop and quiz</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1800</text:p>
            <text:p>S$1800</text:p>
            <text:p>S$1800</text:p>
            <text:p>S$1800</text:p>
            <text:p>SSG grant</text:p>
            <text:p>-</text:p>
            <text:p>(S$1260)</text:p>
            <text:p>(S$1260)</text:p>
            <text:p>(S$1260)</text:p>
            <text:p>Nett course fee</text:p>
            <text:p>S$1800</text:p>
            <text:p>S$540</text:p>
            <text:p>S$540</text:p>
            <text:p>S$540</text:p>
            <text:p>7% GST on nett course fee</text:p>
            <text:p>S$126</text:p>
            <text:p>S$37.80</text:p>
            <text:p>S$37.80</text:p>
            <text:p>S$37.80</text:p>
            <text:p>Total nett course fee payable, including GST</text:p>
            <text:p>S$1926</text:p>
            <text:p>S$577.80</text:p>
            <text:p>S$577.80</text:p>
            <text:p>S$577.80</text:p>
            <text:p>Less additional funding if eligible under various schemes</text:p>
            <text:p>-</text:p>
            <text:p>-</text:p>
            <text:p>(S$360)</text:p>
            <text:p>(S$450)</text:p>
            <text:p>Total nett course fee payable, including GST, after additional funding from the various funding schemes</text:p>
            <text:p>S$1926</text:p>
            <text:p>S$577.80</text:p>
            <text:p>S$217.80</text:p>
            <text:p>S$127.8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1800</text:p>
            <text:p>S$1800</text:p>
            <text:p>S$1800</text:p>
            <text:p>S$1800</text:p>
            <text:p>S$1800</text:p>
            <text:p>SSG grant</text:p>
            <text:p>-</text:p>
            <text:p>(S$1260)</text:p>
            <text:p>(S$1260)</text:p>
            <text:p>(S$1260)</text:p>
            <text:p>(S$1260)</text:p>
            <text:p>Nett course fee</text:p>
            <text:p>S$1800</text:p>
            <text:p>S$540</text:p>
            <text:p>S$540</text:p>
            <text:p>S$540</text:p>
            <text:p>S$540</text:p>
            <text:p>7% GST on nett course fee</text:p>
            <text:p>S$126</text:p>
            <text:p>S$37.80</text:p>
            <text:p>S$37.80</text:p>
            <text:p>S$37.80</text:p>
            <text:p>S$37.80</text:p>
            <text:p>Total nett course fee payable, including GST</text:p>
            <text:p>S$1926</text:p>
            <text:p>S$577.80</text:p>
            <text:p>S$577.80</text:p>
            <text:p>S$577.80</text:p>
            <text:p>S$577.80</text:p>
            <text:p>Fee payable to NUS-ISS</text:p>
            <text:p>Less additional funding if eligible under various schemes#</text:p>
            <text:p>(company needs to submit training grant and claim via Skillsconnect)</text:p>
            <text:p>-</text:p>
            <text:p>-</text:p>
            <text:p>(S$360)</text:p>
            <text:p>(S$450)</text:p>
            <text:p>(S$360)</text:p>
            <text:p>Total nett course fee payable, including GST, after additional funding from the various funding schemes</text:p>
            <text:p>-</text:p>
            <text:p>-</text:p>
            <text:p>S$217.80</text:p>
            <text:p>S$127.80</text:p>
            <text:p>S$217.8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s/></text:p>
            <text:p>Broad Schedule of Assessment: The assessment will be conducted throughout the classroom days (group workshop &amp; individual quiz)</text:p>
            <text:p>Passing Criteria: The group workshop will evaluate the team effort while the individual quiz (scenario-based) will evaluate the understanding of the key takeaway. The passing marks for both group workshop as well as the individual quiz is ≥ 50%</text:p>
            <text:p>Assessment Method: Group workshop will be based on case study and team will work on the solution and present it together; individual assessment – open-book quiz</text:p>
            <text:p>Upon passing the assessment, Statement of Attainment (SOAs) will be issued to certify that the participant has passed the following Competency Standard(s):</text:p>
            <text:p>ICT-PMT-3001-1.1 Business Needs Analysis</text:p>
            <text:p>ICT-PMT-4001-1.1 Business Needs Analysis</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55" table:style-name="ce1">
            <text:p>55</text:p>
          </table:table-cell>
          <table:table-cell office:value-type="string" table:style-name="ce1">
            <text:p>https://www.iss.nus.edu.sg/executive-education/course/detail/nicf--certified-less-practitioner---principles-to-practices-(sf)</text:p>
          </table:table-cell>
          <table:table-cell office:value-type="string" table:style-name="ce1">
            <text:p>Certified LeSS Practitioner Principles to Practices (SF)</text:p>
          </table:table-cell>
          <table:table-cell office:value-type="string" table:style-name="ce1">
            <text:p>Digital Agility</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3000" table:style-name="ce1">
            <text:p>3000</text:p>
          </table:table-cell>
          <table:table-cell office:value-type="string" table:style-name="ce2">
            <text:p>Overview</text:p>
            <text:p>Reference No</text:p>
            <text:p>CRS-Q-0036101-ICT</text:p>
            <text:p>Part of</text:p>
            <text:p>-</text:p>
            <text:p>Duration</text:p>
            <text:p>3 days</text:p>
            <text:p>Course Time</text:p>
            <text:p>9:00am - 6:00pm</text:p>
            <text:p>Enquiry</text:p>
            <text:p>Please contact Ms. Elizabeth EE at</text:p>
            <text:p>tel: 65165409 or<text:s/></text:p>
            <text:p>email for more details.</text:p>
            <text:p>Large-Scale Scrum (LeSS) is a framework for scaling agile development to multiple teams. LeSS builds on top of the Scrum principles such as empiricism, cross-functional self-managing teams and provides a framework for applying that at scale. It provides simple structural rules and guidelines on how to adopt Scrum in large product development.</text:p>
            <text:p>The Certified LeSS Practioner course is an in-depth course covering the LeSS principles, framework and rules and guides. It provides essential information for adopting and improving LeSS to your product development group. The course contains an overview of LeSS including examples on LeSS adoptions, exercises and extensive LeSS Q&amp;A sessions to focus on topics that are in the interest and relevance to participants.<text:s/></text:p>
            <text:p>All participants will be awarded ‘Certified LeSS Practitioner’ after attending this course.</text:p>
            <text:p>This course is part of the Digital Agility Series offered by NUS-ISS.</text:p>
          </table:table-cell>
          <table:table-cell office:value-type="string" table:style-name="ce2">
            <text:p>Upcoming Classes</text:p>
            <text:p>Class 1<text:s/></text:p>
            <text:p>26 Aug 2019 to 28 Aug 2019<text:s/></text:p>
            <text:p>(FullTime)</text:p>
            <text:p>Duration: 3 days</text:p>
            <text:p>Time:</text:p>
            <text:p>9:00am - 6:00pm</text:p>
            <text:p>Button</text:p>
            <text:p>Button</text:p>
            <text:p>Class 2<text:s/></text:p>
            <text:p>20 Jan 2020 to 22 Jan 2020<text:s/></text:p>
            <text:p>(FullTime)</text:p>
            <text:p>Duration: 3 days</text:p>
            <text:p>Time:</text:p>
            <text:p>9:00am - 6:00pm</text:p>
            <text:p>Button</text:p>
            <text:p>Button</text:p>
          </table:table-cell>
          <table:table-cell office:value-type="string" table:style-name="ce2">
            <text:p>Key Takeaways</text:p>
            <text:p>At the end of the course, participants will be able to:</text:p>
            <text:p>Understand the concepts, fundamentals and best practices of using LeSS to implement scrum in bigger teams to build software</text:p>
            <text:p>Learn essential techniques in managing number(2-50) of scrum teams<text:s/></text:p>
            <text:p>Understand the first steps to adoption and have clear actions for them</text:p>
            <text:p>Understand the impact LeSS will have on your organisation when adopting</text:p>
            <text:p>Understand how and why LeSS is different from traditional management styles</text:p>
          </table:table-cell>
          <table:table-cell office:value-type="string" table:style-name="ce2">
            <text:p>Who Should Attend</text:p>
            <text:p>Scrum Masters</text:p>
            <text:p>Product Owners</text:p>
            <text:p>Business Analysts</text:p>
            <text:p>Project/Programme Managers</text:p>
            <text:p>Architects</text:p>
            <text:p>Team Leaders</text:p>
            <text:p>Pre-requisites</text:p>
            <text:p>Participants should have attended Certified Scrum Product Owner or NICF - Certified ScrumMaster (SF), or have read the Scrum Primer.</text:p>
          </table:table-cell>
          <table:table-cell office:value-type="string" table:style-name="ce2">
            <text:p>What Will Be Covered</text:p>
            <text:p>Why LeSS?</text:p>
            <text:p>Scrum, LeSS and LeSS Huge Overview</text:p>
            <text:p>LeSS Rules and Principles</text:p>
            <text:p>Organising around Customer Value and Feature Teams</text:p>
            <text:p>What is your product?</text:p>
            <text:p>Definition of Done and its impacts.</text:p>
            <text:p>Product Owner and Product Backlog</text:p>
            <text:p>Role of Management</text:p>
            <text:p>Organisational impacts and typical LeSS organisational structure</text:p>
            <text:p>LeSS Product Backlog Refinement, Sprint Planning, Review and Retrospective</text:p>
            <text:p>Consideration on technical practices when scaling</text:p>
            <text:p>Integration &amp; Coordination</text:p>
            <text:p>Adopting LeSS in your organisation</text:p>
            <text:p>Scrum Master role within LeSS</text:p>
            <text:p>Format</text:p>
            <text:p>Lectures, workshops and Q&amp;A session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3000</text:p>
            <text:p>S$3000</text:p>
            <text:p>S$3000</text:p>
            <text:p>S$3000</text:p>
            <text:p>SSG grant</text:p>
            <text:p>-</text:p>
            <text:p>(S$2100)</text:p>
            <text:p>(S$2100)</text:p>
            <text:p>(S$2100)</text:p>
            <text:p>Nett course fee</text:p>
            <text:p>S$3000</text:p>
            <text:p>S$900</text:p>
            <text:p>S$900</text:p>
            <text:p>S$900</text:p>
            <text:p>7% GST on nett course fee</text:p>
            <text:p>S$210</text:p>
            <text:p>S$63</text:p>
            <text:p>S$63</text:p>
            <text:p>S$63</text:p>
            <text:p>Total nett course fee payable, including GST</text:p>
            <text:p>S$3210</text:p>
            <text:p>S$963</text:p>
            <text:p>S$963</text:p>
            <text:p>S$963</text:p>
            <text:p>Less additional funding if eligible under various schemes</text:p>
            <text:p>-</text:p>
            <text:p>-</text:p>
            <text:p>(S$600)</text:p>
            <text:p>(S$750)</text:p>
            <text:p>Total nett course fee payable, including GST, after additional funding from the various funding schemes</text:p>
            <text:p>S$3210</text:p>
            <text:p>S$963</text:p>
            <text:p>S$363</text:p>
            <text:p>S$213</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3000</text:p>
            <text:p>S$3000</text:p>
            <text:p>S$3000</text:p>
            <text:p>S$3000</text:p>
            <text:p>S$3000</text:p>
            <text:p>SSG grant</text:p>
            <text:p>-</text:p>
            <text:p>(S$2100)</text:p>
            <text:p>(S$2100)</text:p>
            <text:p>(S$2100)</text:p>
            <text:p>(S$2100)</text:p>
            <text:p>Nett course fee</text:p>
            <text:p>S$3000</text:p>
            <text:p>S$900</text:p>
            <text:p>S$900</text:p>
            <text:p>S$900</text:p>
            <text:p>S$900</text:p>
            <text:p>7% GST on nett course fee</text:p>
            <text:p>S$210</text:p>
            <text:p>S$63</text:p>
            <text:p>S$63</text:p>
            <text:p>S$63</text:p>
            <text:p>S$63</text:p>
            <text:p>Total nett course fee payable, including GST</text:p>
            <text:p>S$3210</text:p>
            <text:p>S$963</text:p>
            <text:p>S$963</text:p>
            <text:p>S$963</text:p>
            <text:p>S$963</text:p>
            <text:p>Fee payable to NUS-ISS</text:p>
            <text:p>Less additional funding if eligible under various schemes#</text:p>
            <text:p>(company needs to submit training grant and claim via Skillsconnect)</text:p>
            <text:p>-</text:p>
            <text:p>-</text:p>
            <text:p>(S$600)</text:p>
            <text:p>(S$750)</text:p>
            <text:p>(S$600)</text:p>
            <text:p>Total nett course fee payable, including GST, after additional funding from the various funding schemes</text:p>
            <text:p>-</text:p>
            <text:p>-</text:p>
            <text:p>S$363</text:p>
            <text:p>S$213</text:p>
            <text:p>S$363</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will be capped at 56 hours and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WSQ Assessments are included in this course.</text:p>
            <text:p>Upon passing the assessment, Statement of Attainment (SOAs) will be issued to certify that the participant has passed the following Competency Standard(s):</text:p>
            <text:p>ICT-PMT-4002-1.1 Programme Management<text:s/></text:p>
            <text:p>ICT-SNA-5018-1.1 Product Management</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56" table:style-name="ce1">
            <text:p>56</text:p>
          </table:table-cell>
          <table:table-cell office:value-type="string" table:style-name="ce1">
            <text:p>https://www.iss.nus.edu.sg/executive-education/course/detail/nicf--certified-scrummaster-(sf)</text:p>
          </table:table-cell>
          <table:table-cell office:value-type="string" table:style-name="ce1">
            <text:p>Certified ScrumMaster (SF)</text:p>
          </table:table-cell>
          <table:table-cell office:value-type="string" table:style-name="ce1">
            <text:p>Digital Agility</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930" table:style-name="ce1">
            <text:p>2930</text:p>
          </table:table-cell>
          <table:table-cell office:value-type="string" table:style-name="ce2">
            <text:p>Overview</text:p>
            <text:p>Reference No</text:p>
            <text:p>CRS-Q-0035990-ICT</text:p>
            <text:p>Part of</text:p>
            <text:p>-</text:p>
            <text:p>Duration</text:p>
            <text:p>3 days</text:p>
            <text:p>Course Time</text:p>
            <text:p>9:00am - 5:00pm</text:p>
            <text:p>PDU</text:p>
            <text:p>19.5PDU and PD hours are available for this course</text:p>
            <text:p>Enquiry</text:p>
            <text:p>Please contact Ms. Serene ANG at</text:p>
            <text:p>tel: 66012391 or<text:s/></text:p>
            <text:p>email for more details.</text:p>
            <text:p>Scrum employs an iterative, incremental framework for project management. It offers flexible product development approaches to promote commitment among the team members. A flexible, holistic product development strategy is adopted so that a development team works as a cohesive unit to reach a common goal.</text:p>
            <text:p>The Certified ScrumMaster course educates you on this premier management technique used in agile projects. It is taught by a Certified Scrum Trainer and consists of lectures, exercises, simulations, open discussions and Q &amp; A sessions.</text:p>
            <text:p>This course is not recommended for those who have already attended NICF - Business Analysis for Agile Practitioner (SF) course.</text:p>
            <text:p>Business Analyst, business or IT professionals who will or may be serving in the role of Product Owner may consider another course on Certified Scrum Product Owner.</text:p>
            <text:p>This course is part of the Digital Agility and Digital Products &amp; Platforms Series offered by NUS-ISS.</text:p>
            <text:p>Upon successful completion of this course, you will earn 19.5 PDUs (PM: 19.5) that can be used to maintain your PMP® credential. Note that for the purpose of PDU reporting by those with PMP® credentials, the PMI REP Provider Number of ISS is “2339”.</text:p>
          </table:table-cell>
          <table:table-cell office:value-type="string" table:style-name="ce2">
            <text:p>Upcoming Classes</text:p>
            <text:p>Class 1<text:s/></text:p>
            <text:p>28 Aug 2019 to 30 Aug 2019<text:s/></text:p>
            <text:p>(Full Time)</text:p>
            <text:p>Duration: 3 days</text:p>
            <text:p>Time:</text:p>
            <text:p>09:00am to 05:00pm</text:p>
            <text:p>Button</text:p>
            <text:p>Button</text:p>
            <text:p>Class 2<text:s/></text:p>
            <text:p>10 Sep 2019 to 12 Sep 2019<text:s/></text:p>
            <text:p>(FullTime)</text:p>
            <text:p>Duration: 3 days</text:p>
            <text:p>Time:</text:p>
            <text:p>9.00am - 5.00pm</text:p>
            <text:p>Button</text:p>
            <text:p>Button</text:p>
            <text:p>Class 3<text:s/></text:p>
            <text:p>17 Sep 2019 to 19 Sep 2019<text:s/></text:p>
            <text:p>(Full Time)</text:p>
            <text:p>Duration: 3 days</text:p>
            <text:p>Time:</text:p>
            <text:p>9.00am - 5.00pm</text:p>
            <text:p>Button</text:p>
            <text:p>Button</text:p>
            <text:p>Class 4<text:s/></text:p>
            <text:p>25 Sep 2019 to 27 Sep 2019<text:s/></text:p>
            <text:p>(FullTime)</text:p>
            <text:p>Duration: 3 days</text:p>
            <text:p>Time:</text:p>
            <text:p>09:00am to 05:00pm</text:p>
            <text:p>Button</text:p>
            <text:p>Button</text:p>
            <text:p>Class 5<text:s/></text:p>
            <text:p>08 Oct 2019 to 10 Oct 2019<text:s/></text:p>
            <text:p>(FullTime)</text:p>
            <text:p>Duration: 3 days</text:p>
            <text:p>Time:</text:p>
            <text:p>9.00am - 5.00pm</text:p>
            <text:p>Button</text:p>
            <text:p>Button</text:p>
            <text:p>Class 6<text:s/></text:p>
            <text:p>16 Oct 2019 to 18 Oct 2019<text:s/></text:p>
            <text:p>(FullTime)</text:p>
            <text:p>Duration: 3 days</text:p>
            <text:p>Time:</text:p>
            <text:p>09:00am to 05:00pm</text:p>
            <text:p>Button</text:p>
            <text:p>Button</text:p>
            <text:p>Class 7<text:s/></text:p>
            <text:p>06 Nov 2019 to 08 Nov 2019<text:s/></text:p>
            <text:p>(FullTime)</text:p>
            <text:p>Duration: 3 days</text:p>
            <text:p>Time:</text:p>
            <text:p>09:00am to 05:00pm</text:p>
            <text:p>Button</text:p>
            <text:p>Button</text:p>
            <text:p>Class 8<text:s/></text:p>
            <text:p>12 Nov 2019 to 14 Nov 2019<text:s/></text:p>
            <text:p>(FullTime)</text:p>
            <text:p>Duration: 3 days</text:p>
            <text:p>Time:</text:p>
            <text:p>9.00am - 5.00pm</text:p>
            <text:p>Button</text:p>
            <text:p>Button</text:p>
            <text:p>Class 9<text:s/></text:p>
            <text:p>26 Nov 2019 to 28 Nov 2019<text:s/></text:p>
            <text:p>(FullTime)</text:p>
            <text:p>Duration: 3 days</text:p>
            <text:p>Time:</text:p>
            <text:p>09:00am to 05:00pm</text:p>
            <text:p>Button</text:p>
            <text:p>Button</text:p>
            <text:p>Class 10<text:s/></text:p>
            <text:p>03 Dec 2019 to 05 Dec 2019<text:s/></text:p>
            <text:p>(FullTime)</text:p>
            <text:p>Duration: 3 days</text:p>
            <text:p>Time:</text:p>
            <text:p>9.00am - 5.00pm</text:p>
            <text:p>Button</text:p>
            <text:p>Button</text:p>
            <text:p>Class 11<text:s/></text:p>
            <text:p>14 Jan 2020 to 16 Jan 2020<text:s/></text:p>
            <text:p>(FullTime)</text:p>
            <text:p>Duration: 3 days</text:p>
            <text:p>Time:</text:p>
            <text:p>9.00am - 5.00pm</text:p>
            <text:p>Button</text:p>
            <text:p>Button</text:p>
            <text:p>Class 12<text:s/></text:p>
            <text:p>11 Feb 2020 to 13 Feb 2020<text:s/></text:p>
            <text:p>(FullTime)</text:p>
            <text:p>Duration: 3 days</text:p>
            <text:p>Time:</text:p>
            <text:p>9.00am - 5.00pm</text:p>
            <text:p>Button</text:p>
            <text:p>Button</text:p>
            <text:p>Class 13<text:s/></text:p>
            <text:p>10 Mar 2020 to 12 Mar 2020<text:s/></text:p>
            <text:p>(FullTime)</text:p>
            <text:p>Duration: 3 days</text:p>
            <text:p>Time:</text:p>
            <text:p>9.00am - 5.00pm</text:p>
            <text:p>Button</text:p>
            <text:p>Button</text:p>
          </table:table-cell>
          <table:table-cell office:value-type="string" table:style-name="ce2">
            <text:p>Key Takeaways</text:p>
            <text:p>At the end of the course, you will be able to:</text:p>
            <text:p>Understand the concepts, fundamentals and best practices of using Scrum to build software</text:p>
            <text:p>Learn essential techniques in managing agile development using Scrum<text:s/></text:p>
            <text:p>Prepare for the certification of ScrumMaster assessment conducted by Scrum Alliance</text:p>
          </table:table-cell>
          <table:table-cell office:value-type="string" table:style-name="ce2">
            <text:p>Who Should Attend</text:p>
            <text:p>This course is designed for:</text:p>
            <text:p>IT professionals (such as project managers, team leaders, architects and software analysts/designers/developers), in managerial or technical roles who are getting ready to embark on agile software development using Scrum technique</text:p>
            <text:p>Business Analyst, business or IT professionals who will or may be serving in the role of Product Owner may consider another course on CSPO (Certified Scrum Product Owner).</text:p>
          </table:table-cell>
          <table:table-cell office:value-type="string" table:style-name="ce2">
            <text:p>What Will Be Covered</text:p>
            <text:p>Scrum fundamentals<text:s/></text:p>
            <text:p>Scrum roles<text:s/></text:p>
            <text:p>Scrum framework<text:s/></text:p>
            <text:p>Requirements definition and management<text:s/></text:p>
            <text:p>Project planning and estimation<text:s/></text:p>
            <text:p>Project tracking<text:s/></text:p>
            <text:p>Leading change<text:s/></text:p>
            <text:p>Scrum and the organisation<text:s/></text:p>
            <text:p>Distributed / multi-location Scrum<text:s/></text:p>
            <text:p>Managing Scrum<text:s/></text:p>
            <text:p>Scrum and development practices / tools</text:p>
            <text:p>Format</text:p>
            <text:p>Lectures and workshops</text:p>
          </table:table-cell>
          <table:table-cell office:value-type="string" table:style-name="ce2">
            <text:p>Fees &amp; Funding</text:p>
            <text:p>Self-sponsored</text:p>
            <text:p>Course fees and exam fees are payable as follows:</text:p>
            <text:p>(a) Course Fees</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930</text:p>
            <text:p>S$2930</text:p>
            <text:p>S$2930</text:p>
            <text:p>S$2930</text:p>
            <text:p>SSG grant</text:p>
            <text:p>-</text:p>
            <text:p>(S$2051)</text:p>
            <text:p>(S$2051)</text:p>
            <text:p>(S$2051)</text:p>
            <text:p>Nett course fee</text:p>
            <text:p>S$2930</text:p>
            <text:p>S$879</text:p>
            <text:p>S$879</text:p>
            <text:p>S$879</text:p>
            <text:p>7% GST on nett course fee</text:p>
            <text:p>S$205.10</text:p>
            <text:p>S$61.53</text:p>
            <text:p>S$61.53</text:p>
            <text:p>S$61.53</text:p>
            <text:p>Total nett course fee payable, including GST</text:p>
            <text:p>S$3135.10</text:p>
            <text:p>S$940.53</text:p>
            <text:p>S$940.53</text:p>
            <text:p>S$940.53</text:p>
            <text:p>Less additional funding if eligible under various schemes</text:p>
            <text:p>-</text:p>
            <text:p>-</text:p>
            <text:p>(S$586)</text:p>
            <text:p>(S$732.50)</text:p>
            <text:p>Total nett course fee payable, including GST, after additional funding from the various funding schemes</text:p>
            <text:p>S$3135.10</text:p>
            <text:p>S$940.53</text:p>
            <text:p>S$354.53</text:p>
            <text:p>S$208.03</text:p>
            <text:p>Singaporeans aged 25 and above can use their SkillsFuture Credit to pay for course fees, apart from government subsidies. For more information, click here.</text:p>
            <text:p>(b) Exam Fees</text:p>
            <text:p>International Students/S'poreans/PRs</text:p>
            <text:p>Exam fee<text:s/></text:p>
            <text:p>S$72.50</text:p>
            <text:p>7% GST on fee</text:p>
            <text:p>S$5.08</text:p>
            <text:p>Total fee payable</text:p>
            <text:p>S$77.58<text:s/></text:p>
            <text:p>Company-sponsored</text:p>
            <text:p>Course fees and exam fees are payable as follows:</text:p>
            <text:p>(a) Course Fees</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930</text:p>
            <text:p>S$2930</text:p>
            <text:p>S$2930</text:p>
            <text:p>S$2930</text:p>
            <text:p>S$2930</text:p>
            <text:p>SSG grant</text:p>
            <text:p>-</text:p>
            <text:p>(S$2051)</text:p>
            <text:p>(S$2051)</text:p>
            <text:p>(S$2051)</text:p>
            <text:p>(S$2051)</text:p>
            <text:p>Nett course fee</text:p>
            <text:p>S$2930</text:p>
            <text:p>S$879</text:p>
            <text:p>S$879</text:p>
            <text:p>S$879</text:p>
            <text:p>S$879</text:p>
            <text:p>7% GST on nett course fee</text:p>
            <text:p>S$205.10</text:p>
            <text:p>S$61.53</text:p>
            <text:p>S$61.53</text:p>
            <text:p>S$61.53</text:p>
            <text:p>S$61.53</text:p>
            <text:p>Total nett course fee payable, including GST</text:p>
            <text:p>S$3135.10</text:p>
            <text:p>S$940.53</text:p>
            <text:p>S$940.53</text:p>
            <text:p>S$940.53</text:p>
            <text:p>S$940.53</text:p>
            <text:p>Fee payable to NUS-ISS</text:p>
            <text:p>Less additional funding if eligible under various schemes#</text:p>
            <text:p>(company needs to submit training grant and claim via Skillsconnect)</text:p>
            <text:p>-</text:p>
            <text:p>-</text:p>
            <text:p>(S$586)</text:p>
            <text:p>(S$732.50)</text:p>
            <text:p>(S$586)</text:p>
            <text:p>Total nett course fee payable, including GST, after additional funding from the various funding schemes</text:p>
            <text:p>-</text:p>
            <text:p>-</text:p>
            <text:p>S$354.53</text:p>
            <text:p>S$208.03</text:p>
            <text:p>S$354.53</text:p>
            <text:p>Actual financial outlay by company</text:p>
            <text:p>(b) Exam Fees</text:p>
            <text:p>International Students/S'poreans/PRs</text:p>
            <text:p>Exam fee<text:s/></text:p>
            <text:p>S$72.50</text:p>
            <text:p>7% GST on fee</text:p>
            <text:p>S$5.08</text:p>
            <text:p>Total fee payable</text:p>
            <text:p>S$77.58<text:s/></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number-columns-repeated="2" table:style-name="ce1"/>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office:value-type="string" table:style-name="ce2">
            <text:p>Exams &amp; Certificate</text:p>
            <text:p>Certificate of Completion</text:p>
            <text:p>The ISS Certificate of Completion will be issued to participants who have attended at least 75% of the course.</text:p>
            <text:p>WSQ Assessment</text:p>
            <text:p>Broad Schedule of Assessment: During the course</text:p>
            <text:p>Passing Criteria: Generally achieve above 50%<text:s/></text:p>
            <text:p>Assessment Method: Workshops and quiz</text:p>
            <text:p>Upon passing the assessment, Statement of Attainment (SOAs) will be issued to certify that the participant has passed the following Competency Standard(s):</text:p>
            <text:p>ICT-PMT-4002-1.1 Programme Management<text:s/></text:p>
            <text:p>Participants may need to attend additional coaching sessions and re-assessments if they do not pass the required competency standards. ISS reserves the right not to disclose any information on the course assessment process.</text:p>
            <text:p>Post-course Assessment</text:p>
            <text:p>The post course ScrumMaster Certification is conducted by Scrum Alliance via an online assessment. After completing your CSM course, you’ll receive an email from the Scrum Alliance that includes a link to create your login credentials. After receiving your membership email, you have 90 days to take and complete the test. The test consists of a combination of multiple-choice and true or false questions. It will take approximately 60 minutes to complete. The CSM test has a passing score of 24 out of 35 questions. You will have two attempts within 90 days after you receive your membership email to pass the test at no additional cost. After the two attempts or 90 days, a fee of US$25 will be charged for each additional attempt.</text:p>
          </table:table-cell>
          <table:table-cell table:number-columns-repeated="16365"/>
        </table:table-row>
        <table:table-row table:style-name="ro1">
          <table:table-cell office:value-type="float" office:value="57" table:style-name="ce1">
            <text:p>57</text:p>
          </table:table-cell>
          <table:table-cell office:value-type="string" table:style-name="ce1">
            <text:p>https://www.iss.nus.edu.sg/executive-education/course/detail/nicf--devops-foundation-with-bizops-(sf)</text:p>
          </table:table-cell>
          <table:table-cell office:value-type="string" table:style-name="ce1">
            <text:p>DevOps Foundation with BizOps (SF)</text:p>
          </table:table-cell>
          <table:table-cell office:value-type="string" table:style-name="ce1">
            <text:p>Digital Agility</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5469-ICT</text:p>
            <text:p>Part of</text:p>
            <text:p>-</text:p>
            <text:p>Duration</text:p>
            <text:p>3 days</text:p>
            <text:p>Course Time</text:p>
            <text:p>9.00am - 5.00pm</text:p>
            <text:p>PDU</text:p>
            <text:p>17.5PDU and PD hours are available for this course</text:p>
            <text:p>Enquiry</text:p>
            <text:p>Please contact Ms. Serene ANG at</text:p>
            <text:p>tel: 66012391 or<text:s/></text:p>
            <text:p>email for more details.<text:s/></text:p>
            <text:p/>
            <text:p>Whether you are in IT or Project management, application development or IT infra/operations, the growing business demand for ever faster time-to-market means that you now need to know DevOps and BizOps, in addition to Agile.<text:s/></text:p>
            <text:p>While Agile caters only to development work, DevOps and BizOps will cater to the whole end-to-end IT work process.</text:p>
            <text:p>DevOps (an international best practice) caters to an agile/lean, automated end-to-end process for application development/enhancement work - starting from development work and extending to the downstream IT infra/operations work (e.g. infra setup, deployment and operations/monitoring).<text:s/></text:p>
            <text:p>BizOps caters to an agile/lean process for business needs that are directly catered for by IT infra/ops and IT/project managers without involvement of software developers. These can be new services (e.g. implementation of new infra such as IoT sensor network), upgrade of existing services (e.g. upgrade of wifi network) and work relating to existing services (e.g. service requests, incident management etc.)<text:s/></text:p>
            <text:p>While most DevOps courses touch indirectly on BizOps, this course will explicitly cover BizOps in addition to DevOps so as to provide a coverage of lean/agile across all IT services and the roles that all the different IT management/specialists play in it as well as tools that are important to such agility.</text:p>
            <text:p>As DevOps and BizOps do not have a widely-recognised, de-facto certification body or international standard as yet, this course captures and integrates international best practices from the industry (e.g. from companies such as Spotify) so as to provide useful and practical foundational competencies in DevOps and BizOps.</text:p>
            <text:p>You will earn 17.5 PDUs (Technical : 17.5) upon successful completion of this course. For the purpose of PDU reporting, the ISS PMI® REP Provider Number is “2339”.</text:p>
            <text:p>This course is part of the Software Systems series and Digital Agility series offered by NUS-ISS.</text:p>
          </table:table-cell>
          <table:table-cell office:value-type="string" table:style-name="ce2">
            <text:p>Upcoming Classes</text:p>
            <text:p>Class 1<text:s/></text:p>
            <text:p>24 Jul 2019 to 26 Jul 2019<text:s/></text:p>
            <text:p>(FullTime)</text:p>
            <text:p>Duration: 3 days</text:p>
            <text:p>Time:</text:p>
            <text:p>9:00am - 5:00pm</text:p>
            <text:p>Button</text:p>
            <text:p>Button</text:p>
            <text:p>Class 2<text:s/></text:p>
            <text:p>18 Sep 2019 to 20 Sep 2019<text:s/></text:p>
            <text:p>(FullTime)</text:p>
            <text:p>Duration: 3 days</text:p>
            <text:p>Time:</text:p>
            <text:p>9.00am - 5.00pm</text:p>
            <text:p>Button</text:p>
            <text:p>Button</text:p>
            <text:p>Class 3<text:s/></text:p>
            <text:p>19 Feb 2020 to 21 Feb 2020<text:s/></text:p>
            <text:p>(FullTime)</text:p>
            <text:p>Duration: 3 days</text:p>
            <text:p>Time:</text:p>
            <text:p>9.00am - 5.00pm</text:p>
            <text:p>Button</text:p>
            <text:p>Button</text:p>
          </table:table-cell>
          <table:table-cell office:value-type="string" table:style-name="ce2">
            <text:p>Key Takeaways</text:p>
            <text:p>At the end of the course, the participants will be able to:<text:s/></text:p>
            <text:p>Describe DevOps and BizOps objectives and the benefits of DevOps and BizOps to the business and IT in increasing responsiveness of IT releases</text:p>
            <text:p>Apply appropriate DevOps / BizOps principles and practices<text:s/></text:p>
            <text:p>Plan and implement integration of DevOps and BizOps to Agile, Lean and ITSM</text:p>
            <text:p>Improve DevOps and BizOps process workflows, communication and feedback loops</text:p>
            <text:p>Select appropriate automation practices for different scenarios<text:s/></text:p>
            <text:p>Develop high-level plan to scale DevOps and BizOps for the enterprise</text:p>
            <text:p>Establish critical success factors and key performance indicators</text:p>
          </table:table-cell>
          <table:table-cell office:value-type="string" table:style-name="ce2">
            <text:p>Who Should Attend<text:s/></text:p>
            <text:p>This is a foundational course, suitable for digital/IT professionals with an interest or requirement to understand DevOps and BizOps so as to achieve agile/lean end-to-end process for provision of IT services.</text:p>
            <text:p>It is applicable for professionals engaged in the following areas:</text:p>
            <text:p>All Digital/IT Staff – both developers and non-developers.</text:p>
            <text:p>For non-developers, the course will help them to develop the necessary skills to enable agility in their work processes to meet the needs of business in the modern fast-paced digital world. Non-developers can include project managers, product managers, IT managers, infrastructure teams, release and deployment teams, support teams, change managers.</text:p>
            <text:p>For developers, the course will supplement the technical training they may have had in continuous integration with other important non-technical aspects (e.g. process, culture and people) that are also important for effective DevOps for developers.</text:p>
            <text:p>Pre-requisites</text:p>
            <text:p>Digital/IT professionals with at least 2 years of experience</text:p>
          </table:table-cell>
          <table:table-cell office:value-type="string" table:style-name="ce2">
            <text:p>What Will Be Covered</text:p>
            <text:p>This course will cover:</text:p>
            <text:p>Why DevOps and BizOps</text:p>
            <text:p>How does DevOps and BizOps increase IT Performance</text:p>
            <text:p>Common DevOps and BizOps Automation Solutions</text:p>
            <text:p>Recommended Measurements for DevOps and BizOps Success</text:p>
            <text:p>Core DevOps and BizOps Principles</text:p>
            <text:p>Integrating DevOps and BizOps with Other Frameworks (Agile, Lean, ITIL)</text:p>
            <text:p>Building a DevOps and BizOps Culture</text:p>
            <text:p>Building a DevOps and BizOps Organisation</text:p>
            <text:p>Workshop - Implementing DevOps</text:p>
          </table:table-cell>
          <table:table-cell office:value-type="string" table:style-name="ce2">
            <text:p>Fees &amp;Funding<text:s/></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Participants will be assessed throughout the duration of the course.</text:p>
            <text:p>Assessment Method -</text:p>
            <text:p>Group assessments<text:s/></text:p>
            <text:p>Individual written assessment (open-book)</text:p>
            <text:p>Passing Criteria –<text:s/></text:p>
            <text:p>Group Assessment - Participants are to make active contribution to the group discussions and exercises, and achieve objectives in the workshops.</text:p>
            <text:p>Individual Assessment - Participants are to answer all questions accurately in the individual written assessment</text:p>
            <text:p>Upon passing the assessment, Statement of Attainment (SOAs) will be issued to certify that the participant has passed the following Competency Standard(s) :</text:p>
            <text:p>ICT-DIT-4014-1.1 Software Configuration</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58" table:style-name="ce1">
            <text:p>58</text:p>
          </table:table-cell>
          <table:table-cell office:value-type="string" table:style-name="ce1">
            <text:p>https://www.iss.nus.edu.sg/executive-education/course/detail/nicf--essential-practices-for-agile-teams-(sf)</text:p>
          </table:table-cell>
          <table:table-cell office:value-type="string" table:style-name="ce1">
            <text:p>Essential Practices for Agile Teams (SF)</text:p>
          </table:table-cell>
          <table:table-cell office:value-type="string" table:style-name="ce1">
            <text:p>Digital Agility</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4792-ICT</text:p>
            <text:p>Part of</text:p>
            <text:p>-</text:p>
            <text:p>Duration</text:p>
            <text:p>3 days</text:p>
            <text:p>Course Time</text:p>
            <text:p>9am-5pm</text:p>
            <text:p>Enquiry</text:p>
            <text:p>Please contact Ms. Verene HENG at<text:s/></text:p>
            <text:p/>
            <text:p>email for more details.</text:p>
            <text:p>This 3-day course provides in-depth technical training for various agile engineering practices to allow the team to be more adaptive to changes in business requirement. Successful completion of this course together with NICF-Certified ScrumMaster course will allow participants to attain the Certified Scrum Developer certification. NUS-ISS is a Registered Education Provider of Scrum Alliance.</text:p>
            <text:p>This course covers the most important engineering approaches for the sustained success of teams practicing agile methodology such as Scrum. The practices covered include test driven development, pair programming, refactoring, agile architecture, continuous integration and user stories.</text:p>
            <text:p>Participants are taught both the ideas and practical matters via lectures and hands-on sessions. The lecture sessions will be interlaced with actual design and code samples, while the hand-on sessions and exercises are designed to help the participant assimilate the knowledge in a clear and practical way. At the end of the course, the participants will be immersed in an actual coding session to apply all the concepts in a mini project setting together.</text:p>
            <text:p>Java is used as the main programming language to explain the concepts in lectures, workshops and the coding session. Participants need to be able to contribute in a Java coding session within a team.</text:p>
            <text:p>This course is part of the Software Systems series and Digital Agility series offered by NUS-ISS.</text:p>
          </table:table-cell>
          <table:table-cell office:value-type="string" table:style-name="ce2">
            <text:p>Upcoming Classes</text:p>
            <text:p>Class 1<text:s/></text:p>
            <text:p>29 Jul 2019 to 31 Jul 2019<text:s/></text:p>
            <text:p>(Full Time)</text:p>
            <text:p>Duration: 3 days</text:p>
            <text:p>Time:</text:p>
            <text:p>9.00am - 5.00pm</text:p>
            <text:p>Button</text:p>
            <text:p>Button</text:p>
            <text:p>Class 2<text:s/></text:p>
            <text:p>21 Oct 2019 to 23 Oct 2019<text:s/></text:p>
            <text:p>(Full Time)</text:p>
            <text:p>Duration: 3 days</text:p>
            <text:p>Time:</text:p>
            <text:p>9.00am - 5.00pm</text:p>
            <text:p>Button</text:p>
            <text:p>Button</text:p>
            <text:p>Class 3<text:s/></text:p>
            <text:p>02 Mar 2020 to 04 Mar 2020<text:s/></text:p>
            <text:p>(Full Time)</text:p>
            <text:p>Duration: 3 days</text:p>
            <text:p>Time:</text:p>
            <text:p>9.00am - 5.00pm</text:p>
            <text:p>Button</text:p>
            <text:p>Button</text:p>
          </table:table-cell>
          <table:table-cell office:value-type="string" table:style-name="ce2">
            <text:p>Key Takeaways</text:p>
            <text:p>At the end of the course, participants will be able to:</text:p>
            <text:p>Appreciate different agile software development methodologies</text:p>
            <text:p>Collaborate with stakeholder using user stories</text:p>
            <text:p>Understand and practise pair programming</text:p>
            <text:p>Understand and practise Test Driven Development (TDD)</text:p>
            <text:p>Apply architecture and design practices in agile software development</text:p>
            <text:p>Perform refactoring and apply refactoring patterns</text:p>
            <text:p>Understand the need for continuous integration (CI) and build a CI system</text:p>
          </table:table-cell>
          <table:table-cell office:value-type="string" table:style-name="ce2">
            <text:p>Who Should Attend</text:p>
            <text:p>This course is targeted at:<text:s/></text:p>
            <text:p>Java Architect, Designer and Developer who needs to implement agile method into their project.</text:p>
            <text:p>System analysts and software engineers involved in software development that is applying or considering agile methodology.</text:p>
            <text:p>Technical project managers and project leads who manage agile teams and would like to improve the effectiveness of the team.</text:p>
            <text:p>Certified Scrum Masters who would like to attain Certified Scrum Developer certification</text:p>
            <text:p>Pre-requisites</text:p>
            <text:p>Participants should have experience in at least one cycle of the software development and familiar with at least one programming language (preferably Java). It is also preferred that participants have at least one year prior experience in software development in technical role. Since Java is used as the language in the coding session, participants need to be comfortable in writing Java code together with a partner who may be versed in the programming language.</text:p>
          </table:table-cell>
          <table:table-cell office:value-type="string" table:style-name="ce2">
            <text:p>What Will Be Covered</text:p>
            <text:p>Introduction to Agile Software Development</text:p>
            <text:p>User Stories</text:p>
            <text:p>Pair Programming</text:p>
            <text:p>Test-Driven Development</text:p>
            <text:p>Architecture and Design</text:p>
            <text:p>Refactoring</text:p>
            <text:p>Continuous Integration</text:p>
            <text:p>Format</text:p>
            <text:p>Lectures, games, hands-on workshop and mock project</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s/></text:p>
            <text:p>WSQ Assessment</text:p>
            <text:p>Broad Schedule of Assessment: At the end of the course</text:p>
            <text:p>Passing Criteria: Achieve more than 50% in quiz and demonstrate ability to apply pair programming and TDD in the mock project workshop</text:p>
            <text:p>Assessment Method: Quiz and mock project workshop</text:p>
            <text:p>Upon passing the assessment, Statement of Attainment (SOAs) will be issued to certify that the participant has passed the following Competency Standard(s):</text:p>
            <text:p>ICT-PMT-4001-1.1 Business Needs Analysis</text:p>
            <text:p>ICT-DIT-3015-1.1 Software Testing</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59" table:style-name="ce1">
            <text:p>59</text:p>
          </table:table-cell>
          <table:table-cell office:value-type="string" table:style-name="ce1">
            <text:p>https://www.iss.nus.edu.sg/executive-education/course/detail/nicf--itil-foundation-certificate-in-it-service-management-(sf)</text:p>
          </table:table-cell>
          <table:table-cell office:value-type="string" table:style-name="ce1">
            <text:p>ITIL-Foundation Certificate in IT Service Management (SF)</text:p>
          </table:table-cell>
          <table:table-cell office:value-type="string" table:style-name="ce1">
            <text:p>Digital Agility</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1500" table:style-name="ce1">
            <text:p>1500</text:p>
          </table:table-cell>
          <table:table-cell office:value-type="string" table:style-name="ce2">
            <text:p>Overview</text:p>
            <text:p>Reference No</text:p>
            <text:p>CRS-Q-0036526-ICT</text:p>
            <text:p>Part of</text:p>
            <text:p>-</text:p>
            <text:p>Duration</text:p>
            <text:p>3 days</text:p>
            <text:p>Course Time</text:p>
            <text:p>9:00am - 5:00pm</text:p>
            <text:p>PDU</text:p>
            <text:p>13.5PDU and PD hours are available for this course</text:p>
            <text:p>Enquiry</text:p>
            <text:p>Please contact Ms. Serene ANG at</text:p>
            <text:p>tel: 66012391 or<text:s/></text:p>
            <text:p>email for more details.<text:s/></text:p>
            <text:p/>
            <text:p>We are in a time of unprecedented change, known as the ‘Fourth Industrial Revolution’. It is characterised by the digital transformation of our world and the unavoidable interaction between humans, digital technologies and physical assets. It is an increasingly fast paced and complex environment, requiring organizations to be more agile, better equipped to adapt what they do and ready to adopt new ways of working to succeed.</text:p>
            <text:p>ITIL 4, through its framework, helps organizations to connect and align these different challenges that are relevant not only to ITSM professionals, but also by a wider range of professionals working in the digital world.</text:p>
            <text:p>ITIL 4 expands previous versions by providing a practical and flexible basis to support organizations on their journey to the new world of digital transformation. It provides an end-to-end IT/digital operating model for the delivery and operation of tech-enabled products and services and enables IT teams to continue to play a crucial role in wider business strategy.</text:p>
            <text:p>ITIL 4 supports the existing investment that people and organizations have made into ITIL, as it is an expansion on the existing framework. That investment is protected because ITIL 4 provides a practical and flexible transition that helps organizations adopt the new ways of working brought by the modern digital world.</text:p>
            <text:p>This course is part of the Digital Agility Series offered by NUS-ISS.</text:p>
            <text:p>Upon successful completion of this course, you will earn 13.5 PDUs (PM: 11, Business: 2.5) that can be used to maintain your PMP® credential. Note that for the purpose of PDU reporting by those with PMP® credentials, the PMI REP Provider Number of ISS is “2339”.</text:p>
          </table:table-cell>
          <table:table-cell office:value-type="string" table:style-name="ce2">
            <text:p>Upcoming Classes</text:p>
            <text:p>Class 1<text:s/></text:p>
            <text:p>23 May 2019 to 27 May 2019<text:s/></text:p>
            <text:p>(Full Time)</text:p>
            <text:p>Duration: 3 days</text:p>
            <text:p>Time:</text:p>
            <text:p>9.00am - 5.00pm</text:p>
            <text:p>Button</text:p>
            <text:p>Button</text:p>
            <text:p>Class 2<text:s/></text:p>
            <text:p>11 Jul 2019 to 15 Jul 2019<text:s/></text:p>
            <text:p>(Full Time)</text:p>
            <text:p>Duration: 3 days</text:p>
            <text:p>Time:</text:p>
            <text:p>9.00am - 5.00pm</text:p>
            <text:p>Button</text:p>
            <text:p>Button</text:p>
            <text:p>Class 3<text:s/></text:p>
            <text:p>12 Sep 2019 to 16 Sep 2019<text:s/></text:p>
            <text:p>(Full Time)</text:p>
            <text:p>Duration: 3 days</text:p>
            <text:p>Time:</text:p>
            <text:p>9.00am - 5.00pm</text:p>
            <text:p>Button</text:p>
            <text:p>Button</text:p>
            <text:p>Class 4<text:s/></text:p>
            <text:p>14 Nov 2019 to 18 Nov 2019<text:s/></text:p>
            <text:p>(Full Time)</text:p>
            <text:p>Duration: 3 days</text:p>
            <text:p>Time:</text:p>
            <text:p>9.00am - 5.00pm</text:p>
            <text:p>Button</text:p>
            <text:p>Button</text:p>
            <text:p>Class 5<text:s/></text:p>
            <text:p>13 Feb 2020 to 17 Feb 2020<text:s/></text:p>
            <text:p>(Full Time)</text:p>
            <text:p>Duration: 3 days</text:p>
            <text:p>Time:</text:p>
            <text:p>9.00am - 5.00pm</text:p>
            <text:p>Button</text:p>
            <text:p>Button</text:p>
          </table:table-cell>
          <table:table-cell office:value-type="string" table:style-name="ce2">
            <text:p>Key Takeaways</text:p>
            <text:p>Upon completion of this course, participants would be able to:</text:p>
            <text:p>Understand service management as a practice</text:p>
            <text:p>Understand the service lifecycle</text:p>
            <text:p>Understand the roles, functions and models in service management</text:p>
            <text:p>Apply key principles, concepts and processes to an IT service</text:p>
          </table:table-cell>
          <table:table-cell office:value-type="string" table:style-name="ce2">
            <text:p>Who Should Attend<text:s/></text:p>
            <text:p>IT professionals with at least one year of working experience in the development, execution or management of IT services; ranging from IT applications, IT infrastructure and IT support.</text:p>
          </table:table-cell>
          <table:table-cell office:value-type="string" table:style-name="ce2">
            <text:p>What Will Be Covered</text:p>
            <text:p>Introduction to ITIL® foundation</text:p>
            <text:p>Service management as a practice</text:p>
            <text:p>ITIL® service lifecycle</text:p>
            <text:p>Service strategy</text:p>
            <text:p>Service design</text:p>
            <text:p>Service transition</text:p>
            <text:p>Service operation</text:p>
            <text:p>Continual service improvement</text:p>
            <text:p>Basic application of concepts to an IT service situation</text:p>
            <text:p>Format</text:p>
            <text:p>Lectures, discussions, class exercises, workshops, quiz and certification exam</text:p>
          </table:table-cell>
          <table:table-cell office:value-type="string" table:style-name="ce2">
            <text:p>Fees</text:p>
            <text:p>Course fees and exam fees are payable as follows:</text:p>
            <text:p>(a) Course Fees</text:p>
            <text:p>International Participants</text:p>
            <text:p>Singaporeans/PRs<text:s/></text:p>
            <text:p>Full course fee</text:p>
            <text:p>S$1500</text:p>
            <text:p>S$1500</text:p>
            <text:p>7% GST on full course fee</text:p>
            <text:p>S$105</text:p>
            <text:p>S$105</text:p>
            <text:p>Total nett course fee payable, including GST</text:p>
            <text:p>S$1605</text:p>
            <text:p>S$1605</text:p>
            <text:p>(b) Exam Fees</text:p>
            <text:p>International Participants/S'poreans/PRs1</text:p>
            <text:p>Exam fee<text:s/></text:p>
            <text:p>S$342.50</text:p>
            <text:p>7% GST on fee</text:p>
            <text:p>S$23.98</text:p>
            <text:p>Total fee payable</text:p>
            <text:p>S$366.48</text:p>
            <text:p>1up to 70% CITREP+ funding for Professionals (Singaporeans and Singapore PRs) and 100% CITREP+ funding for Students / NSF (Singaporeans) is available for the net payable exam fee</text:p>
            <text:p>CITREP+ Endorsement</text:p>
            <text:p>SUPPORTED BY:</text:p>
            <text:p>CITREP+ supports:</text:p>
            <text:p>up to 70% of the exam fees, capped at $500 (exam only) per trainee for Professionals</text:p>
            <text:p>up to 100% of the exam fees, capped at $500 (exam only) per trainee for Students and/or Full-Time National Service (NSF). For more details, please refer to CITREP+ Claim Application Guide</text:p>
            <text:p>Administered by the Infocomm Media Development Authority (IMDA), the CITREP+ funding support is eligible for Singapore Citizens and Permanent Residents. Valid for courses and examinations commencing from 1 April 2019.<text:s/></text:p>
            <text:p>Terms and conditions apply. Please visit http://www.imtalent.sg/citrep for full details.</text:p>
            <text:p>MR CODE: CITREP+/FY19/MR/19-05/749</text:p>
          </table:table-cell>
          <table:table-cell table:number-columns-repeated="2" table:style-name="ce1"/>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office:value-type="string" table:style-name="ce2">
            <text:p>Exam &amp; Certificate</text:p>
            <text:p>Certificate of Completion</text:p>
            <text:p>The ISS Certificate of Completion will be issued to participants who have attended at least 75% of the course.</text:p>
            <text:p>WSQ Assessment<text:s/></text:p>
            <text:p>Broad Schedule of Assessment: 3rd day of course<text:s/></text:p>
            <text:p>Passing Criteria: Achieve above 50% for each question in the WSQ quiz (open book written test) and achieve the specified objectives of the case scenario workshops</text:p>
            <text:p>Assessment Methods: Workshops, open book quiz. For certification exam, refer to ‘Exam Overview’ below</text:p>
            <text:p>Upon passing the assessment, Statement of Attainment (SOAs) will be issued to certify that the participant has passed the following Competency Standard(s):</text:p>
            <text:p>ICT-SNA-5015-1.1 IT Standards<text:s/></text:p>
            <text:p>ICT-OUS-1007-1.1 Infrastructure Support<text:s/></text:p>
            <text:p>Participants may need to attend additional coaching sessions and re-assessments if they do not pass the required competency standards. ISS reserves the right not to disclose any information on the course assessment process.</text:p>
            <text:p>Exam Overview</text:p>
            <text:p>The course also includes the ITIL® Foundation Exam which leads to the ITIL® Foundation Certificate for successful participants.</text:p>
            <text:p>The 60-minute, 40 questions, multiple-choice ITIL® certificate exam is scheduled on the last day of the course. Passing mark is at least 26 correct answers out of the 40 questions.</text:p>
          </table:table-cell>
          <table:table-cell table:number-columns-repeated="16365"/>
        </table:table-row>
        <table:table-row table:style-name="ro1">
          <table:table-cell office:value-type="float" office:value="60" table:style-name="ce1">
            <text:p>60</text:p>
          </table:table-cell>
          <table:table-cell office:value-type="string" table:style-name="ce1">
            <text:p>https://www.iss.nus.edu.sg/executive-education/course/detail/nicf--itil-operational-support-and-analysis-certificate-(sf)</text:p>
          </table:table-cell>
          <table:table-cell office:value-type="string" table:style-name="ce1">
            <text:p>ITIL-Operational Support and Analysis Certificate (SF)</text:p>
          </table:table-cell>
          <table:table-cell office:value-type="string" table:style-name="ce1">
            <text:p>Digital Agility</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5" table:style-name="ce1">
            <text:p>5</text:p>
          </table:table-cell>
          <table:table-cell office:value-type="float" office:value="2500" table:style-name="ce1">
            <text:p>2500</text:p>
          </table:table-cell>
          <table:table-cell office:value-type="string" table:style-name="ce2">
            <text:p>Overview</text:p>
            <text:p>Reference No</text:p>
            <text:p>CRS-Q-0022505-IT</text:p>
            <text:p>Part of</text:p>
            <text:p>-</text:p>
            <text:p>Duration</text:p>
            <text:p>5 days</text:p>
            <text:p>Course Time</text:p>
            <text:p>PDU</text:p>
            <text:p>17.5PDU and PD hours are available for this course</text:p>
            <text:p>Enquiry</text:p>
            <text:p>Please contact Ms. Serene ANG at</text:p>
            <text:p>tel: 66012391 or<text:s/></text:p>
            <text:p>email for more details.<text:s/></text:p>
            <text:p/>
            <text:p>This is one of the ITIL® Intermediate Level courses leading to the ITIL® Expert Certificate. You may refer to the official ITIL® Credit Profiler on suitable course combinations that will lead to the Expert certification.<text:s/></text:p>
            <text:p>The 5-day course immerses participants in the practical aspects of the ITIL® Service Lifecycle and processes associated with the Operational Support and Analysis of services and service delivery. Successful implementation of ITIL® Operational Support and Analysis best practices enables IT departments to reduce downtime and costs while improving customer satisfaction.</text:p>
            <text:p>This course is part of the Digital Agility Series offered by NUS-ISS.</text:p>
            <text:p>Upon successful completion of this course, you will earn 17.5 PDUs (PM: 17.5) that can be used to maintain your PMP® credential. Note that for the purpose of PDU reporting by those with PMP® credentials, the PMI REP Provider Number of ISS is “2339”.</text:p>
          </table:table-cell>
          <table:table-cell office:value-type="string" table:style-name="ce2">
            <text:p>Upcoming Classes</text:p>
            <text:p>Class 1<text:s/></text:p>
            <text:p>17 Jul 2019 to 23 Jul 2019<text:s/></text:p>
            <text:p>(FullTime)</text:p>
            <text:p>Duration: 5 days</text:p>
            <text:p>Time:</text:p>
            <text:p>9:00am - 5:00pm</text:p>
            <text:p>Button</text:p>
            <text:p>Button</text:p>
          </table:table-cell>
          <table:table-cell office:value-type="string" table:style-name="ce2">
            <text:p>Key Takeaway</text:p>
            <text:p>How to manage operational IT services</text:p>
            <text:p>How to anticipate or have early warning of incidents</text:p>
            <text:p>How to prevent repeat of incidents</text:p>
          </table:table-cell>
          <table:table-cell office:value-type="string" table:style-name="ce2">
            <text:p>Who Should Attend</text:p>
            <text:p>The course is designed for:</text:p>
            <text:p>IT professionals involved in IT service management implementation and improvement programmes</text:p>
            <text:p>Operational staff, managers and team leaders involved in Event Management Process, Incident Management Process, Request Fulfillment Process, Problem Management Process, Access Management Process, Service Desk, Technical Management, IT Operations Management and Application Management.</text:p>
            <text:p>Pre-requisite</text:p>
            <text:p>ITIL® Foundation v3 Certificate (or v3 Foundation Bridge certificate)</text:p>
          </table:table-cell>
          <table:table-cell office:value-type="string" table:style-name="ce2">
            <text:p>What Will Be Covered</text:p>
            <text:p>Introduction and overview</text:p>
            <text:p>Core service operation processes</text:p>
            <text:p>Event management</text:p>
            <text:p>Incident management</text:p>
            <text:p>Request fulfillment</text:p>
            <text:p>Problem management</text:p>
            <text:p>Access management</text:p>
            <text:p>Common service operation activities</text:p>
            <text:p>Lifecycle functions</text:p>
            <text:p>Service desk</text:p>
            <text:p>Technical management</text:p>
            <text:p>Operations management</text:p>
            <text:p>Application management</text:p>
            <text:p>Organising service operations</text:p>
            <text:p>Roles &amp; responsibilities</text:p>
            <text:p>Service operation organisation</text:p>
            <text:p>Technology &amp; implementation considerations</text:p>
            <text:p>Format</text:p>
            <text:p>Lectures, discussions, class exercises, workshops, quiz and certification exam</text:p>
          </table:table-cell>
          <table:table-cell office:value-type="string" table:style-name="ce2">
            <text:p>Fees<text:s/></text:p>
            <text:p>Course fees and exam fees are payable as follows:</text:p>
            <text:p>(a) Course Fees</text:p>
            <text:p>International Participants</text:p>
            <text:p>Singaporeans/PRs<text:s/></text:p>
            <text:p>Full course fee</text:p>
            <text:p>S$2500</text:p>
            <text:p>S$2500</text:p>
            <text:p>7% GST on full course fee</text:p>
            <text:p>S$175</text:p>
            <text:p>S$175</text:p>
            <text:p>Total nett course fee payable, including GST</text:p>
            <text:p>S$2675</text:p>
            <text:p>S$2675</text:p>
            <text:p>(b) Exam Fees</text:p>
            <text:p>International Participants/S'poreans/PRs</text:p>
            <text:p>Exam fee<text:s/></text:p>
            <text:p>S$401.20</text:p>
            <text:p>7% GST on fee</text:p>
            <text:p>S$28.08</text:p>
            <text:p>Total fee payable</text:p>
            <text:p>S$429.28</text:p>
          </table:table-cell>
          <table:table-cell table:number-columns-repeated="2" table:style-name="ce1"/>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office:value-type="string" table:style-name="ce2">
            <text:p>Exam &amp; Certificate</text:p>
            <text:p>Certificate of Completion</text:p>
            <text:p>The ISS Certificate of Completion will be issued to participants who have attended at least 75% of the course.</text:p>
            <text:p>WSQ Assessment<text:s/></text:p>
            <text:p>Broad Schedule of Assessment: During the course after the 2nd day</text:p>
            <text:p>Passing Criteria: Achieve the objectives of the case study scenario workshops and achieve more than 50% for each quiz question.</text:p>
            <text:p>Assessment Method: Workshops and quiz (i.e. open book written test). For certification exam, refer to ‘Exam Overview’ below</text:p>
            <text:p>Upon passing the assessment, Statement of Attainment (SOAs) will be issued to certify that the participant has passed the following Competency Standard(s):</text:p>
            <text:p>ICT-OUS-3011-1.1 Contract Management<text:s/></text:p>
            <text:p>ICT-OUS-2009-1.1 Network Administration and Maintenance<text:s/></text:p>
            <text:p>ICT-OUS-3007-1.1 Infrastructure Support<text:s/></text:p>
            <text:p>Participants may need to attend additional coaching sessions and re-assessments if they do not pass the required competency standards. ISS reserves the right not to disclose any information on the course assessment process.</text:p>
            <text:p>Exam Overview</text:p>
            <text:p>Examination will be conducted on the last day of the course. It comprises 8 multiple choice, scenario-based, gradient scored questions to be completed within 90 minutes. The passing mark is 70%.</text:p>
          </table:table-cell>
          <table:table-cell table:number-columns-repeated="16365"/>
        </table:table-row>
        <table:table-row table:style-name="ro1">
          <table:table-cell office:value-type="float" office:value="61" table:style-name="ce1">
            <text:p>61</text:p>
          </table:table-cell>
          <table:table-cell office:value-type="string" table:style-name="ce1">
            <text:p>https://www.iss.nus.edu.sg/executive-education/course/detail/nicf--itil-release-control-and-validation-certificate-(sf)</text:p>
          </table:table-cell>
          <table:table-cell office:value-type="string" table:style-name="ce1">
            <text:p>ITILRelease, Control and Validation Certificate (SF)</text:p>
          </table:table-cell>
          <table:table-cell office:value-type="string" table:style-name="ce1">
            <text:p>Digital Agility</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5" table:style-name="ce1">
            <text:p>5</text:p>
          </table:table-cell>
          <table:table-cell office:value-type="float" office:value="2500" table:style-name="ce1">
            <text:p>2500</text:p>
          </table:table-cell>
          <table:table-cell office:value-type="string" table:style-name="ce2">
            <text:p>Overview</text:p>
            <text:p>Reference No</text:p>
            <text:p>CRS-Q-0036795-ICT</text:p>
            <text:p>Part of</text:p>
            <text:p>-</text:p>
            <text:p>Duration</text:p>
            <text:p>5 days</text:p>
            <text:p>Course Time</text:p>
            <text:p>9:00am - 5:00pm</text:p>
            <text:p>PDU</text:p>
            <text:p>25.5PDU and PD hours are available for this course</text:p>
            <text:p>Enquiry</text:p>
            <text:p>Please contact Ms. Serene ANG at</text:p>
            <text:p>tel: 66012391 or<text:s/></text:p>
            <text:p>email for more details.<text:s/></text:p>
            <text:p/>
            <text:p>This is one of the ITIL® Intermediate Level courses leading to the ITIL® Expert Certificate. You may refer to the official ITIL® Credit Profiler on suitable course combinations that will lead to the Expert certification.<text:s/></text:p>
            <text:p>The 5-day course immerses participants in the practical aspects of the ITIL® Service Lifecycle and processes associated with the Release, Control and Validation of services and service delivery. The primary focus of this course is on the Transition Lifecycle phase with its process activities and supporting methods and approaches to executing these processes. To implement new and changed services in a controlled and cost-effective manner, IT departments must successfully employ and utilise ITIL® Release, Control and Validation best practices.</text:p>
            <text:p>This course is part of the Digital Agility Series offered by NUS-ISS.</text:p>
            <text:p>Upon successful completion of this course, you will earn 25.5 PDUs (PM: 25.5) that can be used to maintain your PMP® credential. Note that for the purpose of PDU reporting by those with PMP® credentials, the PMI REP Provider Number of ISS is “2339”.</text:p>
          </table:table-cell>
          <table:table-cell office:value-type="string" table:style-name="ce2">
            <text:p>Upcoming Classes</text:p>
            <text:p>Class 1<text:s/></text:p>
            <text:p>20 Aug 2019 to 26 Aug 2019<text:s/></text:p>
            <text:p>(Full Time)</text:p>
            <text:p>Duration: 5 days</text:p>
            <text:p>Time:</text:p>
            <text:p>9.00am - 5.00pm</text:p>
            <text:p>Button</text:p>
            <text:p>Button</text:p>
          </table:table-cell>
          <table:table-cell office:value-type="string" table:style-name="ce2">
            <text:p>Key Takeaways</text:p>
            <text:p>How to prepare for changes</text:p>
            <text:p>How to manage transitions to allow change and yet minimise incidents arising from the change</text:p>
            <text:p>How to learn and apply any lessons learnt to future work</text:p>
          </table:table-cell>
          <table:table-cell office:value-type="string" table:style-name="ce2">
            <text:p>Who Should Attend</text:p>
            <text:p>The course is designed for:</text:p>
            <text:p>IT professionals involved in IT service management implementation and improvement programmes</text:p>
            <text:p>Operational staff, managers and team leaders involved in Change Management, Release and Deployment Management, Service Validation and Testing, Service Asset and Configuration Management, Request Fulfillment, Service Evaluation</text:p>
            <text:p>Pre-requisite</text:p>
            <text:p>ITIL® Foundation v3 Certificate (or v3 Foundation Bridge certificate)</text:p>
          </table:table-cell>
          <table:table-cell office:value-type="string" table:style-name="ce2">
            <text:p>What Will Be Covered</text:p>
            <text:p>Introduction and overview</text:p>
            <text:p>Processes that support the Service Management Lifecycle</text:p>
            <text:p>Change management</text:p>
            <text:p>Service asset &amp; configuration management</text:p>
            <text:p>Knowledge management</text:p>
            <text:p>Processes that are focused within the service transition stage</text:p>
            <text:p>Service validation &amp; testing</text:p>
            <text:p>Release &amp; deployment management</text:p>
            <text:p>Request fulfillment<text:s/></text:p>
            <text:p>Change evaluation</text:p>
            <text:p>Evaluating services against target performance in the context of change</text:p>
            <text:p>Organising for service transition</text:p>
            <text:p>Roles &amp; responsibilities</text:p>
            <text:p>Technology &amp; implementation considerations</text:p>
            <text:p>Common service attributes</text:p>
            <text:p>Continual service improvement</text:p>
            <text:p>Format</text:p>
            <text:p>Lectures, discussions, class exercises, workshops, quiz and certification exam</text:p>
          </table:table-cell>
          <table:table-cell office:value-type="string" table:style-name="ce2">
            <text:p>Fees<text:s/></text:p>
            <text:p>Course fees and exam fees are payable as follows:</text:p>
            <text:p>(a) Course Fees</text:p>
            <text:p>International Participants</text:p>
            <text:p>Singaporeans/PRs<text:s/></text:p>
            <text:p>Full course fee</text:p>
            <text:p>S$2500</text:p>
            <text:p>S$2500</text:p>
            <text:p>7% GST on full course fee</text:p>
            <text:p>S$175</text:p>
            <text:p>S$175</text:p>
            <text:p>Total nett course fee payable, including GST</text:p>
            <text:p>S$2675</text:p>
            <text:p>S$2675</text:p>
            <text:p>(b) Exam Fees</text:p>
            <text:p>International Participants/S'poreans/PRs1</text:p>
            <text:p>Exam fee<text:s/></text:p>
            <text:p>S$401.20</text:p>
            <text:p>7% GST on fee</text:p>
            <text:p>S$28.08</text:p>
            <text:p>Total fee payable</text:p>
            <text:p>S$429.28</text:p>
            <text:p>1up to 70% CITREP+ funding for Professionals (Singaporeans and Singapore PRs) and 100% CITREP+ funding for Students / NSF (Singaporeans) is available for the net payable exam fee</text:p>
            <text:p>CITREP+ Endorsement</text:p>
            <text:p>SUPPORTED BY:</text:p>
            <text:p>CITREP+ supports:</text:p>
            <text:p>up to 70% of the exam fees, capped at $500 (exam only) per trainee for Professionals</text:p>
            <text:p>up to 100% of the exam fees, capped at $500 (exam only) per trainee for Students and/or Full-Time National Service (NSF). For more details, please refer to CITREP+ Claim Application Guide</text:p>
            <text:p>Administered by the Infocomm Media Development Authority (IMDA), the CITREP+ funding support is eligible for Singapore Citizens and Permanent Residents. Valid for courses and examinations commencing from 1 April 2019.<text:s/></text:p>
            <text:p>Terms and conditions apply. Please visit http://www.imtalent.sg/citrep for full details.</text:p>
            <text:p>MR CODE: CITREP+/FY19/MR/19-05/749</text:p>
          </table:table-cell>
          <table:table-cell table:number-columns-repeated="2" table:style-name="ce1"/>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office:value-type="string" table:style-name="ce2">
            <text:p>Exam &amp; Certificate</text:p>
            <text:p>Certificate of Completion</text:p>
            <text:p>The ISS Certificate of Completion will be issued to participants who have attended at least 75% of the course.</text:p>
            <text:p>WSQ Assessment<text:s/></text:p>
            <text:p>Broad Schedule of Assessment: During the course after the 2nd day</text:p>
            <text:p>Passing Criteria: Achieve the objectives of the case study scenario workshops</text:p>
            <text:p>Assessment Method: Workshops. For certification exam, refer to ‘Exam Overview’ below</text:p>
            <text:p>Upon passing the assessment, Statement of Attainment (SOAs) will be issued to certify that the participant has passed the following Competency Standard(s):</text:p>
            <text:p>ICT-DIT-4004-1.1 Configuration Tracking</text:p>
            <text:p>ICT-OUS-4011-1.1 Problem Management<text:s/></text:p>
            <text:p>Participants may need to attend additional coaching sessions and re-assessments if they do not pass the required competency standards. ISS reserves the right not to disclose any information on the course assessment process.</text:p>
            <text:p>Exam Overview</text:p>
            <text:p>Examination will be conducted on the last day of the course. It comprises 8 multiple choice, scenario-based, gradient scored questions to be completed within 90 minutes. The passing mark is 70%.</text:p>
          </table:table-cell>
          <table:table-cell table:number-columns-repeated="16365"/>
        </table:table-row>
        <table:table-row table:style-name="ro1">
          <table:table-cell office:value-type="float" office:value="62" table:style-name="ce1">
            <text:p>62</text:p>
          </table:table-cell>
          <table:table-cell office:value-type="string" table:style-name="ce1">
            <text:p>https://www.iss.nus.edu.sg/executive-education/course/detail/nicf--itil-service-offerings-and-agreements-certificate-(sf)</text:p>
          </table:table-cell>
          <table:table-cell office:value-type="string" table:style-name="ce1">
            <text:p>ITIL-Service Offerings and Agreements Certificate (SF)</text:p>
          </table:table-cell>
          <table:table-cell office:value-type="string" table:style-name="ce1">
            <text:p>Digital Agility</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5" table:style-name="ce1">
            <text:p>5</text:p>
          </table:table-cell>
          <table:table-cell office:value-type="float" office:value="2500" table:style-name="ce1">
            <text:p>2500</text:p>
          </table:table-cell>
          <table:table-cell office:value-type="string" table:style-name="ce2">
            <text:p>Overview</text:p>
            <text:p>Reference No</text:p>
            <text:p>CRS-Q-0036527-ICT</text:p>
            <text:p>Part of</text:p>
            <text:p>-</text:p>
            <text:p>Duration</text:p>
            <text:p>5 days</text:p>
            <text:p>Course Time</text:p>
            <text:p>9:00am - 5:00pm</text:p>
            <text:p>PDU</text:p>
            <text:p>27.5PDU and PD hours are available for this course</text:p>
            <text:p>Enquiry</text:p>
            <text:p>Please contact Ms. Serene ANG at</text:p>
            <text:p>tel: 66012391 or<text:s/></text:p>
            <text:p>email for more details.<text:s/></text:p>
            <text:p/>
            <text:p>This is one of the ITIL® Intermediate Level courses leading to the ITIL® Expert Certificate. You may refer to the official ITIL® Credit Profiler on suitable course combinations that will lead to the Expert certification.</text:p>
            <text:p>The 5-day course immerses participants in the practical aspects of the ITIL® Service Lifecycle and processes associated with the implementation and management of the processes and functions involved in Service Offerings and Agreements. The primary focus of this course is on the Service Portfolio Management, Service Catalogue Management, Service Level Management, Demand Management, Supplier Management and Financial Management processes.</text:p>
            <text:p>This course is part of the Digital Agility Series offered by NUS-ISS.</text:p>
            <text:p>Upon successful completion of this course, you will earn 27.5 PDUs (PM: 8, Business: 19.5) that can be used to maintain your PMP® credential. Note that for the purpose of PDU reporting by those with PMP® credentials, the PMI REP Provider Number of ISS is “2339”.</text:p>
          </table:table-cell>
          <table:table-cell office:value-type="string" table:style-name="ce2">
            <text:p>Upcoming Classes</text:p>
            <text:p>Class 1<text:s/></text:p>
            <text:p>07 Nov 2019 to 13 Nov 2019<text:s/></text:p>
            <text:p>(Full Time)</text:p>
            <text:p>Duration: 5 days</text:p>
            <text:p>Time:</text:p>
            <text:p>9.00am - 5.00pm</text:p>
            <text:p>Button</text:p>
            <text:p>Button</text:p>
          </table:table-cell>
          <table:table-cell office:value-type="string" table:style-name="ce2">
            <text:p>Key Takeaways</text:p>
            <text:p>How to manage and maintain close relationship with customer</text:p>
            <text:p>How to understand their needs and translate them to offerings and agreements<text:s/></text:p>
            <text:p>How to ensure service levels achieved from offerings/agreements can satisfy customers</text:p>
            <text:p>How to ensure suppliers are able to help you achieve the above</text:p>
            <text:p>How to ensure that the above are carried out in a financially effective manner</text:p>
          </table:table-cell>
          <table:table-cell office:value-type="string" table:style-name="ce2">
            <text:p>Who Should Attend</text:p>
            <text:p>The course is designed for:</text:p>
            <text:p>IT professionals involved in IT service management implementation and improvement programmes</text:p>
            <text:p>Operational staff, managers, team leaders involved in Service Portfolio Management, Service Catalogue Management, Service Level Management, Demand Management, Supplier Management and Financial Management</text:p>
            <text:p>Pre-requisite</text:p>
            <text:p>ITIL® Foundation v3 Certificate (or v3 Foundation Bridge certificate)</text:p>
          </table:table-cell>
          <table:table-cell office:value-type="string" table:style-name="ce2">
            <text:p>What Will Be Covered</text:p>
            <text:p>Introduction and overview</text:p>
            <text:p>Demand management</text:p>
            <text:p>Service portfolio</text:p>
            <text:p>Service catalogue management</text:p>
            <text:p>Service level management</text:p>
            <text:p>Supplier management</text:p>
            <text:p>Financial management</text:p>
            <text:p>Business relationship manager</text:p>
            <text:p>Roles and responsibilities</text:p>
            <text:p>Technology &amp; implementation considerations</text:p>
            <text:p>Service offerings and agreements simulation</text:p>
            <text:p>Format</text:p>
            <text:p>Lectures, discussions, class exercises, workshops, quiz and certification exam</text:p>
          </table:table-cell>
          <table:table-cell office:value-type="string" table:style-name="ce2">
            <text:p>Fees<text:s/></text:p>
            <text:p>Course fees and exam fees are payable as follows:</text:p>
            <text:p>(a) Course Fees</text:p>
            <text:p>International Participants</text:p>
            <text:p>Singaporeans/PRs<text:s/></text:p>
            <text:p>Full course fee</text:p>
            <text:p>S$2500</text:p>
            <text:p>S$2500</text:p>
            <text:p>7% GST on full course fee</text:p>
            <text:p>S$175</text:p>
            <text:p>S$175</text:p>
            <text:p>Total nett course fee payable, including GST</text:p>
            <text:p>S$2675</text:p>
            <text:p>S$2765</text:p>
            <text:p>(b) Exam Fees</text:p>
            <text:p>International Participants/S'poreans/PRs1</text:p>
            <text:p>Exam fee<text:s/></text:p>
            <text:p>S$401.20</text:p>
            <text:p>7% GST on fee</text:p>
            <text:p>S$28.08</text:p>
            <text:p>Total fee payable</text:p>
            <text:p>S$429.28</text:p>
            <text:p>1up to 70% CITREP+ funding for Professionals (Singaporeans and Singapore PRs) and 100% CITREP+ funding for Students / NSF (Singaporeans) is available for the net payable exam fee</text:p>
            <text:p>CITREP+ Endorsement</text:p>
            <text:p>SUPPORTED BY:</text:p>
            <text:p>CITREP+ supports:</text:p>
            <text:p>up to 70% of the exam fees, capped at $500 (exam only) per trainee for Professionals</text:p>
            <text:p>up to 100% of the exam fees, capped at $500 (exam only) per trainee for Students and/or Full-Time National Service (NSF). For more details, please refer to CITREP+ Claim Application Guide</text:p>
            <text:p>Administered by the Infocomm Media Development Authority (IMDA), the CITREP+ funding support is eligible for Singapore Citizens and Permanent Residents. Valid for courses and examinations commencing from 1 April 2019.<text:s/></text:p>
            <text:p>Terms and conditions apply. Please visit http://www.imtalent.sg/citrep for full details.</text:p>
            <text:p>MR CODE: CITREP+/FY19/MR/19-05/749</text:p>
          </table:table-cell>
          <table:table-cell table:number-columns-repeated="2" table:style-name="ce1"/>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office:value-type="string" table:style-name="ce2">
            <text:p>Exam &amp; Certificate</text:p>
            <text:p>Certificate of Completion</text:p>
            <text:p>The ISS Certificate of Completion will be issued to participants who have attended at least 75% of the course.</text:p>
            <text:p>WSQ Assessment<text:s/></text:p>
            <text:p>Broad Schedule of Assessment: During the course after the 2nd day</text:p>
            <text:p>Passing Criteria: Achieve the objectives of the case study scenario workshops</text:p>
            <text:p>Assessment Method: Workshops. For certification exam, refer to ‘Exam Overview’ below</text:p>
            <text:p>Upon passing the assessment, Statement of Attainment (SOAs) will be issued to certify that the participant has passed the following Competency Standard(s):</text:p>
            <text:p>ICT-SCM-4001-1.1 Contract Management<text:s/></text:p>
            <text:p>ICT-OUS-5011-1.1 Problem Management<text:s/></text:p>
            <text:p>Participants may need to attend additional coaching sessions and re-assessments if they do not pass the required competency standards. ISS reserves the right not to disclose any information on the course assessment process.</text:p>
            <text:p>Exam Overview</text:p>
            <text:p>Examination will be conducted on the last day of the course. It comprises 8 multiple choice, scenario-based, gradient scored questions to be completed within 90 minutes. The passing mark is 70%.</text:p>
          </table:table-cell>
          <table:table-cell table:number-columns-repeated="16365"/>
        </table:table-row>
        <table:table-row table:style-name="ro1">
          <table:table-cell office:value-type="float" office:value="63" table:style-name="ce1">
            <text:p>63</text:p>
          </table:table-cell>
          <table:table-cell office:value-type="string" table:style-name="ce1">
            <text:p>https://www.iss.nus.edu.sg/executive-education/course/detail/nicf--pmi-agile-certified-practitioner-(pmi-acp)-preparatory-course-acp-sf</text:p>
          </table:table-cell>
          <table:table-cell office:value-type="string" table:style-name="ce1">
            <text:p>PMI Agile Certified Practitioner (PMI-ACP) Preparatory Course (SF)</text:p>
          </table:table-cell>
          <table:table-cell office:value-type="string" table:style-name="ce1">
            <text:p>Digital Agility</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1900" table:style-name="ce1">
            <text:p>1900</text:p>
          </table:table-cell>
          <table:table-cell office:value-type="string" table:style-name="ce2">
            <text:p>Overview</text:p>
            <text:p>Reference No</text:p>
            <text:p>CRS-Q-0036531-ICT</text:p>
            <text:p>Part of</text:p>
            <text:p>-</text:p>
            <text:p>Duration</text:p>
            <text:p>3 days</text:p>
            <text:p>Course Time</text:p>
            <text:p>9:00am - 5:00pm</text:p>
            <text:p>PDU</text:p>
            <text:p>21PDU and PD hours are available for this course</text:p>
            <text:p>Enquiry</text:p>
            <text:p>Please contact Ms. WONG Swee Lee at</text:p>
            <text:p>tel: 65162020 or<text:s/></text:p>
            <text:p>email for more details.</text:p>
            <text:p>The Agile approach is gaining increasing importance in project management and globally recognised companies such as IBM, Cisco and Yahoo are actively using Agile Project Management frameworks. The collaborative, adaptive and flexible nature of Agile methodologies boosts customer satisfaction, improves customer trust and retention, and leads to repeat business.<text:s/></text:p>
            <text:p>In this 3-day course, participants will explore and apply the Agile principles and mindset within the context of the project team and organisation. You will acquire an in-depth knowledge of Scrum, the most commonly used Agile framework and understand the basics of other major Agile frameworks such as XP, Lean and KANBAN. In addition, you will learn how to apply popular Agile techniques in iteration and release planning, progress tracking, agile modeling, and agile team management through hands-on workshops.<text:s/></text:p>
            <text:p>All participants will be given a free copy of the second edition of the “PMI-ACP® Exam Prep” book by Mike Griffiths.</text:p>
            <text:p>About PMI-ACP® Certification</text:p>
            <text:p>For those who are sitting for the PMI-ACP® examination, this course will prepare you for it. For more information on the examination, click here.<text:s/></text:p>
            <text:p>The PMI Agile Certified Practitioner (PMI-ACP)® is the latest certification offered by PMI® and is expected to be the industry standard certification for Agile in the next few years.</text:p>
            <text:p>The PMI-ACP® certification is designed to:</text:p>
            <text:p>Demonstrate to employers the practitioner’s level of professionalism in agile practices of project management</text:p>
            <text:p>Increase the practitioner’s professional versatility in both project management tools and techniques</text:p>
            <text:p>The certification carries a higher level of professional credibility as it requires a combination of agile training, experience working on agile projects and examination on agile principles, practices, tools and techniques.</text:p>
            <text:p>PMI® forecasts an appreciable increase in the number of participants acquiring PMI-ACP® certification within the next 3 to 5 years across the globe. For more information on the ACP® certification published by PMI®, click here.</text:p>
            <text:p>This course is part of the Digital Agility and Digital Products &amp; Platforms Series offered by NUS-ISS.</text:p>
            <text:p>Upon successful completion of this course, you will earn 21 PDUs (Technical: 11.5, Leadership: 5.25, Strategy: 4.25). This fulfils the requirements of the 21 project management training hours (contact hours) for PMI-ACP® eligibility. The PDUs can also be used to maintain your PMP®/PgMP® credential. Note that for the purpose of PDU reporting by those with PMP®/PgMP® credentials, the PMI® REP Provider Number of ISS is “2339”.</text:p>
          </table:table-cell>
          <table:table-cell office:value-type="string" table:style-name="ce2">
            <text:p>Upcoming Classes</text:p>
            <text:p>Class 1<text:s/></text:p>
            <text:p>10 Jul 2019 to 12 Jul 2019<text:s/></text:p>
            <text:p>(Full Time)</text:p>
            <text:p>Duration: 3 days</text:p>
            <text:p>Time:</text:p>
            <text:p>9.00am - 5.00pm</text:p>
            <text:p>Button</text:p>
            <text:p>Button</text:p>
            <text:p>Class 2<text:s/></text:p>
            <text:p>22 Oct 2019 to 24 Oct 2019<text:s/></text:p>
            <text:p>(Full Time)</text:p>
            <text:p>Duration: 3 days</text:p>
            <text:p>Time:</text:p>
            <text:p>9.00am - 5.00pm</text:p>
            <text:p>Button</text:p>
            <text:p>Button</text:p>
            <text:p>Class 3<text:s/></text:p>
            <text:p>20 Jan 2020 to 22 Jan 2020<text:s/></text:p>
            <text:p>(Full Time)</text:p>
            <text:p>Duration: 3 days</text:p>
            <text:p>Time:</text:p>
            <text:p>9.00am - 5.00pm</text:p>
            <text:p>Button</text:p>
            <text:p>Button</text:p>
          </table:table-cell>
          <table:table-cell office:value-type="string" table:style-name="ce2">
            <text:p>Key Takeaways</text:p>
            <text:p>At the end of the course, you will be able to:</text:p>
            <text:p>Understand and apply the Agile principles and mindset within a project and the organisation</text:p>
            <text:p>Acquire in-depth knowledge of Scrum, the most commonly used Agile framework</text:p>
            <text:p>Understand the basics of other major Agile frameworks such as XP, Lean and KANBAN</text:p>
            <text:p>Apply popular Agile techniques in iteration and release planning, progress tracking, agile modeling, and agile team management</text:p>
            <text:p>Understand project management in the Agile context</text:p>
            <text:p>Be familiar with the requirements and process for the PMI-ACP® certification</text:p>
          </table:table-cell>
          <table:table-cell office:value-type="string" table:style-name="ce2">
            <text:p>Who Should Attend</text:p>
            <text:p>There are no pre-requisites for the course. The course is for:</text:p>
            <text:p>Project Managers, and anyone from product developer to senior management, who are using or have already used agile practices, or whose organisation is adopting agile methods; or</text:p>
            <text:p>Anyone who want to obtain the PMI-ACP® certification.</text:p>
            <text:p>The PMI-ACP® certification exam requirements are listed below:</text:p>
            <text:p>Educational Background</text:p>
            <text:p>+</text:p>
            <text:p>General Project Experience<text:s/></text:p>
            <text:p>+</text:p>
            <text:p>Agile Project experience<text:s/></text:p>
            <text:p>+</text:p>
            <text:p>Training in Agile Practices<text:s/></text:p>
            <text:p>Secondary Degree (High School Diploma, Associate's Degree or global equivalent)</text:p>
            <text:p>2000 hours (approx. 12 months) of General Project Experience</text:p>
            <text:p>Experience must be earned within the last 5 years</text:p>
            <text:p>1500 hours (approx. 8 months) of Agile Project Experience</text:p>
            <text:p>Experience must be earned within the last 3 years</text:p>
            <text:p>These hours are in addition to the 2000 hours required in general project experience</text:p>
            <text:p>21 contact hours of training in Agile Practices<text:s/></text:p>
            <text:p>This is an overview of the requirements. For more details on the eligibility requirements, please refer to the PMI-ACP® Handbook.</text:p>
            <text:p>Please refer to the PMI-ACP® Exam only page for more information.</text:p>
          </table:table-cell>
          <table:table-cell office:value-type="string" table:style-name="ce2">
            <text:p>What Will Be Covered</text:p>
            <text:p>Introduction to PMI-ACP®</text:p>
            <text:p>Agile principles and mindset</text:p>
            <text:p>Value-driven delivery</text:p>
            <text:p>Stakeholder engagement</text:p>
            <text:p>Team performance</text:p>
            <text:p>Adaptive planning</text:p>
            <text:p>Problem detection and resolution</text:p>
            <text:p>Continuous improvement</text:p>
            <text:p>Mock examination</text:p>
            <text:p>Format</text:p>
            <text:p>Lectures, retention drills, quizzes, workshop and mock examination</text:p>
          </table:table-cell>
          <table:table-cell office:value-type="string" table:style-name="ce2">
            <text:p>Fees<text:s/></text:p>
            <text:p>Course fees and exam fees are payable as follows:</text:p>
            <text:p>(a) Course Fees</text:p>
            <text:p>International Participants</text:p>
            <text:p>Singaporeans/PRs<text:s/></text:p>
            <text:p>Full course fee</text:p>
            <text:p>S$1900</text:p>
            <text:p>S$1900</text:p>
            <text:p>7% GST on full course fee</text:p>
            <text:p>S$133</text:p>
            <text:p>S$133</text:p>
            <text:p>Total nett course fee payable, including GST</text:p>
            <text:p>S$2033</text:p>
            <text:p>S$2033</text:p>
          </table:table-cell>
          <table:table-cell table:number-columns-repeated="2" table:style-name="ce1"/>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office:value-type="string" table:style-name="ce2">
            <text:p>Exams &amp; Certificate</text:p>
            <text:p>Certificate of Completion</text:p>
            <text:p>The ISS Certificate of Completion will be issued to participants who have attended at least 75% of the course.</text:p>
            <text:p>WSQ Assessment</text:p>
            <text:p>Broad Schedule of Assessment: Workshops conducted throughout the course with daily quizes for assessment<text:s/></text:p>
            <text:p>Passing Criteria: Achieve above 50% for quizzes and achieve objective in the case of exercise/workshops<text:s/></text:p>
            <text:p>Assessment Method: Workshops and daily quizzes</text:p>
            <text:p>Upon passing the assessment, Statement of Attainment (SOAs) will be issued to certify that the participant has passed the following Competency Standard(s):</text:p>
            <text:p>ICT-PMT-4002-1.1 Programme Management</text:p>
            <text:p>ICT-SCM-5004-1.1 Stakeholder Management<text:s/></text:p>
            <text:p>Participants may need to attend additional coaching sessions and re-assessments if they do not pass the required competency standards. ISS reserves the right not to disclose any information on the course assessment process.</text:p>
            <text:p>Exam Overview</text:p>
            <text:p>Please refer to the PMI-ACP® Exam Only page for more information.</text:p>
          </table:table-cell>
          <table:table-cell table:number-columns-repeated="16365"/>
        </table:table-row>
        <table:table-row table:style-name="ro1">
          <table:table-cell office:value-type="float" office:value="64" table:style-name="ce1">
            <text:p>64</text:p>
          </table:table-cell>
          <table:table-cell office:value-type="string" table:style-name="ce1">
            <text:p>https://www.iss.nus.edu.sg/executive-education/course/detail/nicf--systems-thinking-root-cause-analysis-(sf)</text:p>
          </table:table-cell>
          <table:table-cell office:value-type="string" table:style-name="ce1">
            <text:p>Systems Thinking &amp; Root Cause Analysis (SF)</text:p>
          </table:table-cell>
          <table:table-cell office:value-type="string" table:style-name="ce1">
            <text:p>Digital Agility</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1800" table:style-name="ce1">
            <text:p>1800</text:p>
          </table:table-cell>
          <table:table-cell office:value-type="string" table:style-name="ce2">
            <text:p>Overview</text:p>
            <text:p>Reference No</text:p>
            <text:p>CRS-Q-0037187-ICT</text:p>
            <text:p>Part of</text:p>
            <text:p>-</text:p>
            <text:p>Duration</text:p>
            <text:p>2 days</text:p>
            <text:p>Course Time</text:p>
            <text:p>9.00am - 5.00pm</text:p>
            <text:p>Enquiry</text:p>
            <text:p>Please contact Ms. Jessie NEO at</text:p>
            <text:p>tel: 66017921 or<text:s/></text:p>
            <text:p>email for more details.</text:p>
            <text:p>Note: NICF-Systems Thinking &amp; Root Cause Analysis (SF) for Health Services is next scheduled for 22-23 July<text:s/></text:p>
            <text:p>Note: NICF-Systems Thinking &amp; Root Cause Analysis (SF) [for all industries] is for scheduled for 30-31 May, 07-08 Aug, 19-20 Nov in 2019, and on 06-07 Feb in 2020</text:p>
            <text:p>Nb: The course has two versions – a special healthcare version, and a normal default version for all industry sectors. The details of the two versions are described below.</text:p>
            <text:p>Version for all industries:</text:p>
            <text:p>When we have difficult digitalisation problems to solve, it pays to have good frameworks and methods to allow the problem to be worked through systematically and successfully. For example, techniques to cater to</text:p>
            <text:p>Complicated problems such as<text:s/></text:p>
            <text:p>tough technical problems (e.g. a mission critical system is down) where experts have difficulty finding the root cause<text:s/></text:p>
            <text:p>Complex problems such as<text:s/></text:p>
            <text:p>improving an organisation for which its mission-critical digital services fail repeatedly over time, and the organisation is not able to improve and minimise such incidents<text:s/></text:p>
            <text:p>methods to handle an environment that is VUCA (Volatile, Uncertain, Complex and Ambiguous) such as to achieve digital transformation and/or create successful new digital services in spite of the VUCA environment or market<text:s/></text:p>
            <text:p>analysing and creating or improving a complex stakeholder ecosystem for a digital service<text:s/></text:p>
            <text:p>Chaotic problems such as<text:s/></text:p>
            <text:p>Major incidents, disasters or crisis causing significant chaos to the organisation and its digital services<text:s/></text:p>
            <text:p>This course will provide systems thinking and root cause analysis skills to cater to the above.</text:p>
            <text:p>Techniques covered will include Kepnor Tregoe; analysis and change of systems behaviour (e.g. via System Archetypes, causal loop mapping and ecosystem analysis and design); analysis and change of people behaviour (e.g. via understanding and changing mental models, understanding and working with cognitive biases, allies and adversaries analysis and approach); Cyenfin Framework approaches to complicated, complex and chaotic problems and how these are manifested in techniques such as Sense-making, Lean Startup and Design Thinking as well as in other techniques. Workshops will allow the participants to gain the skills in relevant approaches.</text:p>
            <text:p>Health Services Version:</text:p>
            <text:p>For practitioners working in healthcare or social care, the specially tailored ‘Systems Thinking and Root Cause Analysis for Health Services’ version of this course will be most relevant. The course will teach the tools and strategies to help inform decision making in complex situations and especially help participants grapple with the unique challenges associated with care settings.</text:p>
            <text:p>The health services course includes application of tools and strategies to integrated care models as well as mapping different decision-making domains to the macro, meso and micro levels of healthcare systems. The course is designed to support participants in framing their challenges within the macro level of the system, and scoping their solutions down to meso or micro levels.</text:p>
            <text:p>‘Systems Thinking and Root Cause Analysis for Health Services’ is offered as a standalone course. It is also one of the five stackable training courses that make up the NUS Professional Diploma in Smart Health Leadership. Upon completion of all five stackable training courses, participants are expected to undertake a capstone project in order to achieve the Professional Diploma award.</text:p>
            <text:p>This course is part of the Digital Agility as well as the Professional Diploma in Smart Health Leadership offered by NUS-ISS.</text:p>
          </table:table-cell>
          <table:table-cell office:value-type="string" table:style-name="ce2">
            <text:p>Upcoming Classes</text:p>
            <text:p>Class 1<text:s/></text:p>
            <text:p>30 May 2019 to 31 May 2019<text:s/></text:p>
            <text:p>(Full Time)</text:p>
            <text:p>Duration: 2 days</text:p>
            <text:p>Time:</text:p>
            <text:p>09:00am to 05:00pm</text:p>
            <text:p>Button</text:p>
            <text:p>Button</text:p>
            <text:p>Class 2<text:s/></text:p>
            <text:p>22 Jul 2019 to 23 Jul 2019<text:s/></text:p>
            <text:p>(Full Time, for Health Services)</text:p>
            <text:p>Duration: 2 days (Please note that this course is contextualised to health and care sector)</text:p>
            <text:p>Time:</text:p>
            <text:p>09:00 AM TO 05:00 PM</text:p>
            <text:p>Button</text:p>
            <text:p>Button</text:p>
            <text:p>Class 3<text:s/></text:p>
            <text:p>07 Aug 2019 to 08 Aug 2019<text:s/></text:p>
            <text:p>(Full Time)</text:p>
            <text:p>Duration: 2 days</text:p>
            <text:p>Time:</text:p>
            <text:p>09:00am to 05:00pm</text:p>
            <text:p>Button</text:p>
            <text:p>Button</text:p>
            <text:p>Class 4<text:s/></text:p>
            <text:p>19 Nov 2019 to 20 Nov 2019<text:s/></text:p>
            <text:p>(Full Time)</text:p>
            <text:p>Duration: 2 days</text:p>
            <text:p>Time:</text:p>
            <text:p>09:00am to 05:00pm</text:p>
            <text:p>Button</text:p>
            <text:p>Button</text:p>
            <text:p>Class 5<text:s/></text:p>
            <text:p>06 Feb 2020 to 07 Feb 2020<text:s/></text:p>
            <text:p>(Full Time)</text:p>
            <text:p>Duration: 2 days</text:p>
            <text:p>Time:</text:p>
            <text:p>09:00 am - 05:00 pm</text:p>
            <text:p>Button</text:p>
            <text:p>Button</text:p>
          </table:table-cell>
          <table:table-cell office:value-type="string" table:style-name="ce2">
            <text:p>Key Takeaways<text:s/></text:p>
            <text:p>At the end of the course, the participants will be able to:</text:p>
            <text:p>Understand the importance, and key principles, of systems thinking and root cause analysis for solving difficult problems<text:s/></text:p>
            <text:p>Devise appropriate solutions to challenges, based on systems thinking and root cause analysis<text:s/></text:p>
            <text:p>Understand the importance of, and opportunities for, stakeholder engagement through the systems thinking process<text:s/></text:p>
            <text:p>Determine when and how to apply a variety of systems thinking tools, templates, frameworks and checklists<text:s/></text:p>
            <text:p>Apply relevant techniques to find the root cause of an incident and to generate ideas for preventive measures to avoid the recurrence of the incident</text:p>
          </table:table-cell>
          <table:table-cell office:value-type="string" table:style-name="ce2">
            <text:p>Who Should Attend</text:p>
            <text:p>This 2 day programme is intended for those who wish to acquire skills in solving difficult problems.</text:p>
            <text:p>This course is suitable for decision makers, managers, professionals in technical and other domains as well as those working within transformation functions, including innovation teams and quality improvement teams.<text:s/></text:p>
            <text:p>Pre-requisites:</text:p>
            <text:p>This is an intensive, intermediate course. Participants with some prior years of experience working with different functional teams in an organization will benefit more from the course. However, no specific technical or management skills are required.</text:p>
            <text:p>For the healthcare version of this course [NICF-Systems Thinking &amp; Root Cause Analysis (SF) for Health Services] comprises one of five modules making up the NUS Professional Diploma in Smart Health Leadership. It is applicable to anyone working within healthcare or social care services.</text:p>
          </table:table-cell>
          <table:table-cell office:value-type="string" table:style-name="ce2">
            <text:p>What Will Be Covered<text:s/></text:p>
            <text:p>The course has two versions. The default version caters to generic digitalisation issues in organisations. On a periodic basis, a special version for the healthcare sector is also run. Please see below for the specific content covered in the two courses.</text:p>
            <text:p>Version for all industries:</text:p>
            <text:p>This course will cover :</text:p>
            <text:p>Introduction - Difficult Problems and the need for Systems Thinking &amp; Root Cause Analysis<text:s/></text:p>
            <text:p>Cynefin framework to analyse problems into relevant categories so as to apply appropriate approaches<text:s/></text:p>
            <text:p>Complicated problems<text:s/></text:p>
            <text:p>Examples of complicated problems<text:s/></text:p>
            <text:p>Techniques to cater to complicated problems (e.g. objective problem specification, Kepnor Tregoe and supplementary techniques, role of workarounds)<text:s/></text:p>
            <text:p>Complex problems<text:s/></text:p>
            <text:p>Examples of complex problems<text:s/></text:p>
            <text:p>Techniques to cater to complex problems<text:s/></text:p>
            <text:p>Analysis and change of system behaviour (e.g. via System Archetypes, causal loop mapping and ecosystem analysis and design)<text:s/></text:p>
            <text:p>Analysis and change of people behaviour (e.g. via understanding and changing mental models, understanding and working with cognitive biases, allies and adversaries analysis and approach)<text:s/></text:p>
            <text:p>Approaches to complex problems and how approach is manifested in techniques such as Sense-making, Lean Startup and Design Thinking<text:s/></text:p>
            <text:p>Chaotic problems<text:s/></text:p>
            <text:p>Examples of chaotic problems<text:s/></text:p>
            <text:p>Techniques to cater to chaotic problems (e.g. role of leadership and principles, effective use of delegation with sense-making and triage in chaotic situations, organising and preparing for chaos)<text:s/></text:p>
            <text:p>Disorder (problem that combines 2 or more of the above)<text:s/></text:p>
            <text:p>Examples and techniques</text:p>
            <text:p>Health Services Version:</text:p>
            <text:p>The ‘Systems Thinking and Root Cause Analysis for Health Services’ course addresses systems thinking and root cause analysis concepts and techniques specific to healthcare or social care:</text:p>
            <text:p>Dartmouth Clinical Microsystems<text:s/></text:p>
            <text:p>Understanding the relevance of the Cynefin Framework in the context of the macro, meso, and micro clinical systems framework<text:s/></text:p>
            <text:p>Mapping decision making tools and strategies to the Cynefin Framework and the Dartmouth clinical microsystem framework<text:s/></text:p>
            <text:p>Value Stream Mapping<text:s/></text:p>
            <text:p>Understanding the different stakeholder perceptions of value for touchpoints and processes within health service delivery to better inform decision making and solutioning<text:s/></text:p>
            <text:p>Patient value compass to inform value mapping activities<text:s/></text:p>
            <text:p>Clinical Logic Model<text:s/></text:p>
            <text:p>Connecting the dots between desired impacts and outcomes to inform design of solutions<text:s/></text:p>
            <text:p>Driver Diagrams<text:s/></text:p>
            <text:p>Understanding the relationships between primary and secondary drivers and goals in health service delivery</text:p>
            <text:p>Determining measures that can help monitor progress towards achieving goals<text:s/></text:p>
            <text:p>Demonstrating the logic of solution design<text:s/></text:p>
            <text:p>Full System Paradigm<text:s/></text:p>
            <text:p>Designing for integrated care systems<text:s/></text:p>
            <text:p>Understanding the interrelations between different components of the integrated care system<text:s/></text:p>
            <text:p>Pre-Morteming<text:s/></text:p>
            <text:p>Aligning solutions and strategies to future outcome aspirations<text:s/></text:p>
            <text:p>Broadening perspectives of risks and opportunitie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1800</text:p>
            <text:p>S$1800</text:p>
            <text:p>S$1800</text:p>
            <text:p>S$1800</text:p>
            <text:p>SSG grant</text:p>
            <text:p>-</text:p>
            <text:p>(S$1260)</text:p>
            <text:p>(S$1260)</text:p>
            <text:p>(S$1260)</text:p>
            <text:p>Nett course fee</text:p>
            <text:p>S$1800</text:p>
            <text:p>S$540</text:p>
            <text:p>S$540</text:p>
            <text:p>S$540</text:p>
            <text:p>7% GST on nett course fee</text:p>
            <text:p>S$126</text:p>
            <text:p>S$37.80</text:p>
            <text:p>S$37.80</text:p>
            <text:p>S$37.80</text:p>
            <text:p>Total nett course fee payable, including GST</text:p>
            <text:p>S$1926</text:p>
            <text:p>S$577.80</text:p>
            <text:p>S$577.80</text:p>
            <text:p>S$577.80</text:p>
            <text:p>Less additional funding if eligible under various schemes</text:p>
            <text:p>-</text:p>
            <text:p>-</text:p>
            <text:p>(S$360)</text:p>
            <text:p>(S$450)</text:p>
            <text:p>Total nett course fee payable, including GST, after additional funding from the various funding schemes</text:p>
            <text:p>S$1926</text:p>
            <text:p>S$577.80</text:p>
            <text:p>S$217.80</text:p>
            <text:p>S$127.8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1800</text:p>
            <text:p>S$1800</text:p>
            <text:p>S$1800</text:p>
            <text:p>S$1800</text:p>
            <text:p>S$1800</text:p>
            <text:p>SSG grant</text:p>
            <text:p>-</text:p>
            <text:p>(S$1260)</text:p>
            <text:p>(S$1260)</text:p>
            <text:p>(S$1260)</text:p>
            <text:p>(S$1260)</text:p>
            <text:p>Nett course fee</text:p>
            <text:p>S$1800</text:p>
            <text:p>S$540</text:p>
            <text:p>S$540</text:p>
            <text:p>S$540</text:p>
            <text:p>S$540</text:p>
            <text:p>7% GST on nett course fee</text:p>
            <text:p>S$126</text:p>
            <text:p>S$37.80</text:p>
            <text:p>S$37.80</text:p>
            <text:p>S$37.80</text:p>
            <text:p>S$37.80</text:p>
            <text:p>Total nett course fee payable, including GST</text:p>
            <text:p>S$1926</text:p>
            <text:p>S$577.80</text:p>
            <text:p>S$577.80</text:p>
            <text:p>S$577.80</text:p>
            <text:p>S$577.80</text:p>
            <text:p>Fee payable to NUS-ISS</text:p>
            <text:p>Less additional funding if eligible under various schemes#</text:p>
            <text:p>(company needs to submit training grant and claim via Skillsconnect)</text:p>
            <text:p>-</text:p>
            <text:p>-</text:p>
            <text:p>(S$360)</text:p>
            <text:p>(S$450)</text:p>
            <text:p>(S$360)</text:p>
            <text:p>Total nett course fee payable, including GST, after additional funding from the various funding schemes</text:p>
            <text:p>-</text:p>
            <text:p>-</text:p>
            <text:p>S$217.80</text:p>
            <text:p>S$127.80</text:p>
            <text:p>S$217.8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is ISS Certificate of Completion will be issued to participants who have attended at least 75% of the course</text:p>
            <text:p>WSQ Assessment</text:p>
            <text:p>Participants will be assessed throughout the duration of the course.</text:p>
            <text:p>Assessment Method: Group assessments and Individual in-class assessment<text:s/></text:p>
            <text:p>Passing Criteria:</text:p>
            <text:p>Group Assessment- Participants are to make active contribution to the group discussions and exercises, and achieve objectives in the workshops.</text:p>
            <text:p>Individual Assessment - Participants are to complete all tasks accurately, demonstrating application of topics taught.</text:p>
            <text:p>Upon passing the assessment, Statement of Attainment (SOAs) will be issued to certify that the participant has passed the following Competency Standard(s)</text:p>
            <text:p>ICT-SNA-4004-1.1 Business Process Re-engineering</text:p>
            <text:p>Participants may need to attend additional coaching sessions and re-assessments if they do not pass the required competency standards. ISS reserves the right to n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66" table:style-name="ce1">
            <text:p>66</text:p>
          </table:table-cell>
          <table:table-cell office:value-type="string" table:style-name="ce1">
            <text:p>https://www.iss.nus.edu.sg/executive-education/course/detail/nicf--digital-social-engagement-strategy-(sf)</text:p>
          </table:table-cell>
          <table:table-cell office:value-type="string" table:style-name="ce1">
            <text:p>Digital &amp; Social Engagement Strategy (SF)</text:p>
          </table:table-cell>
          <table:table-cell office:value-type="string" table:style-name="ce1">
            <text:p>Digital Innovation &amp; Design</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4784-ICT</text:p>
            <text:p>Part of</text:p>
            <text:p>-</text:p>
            <text:p>Duration</text:p>
            <text:p>3 days</text:p>
            <text:p>Course Time</text:p>
            <text:p>9.00am - 5.00pm</text:p>
            <text:p>Enquiry</text:p>
            <text:p>Please contact Ms. Elizabeth EE at</text:p>
            <text:p>tel: 65165409 or<text:s/></text:p>
            <text:p>email for more details.<text:s/></text:p>
            <text:p/>
            <text:p>Businesses and individuals alike cannot be oblivious to the fact that digital technology has impacted their markets in the past decade, in almost every way imaginable. The way we buy and use products and services, the methods in which we create and consume content, and even the way we stay connected have changed drastically. It is becoming crucial for organisations to embed digital capabilities into all parts of their organisation and the way they do business.</text:p>
            <text:p>This 3-day intermediate course “Digital and Social Engagement Strategy” aims to provide participants with an overview of digital marketing and social engagement knowledge and skills. At the end of the course, participants will be able to define, develop and review a digital marketing plan.</text:p>
            <text:p>Relevant for both the private and public sectors, the course will highlight how consumer and citizen behaviours have changed in the face of digital, what are the latest trends in digital marketing channels and platforms and how participants can leverage on them. It provides a good overview of what it takes to develop a digital marketing strategy to support the transformation of businesses and organisations</text:p>
            <text:p>This course is part of the Digital Innovation &amp; Design series offered by NUS-ISS.</text:p>
          </table:table-cell>
          <table:table-cell office:value-type="string" table:style-name="ce2">
            <text:p>Upcoming Classes</text:p>
            <text:p>Class 1<text:s/></text:p>
            <text:p>29 May 2019 to 31 May 2019<text:s/></text:p>
            <text:p>(Full Time)</text:p>
            <text:p>Duration: 3 days</text:p>
            <text:p>When:</text:p>
            <text:p>May:</text:p>
            <text:p>29, 30, 31</text:p>
            <text:p>Time:</text:p>
            <text:p>9.00am - 5.00pm</text:p>
            <text:p>Button</text:p>
            <text:p>Button</text:p>
            <text:p>Class 2<text:s/></text:p>
            <text:p>09 Sep 2019 to 11 Sep 2019<text:s/></text:p>
            <text:p>(Full Time)</text:p>
            <text:p>Duration: 3 days</text:p>
            <text:p>Time:</text:p>
            <text:p>9.00am - 5.00pm</text:p>
            <text:p>Button</text:p>
            <text:p>Button</text:p>
            <text:p>Class 3<text:s/></text:p>
            <text:p>13 Nov 2019 to 15 Nov 2019<text:s/></text:p>
            <text:p>(FullTime)</text:p>
            <text:p>Duration: 3 days</text:p>
            <text:p>Time:</text:p>
            <text:p>9.00am - 5.00pm</text:p>
            <text:p>Button</text:p>
            <text:p>Button</text:p>
            <text:p>Class 4<text:s/></text:p>
            <text:p>10 Feb 2020 to 12 Feb 2020<text:s/></text:p>
            <text:p>(FullTime)</text:p>
            <text:p>Duration: 3 days</text:p>
            <text:p>Time:</text:p>
            <text:p>9.00am - 5.00pm</text:p>
            <text:p>Button</text:p>
            <text:p>Button</text:p>
          </table:table-cell>
          <table:table-cell office:value-type="string" table:style-name="ce2">
            <text:p>Key Takeaways</text:p>
            <text:p>At the end of the course, the participants will be able to:</text:p>
            <text:p>Define digital marketing campaign objectives, with consideration of business or organisational goals</text:p>
            <text:p>Understand consumer or citizen behaviour and needs</text:p>
            <text:p>Apply content and communications principles<text:s/></text:p>
            <text:p>Understand usage of different digital marketing channels and platforms</text:p>
            <text:p>Understand types of optimisation and conversion tactics</text:p>
            <text:p>Develop metrics and performance indicators for the channels</text:p>
            <text:p>Create a digital marketing strategy and implementation plan</text:p>
          </table:table-cell>
          <table:table-cell office:value-type="string" table:style-name="ce2">
            <text:p>Who Should Attend</text:p>
            <text:p>This is an intermediate course, suitable for professionals with several years of experience, with an interest or requirement to understand digital marketing and social engagement.</text:p>
            <text:p>It is applicable for professionals engaged in the following areas.</text:p>
            <text:p>IT professionals with interest in digital and web</text:p>
            <text:p>Webmasters</text:p>
            <text:p>Creative design / user experience</text:p>
            <text:p>Marketing / brand communications</text:p>
            <text:p>Product management</text:p>
            <text:p>Public relations / social media</text:p>
            <text:p>Business analysis / market research<text:s/></text:p>
            <text:p>Customer service<text:s/></text:p>
            <text:p>Sales / business development</text:p>
            <text:p>Business decision makers</text:p>
            <text:p>Government policy makers</text:p>
            <text:p>Entrepreneurs</text:p>
            <text:p>Pre-requisites</text:p>
            <text:p>This is an intensive, intermediate course. Participants with some prior years of experience working with different functional teams in an organisation will benefit more from the course. Participants also need to have a strong interest in digital marketing and be comfortable with digital concepts, platforms and tools.</text:p>
          </table:table-cell>
          <table:table-cell office:value-type="string" table:style-name="ce2">
            <text:p>What Will Be Covered</text:p>
            <text:p>This course will provide an overview of digital marketing and social engagement strategy. It will focus on providing participants with a practical understanding of digital marketing concepts, platforms and channels. The course will enable participants to develop a digital marketing plan with considerations of the process, channels and key performance indicators.</text:p>
            <text:p>To encourage interaction and sharing among the participants, case scenarios, examples, group exercises and hands-on workshops will be used throughout the course.</text:p>
            <text:p>This course will cover :</text:p>
            <text:p>Digital marketing concepts and strategy</text:p>
            <text:p>Consumer needs and behaviour</text:p>
            <text:p>Content and communications</text:p>
            <text:p>Social engagement platforms</text:p>
            <text:p>Different types of digital channels</text:p>
            <text:p>Different types of optimisation and conversion tactics</text:p>
            <text:p>Measurement and reporting</text:p>
            <text:p>At the end of the course, participants will be able to define, develop and review a digital marketing plan.</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Participants will be assessed throughout the duration of the course.</text:p>
            <text:p>Assessment Method -</text:p>
            <text:p>Group assessments<text:s/></text:p>
            <text:p>Individual written assessment (open-book)</text:p>
            <text:p>Passing Criteria –<text:s/></text:p>
            <text:p>Group Assessment - Participants are to make active contribution to the group discussions and exercises, and achieve objectives in the workshops.</text:p>
            <text:p>Individual Assessment - Participants are to answer all questions accurately in the individual written assessment.</text:p>
            <text:p>Upon passing the assessment, Statement of Attainment (SOAs) will be issued to certify that the participant has passed the following Competency Standard(s):</text:p>
            <text:p>ICT-SNM-5006-1.1 Integrated Marketing<text:s/></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67" table:style-name="ce1">
            <text:p>67</text:p>
          </table:table-cell>
          <table:table-cell office:value-type="string" table:style-name="ce1">
            <text:p>https://www.iss.nus.edu.sg/executive-education/course/detail/nicf--digital-user-experience-design-(sf)</text:p>
          </table:table-cell>
          <table:table-cell office:value-type="string" table:style-name="ce1">
            <text:p>Digital User Experience Design (SF)</text:p>
          </table:table-cell>
          <table:table-cell office:value-type="string" table:style-name="ce1">
            <text:p>Digital Innovation &amp; Design</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7065-ICT</text:p>
            <text:p>Part of</text:p>
            <text:p>-</text:p>
            <text:p>Duration</text:p>
            <text:p>3 days</text:p>
            <text:p>Course Time</text:p>
            <text:p>9:00am - 5:00pm</text:p>
            <text:p>Enquiry</text:p>
            <text:p>Please contact Ms. Elizabeth EE at</text:p>
            <text:p>tel: 65165409 or<text:s/></text:p>
            <text:p>email for more details.</text:p>
            <text:p>Note: Please bring your laptop (Mac or Windows) to the course as you will be doing website evaluation and hands on prototyping workshops.</text:p>
            <text:p>This 3-day introductory course focuses on the principles and techniques in the design of good user experience in software applications. It traverses through the requirement, analysis, design and validation phases of the user experience design life cycle with emphasis on building empathy with users. Case scenarios, examples, exercises and workshops will be used throughout the course for participants to individually experience and reflect on what is good and bad UX design.</text:p>
            <text:p>Designing for applications is about more than just usability. It is also about how well a particular application is able to relate, interact and serve for a meaningful experience. Good user experience encourages a higher engagement rate and sustained use of the applications. It also renders a beneficial experience for the user, which can lead to an increase in productivity. Bad user experience often leads to a myriad of issues and arguably one of the most damaging, is to the organisation’s or company’s image.</text:p>
            <text:p>This course is part of the Digital Innovation &amp; Design Series offered by NUS-ISS.</text:p>
          </table:table-cell>
          <table:table-cell office:value-type="string" table:style-name="ce2">
            <text:p>Upcoming Classes</text:p>
            <text:p>Class 1<text:s/></text:p>
            <text:p>22 May 2019 to 24 May 2019<text:s/></text:p>
            <text:p>(Full Time)</text:p>
            <text:p>Duration: 3 days</text:p>
            <text:p>When:</text:p>
            <text:p>May:</text:p>
            <text:p>22, 23, 24</text:p>
            <text:p>Time:</text:p>
            <text:p>9:00am - 5:00pm</text:p>
            <text:p>Button</text:p>
            <text:p>Button</text:p>
            <text:p>Class 2<text:s/></text:p>
            <text:p>03 Jul 2019 to 05 Jul 2019<text:s/></text:p>
            <text:p>(Full Time)</text:p>
            <text:p>Duration: 3 days</text:p>
            <text:p>Time:</text:p>
            <text:p>9:00am - 5:00pm</text:p>
            <text:p>Button</text:p>
            <text:p>Button</text:p>
            <text:p>Class 3<text:s/></text:p>
            <text:p>14 Aug 2019 to 16 Aug 2019<text:s/></text:p>
            <text:p>(FullTime)</text:p>
            <text:p>Duration: 3 days</text:p>
            <text:p>Time:</text:p>
            <text:p>9:00am - 5:00pm</text:p>
            <text:p>Button</text:p>
            <text:p>Button</text:p>
            <text:p>Class 4<text:s/></text:p>
            <text:p>09 Sep 2019 to 11 Sep 2019<text:s/></text:p>
            <text:p>(FullTime)</text:p>
            <text:p>Duration: 3 days</text:p>
            <text:p>Time:</text:p>
            <text:p>9:00am - 5:00pm</text:p>
            <text:p>Button</text:p>
            <text:p>Button</text:p>
            <text:p>Class 5<text:s/></text:p>
            <text:p>02 Oct 2019 to 04 Oct 2019<text:s/></text:p>
            <text:p>(FullTime)</text:p>
            <text:p>Duration: 3 days</text:p>
            <text:p>Time:</text:p>
            <text:p>9:00am - 5:00pm</text:p>
            <text:p>Button</text:p>
            <text:p>Button</text:p>
            <text:p>Class 6<text:s/></text:p>
            <text:p>13 Nov 2019 to 15 Nov 2019<text:s/></text:p>
            <text:p>(FullTime)</text:p>
            <text:p>Duration: 3 days</text:p>
            <text:p>Time:</text:p>
            <text:p>9:00am - 5:00pm</text:p>
            <text:p>Button</text:p>
            <text:p>Button</text:p>
            <text:p>Class 7<text:s/></text:p>
            <text:p>24 Feb 2020 to 26 Feb 2020<text:s/></text:p>
            <text:p>(FullTime)</text:p>
            <text:p>Duration: 3 days</text:p>
            <text:p>Time:</text:p>
            <text:p>9:00am - 5:00pm</text:p>
            <text:p>Button</text:p>
            <text:p>Button</text:p>
          </table:table-cell>
          <table:table-cell office:value-type="string" table:style-name="ce2">
            <text:p>Key Takeaways</text:p>
            <text:p>At the end of the course, participants will be able to:</text:p>
            <text:p>Understand the importance of the user experience</text:p>
            <text:p>Understand the user experience design lifecycle</text:p>
            <text:p>Apply business requirement gathering techniques</text:p>
            <text:p>Develop empathy for user through user research methods</text:p>
            <text:p>Analyse and formulate user needs</text:p>
            <text:p>Organise information and plan for content creation and governance</text:p>
            <text:p>Apply design principles in interface, navigation, visual and interaction design</text:p>
            <text:p>Apply usability test techniques</text:p>
          </table:table-cell>
          <table:table-cell office:value-type="string" table:style-name="ce2">
            <text:p>Who Should Attend<text:s/></text:p>
            <text:p>This course is intended as an introductory course for anyone with an interest or needed requirement to design or develop better digital user experience. Examples might include web application developers, software developers, customer service and support teams, in house development teams.</text:p>
            <text:p>In addition, it is also suitable for IT or other managers who seek to get an overview of UXD and the key principles underpinning it.</text:p>
            <text:p>What to Bring</text:p>
            <text:p>Please bring your laptop (Mac or Windows) on Day 1 and 3 of the course as you will be doing website evaluation and hands on prototyping workshops. There is no requirement to install any software prior to the course.</text:p>
            <text:p>Prerequisite</text:p>
            <text:p>From July 2019 onwards, participants are required to bring their own internet enabled computing device (laptops, tablet etc) &amp; power charger to access and download electronic courseware in PDF format. We will be only be providing courseware in PDF and will not issue any printed copies</text:p>
          </table:table-cell>
          <table:table-cell office:value-type="string" table:style-name="ce2">
            <text:p>What Will Be Covered</text:p>
            <text:p>Why user experience design matters</text:p>
            <text:p>User experience design lifecycle</text:p>
            <text:p>Understand the users</text:p>
            <text:p>Information architecture and content strategy</text:p>
            <text:p>Principles of design</text:p>
            <text:p>Ideation and prototyping</text:p>
            <text:p>Usability testing</text:p>
            <text:p>Format</text:p>
            <text:p>Lectures followed by hands-on workshop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s/></text:p>
            <text:p>Broad Schedule of Assessment: During the course</text:p>
            <text:p>Passing Criteria: Answer all questions correctly in the written test and achieve objectives in the workshops</text:p>
            <text:p>Assessment Method: Open book individual written test and workshop</text:p>
            <text:p>Upon passing the assessment, Statement of Attainment (SOAs) will be issued to certify that the participant has passed the following Competency Standard(s):</text:p>
            <text:p>ICT-SNA-4003-1.1 Business Innovation</text:p>
            <text:p>ICT-DIT-4015-1.1 Software Testing</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68" table:style-name="ce1">
            <text:p>68</text:p>
          </table:table-cell>
          <table:table-cell office:value-type="string" table:style-name="ce1">
            <text:p>https://www.iss.nus.edu.sg/executive-education/course/detail/nicf--innovation-bootcamp-(sf)</text:p>
          </table:table-cell>
          <table:table-cell office:value-type="string" table:style-name="ce1">
            <text:p>Innovation Bootcamp (SF)</text:p>
          </table:table-cell>
          <table:table-cell office:value-type="string" table:style-name="ce1">
            <text:p>Digital Innovation &amp; Design</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900" table:style-name="ce1">
            <text:p>900</text:p>
          </table:table-cell>
          <table:table-cell office:value-type="string" table:style-name="ce2">
            <text:p>Overview</text:p>
            <text:p>Reference No</text:p>
            <text:p>CRS-Q-0036098-ICT</text:p>
            <text:p>Part of</text:p>
            <text:p>-</text:p>
            <text:p>Duration</text:p>
            <text:p>1 day</text:p>
            <text:p>Course Time</text:p>
            <text:p>9:00am - 6:00pm</text:p>
            <text:p>Enquiry</text:p>
            <text:p>Please contact Ms. Elizabeth EE at</text:p>
            <text:p>tel: 65165409 or<text:s/></text:p>
            <text:p>email for more details.</text:p>
            <text:p>In today’s fast moving and competitive world, it is essential for organisation to be equipped with the mindset and toolset to continuously innovate.</text:p>
            <text:p>This course will introduce to participants a Human Centre Design (Design Thinking) innovation framework that embraces ‘User centred innovation’, ‘Design Thinking’, ‘Ethnographic Research’, and ‘Customer Experience Design’. These are some of the concepts that form the basis of the innovation. This course has been designed to create an awareness and expose participants to the skills needed for:</text:p>
            <text:p>Engaging users to understand their needs</text:p>
            <text:p>Identifying and communicating opportunities for improvement</text:p>
            <text:p>Validating the desirability of new products/process/services early in the development<text:s/></text:p>
            <text:p>This high energy, fun, one-day workshop provides teams with an overview of innovation &amp; service design, an understanding of where they can contribute and how they can contribute, and sets them on the journey to being more innovative in delivering their services.<text:s/></text:p>
            <text:p>Due to its flexible nature, the course can be contextualised for individual organisations, sectors or focused on specific technologies. For example, we have run the innovation bootcamp for Financial Services, Healthcare and Government as well as for specific technologies.</text:p>
            <text:p>This course is part of the Digital Innovation &amp; Design series and Digital Strategy &amp; Leadership series offered by NUS-ISS.</text:p>
          </table:table-cell>
          <table:table-cell office:value-type="string" table:style-name="ce2">
            <text:p>Upcoming Classes</text:p>
            <text:p>Class 1<text:s/></text:p>
            <text:p>06 Sep 2019 to 06 Sep 2019<text:s/></text:p>
            <text:p>(FullTime)</text:p>
            <text:p>Duration: 1 day</text:p>
            <text:p>Time:</text:p>
            <text:p>9:00am - 6:00pm</text:p>
            <text:p>Button</text:p>
            <text:p>Button</text:p>
            <text:p>Class 2<text:s/></text:p>
            <text:p>16 Mar 2020 to 16 Mar 2020<text:s/></text:p>
            <text:p>(FullTime)</text:p>
            <text:p>Duration: 1 day</text:p>
            <text:p>Time:</text:p>
            <text:p>9:00am - 6:00pm</text:p>
            <text:p>Button</text:p>
            <text:p>Button</text:p>
          </table:table-cell>
          <table:table-cell office:value-type="string" table:style-name="ce2">
            <text:p>Key Takeaways</text:p>
            <text:p>At the end of the course, participants will be able to:</text:p>
            <text:p>Understand the importance of service innovation &amp; design</text:p>
            <text:p>Be able to think about employing some of the techniques in their own organisations</text:p>
            <text:p>Identify opportunities to improve service delivery and/or user experience in their own organisation</text:p>
          </table:table-cell>
          <table:table-cell office:value-type="string" table:style-name="ce2">
            <text:p>Who Should Attend<text:s/></text:p>
            <text:p>This course has been designed for anyone who deals with customers.</text:p>
          </table:table-cell>
          <table:table-cell office:value-type="string" table:style-name="ce2">
            <text:p>What Will Be Covered</text:p>
            <text:p>Using a familiar innovation framework the workshop rapidly takes participants through a hands on learning experience that covers the key components of any innovation process such as:<text:s/></text:p>
            <text:p>Understanding user and customer experience</text:p>
            <text:p>Idea generation</text:p>
            <text:p>Design &amp; prototyping</text:p>
            <text:p>Delivery of innovation</text:p>
            <text:p>Participants will work on real innovation challenges through the day will see their ideas and contributions brought to life.</text:p>
            <text:p>Format</text:p>
            <text:p>Lectures followed by workshop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900</text:p>
            <text:p>S$900</text:p>
            <text:p>S$900</text:p>
            <text:p>S$900</text:p>
            <text:p>SSG grant</text:p>
            <text:p>-</text:p>
            <text:p>(S$630)</text:p>
            <text:p>(S$630)</text:p>
            <text:p>(S$630)</text:p>
            <text:p>Nett course fee</text:p>
            <text:p>S$900</text:p>
            <text:p>S$270</text:p>
            <text:p>S$270</text:p>
            <text:p>S$270</text:p>
            <text:p>7% GST on nett course fee</text:p>
            <text:p>S$63</text:p>
            <text:p>S$18.90</text:p>
            <text:p>S$18.90</text:p>
            <text:p>S$18.90</text:p>
            <text:p>Total nett course fee payable, including GST</text:p>
            <text:p>S$963</text:p>
            <text:p>S$288.90</text:p>
            <text:p>S$288.90</text:p>
            <text:p>S$288.90</text:p>
            <text:p>Less additional funding if eligible under various schemes</text:p>
            <text:p>-</text:p>
            <text:p>-</text:p>
            <text:p>(S$180)</text:p>
            <text:p>(S$225)</text:p>
            <text:p>Total nett course fee payable, including GST, after additional funding from the various funding schemes</text:p>
            <text:p>S$963</text:p>
            <text:p>S$288.90</text:p>
            <text:p>S$108.90</text:p>
            <text:p>S$63.9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900</text:p>
            <text:p>S$900</text:p>
            <text:p>S$900</text:p>
            <text:p>S$900</text:p>
            <text:p>S$900</text:p>
            <text:p>SSG grant</text:p>
            <text:p>-</text:p>
            <text:p>(S$630)</text:p>
            <text:p>(S$630)</text:p>
            <text:p>(S$630)</text:p>
            <text:p>(S$630)</text:p>
            <text:p>Nett course fee</text:p>
            <text:p>S$900</text:p>
            <text:p>S$270</text:p>
            <text:p>S$270</text:p>
            <text:p>S$270</text:p>
            <text:p>S$270</text:p>
            <text:p>7% GST on nett course fee</text:p>
            <text:p>S$63</text:p>
            <text:p>S$18.90</text:p>
            <text:p>S$18.90</text:p>
            <text:p>S$18.90</text:p>
            <text:p>S$18.90</text:p>
            <text:p>Total nett course fee payable, including GST</text:p>
            <text:p>S$963</text:p>
            <text:p>S$288.90</text:p>
            <text:p>S$288.90</text:p>
            <text:p>S$288.90</text:p>
            <text:p>S$288.90</text:p>
            <text:p>Fee payable to NUS-ISS</text:p>
            <text:p>Less additional funding if eligible under various schemes#</text:p>
            <text:p>(company needs to submit training grant and claim via Skillsconnect)</text:p>
            <text:p>-</text:p>
            <text:p>-</text:p>
            <text:p>(S$180)</text:p>
            <text:p>(S$225)</text:p>
            <text:p>(S$180)</text:p>
            <text:p>Total nett course fee payable, including GST, after additional funding from the various funding schemes</text:p>
            <text:p>-</text:p>
            <text:p>-</text:p>
            <text:p>S$108.90</text:p>
            <text:p>S$63.90</text:p>
            <text:p>S$108.9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will be capped at 6.5 hours and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Attendance</text:p>
            <text:p>The ISS Certificate of Completion will be issued to participants who have attended at least 75% of the course.</text:p>
            <text:p>WSQ Assessment</text:p>
            <text:p>Participants will be assessed throughout the duration of the course.</text:p>
            <text:p>Assessment Method -</text:p>
            <text:p>Group assessments</text:p>
            <text:p>Individual written assessment (open-book)</text:p>
            <text:p>Passing Criteria –</text:p>
            <text:p>Group Assessment - Participants are to make active contribution to the group discussions and exercises, and achieve objectives in the workshops.</text:p>
            <text:p>Individual Assessment - Participants are to answer all questions accurately in the individual written assessment.</text:p>
            <text:p>Upon passing the assessment, Statement of Attainment (SOAs) will be issued to certify that the participant has passed the following Competency Standard(s):</text:p>
            <text:p>ICT-SNA-4003-1.1 Business Innovation</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69" table:style-name="ce1">
            <text:p>69</text:p>
          </table:table-cell>
          <table:table-cell office:value-type="string" table:style-name="ce1">
            <text:p>https://www.iss.nus.edu.sg/executive-education/course/detail/nicf--mobile-user-experience-design-(sf)</text:p>
          </table:table-cell>
          <table:table-cell office:value-type="string" table:style-name="ce1">
            <text:p>Mobile User Experience Design (SF)</text:p>
          </table:table-cell>
          <table:table-cell office:value-type="string" table:style-name="ce1">
            <text:p>Digital Innovation &amp; Design</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4787-ICT</text:p>
            <text:p>Part of</text:p>
            <text:p>-</text:p>
            <text:p>Duration</text:p>
            <text:p>3 days</text:p>
            <text:p>Course Time</text:p>
            <text:p>9:00am - 5:00pm</text:p>
            <text:p>Enquiry</text:p>
            <text:p>Please contact Ms. Elizabeth EE at</text:p>
            <text:p>tel: 65165409 or<text:s/></text:p>
            <text:p>email for more details.<text:s/></text:p>
            <text:p/>
            <text:p>The proliferation of mobile devices and the ‘Internet of Things’ has increased organisations’ awareness on the design of services delivered on the mobile platform. Mobile app is now a critical feature of service delivery and typically the first touch-point in the user journey with the service. Reflecting this trend, organisations are investing in the Mobile User Experience Design as a means to ensure effective delivery and increase competitiveness of their services.<text:s/></text:p>
            <text:p>This 3-day course is designed to provide advanced training in key concepts, tools and techniques for designing good user experience in mobile app. From analysing mobile user behaviour, understanding mobile design principles and patterns, to mobile app prototyping and usability testing, this course also leverages on the general user experience design principles and process covered in our NICF - Digital User Experience Design course. Participants can expect substantial learning opportunities via hands-on workshops throughout the duration of the course.</text:p>
            <text:p>This course is part of the Digital Innovation &amp; Design Series offered by NUS-ISS.</text:p>
          </table:table-cell>
          <table:table-cell office:value-type="string" table:style-name="ce2">
            <text:p>Upcoming Classes</text:p>
            <text:p>Class 1<text:s/></text:p>
            <text:p>26 Aug 2019 to 28 Aug 2019<text:s/></text:p>
            <text:p>(FullTime)</text:p>
            <text:p>Duration: 3 days</text:p>
            <text:p>Time:</text:p>
            <text:p>9:00am - 5:00pm</text:p>
            <text:p>Button</text:p>
            <text:p>Button</text:p>
            <text:p>Class 2<text:s/></text:p>
            <text:p>20 Jan 2020 to 22 Jan 2020<text:s/></text:p>
            <text:p>(FullTime)</text:p>
            <text:p>Duration: 3 days</text:p>
            <text:p>Time:</text:p>
            <text:p>9:00am - 5:00pm</text:p>
            <text:p>Button</text:p>
            <text:p>Button</text:p>
          </table:table-cell>
          <table:table-cell office:value-type="string" table:style-name="ce2">
            <text:p>Key Takeaways</text:p>
            <text:p>At the end of the course, participants will be able to:</text:p>
            <text:p>Understand user behaviour on mobile platform</text:p>
            <text:p>Understand the challenges and opportunities presented by the mobile platforms</text:p>
            <text:p>Understand the mobile user experience design lifecycle</text:p>
            <text:p>Apply mobile experience design principles and patterns</text:p>
            <text:p>Utilise prototyping and usability testing techniques for mobile apps</text:p>
            <text:p>Understand the issues that impact the on-boarding, delivery and adoption of mobile apps and services</text:p>
            <text:p>Understand how future mobile-digital trends impact the design challenge</text:p>
          </table:table-cell>
          <table:table-cell office:value-type="string" table:style-name="ce2">
            <text:p>Who Should Attend</text:p>
            <text:p>This course is designed for professionals engaging in the design, development, or management of mobile services. Examples might include mobile application designers and developers, in house mobile project teams and mobile project manager or other IT managers who want to get an overview of mobile user experience design processes and techniques.</text:p>
            <text:p>Pre-requisite</text:p>
            <text:p>Knowledge or familiarity with the user experience design lifecycle, user research techniques, general interface and interaction design principles (e.g. affordance, metaphor, navigation, alignment, etc.), usability testing techniques will be useful. Our NICF - Digital User Experience Design course covers the above knowledge and skills you need in this course.</text:p>
          </table:table-cell>
          <table:table-cell office:value-type="string" table:style-name="ce2">
            <text:p>What Will Be Covered</text:p>
            <text:p>Lifecycle of UX and app development process</text:p>
            <text:p>Mobile user behaviour</text:p>
            <text:p>Constraints and challenges of mobile platforms</text:p>
            <text:p>Mobile design principles, patterns and trends</text:p>
            <text:p>Mobile prototyping and usability testing</text:p>
            <text:p>On-boarding</text:p>
            <text:p>Format</text:p>
            <text:p>Lectures followed by hands-on workshop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the course</text:p>
            <text:p>Passing Criteria: Answer all questions correctly in the written test and achieve objectives in the workshops</text:p>
            <text:p>Assessment Method: Open book individual written test and workshop</text:p>
            <text:p>Upon passing the assessment, Statement of Attainment (SOAs) will be issued to certify that the participant has passed the following Competency Standard(s):</text:p>
            <text:p>ICT-DES-5008-1.1 User Interface Design</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70" table:style-name="ce1">
            <text:p>70</text:p>
          </table:table-cell>
          <table:table-cell office:value-type="string" table:style-name="ce1">
            <text:p>https://www.iss.nus.edu.sg/executive-education/course/detail/nicf--service-design-(sf)</text:p>
          </table:table-cell>
          <table:table-cell office:value-type="string" table:style-name="ce1">
            <text:p>Service Design (SF)</text:p>
          </table:table-cell>
          <table:table-cell office:value-type="string" table:style-name="ce1">
            <text:p>Digital Innovation &amp; Design</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400" table:style-name="ce1">
            <text:p>2400</text:p>
          </table:table-cell>
          <table:table-cell office:value-type="string" table:style-name="ce2">
            <text:p>Overview</text:p>
            <text:p>Reference No</text:p>
            <text:p>CRS-Q-0037062-ICT</text:p>
            <text:p>Part of</text:p>
            <text:p>-</text:p>
            <text:p>Duration</text:p>
            <text:p>3 days</text:p>
            <text:p>Course Time</text:p>
            <text:p>9am-5pm</text:p>
            <text:p>Enquiry</text:p>
            <text:p>Please contact Ms. Elizabeth EE at</text:p>
            <text:p>tel: 65165409 or<text:s/></text:p>
            <text:p>email for more details.</text:p>
            <text:p>Innovation is a primary source of competitive advantage in the global marketplace. Service Design leans on concepts and practices in ‘Design Thinking’ to research and develop innovative ideas. The course offers organisations the process, methods, tools and techniques to translate innovation into a reality. In order to maximize the benefits of innovation, organisations are currently focused on three key aspects:</text:p>
            <text:p>Building an environment suitable for Innovation and Design</text:p>
            <text:p>Ensuring that the innovation and design process is efficient and effective</text:p>
            <text:p>Equipping their team with the capability to design and deliver innovative solutions<text:s/></text:p>
            <text:p>Based on these aspects, this course provides participants with a practical, ‘hands on’ exploration of the principles, tools, and frameworks such as Design Thinking for Service Design. The course also discusses the essentials needed to breed an innovation culture in the organisation.</text:p>
            <text:p>This course is part of the Digital Innovation &amp; Design series, Professional Diploma in Smart Health Leadership programme, Software Systems series as well as the Graduate Certificate in Designing and Managing Products and Platforms series offered by NUS-ISS.</text:p>
          </table:table-cell>
          <table:table-cell office:value-type="string" table:style-name="ce2">
            <text:p>Upcoming Classes</text:p>
            <text:p>Class 1<text:s/></text:p>
            <text:p>02 Sep 2019 to 04 Sep 2019<text:s/></text:p>
            <text:p>(FullTime)</text:p>
            <text:p>Duration: 3 days</text:p>
            <text:p>Time:</text:p>
            <text:p>9.00am - 5.00pm</text:p>
            <text:p>Button</text:p>
            <text:p>Button</text:p>
            <text:p>Class 2<text:s/></text:p>
            <text:p>29 Jan 2020 to 31 Jan 2020<text:s/></text:p>
            <text:p>(FullTime)</text:p>
            <text:p>Duration: 3 days</text:p>
            <text:p>Time:</text:p>
            <text:p>9.00am - 5.00pm</text:p>
            <text:p>Button</text:p>
            <text:p>Button</text:p>
          </table:table-cell>
          <table:table-cell office:value-type="string" table:style-name="ce2">
            <text:p>Key Takeaways</text:p>
            <text:p>Upon completion of the course, participants will be able to:</text:p>
            <text:p>Understand and apply the central concepts of Design Thinking to innovation projects</text:p>
            <text:p>Approach service innovation from an outside-in perspective and understand the process for evolving a fuzzy idea into a fully envisioned service concept.</text:p>
            <text:p>Understand how to conduct user research and synthesize data from multiple sources in order to discover unmet needs and develop ideas.</text:p>
            <text:p>Understand and use tools such as personas, customer journey mapping, service blueprinting and storytelling to realize service innovation</text:p>
            <text:p>Illustrate a new service innovation concept and explain its value proposition and the outcome intended for the customer</text:p>
            <text:p>Carry out low fidelity prototyping of a proposed innovation concept to evaluate, adapt and refine the idea</text:p>
          </table:table-cell>
          <table:table-cell office:value-type="string" table:style-name="ce2">
            <text:p>Who Should Attend</text:p>
            <text:p>This course is applicable to practitioners and managers who need to know how to apply design thinking to evolve ideas from abstract to service concept and design.</text:p>
            <text:p>This course has been designed for Service, Product, and Project Managers seeking to extend their innovation skillset. The course will be relevant to:</text:p>
            <text:p>Product Development Managers</text:p>
            <text:p>Service Improvement Teams</text:p>
            <text:p>Product and Service Managers</text:p>
            <text:p>Project Managers</text:p>
            <text:p>Innovation Managers</text:p>
            <text:p>Quality &amp; Process Improvement Managers</text:p>
            <text:p>Marketing Managers &amp; Executives</text:p>
            <text:p>Customer Service Managers</text:p>
          </table:table-cell>
          <table:table-cell office:value-type="string" table:style-name="ce2">
            <text:p>What Will Be Covered</text:p>
            <text:p>The course will include lectures and hands-on exercises hinged on a Design Challenge given in class.</text:p>
            <text:p>A typical sequence of the modules is as follows. Where required, any changes to these details will be discussed and confirmed before each run of the course.</text:p>
            <text:p>This course will cover:</text:p>
            <text:p>Innovation Approach using Design Thinking</text:p>
            <text:p>User Research and Ethnography<text:s/></text:p>
            <text:p>Identifying Opportunities and Generating Ideas</text:p>
            <text:p>Concept Prototyping</text:p>
            <text:p>Communicating Concepts</text:p>
            <text:p>Implementing Innovation</text:p>
            <text:p>By the end of the course, participants will be able to initiate, design and plan for implementation of innovative solutions to the given design challenge.</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400</text:p>
            <text:p>S$2400</text:p>
            <text:p>S$2400</text:p>
            <text:p>S$2400</text:p>
            <text:p>SSG grant</text:p>
            <text:p>-</text:p>
            <text:p>(S$1680)</text:p>
            <text:p>(S$1680)</text:p>
            <text:p>(S$1680)</text:p>
            <text:p>Nett course fee</text:p>
            <text:p>S$2400</text:p>
            <text:p>S$720</text:p>
            <text:p>S$720</text:p>
            <text:p>S$720</text:p>
            <text:p>7% GST on nett course fee</text:p>
            <text:p>S$168</text:p>
            <text:p>S$50.40</text:p>
            <text:p>S$50.40</text:p>
            <text:p>S$50.40</text:p>
            <text:p>Total nett course fee payable, including GST</text:p>
            <text:p>S$2568</text:p>
            <text:p>S$770.40</text:p>
            <text:p>S$770.40</text:p>
            <text:p>S$770.40</text:p>
            <text:p>Less additional funding if eligible under various schemes</text:p>
            <text:p>-</text:p>
            <text:p>-</text:p>
            <text:p>(S$480)</text:p>
            <text:p>(S$600)</text:p>
            <text:p>Total nett course fee payable, including GST, after additional funding from the various funding schemes</text:p>
            <text:p>S$2568</text:p>
            <text:p>S$770.40</text:p>
            <text:p>S$290.40</text:p>
            <text:p>S$170.4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400</text:p>
            <text:p>S$2400</text:p>
            <text:p>S$2400</text:p>
            <text:p>S$2400</text:p>
            <text:p>S$2400</text:p>
            <text:p>SSG grant</text:p>
            <text:p>-</text:p>
            <text:p>(S$1680)</text:p>
            <text:p>(S$1680)</text:p>
            <text:p>(S$1680)</text:p>
            <text:p>(S$1680)</text:p>
            <text:p>Nett course fee</text:p>
            <text:p>S$2400</text:p>
            <text:p>S$720</text:p>
            <text:p>S$720</text:p>
            <text:p>S$720</text:p>
            <text:p>S$720</text:p>
            <text:p>7% GST on nett course fee</text:p>
            <text:p>S$168</text:p>
            <text:p>S$50.40</text:p>
            <text:p>S$50.40</text:p>
            <text:p>S$50.40</text:p>
            <text:p>S$50.40</text:p>
            <text:p>Total nett course fee payable, including GST</text:p>
            <text:p>S$2568</text:p>
            <text:p>S$770.40</text:p>
            <text:p>S$770.40</text:p>
            <text:p>S$770.40</text:p>
            <text:p>S$770.40</text:p>
            <text:p>Fee payable to NUS-ISS</text:p>
            <text:p>Less additional funding if eligible under various schemes#</text:p>
            <text:p>(company needs to submit training grant and claim via Skillsconnect)</text:p>
            <text:p>-</text:p>
            <text:p>-</text:p>
            <text:p>(S$480)</text:p>
            <text:p>(S$600)</text:p>
            <text:p>(S$480)</text:p>
            <text:p>Total nett course fee payable, including GST, after additional funding from the various funding schemes</text:p>
            <text:p>-</text:p>
            <text:p>-</text:p>
            <text:p>S$290.40</text:p>
            <text:p>S$170.40</text:p>
            <text:p>S$290.4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the course</text:p>
            <text:p>Assessment Method -</text:p>
            <text:p>Group Assessments throughout course</text:p>
            <text:p>Open-book individual written test assessment</text:p>
            <text:p>Passing Criteria –<text:s/></text:p>
            <text:p>Participants are to make active contribution to the group discussions and exercises, and achieve objectives in the workshops.</text:p>
            <text:p>Participants are to answer all questions correctly in the individual written test assessment.</text:p>
            <text:p>Upon passing the assessment, Statement of Attainment (SOAs) will be issued to certify that the participant has passed the following Competency Standard(s):</text:p>
            <text:p>ICT-SNA-5003-1.1 Business Innovation</text:p>
            <text:p>ICT-DES-6005-1.1 Software Design</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71" table:style-name="ce1">
            <text:p>71</text:p>
          </table:table-cell>
          <table:table-cell office:value-type="string" table:style-name="ce1">
            <text:p>https://www.iss.nus.edu.sg/executive-education/course/detail/nicf--social-media-analytics-(sf)</text:p>
          </table:table-cell>
          <table:table-cell office:value-type="string" table:style-name="ce1">
            <text:p>Social Media Analytics (SF)</text:p>
          </table:table-cell>
          <table:table-cell office:value-type="string" table:style-name="ce1">
            <text:p>Digital Innovation &amp; Design</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4789-ICT</text:p>
            <text:p>Part of</text:p>
            <text:p>-</text:p>
            <text:p>Duration</text:p>
            <text:p>3 days</text:p>
            <text:p>Course Time</text:p>
            <text:p>9:00am - 5:00pm</text:p>
            <text:p>Enquiry</text:p>
            <text:p>Please contact Ms. Elizabeth EE at</text:p>
            <text:p>tel: 65165409 or<text:s/></text:p>
            <text:p>email for more details.</text:p>
            <text:p>It is not enough to just employ social media tools. The ability to analyse and understand their impact, is fast becoming a business imperative. The insights embedded within social media can empower your organisation to make intelligent business decisions. These can lead to improvements in your customer and employee loyalty and in maximising the value of your efforts in sales, marketing, customer service, employee relations and product development. By understanding what your customers think about your organisations, products and services, you can then act quickly and remain competitive.</text:p>
            <text:p>The Social Media Analytics course will help you to analyse and understand the impact of social media. These include:</text:p>
            <text:p>What is the direct value of your Facebook page?</text:p>
            <text:p>What is the ROI through your Twitter?</text:p>
            <text:p>How to measure the impact of business metrics from your website or blog?</text:p>
            <text:p>If you launch a social media campaign, how effective is the campaign?</text:p>
            <text:p>With the massive volume and unrelenting continuity of social media, content can be overwhelming. How does a business make sense of it? How can you act upon the trends and sentiments within? And more crucially, how do you deliver the right social media intelligence to the right people at the right time to gain a competitive advantage?</text:p>
            <text:p>During this course, you will learn how to effectively utilise social media analytics to create value for your organisation in the different departments which include:</text:p>
            <text:p>Marketing:</text:p>
            <text:p>Measure the value of social media to justify a capital investment</text:p>
            <text:p>Integrate and implement an end-to-end social media strategy</text:p>
            <text:p>Provide insights into current campaigns and improve on future ones</text:p>
            <text:p>Sales:</text:p>
            <text:p>Develop personalised offers that resonate with customers to increase sales</text:p>
            <text:p>Product management:</text:p>
            <text:p>Understand consumers in new markets and their specific cultural attributes</text:p>
            <text:p>Develop and evolve products and solutions from direct social media analysis</text:p>
            <text:p>Customer service:</text:p>
            <text:p>Understand real customer issues and identify trends versus one-of-a-kind issues</text:p>
            <text:p>Respond to and resolve customer issues before they become major problems</text:p>
            <text:p>Through this course, you will not only learn to interpret the social media data gathered using social media monitoring tools but also, make sense of these data in order to take effective actions.</text:p>
            <text:p>This course is part of the Digital Innovation &amp; Design series and Data Science series offered by NUS-ISS.</text:p>
          </table:table-cell>
          <table:table-cell office:value-type="string" table:style-name="ce2">
            <text:p>Upcoming Classes</text:p>
            <text:p>Class 1<text:s/></text:p>
            <text:p>10 Jul 2019 to 12 Jul 2019<text:s/></text:p>
            <text:p>(FullTime)</text:p>
            <text:p>Duration: 3 days</text:p>
            <text:p>Time:</text:p>
            <text:p>9.00am - 5.00pm</text:p>
            <text:p>Button</text:p>
            <text:p>Button</text:p>
            <text:p>Class 2<text:s/></text:p>
            <text:p>02 Oct 2019 to 04 Oct 2019<text:s/></text:p>
            <text:p>(FullTime)</text:p>
            <text:p>Duration: 3 days</text:p>
            <text:p>Time:</text:p>
            <text:p>9.00am - 5.00pm</text:p>
            <text:p>Button</text:p>
            <text:p>Button</text:p>
            <text:p>Class 3<text:s/></text:p>
            <text:p>09 Mar 2020 to 11 Mar 2020<text:s/></text:p>
            <text:p>(FullTime)</text:p>
            <text:p>Duration: 3 days</text:p>
            <text:p>Time:</text:p>
            <text:p>9.00am - 5.00pm</text:p>
            <text:p>Button</text:p>
            <text:p>Button</text:p>
          </table:table-cell>
          <table:table-cell office:value-type="string" table:style-name="ce2">
            <text:p>Key Takeaways</text:p>
            <text:p>At the end of the course, participants will be able to:</text:p>
            <text:p>Analyse digital marketing campaign schedule and determining factors affecting its implementation</text:p>
            <text:p>Evaluate the different social media platforms and their associated metrics</text:p>
            <text:p>Review and evaluate the effectiveness of social media campaigns for different platforms</text:p>
            <text:p>Use and apply social media listening and monitoring tools to gather data</text:p>
            <text:p>Formulate effective actions based on the analytics</text:p>
          </table:table-cell>
          <table:table-cell office:value-type="string" table:style-name="ce2">
            <text:p>Who Should Attend</text:p>
            <text:p>The course is intended for IT, business, and marketing professionals who are involved in social media marketing or social business and who want to understand, interpret and transform social data into effective actions.</text:p>
            <text:p>Pre-requisites</text:p>
            <text:p>This is an intermediate class. Participants should have attended one of our foundation social media classes or are managing a Facebook page on a daily basis. For this class, we assume that participants have an understanding of all social media basics. For an enhanced learning experience, you should ideally have access to the admin of a Facebook business page.</text:p>
          </table:table-cell>
          <table:table-cell office:value-type="string" table:style-name="ce2">
            <text:p>What Will Be Covered</text:p>
            <text:p>Digital marketing concepts and role of social media analytics</text:p>
            <text:p>Social media listening and monitoring</text:p>
            <text:p>Social media analytics such as Facebook Insights and Twitter analytics. Common tools and techniques.</text:p>
            <text:p>Social media audit and paid social analytics</text:p>
            <text:p>Reporting and social media KPIs - What do we measure? What are the common KPIs for the various social media platforms?</text:p>
            <text:p>Format</text:p>
            <text:p>Lecture and workshop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Participants will be assessed throughout duration of the course</text:p>
            <text:p>Passing Criteria:</text:p>
            <text:p>Group assessments – Participants are required to complete all group assessments and to contribute actively in group discussions and activities</text:p>
            <text:p>Individual assessments – Participants are required to complete all exercises for individual assessments</text:p>
            <text:p>Assessment Method: Group assessments and individual assessments depending on the topics</text:p>
            <text:p>Upon passing the assessment, Statement of Attainment (SOAs) will be issued to certify that the participant has passed the following Competency Standard(s):</text:p>
            <text:p>ICT-SNM-4006-1.1 Integrated Marketing</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72" table:style-name="ce1">
            <text:p>72</text:p>
          </table:table-cell>
          <table:table-cell office:value-type="string" table:style-name="ce1">
            <text:p>https://www.iss.nus.edu.sg/executive-education/course/detail/nicf--strategic-design-innovation-(sf)</text:p>
          </table:table-cell>
          <table:table-cell office:value-type="string" table:style-name="ce1">
            <text:p>Strategic Design &amp; Innovation (SF)</text:p>
          </table:table-cell>
          <table:table-cell office:value-type="string" table:style-name="ce1">
            <text:p>Digital Innovation &amp; Design</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1600" table:style-name="ce1">
            <text:p>1600</text:p>
          </table:table-cell>
          <table:table-cell office:value-type="string" table:style-name="ce2">
            <text:p>Overview</text:p>
            <text:p>Reference No</text:p>
            <text:p>CRS-Q-0034781-ICT</text:p>
            <text:p>Part of</text:p>
            <text:p>-</text:p>
            <text:p>Duration</text:p>
            <text:p>2 days</text:p>
            <text:p>Course Time</text:p>
            <text:p>9.00am - 5.00pm</text:p>
            <text:p>Enquiry</text:p>
            <text:p>Please contact Ms. Elizabeth EE at</text:p>
            <text:p>tel: 65165409 or<text:s/></text:p>
            <text:p>email for more details.</text:p>
            <text:p>Organisational Innovation is the key to driving higher value, productivity and continued living standards in the economy.</text:p>
            <text:p>Increasingly most design and innovation initiatives incorporate a technology element and so it’s critical that managers and leaders from across the organisation know how to structure and deliver these projects.</text:p>
            <text:p>This course will provide organisational leaders and senior managers the framework necessary for strategic management of design and innovation within their organisation. The course will impress upon participants the power of strategic human centred design thinking to innovate and will also discuss the adoption of this in addressing systemic issues in fields such as healthcare, education etc.</text:p>
            <text:p>Over 2 days, this course will provide attendees with an understanding of how to use a range of tools and techniques aiding the design, delivery, and governance of Digital innovation and design strategies.</text:p>
            <text:p>This course is part of the Digital Innovation &amp; Design series offered by NUS-ISS.</text:p>
          </table:table-cell>
          <table:table-cell office:value-type="string" table:style-name="ce2">
            <text:p>Upcoming Classes</text:p>
            <text:p>Class 1<text:s/></text:p>
            <text:p>25 Jul 2019 to 26 Jul 2019<text:s/></text:p>
            <text:p>(FullTime)</text:p>
            <text:p>Duration: 2 days</text:p>
            <text:p>Time:</text:p>
            <text:p>9.00am - 5.00pm</text:p>
            <text:p>Button</text:p>
            <text:p>Button</text:p>
          </table:table-cell>
          <table:table-cell office:value-type="string" table:style-name="ce2">
            <text:p>Key Takeaways</text:p>
            <text:p>At the end of the course, the participants will be able to:<text:s/></text:p>
            <text:p>Understand the core principles and practices of Human Centred Design &amp; Innovation</text:p>
            <text:p>Understand the role of managers and leaders in delivering innovation</text:p>
            <text:p>Apply key concepts in digital, business and service innovation<text:s/></text:p>
            <text:p>Engage staff, partners, and the other key stakeholders in Design &amp; Innovation activities</text:p>
            <text:p>Uncover and evaluate innovation opportunities for their organisations</text:p>
            <text:p>Scope and deliver effective innovation and design projects for their organisaiton</text:p>
            <text:p>Develop and deliver effective innovation and design strategies, action plans and financing models.</text:p>
            <text:p>Communicate the objectives and performance of design &amp; innovation strategies across the organisation</text:p>
          </table:table-cell>
          <table:table-cell office:value-type="string" table:style-name="ce2">
            <text:p>Who Should Attend</text:p>
            <text:p>This is an intermediate course, suitable for professionals with several years of experience, with an interest or requirement to understand digital marketing and social engagement.</text:p>
            <text:p>It is applicable for professionals engaged in the following areas.</text:p>
            <text:p>Innovation &amp; Design Strategists</text:p>
            <text:p>Digital Transformation Lead</text:p>
            <text:p>Chief Innovation Officers</text:p>
            <text:p>Quality &amp; Process Improvement Managers</text:p>
            <text:p>Product and Service Managers</text:p>
            <text:p>Project Managers</text:p>
            <text:p>Marketing Managers<text:s/></text:p>
            <text:p>Pre-requisites</text:p>
            <text:p>This is an intensive, intermediate course. Participants with some years of experience working with different functional teams in an organization will benefit more from the course.</text:p>
          </table:table-cell>
          <table:table-cell office:value-type="string" table:style-name="ce2">
            <text:p>What Will Be Covered<text:s/></text:p>
            <text:p>This course will cover:</text:p>
            <text:p>Module 1: Innovation using Human Centred Design Frameworks &amp; Principles</text:p>
            <text:p>Module 2: Fostering an Innovation &amp; Design Culture in teams and individuals</text:p>
            <text:p>Module 3: Insights, Ideation &amp; Value Propositions</text:p>
            <text:p>Module 4: Design, Testing &amp; Refinement</text:p>
            <text:p>Module 5: Strategies for Successful delivery of Innovation &amp; Design Programmes</text:p>
          </table:table-cell>
          <table:table-cell office:value-type="string" table:style-name="ce2">
            <text:p>Fees and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1600</text:p>
            <text:p>S$1600</text:p>
            <text:p>S$1600</text:p>
            <text:p>S$1600</text:p>
            <text:p>SSG grant</text:p>
            <text:p>-</text:p>
            <text:p>(S$1120)</text:p>
            <text:p>(S$1120)</text:p>
            <text:p>(S$1120)</text:p>
            <text:p>Nett course fee</text:p>
            <text:p>S$1600</text:p>
            <text:p>S$480</text:p>
            <text:p>S$480</text:p>
            <text:p>S$480</text:p>
            <text:p>7% GST on nett course fee</text:p>
            <text:p>S$112</text:p>
            <text:p>S$33.60</text:p>
            <text:p>S$33.60</text:p>
            <text:p>S$33.60</text:p>
            <text:p>Total nett course fee payable, including GST</text:p>
            <text:p>S$1712</text:p>
            <text:p>S$513.60</text:p>
            <text:p>S$513.60</text:p>
            <text:p>S$513.60</text:p>
            <text:p>Less additional funding if eligible under various schemes</text:p>
            <text:p>-</text:p>
            <text:p>-</text:p>
            <text:p>(S$320)</text:p>
            <text:p>(S$400)</text:p>
            <text:p>Total nett course fee payable, including GST, after additional funding from the various funding schemes</text:p>
            <text:p>S$1712</text:p>
            <text:p>S$513.60</text:p>
            <text:p>S$193.60</text:p>
            <text:p>S$113.6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1600</text:p>
            <text:p>S$1600</text:p>
            <text:p>S$1600</text:p>
            <text:p>S$1600</text:p>
            <text:p>S$1600</text:p>
            <text:p>SSG grant</text:p>
            <text:p>-</text:p>
            <text:p>(S$1120)</text:p>
            <text:p>(S$1120)</text:p>
            <text:p>(S$1120)</text:p>
            <text:p>(S$1120)</text:p>
            <text:p>Nett course fee</text:p>
            <text:p>S$1600</text:p>
            <text:p>S$480</text:p>
            <text:p>S$480</text:p>
            <text:p>S$480</text:p>
            <text:p>S$480</text:p>
            <text:p>7% GST on nett course fee</text:p>
            <text:p>S$112</text:p>
            <text:p>S$33.60</text:p>
            <text:p>S$33.60</text:p>
            <text:p>S$33.60</text:p>
            <text:p>S$33.60</text:p>
            <text:p>Total nett course fee payable, including GST</text:p>
            <text:p>S$1712</text:p>
            <text:p>S$513.60</text:p>
            <text:p>S$513.60</text:p>
            <text:p>S$513.60</text:p>
            <text:p>S$513.60</text:p>
            <text:p>Fee payable to NUS-ISS</text:p>
            <text:p>Less additional funding if eligible under various schemes#</text:p>
            <text:p>(company needs to submit training grant and claim via Skillsconnect)</text:p>
            <text:p>-</text:p>
            <text:p>-</text:p>
            <text:p>(S$320)</text:p>
            <text:p>(S$400)</text:p>
            <text:p>(S$320)</text:p>
            <text:p>Total nett course fee payable, including GST, after additional funding from the various funding schemes</text:p>
            <text:p>-</text:p>
            <text:p>-</text:p>
            <text:p>S$193.60</text:p>
            <text:p>S$113.60</text:p>
            <text:p>S$193.6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Participants will be assessed throughout the duration of the course.</text:p>
            <text:p>Assessment Method -</text:p>
            <text:p>Group assessments<text:s/></text:p>
            <text:p>Individual written assessment (open-book)</text:p>
            <text:p>Passing Criteria –<text:s/></text:p>
            <text:p>Group Assessment - Participants are to make active contribution to the group discussions and exercises, and achieve objectives in the workshops.</text:p>
            <text:p>Individual Assessment - Participants are to answer all questions accurately in the individual written assessment.</text:p>
            <text:p>Upon passing the assessment, Statement of Attainment (SOAs) will be issued to certify that the participant has passed the following Competency Standard(s):</text:p>
            <text:p>ICT-SNA-5011-1.1 Emerging Technology Synthesis</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73" table:style-name="ce1">
            <text:p>73</text:p>
          </table:table-cell>
          <table:table-cell office:value-type="string" table:style-name="ce1">
            <text:p>https://www.iss.nus.edu.sg/executive-education/course/detail/nicf--technopreneurship-(sf)</text:p>
          </table:table-cell>
          <table:table-cell office:value-type="string" table:style-name="ce1">
            <text:p>Technopreneurship (SF)</text:p>
          </table:table-cell>
          <table:table-cell office:value-type="string" table:style-name="ce1">
            <text:p>Digital Innovation &amp; Design</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4" table:style-name="ce1">
            <text:p>4</text:p>
          </table:table-cell>
          <table:table-cell office:value-type="float" office:value="3300" table:style-name="ce1">
            <text:p>3300</text:p>
          </table:table-cell>
          <table:table-cell office:value-type="string" table:style-name="ce2">
            <text:p>Overview</text:p>
            <text:p>Reference No</text:p>
            <text:p>CRS-Q-0034742-ICT</text:p>
            <text:p>Part of</text:p>
            <text:p>-</text:p>
            <text:p>Duration</text:p>
            <text:p>4 days</text:p>
            <text:p>Course Time</text:p>
            <text:p>9:00am - 5:00pm</text:p>
            <text:p>Enquiry</text:p>
            <text:p>Please contact Ms. Elizabeth EE at</text:p>
            <text:p>tel: 65165409 or<text:s/></text:p>
            <text:p>email for more details.<text:s/></text:p>
            <text:p/>
            <text:p>If you possess a strong interest in setting up high-growth technology-based ventures; this course will equip you with the right set of skills, attitudes and knowledge to get you started.</text:p>
            <text:p>The Technopreneurship course will provide you with a hands-on introduction to the venture management through a mix of experiential learning, skill building and most importantly, mindset shift. This fast-paced programme follows a structure that covers the major elements of start-up or entrepreneurship activity, focusing on key challenges faced in starting a venture.</text:p>
            <text:p>This course is part of the Digital Innovation &amp; Design Series offered by NUS-ISS.</text:p>
          </table:table-cell>
          <table:table-cell office:value-type="string" table:style-name="ce2">
            <text:p>Upcoming Classes</text:p>
            <text:p>Class 1<text:s/></text:p>
            <text:p>17 Sep 2019 to 20 Sep 2019<text:s/></text:p>
            <text:p>(FullTime)</text:p>
            <text:p>Duration: 4 days</text:p>
            <text:p>Time:</text:p>
            <text:p>9:00am - 5:00pm</text:p>
            <text:p>Button</text:p>
            <text:p>Button</text:p>
          </table:table-cell>
          <table:table-cell office:value-type="string" table:style-name="ce2">
            <text:p>Key Takeaways</text:p>
            <text:p>At the end of the course, participants will be able to:</text:p>
            <text:p>Understand entrepreneurship and innovation</text:p>
            <text:p>Develop entrepreneurial drive by raising your awareness and motivation</text:p>
            <text:p>Develop entrepreneurial ability to identify and exploit opportunities</text:p>
            <text:p>Set up a business and manage its growth</text:p>
          </table:table-cell>
          <table:table-cell office:value-type="string" table:style-name="ce2">
            <text:p>Who Should Attend</text:p>
            <text:p>This course is for:<text:s/></text:p>
            <text:p>Anyone who has a strong interest in how technology can transform lives and create business and society value</text:p>
          </table:table-cell>
          <table:table-cell office:value-type="string" table:style-name="ce2">
            <text:p>What Will Be Covered</text:p>
            <text:p>Entrepreneurship, new ideas, and opportunities identification</text:p>
            <text:p>Competitive strategy for Technopreneurs</text:p>
            <text:p>Intellectual property considerations</text:p>
            <text:p>Venture financing</text:p>
            <text:p>New venture opportunities from service innovation, new media, global Internet<text:s/></text:p>
            <text:p>Power negotiations</text:p>
            <text:p>Value-based selling</text:p>
            <text:p>Design of business plan<text:s/></text:p>
            <text:p>Format</text:p>
            <text:p>Lectures, case studies and workshop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3300</text:p>
            <text:p>S$3300</text:p>
            <text:p>S$3300</text:p>
            <text:p>S$3300</text:p>
            <text:p>SSG grant</text:p>
            <text:p>-</text:p>
            <text:p>(S$2310)</text:p>
            <text:p>(S$2310)</text:p>
            <text:p>(S$2310)</text:p>
            <text:p>Nett course fee</text:p>
            <text:p>S$3300</text:p>
            <text:p>S$990</text:p>
            <text:p>S$990</text:p>
            <text:p>S$990</text:p>
            <text:p>7% GST on nett course fee</text:p>
            <text:p>S$231</text:p>
            <text:p>S$69.30</text:p>
            <text:p>S$69.30</text:p>
            <text:p>S$69.30</text:p>
            <text:p>Total nett course fee payable, including GST</text:p>
            <text:p>S$3531</text:p>
            <text:p>S$1059.30</text:p>
            <text:p>S$1059.30</text:p>
            <text:p>S$1059.30</text:p>
            <text:p>Less additional funding if eligible under various schemes</text:p>
            <text:p>-</text:p>
            <text:p>-</text:p>
            <text:p>(S$660)</text:p>
            <text:p>(S$825)</text:p>
            <text:p>Total nett course fee payable, including GST, after additional funding from the various funding schemes</text:p>
            <text:p>S$3531</text:p>
            <text:p>S$1059.30</text:p>
            <text:p>S$399.30</text:p>
            <text:p>S$234.3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3300</text:p>
            <text:p>S$3300</text:p>
            <text:p>S$3300</text:p>
            <text:p>S$3300</text:p>
            <text:p>S$3300</text:p>
            <text:p>SSG grant</text:p>
            <text:p>-</text:p>
            <text:p>(S$2310)</text:p>
            <text:p>(S$2310)</text:p>
            <text:p>(S$2310)</text:p>
            <text:p>(S$2310)</text:p>
            <text:p>Nett course fee</text:p>
            <text:p>S$3300</text:p>
            <text:p>S$990</text:p>
            <text:p>S$990</text:p>
            <text:p>S$990</text:p>
            <text:p>S$990</text:p>
            <text:p>7% GST on nett course fee</text:p>
            <text:p>S$231</text:p>
            <text:p>S$69.30</text:p>
            <text:p>S$69.30</text:p>
            <text:p>S$69.30</text:p>
            <text:p>S$69.30</text:p>
            <text:p>Total nett course fee payable, including GST</text:p>
            <text:p>S$3531</text:p>
            <text:p>S$1059.30</text:p>
            <text:p>S$1059.30</text:p>
            <text:p>S$1059.30</text:p>
            <text:p>S$1059.30</text:p>
            <text:p>Fee payable to NUS-ISS</text:p>
            <text:p>Less additional funding if eligible under various schemes#</text:p>
            <text:p>(company needs to submit training grant and claim via Skillsconnect)</text:p>
            <text:p>-</text:p>
            <text:p>-</text:p>
            <text:p>(S$660)</text:p>
            <text:p>(S$825)</text:p>
            <text:p>(S$660)</text:p>
            <text:p>Total nett course fee payable, including GST, after additional funding from the various funding schemes</text:p>
            <text:p>-</text:p>
            <text:p>-</text:p>
            <text:p>S$399.30</text:p>
            <text:p>S$234.30</text:p>
            <text:p>S$399.3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and end of the course</text:p>
            <text:p>Passing Criteria: Achieve above 50% for workshops and quiz</text:p>
            <text:p>Assessment Method: Workshops and quiz</text:p>
            <text:p>Upon passing the assessment, Statement of Attainment (SOAs) will be issued to certify that the participant has passed the following Competency Standard(s):</text:p>
            <text:p>ICT-SNA-3011-1.1 Emerging Technology Synthesis</text:p>
            <text:p>ICT-SNA-5016-1.1 IT Strategy</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74" table:style-name="ce1">
            <text:p>74</text:p>
          </table:table-cell>
          <table:table-cell office:value-type="string" table:style-name="ce1">
            <text:p>https://www.iss.nus.edu.sg/executive-education/course/detail/nicf--web-analytics-seo-(sf)</text:p>
          </table:table-cell>
          <table:table-cell office:value-type="string" table:style-name="ce1">
            <text:p>Web Analytics and SEO (SF)</text:p>
          </table:table-cell>
          <table:table-cell office:value-type="string" table:style-name="ce1">
            <text:p>Digital Innovation &amp; Design</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7064-ICT</text:p>
            <text:p>Part of</text:p>
            <text:p>-</text:p>
            <text:p>Duration</text:p>
            <text:p>3 days</text:p>
            <text:p>Course Time</text:p>
            <text:p>9:00am - 5:00pm</text:p>
            <text:p>Enquiry</text:p>
            <text:p>Please contact Ms. Elizabeth EE at</text:p>
            <text:p>tel: 65165409 or<text:s/></text:p>
            <text:p>email for more details.</text:p>
            <text:p>Web Analytics &amp; SEO are critical tools for modern organisations, enabling the optimisation of websites, online services, and digital marketing campaigns. With tools and technology readily available in the market, it is essential for organisations to leverage on the data and insights to aid business decision making.</text:p>
            <text:p>This 3-day introductory course provides a fast-paced, application-based introduction to Web Analytics &amp; SEO, focusing on understanding organisational information needs and applying web analytics to achieve sales and marketing objectives. As an example of a Web Analytics tool, Google Analytics and its suite of tools (such as Google Search Console and Google Tag Manager) will be used to illustrate the application.</text:p>
            <text:p>The course is designed to equip participants with practical knowledge and understanding of web analytics and SEO fundamentals, reporting, web monitoring tools, and application of information to meet business requirements. Case scenarios, examples, exercises and hands-on workshops will be used throughout the course, providing participants with practical hands-on experience.</text:p>
            <text:p>Upon completion of the course, participants will be able to implement and apply web analytics to an array of website analysis and web optimization scenarios.</text:p>
            <text:p>This course is part of the Digital Innovation and Design series and Data Science series offered by NUS-ISS.</text:p>
          </table:table-cell>
          <table:table-cell office:value-type="string" table:style-name="ce2">
            <text:p>Upcoming Classes</text:p>
            <text:p>Class 1<text:s/></text:p>
            <text:p>16 Sep 2019 to 18 Sep 2019<text:s/></text:p>
            <text:p>(Full Time)</text:p>
            <text:p>Duration: 3 days</text:p>
            <text:p>Time:</text:p>
            <text:p>9:00am - 5:00pm</text:p>
            <text:p>Button</text:p>
            <text:p>Button</text:p>
            <text:p>Class 2<text:s/></text:p>
            <text:p>19 Feb 2020 to 21 Feb 2020<text:s/></text:p>
            <text:p>(FullTime)</text:p>
            <text:p>Duration: 3 days</text:p>
            <text:p>Time:</text:p>
            <text:p>9:00am - 5:00pm</text:p>
            <text:p>Button</text:p>
            <text:p>Button</text:p>
          </table:table-cell>
          <table:table-cell office:value-type="string" table:style-name="ce2">
            <text:p>Key Takeaways</text:p>
            <text:p>At the end of the course, the participants will be able to:<text:s/></text:p>
            <text:p>Identify the sales and marketing information required by users of the information</text:p>
            <text:p>Understand relevant web analytics tools and make recommendations to their organisation</text:p>
            <text:p>Generate, analyse and modify required traffic reports according to information requirements and needs of sales and marketing functions</text:p>
            <text:p>Implement and apply web analytics and metrics to improve web performance</text:p>
            <text:p>Use Google Analytics tool as an example to monitor website performance, understand users and their behavior, optimise content, optimise search engine performance (SEO) and assess campaign performance</text:p>
            <text:p>Pre-requisites</text:p>
            <text:p>Participants are required to bring their own laptop to the course as there will be hands-on exercises that require internet access.</text:p>
          </table:table-cell>
          <table:table-cell office:value-type="string" table:style-name="ce2">
            <text:p>Who Should Attend</text:p>
            <text:p>This course is designed as an introductory course for anyone with an interest or needed requirement to understand web analytics and its application in business, sales and marketing. It is applicable for professionals engaged in the following areas.</text:p>
            <text:p>Web Management</text:p>
            <text:p>Digital Marketing</text:p>
            <text:p>Marketing Communications</text:p>
            <text:p>Product Marketing</text:p>
            <text:p>Business Analysis</text:p>
            <text:p>Sales and Business Development</text:p>
            <text:p>User Experience Design</text:p>
            <text:p>Customer Analytics</text:p>
            <text:p>The course is introductory in nature and assumes no prior knowledge of Web Analytics or the Google Analytics platform.</text:p>
          </table:table-cell>
          <table:table-cell office:value-type="string" table:style-name="ce2">
            <text:p>What Will Be Covered</text:p>
            <text:p>The course will focus on web analytics principles and applications. There will also be hands-on exercises with the Google Analytics suite of tools, such as Google Search Console and Google Tag Manager.</text:p>
            <text:p>This course will cover:</text:p>
            <text:p>Web Analytics fundamentals, tools, and strategies</text:p>
            <text:p>Google Analytics features, reporting and applications</text:p>
            <text:p>Extended Web Analytics applications and improvement strategies, including SEO, content optimisation and campaign analysis</text:p>
            <text:p>By the end of the course, participants will be able to implement and apply Web Analytics to an array of website analysis and web optimisation scenario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During the course</text:p>
            <text:p>Assessment Method -</text:p>
            <text:p>Group Assessments throughout course</text:p>
            <text:p>Open-book individual written test assessment</text:p>
            <text:p>Passing Criteria –</text:p>
            <text:p>Participants are to make active contribution to the group discussions and exercises, and achieve objectives in the workshops.</text:p>
            <text:p>Participants are to answer all questions correctly in the individual written test assessment.</text:p>
            <text:p>Upon passing the assessment, Statement of Attainment (SOAs) will be issued to certify that the participant has passed the following Competency Standard(s):</text:p>
            <text:p>ICT-DIT-4001-1.1 Analytics and Computational Modelling</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76" table:style-name="ce1">
            <text:p>76</text:p>
          </table:table-cell>
          <table:table-cell office:value-type="string" table:style-name="ce1">
            <text:p>https://www.iss.nus.edu.sg/executive-education/course/detail/certified-scrum-product-owner-</text:p>
          </table:table-cell>
          <table:table-cell office:value-type="string" table:style-name="ce1">
            <text:p>Certified Scrum Product Owner</text:p>
          </table:table-cell>
          <table:table-cell office:value-type="string" table:style-name="ce1">
            <text:p>Digital Products &amp; Platforms</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1800" table:style-name="ce1">
            <text:p>1800</text:p>
          </table:table-cell>
          <table:table-cell office:value-type="string" table:style-name="ce2">
            <text:p>Overview</text:p>
            <text:p>Reference No</text:p>
            <text:p>CSPO</text:p>
            <text:p>Part of</text:p>
            <text:p>-</text:p>
            <text:p>Duration</text:p>
            <text:p>2 days</text:p>
            <text:p>Course Time</text:p>
            <text:p>9:00am - 5:00pm</text:p>
            <text:p>PDU</text:p>
            <text:p>9PDU and PD hours are available for this course</text:p>
            <text:p>Enquiry</text:p>
            <text:p>Please contact Ms. Serene ANG at</text:p>
            <text:p>tel: 66012391 or<text:s/></text:p>
            <text:p>email for more details.</text:p>
            <text:p>Scrum is a process framework that has been used to manage complex product development since the early 1990s. The Product Owner is responsible for maximising the value of the product and the work of the development team. Some of the work a Product Owner does includes defining the product backlog, prioritising them and making sure that development team understand the items clearly.<text:s/></text:p>
            <text:p>The Certified Scrum Product Owner course will empower you with the knowledge and tools to excel in this role. Conducted by Certified Scrum Trainer Pete Deemer, it consists of lectures modules and case-study-based exercises with ample open discussions and Q &amp; A opportunities.</text:p>
            <text:p>This course is not recommended for those who have already attended NICF - Business Analysis for Agile Practitioner course.</text:p>
            <text:p>This course is part of the Digital Strategy &amp; Leadership, Digital Agility and Digital Products &amp; Platforms Series offered by NUS-ISS.</text:p>
            <text:p>Upon successful completion of this course, you will earn 9 PDUs (PM: 9) that can be used to maintain your PMP® credential. Note that for the purpose of PDU reporting by those with PMP® credentials, the PMI REP Provider Number of ISS is “2339”.</text:p>
          </table:table-cell>
          <table:table-cell office:value-type="string" table:style-name="ce2">
            <text:p>Upcoming Classes</text:p>
            <text:p>Class 1<text:s/></text:p>
            <text:p>06 Jun 2019 to 07 Jun 2019<text:s/></text:p>
            <text:p>(Full Time)</text:p>
            <text:p>Duration: 2 days</text:p>
            <text:p>Time:</text:p>
            <text:p>9:00 am to 5:00pm</text:p>
            <text:p>Button</text:p>
            <text:p>Button</text:p>
            <text:p>Class 2<text:s/></text:p>
            <text:p>02 Sep 2019 to 03 Sep 2019<text:s/></text:p>
            <text:p>(Full Time)</text:p>
            <text:p>Duration: 2 days</text:p>
            <text:p>Time:</text:p>
            <text:p>09:00am to 05:00pm</text:p>
            <text:p>Button</text:p>
            <text:p>Button</text:p>
            <text:p>Class 3<text:s/></text:p>
            <text:p>31 Oct 2019 to 01 Nov 2019<text:s/></text:p>
            <text:p>(FullTime)</text:p>
            <text:p>Duration: 2 days</text:p>
            <text:p>Time:</text:p>
            <text:p>9:00am - 5:00pm</text:p>
            <text:p>Button</text:p>
            <text:p>Button</text:p>
            <text:p>Class 4<text:s/></text:p>
            <text:p>12 Dec 2019 to 13 Dec 2019<text:s/></text:p>
            <text:p>(FullTime)</text:p>
            <text:p>Duration: 2 days</text:p>
            <text:p>Time:</text:p>
            <text:p>9:00am to 5:00pm</text:p>
            <text:p>Button</text:p>
            <text:p>Button</text:p>
            <text:p>Class 5<text:s/></text:p>
            <text:p>30 Jan 2020 to 31 Jan 2020<text:s/></text:p>
            <text:p>(FullTime)</text:p>
            <text:p>Duration: 2 days</text:p>
            <text:p>Time:</text:p>
            <text:p>09:00am to 05:00pm</text:p>
            <text:p>Button</text:p>
            <text:p>Button</text:p>
          </table:table-cell>
          <table:table-cell office:value-type="string" table:style-name="ce2">
            <text:p>Key Takeaways</text:p>
            <text:p>At the end of the course, you will be able to:</text:p>
            <text:p>Approach all aspects of the Product Owner role with skills and confidence</text:p>
            <text:p>Gather and write requirements using user stories</text:p>
            <text:p>Create an effective Product Backlog</text:p>
            <text:p>Estimate and plan projects/releases, and managing them to successful completion</text:p>
          </table:table-cell>
          <table:table-cell office:value-type="string" table:style-name="ce2">
            <text:p>Who Should Attend<text:s/></text:p>
            <text:p>This course is for IT and business professionals who will be serving in the role of Product Owner or Chief Product Owner in an Agile project including their senior management. This course is suitable for those with little or no prior knowledge of Agile or Scrum.</text:p>
          </table:table-cell>
          <table:table-cell office:value-type="string" table:style-name="ce2">
            <text:p>What Will Be Covered</text:p>
            <text:p>Writing Agile requirements with user stories</text:p>
            <text:p>Techniques for estimating business value: Recursive HML/customer segment value grid</text:p>
            <text:p>Techniques for prioritising the product backlog: ROI/MoSCoW</text:p>
            <text:p>Agile project estimation, including velocity and relative estimation</text:p>
            <text:p>Techniques for relative estimation: Planning Poker/Recursive SML</text:p>
            <text:p>Techniques for estimating velocity: Historical/Prior Non-Agile Project-based/Theoretical Sprint / Best-Case+Worst-Case</text:p>
            <text:p>Estimating fixed date, fixed scope, fixed cost projects, and fixed/variable projects</text:p>
            <text:p>Estimating large/multi-team projects</text:p>
            <text:p>Agile contracts: contract structure and commitment validation</text:p>
            <text:p>Release models: All-at-once/release trains</text:p>
            <text:p>Minimum viable product</text:p>
            <text:p>Definition of Done and managing project risk</text:p>
            <text:p>Strategies for splitting product backlog items: Workflow steps/business value/data subset/simple-complex/happy-sad</text:p>
            <text:p>Managing requirements change while still delivering on schedule and within budget</text:p>
            <text:p>Release backlog and burndown chart: Single team/multi-team</text:p>
            <text:p>7 strategies to responding to behind-schedule projects</text:p>
            <text:p>Format</text:p>
            <text:p>Lectures, exercises, open discussions and question and answer</text:p>
          </table:table-cell>
          <table:table-cell office:value-type="string" table:style-name="ce2">
            <text:p>Fees</text:p>
            <text:p>International Participants</text:p>
            <text:p>Singaporeans/PRs</text:p>
            <text:p>Full course fee</text:p>
            <text:p>S$1800</text:p>
            <text:p>S$1800</text:p>
            <text:p>7% GST on full course fee</text:p>
            <text:p>S$126</text:p>
            <text:p>S$126</text:p>
            <text:p>Total course fee payable, including GST<text:s/></text:p>
            <text:p>S$1926</text:p>
            <text:p>S$1926</text:p>
          </table:table-cell>
          <table:table-cell table:style-name="ce1"/>
          <table:table-cell office:value-type="string" table:style-name="ce2">
            <text:p>Certificate</text:p>
            <text:p>Certificate of Completion</text:p>
            <text:p>Upon successful completion of this course, you will receive Certificate of Completion from ISS and CSPO Certificate from Scrum Alliance.</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77" table:style-name="ce1">
            <text:p>77</text:p>
          </table:table-cell>
          <table:table-cell office:value-type="string" table:style-name="ce1">
            <text:p>https://www.iss.nus.edu.sg/executive-education/course/detail/nicf--certified-scrummaster-(sf)</text:p>
          </table:table-cell>
          <table:table-cell office:value-type="string" table:style-name="ce1">
            <text:p>Certified ScrumMaster (SF)</text:p>
          </table:table-cell>
          <table:table-cell office:value-type="string" table:style-name="ce1">
            <text:p>Digital Products &amp; Platforms</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930" table:style-name="ce1">
            <text:p>2930</text:p>
          </table:table-cell>
          <table:table-cell office:value-type="string" table:style-name="ce2">
            <text:p>Overview</text:p>
            <text:p>Reference No</text:p>
            <text:p>CRS-Q-0035990-ICT</text:p>
            <text:p>Part of</text:p>
            <text:p>-</text:p>
            <text:p>Duration</text:p>
            <text:p>3 days</text:p>
            <text:p>Course Time</text:p>
            <text:p>9:00am - 5:00pm</text:p>
            <text:p>PDU</text:p>
            <text:p>19.5PDU and PD hours are available for this course</text:p>
            <text:p>Enquiry</text:p>
            <text:p>Please contact Ms. Serene ANG at</text:p>
            <text:p>tel: 66012391 or<text:s/></text:p>
            <text:p>email for more details.</text:p>
            <text:p>Scrum employs an iterative, incremental framework for project management. It offers flexible product development approaches to promote commitment among the team members. A flexible, holistic product development strategy is adopted so that a development team works as a cohesive unit to reach a common goal.</text:p>
            <text:p>The Certified ScrumMaster course educates you on this premier management technique used in agile projects. It is taught by a Certified Scrum Trainer and consists of lectures, exercises, simulations, open discussions and Q &amp; A sessions.</text:p>
            <text:p>This course is not recommended for those who have already attended NICF - Business Analysis for Agile Practitioner (SF) course.</text:p>
            <text:p>Business Analyst, business or IT professionals who will or may be serving in the role of Product Owner may consider another course on Certified Scrum Product Owner.</text:p>
            <text:p>This course is part of the Digital Agility and Digital Products &amp; Platforms Series offered by NUS-ISS.</text:p>
            <text:p>Upon successful completion of this course, you will earn 19.5 PDUs (PM: 19.5) that can be used to maintain your PMP® credential. Note that for the purpose of PDU reporting by those with PMP® credentials, the PMI REP Provider Number of ISS is “2339”.</text:p>
          </table:table-cell>
          <table:table-cell office:value-type="string" table:style-name="ce2">
            <text:p>Upcoming Classes</text:p>
            <text:p>Class 1<text:s/></text:p>
            <text:p>28 Aug 2019 to 30 Aug 2019<text:s/></text:p>
            <text:p>(Full Time)</text:p>
            <text:p>Duration: 3 days</text:p>
            <text:p>Time:</text:p>
            <text:p>09:00am to 05:00pm</text:p>
            <text:p>Button</text:p>
            <text:p>Button</text:p>
            <text:p>Class 2<text:s/></text:p>
            <text:p>10 Sep 2019 to 12 Sep 2019<text:s/></text:p>
            <text:p>(FullTime)</text:p>
            <text:p>Duration: 3 days</text:p>
            <text:p>Time:</text:p>
            <text:p>9.00am - 5.00pm</text:p>
            <text:p>Button</text:p>
            <text:p>Button</text:p>
            <text:p>Class 3<text:s/></text:p>
            <text:p>17 Sep 2019 to 19 Sep 2019<text:s/></text:p>
            <text:p>(Full Time)</text:p>
            <text:p>Duration: 3 days</text:p>
            <text:p>Time:</text:p>
            <text:p>9.00am - 5.00pm</text:p>
            <text:p>Button</text:p>
            <text:p>Button</text:p>
            <text:p>Class 4<text:s/></text:p>
            <text:p>25 Sep 2019 to 27 Sep 2019<text:s/></text:p>
            <text:p>(FullTime)</text:p>
            <text:p>Duration: 3 days</text:p>
            <text:p>Time:</text:p>
            <text:p>09:00am to 05:00pm</text:p>
            <text:p>Button</text:p>
            <text:p>Button</text:p>
            <text:p>Class 5<text:s/></text:p>
            <text:p>08 Oct 2019 to 10 Oct 2019<text:s/></text:p>
            <text:p>(FullTime)</text:p>
            <text:p>Duration: 3 days</text:p>
            <text:p>Time:</text:p>
            <text:p>9.00am - 5.00pm</text:p>
            <text:p>Button</text:p>
            <text:p>Button</text:p>
            <text:p>Class 6<text:s/></text:p>
            <text:p>16 Oct 2019 to 18 Oct 2019<text:s/></text:p>
            <text:p>(FullTime)</text:p>
            <text:p>Duration: 3 days</text:p>
            <text:p>Time:</text:p>
            <text:p>09:00am to 05:00pm</text:p>
            <text:p>Button</text:p>
            <text:p>Button</text:p>
            <text:p>Class 7<text:s/></text:p>
            <text:p>06 Nov 2019 to 08 Nov 2019<text:s/></text:p>
            <text:p>(FullTime)</text:p>
            <text:p>Duration: 3 days</text:p>
            <text:p>Time:</text:p>
            <text:p>09:00am to 05:00pm</text:p>
            <text:p>Button</text:p>
            <text:p>Button</text:p>
            <text:p>Class 8<text:s/></text:p>
            <text:p>12 Nov 2019 to 14 Nov 2019<text:s/></text:p>
            <text:p>(FullTime)</text:p>
            <text:p>Duration: 3 days</text:p>
            <text:p>Time:</text:p>
            <text:p>9.00am - 5.00pm</text:p>
            <text:p>Button</text:p>
            <text:p>Button</text:p>
            <text:p>Class 9<text:s/></text:p>
            <text:p>26 Nov 2019 to 28 Nov 2019<text:s/></text:p>
            <text:p>(FullTime)</text:p>
            <text:p>Duration: 3 days</text:p>
            <text:p>Time:</text:p>
            <text:p>09:00am to 05:00pm</text:p>
            <text:p>Button</text:p>
            <text:p>Button</text:p>
            <text:p>Class 10<text:s/></text:p>
            <text:p>03 Dec 2019 to 05 Dec 2019<text:s/></text:p>
            <text:p>(FullTime)</text:p>
            <text:p>Duration: 3 days</text:p>
            <text:p>Time:</text:p>
            <text:p>9.00am - 5.00pm</text:p>
            <text:p>Button</text:p>
            <text:p>Button</text:p>
            <text:p>Class 11<text:s/></text:p>
            <text:p>14 Jan 2020 to 16 Jan 2020<text:s/></text:p>
            <text:p>(FullTime)</text:p>
            <text:p>Duration: 3 days</text:p>
            <text:p>Time:</text:p>
            <text:p>9.00am - 5.00pm</text:p>
            <text:p>Button</text:p>
            <text:p>Button</text:p>
            <text:p>Class 12<text:s/></text:p>
            <text:p>11 Feb 2020 to 13 Feb 2020<text:s/></text:p>
            <text:p>(FullTime)</text:p>
            <text:p>Duration: 3 days</text:p>
            <text:p>Time:</text:p>
            <text:p>9.00am - 5.00pm</text:p>
            <text:p>Button</text:p>
            <text:p>Button</text:p>
            <text:p>Class 13<text:s/></text:p>
            <text:p>10 Mar 2020 to 12 Mar 2020<text:s/></text:p>
            <text:p>(FullTime)</text:p>
            <text:p>Duration: 3 days</text:p>
            <text:p>Time:</text:p>
            <text:p>9.00am - 5.00pm</text:p>
            <text:p>Button</text:p>
            <text:p>Button</text:p>
          </table:table-cell>
          <table:table-cell office:value-type="string" table:style-name="ce2">
            <text:p>Key Takeaways</text:p>
            <text:p>At the end of the course, you will be able to:</text:p>
            <text:p>Understand the concepts, fundamentals and best practices of using Scrum to build software</text:p>
            <text:p>Learn essential techniques in managing agile development using Scrum<text:s/></text:p>
            <text:p>Prepare for the certification of ScrumMaster assessment conducted by Scrum Alliance</text:p>
          </table:table-cell>
          <table:table-cell office:value-type="string" table:style-name="ce2">
            <text:p>Who Should Attend</text:p>
            <text:p>This course is designed for:</text:p>
            <text:p>IT professionals (such as project managers, team leaders, architects and software analysts/designers/developers), in managerial or technical roles who are getting ready to embark on agile software development using Scrum technique</text:p>
            <text:p>Business Analyst, business or IT professionals who will or may be serving in the role of Product Owner may consider another course on CSPO (Certified Scrum Product Owner).</text:p>
          </table:table-cell>
          <table:table-cell office:value-type="string" table:style-name="ce2">
            <text:p>What Will Be Covered</text:p>
            <text:p>Scrum fundamentals<text:s/></text:p>
            <text:p>Scrum roles<text:s/></text:p>
            <text:p>Scrum framework<text:s/></text:p>
            <text:p>Requirements definition and management<text:s/></text:p>
            <text:p>Project planning and estimation<text:s/></text:p>
            <text:p>Project tracking<text:s/></text:p>
            <text:p>Leading change<text:s/></text:p>
            <text:p>Scrum and the organisation<text:s/></text:p>
            <text:p>Distributed / multi-location Scrum<text:s/></text:p>
            <text:p>Managing Scrum<text:s/></text:p>
            <text:p>Scrum and development practices / tools</text:p>
            <text:p>Format</text:p>
            <text:p>Lectures and workshops</text:p>
          </table:table-cell>
          <table:table-cell office:value-type="string" table:style-name="ce2">
            <text:p>Fees &amp; Funding</text:p>
            <text:p>Self-sponsored</text:p>
            <text:p>Course fees and exam fees are payable as follows:</text:p>
            <text:p>(a) Course Fees</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930</text:p>
            <text:p>S$2930</text:p>
            <text:p>S$2930</text:p>
            <text:p>S$2930</text:p>
            <text:p>SSG grant</text:p>
            <text:p>-</text:p>
            <text:p>(S$2051)</text:p>
            <text:p>(S$2051)</text:p>
            <text:p>(S$2051)</text:p>
            <text:p>Nett course fee</text:p>
            <text:p>S$2930</text:p>
            <text:p>S$879</text:p>
            <text:p>S$879</text:p>
            <text:p>S$879</text:p>
            <text:p>7% GST on nett course fee</text:p>
            <text:p>S$205.10</text:p>
            <text:p>S$61.53</text:p>
            <text:p>S$61.53</text:p>
            <text:p>S$61.53</text:p>
            <text:p>Total nett course fee payable, including GST</text:p>
            <text:p>S$3135.10</text:p>
            <text:p>S$940.53</text:p>
            <text:p>S$940.53</text:p>
            <text:p>S$940.53</text:p>
            <text:p>Less additional funding if eligible under various schemes</text:p>
            <text:p>-</text:p>
            <text:p>-</text:p>
            <text:p>(S$586)</text:p>
            <text:p>(S$732.50)</text:p>
            <text:p>Total nett course fee payable, including GST, after additional funding from the various funding schemes</text:p>
            <text:p>S$3135.10</text:p>
            <text:p>S$940.53</text:p>
            <text:p>S$354.53</text:p>
            <text:p>S$208.03</text:p>
            <text:p>Singaporeans aged 25 and above can use their SkillsFuture Credit to pay for course fees, apart from government subsidies. For more information, click here.</text:p>
            <text:p>(b) Exam Fees</text:p>
            <text:p>International Students/S'poreans/PRs</text:p>
            <text:p>Exam fee<text:s/></text:p>
            <text:p>S$72.50</text:p>
            <text:p>7% GST on fee</text:p>
            <text:p>S$5.08</text:p>
            <text:p>Total fee payable</text:p>
            <text:p>S$77.58<text:s/></text:p>
            <text:p>Company-sponsored</text:p>
            <text:p>Course fees and exam fees are payable as follows:</text:p>
            <text:p>(a) Course Fees</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930</text:p>
            <text:p>S$2930</text:p>
            <text:p>S$2930</text:p>
            <text:p>S$2930</text:p>
            <text:p>S$2930</text:p>
            <text:p>SSG grant</text:p>
            <text:p>-</text:p>
            <text:p>(S$2051)</text:p>
            <text:p>(S$2051)</text:p>
            <text:p>(S$2051)</text:p>
            <text:p>(S$2051)</text:p>
            <text:p>Nett course fee</text:p>
            <text:p>S$2930</text:p>
            <text:p>S$879</text:p>
            <text:p>S$879</text:p>
            <text:p>S$879</text:p>
            <text:p>S$879</text:p>
            <text:p>7% GST on nett course fee</text:p>
            <text:p>S$205.10</text:p>
            <text:p>S$61.53</text:p>
            <text:p>S$61.53</text:p>
            <text:p>S$61.53</text:p>
            <text:p>S$61.53</text:p>
            <text:p>Total nett course fee payable, including GST</text:p>
            <text:p>S$3135.10</text:p>
            <text:p>S$940.53</text:p>
            <text:p>S$940.53</text:p>
            <text:p>S$940.53</text:p>
            <text:p>S$940.53</text:p>
            <text:p>Fee payable to NUS-ISS</text:p>
            <text:p>Less additional funding if eligible under various schemes#</text:p>
            <text:p>(company needs to submit training grant and claim via Skillsconnect)</text:p>
            <text:p>-</text:p>
            <text:p>-</text:p>
            <text:p>(S$586)</text:p>
            <text:p>(S$732.50)</text:p>
            <text:p>(S$586)</text:p>
            <text:p>Total nett course fee payable, including GST, after additional funding from the various funding schemes</text:p>
            <text:p>-</text:p>
            <text:p>-</text:p>
            <text:p>S$354.53</text:p>
            <text:p>S$208.03</text:p>
            <text:p>S$354.53</text:p>
            <text:p>Actual financial outlay by company</text:p>
            <text:p>(b) Exam Fees</text:p>
            <text:p>International Students/S'poreans/PRs</text:p>
            <text:p>Exam fee<text:s/></text:p>
            <text:p>S$72.50</text:p>
            <text:p>7% GST on fee</text:p>
            <text:p>S$5.08</text:p>
            <text:p>Total fee payable</text:p>
            <text:p>S$77.58<text:s/></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number-columns-repeated="2" table:style-name="ce1"/>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office:value-type="string" table:style-name="ce2">
            <text:p>Exams &amp; Certificate</text:p>
            <text:p>Certificate of Completion</text:p>
            <text:p>The ISS Certificate of Completion will be issued to participants who have attended at least 75% of the course.</text:p>
            <text:p>WSQ Assessment</text:p>
            <text:p>Broad Schedule of Assessment: During the course</text:p>
            <text:p>Passing Criteria: Generally achieve above 50%<text:s/></text:p>
            <text:p>Assessment Method: Workshops and quiz</text:p>
            <text:p>Upon passing the assessment, Statement of Attainment (SOAs) will be issued to certify that the participant has passed the following Competency Standard(s):</text:p>
            <text:p>ICT-PMT-4002-1.1 Programme Management<text:s/></text:p>
            <text:p>Participants may need to attend additional coaching sessions and re-assessments if they do not pass the required competency standards. ISS reserves the right not to disclose any information on the course assessment process.</text:p>
            <text:p>Post-course Assessment</text:p>
            <text:p>The post course ScrumMaster Certification is conducted by Scrum Alliance via an online assessment. After completing your CSM course, you’ll receive an email from the Scrum Alliance that includes a link to create your login credentials. After receiving your membership email, you have 90 days to take and complete the test. The test consists of a combination of multiple-choice and true or false questions. It will take approximately 60 minutes to complete. The CSM test has a passing score of 24 out of 35 questions. You will have two attempts within 90 days after you receive your membership email to pass the test at no additional cost. After the two attempts or 90 days, a fee of US$25 will be charged for each additional attempt.</text:p>
          </table:table-cell>
          <table:table-cell table:number-columns-repeated="16365"/>
        </table:table-row>
        <table:table-row table:style-name="ro1">
          <table:table-cell office:value-type="float" office:value="78" table:style-name="ce1">
            <text:p>78</text:p>
          </table:table-cell>
          <table:table-cell office:value-type="string" table:style-name="ce1">
            <text:p>https://www.iss.nus.edu.sg/executive-education/course/detail/nicf--communicating-and-managing-change-(sf)</text:p>
          </table:table-cell>
          <table:table-cell office:value-type="string" table:style-name="ce1">
            <text:p>Communicating and Managing Change (SF)</text:p>
          </table:table-cell>
          <table:table-cell office:value-type="string" table:style-name="ce1">
            <text:p>Digital Products &amp; Platforms</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table:style-name="ce1"/>
          <table:table-cell office:value-type="string" table:style-name="ce2">
            <text:p>Overview</text:p>
            <text:p>Reference No</text:p>
            <text:p>CRS-Q-0027699-IT</text:p>
            <text:p>Part of</text:p>
            <text:p>-</text:p>
            <text:p>Duration</text:p>
            <text:p>3 days</text:p>
            <text:p>Course Time</text:p>
            <text:p>9:00am - 5:00pm</text:p>
            <text:p>PDU</text:p>
            <text:p>19.5PDU and PD hours are available for this course</text:p>
            <text:p>Enquiry</text:p>
            <text:p>Please contact Ms. Jessie NEO at</text:p>
            <text:p>tel: 66017921 or<text:s/></text:p>
            <text:p>email for more details.</text:p>
            <text:p>The introduction of new technologies and the continual evolution of existing IT systems presents incredible opportunities and simultaneous challenges to the modern organisation. Technology alone cannot transform a business. It is critical that the people involved in the implementation and utilisation of new solutions are willing to embrace them as well. An understanding of change management principles can greatly improve the project manager’s chance of success in introducing IT or digital change.</text:p>
            <text:p>In a rapidly changing business environment driven by IT and digitalisation, the ability for a business to continually adapt to take advantage of new opportunities requires the development of a strong change culture and a skilled, change-ready workforce. This not only helps to ensure success but just as critically helps to avoid being left behind and rendered obsolete. The effective application of change management and communication techniques to IT and digitisation projects will significantly improve the chance of success for change initiatives. Thus, managers who are leading change management project teams must be equipped with the necessary skills and appropriate toolkit to embark on the transformation journey.</text:p>
            <text:p>This course draws extensively upon the practitioner experience of our lecturers. Having delivered complex, large scale change programmes locally and internationally, our course lecturers will share the frameworks and tools they have applied in industry settings. In the process, common pitfalls will be highlighted, with expert advice on how to overcome or avoid them.</text:p>
            <text:p>The course is designed to address the particular challenges associated with the implementation of new IT systems or technologies, although the principles of change management, and the frameworks taught, could be applicable for all change management situations. The programme is delivered using blended learning techniques including experiential role-play, and hinges around IT case study activities to support participants in practical application of the skills taught.</text:p>
            <text:p>This course is part of the Digital Strategy &amp; Leadership and Digital Products &amp; Platforms Series offered by NUS-ISS. Series offered by NUS-ISS.</text:p>
            <text:p>Upon successful completion of this course, you will earn 19.5 PDUs (Business: 12.5, Leadership: 7) that can be used to maintain your PMP® credential. Note that for the purpose of PDU reporting by those with PMP® credentials, the PMI REP Provider Number of ISS is “2339”.</text:p>
          </table:table-cell>
          <table:table-cell table:style-name="ce1"/>
          <table:table-cell office:value-type="string" table:style-name="ce2">
            <text:p>Key Takeaways</text:p>
            <text:p>On completion of the course, the participants would be able to:</text:p>
            <text:p>Understand the underlying principles of change management and communications</text:p>
            <text:p>Devise communication, change management and knowledge management approaches to support IT and digitalisation project objectives</text:p>
            <text:p>Recognise common consequences of IT change, including resistance to change among stakeholders, and select appropriate interventions to address them</text:p>
            <text:p>Identify and map stakeholders and determine appropriate engagement strategies to support the change initiative</text:p>
            <text:p>Understand the importance of, and opportunities for, knowledge management through the change process</text:p>
            <text:p>Determine when and how to apply a variety of change management, information management, and communications planning tools, templates and checklists</text:p>
          </table:table-cell>
          <table:table-cell office:value-type="string" table:style-name="ce2">
            <text:p>Who Should Attend</text:p>
            <text:p>Chief Information Officers</text:p>
            <text:p>Chief Technology Officers</text:p>
            <text:p>Chief Digital Officers</text:p>
            <text:p>Change Managers</text:p>
            <text:p>Project Managers</text:p>
            <text:p>IT Managers</text:p>
            <text:p>Marketing Managers</text:p>
            <text:p>Those responsible for introducing new technologies or IT systems to an organisation</text:p>
          </table:table-cell>
          <table:table-cell office:value-type="string" table:style-name="ce2">
            <text:p>What Will Be Covered</text:p>
            <text:p>Fundamentals of change management and communications</text:p>
            <text:p>Vision for IT change</text:p>
            <text:p>Stakeholder engagement</text:p>
            <text:p>Communicating IT change</text:p>
            <text:p>Managing internal and external communications</text:p>
            <text:p>Enabling IT change through organisational alignment, motivation and training</text:p>
            <text:p>Format</text:p>
            <text:p>The course will be delivered through a series of interactive lectures, with a strong participative theme. Workshop activities and case studies will help participants to develop their understanding and embed skills.</text:p>
          </table:table-cell>
          <table:table-cell table:number-columns-repeated="2"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WSQ Assessments are included in this course.</text:p>
            <text:p>Upon passing the assessment, Statement of Attainment (SOAs) will be issued to certify that the participant has passed the following Competency Standard(s):</text:p>
            <text:p>ICT-SNA-6006-1.1 Change Management</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79" table:style-name="ce1">
            <text:p>79</text:p>
          </table:table-cell>
          <table:table-cell office:value-type="string" table:style-name="ce1">
            <text:p>https://www.iss.nus.edu.sg/executive-education/course/detail/nicf--digital-product-strategy-(sf)</text:p>
          </table:table-cell>
          <table:table-cell office:value-type="string" table:style-name="ce1">
            <text:p>Digital Product Strategy (SF)</text:p>
          </table:table-cell>
          <table:table-cell office:value-type="string" table:style-name="ce1">
            <text:p>Digital Products &amp; Platforms</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7" table:style-name="ce1">
            <text:p>3.7</text:p>
          </table:table-cell>
          <table:table-cell office:value-type="float" office:value="3300" table:style-name="ce1">
            <text:p>3300</text:p>
          </table:table-cell>
          <table:table-cell office:value-type="string" table:style-name="ce2">
            <text:p>Overview</text:p>
            <text:p>Reference No</text:p>
            <text:p>CRS-Q-0037782-ICT</text:p>
            <text:p>Part of</text:p>
            <text:p>-</text:p>
            <text:p>Duration</text:p>
            <text:p>3.7 days</text:p>
            <text:p>Course Time</text:p>
            <text:p>9.00am - 5.00pm</text:p>
            <text:p>PDU</text:p>
            <text:p>15PDU and PD hours are available for this course</text:p>
            <text:p>Enquiry</text:p>
            <text:p>Please contact Ms. WONG Swee Lee at</text:p>
            <text:p>tel: 65162020 or<text:s/></text:p>
            <text:p>email for more details.<text:s/></text:p>
            <text:p/>
            <text:p>Building a successful digital product is more than just designing it, putting in the latest technology and putting it on the right platforms. The journey to developing a successful digital product strategy involves researching the market, the competition, conversing with your potential customers to formulate a sustainable market positioning, and a sustainable product business model. The long term messaging and marketing that comes out from that sustainable strategy will help you launch an amazing digital product that people loved to use.</text:p>
            <text:p>Digital Product Strategy is a 3.7-day executive education programme (spread over 4 weeks) that will equip product professionals with critical knowledge and skills to enable their transition to product strategist roles in digital product environment.<text:s/></text:p>
            <text:p>This is a practice oriented course and will be facilitated by industry &amp; ISS practitioners. Participant will acquire skills through pre-readings, lectures, case discussions and working in teams to develop digital product strategies to launch and sustain their digital products. Participants are welcome to bring their product ideas as the case for the team to work on their digital product strategy. Participants are also expected to present the digital product strategy to an industry panel for assessment and for feedback and learning.</text:p>
            <text:p>You will earn 15 PDUs (Technical : 2, Leadership: 8, Strategic: 5) upon successful completion of this course. For the purpose of PDU reporting, the ISS PMI® REP Provider Number is “2339”.</text:p>
            <text:p>This course is part of the Software Systems, Digital Products &amp; Platforms and Graduate Certificate in Designing and Managing Products and Platforms Series offered by NUS-ISS.</text:p>
          </table:table-cell>
          <table:table-cell office:value-type="string" table:style-name="ce2">
            <text:p>Upcoming Classes</text:p>
            <text:p>Class 1<text:s/></text:p>
            <text:p>30 Jul 2019 to 20 Aug 2019<text:s/></text:p>
            <text:p>(FullTime)</text:p>
            <text:p>Duration: 3.7 days</text:p>
            <text:p>When:</text:p>
            <text:p>Jul:</text:p>
            <text:p>30</text:p>
            <text:p>Aug:</text:p>
            <text:p>06, 13, 20</text:p>
            <text:p>Time:</text:p>
            <text:p>9.00am - 5.00pm</text:p>
            <text:p>Button</text:p>
            <text:p>Button</text:p>
            <text:p>Class 2<text:s/></text:p>
            <text:p>07 Nov 2019 to 28 Nov 2019<text:s/></text:p>
            <text:p>(FullTime)</text:p>
            <text:p>Duration: 3.7 days</text:p>
            <text:p>When:</text:p>
            <text:p>Nov:</text:p>
            <text:p>07, 14, 21, 28</text:p>
            <text:p>Time:</text:p>
            <text:p>9.00am - 5.00pm</text:p>
            <text:p>Button</text:p>
            <text:p>Button</text:p>
            <text:p>Class 3<text:s/></text:p>
            <text:p>05 Mar 2020 to 26 Mar 2020<text:s/></text:p>
            <text:p>(FullTime)</text:p>
            <text:p>Duration: 3.7 days</text:p>
            <text:p>Time:</text:p>
            <text:p>9.00am - 5.00pm</text:p>
            <text:p>Button</text:p>
            <text:p>Button</text:p>
          </table:table-cell>
          <table:table-cell office:value-type="string" table:style-name="ce2">
            <text:p>Key Takeaways</text:p>
            <text:p>Upon completion of the course, participants are expected to be able to:</text:p>
            <text:p>understand the challenges of the digital product eco-system that the product manager operates in</text:p>
            <text:p>acquire key skills to develop a strategy for the entire digital product lifecycle - from strategy to development, launch, growth and exit</text:p>
            <text:p>demonstrate these understanding and skills acquisition by working in team to develop and present their digital product strategy to a panel of industry product leaders for assessment</text:p>
          </table:table-cell>
          <table:table-cell office:value-type="string" table:style-name="ce2">
            <text:p>Who Should Attend<text:s/></text:p>
            <text:p>This course is intended for managers and professionals operating in the digital product eco-system, who needs to have a practice based course to equip themselves to develop and execute a digital product strategy.<text:s/></text:p>
            <text:p>Managers and professional working on corporate planning, strategy and business or product portfolio can also benefit.</text:p>
            <text:p>Participants are expected to come from both corporate enterprises and start-ups, and are expected to interact to share views and experiences while working in their respective teams.</text:p>
            <text:p>Pre-requisites</text:p>
            <text:p>Participants with 3 to 5 years of working experience as project or product managers transitioning to a strategic role would benefit most from the course. Participants also need to have a strong interest in digital product and services and how these enhances business competitiveness.<text:s/></text:p>
            <text:p>This is an intensive, fully hands-on course, and participants are expected to do prior readings, class preparation and project work outside of in-class sessions over a 4-week period.</text:p>
            <text:p>Participants are required to bring their own notebook PCs for the course to:</text:p>
            <text:p>access e-resources such as course materials;</text:p>
            <text:p>conduct online research and work on their assignments; and</text:p>
            <text:p>contribute towards a greener environment.</text:p>
          </table:table-cell>
          <table:table-cell office:value-type="string" table:style-name="ce2">
            <text:p>What Will Be Covered<text:s/></text:p>
            <text:p>All materials will be issued through NUS e-learning portal.<text:s/></text:p>
            <text:p>There will be a combination of pre-readings, case studies, lectures and workshops.<text:s/></text:p>
            <text:p>Product Vision Formulation</text:p>
            <text:p>Operating in the new digital products eco-system</text:p>
            <text:p>Understanding the landscape and the competition</text:p>
            <text:p>Developing an inspiring product vision that guides the team</text:p>
            <text:p>Business goals, key performance indicators (KPIs), and the product scorecard</text:p>
            <text:p>Aligning to the organisation product portfolio</text:p>
            <text:p>Workshop: Develop the Digital Product Vision</text:p>
            <text:p>Developing the Go-To-Market (GTM) Strategy</text:p>
            <text:p>Monetisating the digital product<text:s/></text:p>
            <text:p>Digital product launch strategies<text:s/></text:p>
            <text:p>Workshop: Develop Product GTM Strategy</text:p>
            <text:p>Product Growth and Exit<text:s/></text:p>
            <text:p>Minimum viable product (MVP) that is Simple, Lovable &amp; Complete (SLC)</text:p>
            <text:p>Extending to new or next market or feature</text:p>
            <text:p>Building customer loyalty</text:p>
            <text:p>Product end-of-life planning and management</text:p>
            <text:p>Workshop: Develop the Full Digital Product Strategy</text:p>
            <text:p>Industry Panel Presentation</text:p>
            <text:p>Workshop: Present to Industry Panel</text:p>
            <text:p>Individual Reflection<text:s/></text:p>
            <text:p>Workshops are specially designed for participants to apply the knowledge and skills gained in developing a Digital Product Go-To-Market Strategy incrementally, which will culminate in group project presentations to the industry panel. Workshops and group project presentations are graded and form part of the assessment.</text:p>
          </table:table-cell>
          <table:table-cell office:value-type="string" table:style-name="ce2">
            <text:p>Fees &amp; Funding<text:s/></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3300</text:p>
            <text:p>S$3300</text:p>
            <text:p>S$3300</text:p>
            <text:p>S$3300</text:p>
            <text:p>SSG grant</text:p>
            <text:p>-</text:p>
            <text:p>(S$2310)</text:p>
            <text:p>(S$2310)</text:p>
            <text:p>(S$2310)</text:p>
            <text:p>Nett course fee</text:p>
            <text:p>S$3300</text:p>
            <text:p>S$990</text:p>
            <text:p>S$990</text:p>
            <text:p>S$990</text:p>
            <text:p>7% GST on nett course fee</text:p>
            <text:p>S$231</text:p>
            <text:p>S$69.30</text:p>
            <text:p>S$69.30</text:p>
            <text:p>S$69.30</text:p>
            <text:p>Total nett course fee payable, including GST</text:p>
            <text:p>S$3531</text:p>
            <text:p>S$1059.30</text:p>
            <text:p>S$1059.30</text:p>
            <text:p>S$1059.30</text:p>
            <text:p>Less additional funding if eligible under various schemes</text:p>
            <text:p>-</text:p>
            <text:p>-</text:p>
            <text:p>(S$660)</text:p>
            <text:p>(S$825)</text:p>
            <text:p>Total nett course fee payable, including GST, after additional funding from the various funding schemes</text:p>
            <text:p>S$3531</text:p>
            <text:p>S$1059.30</text:p>
            <text:p>S$399.30</text:p>
            <text:p>S$234.3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3300</text:p>
            <text:p>S$3300</text:p>
            <text:p>S$3300</text:p>
            <text:p>S$3300</text:p>
            <text:p>S$3300</text:p>
            <text:p>SSG grant</text:p>
            <text:p>-</text:p>
            <text:p>(S$2310)</text:p>
            <text:p>(S$2310)</text:p>
            <text:p>(S$2310)</text:p>
            <text:p>(S$2310)</text:p>
            <text:p>Nett course fee</text:p>
            <text:p>S$3300</text:p>
            <text:p>S$990</text:p>
            <text:p>S$990</text:p>
            <text:p>S$990</text:p>
            <text:p>S$990</text:p>
            <text:p>7% GST on nett course fee</text:p>
            <text:p>S$231</text:p>
            <text:p>S$69.30</text:p>
            <text:p>S$69.30</text:p>
            <text:p>S$69.30</text:p>
            <text:p>S$69.30</text:p>
            <text:p>Total nett course fee payable, including GST</text:p>
            <text:p>S$3531</text:p>
            <text:p>S$1059.30</text:p>
            <text:p>S$1059.30</text:p>
            <text:p>S$1059.30</text:p>
            <text:p>S$1059.30</text:p>
            <text:p>Fee payable to NUS-ISS</text:p>
            <text:p>Less additional funding if eligible under various schemes#</text:p>
            <text:p>(company needs to submit training grant and claim via Skillsconnect)</text:p>
            <text:p>-</text:p>
            <text:p>-</text:p>
            <text:p>(S$660)</text:p>
            <text:p>(S$825)</text:p>
            <text:p>(S$660)</text:p>
            <text:p>Total nett course fee payable, including GST, after additional funding from the various funding schemes</text:p>
            <text:p>-</text:p>
            <text:p>-</text:p>
            <text:p>S$399.30</text:p>
            <text:p>S$234.30</text:p>
            <text:p>S$399.3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s/></text:p>
            <text:p>Participants will be assessed throughout the duration of the course.</text:p>
            <text:p>Assessment Method: 4 group assessments, 1 individual assessment<text:s/></text:p>
            <text:p>Passing Criteria:<text:s/></text:p>
            <text:p>Group Assessments - Participants are to make active contribution to the group discussions and exercises, and achieve objectives in the workshops</text:p>
            <text:p>Individual Assessment - Participants are to provide their individual reflection on how they will apply their newly acquired learning</text:p>
            <text:p>Upon passing the assessment, Statement of Attainment (SOA) will be issued to certify that the participant has passed the following Competency Unit:</text:p>
            <text:p>IT-PMT-406S Develop Product Strategy</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80" table:style-name="ce1">
            <text:p>80</text:p>
          </table:table-cell>
          <table:table-cell office:value-type="string" table:style-name="ce1">
            <text:p>https://www.iss.nus.edu.sg/executive-education/course/detail/nicf--managing-business-analytics-projects-(sf)</text:p>
          </table:table-cell>
          <table:table-cell office:value-type="string" table:style-name="ce1">
            <text:p>Managing Business Analytics Projects (SF)</text:p>
          </table:table-cell>
          <table:table-cell office:value-type="string" table:style-name="ce1">
            <text:p>Digital Products &amp; Platforms</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6483-ICT</text:p>
            <text:p>Part of</text:p>
            <text:p>-</text:p>
            <text:p>Duration</text:p>
            <text:p>3 days</text:p>
            <text:p>Course Time</text:p>
            <text:p>9:00am - 5:15pm</text:p>
            <text:p>PDU</text:p>
            <text:p>19.25PDU and PD hours are available for this course</text:p>
            <text:p>Enquiry</text:p>
            <text:p>Please contact Ms. Geraldine WONG at</text:p>
            <text:p>tel: 65168554 or<text:s/></text:p>
            <text:p>email for more details.</text:p>
            <text:p>Business Analytics has earned a place as one of the core disruptors of the digital age. Many companies’ business analytics initiatives have moved to production, with some proven success, and now there is a continuing push to leverage new data technologies to power business intelligence. Many government agencies and private companies have jumped on this bandwagon and are heavily investing in business analytics projects to gain new insights in order to acquire a competitive edge to serve their customers and citizens.</text:p>
            <text:p>According to Gartner Research, the worldwide market for analytics will remain the top focus for CIOs through 2017. This report cited that more than 30% of organisations have invested in analysing “big data” but only a quarter (8% of the total) have made it into production! It remains as a major challenge for those tasked to deliver and implement these analytical capabilities and programmes successfully.</text:p>
            <text:p>This course brings together latest thinking and best practices from the various domains of Agile, Lean and Traditional project management to equip business analytics teams with the knowledge and skills to effectively and successfully manage business analytics projects.</text:p>
            <text:p>Upon successful completion of this course, you will earn 19.25 PDUs (Technical: 11.5, Leadership: 5, Strategy: 2.75) that can be used to maintain your PMP® credential. Note that for the purpose of PDU reporting by those with PMP® credentials, the PMI REP Provider Number of ISS is “2339”.</text:p>
            <text:p>This course is part of the Data Science, Digital Products &amp; Platforms and Graduate Certificate in Business Analysis Project Series offered by NUS-ISS.</text:p>
          </table:table-cell>
          <table:table-cell office:value-type="string" table:style-name="ce2">
            <text:p>Upcoming Classes</text:p>
            <text:p>Class 1<text:s/></text:p>
            <text:p>03 Jun 2019 to 06 Jun 2019<text:s/></text:p>
            <text:p>(Full Time)</text:p>
            <text:p>Duration: 3 days</text:p>
            <text:p>When:</text:p>
            <text:p>Jun:</text:p>
            <text:p>03, 04, 06</text:p>
            <text:p>Time:</text:p>
            <text:p>9.00am - 5.00pm</text:p>
            <text:p>Button</text:p>
            <text:p>Button</text:p>
            <text:p>Class 2<text:s/></text:p>
            <text:p>22 Jul 2019 to 24 Jul 2019<text:s/></text:p>
            <text:p>(Full Time)</text:p>
            <text:p>Duration: 3 days</text:p>
            <text:p>Time:</text:p>
            <text:p>9.00am - 5.00pm</text:p>
            <text:p>Button</text:p>
            <text:p>Button</text:p>
            <text:p>Class 3<text:s/></text:p>
            <text:p>11 Nov 2019 to 13 Nov 2019<text:s/></text:p>
            <text:p>(Full Time)</text:p>
            <text:p>Duration: 3 days</text:p>
            <text:p>When:</text:p>
            <text:p>Nov:</text:p>
            <text:p>11, 12, 13</text:p>
            <text:p>Time:</text:p>
            <text:p>9.00am - 5.00pm</text:p>
            <text:p>Button</text:p>
            <text:p>Button</text:p>
            <text:p>Class 4<text:s/></text:p>
            <text:p>10 Feb 2020 to 12 Feb 2020<text:s/></text:p>
            <text:p>(Full Time)</text:p>
            <text:p>Duration: 3 days</text:p>
            <text:p>When:</text:p>
            <text:p>Feb:</text:p>
            <text:p>10, 11, 12</text:p>
            <text:p>Time:</text:p>
            <text:p>9.00am - 5.00pm</text:p>
            <text:p>Button</text:p>
            <text:p>Button</text:p>
          </table:table-cell>
          <table:table-cell office:value-type="string" table:style-name="ce2">
            <text:p>Key Takeaways</text:p>
            <text:p>On completion of the course, the participants would be able to:</text:p>
            <text:p>Understand the unique nature and challenges of business analytics projects</text:p>
            <text:p>Learn how to correctly perform inception for a business analytics project<text:s/></text:p>
            <text:p>Learn how to choose and adapt the different project lifecycles, especially agile practices for your project</text:p>
            <text:p>Develop the initial and subsequent iterative plans for your project</text:p>
            <text:p>Learn how to manage the construction phase</text:p>
            <text:p>Understand the considerations for retrospective and transition requirements</text:p>
          </table:table-cell>
          <table:table-cell office:value-type="string" table:style-name="ce2">
            <text:p>Who Should Attend</text:p>
            <text:p>The course has been designed for:<text:s/></text:p>
            <text:p>Primarily Project Managers, data scientists, IT and business professionals sponsoring, managing and participating in business analytics projects<text:s/></text:p>
            <text:p>Those who have an active interest in managing the various types of business analytics projects including Text, Predictive and Customer Analytics</text:p>
            <text:p>Prerequisites</text:p>
            <text:p>Hardcopies of the courseware will not be provided. Participants are required to bring their own internet enabled device &amp; charger to access the e-courseware in PDF format. The e-courseware will be made available a few days before commencement of the class.<text:s/></text:p>
            <text:p>Participants should have some understanding of data science or have prior involvement in data analytics projects. Attendance of a Data Science course such as those on this list will be preferred.</text:p>
          </table:table-cell>
          <table:table-cell office:value-type="string" table:style-name="ce2">
            <text:p>What Will Be Covered</text:p>
            <text:p>Introduction to Business Analytics Projects<text:s/></text:p>
            <text:p>Project Inception/Initiation</text:p>
            <text:p>Project Execution/Construction</text:p>
            <text:p>Retrospective and Transition</text:p>
            <text:p>Format</text:p>
            <text:p>Lectures and workshop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the course</text:p>
            <text:p>Passing Criteria: Meet the criteria required in each workshop</text:p>
            <text:p>Assessment Method: Team workshops and individual submissions</text:p>
            <text:p>Upon passing the assessment, Statement of Attainment (SOAs) will be issued to certify that the participant has passed the following Competency Standard(s):</text:p>
            <text:p>ICT-PMT-4002-1.1 Programme Management</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81" table:style-name="ce1">
            <text:p>81</text:p>
          </table:table-cell>
          <table:table-cell office:value-type="string" table:style-name="ce1">
            <text:p>https://www.iss.nus.edu.sg/executive-education/course/detail/nicf--pmi-agile-certified-practitioner-(pmi-acp)-preparatory-course-acp-sf</text:p>
          </table:table-cell>
          <table:table-cell office:value-type="string" table:style-name="ce1">
            <text:p>PMI Agile Certified Practitioner (PMI-ACP) Preparatory Course (SF)</text:p>
          </table:table-cell>
          <table:table-cell office:value-type="string" table:style-name="ce1">
            <text:p>Digital Products &amp; Platforms</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1900" table:style-name="ce1">
            <text:p>1900</text:p>
          </table:table-cell>
          <table:table-cell office:value-type="string" table:style-name="ce2">
            <text:p>Overview</text:p>
            <text:p>Reference No</text:p>
            <text:p>CRS-Q-0036531-ICT</text:p>
            <text:p>Part of</text:p>
            <text:p>-</text:p>
            <text:p>Duration</text:p>
            <text:p>3 days</text:p>
            <text:p>Course Time</text:p>
            <text:p>9:00am - 5:00pm</text:p>
            <text:p>PDU</text:p>
            <text:p>21PDU and PD hours are available for this course</text:p>
            <text:p>Enquiry</text:p>
            <text:p>Please contact Ms. WONG Swee Lee at</text:p>
            <text:p>tel: 65162020 or<text:s/></text:p>
            <text:p>email for more details.</text:p>
            <text:p>The Agile approach is gaining increasing importance in project management and globally recognised companies such as IBM, Cisco and Yahoo are actively using Agile Project Management frameworks. The collaborative, adaptive and flexible nature of Agile methodologies boosts customer satisfaction, improves customer trust and retention, and leads to repeat business.<text:s/></text:p>
            <text:p>In this 3-day course, participants will explore and apply the Agile principles and mindset within the context of the project team and organisation. You will acquire an in-depth knowledge of Scrum, the most commonly used Agile framework and understand the basics of other major Agile frameworks such as XP, Lean and KANBAN. In addition, you will learn how to apply popular Agile techniques in iteration and release planning, progress tracking, agile modeling, and agile team management through hands-on workshops.<text:s/></text:p>
            <text:p>All participants will be given a free copy of the second edition of the “PMI-ACP® Exam Prep” book by Mike Griffiths.</text:p>
            <text:p>About PMI-ACP® Certification</text:p>
            <text:p>For those who are sitting for the PMI-ACP® examination, this course will prepare you for it. For more information on the examination, click here.<text:s/></text:p>
            <text:p>The PMI Agile Certified Practitioner (PMI-ACP)® is the latest certification offered by PMI® and is expected to be the industry standard certification for Agile in the next few years.</text:p>
            <text:p>The PMI-ACP® certification is designed to:</text:p>
            <text:p>Demonstrate to employers the practitioner’s level of professionalism in agile practices of project management</text:p>
            <text:p>Increase the practitioner’s professional versatility in both project management tools and techniques</text:p>
            <text:p>The certification carries a higher level of professional credibility as it requires a combination of agile training, experience working on agile projects and examination on agile principles, practices, tools and techniques.</text:p>
            <text:p>PMI® forecasts an appreciable increase in the number of participants acquiring PMI-ACP® certification within the next 3 to 5 years across the globe. For more information on the ACP® certification published by PMI®, click here.</text:p>
            <text:p>This course is part of the Digital Agility and Digital Products &amp; Platforms Series offered by NUS-ISS.</text:p>
            <text:p>Upon successful completion of this course, you will earn 21 PDUs (Technical: 11.5, Leadership: 5.25, Strategy: 4.25). This fulfils the requirements of the 21 project management training hours (contact hours) for PMI-ACP® eligibility. The PDUs can also be used to maintain your PMP®/PgMP® credential. Note that for the purpose of PDU reporting by those with PMP®/PgMP® credentials, the PMI® REP Provider Number of ISS is “2339”.</text:p>
          </table:table-cell>
          <table:table-cell office:value-type="string" table:style-name="ce2">
            <text:p>Upcoming Classes</text:p>
            <text:p>Class 1<text:s/></text:p>
            <text:p>10 Jul 2019 to 12 Jul 2019<text:s/></text:p>
            <text:p>(Full Time)</text:p>
            <text:p>Duration: 3 days</text:p>
            <text:p>Time:</text:p>
            <text:p>9.00am - 5.00pm</text:p>
            <text:p>Button</text:p>
            <text:p>Button</text:p>
            <text:p>Class 2<text:s/></text:p>
            <text:p>22 Oct 2019 to 24 Oct 2019<text:s/></text:p>
            <text:p>(Full Time)</text:p>
            <text:p>Duration: 3 days</text:p>
            <text:p>Time:</text:p>
            <text:p>9.00am - 5.00pm</text:p>
            <text:p>Button</text:p>
            <text:p>Button</text:p>
            <text:p>Class 3<text:s/></text:p>
            <text:p>20 Jan 2020 to 22 Jan 2020<text:s/></text:p>
            <text:p>(Full Time)</text:p>
            <text:p>Duration: 3 days</text:p>
            <text:p>Time:</text:p>
            <text:p>9.00am - 5.00pm</text:p>
            <text:p>Button</text:p>
            <text:p>Button</text:p>
          </table:table-cell>
          <table:table-cell office:value-type="string" table:style-name="ce2">
            <text:p>Key Takeaways</text:p>
            <text:p>At the end of the course, you will be able to:</text:p>
            <text:p>Understand and apply the Agile principles and mindset within a project and the organisation</text:p>
            <text:p>Acquire in-depth knowledge of Scrum, the most commonly used Agile framework</text:p>
            <text:p>Understand the basics of other major Agile frameworks such as XP, Lean and KANBAN</text:p>
            <text:p>Apply popular Agile techniques in iteration and release planning, progress tracking, agile modeling, and agile team management</text:p>
            <text:p>Understand project management in the Agile context</text:p>
            <text:p>Be familiar with the requirements and process for the PMI-ACP® certification</text:p>
          </table:table-cell>
          <table:table-cell office:value-type="string" table:style-name="ce2">
            <text:p>Who Should Attend</text:p>
            <text:p>There are no pre-requisites for the course. The course is for:</text:p>
            <text:p>Project Managers, and anyone from product developer to senior management, who are using or have already used agile practices, or whose organisation is adopting agile methods; or</text:p>
            <text:p>Anyone who want to obtain the PMI-ACP® certification.</text:p>
            <text:p>The PMI-ACP® certification exam requirements are listed below:</text:p>
            <text:p>Educational Background</text:p>
            <text:p>+</text:p>
            <text:p>General Project Experience<text:s/></text:p>
            <text:p>+</text:p>
            <text:p>Agile Project experience<text:s/></text:p>
            <text:p>+</text:p>
            <text:p>Training in Agile Practices<text:s/></text:p>
            <text:p>Secondary Degree (High School Diploma, Associate's Degree or global equivalent)</text:p>
            <text:p>2000 hours (approx. 12 months) of General Project Experience</text:p>
            <text:p>Experience must be earned within the last 5 years</text:p>
            <text:p>1500 hours (approx. 8 months) of Agile Project Experience</text:p>
            <text:p>Experience must be earned within the last 3 years</text:p>
            <text:p>These hours are in addition to the 2000 hours required in general project experience</text:p>
            <text:p>21 contact hours of training in Agile Practices<text:s/></text:p>
            <text:p>This is an overview of the requirements. For more details on the eligibility requirements, please refer to the PMI-ACP® Handbook.</text:p>
            <text:p>Please refer to the PMI-ACP® Exam only page for more information.</text:p>
          </table:table-cell>
          <table:table-cell office:value-type="string" table:style-name="ce2">
            <text:p>What Will Be Covered</text:p>
            <text:p>Introduction to PMI-ACP®</text:p>
            <text:p>Agile principles and mindset</text:p>
            <text:p>Value-driven delivery</text:p>
            <text:p>Stakeholder engagement</text:p>
            <text:p>Team performance</text:p>
            <text:p>Adaptive planning</text:p>
            <text:p>Problem detection and resolution</text:p>
            <text:p>Continuous improvement</text:p>
            <text:p>Mock examination</text:p>
            <text:p>Format</text:p>
            <text:p>Lectures, retention drills, quizzes, workshop and mock examination</text:p>
          </table:table-cell>
          <table:table-cell office:value-type="string" table:style-name="ce2">
            <text:p>Fees<text:s/></text:p>
            <text:p>Course fees and exam fees are payable as follows:</text:p>
            <text:p>(a) Course Fees</text:p>
            <text:p>International Participants</text:p>
            <text:p>Singaporeans/PRs<text:s/></text:p>
            <text:p>Full course fee</text:p>
            <text:p>S$1900</text:p>
            <text:p>S$1900</text:p>
            <text:p>7% GST on full course fee</text:p>
            <text:p>S$133</text:p>
            <text:p>S$133</text:p>
            <text:p>Total nett course fee payable, including GST</text:p>
            <text:p>S$2033</text:p>
            <text:p>S$2033</text:p>
          </table:table-cell>
          <table:table-cell table:number-columns-repeated="2" table:style-name="ce1"/>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office:value-type="string" table:style-name="ce2">
            <text:p>Exams &amp; Certificate</text:p>
            <text:p>Certificate of Completion</text:p>
            <text:p>The ISS Certificate of Completion will be issued to participants who have attended at least 75% of the course.</text:p>
            <text:p>WSQ Assessment</text:p>
            <text:p>Broad Schedule of Assessment: Workshops conducted throughout the course with daily quizes for assessment<text:s/></text:p>
            <text:p>Passing Criteria: Achieve above 50% for quizzes and achieve objective in the case of exercise/workshops<text:s/></text:p>
            <text:p>Assessment Method: Workshops and daily quizzes</text:p>
            <text:p>Upon passing the assessment, Statement of Attainment (SOAs) will be issued to certify that the participant has passed the following Competency Standard(s):</text:p>
            <text:p>ICT-PMT-4002-1.1 Programme Management</text:p>
            <text:p>ICT-SCM-5004-1.1 Stakeholder Management<text:s/></text:p>
            <text:p>Participants may need to attend additional coaching sessions and re-assessments if they do not pass the required competency standards. ISS reserves the right not to disclose any information on the course assessment process.</text:p>
            <text:p>Exam Overview</text:p>
            <text:p>Please refer to the PMI-ACP® Exam Only page for more information.</text:p>
          </table:table-cell>
          <table:table-cell table:number-columns-repeated="16365"/>
        </table:table-row>
        <table:table-row table:style-name="ro1">
          <table:table-cell office:value-type="float" office:value="82" table:style-name="ce1">
            <text:p>82</text:p>
          </table:table-cell>
          <table:table-cell office:value-type="string" table:style-name="ce1">
            <text:p>https://www.iss.nus.edu.sg/executive-education/course/detail/nicf--pmp-for-project-managers-(sf)</text:p>
          </table:table-cell>
          <table:table-cell office:value-type="string" table:style-name="ce1">
            <text:p>PMPFor Project Managers (SF)</text:p>
          </table:table-cell>
          <table:table-cell office:value-type="string" table:style-name="ce1">
            <text:p>Digital Products &amp; Platforms</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5" table:style-name="ce1">
            <text:p>5</text:p>
          </table:table-cell>
          <table:table-cell office:value-type="float" office:value="3000" table:style-name="ce1">
            <text:p>3000</text:p>
          </table:table-cell>
          <table:table-cell office:value-type="string" table:style-name="ce2">
            <text:p>Overview</text:p>
            <text:p>Reference No</text:p>
            <text:p>CRS-Q-0036791-ICT</text:p>
            <text:p>Part of</text:p>
            <text:p>-</text:p>
            <text:p>Duration</text:p>
            <text:p>5 days</text:p>
            <text:p>Course Time</text:p>
            <text:p>9:00am - 5:15pm</text:p>
            <text:p>PDU</text:p>
            <text:p>35PDU and PD hours are available for this course</text:p>
            <text:p>Enquiry</text:p>
            <text:p>Please contact Ms. WONG Swee Lee at</text:p>
            <text:p>tel: 65162020 or<text:s/></text:p>
            <text:p>email for more details.</text:p>
            <text:p>As today’s projects are becoming more challenging, cross-disciplined, cross-functional and complex, it is imperative that Project Managers be empowered with the industry's proven knowledge, best practices and essential skills to meet this ever increasing demand.</text:p>
            <text:p>This 5-day course will help participants master the critical knowledge and skills to successfully manage today’s projects. It will also prepare them for the international recognised Project Management Professional (PMP)® certification examination. The course will render an in-depth understanding of PMI®’s “A Guide to the Project Management Book of Knowledge” (PMBOK® Guide) while helping you to pick up study tips and answer tough questions pertaining to the execution of successful strategies.</text:p>
            <text:p>You will be provided with the official PMBOK® Guide, a bestselling PMP® Exam guidebook, and access to comprehensive post-course examination support covering online practice questions, mock exam simulations and six months of e-mentoring support by experienced instructors.</text:p>
            <text:p>This course is part of the Digital Products &amp; Platforms Series offered by NUS-ISS.</text:p>
            <text:p>You will earn 35 PDUs (Technical: 29 , Leadership: 4.5, Strategic: 1.5) upon successful completion of this course. This fulfills the PMP® eligibility requirements of 35 project management training hours (contact hours). For the purpose of PDU reporting, the ISS PMI® REP Provider Number is “2339”.</text:p>
          </table:table-cell>
          <table:table-cell office:value-type="string" table:style-name="ce2">
            <text:p>Upcoming Classes</text:p>
            <text:p>Class 1<text:s/></text:p>
            <text:p>22 May 2019 to 28 May 2019<text:s/></text:p>
            <text:p>(Full Time)</text:p>
            <text:p>Duration: 5 days</text:p>
            <text:p>When:</text:p>
            <text:p>May:</text:p>
            <text:p>22, 23, 24, 27, 28</text:p>
            <text:p>Time:</text:p>
            <text:p>9.00am - 5.15pm</text:p>
            <text:p>Button</text:p>
            <text:p>Button</text:p>
            <text:p>Class 2<text:s/></text:p>
            <text:p>24 Jul 2019 to 30 Jul 2019<text:s/></text:p>
            <text:p>(Full Time)</text:p>
            <text:p>Duration: 5 days</text:p>
            <text:p>Time:</text:p>
            <text:p>9.00am - 5.15pm</text:p>
            <text:p>Button</text:p>
            <text:p>Button</text:p>
            <text:p>Class 3<text:s/></text:p>
            <text:p>14 Oct 2019 to 18 Oct 2019<text:s/></text:p>
            <text:p>(FullTime)</text:p>
            <text:p>Duration: 5 days</text:p>
            <text:p>Time:</text:p>
            <text:p>9.00am - 5.15pm</text:p>
            <text:p>Button</text:p>
            <text:p>Button</text:p>
            <text:p>Class 4<text:s/></text:p>
            <text:p>25 Nov 2019 to 29 Nov 2019<text:s/></text:p>
            <text:p>(FullTime)</text:p>
            <text:p>Duration: 5 days</text:p>
            <text:p>Time:</text:p>
            <text:p>9.00am - 5.15pm</text:p>
            <text:p>Button</text:p>
            <text:p>Button</text:p>
            <text:p>Class 5<text:s/></text:p>
            <text:p>19 Feb 2020 to 25 Feb 2020<text:s/></text:p>
            <text:p>(FullTime)</text:p>
            <text:p>Duration: 5 days</text:p>
            <text:p>Time:</text:p>
            <text:p>9.00am - 5.15pm</text:p>
            <text:p>Button</text:p>
            <text:p>Button</text:p>
          </table:table-cell>
          <table:table-cell office:value-type="string" table:style-name="ce2">
            <text:p>Key Takeaways</text:p>
            <text:p>At the end of the course, participants will be able to:</text:p>
            <text:p>Apply Project Management Institute (PMI®) project management techniques to real world projects</text:p>
            <text:p>Optimise examination preparation time by focusing on the important topics in the PMBOK® Guide and highlighting areas tested but not covered in the PMBOK® Guide</text:p>
            <text:p>Be familiar with the examination format and questioning style</text:p>
            <text:p>Master techniques to answer tough and lengthy situational questions<text:s/></text:p>
            <text:p>Identify gaps in your project management knowledge and develop a personal study plan to improve on weaker project management areas</text:p>
          </table:table-cell>
          <table:table-cell office:value-type="string" table:style-name="ce2">
            <text:p>Who Should Attend</text:p>
            <text:p>This course is for:</text:p>
            <text:p>Project managers preparing for the PMP® certification examination conducted by the Project Management Institute</text:p>
            <text:p>Prerequisites</text:p>
            <text:p>Hardcopies of the courseware will not be provided. Participants are required to bring their own internet enabled device &amp; charger to access the e-courseware in PDF format. The e-courseware will be made available a few days before commencement of the class.<text:s/></text:p>
            <text:p>Participants must meet all of the following pre-requisites in order to join this course. They must:</text:p>
            <text:p>possess at least a diploma from a tertiary institution or a university degree<text:s/></text:p>
            <text:p>possess at least 3 years (for degree holders) to 5 years (for diploma holders) project management experience (for definition of project management experience, please refer to PMI® website for details)</text:p>
            <text:p>This is an overview of the requirements. For complete details regarding the PMP® eligibility requirements, please read the PMP® Handbook.</text:p>
          </table:table-cell>
          <table:table-cell office:value-type="string" table:style-name="ce2">
            <text:p>What Will Be Covered</text:p>
            <text:p>Understand the PMP® Examination and the strategies to tackle the exam</text:p>
            <text:p>Detailed review of the PMBOK® Guide and the Project Management Framework</text:p>
            <text:p>Master each of the Project Management knowledge areas - Integration, Scope, Time, Cost, Quality, Human Resource, Communications, Stakeholders, Risk and Procurement; and their interrelationships</text:p>
            <text:p>PMI® Code of Ethics and Professional Conduct</text:p>
            <text:p>Examination Practices</text:p>
            <text:p>Format</text:p>
            <text:p>Lecture, class exercises, quizzes and experience sharing are used extensively to reinforce the participants' understanding and practice of the concepts as well as assess the competence of the participant</text:p>
          </table:table-cell>
          <table:table-cell office:value-type="string" table:style-name="ce2">
            <text:p>Fees<text:s/></text:p>
            <text:p>International Participants</text:p>
            <text:p>Singaporeans/PRs<text:s/></text:p>
            <text:p>Full course fee</text:p>
            <text:p>S$3000</text:p>
            <text:p>S$3000</text:p>
            <text:p>7% GST on full course fee</text:p>
            <text:p>S$210</text:p>
            <text:p>S$210</text:p>
            <text:p>Total nett course fee payable, including GST</text:p>
            <text:p>S$3210</text:p>
            <text:p>S$3210</text:p>
          </table:table-cell>
          <table:table-cell table:number-columns-repeated="2" table:style-name="ce1"/>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office:value-type="string" table:style-name="ce2">
            <text:p>Exams &amp; Certificate</text:p>
            <text:p>Certificate of Completion</text:p>
            <text:p>The ISS Certificate of Completion will be issued to participants who have attended at least 75% of the course.</text:p>
            <text:p>WSQ Assessment</text:p>
            <text:p>Broad Schedule of Assessment: During the course<text:s/></text:p>
            <text:p>Passing Criteria: Achieve above 50% for quizzes and achieve objective in the case of exercise/workshop</text:p>
            <text:p>Assessment Method: Open book quizzes</text:p>
            <text:p>Upon passing the assessment, Statement of Attainment (SOAs) will be issued to certify that the participant has passed the following Competency Standard (s):</text:p>
            <text:p>ICT-DIT-4002-1.1 Applications Development</text:p>
            <text:p>Participants may need to attend additional coaching sessions and re-assessments if they do not pass the required competency standards. ISS reserves the right not to disclose any information on the course assessment process.</text:p>
            <text:p>Exam</text:p>
            <text:p>For participants who would like NUS-ISS to handle the PMP® exam payment for CITREP funding or other purposes, please visit the PMP® Exam Only page for details.</text:p>
          </table:table-cell>
          <table:table-cell table:number-columns-repeated="16365"/>
        </table:table-row>
        <table:table-row table:style-name="ro1">
          <table:table-cell office:value-type="float" office:value="83" table:style-name="ce1">
            <text:p>83</text:p>
          </table:table-cell>
          <table:table-cell office:value-type="string" table:style-name="ce1">
            <text:p>https://www.iss.nus.edu.sg/executive-education/course/detail/nicf-portfolio-programme-and-project-offices-(p3o)--foundation-practitioner</text:p>
          </table:table-cell>
          <table:table-cell office:value-type="string" table:style-name="ce1">
            <text:p>Portfolio, Programme and Project Offices (P3O)Foundation &amp; Practitioner</text:p>
          </table:table-cell>
          <table:table-cell office:value-type="string" table:style-name="ce1">
            <text:p>Digital Products &amp; Platforms</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5" table:style-name="ce1">
            <text:p>5</text:p>
          </table:table-cell>
          <table:table-cell office:value-type="float" office:value="3360" table:style-name="ce1">
            <text:p>3360</text:p>
          </table:table-cell>
          <table:table-cell office:value-type="string" table:style-name="ce2">
            <text:p>Overview</text:p>
            <text:p>Reference No</text:p>
            <text:p>CRS-Q-0019201-IT</text:p>
            <text:p>Part of</text:p>
            <text:p>-</text:p>
            <text:p>Duration</text:p>
            <text:p>5 days</text:p>
            <text:p>Course Time</text:p>
            <text:p>9:00am - 5:00pm</text:p>
            <text:p>PDU</text:p>
            <text:p>29.5PDU and PD hours are available for this course</text:p>
            <text:p>Enquiry</text:p>
            <text:p>Please contact Ms. Serene ANG at</text:p>
            <text:p>tel: 66012391 or<text:s/></text:p>
            <text:p>email for more details.</text:p>
            <text:p>According to The Standish Group International, one in five projects meets with failure, while two in five will be delivered not meeting the promised benefits. Though no organisation would start a project planning to fail but the inability to overcome challenges will result in one. These challenges include delays, unexpected issues, budget overruns resulting in end products that fall short of their required features and functions. When you combine these with the increasing complexity of projects; it is apparent that organisations are indeed facing a mammoth task.</text:p>
            <text:p>The Portfolio, Programme and Project Offices (P3O®) model addresses these challenges by providing governance, transparency, delivery support, reusability and traceability in the integrated deployment and implementation of these offices. Organisations that adopt this model shows great improvements in the success rate of their business strategies execution and in achieving programme/project objectives in a cost effective manner.</text:p>
            <text:p>Through this course, you will learn about the world’s best practices and obtain globally recognised accreditation in portfolio management, programme and project support and assurance.</text:p>
            <text:p>This course will provide you with an extended theoretical and practical knowledge of P3O® and prepare you for the P3O® Foundation examination and the P3O® Practitioner examination respectively.</text:p>
            <text:p>Upon successful completion of this course, you will earn 29.5 PDUs (PM: 23.5, Leadership: 2, Business: 4) that can be used to maintain your PMP® credential. Note that for the purpose of PDU reporting by those with PMP® credentials, the PMI REP Provider Number of ISS is “2339”.</text:p>
          </table:table-cell>
          <table:table-cell table:style-name="ce1"/>
          <table:table-cell office:value-type="string" table:style-name="ce2">
            <text:p>Key Takeaways</text:p>
            <text:p>At the end of the course, you will be able to:</text:p>
            <text:p>Understand portfolio management, including investment and benefit assessment, prioritisation, monitoring, reporting and control of your project and programme portfolio</text:p>
            <text:p>Have a big picture understanding of the business change portfolio</text:p>
            <text:p>Provide decision making support to ensure that right programmes and projects are launched</text:p>
            <text:p>Offer standards and processes to ensure consistency of delivery</text:p>
            <text:p>Execute change more effectively and efficiently and improve organisational programme and project delivery</text:p>
            <text:p>Provide independent oversight, scrutiny and challenge to ensure things are done well</text:p>
            <text:p>Improve organisational accountability, decision-making, transparency and visibility</text:p>
            <text:p>Provide assurance, coaching and mentoring to build a competent workforce capable of first class programme and project delivery</text:p>
            <text:p>Deliver a ‘single source of truth’ reporting function with management dashboards to focus on decisions and management interventions</text:p>
            <text:p>Reduce the likelihood and impact of events that would have a negative consequence and conversely increase the likelihood and impact of events that would have a positive consequence</text:p>
            <text:p>Identify, understand and manage multiple and cross-cutting risks and issues</text:p>
            <text:p>Protect revenue and spend, and enhance value for money, as well as reputation and stakeholder confidence</text:p>
            <text:p>Be a Centre of Excellence for your project and programme resources</text:p>
          </table:table-cell>
          <table:table-cell office:value-type="string" table:style-name="ce2">
            <text:p>Who Should Attend</text:p>
            <text:p>This course is for:</text:p>
            <text:p>Anyone who needs to act as an informed member of a Portfolio, Programme or Project Office or works as a part of teams responsible for business change activities. These include:</text:p>
            <text:p>Corporate Portfolio and Senior Management</text:p>
            <text:p>SROs, Programme Directors and Programme Managers</text:p>
            <text:p>Project Board Members, Project Directors and Project Managers</text:p>
            <text:p>Portfolio, Programme or Project Office, Programme and Project Team Members</text:p>
            <text:p>P3RM and other stakeholders</text:p>
            <text:p>Anyone who would like to acquire foundational knowledge of P3O® models</text:p>
            <text:p>Anyone who is accountable or responsible for applying the P3O® guidance to implement or re-energise a Portfolio, Programme or Project Office within an environment supporting the concept of the P3O®</text:p>
          </table:table-cell>
          <table:table-cell office:value-type="string" table:style-name="ce2">
            <text:p>What Will Be Covered</text:p>
            <text:p>P3O® overview &amp; principles</text:p>
            <text:p>Why have a P3O®</text:p>
            <text:p>Modelling and tailoring</text:p>
            <text:p>Implementing or re-energising a P3O®</text:p>
            <text:p>P3O® tools and techniques</text:p>
            <text:p>P3O® roles</text:p>
            <text:p>The focus and detail covered differs in each of the courses according to the course competencies.</text:p>
            <text:p>Format</text:p>
            <text:p>Lectures, group workshops, exercises and individual assessments</text:p>
          </table:table-cell>
          <table:table-cell office:value-type="string" table:style-name="ce2">
            <text:p>Fees &amp; Funding</text:p>
            <text:p>Self-sponsored</text:p>
            <text:p>Course fees and exam fees are payable as follows:</text:p>
            <text:p>(a) Course Fees</text:p>
            <text:p>International Participants</text:p>
            <text:p>S'poreans and PRs<text:s/></text:p>
            <text:p>(aged 21 and above)</text:p>
            <text:p>SkillsFuture Mid-Career Enhanced Subsidy1<text:s/></text:p>
            <text:p>(S’poreans aged 40 and above)</text:p>
            <text:p>Workfare Training Support<text:s/></text:p>
            <text:p>(S’poreans aged 35 and above, and earn ≤ $2,000 per month)</text:p>
            <text:p>Full course fee</text:p>
            <text:p>S$3360</text:p>
            <text:p>S$3360</text:p>
            <text:p>S$3360</text:p>
            <text:p>S$3360</text:p>
            <text:p>7% GST on full course fee</text:p>
            <text:p>S$235.20</text:p>
            <text:p>S$235.20</text:p>
            <text:p>S$235.20</text:p>
            <text:p>S$235.20</text:p>
            <text:p>Less: Grant Amount</text:p>
            <text:p>-</text:p>
            <text:p>(S$442.50)</text:p>
            <text:p>(S$1475)</text:p>
            <text:p>(S$3192)</text:p>
            <text:p>Total nett course fee payable, including GST</text:p>
            <text:p>S$3595.20</text:p>
            <text:p>S$3152.70</text:p>
            <text:p>S$2120.20</text:p>
            <text:p>S$403.20</text:p>
            <text:p>Singaporeans aged 25 and above can use their SkillsFuture Credit to pay for course fees, apart from government subsidies. For more information, click here.</text:p>
            <text:p>(b) Exam Fees</text:p>
            <text:p>International Participants/S'poreans/PRs</text:p>
            <text:p>Foundation examination fee<text:s/></text:p>
            <text:p>S$340</text:p>
            <text:p>Practitioner examination fee</text:p>
            <text:p>S$476</text:p>
            <text:p>7% GST on fee</text:p>
            <text:p>S$57.12</text:p>
            <text:p>Total fee payable</text:p>
            <text:p>S$873.12</text:p>
            <text:p>Company-sponsored</text:p>
            <text:p>Course fees and exam fees are payable as follows:</text:p>
            <text:p>(a) Course Fees</text:p>
            <text:p>International Participants</text:p>
            <text:p>S'poreans and PRs<text:s/></text:p>
            <text:p>(aged 21 and above)</text:p>
            <text:p>SkillsFuture Mid-Career Enhanced Subsidy1<text:s/></text:p>
            <text:p>(S’poreans aged 40 and above)</text:p>
            <text:p>Workfare Training Support<text:s/></text:p>
            <text:p>(S’poreans aged 35 and above, and earn ≤ $2,000 per month)</text:p>
            <text:p>Enhanced Training Support for SMEs^</text:p>
            <text:p>Full course fee</text:p>
            <text:p>S$3360</text:p>
            <text:p>S$3360</text:p>
            <text:p>S$3360</text:p>
            <text:p>S$3360</text:p>
            <text:p>S$3360</text:p>
            <text:p>7% GST on full course fee</text:p>
            <text:p>S$235.20</text:p>
            <text:p>S$235.20</text:p>
            <text:p>S$235.20</text:p>
            <text:p>S$235.20</text:p>
            <text:p>S$235.20</text:p>
            <text:p>Less: Grant Amount</text:p>
            <text:p>-</text:p>
            <text:p>(S$442.50)</text:p>
            <text:p>(S$1475)</text:p>
            <text:p>(S$3192)</text:p>
            <text:p>(S$1475)</text:p>
            <text:p>Total nett course fee payable, including GST</text:p>
            <text:p>(*companies need to submit training grant via Skillsconnect)</text:p>
            <text:p>S$3595.20</text:p>
            <text:p>S$3152.70</text:p>
            <text:p>S$2120.20</text:p>
            <text:p>S$403.20</text:p>
            <text:p>S$2120.20</text:p>
            <text:p>(b) Exam Fees</text:p>
            <text:p>International Participants/S'poreans/PRs</text:p>
            <text:p>Foundation examination fee</text:p>
            <text:p>S$340</text:p>
            <text:p>Practitioner examination fee</text:p>
            <text:p>S$476</text:p>
            <text:p>7% GST on fee</text:p>
            <text:p>S$57.12</text:p>
            <text:p>Total fee payable</text:p>
            <text:p>S$873.12</text:p>
            <text:p>*Companies will be required to submit the training grant for ISS endorsement in the Skillsconnect system 30 days before course start date OR no later than 30 days after course start date.<text:s/></text:p>
            <text:p>Application is via Skillsconnect. You may wish to refer to Skillsconnect guide 4.1 for more information.</text:p>
            <text:p>^For more information on Enhanced Training Support for SMEs, click here.</text:p>
            <text:p>This course is aligned to the National Infocomm Competency Framework (NICF) and accredited by SSG. Absentee payroll subsidy is available for eligible companies and companies on a short work week system will receive the absentee payroll subsidy based on their employees' current income. Please visit www.ssg.gov.sg for full details</text:p>
          </table:table-cell>
          <table:table-cell table:number-columns-repeated="2" table:style-name="ce1"/>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office:value-type="string" table:style-name="ce2">
            <text:p>Exams &amp; Certificate</text:p>
            <text:p>Certificate of Completion</text:p>
            <text:p>The ISS Certificate of Completion will be issued to participants who have attended at least 75% of the course.</text:p>
            <text:p>WSQ Assessment</text:p>
            <text:p>Broad Schedule of Assessment: During and at the end of the course</text:p>
            <text:p>Passing Criteria: Achieve above 50% for quizzes and achieve objective in the case of exercise/workshop</text:p>
            <text:p>Assessment Method: Workshops and open book quiz</text:p>
            <text:p>Upon passing the assessment, Statement of Attainment (SOAs) will be issued to certify that the participant has passed the following Competency Units:</text:p>
            <text:p>IT-PFM-502S-1 Manage infocomm portfolio risks</text:p>
            <text:p>IT-PFM-601S-1 Develop infocomm portfolio governance guidelines</text:p>
            <text:p>IT-PFM-603S-1 Prioritise infocomm portfolio</text:p>
            <text:p>Paticipants may need to attend additional coaching sessions and re-assessments if they do not pass the required competency units. ISS reserves the right not to disclose any information on the course assessment process.</text:p>
            <text:p>Exam</text:p>
            <text:p>The Foundation exam will be held at the end of Day 3. It is a closed book, multiple-choice exam consisting of 50 questions with 40 mins to complete. Participants need to achieve a mark of 30 (60%) or more to pass. A pass in this exam is a pre-requisite for the P3O Practitioner exam.</text:p>
            <text:p>The Practitioner exam will be held at the end of Day 5. It is an open-book objective testing format exam, consisting of 7 questions with a total of 70 marks to be completed within 2.25 hours. Participants need to achieve a mark of 35 (50%) or more to pass.</text:p>
          </table:table-cell>
          <table:table-cell table:number-columns-repeated="16365"/>
        </table:table-row>
        <table:table-row table:style-name="ro1">
          <table:table-cell office:value-type="float" office:value="84" table:style-name="ce1">
            <text:p>84</text:p>
          </table:table-cell>
          <table:table-cell office:value-type="string" table:style-name="ce1">
            <text:p>https://www.iss.nus.edu.sg/executive-education/course/detail/nicf--prince2-(projects-in-controlled-environments)---foundation-and-practitioner-certificate-(sf)</text:p>
          </table:table-cell>
          <table:table-cell office:value-type="string" table:style-name="ce1">
            <text:p>PRINCE2(PRojects IN Controlled Environments) Foundation and Practitioner Certificate (SF)</text:p>
          </table:table-cell>
          <table:table-cell office:value-type="string" table:style-name="ce1">
            <text:p>Digital Products &amp; Platforms</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5" table:style-name="ce1">
            <text:p>5</text:p>
          </table:table-cell>
          <table:table-cell office:value-type="float" office:value="2500" table:style-name="ce1">
            <text:p>2500</text:p>
          </table:table-cell>
          <table:table-cell office:value-type="string" table:style-name="ce2">
            <text:p>Overview</text:p>
            <text:p>Reference No</text:p>
            <text:p>CRS-Q-0036793-ICT</text:p>
            <text:p>Part of</text:p>
            <text:p>-</text:p>
            <text:p>Duration</text:p>
            <text:p>5 days</text:p>
            <text:p>Course Time</text:p>
            <text:p>9:00am - 5:00pm</text:p>
            <text:p>PDU</text:p>
            <text:p>25PDU and PD hours are available for this course</text:p>
            <text:p>Enquiry</text:p>
            <text:p>Please contact Ms. Serene ANG at</text:p>
            <text:p>tel: 66012391 or<text:s/></text:p>
            <text:p>email for more details.</text:p>
            <text:p>PRojects IN Controlled Environments 2 (PRINCE2®) is a structured methodology encompassing the best practice in management, control and organisation of a project. With special focus on Continuous Business Case, Stage Control and Product-based Planning, it will enhance your agility to manage business change and ensure delivery of business value. This globally recognised certification will validate and elevate you as an expert in project management.</text:p>
            <text:p>The PRINCE2® Practitioner Certificate course provides you with an effective and in-depth understanding of the methodology, with real and practical knowledge of PRINCE2® application in the workplace. You will be equipped with all aspects of the PRINCE2® methodology, including its practical tailoring and useful templates that will accelerate your skill development in managing projects successfully.</text:p>
            <text:p>Conducted by accredited and highly experienced PRINCE2® practitioners and practising consultants, the course will prepare you for the PRINCE2® Foundation and Practitioner certifications.</text:p>
            <text:p>This course is part of the Digital Products &amp; Platforms Series offered by NUS-ISS.</text:p>
            <text:p>Upon successful completion of this course, you will earn 25 PDUs (PM: 25) that can be used to maintain your PMP® credential. Note that for the purpose of PDU reporting by those with PMP® credentials, the PMI REP Provider Number of ISS is “2339”.</text:p>
          </table:table-cell>
          <table:table-cell office:value-type="string" table:style-name="ce2">
            <text:p>Upcoming Classes</text:p>
            <text:p>Class 1<text:s/></text:p>
            <text:p>04 Sep 2019 to 10 Sep 2019<text:s/></text:p>
            <text:p>(Full Time)</text:p>
            <text:p>Duration: 5 days</text:p>
            <text:p>Time:</text:p>
            <text:p>9.00am - 5.00pm</text:p>
            <text:p>Button</text:p>
            <text:p>Button</text:p>
            <text:p>Class 2<text:s/></text:p>
            <text:p>29 Jan 2020 to 04 Feb 2020<text:s/></text:p>
            <text:p>(Full Time)</text:p>
            <text:p>Duration: 5 days</text:p>
            <text:p>Time:</text:p>
            <text:p>9.00am - 5.00pm</text:p>
            <text:p>Button</text:p>
            <text:p>Button</text:p>
          </table:table-cell>
          <table:table-cell office:value-type="string" table:style-name="ce2">
            <text:p>Key Takeaways</text:p>
            <text:p>At the end of the course, you will be able to:</text:p>
            <text:p>Deal effectively with the challenges of project initiation, promote buy-in, engage diverse stakeholders through the project lifecycle and business change, and ensure quality assurance deliverables, control and acceptance</text:p>
            <text:p>Clearly define and agree on roles, responsibilities and project structure so that you can manage and engage the full range of project challenges and stakeholders, including the business, users and suppliers</text:p>
            <text:p>Influence and shape how the project is managed and better assure project success</text:p>
          </table:table-cell>
          <table:table-cell office:value-type="string" table:style-name="ce2">
            <text:p>Who Should Attend</text:p>
            <text:p>This course is for:</text:p>
            <text:p>Practising Project Managers</text:p>
            <text:p>Aspiring Project Managers</text:p>
            <text:p>Supporting project team members</text:p>
            <text:p>Interested project stakeholders</text:p>
          </table:table-cell>
          <table:table-cell office:value-type="string" table:style-name="ce2">
            <text:p>What Will Be Covered</text:p>
            <text:p>Introduction to PRINCE2® and Project Management</text:p>
            <text:p>The 7 Principles of PRINCE2®</text:p>
            <text:p>The 7 Themes of PRINCE2®</text:p>
            <text:p>The 7 Processes of PRINCE2®</text:p>
            <text:p>The Tailoring of PRINCE2®</text:p>
            <text:p>Coaching on Examination Structure and Process</text:p>
            <text:p>Complete Mock Practitioner Examination Questions</text:p>
            <text:p>Practical Exercises and Discussions on How to Implement PRINCE2®</text:p>
            <text:p>Format</text:p>
            <text:p>Lectures, workshop, mock sample exam papers</text:p>
          </table:table-cell>
          <table:table-cell office:value-type="string" table:style-name="ce2">
            <text:p>Fees<text:s/></text:p>
            <text:p>Course fees and exam fees are payable as follows:</text:p>
            <text:p>(a) Course Fees</text:p>
            <text:p>International Participants</text:p>
            <text:p>Singaporeans/PRs<text:s/></text:p>
            <text:p>Full course fee</text:p>
            <text:p>S$2500</text:p>
            <text:p>S$2500</text:p>
            <text:p>7% GST on full course fee</text:p>
            <text:p>S$175</text:p>
            <text:p>S$175</text:p>
            <text:p>Total nett course fee payable, including GST</text:p>
            <text:p>S$2675</text:p>
            <text:p>S$2675</text:p>
            <text:p>(b) Exam Fees</text:p>
            <text:p>International Participants/S'poreans/PRs1</text:p>
            <text:p>Foundation examination fee<text:s/></text:p>
            <text:p>S$342.50</text:p>
            <text:p>Practitioner examination fee</text:p>
            <text:p>S$479.50</text:p>
            <text:p>7% GST on fee</text:p>
            <text:p>S$57.54</text:p>
            <text:p>Total fee payable</text:p>
            <text:p>S$879.54</text:p>
            <text:p>1up to 70% CITREP+ funding for Professionals (Singaporeans and Singapore PRs) and 100% CITREP+ funding for Students / NSF (Singaporeans) is available for the net payable exam fee</text:p>
            <text:p>CITREP+ Endorsement</text:p>
            <text:p>SUPPORTED BY:</text:p>
            <text:p>CITREP+ supports:</text:p>
            <text:p>up to 70% of the exam fees, capped at $500 (exam only) per trainee for Professionals</text:p>
            <text:p>up to 100% of the exam fees, capped at $500 (exam only) per trainee for Students and/or Full-Time National Service (NSF). For more details, please refer to CITREP+ Claim Application Guide</text:p>
            <text:p>Administered by the Infocomm Media Development Authority (IMDA), the CITREP+ funding support is eligible for Singapore Citizens and Permanent Residents. Valid for courses and examinations commencing from 1 April 2019.<text:s/></text:p>
            <text:p>Terms and conditions apply. Please visit http://www.imtalent.sg/citrep for full details.</text:p>
            <text:p>MR CODE: CITREP+/FY19/MR/19-05/749</text:p>
          </table:table-cell>
          <table:table-cell table:number-columns-repeated="2" table:style-name="ce1"/>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office:value-type="string" table:style-name="ce2">
            <text:p>Exams &amp; Certificate</text:p>
            <text:p>Certificate of Completion</text:p>
            <text:p>The ISS Certificate of Completion will be issued to participants who have attended at least 75% of the course.</text:p>
            <text:p>WSQ Assessment</text:p>
            <text:p>Broad Schedule of Assessment: During the course</text:p>
            <text:p>Passing Criteria: Generally achieve above 50% for quizzes and achieve objective in the case of exercise/workshop</text:p>
            <text:p>Assessment Method: Workshops, open-book quiz</text:p>
            <text:p>Upon passing the assessment, Statement of Attainment (SOAs) will be issued to certify that the participant has passed the following Competency Standard(s):</text:p>
            <text:p>ICT-PMT-4002-1.1 Programme Management</text:p>
            <text:p>Participants may need to attend additional coaching sessions and re-assessments if they do not pass the required competency standards. ISS reserves the right not to disclose any information on the course assessment process.</text:p>
            <text:p>Exam</text:p>
            <text:p>The Foundation exam will be held at the end of Day 3. It is a closed book, multiple-choice exam consisting of 60 questions with 1 hour to complete. Participants need to achieve a mark of 33 (55%) or more to pass. A pass in this exam is a pre-requisite for the PRINCE2 Practitioner Course and Exam.</text:p>
            <text:p>The Practitioner exam will be held at the end of Day 5. It is an open-book objective testing format exam, consisting of 46 questions (with a total of 68 question items) for a total of 68 marks to be completed within 2.5 hours. Participants need to achieve a mark of 38 (55%) or more to pass.</text:p>
          </table:table-cell>
          <table:table-cell table:number-columns-repeated="16365"/>
        </table:table-row>
        <table:table-row table:style-name="ro1">
          <table:table-cell office:value-type="float" office:value="85" table:style-name="ce1">
            <text:p>85</text:p>
          </table:table-cell>
          <table:table-cell office:value-type="string" table:style-name="ce1">
            <text:p>https://www.iss.nus.edu.sg/executive-education/course/detail/nicf--product-thinking-for-organisations-(sf)</text:p>
          </table:table-cell>
          <table:table-cell office:value-type="string" table:style-name="ce1">
            <text:p>Product Thinking for Organisations (SF)</text:p>
          </table:table-cell>
          <table:table-cell office:value-type="string" table:style-name="ce1">
            <text:p>Digital Products &amp; Platforms</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1800" table:style-name="ce1">
            <text:p>1800</text:p>
          </table:table-cell>
          <table:table-cell office:value-type="string" table:style-name="ce2">
            <text:p>Overview</text:p>
            <text:p>Reference No</text:p>
            <text:p>CRS-Q-0031653-IT</text:p>
            <text:p>Part of</text:p>
            <text:p>-</text:p>
            <text:p>Duration</text:p>
            <text:p>2 days</text:p>
            <text:p>Course Time</text:p>
            <text:p>9.00am - 5.00pm</text:p>
            <text:p>PDU</text:p>
            <text:p>8.5PDU and PD hours are available for this course</text:p>
            <text:p>Enquiry</text:p>
            <text:p>Please contact Ms. WONG Swee Lee at</text:p>
            <text:p>tel: 65162020 or<text:s/></text:p>
            <text:p>email for more details.</text:p>
            <text:p>Project managers are focused on completing a project and handing-off to operations. Product managers, on the other hand, need to continually evolve the product and grow market share.<text:s/></text:p>
            <text:p>In a fast changing IT landscape accelerated by disruptive technologies, technology driven products and services are impacting the way business is run. The typical project model alone is unable to support these new developments. Organisations need to adopt and adapt a product thinking mindset for the business to survive. Project managers and IT professionals would need product thinking concepts and techniques to bridge the gap and stay relevant.</text:p>
            <text:p>This 2-day course is targeted for professionals who want to learn about and apply product thinking concepts, processes and tools in delivering systems, services or products for the business or for the internal organisation and teams.<text:s/></text:p>
            <text:p>This course is part of the Digital Products &amp; Platforms Series offered by NUS-ISS.</text:p>
            <text:p>You will earn 8.5 PDUs (Technical: 4, Strategic: 4.5) upon successful completion of this course. For the purpose of PDU reporting, the ISS PMI® REP Provider Number is “2339”.</text:p>
          </table:table-cell>
          <table:table-cell office:value-type="string" table:style-name="ce2">
            <text:p>Upcoming Classes</text:p>
            <text:p>Class 1<text:s/></text:p>
            <text:p>02 Sep 2019 to 03 Sep 2019<text:s/></text:p>
            <text:p>(Full Time)</text:p>
            <text:p>Duration: 2 days</text:p>
            <text:p>Time:</text:p>
            <text:p>09:00am to 05:00pm</text:p>
            <text:p>Button</text:p>
            <text:p>Button</text:p>
            <text:p>Class 2<text:s/></text:p>
            <text:p>16 Jan 2020 to 17 Jan 2020<text:s/></text:p>
            <text:p>(Full Time)</text:p>
            <text:p>Duration: 2 days</text:p>
            <text:p>Time:</text:p>
            <text:p>09:00am to 05:00pm</text:p>
            <text:p>Button</text:p>
            <text:p>Button</text:p>
          </table:table-cell>
          <table:table-cell office:value-type="string" table:style-name="ce2">
            <text:p>Key Takeaways</text:p>
            <text:p>At the end of the course, the participants will be able to:<text:s/></text:p>
            <text:p>Learn to identify and apply suitable techniques, processes and tools in product thinking for the participants environment, with a focus on digital enablers for the product</text:p>
            <text:p>Learn to define digital product processes</text:p>
            <text:p>Learn how to lead and manage product development teams</text:p>
          </table:table-cell>
          <table:table-cell office:value-type="string" table:style-name="ce2">
            <text:p>Who Should Attend<text:s/></text:p>
            <text:p>The target course participants are primarily for Product Owners, Programme Managers, Project Managers and IT Managers who are keen to develop product management skills in terms of team leadership, product-thinking mindset, and techniques and process design needed to support product management and innovation. In addition, business/project stakeholders such as business executives/managers, Marketing/Sales, and PMO with responsibilities and/or an active interest in design and implementation of business transformation towards a product-centric and product-thinking culture.</text:p>
            <text:p>It is applicable for professionals engaged in the following areas.</text:p>
            <text:p>Product ,Programme and Project Management</text:p>
            <text:p>Leading product development team</text:p>
            <text:p>PMO functions- defining processes in product team organization<text:s/></text:p>
            <text:p>Pre-requisites</text:p>
            <text:p>This is an intensive, foundation course. Participants with some prior years of experience working with different functional teams in an organisation delivering products and services will benefit more from the course.<text:s/></text:p>
            <text:p>Participants also need to have a strong interest in product management concepts, managing product teams and product design processes/techniques. It is also highly relevant to Programme and Project managers looking to expanding their skills to product management.</text:p>
            <text:p>NUS-ISS also offers a range of other basic courses in various aspects of product management for participants new to it.</text:p>
          </table:table-cell>
          <table:table-cell office:value-type="string" table:style-name="ce2">
            <text:p>What Will Be Covered</text:p>
            <text:p>This course will cover:</text:p>
            <text:p>1. What’s Product-Thinking and Why is it critical?<text:s/></text:p>
            <text:p>a. What’s Product Management and common Product Management frameworks and methodologies</text:p>
            <text:p>b. Roles in a Product-Thinking organisation - Product Manager, Product Owner, Project Manager</text:p>
            <text:p>c. The benefits of using Product Thinking</text:p>
            <text:p>d. The motivations and drivers</text:p>
            <text:p>2. Study of Industries undergoing productisation. E.g. Public Sector, SME, MNC</text:p>
            <text:p>a. Projects as a vehicle to deliver services, systems and products (the current construct – the characteristics (e.g. One-off, tailored to one customer, fixed end dates).</text:p>
            <text:p>b. Productise Business as Usual (BAU) – operational services.</text:p>
            <text:p>c. Challenges and mitigation measures in the productisation</text:p>
            <text:p>d. Trends and emerging concepts</text:p>
            <text:p>3. Useful Product-thinking concepts to adopt (part 1)<text:s/></text:p>
            <text:p>a. Customer</text:p>
            <text:p>b. Value, value added services</text:p>
            <text:p>c. Agility</text:p>
            <text:p>d. Bi-modal operations</text:p>
            <text:p>Workshop 1 : Understand, identify, and analyse product-thinking opportunities in an organisation.<text:s/></text:p>
            <text:p>Participants will be organised into breakout groups. Each group will be provided with a traditional projectised scenario of a company’s current operations and challenges. The group will identify areas where product thinking can be applied to and analyse and list the benefits/pros and risk/cons as justification for management buy-in.</text:p>
            <text:p>4. Useful product-thinking concepts to adopt (part 2)</text:p>
            <text:p>a. Road mapping</text:p>
            <text:p>b. Internal/ external Marketing</text:p>
            <text:p>c. Continuous delivery</text:p>
            <text:p>d. Productisation processes</text:p>
            <text:p>5. Digital, the lever to productization</text:p>
            <text:p>a. How digital enables products<text:s/></text:p>
            <text:p>b. The digital elements<text:s/></text:p>
            <text:p>c. Platform based environments</text:p>
            <text:p>6. Application of Product-Thinking to different types of organisations<text:s/></text:p>
            <text:p>a. Public Sector Organisations – productise services to the public</text:p>
            <text:p>b. Vendor, Systems Integrator – pick best features to build a product / change in setup and structure<text:s/></text:p>
            <text:p>c. Internal IT department – e.g. Use of road mapping for upgrades and changes</text:p>
            <text:p>d. Small and Medium enterprise/start-up – developing an idea into a product</text:p>
            <text:p>Workshop 2 : Develop a product-thinking model for the different types of organisation and a possible operationalisation strategy.<text:s/></text:p>
            <text:p>Participants will be divided into breakout groups and given a traditional projectised organization case scenario. They will work as a group to exercise the product thinking learned, remodel a new structure or design a new process to support product thinking.</text:p>
            <text:p>Students will also submit an individual reflection of how the concepts can be applied to their organisation’s environment</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1800</text:p>
            <text:p>S$1800</text:p>
            <text:p>S$1800</text:p>
            <text:p>S$1800</text:p>
            <text:p>SSG grant</text:p>
            <text:p>-</text:p>
            <text:p>(S$1260)</text:p>
            <text:p>(S$1260)</text:p>
            <text:p>(S$1260)</text:p>
            <text:p>Nett course fee</text:p>
            <text:p>S$1800</text:p>
            <text:p>S$540</text:p>
            <text:p>S$540</text:p>
            <text:p>S$540</text:p>
            <text:p>7% GST on nett course fee</text:p>
            <text:p>S$126</text:p>
            <text:p>S$37.80</text:p>
            <text:p>S$37.80</text:p>
            <text:p>S$37.80</text:p>
            <text:p>Total nett course fee payable, including GST</text:p>
            <text:p>S$1926</text:p>
            <text:p>S$577.80</text:p>
            <text:p>S$577.80</text:p>
            <text:p>S$577.80</text:p>
            <text:p>Less additional funding if eligible under various schemes</text:p>
            <text:p>-</text:p>
            <text:p>-</text:p>
            <text:p>(S$360)</text:p>
            <text:p>(S$450)</text:p>
            <text:p>Total nett course fee payable, including GST, after additional funding from the various funding schemes</text:p>
            <text:p>S$1926</text:p>
            <text:p>S$577.80</text:p>
            <text:p>S$217.80</text:p>
            <text:p>S$127.8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1800</text:p>
            <text:p>S$1800</text:p>
            <text:p>S$1800</text:p>
            <text:p>S$1800</text:p>
            <text:p>S$1800</text:p>
            <text:p>SSG grant</text:p>
            <text:p>-</text:p>
            <text:p>(S$1260)</text:p>
            <text:p>(S$1260)</text:p>
            <text:p>(S$1260)</text:p>
            <text:p>(S$1260)</text:p>
            <text:p>Nett course fee</text:p>
            <text:p>S$1800</text:p>
            <text:p>S$540</text:p>
            <text:p>S$540</text:p>
            <text:p>S$540</text:p>
            <text:p>S$540</text:p>
            <text:p>7% GST on nett course fee</text:p>
            <text:p>S$126</text:p>
            <text:p>S$37.80</text:p>
            <text:p>S$37.80</text:p>
            <text:p>S$37.80</text:p>
            <text:p>S$37.80</text:p>
            <text:p>Total nett course fee payable, including GST</text:p>
            <text:p>S$1926</text:p>
            <text:p>S$577.80</text:p>
            <text:p>S$577.80</text:p>
            <text:p>S$577.80</text:p>
            <text:p>S$577.80</text:p>
            <text:p>Fee payable to NUS-ISS</text:p>
            <text:p>Less additional funding if eligible under various schemes#</text:p>
            <text:p>(company needs to submit training grant and claim via Skillsconnect)</text:p>
            <text:p>-</text:p>
            <text:p>-</text:p>
            <text:p>(S$360)</text:p>
            <text:p>(S$450)</text:p>
            <text:p>(S$360)</text:p>
            <text:p>Total nett course fee payable, including GST, after additional funding from the various funding schemes</text:p>
            <text:p>-</text:p>
            <text:p>-</text:p>
            <text:p>S$217.80</text:p>
            <text:p>S$127.80</text:p>
            <text:p>S$217.8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Participants will be assessed throughout the duration of the course.</text:p>
            <text:p>Assessment Method :<text:s/></text:p>
            <text:p>Group assessments</text:p>
            <text:p>Individual written assessment (open-book)</text:p>
            <text:p>Passing Criteria –<text:s/></text:p>
            <text:p>Group Assessment - Participants are to make active contribution to the group discussions and exercises, and achieve objectives in the workshops.</text:p>
            <text:p>Individual Assessment - Participants are to answer all questions accurately in the individual written assessment.</text:p>
            <text:p>Upon passing the assessment, Statement of Attainment (SOAs) will be issued to certify that the participant has passed the following Competency Standard(s) :</text:p>
            <text:p>ICT-SNA-4003-1.1 Business Innovation</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86" table:style-name="ce1">
            <text:p>86</text:p>
          </table:table-cell>
          <table:table-cell office:value-type="string" table:style-name="ce1">
            <text:p>https://www.iss.nus.edu.sg/executive-education/course/detail/nicf--strategic-product-manager-(sf)</text:p>
          </table:table-cell>
          <table:table-cell office:value-type="string" table:style-name="ce1">
            <text:p>Strategic Product Manager TM (SF)</text:p>
          </table:table-cell>
          <table:table-cell office:value-type="string" table:style-name="ce1">
            <text:p>Digital Products &amp; Platforms</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4" table:style-name="ce1">
            <text:p>4</text:p>
          </table:table-cell>
          <table:table-cell office:value-type="float" office:value="3600" table:style-name="ce1">
            <text:p>3600</text:p>
          </table:table-cell>
          <table:table-cell office:value-type="string" table:style-name="ce2">
            <text:p>Overview</text:p>
            <text:p>Reference No</text:p>
            <text:p>CRS-Q-0034791-ICT</text:p>
            <text:p>Part of</text:p>
            <text:p>-</text:p>
            <text:p>Duration</text:p>
            <text:p>4 days</text:p>
            <text:p>Course Time</text:p>
            <text:p>9:00am - 5:00pm</text:p>
            <text:p>PDU</text:p>
            <text:p>12PDU and PD hours are available for this course</text:p>
            <text:p>Enquiry</text:p>
            <text:p>Please contact Ms. WONG Swee Lee at</text:p>
            <text:p>tel: 65162020 or<text:s/></text:p>
            <text:p>email for more details.</text:p>
            <text:p>The Strategic Product Manager™ (SPMR) course is a comprehensive 4-day programme presenting participants with a practical and interactive learning experience while providing the necessary knowledge, skills and tools to manage advanced products at technology and high-tech companies.<text:s/></text:p>
            <text:p>The course consists of the following three core modules:</text:p>
            <text:p>Strategic Product Management™ (SPM) - This core training module provides participants with the knowledge, skills and tools to effectively plan and market technology products and services using Product Manager’s Toolkit® PMTK) and PMTK Action Model - a comprehensive set of product planning and product marketing work templates, and accompanying process methodology, that illustrate notable best practices and processes (used by top technology companies) to create successful market-driven products. (2 days)</text:p>
            <text:p>Procedural Requirements Management™ (PRM) - This advanced training module provides participants with the knowledge, skills and tools to effectively identify and articulate market requirements. It also demonstrates effective practices that clearly identify and articulate market requirements. (1 day)</text:p>
            <text:p>Business and Market Planning™ (BMP) - This advanced training module provides participants with the knowledge, skills and tools to effectively contribute to business and market planning activities by exploring key concepts and processes used in formulating plans that evaluate market opportunities and shape the resulting marketing efforts; i.e., business cases and market plans. (1 day)</text:p>
            <text:p>All participants will receive a free license to the hosted version of the Product Manager's Toolkit® (PMTK) with lifetime free unlimited updates and upgrades to PMTK. They will also receive a free copy of the "The Product Manager’s Toolkit: Methodologies, Processes and Tasks in High-Tech Product Management" book.</text:p>
            <text:p>Watch this video to find out the definition of product management according to the Blackblot PMTK Methodology™.</text:p>
            <text:p>If you want to gauge the level of maturity of product management practice in your organisation, you can use the Blackblot Product Management Maturity Evaluator.</text:p>
            <text:p>Product Management Articles from Blackblot:</text:p>
            <text:p>The Connection between Market-Driven Product Management and Marketplace Success</text:p>
            <text:p>Agile and Product Management<text:s/></text:p>
            <text:p>What is Product Management?</text:p>
            <text:p>Business Value of a Product</text:p>
            <text:p>Implementing a Product Management Methodology</text:p>
            <text:p>Measuring Product Success or Failure</text:p>
            <text:p>Upon successful completion of this course, you will earn 12 PDUs (Technical: 7, Strategy: 5) that can be used to maintain your PMP® credential. Note that for the purpose of PDU reporting by those with PMP® credentials, the PMI REP Provider Number of ISS is “2339”.</text:p>
            <text:p>This course is part of the Software Systems, Digital Products &amp; Platforms and Graduate Certificate in Designing and Managing Products and Platforms Series offered by NUS-ISS.</text:p>
          </table:table-cell>
          <table:table-cell office:value-type="string" table:style-name="ce2">
            <text:p>Upcoming Classes</text:p>
            <text:p>Class 1<text:s/></text:p>
            <text:p>13 Aug 2019 to 16 Aug 2019<text:s/></text:p>
            <text:p>(Full Time)</text:p>
            <text:p>Duration: 4 days</text:p>
            <text:p>When:</text:p>
            <text:p>Aug:</text:p>
            <text:p>13, 14, 15, 16</text:p>
            <text:p>Time:</text:p>
            <text:p>9.00am - 5.00pm</text:p>
            <text:p>Button</text:p>
            <text:p>Button</text:p>
            <text:p>Class 2<text:s/></text:p>
            <text:p>18 Nov 2019 to 26 Nov 2019<text:s/></text:p>
            <text:p>(Full Time)</text:p>
            <text:p>Duration: 4 days</text:p>
            <text:p>When:</text:p>
            <text:p>Nov:</text:p>
            <text:p>18, 19, 25, 26</text:p>
            <text:p>Time:</text:p>
            <text:p>9.00am - 5.00pm</text:p>
            <text:p>Button</text:p>
            <text:p>Button</text:p>
            <text:p>Class 3<text:s/></text:p>
            <text:p>03 Feb 2020 to 11 Feb 2020<text:s/></text:p>
            <text:p>(Full Time)</text:p>
            <text:p>Duration: 4 days</text:p>
            <text:p>When:</text:p>
            <text:p>Feb:</text:p>
            <text:p>03, 04, 10, 11</text:p>
            <text:p>Time:</text:p>
            <text:p>9.00am - 5.00pm</text:p>
            <text:p>Button</text:p>
            <text:p>Button</text:p>
          </table:table-cell>
          <table:table-cell office:value-type="string" table:style-name="ce2">
            <text:p>Key Takeaways</text:p>
            <text:p>At the end of the course, you will be able to:</text:p>
            <text:p>Effectively plan and market technology products and services using Product Manager’s Toolkit® (PMTK) and PMTK Action Model.</text:p>
            <text:p>Demonstrates effective practices that clearly identify and articulate market requirements.</text:p>
            <text:p>Contribute to business and market planning activities by exploring key concepts and processes used in formulating plans that evaluate market opportunities and shape the resulting marketing efforts; i.e., business cases and market plans.</text:p>
          </table:table-cell>
          <table:table-cell office:value-type="string" table:style-name="ce2">
            <text:p>Who Should Attend</text:p>
            <text:p>This course is for:</text:p>
            <text:p>Product Manager, Product Marketing Manager, Marketing Executive and Marketing Analyst of all levels, including new appointment holders</text:p>
            <text:p>Anyone who intends to move into the discipline of product management</text:p>
            <text:p>Anyone who are involved in product planning, product design, product development, and product marketing</text:p>
          </table:table-cell>
          <table:table-cell office:value-type="string" table:style-name="ce2">
            <text:p>What Will Be Covered</text:p>
            <text:p>Corporate strategy mix</text:p>
            <text:p>PMTK action model</text:p>
            <text:p>Business case</text:p>
            <text:p>Product marketing</text:p>
            <text:p>Market planning</text:p>
            <text:p>Agile development</text:p>
            <text:p>Product planning</text:p>
            <text:p>Process efficiency</text:p>
            <text:p>Product delivery process and more...</text:p>
            <text:p>Format</text:p>
            <text:p>Lectures, workshops, and retention drill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3600</text:p>
            <text:p>S$3600</text:p>
            <text:p>S$3600</text:p>
            <text:p>S$3600</text:p>
            <text:p>SSG grant</text:p>
            <text:p>-</text:p>
            <text:p>(S$2520)</text:p>
            <text:p>(S$2520)</text:p>
            <text:p>(S$2520)</text:p>
            <text:p>Nett course fee</text:p>
            <text:p>S$3600</text:p>
            <text:p>S$1080</text:p>
            <text:p>S$1080</text:p>
            <text:p>S$1080</text:p>
            <text:p>7% GST on nett course fee</text:p>
            <text:p>S$252</text:p>
            <text:p>S$75.60</text:p>
            <text:p>S$75.60</text:p>
            <text:p>S$75.60</text:p>
            <text:p>Total nett course fee payable, including GST</text:p>
            <text:p>S$3852</text:p>
            <text:p>S$1155.60</text:p>
            <text:p>S$1155.60</text:p>
            <text:p>S$1155.60</text:p>
            <text:p>Less additional funding if eligible under various schemes</text:p>
            <text:p>-</text:p>
            <text:p>-</text:p>
            <text:p>(S$720)</text:p>
            <text:p>(S$900)</text:p>
            <text:p>Total nett course fee payable, including GST, after additional funding from the various funding schemes</text:p>
            <text:p>S$3852</text:p>
            <text:p>S$1155.60</text:p>
            <text:p>S$435.60</text:p>
            <text:p>S$255.6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3600</text:p>
            <text:p>S$3600</text:p>
            <text:p>S$3600</text:p>
            <text:p>S$3600</text:p>
            <text:p>S$3600</text:p>
            <text:p>SSG grant</text:p>
            <text:p>-</text:p>
            <text:p>(S$2520)</text:p>
            <text:p>(S$2520)</text:p>
            <text:p>(S$2520)</text:p>
            <text:p>(S$2520)</text:p>
            <text:p>Nett course fee</text:p>
            <text:p>S$3600</text:p>
            <text:p>S$1080</text:p>
            <text:p>S$1080</text:p>
            <text:p>S$1080</text:p>
            <text:p>S$1080</text:p>
            <text:p>7% GST on nett course fee</text:p>
            <text:p>S$252</text:p>
            <text:p>S$75.60</text:p>
            <text:p>S$75.60</text:p>
            <text:p>S$75.60</text:p>
            <text:p>S$75.60</text:p>
            <text:p>Total nett course fee payable, including GST</text:p>
            <text:p>S$3852</text:p>
            <text:p>S$1155.60</text:p>
            <text:p>S$1155.60</text:p>
            <text:p>S$1155.60</text:p>
            <text:p>S$1155.60</text:p>
            <text:p>Fee payable to NUS-ISS</text:p>
            <text:p>Less additional funding if eligible under various schemes#</text:p>
            <text:p>(company needs to submit training grant and claim via Skillsconnect)</text:p>
            <text:p>-</text:p>
            <text:p>-</text:p>
            <text:p>(S$720)</text:p>
            <text:p>(S$900)</text:p>
            <text:p>(S$720)</text:p>
            <text:p>Total nett course fee payable, including GST, after additional funding from the various funding schemes</text:p>
            <text:p>-</text:p>
            <text:p>-</text:p>
            <text:p>S$435.60</text:p>
            <text:p>S$255.60</text:p>
            <text:p>S$435.6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number-columns-repeated="2" table:style-name="ce1"/>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office:value-type="string" table:style-name="ce2">
            <text:p>Exams &amp; Certificate</text:p>
            <text:p>Certificate of Completion</text:p>
            <text:p>The ISS Certificate of Completion will be issued to participants who have attended at least 75% of the course.</text:p>
            <text:p>WSQ Assessment</text:p>
            <text:p>Broad Schedule of Assessment: Workshops conducted throughout the course with course workbook submitted at the end for assessment</text:p>
            <text:p>Passing Criteria: Achieve above 50% for quizzes and achieve objective in the workshops</text:p>
            <text:p>Assessment Method: Workshops, open-book quiz</text:p>
            <text:p>Upon passing the assessment, Statement of Attainment (SOAs) will be issued to certify that the participant has passed the following Competency Standard(s):</text:p>
            <text:p>ICT-SNM-5002-1.1 Brand Management<text:s/></text:p>
            <text:p>ICT-SNM-4002-1.1 Brand Management<text:s/></text:p>
            <text:p>Participants may need to attend additional coaching sessions and re-assessments if they do not pass the required competency standards. ISS reserves the right not to disclose any information on the course assessment process.</text:p>
            <text:p>Exam</text:p>
            <text:p>Course participants are given a one-time free registration to take up Blackblot Product Management Professional™ (BPMP) certification tests. They will be tested on the Blackblot PMTK Methodology™ which in turn helps their companies to achieve better consistency in the internal application of the product management discipline. Certification also allows individuals to differentiate themselves, validate skills, and gain professional acknowledgement in support of their career.<text:s/></text:p>
            <text:p>Candidates should note the following certification requirements and format:</text:p>
            <text:p>The BPMP™ certification consists of three tests:</text:p>
            <text:p>“BPMP in Product Management” core test (US$100)</text:p>
            <text:p>“BPMP in Product Planning” advanced test (US$150)</text:p>
            <text:p>“BPMP in Product Marketing” advanced test (US$150)</text:p>
            <text:p>Format: The test is an open-book, computer-based, multiple-choice, time-constrained format and delivered online via a web browser.</text:p>
            <text:p>Duration: Sixty (60) minutes</text:p>
            <text:p>Questions: Sixty (60) questions</text:p>
            <text:p>Passing Grade: Seventy five percent (75%)</text:p>
            <text:p>Grade Type: Pass/Fail</text:p>
            <text:p>Test Type: Multiple-Choice, open-Book</text:p>
            <text:p>Test Results: Provided immediately on screen and email message, following completion of test</text:p>
            <text:p>All participants are given a one-time free registration to take the above three BPMP™ tests. Two attempts to pass any BPMP™ test are granted per each registration. Should a participant fail any test twice and intends to re-take it, the above corresponding exam fee indicated above applies. Please visit www.blackblot.com for more information.</text:p>
          </table:table-cell>
          <table:table-cell table:number-columns-repeated="16365" table:style-name="ce1"/>
        </table:table-row>
        <table:table-row table:style-name="ro1">
          <table:table-cell office:value-type="float" office:value="87" table:style-name="ce1">
            <text:p>87</text:p>
          </table:table-cell>
          <table:table-cell office:value-type="string" table:style-name="ce1">
            <text:p>https://www.iss.nus.edu.sg/executive-education/course/detail/nicf--strategic-product-market-fit-(sf)</text:p>
          </table:table-cell>
          <table:table-cell office:value-type="string" table:style-name="ce1">
            <text:p>Strategic Product Market Fit (SF)</text:p>
          </table:table-cell>
          <table:table-cell office:value-type="string" table:style-name="ce1">
            <text:p>Digital Products &amp; Platforms</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6480-ICT</text:p>
            <text:p>Part of</text:p>
            <text:p>-</text:p>
            <text:p>Duration</text:p>
            <text:p>3 days</text:p>
            <text:p>Course Time</text:p>
            <text:p>9.00am - 5.00pm</text:p>
            <text:p>PDU</text:p>
            <text:p>17PDU and PD hours are available for this course</text:p>
            <text:p>Enquiry</text:p>
            <text:p>Please contact Ms. WONG Swee Lee at</text:p>
            <text:p>tel: 65162020 or<text:s/></text:p>
            <text:p>email for more details.<text:s/></text:p>
            <text:p/>
            <text:p>Product management binds many functions that touch a product - engineering, design, customer success, sales, marketing, operations, finance, legal, and more.</text:p>
            <text:p>Product Managers are increasingly becoming the “mini-CEO” of their product. They own the decisions about what to build but also influence every aspect of how to build and launch. They must have a broad knowledge base to in-order to make trade-off decisions, bring together cross-functional teams while ensuring alignment between diverse functions within the organisation.</text:p>
            <text:p>As more companies outside of the technology sector set out to build software capabilities for success in the digital era, it is critical that they get the product-management role right.</text:p>
            <text:p>Product managers are crucial to digital business success, orchestrating stakeholders and teams to deliver better product and financial outcomes. Organisations must understand this challenging role in order to help find the right people for the job.</text:p>
            <text:p>This course will help participants to develop a strategy to achieve product market fit using a realistic case study. It provides knowledge and skillsets for product managers and practitioners to equip themselves with advanced insights, practices and techniques to evolve their products and services and achieve the product market fit.</text:p>
            <text:p>This course is part of the Digital Products &amp; Platforms Series offered by NUS-ISS.</text:p>
            <text:p>You will earn 17 PDUs (Technical: 6, Leadership: 5, Strategic: 6) upon successful completion of this course. For the purpose of PDU reporting, the ISS PMI® REP Provider Number is “2339”.</text:p>
          </table:table-cell>
          <table:table-cell office:value-type="string" table:style-name="ce2">
            <text:p>Upcoming Classes</text:p>
            <text:p>Class 1<text:s/></text:p>
            <text:p>22 May 2019 to 24 May 2019<text:s/></text:p>
            <text:p>(Full Time)</text:p>
            <text:p>Duration: 3 days</text:p>
            <text:p>Time:</text:p>
            <text:p>9.00am - 5.00pm</text:p>
            <text:p>Button</text:p>
            <text:p>Button</text:p>
            <text:p>Class 2<text:s/></text:p>
            <text:p>30 Sep 2019 to 02 Oct 2019<text:s/></text:p>
            <text:p>(Full Time)</text:p>
            <text:p>Duration: 3 days</text:p>
            <text:p>Time:</text:p>
            <text:p>09:00am to 05:00pm</text:p>
            <text:p>Button</text:p>
            <text:p>Button</text:p>
          </table:table-cell>
          <table:table-cell office:value-type="string" table:style-name="ce2">
            <text:p>Key Takeaways</text:p>
            <text:p>At the end of the course, the participants will be able to:</text:p>
            <text:p>Learn to develop a product market fit strategy and support it with a valid business case</text:p>
            <text:p>Learn to improve customer-product intimacy by leveraging various social signals to build product features and how to market them.</text:p>
            <text:p>Learn how to create measures and indicators that may be used to drive and ensure product market fit.</text:p>
          </table:table-cell>
          <table:table-cell office:value-type="string" table:style-name="ce2">
            <text:p>Who Should Attend</text:p>
            <text:p>This course is designed for:<text:s/></text:p>
            <text:p>Professionals who are involved in product planning, product design, product development and product marketing at all levels including product managers, product marketers, product engineers, sales and marketing personnel.<text:s/></text:p>
            <text:p>Professionals including programme managers and project managers who intend to expand their skills or want to move into the discipline of managing products.</text:p>
            <text:p>Prerequisites</text:p>
            <text:p>Hardcopies of the courseware will not be provided. Participants are required to bring their own internet enabled device &amp; charger to access the e-courseware in PDF format. The e-courseware will be made available a few days before commencement of the class.<text:s/></text:p>
            <text:p>Professionals with an interest in product management concepts, or</text:p>
            <text:p>Professionals managing product teams and involved in product design processes and techniques, or</text:p>
            <text:p>Professionals with working experience in project and programme delivery.</text:p>
            <text:p>NUS-ISS also offers a range of other foundational courses in various aspects of Digital Products &amp; Platforms for participants new to it</text:p>
          </table:table-cell>
          <table:table-cell office:value-type="string" table:style-name="ce2">
            <text:p>What Will Be Covered</text:p>
            <text:p>The course will cover the following topics:</text:p>
            <text:p>The course will focus on qualitative and quantitative aspects of product market fit. Participants will learn how to adopt a strategic customer-centric model to create and sustain value for customers and achieve market growth. This course will cover key techniques on how to leverage customer and market segmentation, product iteration, omni-channel experience, and data-driven decision making to achieve product market fit.</text:p>
            <text:p>Reinforcement of the learning outcomes will accomplished through workshops to allow participants to practice the various techniques taught in class. All workshops will form part of the overall assessment.</text:p>
            <text:p>Customer Voice</text:p>
            <text:p>Concept and definition of the Customer Voice.</text:p>
            <text:p>Key factors that facilitate listening to the Customer Voice.</text:p>
            <text:p>Insights on how to leverage the use of data-driven decision making.</text:p>
            <text:p>Measures and indicators for product market fit using the Customer Voice.</text:p>
            <text:p>The techniques will include the following:</text:p>
            <text:p>Cost-Benefits Analysis</text:p>
            <text:p>Kano Modelling</text:p>
            <text:p>Customer and Market Segmentation</text:p>
            <text:p>Customer Engagement<text:s/></text:p>
            <text:p>Concept and definition of Customer Engagement.</text:p>
            <text:p>Customer Engagement strategies and techniques to help gain competitive advantage.</text:p>
            <text:p>Concepts of “value” and “superior perceived value”.</text:p>
            <text:p>Measures and indicators for product market fit using Customer Engagement.</text:p>
            <text:p>The techniques will include the following:</text:p>
            <text:p>Moments of Truth (MOT)</text:p>
            <text:p>Customer Lifecycle Marketing Strategy</text:p>
            <text:p>Customer Decision Journey</text:p>
            <text:p>Customer Validation</text:p>
            <text:p>Concept and definition of Customer Validation.</text:p>
            <text:p>Factors, benefits and implications when developing a Customer Validation strategy.</text:p>
            <text:p>Product tests that provide comprehensive coverage of product quality, interoperability and user experience.</text:p>
            <text:p>Measures and indicators for product market fit using Customer Validation.</text:p>
            <text:p>The techniques will include the following:</text:p>
            <text:p>Agile Product Iteration Model (Plan- Develop- Evaluate- Learn)</text:p>
            <text:p>Build-Measure-Learn Loop Model<text:s/></text:p>
            <text:p>Alpha Tests/ Beta Tests/ Field Tests</text:p>
            <text:p>Product Market Fit Strategy</text:p>
            <text:p>Factors that influence the buying decisions of the customer.</text:p>
            <text:p>Relationships between the product market fit strategy and product development.</text:p>
            <text:p>Organisation agility and alignment vis-à-vis product development.</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Participants will be assessed continuously throughout the duration of the course.</text:p>
            <text:p>Assessment Method<text:s/></text:p>
            <text:p>Group assessments<text:s/></text:p>
            <text:p>Individual written assessment (open-book)</text:p>
            <text:p>Passing Criteria<text:s/></text:p>
            <text:p>Group Assessment - Participants are to make active contribution to the group discussions and exercises, and achieve objectives in the workshops.</text:p>
            <text:p>Individual Assessment - Participants are to answer all questions accurately in the individual written assessment</text:p>
            <text:p>Upon passing the assessment, Statement of Attainment (SOAs) will be issued to certify that the participant has passed the following Competency Standard(s):</text:p>
            <text:p>ICT-DES-4001-1.1 Data Design<text:s/></text:p>
            <text:p>ICT-SNM-5005-1.1 Customer Experience Management<text:s/></text:p>
            <text:p>ICT-DIT-4015-1.1 Software Testing</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88" table:style-name="ce1">
            <text:p>88</text:p>
          </table:table-cell>
          <table:table-cell office:value-type="string" table:style-name="ce1">
            <text:p>https://www.iss.nus.edu.sg/executive-education/course/detail/pmi-agile-certified-practitioner--(pmi-acp-exam-only)</text:p>
          </table:table-cell>
          <table:table-cell office:value-type="string" table:style-name="ce1">
            <text:p>PMI Agile Certified Practitioner (PMI-ACP Exam Only) Exams supported by CITREP+</text:p>
          </table:table-cell>
          <table:table-cell office:value-type="string" table:style-name="ce1">
            <text:p>Digital Products &amp; Platforms</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style-name="ce1"/>
          <table:table-cell office:value-type="float" office:value="595.95000000000005" table:style-name="ce1">
            <text:p>595.95</text:p>
          </table:table-cell>
          <table:table-cell office:value-type="string" table:style-name="ce2">
            <text:p>Overview</text:p>
            <text:p>Part of</text:p>
            <text:p>-</text:p>
            <text:p>Duration</text:p>
            <text:p>Course Time</text:p>
            <text:p>Enquiry</text:p>
            <text:p>Please contact Ms. WONG Swee Lee at</text:p>
            <text:p>tel: 65162020 or<text:s/></text:p>
            <text:p>email for more details.</text:p>
            <text:p>After completing the NICF- PMI Agile Certified Practitioner (PMI-ACP)® Preparatory Course, most participants will find it faster, more direct and easier to register for the PMI-ACP® exam directly with PMI® using a credit card through the secured PMI® website.</text:p>
            <text:p>If you are eligible and interested to seek funding support under CITREP+ on the PMI-ACP® exam, you may want NUS-ISS to handle the payment of the ACP® exam for you.</text:p>
            <text:p>PMI-ACP® Credential and Exam Application</text:p>
            <text:p>You are strongly encouraged to read PMI-ACP® Handbook for details.</text:p>
            <text:p>Submit your PMI-ACP® credential application via PMI® website. PMI® takes five working days to complete the review process.</text:p>
            <text:p>To be eligible for CITREP+ funding (Singapore Citizens only), please register your PMI-ACP® exam with NUS-ISS. You need to pay the exam fee to NUS-ISS directly once PMI® approves your credential application.</text:p>
            <text:p>Please state your PMI® member ID to enjoy the PMI® member rate for exam fee. Participants must be a PMI® member at the time of making payment to NUS-ISS.<text:s/></text:p>
            <text:p>NOTE: If PMI® membership is obtained after payment has been made, NUS-ISS will not refund the difference.<text:s/></text:p>
            <text:p>Participants are advised to register for PMI® Membership on their own before enrolling for the exam. The benefits of PMI® membership are available at the PMI® website.</text:p>
            <text:p>After PMI® approves your credential application, please forward the PMI®’s notification email, PMI®’s username and registered email address to NUS-ISS to facilitate exam payment processing.</text:p>
            <text:p>NUS-ISS will process the payment of exam fees to PMI® on a batch payment basis. PMI® may take up to three business weeks to complete payment processing.</text:p>
            <text:p>Once the exam payment is completed, you will receive PMI®’s email notification to schedule your exam (CBT mode) with Prometric test centres.</text:p>
            <text:p>Eligible candidates (Singapore Citizens only) are reminded to submit CITREP+ claim after passing the exam. Please refer to IMDA website for details.</text:p>
          </table:table-cell>
          <table:table-cell office:value-type="string" table:style-name="ce2">
            <text:p>Upcoming Exam Processing</text:p>
            <text:p>Class 1<text:s/></text:p>
            <text:p>15 Jul 2019<text:s/></text:p>
            <text:p>(Full Time)</text:p>
            <text:p>Time:</text:p>
            <text:p>09:00am to 05:00pm</text:p>
            <text:p>Button</text:p>
            <text:p>Button</text:p>
            <text:p>Class 2<text:s/></text:p>
            <text:p>15 Sep 2019<text:s/></text:p>
            <text:p>(Full Time)</text:p>
            <text:p>Time:</text:p>
            <text:p>09:00am to 05:00pm</text:p>
            <text:p>Button</text:p>
            <text:p>Button</text:p>
            <text:p>Class 3<text:s/></text:p>
            <text:p>15 Nov 2019<text:s/></text:p>
            <text:p>(Full Time)</text:p>
            <text:p>Time:</text:p>
            <text:p>09:00am to 05:00pm</text:p>
            <text:p>Button</text:p>
            <text:p>Button</text:p>
            <text:p>Class 4<text:s/></text:p>
            <text:p>15 Jan 2020<text:s/></text:p>
            <text:p>(Full Time)</text:p>
            <text:p>Time:</text:p>
            <text:p>09:00am to 05:00pm</text:p>
            <text:p>Button</text:p>
            <text:p>Button</text:p>
          </table:table-cell>
          <table:table-cell table:number-columns-repeated="3" table:style-name="ce1"/>
          <table:table-cell office:value-type="string" table:style-name="ce2">
            <text:p>Fees &amp; Funding</text:p>
            <text:p>International Participants/S'poreans/PRs1</text:p>
            <text:p>Exam fee</text:p>
            <text:p>S$595.95 (PMI® member)</text:p>
            <text:p>S$678.15 (Non-member)</text:p>
            <text:p>7% GST on fee</text:p>
            <text:p>S$41.72 (PMI® member)</text:p>
            <text:p>S$47.47 (Non-member)</text:p>
            <text:p>Total fee payable</text:p>
            <text:p>S$637.67 (PMI® member)</text:p>
            <text:p>S$725.62 (Non-member)</text:p>
            <text:p>Admin fee (inclusive of 7% GST)</text:p>
            <text:p>S$53.502</text:p>
            <text:p>1up to 70% CITREP+ funding for Professionals (Singaporeans and Singapore PRs) and 100% CITREP+ funding for Students / NSF (Singaporeans) is available for the net payable exam fee</text:p>
            <text:p>2Admin fee of $53.50 will be waived for NUS-ISS' PMI-ACP® participants</text:p>
            <text:p>CITREP+ Endorsement</text:p>
            <text:p>SUPPORTED BY:</text:p>
            <text:p>CITREP+ supports:</text:p>
            <text:p>up to 70% of the exam fees, capped at $500 (exam only) per trainee for Professionals</text:p>
            <text:p>up to 100% of the exam fees, capped at $500 (exam only) per trainee for Students and/or Full-Time National Service (NSF). For more details, please refer to CITREP+ Claim Application Guide</text:p>
            <text:p>Administered by the Infocomm Media Development Authority (IMDA), the CITREP+ funding support is eligible for Singapore Citizens and Permanent Residents. Valid for courses and examinations commencing from 1 April 2019.<text:s/></text:p>
            <text:p>Terms and conditions apply. Please visit http://www.imtalent.sg/citrep for full details.</text:p>
            <text:p>MR CODE: CITREP+/FY19/MR/19-05/749</text:p>
          </table:table-cell>
          <table:table-cell table:number-columns-repeated="2" table:style-name="ce1"/>
          <table:table-cell office:value-type="string" table:style-name="ce2">
            <text:p>Preparing For Your Exam</text:p>
            <text:p>Exam Format</text:p>
            <text:p>Click here for the exam content outline</text:p>
            <text:p>Useful Link</text:p>
            <text:p>PMI-ACP® Exam Guidance</text:p>
            <text:p>General Enquiry</text:p>
            <text:p>Please feel free to write to isstraining@nus.edu.sg or call 6516 2093 if you have any enquiry or feedback.</text:p>
          </table:table-cell>
          <table:table-cell table:style-name="ce1"/>
          <table:table-cell office:value-type="string" table:style-name="ce2">
            <text:p>Requirements</text:p>
            <text:p>To apply for the PMI-ACP® certification, candidates need to meet the following pre-requisites:</text:p>
            <text:p>Educational Background</text:p>
            <text:p>+</text:p>
            <text:p>General Project Experience<text:s/></text:p>
            <text:p>+</text:p>
            <text:p>Agile Project experience<text:s/></text:p>
            <text:p>+</text:p>
            <text:p>Training in Agile Practices<text:s/></text:p>
            <text:p>Secondary Degree (High School Diploma, Associate's Degree or global equivalent)</text:p>
            <text:p>2000 hours (approx. 12 months) of General Project Experience</text:p>
            <text:p>Experience must be earned within the last 5 years</text:p>
            <text:p>1500 hours (approx. 8 months) of Agile Project Experience</text:p>
            <text:p>Experience must be earned within the last 3 years</text:p>
            <text:p>These hours are in addition to the 2000 hours required in general project experience</text:p>
            <text:p>21 contact hours of training in Agile Practices<text:s/></text:p>
            <text:p>This is an overview of the requirements. For more details on the eligibility requirements, please refer to the PMI-ACP® Handbook.</text:p>
            <text:p>(source: PMI® website)</text:p>
          </table:table-cell>
          <table:table-cell table:number-columns-repeated="16364"/>
        </table:table-row>
        <table:table-row table:style-name="ro1">
          <table:table-cell office:value-type="float" office:value="89" table:style-name="ce1">
            <text:p>89</text:p>
          </table:table-cell>
          <table:table-cell office:value-type="string" table:style-name="ce1">
            <text:p>https://www.iss.nus.edu.sg/executive-education/course/detail/project-management-professional--(pmp-exam-only)</text:p>
          </table:table-cell>
          <table:table-cell office:value-type="string" table:style-name="ce1">
            <text:p>Project Management Professional (PMP Exam Only) Exams supported by CITREP+</text:p>
          </table:table-cell>
          <table:table-cell office:value-type="string" table:style-name="ce1">
            <text:p>Digital Products &amp; Platforms</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style-name="ce1"/>
          <table:table-cell office:value-type="float" office:value="554.85" table:style-name="ce1">
            <text:p>554.85</text:p>
          </table:table-cell>
          <table:table-cell office:value-type="string" table:style-name="ce2">
            <text:p>Overview</text:p>
            <text:p>Reference No</text:p>
            <text:p>CITREP+/FY19/MR/19-05/749</text:p>
            <text:p>Part of</text:p>
            <text:p>-</text:p>
            <text:p>Duration</text:p>
            <text:p>Course Time</text:p>
            <text:p>N.A.</text:p>
            <text:p>Enquiry</text:p>
            <text:p>Please contact Ms. WONG Swee Lee at</text:p>
            <text:p>tel: 65162020 or<text:s/></text:p>
            <text:p>email for more details.</text:p>
            <text:p>After completing the NICF- PMP® For Project Managers course, most participants will find it faster, more direct and easier to register the PMP® exam directly with PMI®; where you can pay using a credit card through the secured PMI® website.</text:p>
            <text:p>If you are eligible and interested to seek funding support under CITREP+ on the PMI-PMP® exam, you may want NUS-ISS to handle the payment of the PMP® exam for you.</text:p>
            <text:p>PMP® Credential and Exam Application</text:p>
            <text:p>You are strongly encouraged to read PMP® Handbook for details.</text:p>
            <text:p>Submit your PMP® credential application via PMI® website. PMI® takes five working days to complete the review process.</text:p>
            <text:p>To be eligible for CITREP+ funding (Singapore Citizens &amp; Singapore PRs only), please register your PMP® exam with NUS-ISS. You need to pay your PMP® exam fee to NUS-ISS directly once PMI® approves your credential application.</text:p>
            <text:p>Please state your PMI® member ID to enjoy the PMI® member rate for exam fee. Participants must be a PMI® member at the time of making payment to NUS-ISS.</text:p>
            <text:p>NOTE: If PMI® membership is obtained after payment has been made, NUS-ISS will not refund the difference.<text:s/></text:p>
            <text:p>Participants are advised to register for PMI® Membership on their own before enrolling for the exam. The benefits of PMI® membership are available at the PMI® website.</text:p>
            <text:p>After PMI® approves your credential application, please forward the PMI®’s notification email, PMI®’s username and registered email address to NUS-ISS to facilitate exam payment processing.</text:p>
            <text:p>NUS-ISS will process the payment of exam fees to PMI® on a batch payment basis. PMI® may take up to three business weeks to complete payment processing.</text:p>
            <text:p>Once the exam payment is completed, you will receive PMI®’s email notification to schedule your exam (CBT mode) with Prometric test centres.</text:p>
            <text:p>Eligible candidates (Singapore Citizens &amp; Singapore PRs only) are reminded to submit CITREP+ claim after passing the exam. Please refer to IMDA website for details.</text:p>
          </table:table-cell>
          <table:table-cell office:value-type="string" table:style-name="ce2">
            <text:p>Upcoming Exam Processing</text:p>
            <text:p>Class 1<text:s/></text:p>
            <text:p>15 Jul 2019<text:s/></text:p>
            <text:p>(Full Time)</text:p>
            <text:p>Time:</text:p>
            <text:p>09:00am to 05:00pm</text:p>
            <text:p>Button</text:p>
            <text:p>Button</text:p>
            <text:p>Class 2<text:s/></text:p>
            <text:p>15 Sep 2019<text:s/></text:p>
            <text:p>(Full Time)</text:p>
            <text:p>Time:</text:p>
            <text:p>09:00am to 05:00pm</text:p>
            <text:p>Button</text:p>
            <text:p>Button</text:p>
            <text:p>Class 3<text:s/></text:p>
            <text:p>15 Nov 2019<text:s/></text:p>
            <text:p>(Full Time)</text:p>
            <text:p>Time:</text:p>
            <text:p>09:00am to 05:00pm</text:p>
            <text:p>Button</text:p>
            <text:p>Button</text:p>
            <text:p>Class 4<text:s/></text:p>
            <text:p>15 Jan 2020<text:s/></text:p>
            <text:p>(Full Time)</text:p>
            <text:p>Time:</text:p>
            <text:p>09:00am to 05:00pm</text:p>
            <text:p>Button</text:p>
            <text:p>Button</text:p>
          </table:table-cell>
          <table:table-cell table:number-columns-repeated="3" table:style-name="ce1"/>
          <table:table-cell office:value-type="string" table:style-name="ce2">
            <text:p>Fees &amp; Funding</text:p>
            <text:p>International Participants/S'poreans/PRs1</text:p>
            <text:p>Exam Fee</text:p>
            <text:p>S$554.85 (PMI® member)</text:p>
            <text:p>S$760.35 (Non-member)</text:p>
            <text:p>7% GST on fee</text:p>
            <text:p>S$38.84 (PMI® member)</text:p>
            <text:p>S$53.22 (Non-member)</text:p>
            <text:p>Total Fee Payable</text:p>
            <text:p>S$593.69 (PMI® member)</text:p>
            <text:p>S$813.57 (Non-member)</text:p>
            <text:p>Admin fee (inclusive of 7% GST)</text:p>
            <text:p>S$53.502</text:p>
            <text:p>1up to 70% CITREP+ funding for Professionals (Singaporeans and Singapore PRs) and 100% CITREP+ funding for Students / NSF (Singaporeans) is available for the net payable exam fee</text:p>
            <text:p>2Admin fee of $53.50 will be waived for ISS' PMI-PMP® participants</text:p>
            <text:p>CITREP+ Endorsement</text:p>
            <text:p>SUPPORTED BY:</text:p>
            <text:p>CITREP+ supports:</text:p>
            <text:p>up to 70% of the exam fees, capped at $500 (exam only) per trainee for Professionals</text:p>
            <text:p>up to 100% of the exam fees, capped at $500 (exam only) per trainee for Students and/or Full-Time National Service (NSF). For more details, please refer to CITREP+ Claim Application Guide</text:p>
            <text:p>Administered by the Infocomm Media Development Authority (IMDA), the CITREP+ funding support is eligible for Singapore Citizens and Permanent Residents. Valid for courses and examinations commencing from 1 April 2019.<text:s/></text:p>
            <text:p>Terms and conditions apply. Please visit http://www.imtalent.sg/citrep for full details.</text:p>
            <text:p>MR CODE: CITREP+/FY19/MR/19-05/749</text:p>
          </table:table-cell>
          <table:table-cell table:number-columns-repeated="2" table:style-name="ce1"/>
          <table:table-cell office:value-type="string" table:style-name="ce2">
            <text:p>Preparing for Your Exam</text:p>
            <text:p>Exam Format</text:p>
            <text:p>Click here for the exam content outline</text:p>
            <text:p>Useful Link</text:p>
            <text:p>PMP® Exam Guidance</text:p>
            <text:p>General Enquiry</text:p>
            <text:p>Please feel free to write to isstraining@nus.edu.sg or call 6516 2093 if you have any enquiry or feedback.</text:p>
          </table:table-cell>
          <table:table-cell table:style-name="ce1"/>
          <table:table-cell office:value-type="string" table:style-name="ce2">
            <text:p>Requirements</text:p>
            <text:p>To apply for the PMP® certification, candidates need to have either:</text:p>
            <text:p>A secondary degree (high school diploma, associate’s degree, or the global equivalent) with at least five years of project management experience, with 7500 hours leading and directing projects and 35 hours of project management education.<text:s/></text:p>
            <text:p>OR</text:p>
            <text:p>A four-year degree (bachelor’s degree or the global equivalent) and at least three years of project management experience, with 4500 hours leading and directing projects and 35 hours of project management education.<text:s/></text:p>
            <text:p>This is an overview of the requirements. For more details on the PMP® eligibility requirements, please read the PMP® Handbook.</text:p>
            <text:p>(source: PMI® website)</text:p>
          </table:table-cell>
          <table:table-cell table:number-columns-repeated="16364"/>
        </table:table-row>
        <table:table-row table:style-name="ro1">
          <table:table-cell office:value-type="float" office:value="91" table:style-name="ce1">
            <text:p>91</text:p>
          </table:table-cell>
          <table:table-cell office:value-type="string" table:style-name="ce1">
            <text:p>https://www.iss.nus.edu.sg/executive-education/course/detail/certified-business-analysis-professional-(cbap)-preparatory-course</text:p>
          </table:table-cell>
          <table:table-cell office:value-type="string" table:style-name="ce1">
            <text:p>Certified Business Analysis Professional (CBAP) Preparatory Course</text:p>
          </table:table-cell>
          <table:table-cell office:value-type="string" table:style-name="ce1">
            <text:p>Digital Strategy &amp; Leadership</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5" table:style-name="ce1">
            <text:p>5</text:p>
          </table:table-cell>
          <table:table-cell office:value-type="float" office:value="2720" table:style-name="ce1">
            <text:p>2720</text:p>
          </table:table-cell>
          <table:table-cell office:value-type="string" table:style-name="ce2">
            <text:p>Overview</text:p>
            <text:p>Part of</text:p>
            <text:p>-</text:p>
            <text:p>Duration</text:p>
            <text:p>5 days</text:p>
            <text:p>Course Time</text:p>
            <text:p>9:00am - 5:00pm</text:p>
            <text:p>PDU</text:p>
            <text:p>31PDU and PD hours are available for this course</text:p>
            <text:p>Enquiry</text:p>
            <text:p>Please contact Ms. Jeryn LIN at</text:p>
            <text:p>tel: 66017926 or<text:s/></text:p>
            <text:p>email for more details.</text:p>
            <text:p>The acute ability to identify business needs and in determining the best solutions is a critical attribute for an efficient business analyst. You may possess these qualities but are they officially recognised? The Certified Business Analysis Professional™ (CBAP®) examination is a good measure of your true capabilities. Accredited by the International Institute of Business Analysis (IIBA®), it also renders the recognition that you deserve.</text:p>
            <text:p>With more than 18,000 members worldwide, IIBA® is the leading international professional association for business analysts. Its CBAP® certification is the premier certification for these professionals.</text:p>
            <text:p>CBAP® recipients are experts in identifying the business needs of an organisation in order to determine the best solutions. More companies are recognising the CBAP® designation and its value along with the expertise that these professionals bring to their organisations.</text:p>
            <text:p>The course, with a key focus on software requirements in InfoComm Technology (ICT), gives you an in-depth review of the six knowledge areas and techniques covered in the Business Analysis Body of Knowledge® (BABOK®) published by IIBA®. BABOK® is a reference for professional knowledge for business analysis and provides the basis for CBAP® certification.</text:p>
            <text:p>This course is part of the Digital Strategy &amp; Leadership Series offered by NUS-ISS.</text:p>
            <text:p>Upon successful completion of this course, you will earn:</text:p>
            <text:p>35 Professional Development hours (PD hours) for the initial CBAP® application and Continuing Development Units (CDUs) for re-certification under IIBA®<text:s/></text:p>
            <text:p>31 Professional Development Units (PDUs) (PM: 21, Business: 6, Leadership: 4) that can be used to maintain your PMP® credential.<text:s/></text:p>
            <text:p>Note that for the purpose of PDU reporting by those with PMP® credentials, the PMI REP Provider Number of ISS is “2339”.</text:p>
          </table:table-cell>
          <table:table-cell office:value-type="string" table:style-name="ce2">
            <text:p>Upcoming Classes</text:p>
            <text:p>Class 1<text:s/></text:p>
            <text:p>07 Oct 2019 to 11 Oct 2019<text:s/></text:p>
            <text:p>(Full Time)</text:p>
            <text:p>Duration: 5 days</text:p>
            <text:p>When:</text:p>
            <text:p>Oct:</text:p>
            <text:p>07, 08, 09, 10, 11</text:p>
            <text:p>Time:</text:p>
            <text:p>9:00am - 5:00pm</text:p>
            <text:p>Button</text:p>
            <text:p>Button</text:p>
          </table:table-cell>
          <table:table-cell office:value-type="string" table:style-name="ce2">
            <text:p>Key Takeaways</text:p>
            <text:p>At the end of the course, you will be able to:</text:p>
            <text:p>Gain a good understanding of the principles and activities described in the six knowledge areas of BABOK®</text:p>
            <text:p>Understand the definition and terminology specified in the BABOK®</text:p>
            <text:p>Apply techniques specified in the BABOK®</text:p>
            <text:p>Take the CBAP® examination</text:p>
            <text:p>This course is based on BABOK® Guide v3</text:p>
          </table:table-cell>
          <table:table-cell office:value-type="string" table:style-name="ce2">
            <text:p>Who Should Attend</text:p>
            <text:p>CBAP® recipients are recognised for the investment they have already made in their business analysis careers. Certification is beneficial to:</text:p>
            <text:p>Individuals in the Business Analysis (BA) profession<text:s/></text:p>
            <text:p>Product owners/managers</text:p>
            <text:p>Consultants</text:p>
            <text:p>Hybrid Business Analysis professionals (those with other business titles but who also perform business analysis), including but not limited to:</text:p>
            <text:p>Project Managers (PMs)</text:p>
            <text:p>Testers</text:p>
            <text:p>Quality Assurance (QA) personnel</text:p>
            <text:p>Change Managers<text:s/></text:p>
            <text:p>Designers</text:p>
            <text:p>This also includes professionals working in the role of:</text:p>
            <text:p>Business analysis</text:p>
            <text:p>Systems analysis</text:p>
            <text:p>Requirements analysis or management</text:p>
            <text:p>Process improvement</text:p>
            <text:p>Consulting</text:p>
            <text:p>This course is not recommended for those who are seeking to learn about data analytics.</text:p>
            <text:p>Certified Business Analysis Professional (CBAP®) requirements</text:p>
            <text:p>Minimum 7500 hours of BA work experience aligned with the BABOK® Guide in the past ten years, including:</text:p>
            <text:p>a minimum 900 hours in each of four of the six knowledge areas.</text:p>
            <text:p>Minimum 35 hours of Professional Development Training in the past four years.<text:s/></text:p>
            <text:p>Two references from a career manager, client, or CBAP® recipient.</text:p>
            <text:p>Agree to the CBAP® Code of Conduct.</text:p>
            <text:p>Certification of Capability in Business Analysis (CCBA®) requirements</text:p>
            <text:p>Minimum 3750 hours of BA work experience aligned with the BABOK® Guidein the past seven years, including:</text:p>
            <text:p>a minimum 900 hours in each of two of the six knowledge areas or minimum 500 hours in each of four of the six knowledge areas.</text:p>
            <text:p>Minimum 21 hours of Professional Development Training in the past four years.</text:p>
            <text:p>Two references from a career manager, client, or CBAP® recipient.</text:p>
            <text:p>Agree to the CCBA® Code of Conduct.</text:p>
            <text:p>Entry Certificate in Business Analysis (ECBA™) requirements</text:p>
            <text:p>Minimum 21 hours of Professional Development Training in the past four years.</text:p>
            <text:p>Agree to the ECBA™ Code of Conduct.</text:p>
            <text:p>This preparatory course also prepares you for the CCBA™ and ECBA™ certification exam.</text:p>
            <text:p>Prerequisite</text:p>
            <text:p>From July 2019 onwards, participants are required to bring their own internet enabled computing device (laptops, tablet etc) &amp; power charger to access and download electronic courseware in PDF format. We will be only be providing courseware in PDF and will not issue any printed copies.</text:p>
          </table:table-cell>
          <table:table-cell office:value-type="string" table:style-name="ce2">
            <text:p>What Will Be Covered</text:p>
            <text:p>Business analysis planning and monitoring</text:p>
            <text:p>Elicitation and collaboration</text:p>
            <text:p>Requirements life cycle management</text:p>
            <text:p>Strategy analysis</text:p>
            <text:p>Requirements analysis and design definition</text:p>
            <text:p>Solution evaluation</text:p>
            <text:p>Perspectives</text:p>
            <text:p>Format</text:p>
            <text:p>Lecture, workshop and quiz</text:p>
          </table:table-cell>
          <table:table-cell office:value-type="string" table:style-name="ce2">
            <text:p>Fees</text:p>
            <text:p>International Participants</text:p>
            <text:p>S'poreans and PRs<text:s/></text:p>
            <text:p>(aged 21 and above)</text:p>
            <text:p>Full course fee</text:p>
            <text:p>S$2720</text:p>
            <text:p>S$2720</text:p>
            <text:p>7% GST on full course fee</text:p>
            <text:p>S$190.40</text:p>
            <text:p>S$190.40</text:p>
            <text:p>Total nett course fee payable, including GST</text:p>
            <text:p>S$2910.40</text:p>
            <text:p>S$2910.40</text:p>
            <text:p>Participants are to apply for CBAP® certification directly with IIBA. The published fee does not include the CBAP® application and examination fee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92" table:style-name="ce1">
            <text:p>92</text:p>
          </table:table-cell>
          <table:table-cell office:value-type="string" table:style-name="ce1">
            <text:p>https://www.iss.nus.edu.sg/executive-education/course/detail/certified-cloud-security-professional-(ccsp-exam-only)</text:p>
          </table:table-cell>
          <table:table-cell office:value-type="string" table:style-name="ce1">
            <text:p>Certified Cloud Security Professional (CCSP Exam Only) Exams supported by CITREP+</text:p>
          </table:table-cell>
          <table:table-cell office:value-type="string" table:style-name="ce1">
            <text:p>Digital Strategy &amp; Leadership</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style-name="ce1"/>
          <table:table-cell office:value-type="float" office:value="820.63" table:style-name="ce1">
            <text:p>820.63</text:p>
          </table:table-cell>
          <table:table-cell office:value-type="string" table:style-name="ce2">
            <text:p>Overview</text:p>
            <text:p>Part of</text:p>
            <text:p>-</text:p>
            <text:p>Duration</text:p>
            <text:p>Course Time</text:p>
            <text:p>Enquiry</text:p>
            <text:p>Please contact Ms. Jane LIM at</text:p>
            <text:p>tel: 66013975 or<text:s/></text:p>
            <text:p>email for more details.<text:s/></text:p>
            <text:p/>
            <text:p>Most participants will find it faster, more direct and easier to register the CCSP exam directly with Pearson Vue exam centre where you can pay using a credit card through the secured website.</text:p>
            <text:p>If you are eligible and interested to seek funding support under CITREP on the CCSP exam, you may want to purchase CCSP exam voucher via NUS-ISS.</text:p>
          </table:table-cell>
          <table:table-cell office:value-type="string" table:style-name="ce2">
            <text:p>Upcoming Exam Processing</text:p>
            <text:p>Class 1<text:s/></text:p>
            <text:p>15 Jun 2019<text:s/></text:p>
            <text:p>(Full Time)</text:p>
            <text:p>Time:</text:p>
            <text:p>N.A.</text:p>
            <text:p>Button</text:p>
            <text:p>Button</text:p>
            <text:p>Class 2<text:s/></text:p>
            <text:p>15 Jul 2019<text:s/></text:p>
            <text:p>(Full Time)</text:p>
            <text:p>Time:</text:p>
            <text:p>N.A.</text:p>
            <text:p>Button</text:p>
            <text:p>Button</text:p>
          </table:table-cell>
          <table:table-cell table:number-columns-repeated="3" table:style-name="ce1"/>
          <table:table-cell office:value-type="string" table:style-name="ce2">
            <text:p>Fees &amp; Funding</text:p>
            <text:p>Exam Fee</text:p>
            <text:p>International Participants/S'poreans/PRs1</text:p>
            <text:p>Exam fee</text:p>
            <text:p>S$820.63</text:p>
            <text:p>7% GST on fee</text:p>
            <text:p>S$57.44</text:p>
            <text:p>Total fee payable</text:p>
            <text:p>S$878.07</text:p>
            <text:p>Admin fee (inclusive of 7% GST)<text:s/></text:p>
            <text:p>S$53.502</text:p>
            <text:p>1up to 70% CITREP+funding for Professionals (Singaporeans and Singapore PRs) and 100% CITREP+ funding for Students / NSF (Singaporeans) is available for the net payable exam fee</text:p>
            <text:p>2Admin fee of $53.50 will be waived for NUS-ISS' ISC2-CCSP® participants within 1 year from course attendance.</text:p>
            <text:p>Purchase of Exam Vouchers</text:p>
            <text:p>NUS-ISS processes the purchase of exam vouchers on a batch basis. For example, if you plan to take exam in December, please register by November so that you will receive exam voucher in November and you can then book the exam with Pearson Vue.</text:p>
            <text:p>Exam vouchers are non-refundable and non-returnable.</text:p>
            <text:p>Exam vouchers expire 12 months from the date they are issued. Voucher expiration dates cannot be extended. The exam must be taken by the expiration date printed on the voucher.</text:p>
            <text:p>CITREP+ Endorsement</text:p>
            <text:p>SUPPORTED BY:</text:p>
            <text:p>CITREP+ supports:</text:p>
            <text:p>up to 70% of the exam fees, capped at $500 (exam only) per trainee for Professionals</text:p>
            <text:p>up to 100% of the exam fees, capped at $500 (exam only) per trainee for Students and/or Full-Time National Service (NSF). For more details, please refer to CITREP+ Claim Application Guide</text:p>
            <text:p>Administered by the Infocomm Media Development Authority (IMDA), the CITREP+ funding support is eligible for Singapore Citizens and Permanent Residents. Valid for courses and examinations commencing from 1 April 2019.<text:s/></text:p>
            <text:p>Terms and conditions apply. Please visit http://www.imtalent.sg/citrep for full details.</text:p>
            <text:p>MR CODE: CITREP+/FY19/MR/19-05/749</text:p>
          </table:table-cell>
          <table:table-cell table:number-columns-repeated="2" table:style-name="ce1"/>
          <table:table-cell office:value-type="string" table:style-name="ce2">
            <text:p>Preparing For Your Exam</text:p>
            <text:p>Exam Format</text:p>
            <text:p>Computer Based Testing (CBT)</text:p>
            <text:p>The exam is Computer Based Testing (CBT) delivered at Pearson Vue exam centre.</text:p>
            <text:p>Frequently Asked Questions</text:p>
            <text:p>Read more.</text:p>
            <text:p>Enquiry on (ISC)2 examinations</text:p>
            <text:p>For information on the examination for SSCP®, CISSP-ISSAP®/ISSEP®/ISSMP®, CAP®, CSSLP®, CCFP®, or HCISSP® , email (ISC)2 at isc2asia@isc2.org</text:p>
            <text:p>General Enquiry</text:p>
            <text:p>Please feel free to write to isstraining@nus.edu.sg or call 6516 2093 if you have any enquiry or feedback.</text:p>
          </table:table-cell>
          <table:table-cell table:style-name="ce1"/>
          <table:table-cell office:value-type="string" table:style-name="ce2">
            <text:p>Requirements</text:p>
            <text:p>Candidate must have a minimum of five years of cumulative paid full-time information technology experience, of which three years must be in information security and one year in one of the six domains of the CCSP exam. Earning the Cloud Security Alliance’s CCSK certificate can be substituted for one year of experience in one of the six domains of the CCSP exam. Earning (ISC)²’s CISSP credential can be substituted for the entire CCSP experience requirement.</text:p>
            <text:p>Those with insufficient experience can apply for the Associate of (ISC)2 in CCSP and take the CCSP exam. The Associate of (ISC)2 designation is valid for 6 years and you will need to obtain the required experience, and submit the requirement endorsement form for certification within 6 years. For more information, click here. For other credential requirement, please visit www.isc2.org or download a complimentary Candidate Information Bulletin.</text:p>
          </table:table-cell>
          <table:table-cell table:number-columns-repeated="16364"/>
        </table:table-row>
        <table:table-row table:style-name="ro1">
          <table:table-cell office:value-type="float" office:value="93" table:style-name="ce1">
            <text:p>93</text:p>
          </table:table-cell>
          <table:table-cell office:value-type="string" table:style-name="ce1">
            <text:p>https://www.iss.nus.edu.sg/executive-education/course/detail/certified-information-systems-security-professional--(cissp-exam-only)</text:p>
          </table:table-cell>
          <table:table-cell office:value-type="string" table:style-name="ce1">
            <text:p>Certified Information Systems Security Professional (CISSP Exam Only) Exams supported by CITREP+</text:p>
          </table:table-cell>
          <table:table-cell office:value-type="string" table:style-name="ce1">
            <text:p>Digital Strategy &amp; Leadership</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style-name="ce1"/>
          <table:table-cell office:value-type="float" office:value="957.63" table:style-name="ce1">
            <text:p>957.63</text:p>
          </table:table-cell>
          <table:table-cell office:value-type="string" table:style-name="ce2">
            <text:p>Overview</text:p>
            <text:p>Part of</text:p>
            <text:p>-</text:p>
            <text:p>Duration</text:p>
            <text:p>Course Time</text:p>
            <text:p>Enquiry</text:p>
            <text:p>Please contact Ms. Jane LIM at</text:p>
            <text:p>tel: 66013975 or<text:s/></text:p>
            <text:p>email for more details.</text:p>
            <text:p>Most participants will find it faster, more direct and easier to register the CISSP exam directly with Pearson Vue exam centre where you can pay using a credit card through the secured website.</text:p>
            <text:p>If you are eligible and interested to seek funding support under CITREP on the CISSP exam, you may want to purchase CISSP exam voucher via NUS-ISS.</text:p>
          </table:table-cell>
          <table:table-cell office:value-type="string" table:style-name="ce2">
            <text:p>Upcoming Exam Processing</text:p>
            <text:p>Class 1<text:s/></text:p>
            <text:p>31 May 2019<text:s/></text:p>
            <text:p>(Full Time)</text:p>
            <text:p>Time:</text:p>
            <text:p>09:00am to 05:00pm</text:p>
            <text:p>Button</text:p>
            <text:p>Button</text:p>
            <text:p>Class 2<text:s/></text:p>
            <text:p>15 Jun 2019<text:s/></text:p>
            <text:p>(Full Time)</text:p>
            <text:p>Time:</text:p>
            <text:p>N.A.</text:p>
            <text:p>Button</text:p>
            <text:p>Button</text:p>
            <text:p>Class 3<text:s/></text:p>
            <text:p>15 Jul 2019<text:s/></text:p>
            <text:p>(Full Time)</text:p>
            <text:p>Time:</text:p>
            <text:p>N.A.</text:p>
            <text:p>Button</text:p>
            <text:p>Button</text:p>
            <text:p>Class 4<text:s/></text:p>
            <text:p>15 Aug 2019<text:s/></text:p>
            <text:p>(Full Time)</text:p>
            <text:p>Time:</text:p>
            <text:p>N.A.</text:p>
            <text:p>Button</text:p>
            <text:p>Button</text:p>
          </table:table-cell>
          <table:table-cell table:number-columns-repeated="3" table:style-name="ce1"/>
          <table:table-cell office:value-type="string" table:style-name="ce2">
            <text:p>Fees &amp; Funding</text:p>
            <text:p>Exam Fee</text:p>
            <text:p>International Participants/S'poreans/PRs1</text:p>
            <text:p>Exam fee</text:p>
            <text:p>S$957.63</text:p>
            <text:p>7% GST on fee</text:p>
            <text:p>S$67.03</text:p>
            <text:p>Total fee payable</text:p>
            <text:p>S$1024.66</text:p>
            <text:p>Admin fee (inclusive of 7% GST)<text:s/></text:p>
            <text:p>S$53.502</text:p>
            <text:p>1up to 70% CITREP+funding for Professionals (Singaporeans and Singapore PRs) and 100% CITREP+ funding for Students / NSF (Singaporeans) is available for the net payable exam fee</text:p>
            <text:p>2Admin fee of $53.50 will be waived for NUS-ISS' ISC2-CISSP® participants within 1 year from course attendance.</text:p>
            <text:p>Purchase of Exam Vouchers</text:p>
            <text:p>NUS-ISS processes the purchase of exam vouchers on a batch basis. For example, if you plan to take the exam in December, please register for an earlier processing date so that you will receive exam voucher before December and you can then book the exam with Pearson Vue.</text:p>
            <text:p>Exam vouchers are non-refundable and non-returnable.</text:p>
            <text:p>Exam vouchers expire 12 months from the date they are issued. Voucher expiration dates cannot be extended. The exam must be taken by the expiration date printed on the voucher.</text:p>
            <text:p>You will schedule your exam (CBT mode) with Pearson Vue test centres.</text:p>
            <text:p>Eligible candidates are reminded to submit CITREP claim after passing the exam. Please refer to IMDA website: www.imda.gov.sg/citrep for details.</text:p>
            <text:p>CITREP+ Endorsement</text:p>
            <text:p>SUPPORTED BY:</text:p>
            <text:p>CITREP+ supports:</text:p>
            <text:p>up to 70% of the exam fees, capped at $500 (exam only) per trainee for Professionals</text:p>
            <text:p>up to 100% of the exam fees, capped at $500 (exam only) per trainee for Students and/or Full-Time National Service (NSF). For more details, please refer to CITREP+ Claim Application Guide</text:p>
            <text:p>Administered by the Infocomm Media Development Authority (IMDA), the CITREP+ funding support is eligible for Singapore Citizens and Permanent Residents. Valid for courses and examinations commencing from 1 April 2019.<text:s/></text:p>
            <text:p>Terms and conditions apply. Please visit http://www.imtalent.sg/citrep for full details.</text:p>
            <text:p>MR CODE: CITREP+/FY19/MR/19-05/749</text:p>
          </table:table-cell>
          <table:table-cell table:number-columns-repeated="2" table:style-name="ce1"/>
          <table:table-cell office:value-type="string" table:style-name="ce2">
            <text:p>Preparing For Your Exam</text:p>
            <text:p>Exam Format</text:p>
            <text:p>Computerized Adaptive Testing (CAT)</text:p>
            <text:p>The exam is Computerized Adaptive Testing (CAT) delivered at Pearson Vue exam centre.</text:p>
            <text:p>Frequently Asked Questions</text:p>
            <text:p>Read more.</text:p>
            <text:p>Enquiry on (ISC)2 examinations</text:p>
            <text:p>For information on the examination for SSCP®, CISSP-ISSAP®/ISSEP®/ISSMP®, CAP®, CSSLP®, CCFP®, HCISSP® or CCSPSM, email (ISC)2 at isc2asia@isc2.org</text:p>
            <text:p>General Enquiry</text:p>
            <text:p>Please feel free to write to isstraining@nus.edu.sg or call 6516 2093 if you have any enquiry or feedback.</text:p>
          </table:table-cell>
          <table:table-cell table:style-name="ce1"/>
          <table:table-cell office:value-type="string" table:style-name="ce2">
            <text:p>Requirements</text:p>
            <text:p>CISSP® candidates must have a minimum of five years of professional experience of direct full-time professional security work experience in two or more of the eight domains of the (ISC)² CISSP® CBK® or four years of direct full-time professional security work experience in two or more of the eight domains of the CISSP CBK with a college degree.<text:s/></text:p>
            <text:p>Those with insufficient experience can apply for the Associate of (ISC)2 in CISSP® and take the same CISSP® exam, but complete the endorsement within 6 years time.</text:p>
            <text:p>For more information, visit www.isc2.org/cissp. For other credential requirement, click here or download a complimentary Candidate Information Bulletin.</text:p>
          </table:table-cell>
          <table:table-cell table:number-columns-repeated="16364"/>
        </table:table-row>
        <table:table-row table:style-name="ro1">
          <table:table-cell office:value-type="float" office:value="94" table:style-name="ce1">
            <text:p>94</text:p>
          </table:table-cell>
          <table:table-cell office:value-type="string" table:style-name="ce1">
            <text:p>https://www.iss.nus.edu.sg/executive-education/course/detail/certified-scrum-product-owner-</text:p>
          </table:table-cell>
          <table:table-cell office:value-type="string" table:style-name="ce1">
            <text:p>Certified Scrum Product Owner</text:p>
          </table:table-cell>
          <table:table-cell office:value-type="string" table:style-name="ce1">
            <text:p>Digital Strategy &amp; Leadership</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1800" table:style-name="ce1">
            <text:p>1800</text:p>
          </table:table-cell>
          <table:table-cell office:value-type="string" table:style-name="ce2">
            <text:p>Overview</text:p>
            <text:p>Reference No</text:p>
            <text:p>CSPO</text:p>
            <text:p>Part of</text:p>
            <text:p>-</text:p>
            <text:p>Duration</text:p>
            <text:p>2 days</text:p>
            <text:p>Course Time</text:p>
            <text:p>9:00am - 5:00pm</text:p>
            <text:p>PDU</text:p>
            <text:p>9PDU and PD hours are available for this course</text:p>
            <text:p>Enquiry</text:p>
            <text:p>Please contact Ms. Serene ANG at</text:p>
            <text:p>tel: 66012391 or<text:s/></text:p>
            <text:p>email for more details.</text:p>
            <text:p>Scrum is a process framework that has been used to manage complex product development since the early 1990s. The Product Owner is responsible for maximising the value of the product and the work of the development team. Some of the work a Product Owner does includes defining the product backlog, prioritising them and making sure that development team understand the items clearly.<text:s/></text:p>
            <text:p>The Certified Scrum Product Owner course will empower you with the knowledge and tools to excel in this role. Conducted by Certified Scrum Trainer Pete Deemer, it consists of lectures modules and case-study-based exercises with ample open discussions and Q &amp; A opportunities.</text:p>
            <text:p>This course is not recommended for those who have already attended NICF - Business Analysis for Agile Practitioner course.</text:p>
            <text:p>This course is part of the Digital Strategy &amp; Leadership, Digital Agility and Digital Products &amp; Platforms Series offered by NUS-ISS.</text:p>
            <text:p>Upon successful completion of this course, you will earn 9 PDUs (PM: 9) that can be used to maintain your PMP® credential. Note that for the purpose of PDU reporting by those with PMP® credentials, the PMI REP Provider Number of ISS is “2339”.</text:p>
          </table:table-cell>
          <table:table-cell office:value-type="string" table:style-name="ce2">
            <text:p>Upcoming Classes</text:p>
            <text:p>Class 1<text:s/></text:p>
            <text:p>06 Jun 2019 to 07 Jun 2019<text:s/></text:p>
            <text:p>(Full Time)</text:p>
            <text:p>Duration: 2 days</text:p>
            <text:p>Time:</text:p>
            <text:p>9:00 am to 5:00pm</text:p>
            <text:p>Button</text:p>
            <text:p>Button</text:p>
            <text:p>Class 2<text:s/></text:p>
            <text:p>02 Sep 2019 to 03 Sep 2019<text:s/></text:p>
            <text:p>(Full Time)</text:p>
            <text:p>Duration: 2 days</text:p>
            <text:p>Time:</text:p>
            <text:p>09:00am to 05:00pm</text:p>
            <text:p>Button</text:p>
            <text:p>Button</text:p>
            <text:p>Class 3<text:s/></text:p>
            <text:p>31 Oct 2019 to 01 Nov 2019<text:s/></text:p>
            <text:p>(FullTime)</text:p>
            <text:p>Duration: 2 days</text:p>
            <text:p>Time:</text:p>
            <text:p>9:00am - 5:00pm</text:p>
            <text:p>Button</text:p>
            <text:p>Button</text:p>
            <text:p>Class 4<text:s/></text:p>
            <text:p>12 Dec 2019 to 13 Dec 2019<text:s/></text:p>
            <text:p>(FullTime)</text:p>
            <text:p>Duration: 2 days</text:p>
            <text:p>Time:</text:p>
            <text:p>9:00am to 5:00pm</text:p>
            <text:p>Button</text:p>
            <text:p>Button</text:p>
            <text:p>Class 5<text:s/></text:p>
            <text:p>30 Jan 2020 to 31 Jan 2020<text:s/></text:p>
            <text:p>(FullTime)</text:p>
            <text:p>Duration: 2 days</text:p>
            <text:p>Time:</text:p>
            <text:p>09:00am to 05:00pm</text:p>
            <text:p>Button</text:p>
            <text:p>Button</text:p>
          </table:table-cell>
          <table:table-cell office:value-type="string" table:style-name="ce2">
            <text:p>Key Takeaways</text:p>
            <text:p>At the end of the course, you will be able to:</text:p>
            <text:p>Approach all aspects of the Product Owner role with skills and confidence</text:p>
            <text:p>Gather and write requirements using user stories</text:p>
            <text:p>Create an effective Product Backlog</text:p>
            <text:p>Estimate and plan projects/releases, and managing them to successful completion</text:p>
          </table:table-cell>
          <table:table-cell office:value-type="string" table:style-name="ce2">
            <text:p>Who Should Attend<text:s/></text:p>
            <text:p>This course is for IT and business professionals who will be serving in the role of Product Owner or Chief Product Owner in an Agile project including their senior management. This course is suitable for those with little or no prior knowledge of Agile or Scrum.</text:p>
          </table:table-cell>
          <table:table-cell office:value-type="string" table:style-name="ce2">
            <text:p>What Will Be Covered</text:p>
            <text:p>Writing Agile requirements with user stories</text:p>
            <text:p>Techniques for estimating business value: Recursive HML/customer segment value grid</text:p>
            <text:p>Techniques for prioritising the product backlog: ROI/MoSCoW</text:p>
            <text:p>Agile project estimation, including velocity and relative estimation</text:p>
            <text:p>Techniques for relative estimation: Planning Poker/Recursive SML</text:p>
            <text:p>Techniques for estimating velocity: Historical/Prior Non-Agile Project-based/Theoretical Sprint / Best-Case+Worst-Case</text:p>
            <text:p>Estimating fixed date, fixed scope, fixed cost projects, and fixed/variable projects</text:p>
            <text:p>Estimating large/multi-team projects</text:p>
            <text:p>Agile contracts: contract structure and commitment validation</text:p>
            <text:p>Release models: All-at-once/release trains</text:p>
            <text:p>Minimum viable product</text:p>
            <text:p>Definition of Done and managing project risk</text:p>
            <text:p>Strategies for splitting product backlog items: Workflow steps/business value/data subset/simple-complex/happy-sad</text:p>
            <text:p>Managing requirements change while still delivering on schedule and within budget</text:p>
            <text:p>Release backlog and burndown chart: Single team/multi-team</text:p>
            <text:p>7 strategies to responding to behind-schedule projects</text:p>
            <text:p>Format</text:p>
            <text:p>Lectures, exercises, open discussions and question and answer</text:p>
          </table:table-cell>
          <table:table-cell office:value-type="string" table:style-name="ce2">
            <text:p>Fees</text:p>
            <text:p>International Participants</text:p>
            <text:p>Singaporeans/PRs</text:p>
            <text:p>Full course fee</text:p>
            <text:p>S$1800</text:p>
            <text:p>S$1800</text:p>
            <text:p>7% GST on full course fee</text:p>
            <text:p>S$126</text:p>
            <text:p>S$126</text:p>
            <text:p>Total course fee payable, including GST<text:s/></text:p>
            <text:p>S$1926</text:p>
            <text:p>S$1926</text:p>
          </table:table-cell>
          <table:table-cell table:style-name="ce1"/>
          <table:table-cell office:value-type="string" table:style-name="ce2">
            <text:p>Certificate</text:p>
            <text:p>Certificate of Completion</text:p>
            <text:p>Upon successful completion of this course, you will receive Certificate of Completion from ISS and CSPO Certificate from Scrum Alliance.</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95" table:style-name="ce1">
            <text:p>95</text:p>
          </table:table-cell>
          <table:table-cell office:value-type="string" table:style-name="ce1">
            <text:p>https://www.iss.nus.edu.sg/executive-education/course/detail/certified-secure-software-lifecycle-professional-(csslp-exam-only)-</text:p>
          </table:table-cell>
          <table:table-cell office:value-type="string" table:style-name="ce1">
            <text:p>Certified Secure Software Lifecycle Professional (CSSLP Exam Only) Exams supported by CITREP+</text:p>
          </table:table-cell>
          <table:table-cell office:value-type="string" table:style-name="ce1">
            <text:p>Digital Strategy &amp; Leadership</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style-name="ce1"/>
          <table:table-cell office:value-type="float" office:value="820.63" table:style-name="ce1">
            <text:p>820.63</text:p>
          </table:table-cell>
          <table:table-cell office:value-type="string" table:style-name="ce2">
            <text:p>Overview</text:p>
            <text:p>Part of</text:p>
            <text:p>-</text:p>
            <text:p>Duration</text:p>
            <text:p>Course Time</text:p>
            <text:p>Enquiry</text:p>
            <text:p>Please contact Ms. Jane LIM at</text:p>
            <text:p>tel: 66013975 or<text:s/></text:p>
            <text:p>email for more details.<text:s/></text:p>
            <text:p/>
            <text:p>Most participants will find it faster, more direct and easier to register the CSSLP exam directly with Pearson Vue exam centre where you can pay using a credit card through the secured website.</text:p>
            <text:p>If you are eligible and interested to seek funding support under CITREP on the CSSLP exam, you may want to purchase CSSLP exam voucher via NUS-ISS.</text:p>
          </table:table-cell>
          <table:table-cell office:value-type="string" table:style-name="ce2">
            <text:p>Upcoming Exam Processing</text:p>
            <text:p>Class 1<text:s/></text:p>
            <text:p>15 Jun 2019<text:s/></text:p>
            <text:p>(Full Time)</text:p>
            <text:p>Time:</text:p>
            <text:p>N.A.</text:p>
            <text:p>Button</text:p>
            <text:p>Button</text:p>
            <text:p>Class 2<text:s/></text:p>
            <text:p>15 Jul 2019<text:s/></text:p>
            <text:p>(Full Time)</text:p>
            <text:p>Time:</text:p>
            <text:p>N.A.</text:p>
            <text:p>Button</text:p>
            <text:p>Button</text:p>
          </table:table-cell>
          <table:table-cell table:number-columns-repeated="3" table:style-name="ce1"/>
          <table:table-cell office:value-type="string" table:style-name="ce2">
            <text:p>Fees &amp; Funding</text:p>
            <text:p>Exam Fee</text:p>
            <text:p>International Participants/S'poreans/PRs1</text:p>
            <text:p>Exam fee</text:p>
            <text:p>S$820.63</text:p>
            <text:p>7% GST on fee</text:p>
            <text:p>S$57.44</text:p>
            <text:p>Total fee payable</text:p>
            <text:p>S$878.07</text:p>
            <text:p>Admin fee (inclusive of 7% GST)</text:p>
            <text:p>S$53.502</text:p>
            <text:p>1up to 70% CITREP+funding for Professionals (Singaporeans and Singapore PRs) and 100% CITREP+ funding for Students / NSF (Singaporeans) is available for the net payable exam fee</text:p>
            <text:p>2Admin fee of $53.50 will be waived for NUS-ISS' ISC2-CSSLP® participants within 1 year from course attendance.</text:p>
            <text:p>Purchase of Exam Vouchers</text:p>
            <text:p>NUS-ISS processes the purchase of exam vouchers on a batch basis. For example, if you plan to take the exam in December, please register for an earlier processing date so that you will receive exam voucher before December and you can then book the exam with Pearson Vue.</text:p>
            <text:p>Exam vouchers are non-refundable and non-returnable.</text:p>
            <text:p>Exam vouchers expire 12 months from the date they are issued. Voucher expiration dates cannot be extended. The exam must be taken by the expiration date printed on the voucher.</text:p>
            <text:p>You will schedule your exam (CBT mode) with Pearson Vue test centres.</text:p>
            <text:p>Eligible candidates are reminded to submit CITREP claim after passing the exam. Please refer to IMDA website: www.imda.gov.sg/citrep for details.</text:p>
            <text:p>CITREP+ Endorsement</text:p>
            <text:p>SUPPORTED BY:</text:p>
            <text:p>CITREP+ supports:</text:p>
            <text:p>up to 70% of the exam fees, capped at $500 (exam only) per trainee for Professionals</text:p>
            <text:p>up to 100% of the exam fees, capped at $500 (exam only) per trainee for Students and/or Full-Time National Service (NSF). For more details, please refer to CITREP+ Claim Application Guide</text:p>
            <text:p>Administered by the Infocomm Media Development Authority (IMDA), the CITREP+ funding support is eligible for Singapore Citizens and Permanent Residents. Valid for courses and examinations commencing from 1 April 2019.<text:s/></text:p>
            <text:p>Terms and conditions apply. Please visit http://www.imtalent.sg/citrep for full details.</text:p>
            <text:p>MR CODE: CITREP+/FY19/MR/19-05/749</text:p>
          </table:table-cell>
          <table:table-cell table:number-columns-repeated="2" table:style-name="ce1"/>
          <table:table-cell office:value-type="string" table:style-name="ce2">
            <text:p>Preparing For Your Exam</text:p>
            <text:p>Exam Format</text:p>
            <text:p>Computer Based Testing (CBT)</text:p>
            <text:p>The exam is Computer Based Testing (CBT) delivered at Pearson Vue exam centre.</text:p>
            <text:p>Frequently Asked Questions</text:p>
            <text:p>Read more.</text:p>
            <text:p>Enquiry on (ISC)2 examinations</text:p>
            <text:p>For information on the examination for SSCP®, CISSP-ISSAP®/ISSEP®/ISSMP®, CAP®, CSSLP®, CCFP®, HCISSP® or CCSPSM, email (ISC)2 at isc2asia@isc2.org</text:p>
            <text:p>General Enquiry</text:p>
            <text:p>Please feel free to write to isstraining@nus.edu.sg or call 6516 2093 if you have any enquiry or feedback.</text:p>
          </table:table-cell>
          <table:table-cell table:style-name="ce1"/>
          <table:table-cell office:value-type="string" table:style-name="ce2">
            <text:p>Requirements</text:p>
            <text:p>CSSLP applicants must have a minimum of four years of direct full-time secure software lifecycle professional work experience in one or more the eight domains of the (ISC)2® CSSLP CBK or three years of direct full-time experience with a four-year college degree in an IT discipline.</text:p>
            <text:p>Those with insufficient experience can apply for the Associate of (ISC)2 in CSSLP and take the CSSLP exam. The Associate of (ISC)2 designation is valid for 5 years and you will need to obtain the required experience, and submit the requirement endorsement form for certification within 5 years. For more information, click here. For other credential requirement, please visit www.isc2.org or download a complimentary Candidate Information Bulletin.</text:p>
          </table:table-cell>
          <table:table-cell table:number-columns-repeated="16364"/>
        </table:table-row>
        <table:table-row table:style-name="ro1">
          <table:table-cell office:value-type="float" office:value="96" table:style-name="ce1">
            <text:p>96</text:p>
          </table:table-cell>
          <table:table-cell office:value-type="string" table:style-name="ce1">
            <text:p>https://www.iss.nus.edu.sg/executive-education/course/detail/e-government</text:p>
          </table:table-cell>
          <table:table-cell office:value-type="string" table:style-name="ce1">
            <text:p>e-Government Leadership</text:p>
          </table:table-cell>
          <table:table-cell office:value-type="string" table:style-name="ce1">
            <text:p>Digital Strategy &amp; Leadership</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4" table:style-name="ce1">
            <text:p>4</text:p>
          </table:table-cell>
          <table:table-cell office:value-type="float" office:value="3600" table:style-name="ce1">
            <text:p>3600</text:p>
          </table:table-cell>
          <table:table-cell office:value-type="string" table:style-name="ce2">
            <text:p>Overview</text:p>
            <text:p>Part of</text:p>
            <text:p>-</text:p>
            <text:p>Duration</text:p>
            <text:p>4 days</text:p>
            <text:p>Course Time</text:p>
            <text:p>9:00AM - 5:00PM</text:p>
            <text:p>Enquiry</text:p>
            <text:p>Please contact Ms. Sherlyn LIM at<text:s/></text:p>
            <text:p/>
            <text:p>email for more details.</text:p>
            <text:p>Managing the common challenges including rapid urbanisation, building a fundamentally sound financial sector or fostering entrepreneurship and innovation, requires effective governance. Technology is an enabler and essential tool in delivering good governance as it facilitates transparency, accountability, efficiency and productivity.<text:s/></text:p>
            <text:p>Participants in this course will learn the key principles needed for the development of IT policies and standards that will support scalability, security, inter-operability, data exchange and integration. It will introduce a framework that enables participants to acquire the skills in identifying IT opportunities and prioritise them. It will also explore how proper IT planning creates long-term business value while optimising IT resources for the organisation – be it for a ministry or department.<text:s/></text:p>
            <text:p>Techniques like sense-making will be introduced to help develop technological options for different scenarios. The options will be analysed with an assessment of the range of outcomes in order to select a best course of action that achieves the goals of the organisation.<text:s/></text:p>
            <text:p>Strategies for technology acquisition will be discussed. These include considerations for “build”, “buy” or “outsource” decisions, defining and measuring outcome-based service levels and public private partnership models.</text:p>
            <text:p>Design Thinking seeks to stimulate creative thinking to accelerate effective synthesis of policy, process and technology solutions. Participants will learn concepts of design thinking that will lay the foundation of transformation and help focus on citizens and businesses. Topics on stakeholder management, effective communication and transformational leadership will be introduced and discussed.<text:s/></text:p>
            <text:p>The deployment of new technologies, systems, processes will invariably impact the stakeholders and result in changes. Communication of such changes need to be planned carefully so as to ensure human inertia and resistance are overcome, leading to accelerated adoption of the change. Discussion will include critical role of Change Champions, who lead transformation and interactions across administrative compartments in the public sector, stakeholders and interface between public administration and businesses and citizens at large.</text:p>
            <text:p>IT Governance and Risk Management is the management of the business risk associated with the use, ownership, operations, involvement and influence of IT within an organisation. This segment will highlight the importance of having a sound governance process in managing the IT investment with all stakeholders involved in the decision-making process. Compliance to relevant laws, regulations, contractual agreements and policies will also be discussed.</text:p>
            <text:p>This programme is designed for extensive interaction and discussions to facilitate exchange of ideas amongst practitioners and experiential learning.<text:s/></text:p>
            <text:p>Format</text:p>
            <text:p>Lectures, workshops and discussions</text:p>
            <text:p>Class Time</text:p>
            <text:p>The total duration of the programme is 4 days, structured into 2 segments.</text:p>
            <text:p>First segment is of 3 days duration, which will cover the topics outlined above.</text:p>
            <text:p>The second segment will be scheduled for 1 day after 6 weeks. This will allow the participants to apply the concepts and frameworks to real life scenarios in their respective work environment during the 6 weeks. Re-convening for 1 day provides an opportunity for the participants to share their implementation experiences, solicit ideas to address challenges encountered, thus enriching their learning experience.</text:p>
            <text:p>This course is part of the Digital Strategy &amp; Leadership Series offered by NUS-ISS.</text:p>
          </table:table-cell>
          <table:table-cell table:style-name="ce1"/>
          <table:table-cell office:value-type="string" table:style-name="ce2">
            <text:p>Key Takeaways</text:p>
            <text:p>The programme is intended for participants aspiring to cultivate leadership skills to effectively develop and manage technology strategies that are aligned to the organisational goals.</text:p>
            <text:p>Upon completion of the programme, the participant will be able to understand and apply the concepts of:</text:p>
            <text:p>Technology as an enabler for effective governance</text:p>
            <text:p>Development of IT policies and standards to enhance the quality of project implementation</text:p>
            <text:p>Strategic Management of IT to meet organisational goals</text:p>
            <text:p>Leading the Change for an inclusive stakeholder alignment and end user adoption</text:p>
            <text:p>Benchmarking and analysis of IT landscape and trends</text:p>
            <text:p>IT application, products and services acquisition strategies</text:p>
            <text:p>Design Thinking for public service excellence</text:p>
            <text:p>IT governance, risk and compliance</text:p>
          </table:table-cell>
          <table:table-cell office:value-type="string" table:style-name="ce2">
            <text:p>Who Should Attend</text:p>
            <text:p>Chief Information Officers</text:p>
            <text:p>Senior Directors</text:p>
            <text:p>Policy Leads</text:p>
            <text:p>Strategic Planners</text:p>
            <text:p>Project Directors</text:p>
            <text:p>System Owners or Professionals with 8-10 years of work experience, aspiring to lead planning and implementation of e-Government initiatives.</text:p>
          </table:table-cell>
          <table:table-cell table:style-name="ce1"/>
          <table:table-cell office:value-type="string" table:style-name="ce2">
            <text:p>Fees</text:p>
            <text:p>International Students</text:p>
            <text:p>S'poreans/PRs</text:p>
            <text:p>Full course fee</text:p>
            <text:p>S$3600</text:p>
            <text:p>S$3600</text:p>
            <text:p>30% discount for Singaporeans/PRs</text:p>
            <text:p>-</text:p>
            <text:p>(S$1080)</text:p>
            <text:p>Nett course fee</text:p>
            <text:p>S$3600</text:p>
            <text:p>S$2520</text:p>
            <text:p>7% GST on nett course fee</text:p>
            <text:p>S$252</text:p>
            <text:p>S$176.40</text:p>
            <text:p>Total nett course fee payable, including GST</text:p>
            <text:p>S$3852</text:p>
            <text:p>S$2696.40</text:p>
          </table:table-cell>
          <table:table-cell table:style-name="ce1"/>
          <table:table-cell office:value-type="string" table:style-name="ce2">
            <text:p>Certificate</text:p>
            <text:p>Certificate of Attendance</text:p>
            <text:p>The ISS Certificate of Completion will be issued to participants who have attended at least 75% of the course.</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97" table:style-name="ce1">
            <text:p>97</text:p>
          </table:table-cell>
          <table:table-cell office:value-type="string" table:style-name="ce1">
            <text:p>https://www.iss.nus.edu.sg/executive-education/course/detail/nicf---enterprise-architecture-practicum---aop-(sf)</text:p>
          </table:table-cell>
          <table:table-cell office:value-type="string" table:style-name="ce1">
            <text:p>NICF Enterprise Architecture Practicum AOP (SF)</text:p>
          </table:table-cell>
          <table:table-cell office:value-type="string" table:style-name="ce1">
            <text:p>Digital Strategy &amp; Leadership</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2000" table:style-name="ce1">
            <text:p>2000</text:p>
          </table:table-cell>
          <table:table-cell office:value-type="string" table:style-name="ce2">
            <text:p>Overview</text:p>
            <text:p>Reference No</text:p>
            <text:p>CRS-Q-0024674-IT</text:p>
            <text:p>Part of</text:p>
            <text:p>-</text:p>
            <text:p>Duration</text:p>
            <text:p>1 day</text:p>
            <text:p>Course Time</text:p>
            <text:p>Enquiry</text:p>
            <text:p>Please contact Ms. Sherlyn LIM at</text:p>
            <text:p>tel: 65165777 or<text:s/></text:p>
            <text:p>email for more details.</text:p>
            <text:p>An enterprise architect links the business mission, strategy and processes of an organisation to its IT and presents how the current and future needs of an organisation will be met in an efficient and agile manner. ISS is pleased to offer the Enterprise Architecture (EA) Assessment Only Pathway (AOP) to allow participants who have the experience of developing and implementing an organisation’s EA blueprint to attain the Specialist Diploma in Enterprise Architecture. Participants have to successfully complete the NICF- Certified Enterprise Architecture Practitioner Course (conducted over 3 weeks) and obtain all the 4 NICF EA Statements of Attainment (SOAs) before applying for the AOP. This AOP can be self or company-sponsored.</text:p>
            <text:p>The assessment only pathway (AOP) is for participant who satisfies the following criteria:</text:p>
            <text:p>Completed NICF- Certified Enterprise Architecture Practitioner Course and obtained the 4 NICF EA SOAs.</text:p>
            <text:p>Completed an EA for their organisation.</text:p>
            <text:p>For AOP, the participant will have to:</text:p>
            <text:p>Complete the Self Evaluation Checklist to determine whether he or she fulfills the requirements</text:p>
            <text:p>Apply for AOP and provide evidence of completed enterprise architecture (blueprint) and supervisor of the project</text:p>
            <text:p>The AOP recognises participants who have adopted and mastered EA in the context of their organisations. The qualification will be awarded to EA practitioners to recognise their ability to apply EA skills, knowledge and experience in the context of their organisation’s EA.</text:p>
            <text:p>This course is part of the Digital Strategy &amp; Leadership Series offered by NUS-ISS and is delivered based on demand only. Please email us for enquiries/registration.</text:p>
          </table:table-cell>
          <table:table-cell table:style-name="ce1"/>
          <table:table-cell office:value-type="string" table:style-name="ce2">
            <text:p>Key Takeaways</text:p>
            <text:p>At the end of the practicum, participants will be able to:</text:p>
            <text:p>Demonstrate mastery of EA skills, knowledge and experience in the context of their organisation’s EA</text:p>
          </table:table-cell>
          <table:table-cell office:value-type="string" table:style-name="ce2">
            <text:p>Who Should Attend</text:p>
            <text:p>The qualification is targeted at EA practitioners to recognise their ability to apply EA skills, knowledge and experience in the context of their organisation’s EA.</text:p>
            <text:p>Pre-requisites</text:p>
            <text:p>University graduate with at least four years of working experience as an IT developer, IT designer, IT architect or IT project manager</text:p>
            <text:p>Non-university graduate with at least six years of working experience as an IT developer, IT designer, IT architect or IT project manager</text:p>
            <text:p>Maturity and potential to take on technology leadership roles in their respective organisations and professions</text:p>
            <text:p>Have already attained the 4 NICF EA Competency Standards</text:p>
            <text:p>Have ready an organisation EA project of five months duration for his or her organisation</text:p>
          </table:table-cell>
          <table:table-cell table:style-name="ce1"/>
          <table:table-cell office:value-type="string" table:style-name="ce2">
            <text:p>Fees &amp; Funding</text:p>
            <text:p>International Participants</text:p>
            <text:p>S'poreans (below 40 years old)/ PRs (of any age)</text:p>
            <text:p>AOP fee (inclusive of 7% GST)</text:p>
            <text:p>S$2140</text:p>
            <text:p>S$1872.50</text:p>
            <text:p>1Fee is after funding from SSG</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End of practicum</text:p>
            <text:p>Passing Criteria: Achieve above 50% for assessment</text:p>
            <text:p>Assessment Method: Presentation and report</text:p>
            <text:p>Upon passing the assessment, Statement of Attainment (SOAs) will be issued to certify that the participant has passed the following Competency Standard(s):</text:p>
            <text:p>ICT-SNA-3011-1.1 Emerging Technology Synthesis<text:s/></text:p>
            <text:p>ICT-SNA-5016-1.1 IT Strategy<text:s/></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98" table:style-name="ce1">
            <text:p>98</text:p>
          </table:table-cell>
          <table:table-cell office:value-type="string" table:style-name="ce1">
            <text:p>https://www.iss.nus.edu.sg/executive-education/course/detail/nicf--(isc)-ccsp-cbk-training-seminar-(sf)</text:p>
          </table:table-cell>
          <table:table-cell office:value-type="string" table:style-name="ce1">
            <text:p>(ISC)2 CCSP CBK Training Seminar (SF)</text:p>
          </table:table-cell>
          <table:table-cell office:value-type="string" table:style-name="ce1">
            <text:p>Digital Strategy &amp; Leadership</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5" table:style-name="ce1">
            <text:p>5</text:p>
          </table:table-cell>
          <table:table-cell office:value-type="float" office:value="4050" table:style-name="ce1">
            <text:p>4050</text:p>
          </table:table-cell>
          <table:table-cell office:value-type="string" table:style-name="ce2">
            <text:p>Overview</text:p>
            <text:p>Reference No</text:p>
            <text:p>CRS-Q-0036918-ICT</text:p>
            <text:p>Part of</text:p>
            <text:p>-</text:p>
            <text:p>Duration</text:p>
            <text:p>5 days</text:p>
            <text:p>Course Time</text:p>
            <text:p>9.00am - 5.00pm</text:p>
            <text:p>Enquiry</text:p>
            <text:p>Please contact Ms. Jane LIM at</text:p>
            <text:p>tel: 66013975 or<text:s/></text:p>
            <text:p>email for more details.</text:p>
            <text:p>As more organisations adopt cloud-based systems, new complexities and challenges surface. To ensure that cloud security professionals have the required knowledge, skills and abilities to audit, assess and secure cloud infrastructures, (ISC)² and the Cloud Security Alliance (CSA) recently developed the Certified Cloud Security Professional (CCSPSM).</text:p>
            <text:p>The CCSP credential reflects in-depth knowledge derived from hands-on information security and cloud computing experience. It validates practical know-how for professionals whose responsibilities involve cloud security architecture, design, operations and service orchestration.</text:p>
            <text:p>CCSP defines the qualifications and experience necessary to competently secure cloud services. Ultimately, it provides a new benchmark for cloud security knowledge and competence and is viewed as the most reliable indicator of overall proficiency in cloud security.<text:s/></text:p>
            <text:p>This course is part of the Cybersecurity and Digital Strategy &amp; Leadership Series offered by NUS-ISS.</text:p>
          </table:table-cell>
          <table:table-cell office:value-type="string" table:style-name="ce2">
            <text:p>Upcoming Classes</text:p>
            <text:p>Class 1<text:s/></text:p>
            <text:p>10 Jun 2019 to 14 Jun 2019<text:s/></text:p>
            <text:p>(Full Time)</text:p>
            <text:p>Duration: 5 days</text:p>
            <text:p>Time:</text:p>
            <text:p>9.00am - 5.00pm</text:p>
            <text:p>Button</text:p>
            <text:p>Button</text:p>
            <text:p>Class 2<text:s/></text:p>
            <text:p>25 Jul 2019 to 31 Jul 2019<text:s/></text:p>
            <text:p>(Full Time)</text:p>
            <text:p>Duration: 5 days</text:p>
            <text:p>Time:</text:p>
            <text:p>9.00am - 5.00pm</text:p>
            <text:p>Button</text:p>
            <text:p>Button</text:p>
            <text:p>Class 3<text:s/></text:p>
            <text:p>16 Sep 2019 to 20 Sep 2019<text:s/></text:p>
            <text:p>(Full Time)</text:p>
            <text:p>Duration: 5 days</text:p>
            <text:p>Time:</text:p>
            <text:p>9.00am - 5.00pm</text:p>
            <text:p>Button</text:p>
            <text:p>Button</text:p>
            <text:p>Class 4<text:s/></text:p>
            <text:p>11 Nov 2019 to 15 Nov 2019<text:s/></text:p>
            <text:p>(Full Time)</text:p>
            <text:p>Duration: 5 days</text:p>
            <text:p>Time:</text:p>
            <text:p>9.00am - 5.00pm</text:p>
            <text:p>Button</text:p>
            <text:p>Button</text:p>
            <text:p>Class 5<text:s/></text:p>
            <text:p>20 Feb 2020 to 26 Feb 2020<text:s/></text:p>
            <text:p>(Full Time)</text:p>
            <text:p>Duration: 5 days</text:p>
            <text:p>Time:</text:p>
            <text:p>9.00am - 5.00pm</text:p>
            <text:p>Button</text:p>
            <text:p>Button</text:p>
          </table:table-cell>
          <table:table-cell office:value-type="string" table:style-name="ce2">
            <text:p>Key Takeaways</text:p>
            <text:p>At the end of the course, participants will be able to:</text:p>
            <text:p>Gain knowledge in addressing the unique information security demands intrinsic to cloud</text:p>
            <text:p>Enhance their credibility and marketability for the most desirable cloud security opportunities</text:p>
            <text:p>Affirm their commitment to understanding and applying security best practices to cloud environments</text:p>
          </table:table-cell>
          <table:table-cell office:value-type="string" table:style-name="ce2">
            <text:p>Who Should Attend</text:p>
            <text:p>This course is for:<text:s/></text:p>
            <text:p>Enterprise Architect</text:p>
            <text:p>Security Administrator</text:p>
            <text:p>Systems Engineer</text:p>
            <text:p>Security Architect</text:p>
            <text:p>Security Consultant</text:p>
            <text:p>Security Engineer</text:p>
            <text:p>Security Manager</text:p>
            <text:p>Systems Architect</text:p>
            <text:p>Pre-requisites</text:p>
            <text:p>One of the prerequisites for the CCSP credential is 5 years of cumulative paid full-time IT experience, of which 3 years must be in information security and 1 year in 1 of the 6 domains of the CCSP examination. Earning the Cloud Security Alliance’s CCSK certificate can be substituted for 1 year of experience in 1 of the 6 domains of the CCSP examination. Earning (ISC)²’s CISSP credential can be substituted for the entire CCSP experience requirement.</text:p>
          </table:table-cell>
          <table:table-cell office:value-type="string" table:style-name="ce2">
            <text:p>What Will Be Covered</text:p>
            <text:p>Architectural concepts and design requirements</text:p>
            <text:p>Cloud data security</text:p>
            <text:p>Cloud platform &amp; infrastructure security</text:p>
            <text:p>Cloud application security</text:p>
            <text:p>Operations</text:p>
            <text:p>Legal and compliance</text:p>
            <text:p>Format</text:p>
            <text:p>Lecture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4050</text:p>
            <text:p>S$4050</text:p>
            <text:p>S$4050</text:p>
            <text:p>S$4050</text:p>
            <text:p>SSG grant</text:p>
            <text:p>-</text:p>
            <text:p>(S$2835)</text:p>
            <text:p>(S$2835)</text:p>
            <text:p>(S$2835)</text:p>
            <text:p>Nett course fee</text:p>
            <text:p>S$4050</text:p>
            <text:p>S$1215</text:p>
            <text:p>S$1215</text:p>
            <text:p>S$1215</text:p>
            <text:p>7% GST on nett course fee</text:p>
            <text:p>S$283.50</text:p>
            <text:p>S$85.05</text:p>
            <text:p>S$85.05</text:p>
            <text:p>S$85.05</text:p>
            <text:p>Total nett course fee payable, including GST</text:p>
            <text:p>S$4333.50</text:p>
            <text:p>S$1300.05</text:p>
            <text:p>S$1300.05</text:p>
            <text:p>S$1300.05</text:p>
            <text:p>Less additional funding if eligible under various schemes</text:p>
            <text:p>-</text:p>
            <text:p>-</text:p>
            <text:p>(S$810)</text:p>
            <text:p>(S$1012.50)</text:p>
            <text:p>Total nett course fee payable, including GST, after additional funding from the various funding schemes</text:p>
            <text:p>S$4333.50</text:p>
            <text:p>S$1300.05</text:p>
            <text:p>S$490.05</text:p>
            <text:p>S$287.55</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4050</text:p>
            <text:p>S$4050</text:p>
            <text:p>S$4050</text:p>
            <text:p>S$4050</text:p>
            <text:p>S$4050</text:p>
            <text:p>SSG grant</text:p>
            <text:p>-</text:p>
            <text:p>(S$2835)</text:p>
            <text:p>(S$2835)</text:p>
            <text:p>(S$2835)</text:p>
            <text:p>(S$2835)</text:p>
            <text:p>Nett course fee</text:p>
            <text:p>S$4050</text:p>
            <text:p>S$1215</text:p>
            <text:p>S$1215</text:p>
            <text:p>S$1215</text:p>
            <text:p>S$1215</text:p>
            <text:p>7% GST on nett course fee</text:p>
            <text:p>S$283.50</text:p>
            <text:p>S$85.05</text:p>
            <text:p>S$85.05</text:p>
            <text:p>S$85.05</text:p>
            <text:p>S$85.05</text:p>
            <text:p>Total nett course fee payable, including GST</text:p>
            <text:p>S$4333.50</text:p>
            <text:p>S$1300.05</text:p>
            <text:p>S$1300.05</text:p>
            <text:p>S$1300.05</text:p>
            <text:p>S$1300.05</text:p>
            <text:p>Fee payable to NUS-ISS</text:p>
            <text:p>Less additional funding if eligible under various schemes#</text:p>
            <text:p>(company needs to submit training grant and claim via Skillsconnect)</text:p>
            <text:p>-</text:p>
            <text:p>-</text:p>
            <text:p>(S$810)</text:p>
            <text:p>(S$1012.50)</text:p>
            <text:p>(S$810)</text:p>
            <text:p>Total nett course fee payable, including GST, after additional funding from the various funding schemes</text:p>
            <text:p>-</text:p>
            <text:p>-</text:p>
            <text:p>S$490.05</text:p>
            <text:p>S$287.55</text:p>
            <text:p>S$490.05</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will be capped at 30 hours and is available for eligible companies and companies on a short work week system will receive the absentee payroll subsidy based on their employees' current income. Please visit www.ssg.gov.sg for full details.</text:p>
          </table:table-cell>
          <table:table-cell table:number-columns-repeated="2" table:style-name="ce1"/>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office:value-type="string" table:style-name="ce2">
            <text:p>Exams &amp; Certificate</text:p>
            <text:p>Certificate of Completion</text:p>
            <text:p>The ISS Certificate of Completion will be issued to participants who have attended at least 75% of the course.</text:p>
            <text:p>WSQ Assessment<text:s/></text:p>
            <text:p>Broad Schedule of Assessment: End of the course</text:p>
            <text:p>Passing Criteria: Generally achieve above 50% of total marks for each question in the assessment</text:p>
            <text:p>Assessment Method: Individual open-book assessment comprising short answer questions</text:p>
            <text:p>Upon passing the assessment, Statement of Attainment (SOAs) will be issued to certify that the participant has passed the following Competency Standard(s):</text:p>
            <text:p>ICT-OUS-4013-1.1 Security Education and Awareness</text:p>
            <text:p>ICT-SNA-4021-1.1 Security Strategy</text:p>
            <text:p>Participants may need to attend additional coaching sessions and re-assessments if they do not pass the required competency standards. ISS reserves the right not to disclose any information on the course assessment process.</text:p>
            <text:p>Exam Overview</text:p>
            <text:p>Please refer to the CCSP Exam Only page for more information.</text:p>
          </table:table-cell>
          <table:table-cell table:number-columns-repeated="16365" table:style-name="ce1"/>
        </table:table-row>
        <table:table-row table:style-name="ro1">
          <table:table-cell office:value-type="float" office:value="99" table:style-name="ce1">
            <text:p>99</text:p>
          </table:table-cell>
          <table:table-cell office:value-type="string" table:style-name="ce1">
            <text:p>https://www.iss.nus.edu.sg/executive-education/course/detail/nicf--(isc)-cissp-cbk-training-seminar-(sf)</text:p>
          </table:table-cell>
          <table:table-cell office:value-type="string" table:style-name="ce1">
            <text:p>(ISC)2 CISSP CBK Training Seminar (SF)</text:p>
          </table:table-cell>
          <table:table-cell office:value-type="string" table:style-name="ce1">
            <text:p>Digital Strategy &amp; Leadership</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5" table:style-name="ce1">
            <text:p>5</text:p>
          </table:table-cell>
          <table:table-cell office:value-type="float" office:value="4050" table:style-name="ce1">
            <text:p>4050</text:p>
          </table:table-cell>
          <table:table-cell office:value-type="string" table:style-name="ce2">
            <text:p>Overview</text:p>
            <text:p>Reference No</text:p>
            <text:p>CRS-Q-0034740-ICT</text:p>
            <text:p>Part of</text:p>
            <text:p>-</text:p>
            <text:p>Duration</text:p>
            <text:p>5 days</text:p>
            <text:p>Course Time</text:p>
            <text:p>9.00am - 5.00pm</text:p>
            <text:p>Enquiry</text:p>
            <text:p>Please contact Ms. Jane LIM at</text:p>
            <text:p>tel: 66013975 or<text:s/></text:p>
            <text:p>email for more details.</text:p>
            <text:p>Announcement: Our CISSP class from 18 May to 15 Jun are only conducted on Saturdays.<text:s/></text:p>
            <text:p>Contact us for more information.</text:p>
            <text:p>For individuals in the field of information security, the Certified Information Systems Security Professional (CISSP®) credential will render the recognition of their expertise and skills. The globally recognised standard is ideal for experienced information security professionals, including those in mid and senior level managerial positions.</text:p>
            <text:p>Positions in many large corporations and government agencies worldwide now require certification, and accredited practitioners have a higher earning potential together with greater career prospects. As a member of the International Information Systems Security Certification Consortium, Inc. or (ISC)2, you will be part of an elite network of certified information security professionals.</text:p>
            <text:p>The official (ISC)2 CISSP® CBK® training seminar, the exclusive review course endorsed by (ISC)2, is the most comprehensive and complete review of information systems security concepts and industry best practices. It covers the 8 CISSP® CBK® domains and serves as a good learning tool for mastering concepts and topics related to all aspects of information systems security.</text:p>
            <text:p>This course is part of the Cybersecurity series, Software Systems series, Digital Strategy &amp; Leadership series as well as Graduate Certificate in Securing Ubiquitous Systems series offered by NUS-ISS.</text:p>
          </table:table-cell>
          <table:table-cell office:value-type="string" table:style-name="ce2">
            <text:p>Upcoming Classes</text:p>
            <text:p>Class 1<text:s/></text:p>
            <text:p>18 May 2019 to 15 Jun 2019<text:s/></text:p>
            <text:p>(Part Time, Saturdays only)</text:p>
            <text:p>Duration: 5 days (Note that the classes are conducted over 5 Saturdays - 18 May, 25 May, 1 Jun, 8 Jun and 15 Jun)</text:p>
            <text:p>When:</text:p>
            <text:p>May:</text:p>
            <text:p>18(Sat), 25(Sat)</text:p>
            <text:p>Jun:</text:p>
            <text:p>01(Sat), 08(Sat), 15(Sat)</text:p>
            <text:p>Time:</text:p>
            <text:p>9:00AM - 5:00PM</text:p>
            <text:p>Button</text:p>
            <text:p>Button</text:p>
            <text:p>Class 2<text:s/></text:p>
            <text:p>17 Jun 2019 to 21 Jun 2019<text:s/></text:p>
            <text:p>(Full Time)</text:p>
            <text:p>Duration: 5 days</text:p>
            <text:p>Time:</text:p>
            <text:p>9:00am to 5:00pm</text:p>
            <text:p>Button</text:p>
            <text:p>Button</text:p>
            <text:p>Class 3<text:s/></text:p>
            <text:p>08 Jul 2019 to 12 Jul 2019<text:s/></text:p>
            <text:p>(Full Time)</text:p>
            <text:p>Duration: 5 days</text:p>
            <text:p>Time:</text:p>
            <text:p>9:00am to 5:00pm</text:p>
            <text:p>Button</text:p>
            <text:p>Button</text:p>
            <text:p>Class 4<text:s/></text:p>
            <text:p>26 Aug 2019 to 30 Aug 2019<text:s/></text:p>
            <text:p>(FullTime)</text:p>
            <text:p>Duration: 5 days</text:p>
            <text:p>Time:</text:p>
            <text:p>NULL</text:p>
            <text:p>Button</text:p>
            <text:p>Button</text:p>
            <text:p>Class 5<text:s/></text:p>
            <text:p>23 Sep 2019 to 27 Sep 2019<text:s/></text:p>
            <text:p>(Full Time)</text:p>
            <text:p>Duration: 5 days</text:p>
            <text:p>Time:</text:p>
            <text:p>9:00am to 5:00pm</text:p>
            <text:p>Button</text:p>
            <text:p>Button</text:p>
            <text:p>Class 6<text:s/></text:p>
            <text:p>14 Oct 2019 to 18 Oct 2019<text:s/></text:p>
            <text:p>(Full Time)</text:p>
            <text:p>Duration: 5 days</text:p>
            <text:p>Time:</text:p>
            <text:p>9:00am to 5:00pm</text:p>
            <text:p>Button</text:p>
            <text:p>Button</text:p>
            <text:p>Class 7<text:s/></text:p>
            <text:p>04 Nov 2019 to 08 Nov 2019<text:s/></text:p>
            <text:p>(Full Time)</text:p>
            <text:p>Duration: 5 days</text:p>
            <text:p>Time:</text:p>
            <text:p>9:00am to 5:00pm</text:p>
            <text:p>Button</text:p>
            <text:p>Button</text:p>
            <text:p>Class 8<text:s/></text:p>
            <text:p>02 Dec 2019 to 06 Dec 2019<text:s/></text:p>
            <text:p>(Full Time)</text:p>
            <text:p>Duration: 5 days</text:p>
            <text:p>Time:</text:p>
            <text:p>9:00am to 5:00pm</text:p>
            <text:p>Button</text:p>
            <text:p>Button</text:p>
            <text:p>Class 9<text:s/></text:p>
            <text:p>13 Jan 2020 to 17 Jan 2020<text:s/></text:p>
            <text:p>(Full Time)</text:p>
            <text:p>Duration: 5 days</text:p>
            <text:p>Time:</text:p>
            <text:p>9:00am to 5:00pm</text:p>
            <text:p>Button</text:p>
            <text:p>Button</text:p>
            <text:p>Class 10<text:s/></text:p>
            <text:p>10 Feb 2020 to 14 Feb 2020<text:s/></text:p>
            <text:p>(Full Time)</text:p>
            <text:p>Duration: 5 days</text:p>
            <text:p>Time:</text:p>
            <text:p>9:00am to 5:00pm</text:p>
            <text:p>Button</text:p>
            <text:p>Button</text:p>
            <text:p>Class 11<text:s/></text:p>
            <text:p>16 Mar 2020 to 20 Mar 2020<text:s/></text:p>
            <text:p>(Full Time)</text:p>
            <text:p>Duration: 5 days</text:p>
            <text:p>Time:</text:p>
            <text:p>9:00am to 5:00pm</text:p>
            <text:p>Button</text:p>
            <text:p>Button</text:p>
          </table:table-cell>
          <table:table-cell office:value-type="string" table:style-name="ce2">
            <text:p>Key Takeaways</text:p>
            <text:p>At the end of the course, participants will be able to:</text:p>
            <text:p>Master concepts and topics related to all aspects of information systems security in the 8 CISSP® CBK® domains</text:p>
          </table:table-cell>
          <table:table-cell office:value-type="string" table:style-name="ce2">
            <text:p>Who Should Attend</text:p>
            <text:p>This course is for:<text:s/></text:p>
            <text:p>IT or Systems Security Managers</text:p>
            <text:p>Project Managers</text:p>
            <text:p>Systems or Network Engineers</text:p>
            <text:p>Systems Analyst or Auditor</text:p>
            <text:p>Systems or Network Consultant</text:p>
            <text:p>Senior Systems or Database Administrators or Programmers</text:p>
            <text:p>Anyone who wishes to refresh and broaden their knowledge in all 8 CISSP® CBK® domains to study for the CISSP® exam</text:p>
            <text:p>Pre-requisites</text:p>
            <text:p>a) CISSP Credential</text:p>
            <text:p>Minimum full-time work experience requirement will be 4 years plus a graduate degree or 5 years experience without a graduate degree. Experience must be in at least 2 of the 8 domains covered by the CISSP® CBK®</text:p>
            <text:p>b) Associate of (ISC)2 Credential</text:p>
            <text:p>For those who do not meet the professional experience requirements, you can still become an Associate of (ISC)2 by completing and submitting the examination form and successfully passing the CISSP examination</text:p>
          </table:table-cell>
          <table:table-cell office:value-type="string" table:style-name="ce2">
            <text:p>What Will Be Covered</text:p>
            <text:p>Security &amp; risk management</text:p>
            <text:p>Asset security</text:p>
            <text:p>Security architecture and engineering</text:p>
            <text:p>Communication &amp; network security</text:p>
            <text:p>Identity &amp; access management</text:p>
            <text:p>Security assessment &amp; testing</text:p>
            <text:p>Security operations<text:s/></text:p>
            <text:p>Software development security</text:p>
            <text:p>Format</text:p>
            <text:p>Lectures and demo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4050</text:p>
            <text:p>S$4050</text:p>
            <text:p>S$4050</text:p>
            <text:p>S$4050</text:p>
            <text:p>SSG grant</text:p>
            <text:p>-</text:p>
            <text:p>(S$2835)</text:p>
            <text:p>(S$2835)</text:p>
            <text:p>(S$2835)</text:p>
            <text:p>Nett course fee</text:p>
            <text:p>S$4050</text:p>
            <text:p>S$1215</text:p>
            <text:p>S$1215</text:p>
            <text:p>S$1215</text:p>
            <text:p>7% GST on nett course fee</text:p>
            <text:p>S$283.50</text:p>
            <text:p>S$85.05</text:p>
            <text:p>S$85.05</text:p>
            <text:p>S$85.05</text:p>
            <text:p>Total nett course fee payable, including GST</text:p>
            <text:p>S$4333.50</text:p>
            <text:p>S$1300.05</text:p>
            <text:p>S$1300.05</text:p>
            <text:p>S$1300.05</text:p>
            <text:p>Less additional funding if eligible under various schemes</text:p>
            <text:p>-</text:p>
            <text:p>-</text:p>
            <text:p>(S$810)</text:p>
            <text:p>(S$1012.50)</text:p>
            <text:p>Total nett course fee payable, including GST, after additional funding from the various funding schemes</text:p>
            <text:p>S$4333.50</text:p>
            <text:p>S$1300.05</text:p>
            <text:p>S$490.05</text:p>
            <text:p>S$287.55</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4050</text:p>
            <text:p>S$4050</text:p>
            <text:p>S$4050</text:p>
            <text:p>S$4050</text:p>
            <text:p>S$4050</text:p>
            <text:p>SSG grant</text:p>
            <text:p>-</text:p>
            <text:p>(S$2835)</text:p>
            <text:p>(S$2835)</text:p>
            <text:p>(S$2835)</text:p>
            <text:p>(S$2835)</text:p>
            <text:p>Nett course fee</text:p>
            <text:p>S$4050</text:p>
            <text:p>S$1215</text:p>
            <text:p>S$1215</text:p>
            <text:p>S$1215</text:p>
            <text:p>S$1215</text:p>
            <text:p>7% GST on nett course fee</text:p>
            <text:p>S$283.50</text:p>
            <text:p>S$85.05</text:p>
            <text:p>S$85.05</text:p>
            <text:p>S$85.05</text:p>
            <text:p>S$85.05</text:p>
            <text:p>Total nett course fee payable, including GST</text:p>
            <text:p>S$4333.50</text:p>
            <text:p>S$1300.05</text:p>
            <text:p>S$1300.05</text:p>
            <text:p>S$1300.05</text:p>
            <text:p>S$1300.05</text:p>
            <text:p>Fee payable to NUS-ISS</text:p>
            <text:p>Less additional funding if eligible under various schemes#</text:p>
            <text:p>(company needs to submit training grant and claim via Skillsconnect)</text:p>
            <text:p>-</text:p>
            <text:p>-</text:p>
            <text:p>(S$810)</text:p>
            <text:p>(S$1012.50)</text:p>
            <text:p>(S$810)</text:p>
            <text:p>Total nett course fee payable, including GST, after additional funding from the various funding schemes</text:p>
            <text:p>-</text:p>
            <text:p>-</text:p>
            <text:p>S$490.05</text:p>
            <text:p>S$287.55</text:p>
            <text:p>S$490.05</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number-columns-repeated="2" table:style-name="ce1"/>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office:value-type="string" table:style-name="ce2">
            <text:p>Exams &amp; Certificate</text:p>
            <text:p>Certificate of Completion<text:s/></text:p>
            <text:p>The ISS Certificate of Completion will be issued to participants who have attended at least 75% of the course.</text:p>
            <text:p>WSQ Assessment</text:p>
            <text:p>Broad Schedule of Assessment: End of the course</text:p>
            <text:p>Passing Criteria: Achieve above 50% of total marks for each section of the assessment</text:p>
            <text:p>Assessment Method: Individual open-book assessment comprising short answer questions</text:p>
            <text:p>Upon passing the assessment, Statement of Attainment (SOAs) will be issued to certify that the participant has passed the following Competency Standard(s):</text:p>
            <text:p>ICT-SNA-4020-1.1 Security Governance</text:p>
            <text:p>ICT-OUS-3012-1.1 Security Administration<text:s/></text:p>
            <text:p>ICT-SNA-5020-1.1 Security Governance<text:s/></text:p>
            <text:p>ICT-SNA-4007-1.1 Cyber Risk Management<text:s/></text:p>
            <text:p>Participants may need to attend additional coaching sessions and re-assessments if they do not pass the required competency standards. ISS reserves the right not to disclose any information on the course assessment process.</text:p>
            <text:p>Exam Overview</text:p>
            <text:p>Please refer to the CISSP Exam Only page for more information.</text:p>
          </table:table-cell>
          <table:table-cell table:number-columns-repeated="16365" table:style-name="ce1"/>
        </table:table-row>
        <table:table-row table:style-name="ro1">
          <table:table-cell office:value-type="float" office:value="100" table:style-name="ce1">
            <text:p>100</text:p>
          </table:table-cell>
          <table:table-cell office:value-type="string" table:style-name="ce1">
            <text:p>https://www.iss.nus.edu.sg/executive-education/course/detail/nicf--aisp-qualified-information-security-professional-course-(sf)</text:p>
          </table:table-cell>
          <table:table-cell office:value-type="string" table:style-name="ce1">
            <text:p>AISP Qualified Information Security Professional Course (SF)</text:p>
          </table:table-cell>
          <table:table-cell office:value-type="string" table:style-name="ce1">
            <text:p>Digital Strategy &amp; Leadership</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style-name="ce1"/>
          <table:table-cell office:value-type="float" office:value="4200" table:style-name="ce1">
            <text:p>4200</text:p>
          </table:table-cell>
          <table:table-cell office:value-type="string" table:style-name="ce2">
            <text:p>Overview</text:p>
            <text:p>Reference No</text:p>
            <text:p>CRS-Q-0022235-IT</text:p>
            <text:p>Part of</text:p>
            <text:p>-</text:p>
            <text:p>Duration</text:p>
            <text:p>61.5 hours</text:p>
            <text:p>Course Time</text:p>
            <text:p>9.00am - 5.00pm</text:p>
            <text:p>Enquiry</text:p>
            <text:p>Please contact Ms. Jane LIM at</text:p>
            <text:p>tel: 66013975 or<text:s/></text:p>
            <text:p>email for more details.</text:p>
            <text:p>Register For Pre-requisite Entrance Test</text:p>
            <text:p>NICF-AISP Entrance Test for June 2019 intake</text:p>
            <text:p>Test date: 30 Apr 2019</text:p>
            <text:p>Test Time: 3pm-4pm</text:p>
            <text:p>NICF-AISP Entrance Test for Jul 2019 intake</text:p>
            <text:p>Test date: 31 May 2019</text:p>
            <text:p>Test Time: 3pm-4pm</text:p>
            <text:p>The threat of cyber attacks is a global priority and concern. Cybersecurity breaches are occurring with higher frequency and intensity, causing crippling devastation for businesses and organisations alike. The need for qualified information security professionals is therefore made even more crucial to minimise and eradicate this ominous issue.</text:p>
            <text:p>The Association of Information Security Professionals (AISP) and the Institute of Systems Science (ISS) have launched the AISP Qualified Information Security Professional (QISP) course to provide broad-based information security knowledge to infocomm professionals in the various roles. It also equips infocomm security specialists with the essential skills to develop and further enhance their capabilities. AISP, ISS and the SkillsFuture Singapore Agency (SSG) have co-badged the QISP Certification with Singapore Workforce Skills Qualifications (WSQ) System.<text:s/></text:p>
            <text:p>This course will be conducted via self-paced e-Learning, supplemented with classroom sessions. This requires participants to have the discipline to self-study the online material before attending the respective classroom sessions. At the end of the course, participants must take and pass a mandatory 3-hour examination.</text:p>
            <text:p>Participants need to satisfy all of the following pre-requisites in order to join this course:</text:p>
            <text:p>Pass a pre-course entrance test</text:p>
            <text:p>Have at least one year of relevant IT experience in system or network administration or software development</text:p>
            <text:p>All registrants are required to take the pre-course entrance test. An invitation email will be sent nearer the course start date.<text:s/></text:p>
            <text:p>Please click here for the registration to the entrance test. Please click here for a sample of the entrance test.</text:p>
            <text:p>This course is part of the Digital Strategy &amp; Leadership Series offered by NUS-ISS.</text:p>
          </table:table-cell>
          <table:table-cell office:value-type="string" table:style-name="ce2">
            <text:p>Upcoming Classes</text:p>
            <text:p>Class 1<text:s/></text:p>
            <text:p>18 Jun 2019 to 04 Oct 2019<text:s/></text:p>
            <text:p>(Full Time)</text:p>
            <text:p>Duration: 61.5 hours</text:p>
            <text:p>Time:</text:p>
            <text:p>9:00am to 5:00pm</text:p>
            <text:p>Button</text:p>
            <text:p>Button</text:p>
            <text:p>Class 2<text:s/></text:p>
            <text:p>05 Jul 2019 to 11 Oct 2019<text:s/></text:p>
            <text:p>(Full Time)</text:p>
            <text:p>Duration: 61.5 hours</text:p>
            <text:p>Time:</text:p>
            <text:p>9:00am to 5:00pm</text:p>
            <text:p>Button</text:p>
            <text:p>Button</text:p>
          </table:table-cell>
          <table:table-cell office:value-type="string" table:style-name="ce2">
            <text:p>Key Takeaways</text:p>
            <text:p>At the end of the course, you will be able to:</text:p>
            <text:p>Undertake information security risk assessments of networks and systems and recommend risk treatment options</text:p>
            <text:p>Craft appropriate information security policies to address information security risks</text:p>
            <text:p>Manage operations security risks</text:p>
            <text:p>Provide advice, from the information security perspective, on compliance with Singapore laws and regulations</text:p>
          </table:table-cell>
          <table:table-cell office:value-type="string" table:style-name="ce2">
            <text:p>Who Should Attend</text:p>
            <text:p>This course is for:</text:p>
            <text:p>Entry to mid-level information security professionals</text:p>
            <text:p>Infocomm professionals who wish to acquire information security related competencies</text:p>
            <text:p>Course Pre-requisite</text:p>
            <text:p>Participants need to satisfy all of the following pre-requisites in order to join this course:</text:p>
            <text:p>Pass a pre-course entrance test</text:p>
            <text:p>Have at least one year of relevant IT experience in system or network administration or software development</text:p>
            <text:p>All registrants are required to take the pre-course entrance test. An invitation email will be sent nearer the course start date. Please click here for a sample of the entrance test.</text:p>
          </table:table-cell>
          <table:table-cell office:value-type="string" table:style-name="ce2">
            <text:p>What Will Be Covered</text:p>
            <text:p>This course will equip participating professionals with broad information security knowledge, including an understanding of Singapore security-related laws and regulations. The domains of the AISP Body of Knowledge will also be covered. These are:</text:p>
            <text:p>Information security concepts and principles</text:p>
            <text:p>Information security governance</text:p>
            <text:p>Information security risk management</text:p>
            <text:p>Information security management</text:p>
            <text:p>Security engineering</text:p>
            <text:p>Operations security</text:p>
            <text:p>Cryptography</text:p>
            <text:p>Physical &amp; environmental security</text:p>
            <text:p>Business continuity management</text:p>
            <text:p>Security incident management</text:p>
            <text:p>Digital forensics</text:p>
            <text:p>Information systems audit</text:p>
            <text:p>Format</text:p>
            <text:p>Self-paced e-Learning content (29 hours) e-Learning, supplemented with Classroom sessions (5 days). At the end of the blended learning, course participants must take and pass a mandatory 3-hour closed-book examination.</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4200</text:p>
            <text:p>S$4200</text:p>
            <text:p>S$4200</text:p>
            <text:p>S$4200</text:p>
            <text:p>SSG grant</text:p>
            <text:p>-</text:p>
            <text:p>(S$2940)</text:p>
            <text:p>(S$2940)</text:p>
            <text:p>(S$2940)</text:p>
            <text:p>Nett course fee</text:p>
            <text:p>S$4200</text:p>
            <text:p>S$1260</text:p>
            <text:p>S$1260</text:p>
            <text:p>S$1260</text:p>
            <text:p>7% GST on nett course fee</text:p>
            <text:p>S$294</text:p>
            <text:p>S$88.20</text:p>
            <text:p>S$88.20</text:p>
            <text:p>S$88.20</text:p>
            <text:p>Total nett course fee payable, including GST</text:p>
            <text:p>S$4494</text:p>
            <text:p>S$1348.20</text:p>
            <text:p>S$1348.20</text:p>
            <text:p>S$1348.20</text:p>
            <text:p>Less additional funding if eligible under various schemes</text:p>
            <text:p>-</text:p>
            <text:p>-</text:p>
            <text:p>(S$840)</text:p>
            <text:p>(S$1050)</text:p>
            <text:p>Total nett course fee payable, including GST, after additional funding from the various funding schemes</text:p>
            <text:p>S$4494</text:p>
            <text:p>S$1348.20</text:p>
            <text:p>S$508.20</text:p>
            <text:p>S$298.2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4200</text:p>
            <text:p>S$4200</text:p>
            <text:p>S$4200</text:p>
            <text:p>S$4200</text:p>
            <text:p>S$4200</text:p>
            <text:p>SSG grant</text:p>
            <text:p>-</text:p>
            <text:p>(S$2940)</text:p>
            <text:p>(S$2940)</text:p>
            <text:p>(S$2940)</text:p>
            <text:p>(S$2940)</text:p>
            <text:p>Nett course fee</text:p>
            <text:p>S$4200</text:p>
            <text:p>S$1260</text:p>
            <text:p>S$1260</text:p>
            <text:p>S$1260</text:p>
            <text:p>S$1260</text:p>
            <text:p>7% GST on nett course fee</text:p>
            <text:p>S$1294</text:p>
            <text:p>S$88.20</text:p>
            <text:p>S$88.20</text:p>
            <text:p>S$88.20</text:p>
            <text:p>S$88.20</text:p>
            <text:p>Total nett course fee payable, including GST</text:p>
            <text:p>S$4494</text:p>
            <text:p>S$1348.20</text:p>
            <text:p>S$1348.20</text:p>
            <text:p>S$1348.20</text:p>
            <text:p>S$1348.20</text:p>
            <text:p>Fee payable to NUS-ISS</text:p>
            <text:p>Less additional funding if eligible under various schemes#</text:p>
            <text:p>(company needs to submit training grant and claim via Skillsconnect)</text:p>
            <text:p>-</text:p>
            <text:p>-</text:p>
            <text:p>(S$840)</text:p>
            <text:p>(S$1050)</text:p>
            <text:p>(S$840)</text:p>
            <text:p>Total nett course fee payable, including GST, after additional funding from the various funding schemes</text:p>
            <text:p>-</text:p>
            <text:p>-</text:p>
            <text:p>S$508.20</text:p>
            <text:p>S$298.20</text:p>
            <text:p>S$508.2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number-columns-repeated="2" table:style-name="ce1"/>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office:value-type="string" table:style-name="ce2">
            <text:p>Exams &amp; Certificate</text:p>
            <text:p>Certificate of Completion</text:p>
            <text:p>The ISS Certificate of Completion will be issued to participants who have attended at least 75% of the course.</text:p>
            <text:p>WSQ Assessment</text:p>
            <text:p>Refer to ‘Exam Overview’ below for more details</text:p>
            <text:p>Upon passing the assessment, Statement of Attainment (SOAs) will be issued to certify that the participant has passed the following Competency Standard(s):</text:p>
            <text:p>ICT-SNA-4001-1.1 Audit and Compliance</text:p>
            <text:p>ICT-DIT-2012-1.1 Security Assessment and Testing</text:p>
            <text:p>ICT-SNA-5020-1.1 Security Governance<text:s/></text:p>
            <text:p>ICT-OUS-4014-1.1 Threat Analysis and Defence<text:s/></text:p>
            <text:p>ICT-SNA-5021-1.1 Security Strategy</text:p>
            <text:p>ICT-SNA-4007-1.1 Cyber Risk Management</text:p>
            <text:p>Participants may need to attend additional coaching sessions and re-assessments if they do not pass the required competency standards. ISS reserves the right not to disclose any information on course assessment process.</text:p>
            <text:p>Exam Overview</text:p>
            <text:p>The QISP Examination is a closed book exam with MCQ and short answer questions to be completed in 3 hours.</text:p>
            <text:p>To pass the QISP examination, the candidate must:<text:s/></text:p>
            <text:p>Pass all Competency Units and</text:p>
            <text:p>Attain at least 60% of the total mark for the entire exam.</text:p>
            <text:p>Candidate who passes the QISP examination will receive certificate from the certification body (AISP) as well as WSQ SOA for the Competency Unit(s) they have passed.</text:p>
            <text:p>Candidate who did not pass the QISP examination will be awarded only the WSQ SOA for the Competency Unit(s) they have passed.</text:p>
            <text:p>If you need to re-sit for the examination, please register at QISP Exam (Resit)</text:p>
            <text:p>Exam Venue</text:p>
            <text:p>National University of Singapore campus</text:p>
          </table:table-cell>
          <table:table-cell table:number-columns-repeated="16365" table:style-name="ce1"/>
        </table:table-row>
        <table:table-row table:style-name="ro1">
          <table:table-cell office:value-type="float" office:value="101" table:style-name="ce1">
            <text:p>101</text:p>
          </table:table-cell>
          <table:table-cell office:value-type="string" table:style-name="ce1">
            <text:p>https://www.iss.nus.edu.sg/executive-education/course/detail/nicf-business-agility-bootcamp</text:p>
          </table:table-cell>
          <table:table-cell office:value-type="string" table:style-name="ce1">
            <text:p>Business Agility Bootcamp (SF)</text:p>
          </table:table-cell>
          <table:table-cell office:value-type="string" table:style-name="ce1">
            <text:p>Digital Strategy &amp; Leadership</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1800" table:style-name="ce1">
            <text:p>1800</text:p>
          </table:table-cell>
          <table:table-cell office:value-type="string" table:style-name="ce2">
            <text:p>Overview</text:p>
            <text:p>Reference No</text:p>
            <text:p>CRS-Q-0033500-ICT</text:p>
            <text:p>Part of</text:p>
            <text:p>-</text:p>
            <text:p>Duration</text:p>
            <text:p>2 days</text:p>
            <text:p>Course Time</text:p>
            <text:p>9.00am - 5.00pm</text:p>
            <text:p>Enquiry</text:p>
            <text:p>Please contact Ms. Jeryn LIN at</text:p>
            <text:p>tel: 66017926 or<text:s/></text:p>
            <text:p>email for more details.<text:s/></text:p>
            <text:p/>
            <text:p>Business agility refers to the ability of an organisation to succeed in a rapidly changing environment, by providing the required culture and supporting practices. Business agility builds upon practices that are widely used in software development to improve efficiency and speed to market and innovation.</text:p>
            <text:p>The benefits of enhanced agility include higher revenues, more satisfied customers and employees, improved operational efficiency and faster time-to-market.</text:p>
            <text:p>Business agility, hence, must be addressed organisation-wide and not be limited to IT, although IT serves as the key enabler of digital transformation. Agile organisations that are effective are both stable (resilient, reliable and efficient) and dynamic (fast, nimble and adaptive). Research shows that stability and dynamism are significant catalysts for organisational health and performance. Agile organisations also appear to be better at innovation, according to the best research.</text:p>
            <text:p>This course will present the importance of business agility in relation to digital transformation and provide guidance on extending Agile practices across the organisation. A proven approach for establishing an Agile organisational culture will be discussed. We will discuss best practices for managing change as the organisation carries out its transition from the current to the desired Agile state.</text:p>
            <text:p>This course is designed for use in a Bootcamp, which can be tailored for specific organisational needs, and a part of the Digital Strategy &amp; Leadership and Digital Agility Series offered by NUS-ISS.</text:p>
          </table:table-cell>
          <table:table-cell office:value-type="string" table:style-name="ce2">
            <text:p>Upcoming Classes</text:p>
            <text:p>Class 1<text:s/></text:p>
            <text:p>30 May 2019 to 31 May 2019<text:s/></text:p>
            <text:p>(Full Time)</text:p>
            <text:p>Duration: 2 days</text:p>
            <text:p>When:</text:p>
            <text:p>May:</text:p>
            <text:p>30, 31</text:p>
            <text:p>Time:</text:p>
            <text:p>9:00am - 5:00pm</text:p>
            <text:p>Button</text:p>
            <text:p>Button</text:p>
            <text:p>Class 2<text:s/></text:p>
            <text:p>02 Sep 2019 to 03 Sep 2019<text:s/></text:p>
            <text:p>(FullTime)</text:p>
            <text:p>Duration: 2 days</text:p>
            <text:p>Time:</text:p>
            <text:p>9:00am - 5:00pm</text:p>
            <text:p>Button</text:p>
            <text:p>Button</text:p>
            <text:p>Class 3<text:s/></text:p>
            <text:p>21 Nov 2019 to 22 Nov 2019<text:s/></text:p>
            <text:p>(FullTime)</text:p>
            <text:p>Duration: 2 days</text:p>
            <text:p>Time:</text:p>
            <text:p>9:00am - 5:00pm</text:p>
            <text:p>Button</text:p>
            <text:p>Button</text:p>
            <text:p>Class 4<text:s/></text:p>
            <text:p>20 Jan 2020 to 21 Jan 2020<text:s/></text:p>
            <text:p>(FullTime)</text:p>
            <text:p>Duration: 2 days</text:p>
            <text:p>Time:</text:p>
            <text:p>9:00am - 5:00pm</text:p>
            <text:p>Button</text:p>
            <text:p>Button</text:p>
          </table:table-cell>
          <table:table-cell office:value-type="string" table:style-name="ce2">
            <text:p>Key Takeaways<text:s/></text:p>
            <text:p>On completion of this course, participants will be able to:</text:p>
            <text:p>Understand business agility and how to apply it suitably within digital transformation mission</text:p>
            <text:p>Become customer-centric and innovative with best practices from design thinking</text:p>
            <text:p>Lead Agile transformation initiatives</text:p>
            <text:p>Extend Agile practices to the organisation beyond IT</text:p>
            <text:p>Define compelling Agile transformation vision, objectives and measures for success</text:p>
            <text:p>Manage organisational change in the transition to agility</text:p>
          </table:table-cell>
          <table:table-cell office:value-type="string" table:style-name="ce2">
            <text:p>Who Should Attend<text:s/></text:p>
            <text:p>Managers, leaders and C-level executives from organisations looking to achieve business agility.</text:p>
            <text:p>Important note</text:p>
            <text:p>Hardcopies of the courseware will not be provided. Participants are required to bring their own internet enabled device &amp; charger to access the e-courseware in PDF format. The e-courseware will be made available a few days before commencement of the class.</text:p>
          </table:table-cell>
          <table:table-cell office:value-type="string" table:style-name="ce2">
            <text:p>What Will Be Covered</text:p>
            <text:p>Business agility and its importance in digital transformation</text:p>
            <text:p>Reality check: Know where you are</text:p>
            <text:p>Leadership in an Agile organisation</text:p>
            <text:p>Leadership case study (video and discussion)</text:p>
            <text:p>Extending Agile practices to the organisation beyond IT</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1800</text:p>
            <text:p>S$1800</text:p>
            <text:p>S$1800</text:p>
            <text:p>S$1800</text:p>
            <text:p>SSG grant</text:p>
            <text:p>-</text:p>
            <text:p>(S$1260)</text:p>
            <text:p>(S$1260)</text:p>
            <text:p>(S$1260)</text:p>
            <text:p>Nett course fee</text:p>
            <text:p>S$1800</text:p>
            <text:p>S$540</text:p>
            <text:p>S$540</text:p>
            <text:p>S$540</text:p>
            <text:p>7% GST on nett course fee</text:p>
            <text:p>S$126</text:p>
            <text:p>S$37.80</text:p>
            <text:p>S$37.80</text:p>
            <text:p>S$37.80</text:p>
            <text:p>Total nett course fee payable, including GST</text:p>
            <text:p>S$1926</text:p>
            <text:p>S$577.80</text:p>
            <text:p>S$577.80</text:p>
            <text:p>S$577.80</text:p>
            <text:p>Less additional funding if eligible under various schemes</text:p>
            <text:p>-</text:p>
            <text:p>-</text:p>
            <text:p>(S$360)</text:p>
            <text:p>(S$450)</text:p>
            <text:p>Total nett course fee payable, including GST, after additional funding from the various funding schemes</text:p>
            <text:p>S$1926</text:p>
            <text:p>S$577.80</text:p>
            <text:p>S$217.80</text:p>
            <text:p>S$127.8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1800</text:p>
            <text:p>S$1800</text:p>
            <text:p>S$1800</text:p>
            <text:p>S$1800</text:p>
            <text:p>S$1800</text:p>
            <text:p>SSG grant</text:p>
            <text:p>-</text:p>
            <text:p>(S$1260)</text:p>
            <text:p>(S$1260)</text:p>
            <text:p>(S$1260)</text:p>
            <text:p>(S$1260)</text:p>
            <text:p>Nett course fee</text:p>
            <text:p>S$1800</text:p>
            <text:p>S$540</text:p>
            <text:p>S$540</text:p>
            <text:p>S$540</text:p>
            <text:p>S$540</text:p>
            <text:p>7% GST on nett course fee</text:p>
            <text:p>S$126</text:p>
            <text:p>S$37.80</text:p>
            <text:p>S$37.80</text:p>
            <text:p>S$37.80</text:p>
            <text:p>S$37.80</text:p>
            <text:p>Total nett course fee payable, including GST</text:p>
            <text:p>S$1926</text:p>
            <text:p>S$577.80</text:p>
            <text:p>S$577.80</text:p>
            <text:p>S$577.80</text:p>
            <text:p>S$577.80</text:p>
            <text:p>Fee payable to NUS-ISS</text:p>
            <text:p>Less additional funding if eligible under various schemes#</text:p>
            <text:p>(company needs to submit training grant and claim via Skillsconnect)</text:p>
            <text:p>-</text:p>
            <text:p>-</text:p>
            <text:p>(S$360)</text:p>
            <text:p>(S$450)</text:p>
            <text:p>(S$360)</text:p>
            <text:p>Total nett course fee payable, including GST, after additional funding from the various funding schemes</text:p>
            <text:p>-</text:p>
            <text:p>-</text:p>
            <text:p>S$217.80</text:p>
            <text:p>S$127.80</text:p>
            <text:p>S$217.8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WSQ Assessments are included in this course.</text:p>
            <text:p>Upon passing the assessment, Statement of Attainment (SOAs) will be issued to certify that the participant has passed the following Competency Standard(s):</text:p>
            <text:p>ICT-SNA-5003-1.1 Business Innovation</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02" table:style-name="ce1">
            <text:p>102</text:p>
          </table:table-cell>
          <table:table-cell office:value-type="string" table:style-name="ce1">
            <text:p>https://www.iss.nus.edu.sg/executive-education/course/detail/nicf--business-analysis-for-agile-practitioners-(sf)</text:p>
          </table:table-cell>
          <table:table-cell office:value-type="string" table:style-name="ce1">
            <text:p>Business Analysis for Agile Practitioners (SF)</text:p>
          </table:table-cell>
          <table:table-cell office:value-type="string" table:style-name="ce1">
            <text:p>Digital Strategy &amp; Leadership</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1800" table:style-name="ce1">
            <text:p>1800</text:p>
          </table:table-cell>
          <table:table-cell office:value-type="string" table:style-name="ce2">
            <text:p>Overview</text:p>
            <text:p>Reference No</text:p>
            <text:p>CRS-Q-0034790-ICT</text:p>
            <text:p>Part of</text:p>
            <text:p>-</text:p>
            <text:p>Duration</text:p>
            <text:p>2 days</text:p>
            <text:p>Course Time</text:p>
            <text:p>9:00am - 5:00pm</text:p>
            <text:p>PDU</text:p>
            <text:p>10PDU and PD hours are available for this course</text:p>
            <text:p>Enquiry</text:p>
            <text:p>Please contact Ms. Jeryn LIN at</text:p>
            <text:p>tel: 66017926 or<text:s/></text:p>
            <text:p>email for more details.</text:p>
            <text:p>Today, more organisations are adopting Agile development and the trend is expected to continue. Agile development streamlines process overhead and improves predictability through better risk management.</text:p>
            <text:p>Some popular Agile flavours today include Scrum and XP. Although these flavours describe in details the steps in Agile development, they do not elaborate on how to manage the requirements. This Business Analysis for Agile Practitioners course has been designed to introduce participants to the entire Agile development process, with a focus on requirements.</text:p>
            <text:p>Through this course, participants will also be equipped with knowledge and skills to effectively perform business analysis in Agile projects. Participants will learn how to write and validate user stories. They will also be engaged in hands-on sessions to help facilitate and enhance the learning process.</text:p>
            <text:p>This course is part of the Digital Strategy &amp; Leadership and Digital Agility Series offered by NUS-ISS, and is not recommended for those who have already attended NICF - Certified ScrumMaster course or Certified Scrum Product Owner course.</text:p>
            <text:p>Upon successful completion of this course, you will earn:</text:p>
            <text:p>13 Professional Development hours (PD Hours) for the initial CBAP® application and Continuing Development Units (CDUs) for re-certification under IIBA®</text:p>
            <text:p>10 Professional Development Units (PDUs) (PM: 10) that can be used to maintain your PMP® credential.</text:p>
            <text:p>Note that for the purpose of PDU reporting by those with PMP® credentials, the PMI REP Provider Number of ISS is “2339”.</text:p>
          </table:table-cell>
          <table:table-cell office:value-type="string" table:style-name="ce2">
            <text:p>Upcoming Classes</text:p>
            <text:p>Class 1<text:s/></text:p>
            <text:p>05 Sep 2019 to 06 Sep 2019<text:s/></text:p>
            <text:p>(Full Time)</text:p>
            <text:p>Duration: 2 days</text:p>
            <text:p>When:</text:p>
            <text:p>Sep:</text:p>
            <text:p>05, 06</text:p>
            <text:p>Time:</text:p>
            <text:p>9:00am - 5:00pm</text:p>
            <text:p>Button</text:p>
            <text:p>Button</text:p>
            <text:p>Class 2<text:s/></text:p>
            <text:p>06 Jan 2020 to 07 Jan 2020<text:s/></text:p>
            <text:p>(Full Time)</text:p>
            <text:p>Duration: 2 days</text:p>
            <text:p>When:</text:p>
            <text:p>Jan:</text:p>
            <text:p>06, 07</text:p>
            <text:p>Time:</text:p>
            <text:p>9:00am - 5:00pm</text:p>
            <text:p>Button</text:p>
            <text:p>Button</text:p>
            <text:p>Class 3<text:s/></text:p>
            <text:p>02 Mar 2020 to 03 Mar 2020<text:s/></text:p>
            <text:p>(Full Time)</text:p>
            <text:p>Duration: 2 days</text:p>
            <text:p>When:</text:p>
            <text:p>Mar:</text:p>
            <text:p>02, 03</text:p>
            <text:p>Time:</text:p>
            <text:p>9:00am - 5:00pm</text:p>
            <text:p>Button</text:p>
            <text:p>Button</text:p>
          </table:table-cell>
          <table:table-cell office:value-type="string" table:style-name="ce2">
            <text:p>Key Takeaways</text:p>
            <text:p>At the end of the course, the participants will be able to:</text:p>
            <text:p>Understand the Agile framework</text:p>
            <text:p>Create product vision</text:p>
            <text:p>Perform user role modelling</text:p>
            <text:p>Create user stories</text:p>
            <text:p>Perform release and iteration planning</text:p>
            <text:p>Perform backlog grooming</text:p>
            <text:p>Create rapid prototype</text:p>
            <text:p>Define clear acceptance criteria</text:p>
          </table:table-cell>
          <table:table-cell office:value-type="string" table:style-name="ce2">
            <text:p>Who Should Attend</text:p>
            <text:p>This course is targeted at Business Analysts and other software development professionals who:<text:s/></text:p>
            <text:p>Are new to Agile</text:p>
            <text:p>Have either some business analysis or software development experience</text:p>
            <text:p>Are working in software development projects</text:p>
            <text:p>Prerequisite<text:s/></text:p>
            <text:p>From July 2019 onwards, participants are required to bring their own internet enabled computing device (laptops, tablet etc) &amp; power charger to access and download electronic courseware in PDF format. We will be only be providing courseware in PDF and will not issue any printed copies.</text:p>
          </table:table-cell>
          <table:table-cell office:value-type="string" table:style-name="ce2">
            <text:p>What Will Be Covered</text:p>
            <text:p>Introduction to Agile Methodologies</text:p>
            <text:p>Agile Process</text:p>
            <text:p>Visioning and User Role Modeling</text:p>
            <text:p>Product Backlog</text:p>
            <text:p>Release and Iteration Planning</text:p>
            <text:p>Prototype</text:p>
            <text:p>Backlog Refinement</text:p>
            <text:p>Acceptance Criteria</text:p>
            <text:p>Business Analyst role in an agile team</text:p>
            <text:p>Agile Contract</text:p>
            <text:p>Format</text:p>
            <text:p>Lecture, workshop and quiz</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1800</text:p>
            <text:p>S$1800</text:p>
            <text:p>S$1800</text:p>
            <text:p>S$1800</text:p>
            <text:p>SSG grant</text:p>
            <text:p>-</text:p>
            <text:p>(S$1260)</text:p>
            <text:p>(S$1260)</text:p>
            <text:p>(S$1260)</text:p>
            <text:p>Nett course fee</text:p>
            <text:p>S$1800</text:p>
            <text:p>S$540</text:p>
            <text:p>S$540</text:p>
            <text:p>S$540</text:p>
            <text:p>7% GST on nett course fee</text:p>
            <text:p>S$126</text:p>
            <text:p>S$37.80</text:p>
            <text:p>S$37.80</text:p>
            <text:p>S$37.80</text:p>
            <text:p>Total nett course fee payable, including GST</text:p>
            <text:p>S$1926</text:p>
            <text:p>S$577.80</text:p>
            <text:p>S$577.80</text:p>
            <text:p>S$577.80</text:p>
            <text:p>Less additional funding if eligible under various schemes</text:p>
            <text:p>-</text:p>
            <text:p>-</text:p>
            <text:p>(S$360)</text:p>
            <text:p>(S$450)</text:p>
            <text:p>Total nett course fee payable, including GST, after additional funding from the various funding schemes</text:p>
            <text:p>S$1926</text:p>
            <text:p>S$577.80</text:p>
            <text:p>S$217.80</text:p>
            <text:p>S$127.8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1800</text:p>
            <text:p>S$1800</text:p>
            <text:p>S$1800</text:p>
            <text:p>S$1800</text:p>
            <text:p>S$1800</text:p>
            <text:p>SSG grant</text:p>
            <text:p>-</text:p>
            <text:p>(S$1260)</text:p>
            <text:p>(S$1260)</text:p>
            <text:p>(S$1260)</text:p>
            <text:p>(S$1260)</text:p>
            <text:p>Nett course fee</text:p>
            <text:p>S$1800</text:p>
            <text:p>S$540</text:p>
            <text:p>S$540</text:p>
            <text:p>S$540</text:p>
            <text:p>S$540</text:p>
            <text:p>7% GST on nett course fee</text:p>
            <text:p>S$126</text:p>
            <text:p>S$37.80</text:p>
            <text:p>S$37.80</text:p>
            <text:p>S$37.80</text:p>
            <text:p>S$37.80</text:p>
            <text:p>Total nett course fee payable, including GST</text:p>
            <text:p>S$1926</text:p>
            <text:p>S$577.80</text:p>
            <text:p>S$577.80</text:p>
            <text:p>S$577.80</text:p>
            <text:p>S$577.80</text:p>
            <text:p>Fee payable to NUS-ISS</text:p>
            <text:p>Less additional funding if eligible under various schemes#</text:p>
            <text:p>(company needs to submit training grant and claim via Skillsconnect)</text:p>
            <text:p>-</text:p>
            <text:p>-</text:p>
            <text:p>(S$360)</text:p>
            <text:p>(S$450)</text:p>
            <text:p>(S$360)</text:p>
            <text:p>Total nett course fee payable, including GST, after additional funding from the various funding schemes</text:p>
            <text:p>-</text:p>
            <text:p>-</text:p>
            <text:p>S$217.80</text:p>
            <text:p>S$127.80</text:p>
            <text:p>S$217.8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s/></text:p>
            <text:p>Broad Schedule of Assessment: The assessment will be conducted throughout the classroom days (group workshop &amp; individual quiz)</text:p>
            <text:p>Passing Criteria: The group workshop will evaluate the team effort while the individual quiz (scenario-based) will evaluate the understanding of the key takeaway. The passing marks for both group workshop as well as the individual quiz is ≥ 50%</text:p>
            <text:p>Assessment Method: Group workshop will be based on case study and team will work on the solution and present it together; individual assessment – open-book quiz</text:p>
            <text:p>Upon passing the assessment, Statement of Attainment (SOAs) will be issued to certify that the participant has passed the following Competency Standard(s):</text:p>
            <text:p>ICT-PMT-3001-1.1 Business Needs Analysis</text:p>
            <text:p>ICT-PMT-4001-1.1 Business Needs Analysis</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03" table:style-name="ce1">
            <text:p>103</text:p>
          </table:table-cell>
          <table:table-cell office:value-type="string" table:style-name="ce1">
            <text:p>https://www.iss.nus.edu.sg/executive-education/course/detail/nicf--business-process-reengineering-(sf)</text:p>
          </table:table-cell>
          <table:table-cell office:value-type="string" table:style-name="ce1">
            <text:p>Business Process Reengineering (SF)</text:p>
          </table:table-cell>
          <table:table-cell office:value-type="string" table:style-name="ce1">
            <text:p>Digital Strategy &amp; Leadership</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300" table:style-name="ce1">
            <text:p>2300</text:p>
          </table:table-cell>
          <table:table-cell office:value-type="string" table:style-name="ce2">
            <text:p>Overview</text:p>
            <text:p>Reference No</text:p>
            <text:p>CRS-Q-0034800-ICT</text:p>
            <text:p>Part of</text:p>
            <text:p>-</text:p>
            <text:p>Duration</text:p>
            <text:p>3 days</text:p>
            <text:p>Course Time</text:p>
            <text:p>9.00am - 5.00pm</text:p>
            <text:p>PDU</text:p>
            <text:p>17PDU and PD hours are available for this course</text:p>
            <text:p>Enquiry</text:p>
            <text:p>Please contact Ms. Jessie NEO at</text:p>
            <text:p>tel: 66017921 or<text:s/></text:p>
            <text:p>email for more details.</text:p>
            <text:p>Note: NICF-Business Process Reengineering (SF) for Health Services is next scheduled for 8-10 May</text:p>
            <text:p>Business Processing Reengineering (BPR), as defined by Michael Hammer, is the fundamental re-thinking and radical redesign of business processes to bring about dramatic improvements in critical, contemporary measures of performance, such as cost, quality, service and speed. With the resurgence of Robotic Process Automation (RPA) fuelled by machine intelligence, BPR is again centre stage as many companies will need to rethink their existing business processes in the light of digital transformation prior to automating it.</text:p>
            <text:p>ISS is recognised as the most established institution with experience in offering the BPR course, having trained more than 10,000 people in Singapore over the past two decades. Participants have leveraged BPR to impact many industries including finance, healthcare, logistics and government. This course is taught by highly experienced instructors, who are former consultants from leading consulting firms with more than 10 years of experience in running BPR projects.</text:p>
            <text:p>In this course, participants will learn why BPR is in demand, when to and when not to use BPR and more importantly, how to do it effectively and successfully. Beyond just theory, you will benefit from rich class notes and unique case studies. You will also benefit from the sharing of real-life scenarios, tips and techniques to help you avoid the many pitfalls of BPR and how to overcome the many challenges when implementing it.</text:p>
            <text:p>Upon successful completion of this course, you will earn 17 PDUs (PM: 14.75, Leadership: 2.25) that can be used to maintain your PMP® credential. Note that for the purpose of PDU reporting by those with PMP® credentials, the PMI REP Provider Number of ISS is “2339”.</text:p>
            <text:p>This course is part of the Digital Strategy &amp; Leadership and Professional Diploma in Smart Health Leadership Series offered by NUS-ISS.</text:p>
          </table:table-cell>
          <table:table-cell office:value-type="string" table:style-name="ce2">
            <text:p>Upcoming Classes</text:p>
            <text:p>Class 1<text:s/></text:p>
            <text:p>15 Jul 2019 to 17 Jul 2019<text:s/></text:p>
            <text:p>(Full Time)</text:p>
            <text:p>Duration: 3 days</text:p>
            <text:p>Time:</text:p>
            <text:p>09:00am to 05:00pm</text:p>
            <text:p>Button</text:p>
            <text:p>Button</text:p>
            <text:p>Class 2<text:s/></text:p>
            <text:p>02 Oct 2019 to 04 Oct 2019<text:s/></text:p>
            <text:p>(Full Time)</text:p>
            <text:p>Duration: 3 days</text:p>
            <text:p>Time:</text:p>
            <text:p>09:00am to 05:00pm</text:p>
            <text:p>Button</text:p>
            <text:p>Button</text:p>
            <text:p>Class 3<text:s/></text:p>
            <text:p>20 Jan 2020 to 22 Jan 2020<text:s/></text:p>
            <text:p>(FullTime)</text:p>
            <text:p>Duration: 3 days</text:p>
            <text:p>Time:</text:p>
            <text:p>09:00am to 05:00pm</text:p>
            <text:p>Button</text:p>
            <text:p>Button</text:p>
          </table:table-cell>
          <table:table-cell office:value-type="string" table:style-name="ce2">
            <text:p>Key Takeaways</text:p>
            <text:p>At the end of the course, participants will be able to:</text:p>
            <text:p>Initiate reengineering activities in the organisation</text:p>
            <text:p>Translate the new vision into action plan</text:p>
            <text:p>Analyse the current processes</text:p>
            <text:p>Redesign the business processes</text:p>
            <text:p>Overcome the challenges encountered in implementation</text:p>
          </table:table-cell>
          <table:table-cell office:value-type="string" table:style-name="ce2">
            <text:p>Who Should Attend</text:p>
            <text:p>This course is for:<text:s/></text:p>
            <text:p>Senior executives responsible for reengineering</text:p>
            <text:p>Members of the reengineering team</text:p>
            <text:p>Directors of Information Technology</text:p>
            <text:p>Business Unit Managers</text:p>
            <text:p>Organisation and Methods Managers</text:p>
            <text:p>Corporate Planners</text:p>
            <text:p>Quality Assurance Managers</text:p>
          </table:table-cell>
          <table:table-cell office:value-type="string" table:style-name="ce2">
            <text:p>What Will Be Covered</text:p>
            <text:p>Rationalising BPR</text:p>
            <text:p>Process analysis/visualisation</text:p>
            <text:p>Process redesign</text:p>
            <text:p>Implementation planning</text:p>
            <text:p>Change management</text:p>
            <text:p>Format</text:p>
            <text:p>Lecture, workshops and quiz</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300</text:p>
            <text:p>S$2300</text:p>
            <text:p>S$2300</text:p>
            <text:p>S$2300</text:p>
            <text:p>SSG grant</text:p>
            <text:p>-</text:p>
            <text:p>(S$1610)</text:p>
            <text:p>(S$1610)</text:p>
            <text:p>(S$1610)</text:p>
            <text:p>Nett course fee</text:p>
            <text:p>S$2300</text:p>
            <text:p>S$690</text:p>
            <text:p>S$690</text:p>
            <text:p>S$690</text:p>
            <text:p>7% GST on nett course fee</text:p>
            <text:p>S$161</text:p>
            <text:p>S$48.30</text:p>
            <text:p>S$48.30</text:p>
            <text:p>S$48.30</text:p>
            <text:p>Total nett course fee payable, including GST</text:p>
            <text:p>S$2461</text:p>
            <text:p>S$738.30</text:p>
            <text:p>S$738.30</text:p>
            <text:p>S$738.30</text:p>
            <text:p>Less additional funding if eligible under various schemes</text:p>
            <text:p>-</text:p>
            <text:p>-</text:p>
            <text:p>(S$460)</text:p>
            <text:p>(S$575)</text:p>
            <text:p>Total nett course fee payable, including GST, after additional funding from the various funding schemes</text:p>
            <text:p>S$2461</text:p>
            <text:p>S$738.30</text:p>
            <text:p>S$278.30</text:p>
            <text:p>S$163.3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300</text:p>
            <text:p>S$2300</text:p>
            <text:p>S$2300</text:p>
            <text:p>S$2300</text:p>
            <text:p>S$2300</text:p>
            <text:p>SSG grant</text:p>
            <text:p>-</text:p>
            <text:p>(S$1610)</text:p>
            <text:p>(S$1610)</text:p>
            <text:p>(S$1610)</text:p>
            <text:p>(S$1610)</text:p>
            <text:p>Nett course fee</text:p>
            <text:p>S$2300</text:p>
            <text:p>S$690</text:p>
            <text:p>S$690</text:p>
            <text:p>S$690</text:p>
            <text:p>S$690</text:p>
            <text:p>7% GST on nett course fee</text:p>
            <text:p>S$161</text:p>
            <text:p>S$48.30</text:p>
            <text:p>S$48.30</text:p>
            <text:p>S$48.30</text:p>
            <text:p>S$48.30</text:p>
            <text:p>Total nett course fee payable, including GST</text:p>
            <text:p>S$2461</text:p>
            <text:p>S$738.30</text:p>
            <text:p>S$738.30</text:p>
            <text:p>S$738.30</text:p>
            <text:p>S$738.30</text:p>
            <text:p>Fee payable to NUS-ISS</text:p>
            <text:p>Less additional funding if eligible under various schemes#</text:p>
            <text:p>(company needs to submit training grant and claim via Skillsconnect)</text:p>
            <text:p>-</text:p>
            <text:p>-</text:p>
            <text:p>(S$460)</text:p>
            <text:p>(S$575)</text:p>
            <text:p>(S$460)</text:p>
            <text:p>Total nett course fee payable, including GST, after additional funding from the various funding schemes</text:p>
            <text:p>-</text:p>
            <text:p>-</text:p>
            <text:p>S$278.30</text:p>
            <text:p>S$163.30</text:p>
            <text:p>S$278.3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the course</text:p>
            <text:p>Passing Criteria: The group workshop will be evaluated for the team effort and the individual quiz (scenario-based) will evaluate the understanding of the key takeaway. The passing marks for both group workshop as well as the individual quiz ≥ 50%</text:p>
            <text:p>Assessment Method: Group workshop will be based on the case study and team will work on the solution and present it together; Individual assessment – open-book quiz</text:p>
            <text:p>Upon passing the assessment, Statement of Attainment (SOAs) will be issued to certify that the participant has passed the following Competency Standard(s):</text:p>
            <text:p>ICT-SNA-5004-1.1 Business Process Re-engineering</text:p>
            <text:p>ICT-SNA-4004-1.1 Business Process Re-engineering</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04" table:style-name="ce1">
            <text:p>104</text:p>
          </table:table-cell>
          <table:table-cell office:value-type="string" table:style-name="ce1">
            <text:p>https://www.iss.nus.edu.sg/executive-education/course/detail/nicf--certified-enterprise-architecture-practitioner-course-(sf)</text:p>
          </table:table-cell>
          <table:table-cell office:value-type="string" table:style-name="ce1">
            <text:p>Certified Enterprise Architecture Practitioner Course (SF)</text:p>
          </table:table-cell>
          <table:table-cell office:value-type="string" table:style-name="ce1">
            <text:p>Digital Strategy &amp; Leadership</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7" table:style-name="ce1">
            <text:p>7</text:p>
          </table:table-cell>
          <table:table-cell office:value-type="float" office:value="4620" table:style-name="ce1">
            <text:p>4620</text:p>
          </table:table-cell>
          <table:table-cell office:value-type="string" table:style-name="ce2">
            <text:p>Overview</text:p>
            <text:p>Reference No</text:p>
            <text:p>CRS-Q-0037189-ICT</text:p>
            <text:p>Part of</text:p>
            <text:p>-</text:p>
            <text:p>Duration</text:p>
            <text:p>7 days</text:p>
            <text:p>Course Time</text:p>
            <text:p>9.00am - 5.00pm-7 Days over 3 Weeks</text:p>
            <text:p>PDU</text:p>
            <text:p>25PDU and PD hours are available for this course</text:p>
            <text:p>Enquiry</text:p>
            <text:p>Please contact Ms. Jessie NEO at</text:p>
            <text:p>tel: 66017921 or<text:s/></text:p>
            <text:p>email for more details.</text:p>
            <text:p>“Enterprise Architecture is the organising logic for business processes and IT infrastructure, reflecting the integration and standardisation requirements of the company's operating model. The enterprise architecture provides a long-term view of a company's processes, systems and technologies so that individual projects can build capabilities - not just fulfill immediate needs.”</text:p>
            <text:p>- Jeanne W. Ross, Peter Weill, David C. Robertson,</text:p>
            <text:p>Enterprise Architecture As Strategy, Harvard Business School Press, 2006</text:p>
            <text:p>The Institute of Systems Science of the National University of Singapore (ISS) conducts the Certified Enterprise Architecture Practitioner Course to provide participants with in-depth knowledge and best practices on Enterprise Architecture.</text:p>
            <text:p>The course covers the four key architectures that impacts the enterprise. These are Business Architecture, Information Architecture, Application Architecture and Technology Architecture. Participants are taught the The Open Group Architecture Framework (TOGAF standard) architecture development method used in the architecting process and how it can be used for architecture governance and management.</text:p>
            <text:p>This course provides training in TOGAF standard, Version 9.2 and also addresses all the learning outcomes required for TOGAF standard, Version 9.2 Level 1 and Level 2 certifications.</text:p>
            <text:p>Workshops and projects are specially designed for participants to apply the knowledge and skills gained in developing an Enterprise Architecture blueprint. Workshops and projects are gradable and form part of the assessment.</text:p>
            <text:p>Time Commitment</text:p>
            <text:p>Full-time course with day lessons, project presentation and written assessment interspersed over 3 weeks. Participants are expected to put in out-of-class efforts for the team EA project.</text:p>
            <text:p>Additional Information</text:p>
            <text:p>ISS also offers the Specialist Diploma in Enterprise Architecture to equip practitioners with in-depth knowledge and best practices on EA. With a successful completion of the Certified Enterprise Practitioner Course, the participant can embark on either an EA Practicum pathway or Assessment Only Pathway to attain the Specialist Diploma in EA. This course is part of the Digital Strategy &amp; Leadership Series offered by NUS-ISS.</text:p>
            <text:p>Upon successful completion of this course, you will earn 25 PDUs (PM: 9, Leadership: 8, Business: 8) that can be used to maintain your PMP® credential. Note that for the purpose of PDU reporting by those with PMP® credentials, the PMI REP Provider Number of ISS is “2339”</text:p>
          </table:table-cell>
          <table:table-cell office:value-type="string" table:style-name="ce2">
            <text:p>Upcoming Classes</text:p>
            <text:p>Class 1<text:s/></text:p>
            <text:p>03 Jul 2019 to 19 Jul 2019<text:s/></text:p>
            <text:p>(Full Time)</text:p>
            <text:p>Duration: 7 days</text:p>
            <text:p>When:</text:p>
            <text:p>Jul:</text:p>
            <text:p>03, 04, 05, 08, 09, 10, 19</text:p>
            <text:p>Time:</text:p>
            <text:p>09:00am to 05:00pm</text:p>
            <text:p>Button</text:p>
            <text:p>Button</text:p>
            <text:p>Class 2<text:s/></text:p>
            <text:p>09 Oct 2019 to 25 Oct 2019<text:s/></text:p>
            <text:p>(FullTime)</text:p>
            <text:p>Duration: 7 days</text:p>
            <text:p>When:</text:p>
            <text:p>Oct:</text:p>
            <text:p>09, 10, 11, 14, 15, 16, 25</text:p>
            <text:p>Time:</text:p>
            <text:p>09:00am to 05:00pm</text:p>
            <text:p>Button</text:p>
            <text:p>Button</text:p>
            <text:p>Class 3<text:s/></text:p>
            <text:p>08 Jan 2020 to 23 Jan 2020<text:s/></text:p>
            <text:p>(FullTime)</text:p>
            <text:p>Duration: 7 days</text:p>
            <text:p>When:</text:p>
            <text:p>Jan:</text:p>
            <text:p>08, 09, 10, 13, 14, 15, 23</text:p>
            <text:p>Time:</text:p>
            <text:p>09:00am to 05:00pm</text:p>
            <text:p>Button</text:p>
            <text:p>Button</text:p>
          </table:table-cell>
          <table:table-cell office:value-type="string" table:style-name="ce2">
            <text:p>Key Takeaways</text:p>
            <text:p>At the end of the course, participants will be able to:</text:p>
            <text:p>Understand the importance of Enterprise Architecture (EA) as a strategic value driver</text:p>
            <text:p>Integrate business processes into strategy formulation</text:p>
            <text:p>Develop business processes to meet business goals and provide competitive differentiation</text:p>
            <text:p>Understand Enterprise Architecture development process, and use it to influence the business cycle</text:p>
            <text:p>Identify enabling IT architecture required to implement core organisational business processes<text:s/></text:p>
            <text:p>Design good governance mechanisms to facilitate architecture driven approach</text:p>
            <text:p>Initiate EA adoption and sustenance in your organisations and promote the value and need for EA</text:p>
          </table:table-cell>
          <table:table-cell office:value-type="string" table:style-name="ce2">
            <text:p>Who Should Attend</text:p>
            <text:p>This course is for:<text:s/></text:p>
            <text:p>Enterprise architects</text:p>
            <text:p>Information architects</text:p>
            <text:p>Technology architects</text:p>
            <text:p>Application architects</text:p>
            <text:p>System integrators</text:p>
            <text:p>Business analysts</text:p>
            <text:p>Programme and project managers</text:p>
            <text:p>Other business and technical specialists engaged in the development of enterprise architectures</text:p>
            <text:p>Pre-requisites</text:p>
            <text:p>University graduate with at least four years of working experience as an IT developer, IT designer, IT architect or IT project manager</text:p>
            <text:p>Non-university graduate with a least six years of working experience as an IT developer, IT designer, IT architect or IT project manager</text:p>
            <text:p>Maturity and potential to take on technology leadership roles in their respective organisations and professions</text:p>
          </table:table-cell>
          <table:table-cell office:value-type="string" table:style-name="ce2">
            <text:p>What Will Be Covered</text:p>
            <text:p>Introduction to enterprise architecture</text:p>
            <text:p>Architecture lifecycle &amp; development methodology</text:p>
            <text:p>Architecture principles and patterns</text:p>
            <text:p>Business architecture</text:p>
            <text:p>Information architecture</text:p>
            <text:p>Application architecture</text:p>
            <text:p>Technology architecture</text:p>
            <text:p>Architecture governance &amp; management</text:p>
            <text:p>Architecture requirements &amp; change management</text:p>
            <text:p>EA and relationship to SOA</text:p>
            <text:p>The course also covers many new features which are in TOGAF standard, Version 9.2, namely:</text:p>
            <text:p>Architecture partitioning</text:p>
            <text:p>Content framework and meta model</text:p>
            <text:p>Capability based planning</text:p>
            <text:p>Business transformation readiness assessment</text:p>
            <text:p>Using TOGAF standard to develop security architectures</text:p>
            <text:p>Architecture repository</text:p>
            <text:p>Using TOGAF standard to develop SOAs</text:p>
            <text:p>Risk management</text:p>
            <text:p>Format</text:p>
            <text:p>There will be a combination of lectures and workshops. Workshops and projects are specially designed for participants to apply the knowledge and skills gained in developing an Enterprise Architecture blueprint. Workshops and projects are gradable and form part of the assessment. Students are expected to put in extra time to complete projects out of the course duration days.</text:p>
          </table:table-cell>
          <table:table-cell office:value-type="string" table:style-name="ce2">
            <text:p>Fees &amp; Funding</text:p>
            <text:p>Self-sponsored</text:p>
            <text:p>Course fees and exam fees are payable as follows:</text:p>
            <text:p>(a) Course Fees</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4620</text:p>
            <text:p>S$4620</text:p>
            <text:p>S$4620</text:p>
            <text:p>S$4620</text:p>
            <text:p>SSG grant</text:p>
            <text:p>-</text:p>
            <text:p>(S$3234)</text:p>
            <text:p>(S$3234)</text:p>
            <text:p>(S$3234)</text:p>
            <text:p>Nett course fee</text:p>
            <text:p>S$4620</text:p>
            <text:p>S$1386</text:p>
            <text:p>S$1386</text:p>
            <text:p>S$1386</text:p>
            <text:p>7% GST on nett course fee</text:p>
            <text:p>S$323.40</text:p>
            <text:p>S$97.20</text:p>
            <text:p>S$97.20</text:p>
            <text:p>S$97.20</text:p>
            <text:p>Total nett course fee payable, including GST</text:p>
            <text:p>S$4943.40</text:p>
            <text:p>S$1483.02</text:p>
            <text:p>S$1483.02</text:p>
            <text:p>S$1483.02</text:p>
            <text:p>Less additional funding if eligible under various schemes</text:p>
            <text:p>-</text:p>
            <text:p>-</text:p>
            <text:p>(S$924)</text:p>
            <text:p>(S$1155)</text:p>
            <text:p>Total nett course fee payable, including GST, after additional funding from the various funding schemes</text:p>
            <text:p>S$4943.40</text:p>
            <text:p>S$1483.02</text:p>
            <text:p>S$559.02</text:p>
            <text:p>S$328.02</text:p>
            <text:p>Singaporeans aged 25 and above can use their SkillsFuture Credit to pay for course fees, apart from government subsidies. For more information, click here.</text:p>
            <text:p>(b) Exam Fees</text:p>
            <text:p>International Participants/S'poreans/PRs4</text:p>
            <text:p>TOGAF® 9 Combined Part 1 and Part 2 Exam</text:p>
            <text:p>S$678.15</text:p>
            <text:p>7% GST on fee</text:p>
            <text:p>S$47.47</text:p>
            <text:p>Total fee payable</text:p>
            <text:p>S$725.62<text:s/></text:p>
            <text:p>Company-sponsored</text:p>
            <text:p>Course fees and exam fees are payable as follows:</text:p>
            <text:p>(a) Course Fees</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4620</text:p>
            <text:p>S$4620</text:p>
            <text:p>S$4620</text:p>
            <text:p>S$4620</text:p>
            <text:p>S$4620</text:p>
            <text:p>SSG grant</text:p>
            <text:p>-</text:p>
            <text:p>(S$3234)</text:p>
            <text:p>(S$3234)</text:p>
            <text:p>(S$3234)</text:p>
            <text:p>(S$3234)</text:p>
            <text:p>Nett course fee</text:p>
            <text:p>S$4620</text:p>
            <text:p>S$1386</text:p>
            <text:p>S$1386</text:p>
            <text:p>S$1386</text:p>
            <text:p>S$1386</text:p>
            <text:p>7% GST on nett course fee</text:p>
            <text:p>S$323.40</text:p>
            <text:p>S$97.02</text:p>
            <text:p>S$97.02</text:p>
            <text:p>S$97.02</text:p>
            <text:p>S$97.02</text:p>
            <text:p>Total nett course fee payable, including GST</text:p>
            <text:p>S$4943.40</text:p>
            <text:p>S$1483.02</text:p>
            <text:p>S$1483.02</text:p>
            <text:p>S$1483.02</text:p>
            <text:p>S$1483.02</text:p>
            <text:p>Fee payable to NUS-ISS</text:p>
            <text:p>Less additional funding if eligible under various schemes#</text:p>
            <text:p>(company needs to submit training grant and claim via Skillsconnect)</text:p>
            <text:p>-</text:p>
            <text:p>-</text:p>
            <text:p>(S$924)</text:p>
            <text:p>(S$1155)</text:p>
            <text:p>(S$924)</text:p>
            <text:p>Total nett course fee payable, including GST, after additional funding from the various funding schemes</text:p>
            <text:p>-</text:p>
            <text:p>-</text:p>
            <text:p>S$559.02</text:p>
            <text:p>S$328.02</text:p>
            <text:p>S$559.02</text:p>
            <text:p>Actual financial outlay by company</text:p>
            <text:p>(b) Exam Fees</text:p>
            <text:p>International Participants/S'poreans/PRs4</text:p>
            <text:p>TOGAF® 9 Combined Part 1 and Part 2 Exam</text:p>
            <text:p>S$678.15</text:p>
            <text:p>7% GST on fee</text:p>
            <text:p>S$47.47</text:p>
            <text:p>Total fee payable</text:p>
            <text:p>S$725.62</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4up to 70% CITREP+ funding for Professionals (Singaporeans and Singapore PRs) and 100% CITREP+ funding for Students / NSF (Singaporeans) is available for the net payable exam fee</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ext:p>CITREP+ Endorsement</text:p>
            <text:p>SUPPORTED BY:</text:p>
            <text:p>CITREP+ supports:</text:p>
            <text:p>up to 70% of the exam fees, capped at $500 (exam only) per trainee for Professionals</text:p>
            <text:p>up to 100% of the exam fees, capped at $500 (exam only) per trainee for Students and/or Full-Time National Service (NSF). For more details, please refer to CITREP+ Claim Application Guide</text:p>
            <text:p>Administered by the Infocomm Media Development Authority (IMDA), the CITREP+ funding support is eligible for Singapore Citizens and Permanent Residents. Valid for courses and examinations commencing from 1 April 2019.<text:s/></text:p>
            <text:p>Terms and conditions apply. Please visit http://www.imtalent.sg/citrep for full details.</text:p>
            <text:p>MR CODE: CITREP+/FY19/MR/19-05/749</text:p>
          </table:table-cell>
          <table:table-cell table:number-columns-repeated="2" table:style-name="ce1"/>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office:value-type="string" table:style-name="ce2">
            <text:p>Exams &amp; Certificate</text:p>
            <text:p>Certificate of Completion</text:p>
            <text:p>The ISS Certificate of Completion will be issued to participants who have attended at least 75% of the course.</text:p>
            <text:p>WSQ Assessment</text:p>
            <text:p>Broad Schedule of Assessment: End of the course</text:p>
            <text:p>Passing Criteria: Achieve above 50% for assessment and workshops</text:p>
            <text:p>Assessment Method: Assessment and workshops</text:p>
            <text:p>Upon passing the assessment, Statement of Attainment (SOAs) will be issued to certify that the participant has passed the following Competency Standard(s):</text:p>
            <text:p>ICT-SNA-6012-1.1 Enterprise Architecture<text:s/></text:p>
            <text:p>ICT-SNA-5012-1.1 Enterprise Architecture<text:s/></text:p>
            <text:p>ICT-SNA-4012-1.1 Enterprise Architecture<text:s/></text:p>
            <text:p>ICT-DES-5006-1.1 Solution Architecture<text:s/></text:p>
            <text:p>Participants may need to attend additional coaching sessions and re-assessments if they do not pass the required competency standards. ISS reserves the right not to disclose any information on the course assessment process.</text:p>
            <text:p>Exam</text:p>
            <text:p>Pearson Vue exam voucher will be issued to participants for TOGAF® 9 Combined Part 1 and Part 2 Exam. It can be taken at participants' own convenience after completing the CEITA course at any Pearson Vue centres.<text:s/></text:p>
            <text:p>More information on TOGAF® 9 Combined Part 1 and Part 2 Exam, click here.</text:p>
          </table:table-cell>
          <table:table-cell table:number-columns-repeated="16365"/>
        </table:table-row>
        <table:table-row table:style-name="ro1">
          <table:table-cell office:value-type="float" office:value="105" table:style-name="ce1">
            <text:p>105</text:p>
          </table:table-cell>
          <table:table-cell office:value-type="string" table:style-name="ce1">
            <text:p>https://www.iss.nus.edu.sg/executive-education/course/detail/nicf--cobit-5-foundation-(sf)</text:p>
          </table:table-cell>
          <table:table-cell office:value-type="string" table:style-name="ce1">
            <text:p>COBIT5 Foundation (SF)</text:p>
          </table:table-cell>
          <table:table-cell office:value-type="string" table:style-name="ce1">
            <text:p>Digital Strategy &amp; Leadership</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1500" table:style-name="ce1">
            <text:p>1500</text:p>
          </table:table-cell>
          <table:table-cell office:value-type="string" table:style-name="ce2">
            <text:p>Overview</text:p>
            <text:p>Reference No</text:p>
            <text:p>CRS-Q-0036528-ICT</text:p>
            <text:p>Part of</text:p>
            <text:p>-</text:p>
            <text:p>Duration</text:p>
            <text:p>3 days</text:p>
            <text:p>Course Time</text:p>
            <text:p>9:00am - 5:00pm</text:p>
            <text:p>PDU</text:p>
            <text:p>18PDU and PD hours are available for this course</text:p>
            <text:p>Enquiry</text:p>
            <text:p>Please contact Ms. Serene ANG at</text:p>
            <text:p>tel: 66012391 or<text:s/></text:p>
            <text:p>email for more details.</text:p>
            <text:p>As organisations are highly dependent on IT to drive many business processes, the need for regulatory compliance and risks mitigation is made even more crucial. As the most widely used international framework of best practices for IT governance, Control Objectives for Information and related Technology (COBIT®) lets you bridge the gaps among control requirements, technical issues and business risks.</text:p>
            <text:p>The COBIT® Certificate course is a 3-day programme that introduces you to the fundamentals of the COBIT® governance framework for IT. It covers topics required for the foundation certification and also relates the fundamentals of COBIT to real world examples.</text:p>
            <text:p>A workshop and mock examination give you guided practice in applying COBIT to a case scenario and preparation for the certification examination. Past participants include IT Managers from public and private organisations in Singapore and abroad, providing good networking opportunities and experience sharing.</text:p>
            <text:p>With the publication of the latest version - COBIT 5 - ISACA has taken the opportunity to update the framework for the current challenges facing organisations, as well as standardising and simplifying the COBIT structure. The course instructors are COBIT® certified and are experienced in implementing COBIT® in private and public sector organisations. This course is part of the Digital Strategy &amp; Leadership Series offered by NUS-ISS.</text:p>
            <text:p>Upon successful completion of this course, you will earn 18 PDUs (Business: 18) that can be used to maintain your PMP®credential. Note that for the purpose of PDU reporting by those with PMP® credentials, the PMI REP Provider Number of ISS is “2339”.</text:p>
            <text:p>Should course participants wish to report CPE credits to ISACA®, the relevant CPE credits for this course would need to be submitted under the category of ‘Non-ISACA®professional education activities and meetings’. While the total training hours, exclusive of breaks and lunches, for the course is 19.5 hours, participants should refer to the below ISACA® guidelines on the relevant hours which can be reported for their respective ISACA certifications and the calculation of the hours:</text:p>
            <text:p>CISA<text:s/></text:p>
            <text:p>CGEIT</text:p>
            <text:p>CRISC</text:p>
            <text:p>CISM</text:p>
          </table:table-cell>
          <table:table-cell office:value-type="string" table:style-name="ce2">
            <text:p>Upcoming Classes</text:p>
            <text:p>Class 1<text:s/></text:p>
            <text:p>28 Aug 2019 to 30 Aug 2019<text:s/></text:p>
            <text:p>(FullTime)</text:p>
            <text:p>Duration: 3 days</text:p>
            <text:p>Time:</text:p>
            <text:p>9.00am - 5.00pm</text:p>
            <text:p>Button</text:p>
            <text:p>Button</text:p>
            <text:p>Class 2<text:s/></text:p>
            <text:p>04 Mar 2020 to 06 Mar 2020<text:s/></text:p>
            <text:p>(FullTime)</text:p>
            <text:p>Duration: 3 days</text:p>
            <text:p>Time:</text:p>
            <text:p>9.00am - 5.00pm</text:p>
            <text:p>Button</text:p>
            <text:p>Button</text:p>
          </table:table-cell>
          <table:table-cell office:value-type="string" table:style-name="ce2">
            <text:p>Key Takeaways</text:p>
            <text:p>This course is designed to provide a comprehensive introduction to COBIT 5, including key features, principles and enablers. At the end of the course, you will be able to:</text:p>
            <text:p>Understand the concepts of the governance and management of enterprise IT</text:p>
            <text:p>Create awareness with your business executives and senior IT management</text:p>
            <text:p>Assess the current state of your enterprise IT with the objective of scoping which aspects of COBIT 5 would be appropriate to implement</text:p>
          </table:table-cell>
          <table:table-cell office:value-type="string" table:style-name="ce2">
            <text:p>Who Should Attend</text:p>
            <text:p>This course is for:<text:s/></text:p>
            <text:p>Senior managers in IT service provision organisations</text:p>
            <text:p>Senior IT staff</text:p>
            <text:p>IT management</text:p>
            <text:p>Audit management</text:p>
            <text:p>IT, risk and security practitioners</text:p>
            <text:p>Key business users</text:p>
            <text:p>IT consultants</text:p>
            <text:p>Pre-requisite</text:p>
            <text:p>Participants should have some experience or knowledge in IT management or governance</text:p>
          </table:table-cell>
          <table:table-cell office:value-type="string" table:style-name="ce2">
            <text:p>What Will Be Covered</text:p>
            <text:p>Key features of COBIT 5</text:p>
            <text:p>The COBIT 5 principles</text:p>
            <text:p>The COBIT 5 enablers</text:p>
            <text:p>Principles, policies and frameworks</text:p>
            <text:p>Processes</text:p>
            <text:p>Organisational structures</text:p>
            <text:p>Culture, ethics and behaviour</text:p>
            <text:p>Information</text:p>
            <text:p>Services, infrastructure and applications</text:p>
            <text:p>People, skills and competencies</text:p>
            <text:p>Introduction to COBIT 5 implementation</text:p>
            <text:p>7 Phases of implementation applicable to 3 aspects of implementation</text:p>
            <text:p>Programme</text:p>
            <text:p>Change enablement</text:p>
            <text:p>Improvement</text:p>
            <text:p>The COBIT 5 Process Capability Assessment Model</text:p>
            <text:p>Format</text:p>
            <text:p>Lectures and workshop</text:p>
          </table:table-cell>
          <table:table-cell office:value-type="string" table:style-name="ce2">
            <text:p>Fees<text:s/></text:p>
            <text:p>Course fees and exam fees are payable as follows:</text:p>
            <text:p>(a) Course Fees</text:p>
            <text:p>International Participants</text:p>
            <text:p>Singaporeans/PRs<text:s/></text:p>
            <text:p>Full course fee</text:p>
            <text:p>S$1500</text:p>
            <text:p>S$1500</text:p>
            <text:p>7% GST on full course fee</text:p>
            <text:p>S$105</text:p>
            <text:p>S$105</text:p>
            <text:p>Total nett course fee payable, including GST</text:p>
            <text:p>S$1605</text:p>
            <text:p>S$1605</text:p>
            <text:p>(b) Exam Fees</text:p>
            <text:p>International Students/S'poreans/PRs</text:p>
            <text:p>Exam fee<text:s/></text:p>
            <text:p>S$436.45</text:p>
            <text:p>7% GST on fee</text:p>
            <text:p>S$30.55</text:p>
            <text:p>Total fee payable</text:p>
            <text:p>S$467</text:p>
          </table:table-cell>
          <table:table-cell table:number-columns-repeated="2" table:style-name="ce1"/>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office:value-type="string" table:style-name="ce2">
            <text:p>Exams &amp; Certificate</text:p>
            <text:p>Certificate of Completion</text:p>
            <text:p>The ISS Certificate of Completion will be issued to participants who have attended at least 75% of the course.</text:p>
            <text:p>WSQ Assessment</text:p>
            <text:p>Broad Schedule of Assessment: During and end of course</text:p>
            <text:p>Passing Criteria: Generally achieve above 50% for questions and achieve objective in the case of exercise/workshop</text:p>
            <text:p>Assessment Method: Workshops and certification exam</text:p>
            <text:p>Upon passing the assessment, Statement of Attainment (SOAs) will be issued to certify that the participant has passed the following Competency Standard(s):</text:p>
            <text:p>ICT-SNA-4005-1.1 Business Risk Management<text:s/></text:p>
            <text:p>Participants may need to attend additional coaching sessions and re-assessments if they do not pass the required competency standards. ISS reserves the right not to disclose any information on the course assessment process.</text:p>
            <text:p>Exam</text:p>
            <text:p>The exam will be conducted on Day 3 of the course. It comprises of 50 multiple choice questions to be completed within 40 mins. For candidates whose native language is not in English, the exam duration will be allowed up to 50 mins.</text:p>
          </table:table-cell>
          <table:table-cell table:number-columns-repeated="16365"/>
        </table:table-row>
        <table:table-row table:style-name="ro1">
          <table:table-cell office:value-type="float" office:value="106" table:style-name="ce1">
            <text:p>106</text:p>
          </table:table-cell>
          <table:table-cell office:value-type="string" table:style-name="ce1">
            <text:p>https://www.iss.nus.edu.sg/executive-education/course/detail/nicf--communicating-and-managing-change-(sf)</text:p>
          </table:table-cell>
          <table:table-cell office:value-type="string" table:style-name="ce1">
            <text:p>Communicating and Managing Change (SF)</text:p>
          </table:table-cell>
          <table:table-cell office:value-type="string" table:style-name="ce1">
            <text:p>Digital Strategy &amp; Leadership</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table:style-name="ce1"/>
          <table:table-cell office:value-type="string" table:style-name="ce2">
            <text:p>Overview</text:p>
            <text:p>Reference No</text:p>
            <text:p>CRS-Q-0027699-IT</text:p>
            <text:p>Part of</text:p>
            <text:p>-</text:p>
            <text:p>Duration</text:p>
            <text:p>3 days</text:p>
            <text:p>Course Time</text:p>
            <text:p>9:00am - 5:00pm</text:p>
            <text:p>PDU</text:p>
            <text:p>19.5PDU and PD hours are available for this course</text:p>
            <text:p>Enquiry</text:p>
            <text:p>Please contact Ms. Jessie NEO at</text:p>
            <text:p>tel: 66017921 or<text:s/></text:p>
            <text:p>email for more details.</text:p>
            <text:p>The introduction of new technologies and the continual evolution of existing IT systems presents incredible opportunities and simultaneous challenges to the modern organisation. Technology alone cannot transform a business. It is critical that the people involved in the implementation and utilisation of new solutions are willing to embrace them as well. An understanding of change management principles can greatly improve the project manager’s chance of success in introducing IT or digital change.</text:p>
            <text:p>In a rapidly changing business environment driven by IT and digitalisation, the ability for a business to continually adapt to take advantage of new opportunities requires the development of a strong change culture and a skilled, change-ready workforce. This not only helps to ensure success but just as critically helps to avoid being left behind and rendered obsolete. The effective application of change management and communication techniques to IT and digitisation projects will significantly improve the chance of success for change initiatives. Thus, managers who are leading change management project teams must be equipped with the necessary skills and appropriate toolkit to embark on the transformation journey.</text:p>
            <text:p>This course draws extensively upon the practitioner experience of our lecturers. Having delivered complex, large scale change programmes locally and internationally, our course lecturers will share the frameworks and tools they have applied in industry settings. In the process, common pitfalls will be highlighted, with expert advice on how to overcome or avoid them.</text:p>
            <text:p>The course is designed to address the particular challenges associated with the implementation of new IT systems or technologies, although the principles of change management, and the frameworks taught, could be applicable for all change management situations. The programme is delivered using blended learning techniques including experiential role-play, and hinges around IT case study activities to support participants in practical application of the skills taught.</text:p>
            <text:p>This course is part of the Digital Strategy &amp; Leadership and Digital Products &amp; Platforms Series offered by NUS-ISS. Series offered by NUS-ISS.</text:p>
            <text:p>Upon successful completion of this course, you will earn 19.5 PDUs (Business: 12.5, Leadership: 7) that can be used to maintain your PMP® credential. Note that for the purpose of PDU reporting by those with PMP® credentials, the PMI REP Provider Number of ISS is “2339”.</text:p>
          </table:table-cell>
          <table:table-cell table:style-name="ce1"/>
          <table:table-cell office:value-type="string" table:style-name="ce2">
            <text:p>Key Takeaways</text:p>
            <text:p>On completion of the course, the participants would be able to:</text:p>
            <text:p>Understand the underlying principles of change management and communications</text:p>
            <text:p>Devise communication, change management and knowledge management approaches to support IT and digitalisation project objectives</text:p>
            <text:p>Recognise common consequences of IT change, including resistance to change among stakeholders, and select appropriate interventions to address them</text:p>
            <text:p>Identify and map stakeholders and determine appropriate engagement strategies to support the change initiative</text:p>
            <text:p>Understand the importance of, and opportunities for, knowledge management through the change process</text:p>
            <text:p>Determine when and how to apply a variety of change management, information management, and communications planning tools, templates and checklists</text:p>
          </table:table-cell>
          <table:table-cell office:value-type="string" table:style-name="ce2">
            <text:p>Who Should Attend</text:p>
            <text:p>Chief Information Officers</text:p>
            <text:p>Chief Technology Officers</text:p>
            <text:p>Chief Digital Officers</text:p>
            <text:p>Change Managers</text:p>
            <text:p>Project Managers</text:p>
            <text:p>IT Managers</text:p>
            <text:p>Marketing Managers</text:p>
            <text:p>Those responsible for introducing new technologies or IT systems to an organisation</text:p>
          </table:table-cell>
          <table:table-cell office:value-type="string" table:style-name="ce2">
            <text:p>What Will Be Covered</text:p>
            <text:p>Fundamentals of change management and communications</text:p>
            <text:p>Vision for IT change</text:p>
            <text:p>Stakeholder engagement</text:p>
            <text:p>Communicating IT change</text:p>
            <text:p>Managing internal and external communications</text:p>
            <text:p>Enabling IT change through organisational alignment, motivation and training</text:p>
            <text:p>Format</text:p>
            <text:p>The course will be delivered through a series of interactive lectures, with a strong participative theme. Workshop activities and case studies will help participants to develop their understanding and embed skills.</text:p>
          </table:table-cell>
          <table:table-cell table:number-columns-repeated="2"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WSQ Assessments are included in this course.</text:p>
            <text:p>Upon passing the assessment, Statement of Attainment (SOAs) will be issued to certify that the participant has passed the following Competency Standard(s):</text:p>
            <text:p>ICT-SNA-6006-1.1 Change Management</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07" table:style-name="ce1">
            <text:p>107</text:p>
          </table:table-cell>
          <table:table-cell office:value-type="string" table:style-name="ce1">
            <text:p>https://www.iss.nus.edu.sg/executive-education/course/detail/nicf--cyber-security-for-ict-professionals-(sf)</text:p>
          </table:table-cell>
          <table:table-cell office:value-type="string" table:style-name="ce1">
            <text:p>Cyber Security for ICT Professionals (SF)</text:p>
          </table:table-cell>
          <table:table-cell office:value-type="string" table:style-name="ce1">
            <text:p>Digital Strategy &amp; Leadership</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4780-ICT</text:p>
            <text:p>Part of</text:p>
            <text:p>-</text:p>
            <text:p>Duration</text:p>
            <text:p>3 days</text:p>
            <text:p>Course Time</text:p>
            <text:p>9.00am - 5.00pm</text:p>
            <text:p>Enquiry</text:p>
            <text:p>Please contact Ms. Jane LIM at</text:p>
            <text:p>tel: 66013975 or<text:s/></text:p>
            <text:p>email for more details.</text:p>
            <text:p>As organisations embrace the digital revolution, so do cyber criminals. Malicious cyber activities have evolved in sophistication, and stealth and teamwork are required to counter this. Not only cybersecurity professionals, ICT professionals too need to play their part in helping their organisations protect their assets from the ever-pervasive cyber threats.</text:p>
            <text:p>The objective of this course is not to turn ICT professionals into cybersecurity professionals, but to equip them with sufficient cybersecurity knowledge so that they can incorporate security into their work at the outset rather than as an afterthought or, worse still, not at all.</text:p>
            <text:p>This course is not recommended for those who have already attended NICF- AISP Qualified Information Security Professional Course</text:p>
            <text:p>This course is part of the CyberSecurity and Digital Strategy &amp; Leadership Series offered by NUS-ISS.</text:p>
          </table:table-cell>
          <table:table-cell office:value-type="string" table:style-name="ce2">
            <text:p>Upcoming Classes</text:p>
            <text:p>Class 1<text:s/></text:p>
            <text:p>27 May 2019 to 29 May 2019<text:s/></text:p>
            <text:p>(Full Time)</text:p>
            <text:p>Duration: 3 days</text:p>
            <text:p>Time:</text:p>
            <text:p>9:00am to 5:00pm</text:p>
            <text:p>Button</text:p>
            <text:p>Button</text:p>
            <text:p>Class 2<text:s/></text:p>
            <text:p>01 Oct 2019 to 03 Oct 2019<text:s/></text:p>
            <text:p>(Full Time)</text:p>
            <text:p>Duration: 3 days</text:p>
            <text:p>Time:</text:p>
            <text:p>9:00am to 5:00pm</text:p>
            <text:p>Button</text:p>
            <text:p>Button</text:p>
            <text:p>Class 3<text:s/></text:p>
            <text:p>30 Mar 2020 to 01 Apr 2020<text:s/></text:p>
            <text:p>(Full Time)</text:p>
            <text:p>Duration: 3 days</text:p>
            <text:p>Time:</text:p>
            <text:p>9:00am to 5:00pm</text:p>
            <text:p>Button</text:p>
            <text:p>Button</text:p>
          </table:table-cell>
          <table:table-cell office:value-type="string" table:style-name="ce2">
            <text:p>Key Takeaways</text:p>
            <text:p>On completion of the course, participants will be able to:</text:p>
            <text:p>Perform cybersecurity risk assessment in their area of work</text:p>
            <text:p>Prioritise risk based on business impact</text:p>
            <text:p>Recommend and adopt security best practices to address the identified risks</text:p>
          </table:table-cell>
          <table:table-cell office:value-type="string" table:style-name="ce2">
            <text:p>Who Should Attend</text:p>
            <text:p>This course is targeted at non-cybersecurity ICT professionals, including:</text:p>
            <text:p>System administrators</text:p>
            <text:p>Software developers</text:p>
            <text:p>Systems analysts</text:p>
            <text:p>IT infrastructure engineers</text:p>
            <text:p>Project managers</text:p>
            <text:p>Pre-requsites</text:p>
            <text:p>Participants should possess knowledge and experience in the following areas:</text:p>
            <text:p>System administration/development</text:p>
            <text:p>Network development</text:p>
            <text:p>Infrastructure</text:p>
            <text:p>App development</text:p>
          </table:table-cell>
          <table:table-cell office:value-type="string" table:style-name="ce2">
            <text:p>What Will Be Covered</text:p>
            <text:p>Cybersecurity threat landscape</text:p>
            <text:p>Cryptography</text:p>
            <text:p>Access control</text:p>
            <text:p>Secure Software Development Lifecycle (SSDLC)</text:p>
            <text:p>Best practices in network, mobile, IoT security</text:p>
            <text:p>Emerging technologies</text:p>
            <text:p>Organisational dynamics</text:p>
            <text:p>Format</text:p>
            <text:p>Lectures and workshop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and end of course</text:p>
            <text:p>Passing Criteria: Generally achieve above 50% for assessments</text:p>
            <text:p>Assessment Method: Individual and group workshops</text:p>
            <text:p>Upon passing the assessment, Statement of Attainment (SOAs) will be issued to certify that the participant has passed the following Competency Standard(s):</text:p>
            <text:p>ICT-SNA-4005-1.1 Business Risk Management</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08" table:style-name="ce1">
            <text:p>108</text:p>
          </table:table-cell>
          <table:table-cell office:value-type="string" table:style-name="ce1">
            <text:p>https://www.iss.nus.edu.sg/executive-education/course/detail/nicf--cybersecurity-risk-awareness-(sf)</text:p>
          </table:table-cell>
          <table:table-cell office:value-type="string" table:style-name="ce1">
            <text:p>Cybersecurity Risk Awareness (SF)</text:p>
          </table:table-cell>
          <table:table-cell office:value-type="string" table:style-name="ce1">
            <text:p>Digital Strategy &amp; Leadership</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900" table:style-name="ce1">
            <text:p>900</text:p>
          </table:table-cell>
          <table:table-cell office:value-type="string" table:style-name="ce2">
            <text:p>Overview</text:p>
            <text:p>Reference No</text:p>
            <text:p>CRS-Q-0034778-ICT</text:p>
            <text:p>Part of</text:p>
            <text:p>-</text:p>
            <text:p>Duration</text:p>
            <text:p>1 day</text:p>
            <text:p>Course Time</text:p>
            <text:p>9.00am - 5.00pm</text:p>
            <text:p>Enquiry</text:p>
            <text:p>Please contact Ms. Jane LIM at</text:p>
            <text:p>tel: 66013975 or<text:s/></text:p>
            <text:p>email for more details.<text:s/></text:p>
            <text:p/>
            <text:p>In our current digitally disrupted era, cybersecurity has now become more critical and the stakes are much higher. Daily cyber attack occurrences demonstrate the risks posed by cyber-threats – from individual, opportunistic hackers, to professional and organised cyber criminals groups with strategies to systematically steal intellectual property, disrupt businesses and even threaten our safety.</text:p>
            <text:p>Investing in cyber technology alone to address cyber threats is no longer sufficient. The biggest risks of cyber attack lies in the effective management of humans – the weakest link in cyber threat. This requires putting in place the right governance and the right supporting processes, along with the right enabling cyber technology. Such complexity cannot be an excuse for anyone within an organisation to differ accountability and responsibility to technical “experts” – the cybersecurity professionals. It is essential that the organisation takes control of allocating the right resources to address cyber threats, actively manage governance, risk and responses to cyber threats and incidents. This includes creating an informed and knowledgeable organisational culture that emphasises that cybersecurity is everyone’s responsibility – no exception.</text:p>
            <text:p>This course is part of the CyberSecurity and Digital Strategy &amp; Leadership Series offered by NUS-ISS.</text:p>
          </table:table-cell>
          <table:table-cell office:value-type="string" table:style-name="ce2">
            <text:p>Upcoming Classes</text:p>
            <text:p>Class 1<text:s/></text:p>
            <text:p>13 Sep 2019 to 13 Sep 2019<text:s/></text:p>
            <text:p>(Full Time)</text:p>
            <text:p>Duration: 1 day</text:p>
            <text:p>Time:</text:p>
            <text:p>9:00am to 5:00pm</text:p>
            <text:p>Button</text:p>
            <text:p>Button</text:p>
            <text:p>Class 2<text:s/></text:p>
            <text:p>14 Feb 2020 to 14 Feb 2020<text:s/></text:p>
            <text:p>(Full Time)</text:p>
            <text:p>Duration: 1 day</text:p>
            <text:p>Time:</text:p>
            <text:p>9:00am to 5:00pm</text:p>
            <text:p>Button</text:p>
            <text:p>Button</text:p>
          </table:table-cell>
          <table:table-cell office:value-type="string" table:style-name="ce2">
            <text:p>Key Takeaways</text:p>
            <text:p>On completion of the course, participants will:</text:p>
            <text:p>Be able to prioritise potential cyber threats that can happen to their organisations and their ecosystems</text:p>
            <text:p>Understand the governance and risk management considerations for creating an enterprise-wide cybersecurity programme to enable cyber resilience and effective response to cyber incidents</text:p>
            <text:p>Be able to develop or assist to develop their own agenda to lead their organisation’s cybersecurity strategy</text:p>
          </table:table-cell>
          <table:table-cell office:value-type="string" table:style-name="ce2">
            <text:p>Who Should Attend</text:p>
            <text:p>This course is designed for anyone who is required to develop or assist to develop cybersecurity agenda, to lead his/her organisation’s cybersecurity strategy and to respond swiftly and decisively on cyber incidents. This includes</text:p>
            <text:p>C-Suites Executives</text:p>
            <text:p>Senior Managers or Risk Managers who have responsibilities for cybersecurity related decisions</text:p>
            <text:p>Cybersecurity Professionals who are responsible for developing Cyber Risk Strategies for Top Management's approval</text:p>
          </table:table-cell>
          <table:table-cell office:value-type="string" table:style-name="ce2">
            <text:p>What Will Be Covered</text:p>
            <text:p>Overview of cyber threats<text:s/></text:p>
            <text:p>Cyber attacks<text:s/></text:p>
            <text:p>Preparing for and handling cyber threats<text:s/></text:p>
            <text:p>Creating the capacity for managing cybersecurity in your organisation<text:s/></text:p>
            <text:p>Format</text:p>
            <text:p>Lectures, case studies and group exercise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900</text:p>
            <text:p>S$900</text:p>
            <text:p>S$900</text:p>
            <text:p>S$900</text:p>
            <text:p>SSG grant</text:p>
            <text:p>-</text:p>
            <text:p>(S$630)</text:p>
            <text:p>(S$630)</text:p>
            <text:p>(S$630)</text:p>
            <text:p>Nett course fee</text:p>
            <text:p>S$900</text:p>
            <text:p>S$270</text:p>
            <text:p>S$270</text:p>
            <text:p>S$270</text:p>
            <text:p>7% GST on nett course fee</text:p>
            <text:p>S$63</text:p>
            <text:p>S$18.90</text:p>
            <text:p>S$18.90</text:p>
            <text:p>S$18.90</text:p>
            <text:p>Total nett course fee payable, including GST</text:p>
            <text:p>S$963</text:p>
            <text:p>S$288.90</text:p>
            <text:p>S$288.90</text:p>
            <text:p>S$288.90</text:p>
            <text:p>Less additional funding if eligible under various schemes</text:p>
            <text:p>-</text:p>
            <text:p>-</text:p>
            <text:p>(S$180)</text:p>
            <text:p>(S$225)</text:p>
            <text:p>Total nett course fee payable, including GST, after additional funding from the various funding schemes</text:p>
            <text:p>S$963</text:p>
            <text:p>S$288.90</text:p>
            <text:p>S$108.90</text:p>
            <text:p>S$63.9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900</text:p>
            <text:p>S$900</text:p>
            <text:p>S$900</text:p>
            <text:p>S$900</text:p>
            <text:p>S$900</text:p>
            <text:p>SSG grant</text:p>
            <text:p>-</text:p>
            <text:p>(S$630)</text:p>
            <text:p>(S$630)</text:p>
            <text:p>(S$630)</text:p>
            <text:p>(S$630)</text:p>
            <text:p>Nett course fee</text:p>
            <text:p>S$900</text:p>
            <text:p>S$270</text:p>
            <text:p>S$270</text:p>
            <text:p>S$270</text:p>
            <text:p>S$270</text:p>
            <text:p>7% GST on nett course fee</text:p>
            <text:p>S$63</text:p>
            <text:p>S$18.90</text:p>
            <text:p>S$18.90</text:p>
            <text:p>S$18.90</text:p>
            <text:p>S$18.90</text:p>
            <text:p>Total nett course fee payable, including GST</text:p>
            <text:p>S$963</text:p>
            <text:p>S$288.90</text:p>
            <text:p>S$288.90</text:p>
            <text:p>S$288.90</text:p>
            <text:p>S$288.90</text:p>
            <text:p>Fee payable to NUS-ISS</text:p>
            <text:p>Less additional funding if eligible under various schemes#</text:p>
            <text:p>(company needs to submit training grant and claim via Skillsconnect)</text:p>
            <text:p>-</text:p>
            <text:p>-</text:p>
            <text:p>(S$180)</text:p>
            <text:p>(S$225)</text:p>
            <text:p>(S$180)</text:p>
            <text:p>Total nett course fee payable, including GST, after additional funding from the various funding schemes</text:p>
            <text:p>-</text:p>
            <text:p>-</text:p>
            <text:p>S$108.90</text:p>
            <text:p>S$63.90</text:p>
            <text:p>S$108.9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and end of course</text:p>
            <text:p>Passing Criteria: Generally achieve above 50% for assessments</text:p>
            <text:p>Assessment Method: Individual and group workshops</text:p>
            <text:p>Upon passing the assessment, Statement of Attainment (SOAs) will be issued to certify that the participant has passed the following Competency Standard(s):</text:p>
            <text:p>ICT-SNA-5010-1.1 Disaster Recovery Management</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09" table:style-name="ce1">
            <text:p>109</text:p>
          </table:table-cell>
          <table:table-cell office:value-type="string" table:style-name="ce1">
            <text:p>https://www.iss.nus.edu.sg/executive-education/course/detail/nicf--data-driven-decision-making-(sf)</text:p>
          </table:table-cell>
          <table:table-cell office:value-type="string" table:style-name="ce1">
            <text:p>Data Driven Decision Making (SF)</text:p>
          </table:table-cell>
          <table:table-cell office:value-type="string" table:style-name="ce1">
            <text:p>Digital Strategy &amp; Leadership</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900" table:style-name="ce1">
            <text:p>900</text:p>
          </table:table-cell>
          <table:table-cell office:value-type="string" table:style-name="ce2">
            <text:p>Overview</text:p>
            <text:p>Reference No</text:p>
            <text:p>CRS-Q-0036099-ICT</text:p>
            <text:p>Part of</text:p>
            <text:p>-</text:p>
            <text:p>Duration</text:p>
            <text:p>1 day</text:p>
            <text:p>Course Time</text:p>
            <text:p>9:00am - 5:30pm</text:p>
            <text:p>Enquiry</text:p>
            <text:p>Please contact Ms. Jaymee TAN at</text:p>
            <text:p>tel: 65161206 or<text:s/></text:p>
            <text:p>email for more details.</text:p>
            <text:p>Data-driven decisions perform significantly better according to a study led by the MIT Centre for Digital Business. One barrier to data-driven decision making is the shortage of experienced talent in analytics.<text:s/></text:p>
            <text:p>Data modelling and engineering is the role of data scientists or data analysts, business leaders and managers have a critical role to play at the beginning and at end of the process, framing the problems and analysing the results to provide the recommendations for sound decision making. These managers’ equally need to know and understand data science, combining it with their knowledge of the business and the business needs, to address challenges faced by the organisation.</text:p>
            <text:p>When presented with analytics output, business decision makers commonly have the following questions and uncertainties. It is necessary for the end consumers of data analytics to know how to discern good analytics work from a poor one.</text:p>
            <text:p>This course is part of the Data Science and Digital Strategy &amp; Leadership Series offered by NUS-ISS.</text:p>
          </table:table-cell>
          <table:table-cell office:value-type="string" table:style-name="ce2">
            <text:p>Upcoming Classes</text:p>
            <text:p>Class 1<text:s/></text:p>
            <text:p>12 Jul 2019 to 12 Jul 2019<text:s/></text:p>
            <text:p>(Full Time)</text:p>
            <text:p>Duration: 1 day</text:p>
            <text:p>Time:</text:p>
            <text:p>9.00am - 5.30pm</text:p>
            <text:p>Button</text:p>
            <text:p>Button</text:p>
            <text:p>Class 2<text:s/></text:p>
            <text:p>04 Oct 2019 to 04 Oct 2019<text:s/></text:p>
            <text:p>(Full Time)</text:p>
            <text:p>Duration: 1 day</text:p>
            <text:p>Time:</text:p>
            <text:p>9.00am - 5.30pm</text:p>
            <text:p>Button</text:p>
            <text:p>Button</text:p>
            <text:p>Class 3<text:s/></text:p>
            <text:p>07 Feb 2020 to 07 Feb 2020<text:s/></text:p>
            <text:p>(FullTime)</text:p>
            <text:p>Duration: 1 day</text:p>
            <text:p>Time:</text:p>
            <text:p>9.00am - 5.30pm</text:p>
            <text:p>Button</text:p>
            <text:p>Button</text:p>
          </table:table-cell>
          <table:table-cell office:value-type="string" table:style-name="ce2">
            <text:p>Key Takeaways<text:s/></text:p>
            <text:p>At the end of the course, participants will be able to:</text:p>
            <text:p>Ask the right questions to evaluate model goodness and validity</text:p>
            <text:p>Interpret common model outcomes and applications</text:p>
            <text:p>Understand the benefits and risks of applying particular analytical outcomes</text:p>
            <text:p>Understand the difference between various discipline areas such as statistics, machine learning, and operations research</text:p>
            <text:p>Understand competencies required of a data driven project</text:p>
            <text:p>Do a quick evaluation of a project given the organisation data and analytics maturity level</text:p>
            <text:p>Make recommendations for a project to succeed in the above context</text:p>
          </table:table-cell>
          <table:table-cell office:value-type="string" table:style-name="ce2">
            <text:p>Who Should Attend<text:s/></text:p>
            <text:p>Any working professional who is interested in using data and analytics to address business issues; to be able to frame the problems and analyse the results of an analytics project to ensure sound decision making.</text:p>
            <text:p>Important notes</text:p>
            <text:p>Participants are required to bring their own notebook PCs for the course to</text:p>
            <text:p>• access e-resources such as course materials;</text:p>
            <text:p>• conduct online research and work on their assignments; and</text:p>
            <text:p>• contribute towards a greener environment.</text:p>
          </table:table-cell>
          <table:table-cell office:value-type="string" table:style-name="ce2">
            <text:p>What Will Be Covered</text:p>
            <text:p>An overview on data and analytics process and life cycle</text:p>
            <text:p>Reliability and validity check for data analytics model</text:p>
            <text:p>Common model results interpretation and application</text:p>
            <text:p>Different schools of modelling techniques</text:p>
            <text:p>Strategy for data-driven project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900</text:p>
            <text:p>S$900</text:p>
            <text:p>S$900</text:p>
            <text:p>S$900</text:p>
            <text:p>SSG grant</text:p>
            <text:p>-</text:p>
            <text:p>(S$630)</text:p>
            <text:p>(S$630)</text:p>
            <text:p>(S$630)</text:p>
            <text:p>Nett course fee</text:p>
            <text:p>S$900</text:p>
            <text:p>S$270</text:p>
            <text:p>S$270</text:p>
            <text:p>S$270</text:p>
            <text:p>7% GST on nett course fee</text:p>
            <text:p>S$63</text:p>
            <text:p>S$18.90</text:p>
            <text:p>S$18.90</text:p>
            <text:p>S$18.90</text:p>
            <text:p>Total nett course fee payable, including GST</text:p>
            <text:p>S$963</text:p>
            <text:p>S$288.90</text:p>
            <text:p>S$288.90</text:p>
            <text:p>S$288.90</text:p>
            <text:p>Less additional funding if eligible under various schemes</text:p>
            <text:p>-</text:p>
            <text:p>-</text:p>
            <text:p>(S$180)</text:p>
            <text:p>(S$225)</text:p>
            <text:p>Total nett course fee payable, including GST, after additional funding from the various funding schemes</text:p>
            <text:p>S$963</text:p>
            <text:p>S$288.90</text:p>
            <text:p>S$108.90</text:p>
            <text:p>S$63.9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900</text:p>
            <text:p>S$900</text:p>
            <text:p>S$900</text:p>
            <text:p>S$900</text:p>
            <text:p>S$900</text:p>
            <text:p>SSG grant</text:p>
            <text:p>-</text:p>
            <text:p>(S$630)</text:p>
            <text:p>(S$630)</text:p>
            <text:p>(S$630)</text:p>
            <text:p>(S$630)</text:p>
            <text:p>Nett course fee</text:p>
            <text:p>S$900</text:p>
            <text:p>S$270</text:p>
            <text:p>S$270</text:p>
            <text:p>S$270</text:p>
            <text:p>S$270</text:p>
            <text:p>7% GST on nett course fee</text:p>
            <text:p>S$63</text:p>
            <text:p>S$18.90</text:p>
            <text:p>S$18.90</text:p>
            <text:p>S$18.90</text:p>
            <text:p>S$18.90</text:p>
            <text:p>Total nett course fee payable, including GST</text:p>
            <text:p>S$963</text:p>
            <text:p>S$288.90</text:p>
            <text:p>S$288.90</text:p>
            <text:p>S$288.90</text:p>
            <text:p>S$288.90</text:p>
            <text:p>Fee payable to NUS-ISS</text:p>
            <text:p>Less additional funding if eligible under various schemes#</text:p>
            <text:p>(company needs to submit training grant and claim via Skillsconnect)</text:p>
            <text:p>-</text:p>
            <text:p>-</text:p>
            <text:p>(S$180)</text:p>
            <text:p>(S$225)</text:p>
            <text:p>(S$180)</text:p>
            <text:p>Total nett course fee payable, including GST, after additional funding from the various funding schemes</text:p>
            <text:p>-</text:p>
            <text:p>-</text:p>
            <text:p>S$108.90</text:p>
            <text:p>S$63.90</text:p>
            <text:p>S$108.9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will be capped at 4 hours and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the course</text:p>
            <text:p>Passing Criteria: Generally achieve above 50% for quizzes and achieve objectives in the workshops</text:p>
            <text:p>Assessment Method: Workshops and open book quiz</text:p>
            <text:p>Upon passing the assessment, Statement of Attainment (SOAs) will be issued to certify that the participant has passed the following Competency Standard(s):</text:p>
            <text:p>ICT-DES-4001-1.1 Data Design</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10" table:style-name="ce1">
            <text:p>110</text:p>
          </table:table-cell>
          <table:table-cell office:value-type="string" table:style-name="ce1">
            <text:p>https://www.iss.nus.edu.sg/executive-education/course/detail/nicf--data-governance-protection-(sf)</text:p>
          </table:table-cell>
          <table:table-cell office:value-type="string" table:style-name="ce1">
            <text:p>Data Governance &amp; Protection (SF)</text:p>
          </table:table-cell>
          <table:table-cell office:value-type="string" table:style-name="ce1">
            <text:p>Digital Strategy &amp; Leadership</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760" table:style-name="ce1">
            <text:p>2760</text:p>
          </table:table-cell>
          <table:table-cell office:value-type="string" table:style-name="ce2">
            <text:p>Overview</text:p>
            <text:p>Reference No</text:p>
            <text:p>CRS-Q-0034797-ICT</text:p>
            <text:p>Part of</text:p>
            <text:p>-</text:p>
            <text:p>Duration</text:p>
            <text:p>3 days</text:p>
            <text:p>Course Time</text:p>
            <text:p>9am - 5pm</text:p>
            <text:p>Enquiry</text:p>
            <text:p>Please contact Ms. Jessie NEO at</text:p>
            <text:p>tel: 66017921 or<text:s/></text:p>
            <text:p>email for more details.</text:p>
            <text:p>Information is often the most valuable enterprise asset in today’s digital economy. Data is rationalised to create information, which in turn becomes knowledge, and this forms the basis for wisdom and the fuel for analytics, critical in decision-making.</text:p>
            <text:p>Data governance is the operating discipline for managing data and information as a key enterprise asset. This discipline includes organisation, processes and tools for establishing and exercising decisions rights regarding valuation and management of data.</text:p>
            <text:p>In this course, you will learn about the key aspects of data governance, such as decision-making authority, policies, standards, data quality and data protection.</text:p>
            <text:p>This course is part of the Data Science , Digital Strategy &amp; Leadership and Graduate Certificate in Management of Business Analytics Project Series offered by NUS-ISS.</text:p>
          </table:table-cell>
          <table:table-cell office:value-type="string" table:style-name="ce2">
            <text:p>Upcoming Classes</text:p>
            <text:p>Class 1<text:s/></text:p>
            <text:p>25 Sep 2019 to 27 Sep 2019<text:s/></text:p>
            <text:p>(Full Time)</text:p>
            <text:p>Duration: 3 days</text:p>
            <text:p>Time:</text:p>
            <text:p>09:00am to 05:00pm</text:p>
            <text:p>Button</text:p>
            <text:p>Button</text:p>
            <text:p>Class 2<text:s/></text:p>
            <text:p>05 Feb 2020 to 07 Feb 2020<text:s/></text:p>
            <text:p>(FullTime)</text:p>
            <text:p>Duration: 3 days</text:p>
            <text:p>Time:</text:p>
            <text:p>09:00am to 05:00pm</text:p>
            <text:p>Button</text:p>
            <text:p>Button</text:p>
          </table:table-cell>
          <table:table-cell office:value-type="string" table:style-name="ce2">
            <text:p>Key Takeaways</text:p>
            <text:p>At the end of the course, participants will be able to:</text:p>
            <text:p>Set direction and objectives of data governance throughout the organisation based on its data management principles and organisational objectives</text:p>
            <text:p>Define and document roles and responsibilities of the data governance team and user departments in data governance guidelines</text:p>
            <text:p>Review and develop processes on how data governance objectives can be achieved</text:p>
            <text:p>Understand and recommend corrective actions to resolve data governance issues</text:p>
            <text:p>Establish and maintain systems to check compliance against data governance guidelines</text:p>
            <text:p>(ISC)² members could earn up to 19.5 Continuing Professional Education (CPEs Group A) credits after completion of this course. CPEs will be submitted automatically to the (ISC)² members' accounts (Member ID required) within 4-6 weeks.</text:p>
          </table:table-cell>
          <table:table-cell office:value-type="string" table:style-name="ce2">
            <text:p>Who Should Attend</text:p>
            <text:p>This course is for:<text:s/></text:p>
            <text:p>Managers and IT professionals who have to provide IT advisory and support in compliance legislation, policies and guidelines in relation to data management in the organisation</text:p>
            <text:p>Managers who are involved in protecting data as an organisation asset<text:s/></text:p>
            <text:p>Pre-requisites</text:p>
            <text:p>There is no pre-requisite.</text:p>
          </table:table-cell>
          <table:table-cell office:value-type="string" table:style-name="ce2">
            <text:p>What Will Be Covered</text:p>
            <text:p>Information and the Power of Data</text:p>
            <text:p>Data Principles, Policies and Procedures</text:p>
            <text:p>Defining a Data Organisation Structure</text:p>
            <text:p>Data Privacy</text:p>
            <text:p>Data Sharing</text:p>
            <text:p>Data Protection<text:s/></text:p>
            <text:p>Format</text:p>
            <text:p>Lectures and workshop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60</text:p>
            <text:p>S$2760</text:p>
            <text:p>S$2760</text:p>
            <text:p>S$2760</text:p>
            <text:p>SSG grant</text:p>
            <text:p>-</text:p>
            <text:p>(S$1932)</text:p>
            <text:p>(S$1932)</text:p>
            <text:p>(S$1932)</text:p>
            <text:p>Nett course fee</text:p>
            <text:p>S$2760</text:p>
            <text:p>S$828</text:p>
            <text:p>S$828</text:p>
            <text:p>S$828</text:p>
            <text:p>7% GST on nett course fee</text:p>
            <text:p>S$193.20</text:p>
            <text:p>S$57.96</text:p>
            <text:p>S$57.96</text:p>
            <text:p>S$57.96</text:p>
            <text:p>Total nett course fee payable, including GST</text:p>
            <text:p>S$2953.20</text:p>
            <text:p>S$885.96</text:p>
            <text:p>S$885.96</text:p>
            <text:p>S$885.96</text:p>
            <text:p>Less additional funding if eligible under various schemes</text:p>
            <text:p>-</text:p>
            <text:p>-</text:p>
            <text:p>(S$552)</text:p>
            <text:p>(S$690)</text:p>
            <text:p>Total nett course fee payable, including GST, after additional funding from the various funding schemes</text:p>
            <text:p>S$2953.20</text:p>
            <text:p>S$885.96</text:p>
            <text:p>S$333.96</text:p>
            <text:p>S$195.96</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60</text:p>
            <text:p>S$2760</text:p>
            <text:p>S$2760</text:p>
            <text:p>S$2760</text:p>
            <text:p>S$2760</text:p>
            <text:p>SSG grant</text:p>
            <text:p>-</text:p>
            <text:p>(S$1932)</text:p>
            <text:p>(S$1932)</text:p>
            <text:p>(S$1932)</text:p>
            <text:p>(S$1932)</text:p>
            <text:p>Nett course fee</text:p>
            <text:p>S$2760</text:p>
            <text:p>S$828</text:p>
            <text:p>S$828</text:p>
            <text:p>S$828</text:p>
            <text:p>S$828</text:p>
            <text:p>7% GST on nett course fee</text:p>
            <text:p>S$193.20</text:p>
            <text:p>S$57.96</text:p>
            <text:p>S57.96</text:p>
            <text:p>S$57.96</text:p>
            <text:p>S$57.96</text:p>
            <text:p>Total nett course fee payable, including GST</text:p>
            <text:p>S$2953.20</text:p>
            <text:p>S$885.96</text:p>
            <text:p>S$885.96</text:p>
            <text:p>S$885.96</text:p>
            <text:p>S$885.96</text:p>
            <text:p>Fee payable to NUS-ISS</text:p>
            <text:p>Less additional funding if eligible under various schemes#</text:p>
            <text:p>(company needs to submit training grant and claim via Skillsconnect)</text:p>
            <text:p>-</text:p>
            <text:p>-</text:p>
            <text:p>(S$552)</text:p>
            <text:p>(S$690)</text:p>
            <text:p>(S$552)</text:p>
            <text:p>Total nett course fee payable, including GST, after additional funding from the various funding schemes</text:p>
            <text:p>-</text:p>
            <text:p>-</text:p>
            <text:p>S$333.96</text:p>
            <text:p>S$195.96</text:p>
            <text:p>S$333.96</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or end of the course</text:p>
            <text:p>Passing Criteria: Generally achieve above 50% for questions and achieve objective in the case of exercise/workshop</text:p>
            <text:p>Assessment Method: Workshops</text:p>
            <text:p>Upon passing the assessment, Statement of Attainment (SOAs) will be issued to certify that the participant has passed the following Competency Standard(s):</text:p>
            <text:p>ICT-SNA-5008-1.1 Data Governance</text:p>
            <text:p>ICT-SNA-4008-1.1 Data Governance</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11" table:style-name="ce1">
            <text:p>111</text:p>
          </table:table-cell>
          <table:table-cell office:value-type="string" table:style-name="ce1">
            <text:p>https://www.iss.nus.edu.sg/executive-education/course/detail/nicf--design-secure-mobile-architecture-ssdla-sf</text:p>
          </table:table-cell>
          <table:table-cell office:value-type="string" table:style-name="ce1">
            <text:p>Design Secure Mobile Architecture (SF)</text:p>
          </table:table-cell>
          <table:table-cell office:value-type="string" table:style-name="ce1">
            <text:p>Digital Strategy &amp; Leadership</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1800" table:style-name="ce1">
            <text:p>1800</text:p>
          </table:table-cell>
          <table:table-cell office:value-type="string" table:style-name="ce2">
            <text:p>Overview</text:p>
            <text:p>Reference No</text:p>
            <text:p>CRS-Q-0036473-ICT</text:p>
            <text:p>Part of</text:p>
            <text:p>-</text:p>
            <text:p>Duration</text:p>
            <text:p>3 days</text:p>
            <text:p>Course Time</text:p>
            <text:p>9:00am - 5:00pm</text:p>
            <text:p>PDU</text:p>
            <text:p>10PDU and PD hours are available for this course</text:p>
            <text:p>Enquiry</text:p>
            <text:p>Please contact Ms. Verene HENG at<text:s/></text:p>
            <text:p/>
            <text:p>email for more details.</text:p>
            <text:p>In light of heightened information security concerns, software development lifecycle processes must be approached through implementation of ‘Secure by Design’ practices.</text:p>
            <text:p>Without such focus on designing secure software applications, security exposures may lead to serious breaches or costly redevelopment.<text:s/></text:p>
            <text:p>Hence, software developers must be trained to understand security concerns, where they may impact on the solution, and be able to implement the application in a security-aware manner. They must also be able to conduct security risk assessments and incorporate suitable mitigation measures in their software design.</text:p>
            <text:p>Software is increasingly being developed within an agile project framework, such as Scrum. Such frameworks encourage iterative and incremental development in multiple iterations or sprints.<text:s/></text:p>
            <text:p>The objective of this course is to instill ‘Secure by Design’ practices into the agile software development process so as to enable the team to produce applications that meet security requirements.</text:p>
            <text:p>This course is part of the Cybersecurity series, Software Systems series, Digital Strategy &amp; Leadership series as well as Graduate Certificate in Securing Ubiquitous Systems series offered by NUS-ISS.<text:s/></text:p>
            <text:p>Upon successful completion of this course, you will earn 10 PDUs (Technical: 8.5, Strategy: 1.5). Note that for the purpose of PDU reporting, the PMI® REP Provider Number of ISS is “2339”.</text:p>
          </table:table-cell>
          <table:table-cell office:value-type="string" table:style-name="ce2">
            <text:p>Upcoming Classes</text:p>
            <text:p>Class 1<text:s/></text:p>
            <text:p>20 Nov 2019 to 22 Nov 2019<text:s/></text:p>
            <text:p>(Full Time)</text:p>
            <text:p>Duration: 3 days</text:p>
            <text:p>Time:</text:p>
            <text:p>9:00am - 5:00pm</text:p>
            <text:p>Button</text:p>
            <text:p>Button</text:p>
            <text:p>Class 2<text:s/></text:p>
            <text:p>08 Jan 2020 to 10 Jan 2020<text:s/></text:p>
            <text:p>(FullTime)</text:p>
            <text:p>Duration: 3 days</text:p>
            <text:p>Time:</text:p>
            <text:p>9:00am - 5:00pm</text:p>
            <text:p>Button</text:p>
            <text:p>Button</text:p>
          </table:table-cell>
          <table:table-cell office:value-type="string" table:style-name="ce2">
            <text:p>Key Takeaways</text:p>
            <text:p>On completion of the course, participants will be able to:</text:p>
            <text:p>Understand the importance of designing secure software applications, risks and mitigations</text:p>
            <text:p>Identify key Bodies of Knowledge for secure software development</text:p>
            <text:p>Adopt secure development practices within an existing process</text:p>
            <text:p>Adopt secure development practices for the end-to-end processes<text:s/></text:p>
            <text:p>(ISC)² members could earn up to 13 Continuing Professional Education (CPEs Group A) credits after completion of this course. CPEs will be submitted automatically to the (ISC)² members' accounts (Member ID required) within 4-6 weeks.</text:p>
          </table:table-cell>
          <table:table-cell office:value-type="string" table:style-name="ce2">
            <text:p>Who Should Attend</text:p>
            <text:p>System Analysts</text:p>
            <text:p>Software Architects</text:p>
            <text:p>Software Engineers</text:p>
            <text:p>DevOps Engineers</text:p>
            <text:p>Project Managers</text:p>
            <text:p>Project Leaders</text:p>
            <text:p>Pre-requisites</text:p>
            <text:p>Some experience or knowledge in software development</text:p>
          </table:table-cell>
          <table:table-cell office:value-type="string" table:style-name="ce2">
            <text:p>What Will Be Covered</text:p>
            <text:p>Security aspects of software solutions</text:p>
            <text:p>Secure software lifecycle frameworks</text:p>
            <text:p>Designing secure software applications within an agile SDLC</text:p>
            <text:p>Formulating software security requirements</text:p>
            <text:p>Threat modelling and software architectural analysis</text:p>
            <text:p>Secure design principles</text:p>
            <text:p>Secure coding guidelines</text:p>
            <text:p>Security quality assurance and testing</text:p>
            <text:p>Bridging Security and DevOps</text:p>
            <text:p>Format</text:p>
            <text:p>Lectures and workshop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and end of course</text:p>
            <text:p>Passing Criteria: Generally achieve above 50% marks for quizzes and workshop assessments</text:p>
            <text:p>Assessment Method: Workshops and open-book quiz</text:p>
            <text:p>Upon passing the assessment, Statement of Attainment (SOAs) will be issued to certify that the participant has passed the following Competency Unit:</text:p>
            <text:p>IT-SE-503S-1 Review security design for each system development project</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12" table:style-name="ce1">
            <text:p>112</text:p>
          </table:table-cell>
          <table:table-cell office:value-type="string" table:style-name="ce1">
            <text:p>https://www.iss.nus.edu.sg/executive-education/course/detail/nicf--digital-transformation-planning-(sf)</text:p>
          </table:table-cell>
          <table:table-cell office:value-type="string" table:style-name="ce1">
            <text:p>Digital Transformation Planning (SF)</text:p>
          </table:table-cell>
          <table:table-cell office:value-type="string" table:style-name="ce1">
            <text:p>Digital Strategy &amp; Leadership</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760" table:style-name="ce1">
            <text:p>2760</text:p>
          </table:table-cell>
          <table:table-cell office:value-type="string" table:style-name="ce2">
            <text:p>Overview</text:p>
            <text:p>Reference No</text:p>
            <text:p>CRS-Q-0035471-ICT</text:p>
            <text:p>Part of</text:p>
            <text:p>-</text:p>
            <text:p>Duration</text:p>
            <text:p>3 days</text:p>
            <text:p>Course Time</text:p>
            <text:p>9:00am - 5:00pm</text:p>
            <text:p>Enquiry</text:p>
            <text:p>Please contact Ms. Jessie NEO at</text:p>
            <text:p>tel: 66017921 or<text:s/></text:p>
            <text:p>email for more details.</text:p>
            <text:p>Note: NICF-Digital Transformation Planning (SF) for Health Services is next scheduled for 10-12 July</text:p>
            <text:p>The pace of digital disruption in today’s environment is such that digital transformation is needed to enable technology advancements, together with physical and digital assets, to improve customer experience and thereby create a competitive advantage for organisations. The process of Digital Technology Planning helps to identify gaps and build bridges between people, process, technology and increasingly, information. This enables organisations, if not the opportunity to be disruptors, the ability to withstand any disruptions that come their way.</text:p>
            <text:p>This course examines an organisation and how it can embrace digital in the pursuit of value creation. It introduces tools for internal and external analysis to help identify digital opportunities. An architectural approach is then taken to create a transformation plan.</text:p>
            <text:p>This course is part of the Digital Strategy &amp; Leadership series as well as the Professional Diploma in Smart Health Leadership offered by NUS-ISS.</text:p>
          </table:table-cell>
          <table:table-cell office:value-type="string" table:style-name="ce2">
            <text:p>Upcoming Classes</text:p>
            <text:p>Class 1<text:s/></text:p>
            <text:p>10 Jul 2019 to 12 Jul 2019<text:s/></text:p>
            <text:p>(Full Time, for Health Services)</text:p>
            <text:p>Duration: 3 days (Please note that this course is contextualised to health and care sector)</text:p>
            <text:p>Time:</text:p>
            <text:p>09:00 AM to 05:00 PM</text:p>
            <text:p>Button</text:p>
            <text:p>Button</text:p>
            <text:p>Class 2<text:s/></text:p>
            <text:p>05 Aug 2019 to 07 Aug 2019<text:s/></text:p>
            <text:p>(FullTime)</text:p>
            <text:p>Duration: 3 days</text:p>
            <text:p>Time:</text:p>
            <text:p>09:00am to 05:00pm</text:p>
            <text:p>Button</text:p>
            <text:p>Button</text:p>
            <text:p>Class 3<text:s/></text:p>
            <text:p>26 Feb 2020 to 28 Feb 2020<text:s/></text:p>
            <text:p>(Full Time)</text:p>
            <text:p>Duration: 3 days</text:p>
            <text:p>Time:</text:p>
            <text:p>09:00am to 05:00pm</text:p>
            <text:p>Button</text:p>
            <text:p>Button</text:p>
          </table:table-cell>
          <table:table-cell office:value-type="string" table:style-name="ce2">
            <text:p>Key Takeaways</text:p>
            <text:p>At the end of the course, participants will be able to:</text:p>
            <text:p>Understand the organisational model</text:p>
            <text:p>Describe the customer value proposition</text:p>
            <text:p>Analyse the internal and external factors impacting the organisation</text:p>
            <text:p>Identify and prioritize digital opportunities</text:p>
            <text:p>Create a digital transformation plan</text:p>
          </table:table-cell>
          <table:table-cell office:value-type="string" table:style-name="ce2">
            <text:p>Who Should Attend</text:p>
            <text:p>This course is targeted for:</text:p>
            <text:p>CIO, CTO, IT Managers and Digital Leaders</text:p>
            <text:p>Planners who are involved in managing IT resources and setting technology strategic directions for the organisation</text:p>
            <text:p>Professionals who are participating in digital transformation planning and activities for their organisation</text:p>
          </table:table-cell>
          <table:table-cell office:value-type="string" table:style-name="ce2">
            <text:p>What Will Be Covered</text:p>
            <text:p>What is digital?</text:p>
            <text:p>The customer value proposition</text:p>
            <text:p>Identifying critical success factors</text:p>
            <text:p>Internal and external business analysis</text:p>
            <text:p>The transformation plan</text:p>
            <text:p>Format</text:p>
            <text:p>Lectures, workshops and discussion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60</text:p>
            <text:p>S$2760</text:p>
            <text:p>S$2760</text:p>
            <text:p>S$2760</text:p>
            <text:p>SSG grant</text:p>
            <text:p>-</text:p>
            <text:p>(S$1932)</text:p>
            <text:p>(S$1932)</text:p>
            <text:p>(S$1932)</text:p>
            <text:p>Nett course fee</text:p>
            <text:p>S$2760</text:p>
            <text:p>S$828</text:p>
            <text:p>S$828</text:p>
            <text:p>S$828</text:p>
            <text:p>7% GST on nett course fee</text:p>
            <text:p>S$193.20</text:p>
            <text:p>S$57.96</text:p>
            <text:p>S$57.96</text:p>
            <text:p>S$57.96</text:p>
            <text:p>Total nett course fee payable, including GST</text:p>
            <text:p>S$2953.20</text:p>
            <text:p>S$885.96</text:p>
            <text:p>S$885.96</text:p>
            <text:p>S$885.96</text:p>
            <text:p>Less additional funding if eligible under various schemes</text:p>
            <text:p>-</text:p>
            <text:p>-</text:p>
            <text:p>(S$552)</text:p>
            <text:p>(S$690)</text:p>
            <text:p>Total nett course fee payable, including GST, after additional funding from the various funding schemes</text:p>
            <text:p>S$2953.20</text:p>
            <text:p>S$885.96</text:p>
            <text:p>S$333.96</text:p>
            <text:p>S$195.96</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60</text:p>
            <text:p>S$2760</text:p>
            <text:p>S$2760</text:p>
            <text:p>S$2760</text:p>
            <text:p>S$2760</text:p>
            <text:p>SSG grant</text:p>
            <text:p>-</text:p>
            <text:p>(S$1932)</text:p>
            <text:p>(S$1932)</text:p>
            <text:p>(S$1932)</text:p>
            <text:p>(S$1932)</text:p>
            <text:p>Nett course fee</text:p>
            <text:p>S$2760</text:p>
            <text:p>S$828</text:p>
            <text:p>S$828</text:p>
            <text:p>S$828</text:p>
            <text:p>S$828</text:p>
            <text:p>7% GST on nett course fee</text:p>
            <text:p>S$193.20</text:p>
            <text:p>S$57.96</text:p>
            <text:p>S57.96</text:p>
            <text:p>S$57.96</text:p>
            <text:p>S$57.96</text:p>
            <text:p>Total nett course fee payable, including GST</text:p>
            <text:p>S$2953.20</text:p>
            <text:p>S$885.96</text:p>
            <text:p>S$885.96</text:p>
            <text:p>S$885.96</text:p>
            <text:p>S$885.96</text:p>
            <text:p>Fee payable to NUS-ISS</text:p>
            <text:p>Less additional funding if eligible under various schemes#</text:p>
            <text:p>(company needs to submit training grant and claim via Skillsconnect)</text:p>
            <text:p>-</text:p>
            <text:p>-</text:p>
            <text:p>(S$552)</text:p>
            <text:p>(S$690)</text:p>
            <text:p>(S$552)</text:p>
            <text:p>Total nett course fee payable, including GST, after additional funding from the various funding schemes</text:p>
            <text:p>-</text:p>
            <text:p>-</text:p>
            <text:p>S$333.96</text:p>
            <text:p>S$195.96</text:p>
            <text:p>S$333.96</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the course or end of each module</text:p>
            <text:p>Passing Criteria: Generally achieve above 50% for questions and achieve objective in the case of exercise/workshop</text:p>
            <text:p>Assessment Method: Workshops<text:s/></text:p>
            <text:p>Upon passing the assessment, Statement of Attainment (SOAs) will be issued to certify that the participant has passed the following Competency Standard(s):</text:p>
            <text:p>ICT-SNA-6016-1.1 IT Strategy<text:s/></text:p>
            <text:p>ICT-SNA-5016-1.1 IT Strategy<text:s/></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13" table:style-name="ce1">
            <text:p>113</text:p>
          </table:table-cell>
          <table:table-cell office:value-type="string" table:style-name="ce1">
            <text:p>https://www.iss.nus.edu.sg/executive-education/course/detail/nicf--enterprise-architecture-masterclass-(sf)</text:p>
          </table:table-cell>
          <table:table-cell office:value-type="string" table:style-name="ce1">
            <text:p>Enterprise Architecture Masterclass (SF)</text:p>
          </table:table-cell>
          <table:table-cell office:value-type="string" table:style-name="ce1">
            <text:p>Digital Strategy &amp; Leadership</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1800" table:style-name="ce1">
            <text:p>1800</text:p>
          </table:table-cell>
          <table:table-cell office:value-type="string" table:style-name="ce2">
            <text:p>Overview</text:p>
            <text:p>Reference No</text:p>
            <text:p>CRS-Q-0034782-ICT</text:p>
            <text:p>Part of</text:p>
            <text:p>-</text:p>
            <text:p>Duration</text:p>
            <text:p>2 days</text:p>
            <text:p>Course Time</text:p>
            <text:p>9.00am - 5.00pm</text:p>
            <text:p>An Advanced and Practical Leadership Masterclass for Enterprise Architects Leading EA in the Digital Age</text:p>
            <text:p>Digital disruption continues to transform industries and organisations, opening up the possibility of new products, services and business models. Enterprise Architecture (EA) is expected to lead the way through these disruptive digital business transformations and thus needs to evolve to incorporate new perspectives, models, approaches and ways of working. The role of the enterprise architect is also expanding to focus not only on helping the organisation deliver targeted business outcomes, but also leading innovation by enabling business competitiveness through the use of digital technologies.<text:s/></text:p>
            <text:p>This course will equip you with an understanding of how the EA practice needs to evolve in adapting to the rapidly changing digital age. You will also learn from EA practitioners’ approaches, best practices, techniques and critical success factors that they have adopted to proactively engage their business leaders and adapt to the digital disrupted economy.</text:p>
            <text:p>This course is part of the Digital Strategy &amp; Leadership Series offered by NUS-ISS.</text:p>
          </table:table-cell>
          <table:table-cell office:value-type="string" table:style-name="ce2">
            <text:p>Upcoming Classes</text:p>
            <text:p>Class 1<text:s/></text:p>
            <text:p>29 Oct 2019 to 30 Oct 2019<text:s/></text:p>
            <text:p>(FullTime)</text:p>
            <text:p>Duration: 2 days</text:p>
            <text:p>Time:</text:p>
            <text:p>09:00am to 05:00pm</text:p>
            <text:p>Button</text:p>
            <text:p>Button</text:p>
          </table:table-cell>
          <table:table-cell office:value-type="string" table:style-name="ce2">
            <text:p>Key Takeaways</text:p>
            <text:p>On completion of the course, participants will be able to understand and apply:</text:p>
            <text:p>How EA can enable digital business and potential business model changes</text:p>
            <text:p>Impact of disruptive technology trends and EA</text:p>
            <text:p>How EA is evolving and the trends affecting and shaping the practice</text:p>
            <text:p>Lead EA in their organisations</text:p>
            <text:p>Build a practice based proven EA</text:p>
          </table:table-cell>
          <table:table-cell office:value-type="string" table:style-name="ce2">
            <text:p>Who Should Attend</text:p>
            <text:p>This course is intended for:</text:p>
            <text:p>Chief Architects</text:p>
            <text:p>Enterprise Architects</text:p>
            <text:p>Digital leaders engaged in EA and aiming to use EA as a strategic tool to proactively adapt to the digitally disrupted economy</text:p>
            <text:p>Pre-requisites</text:p>
            <text:p>Participants must have acquired foundational EA knowledge either through attending an EA training course or have obtained EA certifications.</text:p>
          </table:table-cell>
          <table:table-cell office:value-type="string" table:style-name="ce2">
            <text:p>What Will Be Covered</text:p>
            <text:p>Digital business and EA</text:p>
            <text:p>Disruptive technology trends and EA</text:p>
            <text:p>How EA is evolving and the trends affecting and shaping the practice</text:p>
            <text:p>Leading EA<text:s/></text:p>
            <text:p>Practice-based proven EA</text:p>
            <text:p>Format</text:p>
            <text:p>Lectures and group exercise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1800</text:p>
            <text:p>S$1800</text:p>
            <text:p>S$1800</text:p>
            <text:p>S$1800</text:p>
            <text:p>SSG grant</text:p>
            <text:p>-</text:p>
            <text:p>(S$1260)</text:p>
            <text:p>(S$1260)</text:p>
            <text:p>(S$1260)</text:p>
            <text:p>Nett course fee</text:p>
            <text:p>S$1800</text:p>
            <text:p>S$540</text:p>
            <text:p>S$540</text:p>
            <text:p>S$540</text:p>
            <text:p>7% GST on nett course fee</text:p>
            <text:p>S$126</text:p>
            <text:p>S$37.80</text:p>
            <text:p>S$37.80</text:p>
            <text:p>S$37.80</text:p>
            <text:p>Total nett course fee payable, including GST</text:p>
            <text:p>S$1926</text:p>
            <text:p>S$577.80</text:p>
            <text:p>S$577.80</text:p>
            <text:p>S$577.80</text:p>
            <text:p>Less additional funding if eligible under various schemes</text:p>
            <text:p>-</text:p>
            <text:p>-</text:p>
            <text:p>(S$360)</text:p>
            <text:p>(S$450)</text:p>
            <text:p>Total nett course fee payable, including GST, after additional funding from the various funding schemes</text:p>
            <text:p>S$1926</text:p>
            <text:p>S$577.80</text:p>
            <text:p>S$217.80</text:p>
            <text:p>S$127.8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1800</text:p>
            <text:p>S$1800</text:p>
            <text:p>S$1800</text:p>
            <text:p>S$1800</text:p>
            <text:p>S$1800</text:p>
            <text:p>SSG grant</text:p>
            <text:p>-</text:p>
            <text:p>(S$1260)</text:p>
            <text:p>(S$1260)</text:p>
            <text:p>(S$1260)</text:p>
            <text:p>(S$1260)</text:p>
            <text:p>Nett course fee</text:p>
            <text:p>S$1800</text:p>
            <text:p>S$540</text:p>
            <text:p>S$540</text:p>
            <text:p>S$540</text:p>
            <text:p>S$540</text:p>
            <text:p>7% GST on nett course fee</text:p>
            <text:p>S$126</text:p>
            <text:p>S$37.80</text:p>
            <text:p>S$37.80</text:p>
            <text:p>S$37.80</text:p>
            <text:p>S$37.80</text:p>
            <text:p>Total nett course fee payable, including GST</text:p>
            <text:p>S$1926</text:p>
            <text:p>S$577.80</text:p>
            <text:p>S$577.80</text:p>
            <text:p>S$577.80</text:p>
            <text:p>S$577.80</text:p>
            <text:p>Fee payable to NUS-ISS</text:p>
            <text:p>Less additional funding if eligible under various schemes#</text:p>
            <text:p>(company needs to submit training grant and claim via Skillsconnect)</text:p>
            <text:p>-</text:p>
            <text:p>-</text:p>
            <text:p>(S$360)</text:p>
            <text:p>(S$450)</text:p>
            <text:p>(S$360)</text:p>
            <text:p>Total nett course fee payable, including GST, after additional funding from the various funding schemes</text:p>
            <text:p>-</text:p>
            <text:p>-</text:p>
            <text:p>S$217.80</text:p>
            <text:p>S$127.80</text:p>
            <text:p>S$217.8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s/></text:p>
            <text:p>Broad Schedule of Assessment:During the course</text:p>
            <text:p>Passing Criteria: Based on active participation and successful completion of assessment exercises</text:p>
            <text:p>Assessment Method: Workshops</text:p>
            <text:p>Upon passing the assessment, Statement of Attainment (SOAs) will be issued to certify that the participant has passed the following Competency Unit:</text:p>
            <text:p>ICT-SNA-3011-1.1 Emerging Technology Synthesis</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14" table:style-name="ce1">
            <text:p>114</text:p>
          </table:table-cell>
          <table:table-cell office:value-type="string" table:style-name="ce1">
            <text:p>https://www.iss.nus.edu.sg/executive-education/course/detail/nicf--enterprise-architecture-practicum-(sf)</text:p>
          </table:table-cell>
          <table:table-cell office:value-type="string" table:style-name="ce1">
            <text:p>Enterprise Architecture Practicum (SF)</text:p>
          </table:table-cell>
          <table:table-cell office:value-type="string" table:style-name="ce1">
            <text:p>Digital Strategy &amp; Leadership</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5.5" table:style-name="ce1">
            <text:p>5.5</text:p>
          </table:table-cell>
          <table:table-cell office:value-type="float" office:value="5500" table:style-name="ce1">
            <text:p>5500</text:p>
          </table:table-cell>
          <table:table-cell office:value-type="string" table:style-name="ce2">
            <text:p>Overview</text:p>
            <text:p>Reference No</text:p>
            <text:p>CRS-Q-0023639-IT</text:p>
            <text:p>Part of</text:p>
            <text:p>-</text:p>
            <text:p>Duration</text:p>
            <text:p>5.5 days</text:p>
            <text:p>Course Time</text:p>
            <text:p>Enquiry</text:p>
            <text:p>Please contact Ms. Jessie NEO at</text:p>
            <text:p>tel: 66017921 or<text:s/></text:p>
            <text:p>email for more details.</text:p>
            <text:p>An enterprise architect links the business mission, strategy and processes of an organisation to its IT and presents how the current and future needs of an organisation will be met in an efficient and agile manner. ISS is pleased to offer the Enterprise Architecture (EA) Practicum that enables participants to apply the EA knowledge and best practices in a company project. This Practicum can be self or company-sponsored, as long as there is a company project.</text:p>
            <text:p>The Enterprise Architecture Practicum must be completed within 20 weeks. It includes a 5.5 days of mentoring contact with the ISS lecturers. The Practicum dates are open and flexible, upon mutual agreement between the lecturer(s) and participant. The sessions can be held on-site at ISS or off-site at the participant’s company. Participants are required to have successfully completed the NICF- Certified Enterprise Architecture Practitioner Course (conducted over 3 weeks) and obtain all the 4 NICF EA Statements of Attainment (SOAs) before embarking on the practicum (20 weeks).</text:p>
            <text:p>The customised practicum allows participants to adopt, learn and master EA in the context of their organisation. The qualification will be awarded to EA practitioners to recognise their ability to apply EA skills, knowledge and experience in the context of their organisation’s EA.</text:p>
            <text:p>This course is part of the Digital Strategy &amp; Leadership Series offered by NUS-ISS and is delivered based on demand only. Please email us for enquiries/registration.</text:p>
          </table:table-cell>
          <table:table-cell table:style-name="ce1"/>
          <table:table-cell office:value-type="string" table:style-name="ce2">
            <text:p>Key Takeaways</text:p>
            <text:p>At the end of the practicum, participants will be able to:</text:p>
            <text:p>Adopt, learn and master enterprise architecture in the context of their organisations</text:p>
          </table:table-cell>
          <table:table-cell office:value-type="string" table:style-name="ce2">
            <text:p>Who Should Attend</text:p>
            <text:p>The qualification is targeted at EA practitioners to recognise their ability to apply EA skills, knowledge and experience in the context of their organisation’s EA.</text:p>
            <text:p>Pre-requisites</text:p>
            <text:p>University graduate with at least four years of working experience as an IT developer, IT designer, IT architect or IT project manager</text:p>
            <text:p>Non-university graduate with at least six years of working experience as an IT developer, IT designer, IT architect or IT project manager</text:p>
            <text:p>Maturity and potential to take on technology leadership roles in their respective organisations and professions</text:p>
            <text:p>Have already attained the 4 NICF EA Competency Standard(s)</text:p>
            <text:p>Have ready an organisation EA project of five months duration for his or her organisation</text:p>
          </table:table-cell>
          <table:table-cell office:value-type="string" table:style-name="ce2">
            <text:p>What Will Be Covered</text:p>
            <text:p>The practicum will assess the participant’s application of the knowledge and skills imparted at the NICF- Certified Enterprise Architecture Practitioner Course in the context of the participant’s organisation EA.</text:p>
            <text:p>Practicum Dates</text:p>
            <text:p>Practicum dates are open and agreed between students and instructor(s).</text:p>
            <text:p>Note:</text:p>
            <text:p>1. The practicum comprises of 3 mandatory areas (a) Strategic Intent &amp; Business Priorities; (b) Architecture Scoping, Visioning &amp; Initiation; and (c) Architecture Governance &amp; Management AND any one of the four architecture areas – Business Architecture, Data Architecture, Application Architecture or Technology Architecture</text:p>
            <text:p>2. 11 sessions of 5.5 days (mentoring sessions by ISS lecturers with participants)</text:p>
            <text:p>The practicum comprises of three mandatory areas:</text:p>
            <text:p>Strategic Intent and Business Priorities</text:p>
            <text:p>Architecture Scoping, Visioning and Initiation</text:p>
            <text:p>Architecture Governance and Management</text:p>
            <text:p>AND any one of the four architecture areas:</text:p>
            <text:p>Business Architecture</text:p>
            <text:p>Data Architecture</text:p>
            <text:p>Application Architecture</text:p>
            <text:p>Technology Architecture</text:p>
            <text:p>Format</text:p>
            <text:p>Mentoring sessions with our subject matter experts help address adoption challenges and stimulate innovative idea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5500</text:p>
            <text:p>S$5500</text:p>
            <text:p>S$5500</text:p>
            <text:p>S$5500</text:p>
            <text:p>SSG grant</text:p>
            <text:p>-</text:p>
            <text:p>(S$3850)</text:p>
            <text:p>(S$3850)</text:p>
            <text:p>(S$3850)</text:p>
            <text:p>Nett course fee</text:p>
            <text:p>S$5500</text:p>
            <text:p>S$1650</text:p>
            <text:p>S$1650</text:p>
            <text:p>S$1650</text:p>
            <text:p>7% GST on nett course fee</text:p>
            <text:p>S$385</text:p>
            <text:p>S$115.50</text:p>
            <text:p>S$115.50</text:p>
            <text:p>S$115.50</text:p>
            <text:p>Total nett course fee payable, including GST</text:p>
            <text:p>S$5885</text:p>
            <text:p>S$1765.50</text:p>
            <text:p>S$1765.50</text:p>
            <text:p>S$1765.50</text:p>
            <text:p>Less additional funding if eligible under various schemes</text:p>
            <text:p>-</text:p>
            <text:p>-</text:p>
            <text:p>(S$1100)</text:p>
            <text:p>(S$1375)</text:p>
            <text:p>Total nett course fee payable, including GST, after additional funding from the various funding schemes</text:p>
            <text:p>S$5885</text:p>
            <text:p>S$1765.50</text:p>
            <text:p>S$665.50</text:p>
            <text:p>S$390.5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5500</text:p>
            <text:p>S$5500</text:p>
            <text:p>S$5500</text:p>
            <text:p>S$5500</text:p>
            <text:p>S$5500</text:p>
            <text:p>SSG grant</text:p>
            <text:p>-</text:p>
            <text:p>(S$3850)</text:p>
            <text:p>(S$3850)</text:p>
            <text:p>(S$3850)</text:p>
            <text:p>(S$3850)</text:p>
            <text:p>Nett course fee</text:p>
            <text:p>S$5500</text:p>
            <text:p>S$1650</text:p>
            <text:p>S$1650</text:p>
            <text:p>S$1650</text:p>
            <text:p>S$1650</text:p>
            <text:p>7% GST on nett course fee</text:p>
            <text:p>S$385</text:p>
            <text:p>S$115.50</text:p>
            <text:p>S$115.50</text:p>
            <text:p>S$115.50</text:p>
            <text:p>S$115.50</text:p>
            <text:p>Total nett course fee payable, including GST</text:p>
            <text:p>S$5885</text:p>
            <text:p>S$1765.50</text:p>
            <text:p>S$1765.50</text:p>
            <text:p>S$1765.50</text:p>
            <text:p>S$1765.50</text:p>
            <text:p>Fee payable to NUS-ISS</text:p>
            <text:p>Less additional funding if eligible under various schemes#</text:p>
            <text:p>(company needs to submit training grant and claim via Skillsconnect)</text:p>
            <text:p>-</text:p>
            <text:p>-</text:p>
            <text:p>(S$1100)</text:p>
            <text:p>(S$1375)</text:p>
            <text:p>(S$1100)</text:p>
            <text:p>Total nett course fee payable, including GST, after additional funding from the various funding schemes</text:p>
            <text:p>-</text:p>
            <text:p>-</text:p>
            <text:p>S$665.50</text:p>
            <text:p>S$390.50</text:p>
            <text:p>S$665.5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End of practicum</text:p>
            <text:p>Passing Criteria: Achieve above 50% for assessment</text:p>
            <text:p>Assessment Method: Presentation and report</text:p>
            <text:p>Upon passing the assessment, Statement of Attainment (SOAs) will be issued to certify that the participant has passed the following Competency Standard(s):</text:p>
            <text:p>ICT-SNA-3011-1.1 Emerging Technology Synthesis<text:s/></text:p>
            <text:p>ICT-SNA-5016-1.1 IT Strategy<text:s/></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15" table:style-name="ce1">
            <text:p>115</text:p>
          </table:table-cell>
          <table:table-cell office:value-type="string" table:style-name="ce1">
            <text:p>https://www.iss.nus.edu.sg/executive-education/course/detail/nicf--enterprise-digital-governance-(sf)</text:p>
          </table:table-cell>
          <table:table-cell office:value-type="string" table:style-name="ce1">
            <text:p>Enterprise Digital Governance (SF)</text:p>
          </table:table-cell>
          <table:table-cell office:value-type="string" table:style-name="ce1">
            <text:p>Digital Strategy &amp; Leadership</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640" table:style-name="ce1">
            <text:p>2640</text:p>
          </table:table-cell>
          <table:table-cell office:value-type="string" table:style-name="ce2">
            <text:p>Overview</text:p>
            <text:p>Reference No</text:p>
            <text:p>CRS-Q-0034798-ICT</text:p>
            <text:p>Part of</text:p>
            <text:p>-</text:p>
            <text:p>Duration</text:p>
            <text:p>3 days</text:p>
            <text:p>Course Time</text:p>
            <text:p>9:00am - 5:00pm</text:p>
            <text:p>Enquiry</text:p>
            <text:p>Please contact Ms. Jessie NEO at</text:p>
            <text:p>tel: 66017921 or<text:s/></text:p>
            <text:p>email for more details.</text:p>
            <text:p>Technology such as data analytics, mobility, social media and smart embedded devices are radically transforming businesses and government. It is changing business-customer, business-business, government-citizen and people-people interactions. It is also changing business models, business processes, customer behaviours and government policies. However, although technology presents new opportunities, it also creates new challenges including that of cybersecurity resiliency.</text:p>
            <text:p>In today’s digital environments and smart cities, technological changes are digitally disrupting how business is conducted. They open the door to a flood of data such as traffic flow, energy use, water consumption, spending habits, search patterns, browsing history, etc. These pose security issues, raise privacy concerns and threaten the safety of our critical information and infrastructure operational capability.</text:p>
            <text:p>This course seeks to answer these challenges by providing a firm understanding and practice of enterprise digital governance mechanisms. The essence of enterprise digital governance enables the creation of a flexible system for maintaining accountability, roles and decision-making in the face of technological changes and to create value from the effective and sustainable use of assets.</text:p>
            <text:p>This course is part of the Digital Strategy &amp; Leadership Series offered by NUS-ISS.</text:p>
          </table:table-cell>
          <table:table-cell office:value-type="string" table:style-name="ce2">
            <text:p>Upcoming Classes</text:p>
            <text:p>Class 1<text:s/></text:p>
            <text:p>21 Oct 2019 to 23 Oct 2019<text:s/></text:p>
            <text:p>(Full Time)</text:p>
            <text:p>Duration: 3 days</text:p>
            <text:p>Time:</text:p>
            <text:p>09:00am to 05:00pm</text:p>
            <text:p>Button</text:p>
            <text:p>Button</text:p>
            <text:p>Class 2<text:s/></text:p>
            <text:p>25 Mar 2020 to 27 Mar 2020<text:s/></text:p>
            <text:p>(Full Time)</text:p>
            <text:p>Duration: 3 days</text:p>
            <text:p>Time:</text:p>
            <text:p>09:00am to 05:00pm</text:p>
            <text:p>Button</text:p>
            <text:p>Button</text:p>
          </table:table-cell>
          <table:table-cell office:value-type="string" table:style-name="ce2">
            <text:p>Key Takeaways</text:p>
            <text:p>At the end of the course, participants will be able to:</text:p>
            <text:p>Understand how enterprise digital governance can ensure the alignment of ICT in pursuing a new digital business model</text:p>
            <text:p>Establish linkage between enterprise digital and corporate governance to ensure effective risk and performance management</text:p>
            <text:p>Assess the organisation’s enterprise digital governance practices and its maturity level to create value from effective use of digital technology</text:p>
            <text:p>Design, implement and lead an enterprise digital governance practice</text:p>
          </table:table-cell>
          <table:table-cell office:value-type="string" table:style-name="ce2">
            <text:p>Who Should Attend</text:p>
            <text:p>This course is targeted at:</text:p>
            <text:p>Future Chief Information Officer</text:p>
            <text:p>Future Chief Technology Officer</text:p>
            <text:p>Enterprise Risk Management Executives</text:p>
            <text:p>Enterprise Architect</text:p>
            <text:p>Portfolio Director</text:p>
            <text:p>IT Manager</text:p>
            <text:p>Managers who provide ICT advisory services</text:p>
            <text:p>Professionals who wish to be recognised for their ICT leadership experience</text:p>
            <text:p>Pre-requisite</text:p>
            <text:p>Participants with prior years of experience working with different functional teams in an organisation will benefit more from the course</text:p>
          </table:table-cell>
          <table:table-cell office:value-type="string" table:style-name="ce2">
            <text:p>What Will Be Covered</text:p>
            <text:p>What is enterprise digital governance</text:p>
            <text:p>How to ensure good governance</text:p>
            <text:p>Portfolio management</text:p>
            <text:p>Performance management</text:p>
            <text:p>Risk management</text:p>
            <text:p>Implementing governance</text:p>
            <text:p>Format</text:p>
            <text:p>Lectures, workshops and discussion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640</text:p>
            <text:p>S$2640</text:p>
            <text:p>S$2640</text:p>
            <text:p>S$2640</text:p>
            <text:p>SSG grant</text:p>
            <text:p>-</text:p>
            <text:p>(S$1848)</text:p>
            <text:p>(S$1848)</text:p>
            <text:p>(S$1848)</text:p>
            <text:p>Nett course fee</text:p>
            <text:p>S$2640</text:p>
            <text:p>S$792</text:p>
            <text:p>S$792</text:p>
            <text:p>S$792</text:p>
            <text:p>7% GST on nett course fee</text:p>
            <text:p>S$184.80</text:p>
            <text:p>S$55.44</text:p>
            <text:p>S$55.44</text:p>
            <text:p>S$55.44</text:p>
            <text:p>Total nett course fee payable, including GST</text:p>
            <text:p>S$2824.80</text:p>
            <text:p>S$847.44</text:p>
            <text:p>S$847.44</text:p>
            <text:p>S$847.44</text:p>
            <text:p>Less additional funding if eligible under various schemes</text:p>
            <text:p>-</text:p>
            <text:p>-</text:p>
            <text:p>(S$528)</text:p>
            <text:p>(S$660)</text:p>
            <text:p>Total nett course fee payable, including GST, after additional funding from the various funding schemes</text:p>
            <text:p>S$2824.80</text:p>
            <text:p>S$847.44</text:p>
            <text:p>S$319.44</text:p>
            <text:p>S$187.44</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640</text:p>
            <text:p>S$2640</text:p>
            <text:p>S$2640</text:p>
            <text:p>S$2640</text:p>
            <text:p>S$2640</text:p>
            <text:p>SSG grant</text:p>
            <text:p>-</text:p>
            <text:p>(S$1848)</text:p>
            <text:p>(S$1848)</text:p>
            <text:p>(S$1848)</text:p>
            <text:p>(S$1848)</text:p>
            <text:p>Nett course fee</text:p>
            <text:p>S$2640</text:p>
            <text:p>S$792</text:p>
            <text:p>S$792</text:p>
            <text:p>S$792</text:p>
            <text:p>S$792</text:p>
            <text:p>7% GST on nett course fee</text:p>
            <text:p>S$184.80</text:p>
            <text:p>S$55.44</text:p>
            <text:p>S$55.44</text:p>
            <text:p>S$55.44</text:p>
            <text:p>S$55.44</text:p>
            <text:p>Total nett course fee payable, including GST</text:p>
            <text:p>S$2824.80</text:p>
            <text:p>S$847.44</text:p>
            <text:p>S$847.44</text:p>
            <text:p>S$847.44</text:p>
            <text:p>S$847.44</text:p>
            <text:p>Fee payable to NUS-ISS</text:p>
            <text:p>Less additional funding if eligible under various schemes#</text:p>
            <text:p>(company needs to submit training grant and claim via Skillsconnect)</text:p>
            <text:p>-</text:p>
            <text:p>-</text:p>
            <text:p>(S$528)</text:p>
            <text:p>(S$660)</text:p>
            <text:p>(S$528)</text:p>
            <text:p>Total nett course fee payable, including GST, after additional funding from the various funding schemes</text:p>
            <text:p>-</text:p>
            <text:p>-</text:p>
            <text:p>S$319.44</text:p>
            <text:p>S$187.44</text:p>
            <text:p>S$319.44</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Throughout the duration of the course</text:p>
            <text:p>Passing Criteria: Group assessment - participants are to make active contribution to the group discussions and exercises, and achieve objectives in the workshops; individual assessment - participants are to answer all questions accurately in the individual written assessment.</text:p>
            <text:p>Assessment Method:Group assessments and individual written assessment (open-book)</text:p>
            <text:p>Upon passing the assessment, Statement of Attainment (SOAs) will be issued to certify that the participant has passed the following Competency Units:</text:p>
            <text:p>IT-PFM-602S-1 Manage infocomm portfolio performance</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16" table:style-name="ce1">
            <text:p>116</text:p>
          </table:table-cell>
          <table:table-cell office:value-type="string" table:style-name="ce1">
            <text:p>https://www.iss.nus.edu.sg/executive-education/course/detail/nicf--innovation-bootcamp-(sf)</text:p>
          </table:table-cell>
          <table:table-cell office:value-type="string" table:style-name="ce1">
            <text:p>Innovation Bootcamp (SF)</text:p>
          </table:table-cell>
          <table:table-cell office:value-type="string" table:style-name="ce1">
            <text:p>Digital Strategy &amp; Leadership</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900" table:style-name="ce1">
            <text:p>900</text:p>
          </table:table-cell>
          <table:table-cell office:value-type="string" table:style-name="ce2">
            <text:p>Overview</text:p>
            <text:p>Reference No</text:p>
            <text:p>CRS-Q-0036098-ICT</text:p>
            <text:p>Part of</text:p>
            <text:p>-</text:p>
            <text:p>Duration</text:p>
            <text:p>1 day</text:p>
            <text:p>Course Time</text:p>
            <text:p>9:00am - 6:00pm</text:p>
            <text:p>Enquiry</text:p>
            <text:p>Please contact Ms. Elizabeth EE at</text:p>
            <text:p>tel: 65165409 or<text:s/></text:p>
            <text:p>email for more details.</text:p>
            <text:p>In today’s fast moving and competitive world, it is essential for organisation to be equipped with the mindset and toolset to continuously innovate.</text:p>
            <text:p>This course will introduce to participants a Human Centre Design (Design Thinking) innovation framework that embraces ‘User centred innovation’, ‘Design Thinking’, ‘Ethnographic Research’, and ‘Customer Experience Design’. These are some of the concepts that form the basis of the innovation. This course has been designed to create an awareness and expose participants to the skills needed for:</text:p>
            <text:p>Engaging users to understand their needs</text:p>
            <text:p>Identifying and communicating opportunities for improvement</text:p>
            <text:p>Validating the desirability of new products/process/services early in the development<text:s/></text:p>
            <text:p>This high energy, fun, one-day workshop provides teams with an overview of innovation &amp; service design, an understanding of where they can contribute and how they can contribute, and sets them on the journey to being more innovative in delivering their services.<text:s/></text:p>
            <text:p>Due to its flexible nature, the course can be contextualised for individual organisations, sectors or focused on specific technologies. For example, we have run the innovation bootcamp for Financial Services, Healthcare and Government as well as for specific technologies.</text:p>
            <text:p>This course is part of the Digital Innovation &amp; Design series and Digital Strategy &amp; Leadership series offered by NUS-ISS.</text:p>
          </table:table-cell>
          <table:table-cell office:value-type="string" table:style-name="ce2">
            <text:p>Upcoming Classes</text:p>
            <text:p>Class 1<text:s/></text:p>
            <text:p>06 Sep 2019 to 06 Sep 2019<text:s/></text:p>
            <text:p>(FullTime)</text:p>
            <text:p>Duration: 1 day</text:p>
            <text:p>Time:</text:p>
            <text:p>9:00am - 6:00pm</text:p>
            <text:p>Button</text:p>
            <text:p>Button</text:p>
            <text:p>Class 2<text:s/></text:p>
            <text:p>16 Mar 2020 to 16 Mar 2020<text:s/></text:p>
            <text:p>(FullTime)</text:p>
            <text:p>Duration: 1 day</text:p>
            <text:p>Time:</text:p>
            <text:p>9:00am - 6:00pm</text:p>
            <text:p>Button</text:p>
            <text:p>Button</text:p>
          </table:table-cell>
          <table:table-cell office:value-type="string" table:style-name="ce2">
            <text:p>Key Takeaways</text:p>
            <text:p>At the end of the course, participants will be able to:</text:p>
            <text:p>Understand the importance of service innovation &amp; design</text:p>
            <text:p>Be able to think about employing some of the techniques in their own organisations</text:p>
            <text:p>Identify opportunities to improve service delivery and/or user experience in their own organisation</text:p>
          </table:table-cell>
          <table:table-cell office:value-type="string" table:style-name="ce2">
            <text:p>Who Should Attend<text:s/></text:p>
            <text:p>This course has been designed for anyone who deals with customers.</text:p>
          </table:table-cell>
          <table:table-cell office:value-type="string" table:style-name="ce2">
            <text:p>What Will Be Covered</text:p>
            <text:p>Using a familiar innovation framework the workshop rapidly takes participants through a hands on learning experience that covers the key components of any innovation process such as:<text:s/></text:p>
            <text:p>Understanding user and customer experience</text:p>
            <text:p>Idea generation</text:p>
            <text:p>Design &amp; prototyping</text:p>
            <text:p>Delivery of innovation</text:p>
            <text:p>Participants will work on real innovation challenges through the day will see their ideas and contributions brought to life.</text:p>
            <text:p>Format</text:p>
            <text:p>Lectures followed by workshop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900</text:p>
            <text:p>S$900</text:p>
            <text:p>S$900</text:p>
            <text:p>S$900</text:p>
            <text:p>SSG grant</text:p>
            <text:p>-</text:p>
            <text:p>(S$630)</text:p>
            <text:p>(S$630)</text:p>
            <text:p>(S$630)</text:p>
            <text:p>Nett course fee</text:p>
            <text:p>S$900</text:p>
            <text:p>S$270</text:p>
            <text:p>S$270</text:p>
            <text:p>S$270</text:p>
            <text:p>7% GST on nett course fee</text:p>
            <text:p>S$63</text:p>
            <text:p>S$18.90</text:p>
            <text:p>S$18.90</text:p>
            <text:p>S$18.90</text:p>
            <text:p>Total nett course fee payable, including GST</text:p>
            <text:p>S$963</text:p>
            <text:p>S$288.90</text:p>
            <text:p>S$288.90</text:p>
            <text:p>S$288.90</text:p>
            <text:p>Less additional funding if eligible under various schemes</text:p>
            <text:p>-</text:p>
            <text:p>-</text:p>
            <text:p>(S$180)</text:p>
            <text:p>(S$225)</text:p>
            <text:p>Total nett course fee payable, including GST, after additional funding from the various funding schemes</text:p>
            <text:p>S$963</text:p>
            <text:p>S$288.90</text:p>
            <text:p>S$108.90</text:p>
            <text:p>S$63.9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900</text:p>
            <text:p>S$900</text:p>
            <text:p>S$900</text:p>
            <text:p>S$900</text:p>
            <text:p>S$900</text:p>
            <text:p>SSG grant</text:p>
            <text:p>-</text:p>
            <text:p>(S$630)</text:p>
            <text:p>(S$630)</text:p>
            <text:p>(S$630)</text:p>
            <text:p>(S$630)</text:p>
            <text:p>Nett course fee</text:p>
            <text:p>S$900</text:p>
            <text:p>S$270</text:p>
            <text:p>S$270</text:p>
            <text:p>S$270</text:p>
            <text:p>S$270</text:p>
            <text:p>7% GST on nett course fee</text:p>
            <text:p>S$63</text:p>
            <text:p>S$18.90</text:p>
            <text:p>S$18.90</text:p>
            <text:p>S$18.90</text:p>
            <text:p>S$18.90</text:p>
            <text:p>Total nett course fee payable, including GST</text:p>
            <text:p>S$963</text:p>
            <text:p>S$288.90</text:p>
            <text:p>S$288.90</text:p>
            <text:p>S$288.90</text:p>
            <text:p>S$288.90</text:p>
            <text:p>Fee payable to NUS-ISS</text:p>
            <text:p>Less additional funding if eligible under various schemes#</text:p>
            <text:p>(company needs to submit training grant and claim via Skillsconnect)</text:p>
            <text:p>-</text:p>
            <text:p>-</text:p>
            <text:p>(S$180)</text:p>
            <text:p>(S$225)</text:p>
            <text:p>(S$180)</text:p>
            <text:p>Total nett course fee payable, including GST, after additional funding from the various funding schemes</text:p>
            <text:p>-</text:p>
            <text:p>-</text:p>
            <text:p>S$108.90</text:p>
            <text:p>S$63.90</text:p>
            <text:p>S$108.9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will be capped at 6.5 hours and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Attendance</text:p>
            <text:p>The ISS Certificate of Completion will be issued to participants who have attended at least 75% of the course.</text:p>
            <text:p>WSQ Assessment</text:p>
            <text:p>Participants will be assessed throughout the duration of the course.</text:p>
            <text:p>Assessment Method -</text:p>
            <text:p>Group assessments</text:p>
            <text:p>Individual written assessment (open-book)</text:p>
            <text:p>Passing Criteria –</text:p>
            <text:p>Group Assessment - Participants are to make active contribution to the group discussions and exercises, and achieve objectives in the workshops.</text:p>
            <text:p>Individual Assessment - Participants are to answer all questions accurately in the individual written assessment.</text:p>
            <text:p>Upon passing the assessment, Statement of Attainment (SOAs) will be issued to certify that the participant has passed the following Competency Standard(s):</text:p>
            <text:p>ICT-SNA-4003-1.1 Business Innovation</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17" table:style-name="ce1">
            <text:p>117</text:p>
          </table:table-cell>
          <table:table-cell office:value-type="string" table:style-name="ce1">
            <text:p>https://www.iss.nus.edu.sg/executive-education/course/detail/nicf--managing-cybersecurity-risk-(sf)</text:p>
          </table:table-cell>
          <table:table-cell office:value-type="string" table:style-name="ce1">
            <text:p>Managing Cybersecurity Risk (SF)</text:p>
          </table:table-cell>
          <table:table-cell office:value-type="string" table:style-name="ce1">
            <text:p>Digital Strategy &amp; Leadership</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4779-ICT</text:p>
            <text:p>Part of</text:p>
            <text:p>-</text:p>
            <text:p>Duration</text:p>
            <text:p>3 days</text:p>
            <text:p>Course Time</text:p>
            <text:p>9.00am - 5.00pm</text:p>
            <text:p>Enquiry</text:p>
            <text:p>Please contact Ms. Jane LIM at</text:p>
            <text:p>tel: 66013975 or<text:s/></text:p>
            <text:p>email for more details.</text:p>
            <text:p>With Singapore’s push towards international connectivity and the pervasive adoption of digital technologies as recommended by Committee on Future Economy (CFE), we inadvertently expand our cyber attack surface. Singaporean organisations and Singapore citizens are thus more exposed to global threats posed by cyber threats – from individual, opportunistic hackers, to professional and organised cyber criminals groups with strategies to systematically steal intellectual property, disrupt businesses and even threaten our safety.</text:p>
            <text:p>In today’s digital business environment, cyber attacks can cripple the entire business operations if an organisation is unprepared. Investing in cybersecurity technology alone is insufficient to address cyber threats. Creating an informed and knowledgeable organisational culture that emphasises cybersecurity is a must for the entire organisation, and with business/operational leaders taking the lead is now an imperative.</text:p>
            <text:p>This course is designed to provide you with the necessary skills to implement the right cybersecurity strategy and action plans, taking into considerations your business environment, your business and the potential cyber threats that will affect the business operations in the digital economy. In addition, it provides a detailed prescriptive framework which includes Incident Response Plan (using industry best practices) and a Cyber Maturity Model, instead of knowledge sharing without an approach to application. How public and private enterprises can play a role in ensuring that Singapore remain cyber resilience will also be discussed.</text:p>
            <text:p>This course is part of the CyberSecurity and Digital Strategy &amp; Leadership Series offered by NUS-ISS.</text:p>
          </table:table-cell>
          <table:table-cell office:value-type="string" table:style-name="ce2">
            <text:p>Upcoming Classes</text:p>
            <text:p>Class 1<text:s/></text:p>
            <text:p>27 May 2019 to 29 May 2019<text:s/></text:p>
            <text:p>(Full Time)</text:p>
            <text:p>Duration: 3 days</text:p>
            <text:p>Time:</text:p>
            <text:p>9:00am to 5:00pm</text:p>
            <text:p>Button</text:p>
            <text:p>Button</text:p>
            <text:p>Class 2<text:s/></text:p>
            <text:p>09 Sep 2019 to 11 Sep 2019<text:s/></text:p>
            <text:p>(Full Time)</text:p>
            <text:p>Duration: 3 days</text:p>
            <text:p>Time:</text:p>
            <text:p>9:00am to 5:00pm</text:p>
            <text:p>Button</text:p>
            <text:p>Button</text:p>
            <text:p>Class 3<text:s/></text:p>
            <text:p>26 Feb 2020 to 28 Feb 2020<text:s/></text:p>
            <text:p>(Full Time)</text:p>
            <text:p>Duration: 3 days</text:p>
            <text:p>Time:</text:p>
            <text:p>9:00am to 5:00pm</text:p>
            <text:p>Button</text:p>
            <text:p>Button</text:p>
          </table:table-cell>
          <table:table-cell office:value-type="string" table:style-name="ce2">
            <text:p>Key Takeaways</text:p>
            <text:p>On completion of the course, participants will:</text:p>
            <text:p>Understand the cybersecurity strategies and polices</text:p>
            <text:p>Have knowledge of potential cyber threats and system vulnerabilities</text:p>
            <text:p>Be able to identify the threats and risks that are relevant to his/her organisation and systems</text:p>
            <text:p>Be able to assesses the business impact of the identified threats and formulate possible responses</text:p>
            <text:p>Plan and communicate cybersecurity requirements with stakeholders</text:p>
            <text:p>Plan swift response to cyber attacks</text:p>
            <text:p>Be able to establish or improve decision-making during cyber attacks<text:s/></text:p>
            <text:p>(ISC)² members could earn up to 19.5 Continuing Professional Education (CPEs Group A) credits after completion of this course. CPEs will be submitted automatically to the (ISC)² members' accounts (Member ID required) within 4-6 weeks.</text:p>
          </table:table-cell>
          <table:table-cell office:value-type="string" table:style-name="ce2">
            <text:p>Who Should Attend</text:p>
            <text:p>This course is targeted at participants who are required to propose, supported by the cybersecurity professionals, to formulate, propose and execute the cybersecurity strategy and action plans approved by their organisation’s top leadership team. This may include:</text:p>
            <text:p>Project(s) sponsor(s)</text:p>
            <text:p>Risk managers, governance officers and compliance managers who require in-depth knowledge of cybersecurity<text:s/></text:p>
            <text:p>Business/operational leaders who are participating in cybersecurity-related decisions<text:s/></text:p>
            <text:p>Enterprise system owners/data owners who need to integrate their cybersecurity requirements into business processes</text:p>
          </table:table-cell>
          <table:table-cell office:value-type="string" table:style-name="ce2">
            <text:p>What Will Be Covered</text:p>
            <text:p>Building a cybersecurity strategy</text:p>
            <text:p>Creating cybersecurity policies</text:p>
            <text:p>Conceptual security architecture</text:p>
            <text:p>Approach to information risk management<text:s/></text:p>
            <text:p>Cyber resilience</text:p>
            <text:p>Action plan to close the gap</text:p>
            <text:p>Format</text:p>
            <text:p>Lectures, case studies and group exercise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and end of course</text:p>
            <text:p>Passing Criteria: Generally achieve above 50% for assessments</text:p>
            <text:p>Assessment Method: Individual and group workshops</text:p>
            <text:p>Upon passing the assessment, Statement of Attainment (SOAs) will be issued to certify that the participant has passed the following Competency Standard(s):</text:p>
            <text:p>ICT-SNA-4005-1.1 Business Risk Management</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18" table:style-name="ce1">
            <text:p>118</text:p>
          </table:table-cell>
          <table:table-cell office:value-type="string" table:style-name="ce1">
            <text:p>https://www.iss.nus.edu.sg/executive-education/course/detail/nicf--design-secure-mobile-architecture-ssdla-sf</text:p>
          </table:table-cell>
          <table:table-cell office:value-type="string" table:style-name="ce1">
            <text:p>Secure Software Development Lifecycle for Agile (SF)</text:p>
          </table:table-cell>
          <table:table-cell office:value-type="string" table:style-name="ce1">
            <text:p>Digital Strategy &amp; Leadership</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6473-ICT</text:p>
            <text:p>Part of</text:p>
            <text:p>-</text:p>
            <text:p>Duration</text:p>
            <text:p>3 days</text:p>
            <text:p>Course Time</text:p>
            <text:p>9:00am - 5:00pm</text:p>
            <text:p>PDU</text:p>
            <text:p>10PDU and PD hours are available for this course</text:p>
            <text:p>Enquiry</text:p>
            <text:p>Please contact Ms. Verene HENG at<text:s/></text:p>
            <text:p/>
            <text:p>email for more details.</text:p>
            <text:p>In light of heightened information security concerns, software development lifecycle processes must be approached through implementation of ‘Secure by Design’ practices.</text:p>
            <text:p>Without such focus on designing secure software applications, security exposures may lead to serious breaches or costly redevelopment.<text:s/></text:p>
            <text:p>Hence, software developers must be trained to understand security concerns, where they may impact on the solution, and be able to implement the application in a security-aware manner. They must also be able to conduct security risk assessments and incorporate suitable mitigation measures in their software design.</text:p>
            <text:p>Software is increasingly being developed within an agile project framework, such as Scrum. Such frameworks encourage iterative and incremental development in multiple iterations or sprints.<text:s/></text:p>
            <text:p>The objective of this course is to instill ‘Secure by Design’ practices into the agile software development process so as to enable the team to produce applications that meet security requirements.</text:p>
            <text:p>This course is part of the Cybersecurity series, Software Systems series, Digital Strategy &amp; Leadership series as well as Graduate Certificate in Securing Ubiquitous Systems series offered by NUS-ISS.<text:s/></text:p>
            <text:p>Upon successful completion of this course, you will earn 10 PDUs (Technical: 8.5, Strategy: 1.5). Note that for the purpose of PDU reporting, the PMI® REP Provider Number of ISS is “2339”.</text:p>
          </table:table-cell>
          <table:table-cell office:value-type="string" table:style-name="ce2">
            <text:p>Upcoming Classes</text:p>
            <text:p>Class 1<text:s/></text:p>
            <text:p>20 Nov 2019 to 22 Nov 2019<text:s/></text:p>
            <text:p>(Full Time)</text:p>
            <text:p>Duration: 3 days</text:p>
            <text:p>Time:</text:p>
            <text:p>9:00am - 5:00pm</text:p>
            <text:p>Button</text:p>
            <text:p>Button</text:p>
            <text:p>Class 2<text:s/></text:p>
            <text:p>08 Jan 2020 to 10 Jan 2020<text:s/></text:p>
            <text:p>(FullTime)</text:p>
            <text:p>Duration: 3 days</text:p>
            <text:p>Time:</text:p>
            <text:p>9:00am - 5:00pm</text:p>
            <text:p>Button</text:p>
            <text:p>Button</text:p>
          </table:table-cell>
          <table:table-cell office:value-type="string" table:style-name="ce2">
            <text:p>Key Takeaways</text:p>
            <text:p>On completion of the course, participants will be able to:</text:p>
            <text:p>Understand the importance of designing secure software applications, risks and mitigations</text:p>
            <text:p>Identify key Bodies of Knowledge for secure software development</text:p>
            <text:p>Adopt secure development practices within an existing process</text:p>
            <text:p>Adopt secure development practices for the end-to-end processes<text:s/></text:p>
            <text:p>(ISC)² members could earn up to 13 Continuing Professional Education (CPEs Group A) credits after completion of this course. CPEs will be submitted automatically to the (ISC)² members' accounts (Member ID required) within 4-6 weeks.</text:p>
          </table:table-cell>
          <table:table-cell office:value-type="string" table:style-name="ce2">
            <text:p>Who Should Attend</text:p>
            <text:p>System Analysts</text:p>
            <text:p>Software Architects</text:p>
            <text:p>Software Engineers</text:p>
            <text:p>DevOps Engineers</text:p>
            <text:p>Project Managers</text:p>
            <text:p>Project Leaders</text:p>
            <text:p>Pre-requisites</text:p>
            <text:p>Some experience or knowledge in software development</text:p>
          </table:table-cell>
          <table:table-cell office:value-type="string" table:style-name="ce2">
            <text:p>What Will Be Covered</text:p>
            <text:p>Security aspects of software solutions</text:p>
            <text:p>Secure software lifecycle frameworks</text:p>
            <text:p>Designing secure software applications within an agile SDLC</text:p>
            <text:p>Formulating software security requirements</text:p>
            <text:p>Threat modelling and software architectural analysis</text:p>
            <text:p>Secure design principles</text:p>
            <text:p>Secure coding guidelines</text:p>
            <text:p>Security quality assurance and testing</text:p>
            <text:p>Bridging Security and DevOps</text:p>
            <text:p>Format</text:p>
            <text:p>Lectures and workshop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and end of course</text:p>
            <text:p>Passing Criteria: Generally achieve above 50% marks for quizzes and workshop assessments</text:p>
            <text:p>Assessment Method: Workshops and open-book quiz</text:p>
            <text:p>Upon passing the assessment, Statement of Attainment (SOAs) will be issued to certify that the participant has passed the following Competency Unit:</text:p>
            <text:p>IT-SE-503S-1 Review security design for each system development project</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19" table:style-name="ce1">
            <text:p>119</text:p>
          </table:table-cell>
          <table:table-cell office:value-type="string" table:style-name="ce1">
            <text:p>https://www.iss.nus.edu.sg/executive-education/course/detail/nicf--securing-iot-(sf)</text:p>
          </table:table-cell>
          <table:table-cell office:value-type="string" table:style-name="ce1">
            <text:p>Securing IoT (SF)</text:p>
          </table:table-cell>
          <table:table-cell office:value-type="string" table:style-name="ce1">
            <text:p>Digital Strategy &amp; Leadership</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800" table:style-name="ce1">
            <text:p>1800</text:p>
          </table:table-cell>
          <table:table-cell office:value-type="string" table:style-name="ce2">
            <text:p>Overview</text:p>
            <text:p>Reference No</text:p>
            <text:p>CRS-Q-0033518-ICT</text:p>
            <text:p>Part of</text:p>
            <text:p>-</text:p>
            <text:p>Duration</text:p>
            <text:p>2 days</text:p>
            <text:p>Course Time</text:p>
            <text:p>9.00am - 5.00pm</text:p>
            <text:p>Enquiry</text:p>
            <text:p>Please contact Ms. Jane LIM at</text:p>
            <text:p>tel: 66013975 or<text:s/></text:p>
            <text:p>email for more details.<text:s/></text:p>
            <text:p/>
            <text:p>As Singapore progresses into a Smart Nation, Internet of Things (IoT) devices will be ubiquitous. Imagine a world where millions of devices are connected - we eventually will be seeing, hearing and sensing information via the Internet and improve productivity and the quality of human life. With this, comes challenges with IoT security as the next frontier in Cybersecurity.</text:p>
            <text:p>Smart City and Industry 4.0 Solutions are highly dependent on Internet of Thing (IoT) devices as the key source of data. To have good data integrity and quality at the IoT devices (at the source), the security of the IoT devices is a key consideration in its deployment.</text:p>
            <text:p>This is a 2-day course where participants are expected to come with an appreciation for IoT and build the security aspect upon it. Through the use of a case study, we will apply risk analysis methodology to assess the risk and design security controls to protect the IoT solutions while ensuring operational effectiveness and efficiency.</text:p>
            <text:p>This course is part of the Software Systems series, Cybersecurity series and Digital Strategy &amp; Leadership series offered by NUS-ISS.</text:p>
          </table:table-cell>
          <table:table-cell office:value-type="string" table:style-name="ce2">
            <text:p>Upcoming Classes</text:p>
            <text:p>Class 1<text:s/></text:p>
            <text:p>23 May 2019 to 24 May 2019<text:s/></text:p>
            <text:p>(Full Time)</text:p>
            <text:p>Duration: 2 days</text:p>
            <text:p>Time:</text:p>
            <text:p>9:00am to 5:00pm</text:p>
            <text:p>Button</text:p>
            <text:p>Button</text:p>
            <text:p>Class 2<text:s/></text:p>
            <text:p>12 Sep 2019 to 13 Sep 2019<text:s/></text:p>
            <text:p>(Full Time)</text:p>
            <text:p>Duration: 2 days</text:p>
            <text:p>Time:</text:p>
            <text:p>9:00am to 5:00pm</text:p>
            <text:p>Button</text:p>
            <text:p>Button</text:p>
            <text:p>Class 3<text:s/></text:p>
            <text:p>13 Feb 2020 to 14 Feb 2020<text:s/></text:p>
            <text:p>(Full Time)</text:p>
            <text:p>Duration: 2 days</text:p>
            <text:p>Time:</text:p>
            <text:p>9:00am to 5:00pm</text:p>
            <text:p>Button</text:p>
            <text:p>Button</text:p>
          </table:table-cell>
          <table:table-cell office:value-type="string" table:style-name="ce2">
            <text:p>Key Takeaways<text:s/></text:p>
            <text:p>At the end of the course, the participants will be able to:</text:p>
            <text:p>Understand the components that make up the IoT ecosystem (in the Smart Nation)</text:p>
            <text:p>Assess the risk at each component level<text:s/></text:p>
            <text:p>Design security controls on each component<text:s/></text:p>
            <text:p>Apply operational security practices</text:p>
            <text:p>(ISC)² members could earn up to 13 Continuing Professional Education (CPEs Group A) credits after completion of this course. CPEs will be submitted automatically to the (ISC)² members' accounts (Member ID required) within 4-6 weeks.</text:p>
          </table:table-cell>
          <table:table-cell office:value-type="string" table:style-name="ce2">
            <text:p>Who Should Attend<text:s/></text:p>
            <text:p>This course is targeted at cybersecurity and ICT professionals (with cybersecurity knowledge) whose responsibilities involve securing and managing IoT and its related environment.</text:p>
            <text:p>This can include:-</text:p>
            <text:p>Security managers, architects, consultants, engineers, administrators in managing IoT<text:s/></text:p>
            <text:p>Enterprise architects with cybersecurity knowledge involved in the design of an IoT environment</text:p>
            <text:p>Software manager, architects, engineers with cybersecurity knowledge involved in the design, development, test and implementation of IoT devices<text:s/></text:p>
            <text:p>Pre-requisites</text:p>
            <text:p>As a prerequisite, all participants are required to have cybersecurity knowledge prior to attending this course.</text:p>
            <text:p>This course is targeted as a future-ready skills for professionals looking to advise, implement or deploy IoT in a secure manner.</text:p>
          </table:table-cell>
          <table:table-cell office:value-type="string" table:style-name="ce2">
            <text:p>What Will Be Covered<text:s/></text:p>
            <text:p>This course will cover :</text:p>
            <text:p>IoT and the Smart Nation</text:p>
            <text:p>IoT security and risk management<text:s/></text:p>
            <text:p>Design security controls in each component<text:s/></text:p>
            <text:p>Securing IoT cloud</text:p>
            <text:p>Securing IoT messaging protocol<text:s/></text:p>
            <text:p>Securing IoT physical device</text:p>
            <text:p>Securing IoT short range network<text:s/></text:p>
            <text:p>Securing IoT long range network</text:p>
            <text:p>Security operation of IoT</text:p>
          </table:table-cell>
          <table:table-cell office:value-type="string" table:style-name="ce2">
            <text:p>Fees &amp; Funding<text:s/></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1800</text:p>
            <text:p>S$1800</text:p>
            <text:p>S$1800</text:p>
            <text:p>S$1800</text:p>
            <text:p>SSG grant</text:p>
            <text:p>-</text:p>
            <text:p>(S$1260)</text:p>
            <text:p>(S$1260)</text:p>
            <text:p>(S$1260)</text:p>
            <text:p>Nett course fee</text:p>
            <text:p>S$1800</text:p>
            <text:p>S$540</text:p>
            <text:p>S$540</text:p>
            <text:p>S$540</text:p>
            <text:p>7% GST on nett course fee</text:p>
            <text:p>S$126</text:p>
            <text:p>S$37.80</text:p>
            <text:p>S$37.80</text:p>
            <text:p>S$37.80</text:p>
            <text:p>Total nett course fee payable, including GST</text:p>
            <text:p>S$1926</text:p>
            <text:p>S$577.80</text:p>
            <text:p>S$577.80</text:p>
            <text:p>S$577.80</text:p>
            <text:p>Less additional funding if eligible under various schemes</text:p>
            <text:p>-</text:p>
            <text:p>-</text:p>
            <text:p>(S$360)</text:p>
            <text:p>(S$450)</text:p>
            <text:p>Total nett course fee payable, including GST, after additional funding from the various funding schemes</text:p>
            <text:p>S$1926</text:p>
            <text:p>S$577.80</text:p>
            <text:p>S$217.80</text:p>
            <text:p>S$127.8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1800</text:p>
            <text:p>S$1800</text:p>
            <text:p>S$1800</text:p>
            <text:p>S$1800</text:p>
            <text:p>S$1800</text:p>
            <text:p>SSG grant</text:p>
            <text:p>-</text:p>
            <text:p>(S$1260)</text:p>
            <text:p>(S$1260)</text:p>
            <text:p>(S$1260)</text:p>
            <text:p>(S$1260)</text:p>
            <text:p>Nett course fee</text:p>
            <text:p>S$1800</text:p>
            <text:p>S$540</text:p>
            <text:p>S$540</text:p>
            <text:p>S$540</text:p>
            <text:p>S$540</text:p>
            <text:p>7% GST on nett course fee</text:p>
            <text:p>S$126</text:p>
            <text:p>S$37.80</text:p>
            <text:p>S$37.80</text:p>
            <text:p>S$37.80</text:p>
            <text:p>S$37.80</text:p>
            <text:p>Total nett course fee payable, including GST</text:p>
            <text:p>S$1926</text:p>
            <text:p>S$577.80</text:p>
            <text:p>S$577.80</text:p>
            <text:p>S$577.80</text:p>
            <text:p>S$577.80</text:p>
            <text:p>Fee payable to NUS-ISS</text:p>
            <text:p>Less additional funding if eligible under various schemes#</text:p>
            <text:p>(company needs to submit training grant and claim via Skillsconnect)</text:p>
            <text:p>-</text:p>
            <text:p>-</text:p>
            <text:p>(S$360)</text:p>
            <text:p>(S$450)</text:p>
            <text:p>(S$360)</text:p>
            <text:p>Total nett course fee payable, including GST, after additional funding from the various funding schemes</text:p>
            <text:p>-</text:p>
            <text:p>-</text:p>
            <text:p>S$217.80</text:p>
            <text:p>S$127.80</text:p>
            <text:p>S$217.8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s/></text:p>
            <text:p>Certificate of Completion<text:s/></text:p>
            <text:p>The ISS Certificate of Completion will be issued to participants who have attended at least 75% of the course.</text:p>
            <text:p>WSQ Assessment<text:s/></text:p>
            <text:p>Participants will be assessed through individual assessment<text:s/></text:p>
            <text:p>Assessment Method -Individual written assessment (open-book)<text:s/></text:p>
            <text:p>Passing Criteria – Individual Assessment - Participants are to answer all questions accurately in the individual written assessment.<text:s/></text:p>
            <text:p>Upon passing the assessment, Statement of Attainment (SOAs) will be issued to certify that the participant has passed the following Competency Standard(s):</text:p>
            <text:p>ICT-DES-5004-1.1 Security Architecture</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20" table:style-name="ce1">
            <text:p>120</text:p>
          </table:table-cell>
          <table:table-cell office:value-type="string" table:style-name="ce1">
            <text:p>https://www.iss.nus.edu.sg/executive-education/course/detail/nicf--strategic-business-analysis-(sf)</text:p>
          </table:table-cell>
          <table:table-cell office:value-type="string" table:style-name="ce1">
            <text:p>Strategic Business Analysis (SF)</text:p>
          </table:table-cell>
          <table:table-cell office:value-type="string" table:style-name="ce1">
            <text:p>Digital Strategy &amp; Leadership</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400" table:style-name="ce1">
            <text:p>2400</text:p>
          </table:table-cell>
          <table:table-cell office:value-type="string" table:style-name="ce2">
            <text:p>Overview</text:p>
            <text:p>Reference No</text:p>
            <text:p>CRS-Q-0036470-ICT</text:p>
            <text:p>Part of</text:p>
            <text:p>-</text:p>
            <text:p>Duration</text:p>
            <text:p>3 days</text:p>
            <text:p>Course Time</text:p>
            <text:p>9am-5pm</text:p>
            <text:p>PDU</text:p>
            <text:p>13PDU and PD hours are available for this course</text:p>
            <text:p>Enquiry</text:p>
            <text:p>Please contact Ms. Jeryn LIN at</text:p>
            <text:p>tel: 66017926 or<text:s/></text:p>
            <text:p>email for more details.</text:p>
            <text:p>This digital era demands new perspectives, new skills, and new ways of thinking to make businesses stay relevant. Business analysts can no longer be passive recipients of business requirements, but must take a proactive role in driving business change and delivering real business value.</text:p>
            <text:p>Raise your business analysis skills to a digital, strategic, enterprise-level perspective – with this course. The Strategic Business Analysis course will equip you with the knowledge and techniques to become more customer centric, data-driven, and help you develop and exploit platform business models and ecosystems to enhance your company’s business value. You will learn how to present your business case in a concise manner and lead its delivery<text:s/></text:p>
            <text:p>This is a must-attend course for digital leaders, business analysis practitioners, project managers, and business users who have been undertaking business analysis work but who are new to strategic enterprise-level business analysis.</text:p>
            <text:p>More than just learning the theory, you will work in teams to apply the strategic analysis concepts, methods and techniques to a case study in a systematic manner to facilitate effective learning and to prepare you for the application of digital strategic analysis in your organisation.</text:p>
            <text:p>The course is endorsed by the International Institute of Business Analysis (IIBA).</text:p>
            <text:p>This course is part of the Digital Strategy &amp; Leadership Series offered by NUS-ISS.</text:p>
            <text:p>Upon successful completion of this course, you will earn:</text:p>
            <text:p>19.5 Professional Development hours (PD Hours) for the initial CBAP® application and Continuing Development Units (CDUs) for re-certification under IIBA®</text:p>
            <text:p>13 Professional Development Units (PDUs) (Business: 13) that can be used to maintain your PMP® credential.</text:p>
            <text:p>Note that for the purpose of PDU reporting by those with PMP® credentials, the PMI REP Provider Number of ISS is “2339”.</text:p>
          </table:table-cell>
          <table:table-cell office:value-type="string" table:style-name="ce2">
            <text:p>Upcoming Classes</text:p>
            <text:p>Class 1<text:s/></text:p>
            <text:p>29 Jul 2019 to 31 Jul 2019<text:s/></text:p>
            <text:p>(FullTime)</text:p>
            <text:p>Duration: 3 days</text:p>
            <text:p>When:</text:p>
            <text:p>Jul:</text:p>
            <text:p>29, 30, 31</text:p>
            <text:p>Time:</text:p>
            <text:p>9:00am - 5:00pm</text:p>
            <text:p>Button</text:p>
            <text:p>Button</text:p>
            <text:p>Class 2<text:s/></text:p>
            <text:p>11 Nov 2019 to 13 Nov 2019<text:s/></text:p>
            <text:p>(FullTime)</text:p>
            <text:p>Duration: 3 days</text:p>
            <text:p>When:</text:p>
            <text:p>Nov:</text:p>
            <text:p>11, 12, 13</text:p>
            <text:p>Time:</text:p>
            <text:p>9:00am - 5:00pm</text:p>
            <text:p>Button</text:p>
            <text:p>Button</text:p>
            <text:p>Class 3<text:s/></text:p>
            <text:p>09 Mar 2020 to 11 Mar 2020<text:s/></text:p>
            <text:p>(FullTime)</text:p>
            <text:p>Duration: 3 days</text:p>
            <text:p>When:</text:p>
            <text:p>Mar:</text:p>
            <text:p>09, 10, 11</text:p>
            <text:p>Time:</text:p>
            <text:p>9:00am - 5:00pm</text:p>
            <text:p>Button</text:p>
            <text:p>Button</text:p>
          </table:table-cell>
          <table:table-cell office:value-type="string" table:style-name="ce2">
            <text:p>Key Takeaways</text:p>
            <text:p>At the end of the course, you will be able to:</text:p>
            <text:p>Understand and analyse your organisation's business, the industry and environment in the digital economy</text:p>
            <text:p>Achieve Customer Satisfaction with Optimized Resources</text:p>
            <text:p>Identify and develop innovative opportunities through the use of platform business models and an inclusive ecosystem</text:p>
            <text:p>Develop and present the business case for the proposed digitally enabled solution</text:p>
          </table:table-cell>
          <table:table-cell office:value-type="string" table:style-name="ce2">
            <text:p>Who Should Attend</text:p>
            <text:p>This course is for IT or business professionals who already have project-level business analysis experience but who are new to strategic-level enterprise business analysis that take digital innovations and trends into account. Relevant practising professionals include:</text:p>
            <text:p>Digital leaders</text:p>
            <text:p>Business Analysts</text:p>
            <text:p>Systems Analysts</text:p>
            <text:p>Project Managers</text:p>
            <text:p>Business Managers</text:p>
          </table:table-cell>
          <table:table-cell office:value-type="string" table:style-name="ce2">
            <text:p>What Will Be Covered</text:p>
            <text:p>Introduction to strategic analysis</text:p>
            <text:p>The strategy framework - assessing the environment</text:p>
            <text:p>The strategy framework - identifying strategic issues</text:p>
            <text:p>The strategy framework - formulating strategies</text:p>
            <text:p>Developing a business case</text:p>
            <text:p>Format</text:p>
            <text:p>Lectures, workshops, class discussions and exercise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400</text:p>
            <text:p>S$2400</text:p>
            <text:p>S$2400</text:p>
            <text:p>S$2400</text:p>
            <text:p>SSG grant</text:p>
            <text:p>-</text:p>
            <text:p>(S$1680)</text:p>
            <text:p>(S$1680)</text:p>
            <text:p>(S$1680)</text:p>
            <text:p>Nett course fee</text:p>
            <text:p>S$2400</text:p>
            <text:p>S$720</text:p>
            <text:p>S$720</text:p>
            <text:p>S$720</text:p>
            <text:p>7% GST on nett course fee</text:p>
            <text:p>S$168</text:p>
            <text:p>S$50.40</text:p>
            <text:p>S$50.40</text:p>
            <text:p>S$50.40</text:p>
            <text:p>Total nett course fee payable, including GST</text:p>
            <text:p>S$2568</text:p>
            <text:p>S$770.40</text:p>
            <text:p>S$770.40</text:p>
            <text:p>S$770.40</text:p>
            <text:p>Less additional funding if eligible under various schemes</text:p>
            <text:p>-</text:p>
            <text:p>-</text:p>
            <text:p>(S$480)</text:p>
            <text:p>(S$600)</text:p>
            <text:p>Total nett course fee payable, including GST, after additional funding from the various funding schemes</text:p>
            <text:p>S$2568</text:p>
            <text:p>S$770.40</text:p>
            <text:p>S$290.40</text:p>
            <text:p>S$170.4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400</text:p>
            <text:p>S$2400</text:p>
            <text:p>S$2400</text:p>
            <text:p>S$2400</text:p>
            <text:p>S$2400</text:p>
            <text:p>SSG grant</text:p>
            <text:p>-</text:p>
            <text:p>(S$1680)</text:p>
            <text:p>(S$1680)</text:p>
            <text:p>(S$1680)</text:p>
            <text:p>(S$1680)</text:p>
            <text:p>Nett course fee</text:p>
            <text:p>S$2400</text:p>
            <text:p>S$720</text:p>
            <text:p>S$720</text:p>
            <text:p>S$720</text:p>
            <text:p>S$720</text:p>
            <text:p>7% GST on nett course fee</text:p>
            <text:p>S$168</text:p>
            <text:p>S$50.40</text:p>
            <text:p>S$50.40</text:p>
            <text:p>S$50.40</text:p>
            <text:p>S$50.40</text:p>
            <text:p>Total nett course fee payable, including GST</text:p>
            <text:p>S$2568</text:p>
            <text:p>S$770.40</text:p>
            <text:p>S$770.40</text:p>
            <text:p>S$770.40</text:p>
            <text:p>S$770.40</text:p>
            <text:p>Fee payable to NUS-ISS</text:p>
            <text:p>Less additional funding if eligible under various schemes#</text:p>
            <text:p>(company needs to submit training grant and claim via Skillsconnect)</text:p>
            <text:p>-</text:p>
            <text:p>-</text:p>
            <text:p>(S$480)</text:p>
            <text:p>(S$600)</text:p>
            <text:p>(S$480)</text:p>
            <text:p>Total nett course fee payable, including GST, after additional funding from the various funding schemes</text:p>
            <text:p>-</text:p>
            <text:p>-</text:p>
            <text:p>S$290.40</text:p>
            <text:p>S$170.40</text:p>
            <text:p>S$290.4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the course</text:p>
            <text:p>Passing Criteria: Generally achieve above 50%</text:p>
            <text:p>Assessment Method: Workshops and open-book quiz at the end of class</text:p>
            <text:p>Upon passing the assessment, Statement of Attainment (SOAs) will be issued to certify that the participant has passed the following Competency Standard(s):</text:p>
            <text:p>ICT-SNA-5004-1.1 Business Process Re-engineering</text:p>
            <text:p>ICT-SNA-5016-1.1 IT Strategy</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21" table:style-name="ce1">
            <text:p>121</text:p>
          </table:table-cell>
          <table:table-cell office:value-type="string" table:style-name="ce1">
            <text:p>https://www.iss.nus.edu.sg/executive-education/course/detail/nicf--strategic-futures-foresight-(sf)</text:p>
          </table:table-cell>
          <table:table-cell office:value-type="string" table:style-name="ce1">
            <text:p>Strategic Futures &amp; Foresight (SF)</text:p>
          </table:table-cell>
          <table:table-cell office:value-type="string" table:style-name="ce1">
            <text:p>Digital Strategy &amp; Leadership</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table:style-name="ce1"/>
          <table:table-cell office:value-type="string" table:style-name="ce2">
            <text:p>Overview</text:p>
            <text:p>Reference No</text:p>
            <text:p>CRS-Q-0034799-ICT</text:p>
            <text:p>Part of</text:p>
            <text:p>-</text:p>
            <text:p>Duration</text:p>
            <text:p>2 days</text:p>
            <text:p>Course Time</text:p>
            <text:p>9:00am - 5:00pm</text:p>
            <text:p>Enquiry</text:p>
            <text:p>Please contact Ms. Jessie NEO at</text:p>
            <text:p>tel: 66017921 or<text:s/></text:p>
            <text:p>email for more details.</text:p>
            <text:p>Robust foresight can be utilised to enhance the quality of strategic decision making in complex and uncertain operating environments.</text:p>
            <text:p>This course will enable leaders and managers to implement foresight programmes that improve their organisation’s capacity to realise the opportunities and manage the risks of disruptive technological, economic and social change.</text:p>
            <text:p>This course is part of the Digital Strategy &amp; Leadership Series offered by NUS-ISS.</text:p>
          </table:table-cell>
          <table:table-cell table:style-name="ce1"/>
          <table:table-cell office:value-type="string" table:style-name="ce2">
            <text:p>Key Takeaways</text:p>
            <text:p>At the end of the course, participants will be able to:</text:p>
            <text:p>Apply a range of qualitative and quantitative trends and drivers analysis techniques</text:p>
            <text:p>Apply a range of technology horizon scanning and assessment techniques</text:p>
            <text:p>Use blended approaches to the sense-making and communication of foresight findings</text:p>
            <text:p>Analyse the strategic implications of foresight findings for the organisation or project</text:p>
            <text:p>Use the findings of foresight to guide priority-setting, risk management, action planning, and strategy development</text:p>
            <text:p>Influence the future by communicating vision and managing change</text:p>
            <text:p>Implement a practical, long term, and flexible strategic foresight programme in the organisation</text:p>
          </table:table-cell>
          <table:table-cell office:value-type="string" table:style-name="ce2">
            <text:p>Who Should Attend</text:p>
            <text:p>This programme has been designed for Board of Directors, C-Suite Executives, Executive Leadership teams, Strategic/Transformation teams. Senior Management, and their teams who work on the development of strategic futures and foresight perspectives for their organisations will find this programme highly relevant.</text:p>
            <text:p>The course is particularly relevant for those engaged in:</text:p>
            <text:p>Technology management</text:p>
            <text:p>Strategic management</text:p>
            <text:p>Innovation</text:p>
            <text:p>Business development</text:p>
            <text:p>Operations development</text:p>
            <text:p>This executive programme is relevant to public and private sectors.</text:p>
            <text:p>Corporate runs can be customised to incorporate the topics and issues of specific interest to participants.</text:p>
          </table:table-cell>
          <table:table-cell office:value-type="string" table:style-name="ce2">
            <text:p>What Will Be Covered</text:p>
            <text:p>Trends and drivers analysis</text:p>
            <text:p>Horizon scanning and technology assessment</text:p>
            <text:p>Sense-making techniques aiding understanding and communication</text:p>
            <text:p>Implications analysis, risk management, and prioritisation</text:p>
            <text:p>Action planning and strategy development</text:p>
            <text:p>Leadership and management of change</text:p>
            <text:p>Practical implementation of strategic foresight programmes</text:p>
            <text:p>These topics will be covered in a 2-day, 13-hour programme blending theory, case study and practical workshop exercises that can be applied directly in the workplace.</text:p>
            <text:p>It can be customised to accommodate the specific projects, topics or issues relevant to course participants. In this case, the workshop will focus on a set foresight project or challenge highlighted by participants.</text:p>
            <text:p>Format</text:p>
            <text:p>Lectures, case study and workshop</text:p>
          </table:table-cell>
          <table:table-cell table:number-columns-repeated="2" table:style-name="ce1"/>
          <table:table-cell office:value-type="string" table:style-name="ce2">
            <text:p>Certificate</text:p>
            <text:p>Certificate of Completion</text:p>
            <text:p>The ISS Certificate of Completion will be issued to participants who have attended at least 75% of the course.</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22" table:style-name="ce1">
            <text:p>122</text:p>
          </table:table-cell>
          <table:table-cell office:value-type="string" table:style-name="ce1">
            <text:p>https://www.iss.nus.edu.sg/executive-education/course/detail/nicf-specialist-diploma-in-enterprise-architecture</text:p>
          </table:table-cell>
          <table:table-cell office:value-type="string" table:style-name="ce1">
            <text:p>NICF-Specialist Diploma in Enterprise Architecture Exams supported by CITREP+</text:p>
          </table:table-cell>
          <table:table-cell office:value-type="string" table:style-name="ce1">
            <text:p>Digital Strategy &amp; Leadership</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2.5" table:style-name="ce1">
            <text:p>12.5</text:p>
          </table:table-cell>
          <table:table-cell office:value-type="float" office:value="9700" table:style-name="ce1">
            <text:p>9700</text:p>
          </table:table-cell>
          <table:table-cell office:value-type="string" table:style-name="ce2">
            <text:p>Overview</text:p>
            <text:p>Part of</text:p>
            <text:p>-</text:p>
            <text:p>Duration</text:p>
            <text:p>12.5 days</text:p>
            <text:p>Course Time</text:p>
            <text:p>Enquiry</text:p>
            <text:p>Please contact Ms. Sherlyn LIM at</text:p>
            <text:p>tel: 65165777 or<text:s/></text:p>
            <text:p>email for more details.</text:p>
            <text:p>An enterprise architect links the business mission, strategy and processes of an organisation to its IT and presents how the current and future needs of an organisation will be met in an efficient and agile manner. ISS is pleased to offer the Specialist Diploma in Enterprise Architecture to equip practitioners with in-depth knowledge and best practices in Enterprise Architecture (EA).</text:p>
            <text:p>The Specialist Diploma is made up of two parts:</text:p>
            <text:p>Part A – 7-day NICF- Certified Enterprise Architecture Practitioner Course (SF) (conducted over 3 weeks)</text:p>
            <text:p>Part B (Choose one pathway) – Experience Requirements</text:p>
            <text:p>Pathway 1: 20 weeks of NICF- Enterprise Architecture Practicum (SF) at the participant’s organisation, with ISS lecturer-mentor</text:p>
            <text:p>Pathway 2: Assessment Only Pathway (AOP) (SF), where the participant has completed an EA for his/her organisation</text:p>
            <text:p>A participant has to successfully complete Part A and obtain all the 4 NICF EA Statements of Attainment (SOAs) before embarking on the practicum (20 weeks).</text:p>
            <text:p>The specialist diploma combines formal practice-based education with a customised practicum. The customised practicum allows participants to adopt, learn and master EA in the context of their organisation. It is designed to validate the existence of those qualities and skills in a participant which enable the effective practice of EA. As such, the programme is skills, knowledge and experience-based and goes beyond validating the mastery of any specific EA knowledge base.</text:p>
            <text:p>The qualification will be awarded to EA practitioners to recognise their ability to apply EA skills, knowledge and experience in the context of their organisation’s EA.</text:p>
            <text:p>This course is on demand only. Please email us for enquiries.</text:p>
          </table:table-cell>
          <table:table-cell table:style-name="ce1"/>
          <table:table-cell office:value-type="string" table:style-name="ce2">
            <text:p>Key Takeaways</text:p>
            <text:p>PART A</text:p>
            <text:p>7-day NICF-Certified Enterprise Architecture Practitioner Course (SF)</text:p>
            <text:p>At the end of the course, participants will be able to:</text:p>
            <text:p>Understand the importance of Enterprise Architecture as a strategic value driver</text:p>
            <text:p>Integrate business processes into strategy formulation</text:p>
            <text:p>Develop business processes to meet business goals and provide competitive differentiation</text:p>
            <text:p>Understand Enterprise Architecture development process, and use it to influence the business cycle</text:p>
            <text:p>Identify enabling IT architecture required to implement core organisational business processes<text:s/></text:p>
            <text:p>Design good governance mechanisms to facilitate architecture driven approach</text:p>
            <text:p>Initiate EA adoption and sustenance in your organisations and promote the value and need for EA</text:p>
            <text:p>PART B</text:p>
            <text:p>Enterprise Architecture (EA) Practicum or Assessment Only Pathway</text:p>
            <text:p>At the end of the course, participants will be able to:</text:p>
            <text:p>Demonstrate mastery of EA skills, knowledge and experience in the context of their organisation’s EA</text:p>
          </table:table-cell>
          <table:table-cell office:value-type="string" table:style-name="ce2">
            <text:p>Who Should Attend</text:p>
            <text:p>The qualification is targeted at EA practitioners to recognise their ability to apply EA skills, knowledge and experience in the context of their organisation’s EA.</text:p>
            <text:p>Pre-requisites</text:p>
            <text:p>University graduate with at least four years of working experience as an IT developer, IT designer, IT architect or IT project manager</text:p>
            <text:p>Non-university graduate with at least six years of working experience as an IT developer, IT designer, IT architect or IT project manager</text:p>
            <text:p>Maturity and potential to take on technology leadership roles in their respective organisations and professions</text:p>
          </table:table-cell>
          <table:table-cell office:value-type="string" table:style-name="ce2">
            <text:p>What Will Be Covered</text:p>
            <text:p>PART A</text:p>
            <text:p>The course covers the four key architectures that impact the organisation’s Enterprise Architecture, namely Business Architecture, Data/Information Architecture, Application Architecture and Technology Architecture. Participants will be taught The Open Group Architecture Framework (TOGAF®).</text:p>
            <text:p>Other areas of EA covered in the course include:</text:p>
            <text:p>Foundations of EA</text:p>
            <text:p>Architecture lifecycle &amp; development methodology</text:p>
            <text:p>Architectural patterns &amp; principles</text:p>
            <text:p>Architecture vision</text:p>
            <text:p>Business architecture</text:p>
            <text:p>Data/Information architecture</text:p>
            <text:p>Application architecture</text:p>
            <text:p>Technology architecture</text:p>
            <text:p>Architecture governance &amp; management</text:p>
            <text:p>Architecture requirements &amp; change management</text:p>
            <text:p>EA &amp; relationship to service oriented architecture</text:p>
            <text:p>The course also covers many new features including:</text:p>
            <text:p>Architecture partitioning</text:p>
            <text:p>Content framework and meta model</text:p>
            <text:p>Capability based planning</text:p>
            <text:p>Business transformation readiness assessment</text:p>
            <text:p>Using TOGAF to develop security architectures</text:p>
            <text:p>Architecture repository</text:p>
            <text:p>Using TOGAF to develop service oriented architectures</text:p>
            <text:p>Risk management</text:p>
            <text:p>PART B: Practicum Structure</text:p>
            <text:p>Part B of the programme consists of an Enterprise Architecture Practicum to allow participants to apply the EA knowledge and best practices in a company project. This Practicum can be self or company-sponsored, as long as there is a company project.</text:p>
            <text:p>The Enterprise Architecture Practicum must be completed within 20 weeks and includes a 5.5 days of mentoring contact with ISS lecturers. The Practicum dates are open and flexible, and will be agreed mutually between the lecturer(s) and participant. The sessions can be held on-site at ISS or off-site at the participant’s company. Participants have to successfully complete the NICF - Certified Enterprise Architecture Practitioner Course (conducted over 3 weeks) and obtain all the 4 NICF EA Statements of Attainment (SOAs) before embarking on the practicum (20 weeks).</text:p>
            <text:p>The customised practicum allows participants to adopt, learn and master EA in the context of their organisation. The qualification will be awarded to EA practitioners to recognise their ability to apply EA skills, knowledge and experience in such context.</text:p>
            <text:p>Pre-requisites</text:p>
            <text:p>Participants must have already attained the 4 NICF EA Competency Units</text:p>
            <text:p>Participants must have ready an organisation EA project of five months duration for his/her organisation</text:p>
            <text:p>Practicum Dates</text:p>
            <text:p>Practicum dates are open and agreed between participants and instructor(s).</text:p>
            <text:p>Registration for Practicum Only</text:p>
            <text:p>Please contact Sherlyn Lim at 6516-5777 or email: isslals@nus.edu.sg for more details.</text:p>
            <text:p>Note:</text:p>
            <text:p>1. The practicum comprises of 3 mandatory areas (a) Strategic Intent &amp; Business Priorities; (b) Architecture Scoping, Visioning &amp; Initiation; and (c) Architecture Governance &amp; Management AND any one of the four architecture areas – Business Architecture, Data Architecture, Application Architecture or Technology Architecture</text:p>
            <text:p>2. 11 sessions of 5.5 days (mentoring sessions by ISS lecturers with participants)</text:p>
            <text:p>The practicum comprises of three mandatory areas:</text:p>
            <text:p>Strategic Intent and Business Priorities</text:p>
            <text:p>Architecture Scoping, Visioning and Initiation</text:p>
            <text:p>Architecture Governance and Management</text:p>
            <text:p>AND any one of the four architecture areas:</text:p>
            <text:p>Business Architecture</text:p>
            <text:p>Data Architecture</text:p>
            <text:p>Application Architecture</text:p>
            <text:p>Technology Architecture</text:p>
            <text:p>Format</text:p>
            <text:p>PART A</text:p>
            <text:p>There will be a combination of lectures and workshops. Workshops and projects are specially designed for participants to apply the knowledge and skills gained in developing an Enterprise Architecture blueprint.</text:p>
            <text:p>PART B</text:p>
            <text:p>Mentoring sessionswith our subject matter experts help address adoption challenges and stimulate innovative ideas OR submission of EA project and report for assessment.</text:p>
          </table:table-cell>
          <table:table-cell office:value-type="string" table:style-name="ce2">
            <text:p>Fees &amp; Funding</text:p>
            <text:p>International Participants</text:p>
            <text:p>S'poreans (below 40 years old)/ PRs (of any age)</text:p>
            <text:p>Course fee</text:p>
            <text:p>S$4943.40</text:p>
            <text:p>S$1483.021</text:p>
            <text:p>TOGAF 9 Combined Part 1 and 2 examination</text:p>
            <text:p>S$720.32</text:p>
            <text:p>S$720.322</text:p>
            <text:p>Pathway 1: Practicum fee</text:p>
            <text:p>S$5885</text:p>
            <text:p>S$1765.501</text:p>
            <text:p>Pathway 2: Assessment Only Pathway (AOP)</text:p>
            <text:p>S$2140</text:p>
            <text:p>S$1872.501</text:p>
            <text:p>Total nett course fee payable</text:p>
            <text:p>S$11548.72 (Pathway 1)</text:p>
            <text:p>S$7803.72 (Pathway 2)</text:p>
            <text:p>S$3968.84 (Pathway 1)</text:p>
            <text:p>S$4075.84 (Pathway 2)</text:p>
            <text:p>1Fee is after funding from SSG</text:p>
            <text:p>2Up to 70% CITREP+ funding for Professionals (Singaporeans and Singapore PRs) and 100% CITREP+ funding for Students / NSF (Singaporeans) is available for the net payable exam fee</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ext:p>CITREP+ Endorsement</text:p>
            <text:p>SUPPORTED BY:</text:p>
            <text:p>CITREP+ supports:</text:p>
            <text:p>up to 70% of the exam fees, capped at $500 (exam only) per trainee for Professionals</text:p>
            <text:p>up to 100% of the exam fees, capped at $500 (exam only) per trainee for Students and/or Full-Time National Service (NSF). For more details, please refer to CITREP+ Claim Application Guide</text:p>
            <text:p>Administered by the Infocomm Media Development Authority (IMDA), the CITREP+ funding support is eligible for Singapore Citizens and Permanent Residents. Valid for courses and examinations commencing from 1 April 2019.<text:s/></text:p>
            <text:p>Terms and conditions apply. Please visit http://www.imtalent.sg/citrep for full details.</text:p>
            <text:p/>
            <text:p>MR CODE: CITREP+/FY19/MR/19-05/749</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PART A</text:p>
            <text:p>Broad Schedule of Assessment: End of the course</text:p>
            <text:p>Passing Criteria: Achieve above 50% for assessment and workshops</text:p>
            <text:p>Assessment Method: Assessment and workshops</text:p>
            <text:p>PART B</text:p>
            <text:p>Broad Schedule of Assessment: End of practicum</text:p>
            <text:p>Passing Criteria: Achieve above 50% for assessment</text:p>
            <text:p>Assessment Method: Presentation and report</text:p>
            <text:p>Upon passing the assessment, Statement of Attainment (SOAs) will be issued to certify that the participant has passed the following Competency Units:</text:p>
            <text:p>ICT-SNA-3011-1.1 Emerging Technology Synthesis</text:p>
            <text:p>ICT-SNA-5016-1.1 IT Strategy</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24" table:style-name="ce1">
            <text:p>124</text:p>
          </table:table-cell>
          <table:table-cell office:value-type="string" table:style-name="ce1">
            <text:p>https://www.iss.nus.edu.sg/executive-education/course/detail/nicf--(isc)-cissp-cbk-training-seminar-(sf)</text:p>
          </table:table-cell>
          <table:table-cell office:value-type="string" table:style-name="ce1">
            <text:p>(ISC)2 CISSP CBK Training Seminar (SF)</text:p>
          </table:table-cell>
          <table:table-cell office:value-type="string" table:style-name="ce1">
            <text:p>Software System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4050" table:style-name="ce1">
            <text:p>4050</text:p>
          </table:table-cell>
          <table:table-cell office:value-type="string" table:style-name="ce2">
            <text:p>Overview</text:p>
            <text:p>Reference No</text:p>
            <text:p>CRS-Q-0034740-ICT</text:p>
            <text:p>Part of</text:p>
            <text:p>-</text:p>
            <text:p>Duration</text:p>
            <text:p>5 days</text:p>
            <text:p>Course Time</text:p>
            <text:p>9.00am - 5.00pm</text:p>
            <text:p>Enquiry</text:p>
            <text:p>Please contact Ms. Jane LIM at</text:p>
            <text:p>tel: 66013975 or<text:s/></text:p>
            <text:p>email for more details.</text:p>
            <text:p>Announcement: Our CISSP class from 18 May to 15 Jun are only conducted on Saturdays.<text:s/></text:p>
            <text:p>Contact us for more information.</text:p>
            <text:p>For individuals in the field of information security, the Certified Information Systems Security Professional (CISSP®) credential will render the recognition of their expertise and skills. The globally recognised standard is ideal for experienced information security professionals, including those in mid and senior level managerial positions.</text:p>
            <text:p>Positions in many large corporations and government agencies worldwide now require certification, and accredited practitioners have a higher earning potential together with greater career prospects. As a member of the International Information Systems Security Certification Consortium, Inc. or (ISC)2, you will be part of an elite network of certified information security professionals.</text:p>
            <text:p>The official (ISC)2 CISSP® CBK® training seminar, the exclusive review course endorsed by (ISC)2, is the most comprehensive and complete review of information systems security concepts and industry best practices. It covers the 8 CISSP® CBK® domains and serves as a good learning tool for mastering concepts and topics related to all aspects of information systems security.</text:p>
            <text:p>This course is part of the Cybersecurity series, Software Systems series, Digital Strategy &amp; Leadership series as well as Graduate Certificate in Securing Ubiquitous Systems series offered by NUS-ISS.</text:p>
          </table:table-cell>
          <table:table-cell office:value-type="string" table:style-name="ce2">
            <text:p>Upcoming Classes</text:p>
            <text:p>Class 1<text:s/></text:p>
            <text:p>18 May 2019 to 15 Jun 2019<text:s/></text:p>
            <text:p>(Part Time, Saturdays only)</text:p>
            <text:p>Duration: 5 days (Note that the classes are conducted over 5 Saturdays - 18 May, 25 May, 1 Jun, 8 Jun and 15 Jun)</text:p>
            <text:p>When:</text:p>
            <text:p>May:</text:p>
            <text:p>18(Sat), 25(Sat)</text:p>
            <text:p>Jun:</text:p>
            <text:p>01(Sat), 08(Sat), 15(Sat)</text:p>
            <text:p>Time:</text:p>
            <text:p>9:00AM - 5:00PM</text:p>
            <text:p>Button</text:p>
            <text:p>Button</text:p>
            <text:p>Class 2<text:s/></text:p>
            <text:p>17 Jun 2019 to 21 Jun 2019<text:s/></text:p>
            <text:p>(Full Time)</text:p>
            <text:p>Duration: 5 days</text:p>
            <text:p>Time:</text:p>
            <text:p>9:00am to 5:00pm</text:p>
            <text:p>Button</text:p>
            <text:p>Button</text:p>
            <text:p>Class 3<text:s/></text:p>
            <text:p>08 Jul 2019 to 12 Jul 2019<text:s/></text:p>
            <text:p>(Full Time)</text:p>
            <text:p>Duration: 5 days</text:p>
            <text:p>Time:</text:p>
            <text:p>9:00am to 5:00pm</text:p>
            <text:p>Button</text:p>
            <text:p>Button</text:p>
            <text:p>Class 4<text:s/></text:p>
            <text:p>26 Aug 2019 to 30 Aug 2019<text:s/></text:p>
            <text:p>(FullTime)</text:p>
            <text:p>Duration: 5 days</text:p>
            <text:p>Time:</text:p>
            <text:p>NULL</text:p>
            <text:p>Button</text:p>
            <text:p>Button</text:p>
            <text:p>Class 5<text:s/></text:p>
            <text:p>23 Sep 2019 to 27 Sep 2019<text:s/></text:p>
            <text:p>(Full Time)</text:p>
            <text:p>Duration: 5 days</text:p>
            <text:p>Time:</text:p>
            <text:p>9:00am to 5:00pm</text:p>
            <text:p>Button</text:p>
            <text:p>Button</text:p>
            <text:p>Class 6<text:s/></text:p>
            <text:p>14 Oct 2019 to 18 Oct 2019<text:s/></text:p>
            <text:p>(Full Time)</text:p>
            <text:p>Duration: 5 days</text:p>
            <text:p>Time:</text:p>
            <text:p>9:00am to 5:00pm</text:p>
            <text:p>Button</text:p>
            <text:p>Button</text:p>
            <text:p>Class 7<text:s/></text:p>
            <text:p>04 Nov 2019 to 08 Nov 2019<text:s/></text:p>
            <text:p>(Full Time)</text:p>
            <text:p>Duration: 5 days</text:p>
            <text:p>Time:</text:p>
            <text:p>9:00am to 5:00pm</text:p>
            <text:p>Button</text:p>
            <text:p>Button</text:p>
            <text:p>Class 8<text:s/></text:p>
            <text:p>02 Dec 2019 to 06 Dec 2019<text:s/></text:p>
            <text:p>(Full Time)</text:p>
            <text:p>Duration: 5 days</text:p>
            <text:p>Time:</text:p>
            <text:p>9:00am to 5:00pm</text:p>
            <text:p>Button</text:p>
            <text:p>Button</text:p>
            <text:p>Class 9<text:s/></text:p>
            <text:p>13 Jan 2020 to 17 Jan 2020<text:s/></text:p>
            <text:p>(Full Time)</text:p>
            <text:p>Duration: 5 days</text:p>
            <text:p>Time:</text:p>
            <text:p>9:00am to 5:00pm</text:p>
            <text:p>Button</text:p>
            <text:p>Button</text:p>
            <text:p>Class 10<text:s/></text:p>
            <text:p>10 Feb 2020 to 14 Feb 2020<text:s/></text:p>
            <text:p>(Full Time)</text:p>
            <text:p>Duration: 5 days</text:p>
            <text:p>Time:</text:p>
            <text:p>9:00am to 5:00pm</text:p>
            <text:p>Button</text:p>
            <text:p>Button</text:p>
            <text:p>Class 11<text:s/></text:p>
            <text:p>16 Mar 2020 to 20 Mar 2020<text:s/></text:p>
            <text:p>(Full Time)</text:p>
            <text:p>Duration: 5 days</text:p>
            <text:p>Time:</text:p>
            <text:p>9:00am to 5:00pm</text:p>
            <text:p>Button</text:p>
            <text:p>Button</text:p>
          </table:table-cell>
          <table:table-cell office:value-type="string" table:style-name="ce2">
            <text:p>Key Takeaways</text:p>
            <text:p>At the end of the course, participants will be able to:</text:p>
            <text:p>Master concepts and topics related to all aspects of information systems security in the 8 CISSP® CBK® domains</text:p>
          </table:table-cell>
          <table:table-cell office:value-type="string" table:style-name="ce2">
            <text:p>Who Should Attend</text:p>
            <text:p>This course is for:<text:s/></text:p>
            <text:p>IT or Systems Security Managers</text:p>
            <text:p>Project Managers</text:p>
            <text:p>Systems or Network Engineers</text:p>
            <text:p>Systems Analyst or Auditor</text:p>
            <text:p>Systems or Network Consultant</text:p>
            <text:p>Senior Systems or Database Administrators or Programmers</text:p>
            <text:p>Anyone who wishes to refresh and broaden their knowledge in all 8 CISSP® CBK® domains to study for the CISSP® exam</text:p>
            <text:p>Pre-requisites</text:p>
            <text:p>a) CISSP Credential</text:p>
            <text:p>Minimum full-time work experience requirement will be 4 years plus a graduate degree or 5 years experience without a graduate degree. Experience must be in at least 2 of the 8 domains covered by the CISSP® CBK®</text:p>
            <text:p>b) Associate of (ISC)2 Credential</text:p>
            <text:p>For those who do not meet the professional experience requirements, you can still become an Associate of (ISC)2 by completing and submitting the examination form and successfully passing the CISSP examination</text:p>
          </table:table-cell>
          <table:table-cell office:value-type="string" table:style-name="ce2">
            <text:p>What Will Be Covered</text:p>
            <text:p>Security &amp; risk management</text:p>
            <text:p>Asset security</text:p>
            <text:p>Security architecture and engineering</text:p>
            <text:p>Communication &amp; network security</text:p>
            <text:p>Identity &amp; access management</text:p>
            <text:p>Security assessment &amp; testing</text:p>
            <text:p>Security operations<text:s/></text:p>
            <text:p>Software development security</text:p>
            <text:p>Format</text:p>
            <text:p>Lectures and demo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4050</text:p>
            <text:p>S$4050</text:p>
            <text:p>S$4050</text:p>
            <text:p>S$4050</text:p>
            <text:p>SSG grant</text:p>
            <text:p>-</text:p>
            <text:p>(S$2835)</text:p>
            <text:p>(S$2835)</text:p>
            <text:p>(S$2835)</text:p>
            <text:p>Nett course fee</text:p>
            <text:p>S$4050</text:p>
            <text:p>S$1215</text:p>
            <text:p>S$1215</text:p>
            <text:p>S$1215</text:p>
            <text:p>7% GST on nett course fee</text:p>
            <text:p>S$283.50</text:p>
            <text:p>S$85.05</text:p>
            <text:p>S$85.05</text:p>
            <text:p>S$85.05</text:p>
            <text:p>Total nett course fee payable, including GST</text:p>
            <text:p>S$4333.50</text:p>
            <text:p>S$1300.05</text:p>
            <text:p>S$1300.05</text:p>
            <text:p>S$1300.05</text:p>
            <text:p>Less additional funding if eligible under various schemes</text:p>
            <text:p>-</text:p>
            <text:p>-</text:p>
            <text:p>(S$810)</text:p>
            <text:p>(S$1012.50)</text:p>
            <text:p>Total nett course fee payable, including GST, after additional funding from the various funding schemes</text:p>
            <text:p>S$4333.50</text:p>
            <text:p>S$1300.05</text:p>
            <text:p>S$490.05</text:p>
            <text:p>S$287.55</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4050</text:p>
            <text:p>S$4050</text:p>
            <text:p>S$4050</text:p>
            <text:p>S$4050</text:p>
            <text:p>S$4050</text:p>
            <text:p>SSG grant</text:p>
            <text:p>-</text:p>
            <text:p>(S$2835)</text:p>
            <text:p>(S$2835)</text:p>
            <text:p>(S$2835)</text:p>
            <text:p>(S$2835)</text:p>
            <text:p>Nett course fee</text:p>
            <text:p>S$4050</text:p>
            <text:p>S$1215</text:p>
            <text:p>S$1215</text:p>
            <text:p>S$1215</text:p>
            <text:p>S$1215</text:p>
            <text:p>7% GST on nett course fee</text:p>
            <text:p>S$283.50</text:p>
            <text:p>S$85.05</text:p>
            <text:p>S$85.05</text:p>
            <text:p>S$85.05</text:p>
            <text:p>S$85.05</text:p>
            <text:p>Total nett course fee payable, including GST</text:p>
            <text:p>S$4333.50</text:p>
            <text:p>S$1300.05</text:p>
            <text:p>S$1300.05</text:p>
            <text:p>S$1300.05</text:p>
            <text:p>S$1300.05</text:p>
            <text:p>Fee payable to NUS-ISS</text:p>
            <text:p>Less additional funding if eligible under various schemes#</text:p>
            <text:p>(company needs to submit training grant and claim via Skillsconnect)</text:p>
            <text:p>-</text:p>
            <text:p>-</text:p>
            <text:p>(S$810)</text:p>
            <text:p>(S$1012.50)</text:p>
            <text:p>(S$810)</text:p>
            <text:p>Total nett course fee payable, including GST, after additional funding from the various funding schemes</text:p>
            <text:p>-</text:p>
            <text:p>-</text:p>
            <text:p>S$490.05</text:p>
            <text:p>S$287.55</text:p>
            <text:p>S$490.05</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number-columns-repeated="2" table:style-name="ce1"/>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office:value-type="string" table:style-name="ce2">
            <text:p>Exams &amp; Certificate</text:p>
            <text:p>Certificate of Completion<text:s/></text:p>
            <text:p>The ISS Certificate of Completion will be issued to participants who have attended at least 75% of the course.</text:p>
            <text:p>WSQ Assessment</text:p>
            <text:p>Broad Schedule of Assessment: End of the course</text:p>
            <text:p>Passing Criteria: Achieve above 50% of total marks for each section of the assessment</text:p>
            <text:p>Assessment Method: Individual open-book assessment comprising short answer questions</text:p>
            <text:p>Upon passing the assessment, Statement of Attainment (SOAs) will be issued to certify that the participant has passed the following Competency Standard(s):</text:p>
            <text:p>ICT-SNA-4020-1.1 Security Governance</text:p>
            <text:p>ICT-OUS-3012-1.1 Security Administration<text:s/></text:p>
            <text:p>ICT-SNA-5020-1.1 Security Governance<text:s/></text:p>
            <text:p>ICT-SNA-4007-1.1 Cyber Risk Management<text:s/></text:p>
            <text:p>Participants may need to attend additional coaching sessions and re-assessments if they do not pass the required competency standards. ISS reserves the right not to disclose any information on the course assessment process.</text:p>
            <text:p>Exam Overview</text:p>
            <text:p>Please refer to the CISSP Exam Only page for more information.</text:p>
          </table:table-cell>
          <table:table-cell table:number-columns-repeated="16365"/>
        </table:table-row>
        <table:table-row table:style-name="ro1">
          <table:table-cell office:value-type="float" office:value="125" table:style-name="ce1">
            <text:p>125</text:p>
          </table:table-cell>
          <table:table-cell office:value-type="string" table:style-name="ce1">
            <text:p>https://www.iss.nus.edu.sg/executive-education/course/detail/nicf--agile-testing-(sf)</text:p>
          </table:table-cell>
          <table:table-cell office:value-type="string" table:style-name="ce1">
            <text:p>Agile Testing (SF)</text:p>
          </table:table-cell>
          <table:table-cell office:value-type="string" table:style-name="ce1">
            <text:p>Software Systems</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4777-ICT</text:p>
            <text:p>Part of</text:p>
            <text:p>-</text:p>
            <text:p>Duration</text:p>
            <text:p>3 days</text:p>
            <text:p>Course Time</text:p>
            <text:p>9:00am - 5:00pm</text:p>
            <text:p>Enquiry</text:p>
            <text:p>Please contact Ms. Verene HENG at<text:s/></text:p>
            <text:p/>
            <text:p>email for more details.<text:s/></text:p>
            <text:p/>
            <text:p>Many organisations develop software using an Agile methodology.</text:p>
            <text:p>An Agile software development approach is characterised by iterative and incremental development to achieve significant productivity benefits, such as faster time-to-market and cost &amp; time savings.</text:p>
            <text:p>The Agile approach's benefits to the organisation are:</text:p>
            <text:p>Increased ability to plan and deliver changes based on business priorities</text:p>
            <text:p>Greater responsiveness with the ability to respond to changing priorities or urgent updates</text:p>
            <text:p>Higher visibility of progress to all stakeholders</text:p>
            <text:p>The confidence that they are building the right solutions by allowing them to explore new ideas and test them quickly with significantly less effort and cost</text:p>
            <text:p>A delivery process that significantly lowers the risk of delivery, compared to traditional 'big bang' releases at the end of a long project</text:p>
            <text:p>Improved ability to commit to and meet delivery deadlines</text:p>
            <text:p>The ability to deliver new functionalities to their customers faster and with less lead time</text:p>
            <text:p>A software testing practice that follows the principles of Agile software development is called 'Agile Testing'. An Agile framework, such as Scrum, is an iterative approach for software development, where requirements and designs evolve through collaboration between the customer and self-organising project teams.</text:p>
            <text:p>Agile Testing focuses on identifying and repairing defects when they are detected, rather than waiting for a later stage in the project. By doing so, the product's quality will increase and development costs and efforts will go down. Agile practices, such as daily meetings can help to identify issues and defects early.</text:p>
            <text:p>This three-day course will provide training and testing activities related to Agile projects and on applying tools and techniques to ensure that software products meet the accepted quality level (AQL).</text:p>
            <text:p>Advantages of Agile Testing:</text:p>
            <text:p>Improves quality</text:p>
            <text:p>Saves time and money</text:p>
            <text:p>Reduces documentation</text:p>
            <text:p>Team gets regular feedback from end users</text:p>
            <text:p>This course is part of the Software Systems series and Digital Agility series offered by NUS-ISS.</text:p>
          </table:table-cell>
          <table:table-cell office:value-type="string" table:style-name="ce2">
            <text:p>Upcoming Classes</text:p>
            <text:p>Class 1<text:s/></text:p>
            <text:p>05 Aug 2019 to 07 Aug 2019<text:s/></text:p>
            <text:p>(FullTime)</text:p>
            <text:p>Duration: 3 days</text:p>
            <text:p>Time:</text:p>
            <text:p>9.00am - 5.00pm</text:p>
            <text:p>Button</text:p>
            <text:p>Button</text:p>
            <text:p>Class 2<text:s/></text:p>
            <text:p>25 Nov 2019 to 27 Nov 2019<text:s/></text:p>
            <text:p>(FullTime)</text:p>
            <text:p>Duration: 3 days</text:p>
            <text:p>Time:</text:p>
            <text:p>9.00am - 5.00pm</text:p>
            <text:p>Button</text:p>
            <text:p>Button</text:p>
            <text:p>Class 3<text:s/></text:p>
            <text:p>16 Mar 2020 to 18 Mar 2020<text:s/></text:p>
            <text:p>(Full Time)</text:p>
            <text:p>Duration: 3 days</text:p>
            <text:p>Time:</text:p>
            <text:p>9.00am - 5.00pm</text:p>
            <text:p>Button</text:p>
            <text:p>Button</text:p>
          </table:table-cell>
          <table:table-cell office:value-type="string" table:style-name="ce2">
            <text:p>Key Takeaways<text:s/></text:p>
            <text:p>At the end of the course, the participants will be able to:</text:p>
            <text:p>Understand the mindset, culture and principles behind the Agile approach to software development</text:p>
            <text:p>Differentiate between the testing role in Agile teams compared to that in traditional teams</text:p>
            <text:p>Contribute positively as an Agile team member focused on Agile testing</text:p>
            <text:p>Recognise the challenges and difficulties associated with non-testing activities performed in an Agile team</text:p>
            <text:p>Understand and apply the following within an Agile project: Test estimation, test planning, test design (Test Driven Development and Behavior-Driven Development), test execution, defect management and test closure</text:p>
            <text:p>Support the team's accountability for quality</text:p>
            <text:p>Demonstrate a range of soft skills required by effective Agile team members</text:p>
          </table:table-cell>
          <table:table-cell office:value-type="string" table:style-name="ce2">
            <text:p>Who Should Attend<text:s/></text:p>
            <text:p>It is applicable for professionals engaged in the following areas:</text:p>
            <text:p>Members of software development teams who wish to increase their effectiveness in performing testing activities within an Agile framework, such as Scrum, including:</text:p>
            <text:p>Product Owners</text:p>
            <text:p>Business Analysts</text:p>
            <text:p>Solution Architects</text:p>
            <text:p>Scrum Masters</text:p>
            <text:p>Software Developers</text:p>
            <text:p>Project stakeholders who need to understand how testing is performed within an Agile framework, such as Scrum, including:</text:p>
            <text:p>Programme Managers</text:p>
            <text:p>Project Managers</text:p>
            <text:p>Quality Managers</text:p>
            <text:p>Pre-Requisites</text:p>
            <text:p>Participants must possess at least two years of IT working experience</text:p>
            <text:p>Note</text:p>
            <text:p>Participants are required to bring their own internet enabled computing device (laptops, tablet etc) &amp; power charger to access and download electronic courseware in PDF format. We will be only be providing courseware in PDF and will not issue any printed copies</text:p>
          </table:table-cell>
          <table:table-cell office:value-type="string" table:style-name="ce2">
            <text:p>What Will Be Covered</text:p>
            <text:p>Introduction to Agile Testing</text:p>
            <text:p>Agile Testing - Roles &amp; Responsibilities</text:p>
            <text:p>Feature &amp; story testing effects of requirements management in Agile testing</text:p>
            <text:p>Collaborating with developers</text:p>
            <text:p>Example-driven development (TDD, BDD)</text:p>
            <text:p>Testing automation &amp; techniques</text:p>
            <text:p>Test strategy &amp; planning</text:p>
            <text:p>Agile test design &amp; test execution</text:p>
            <text:p>Format</text:p>
            <text:p>Lectures, workshops and WSQ assessment</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n</text:p>
            <text:p>The ISS Certificate of Completion will be issued to participants who have attended at least 75% of the course.</text:p>
            <text:p>WSQ Assessment</text:p>
            <text:p>Participants will be assessed throughout the duration of the course</text:p>
            <text:p>Assessment Method:</text:p>
            <text:p>Group assessments</text:p>
            <text:p>Individual written assessment (open-book)</text:p>
            <text:p>Passing Criteria:</text:p>
            <text:p>Group assessment: Participants are to make active contribution to the group discussions and exercises, and to achieve objectives in the workshops</text:p>
            <text:p>Individual assessment: Participants are to answer all questions accurately in the individual written assessment</text:p>
            <text:p>Upon passing the assessment, Statement of Attainment (SOAs) will be issued to certify that the participant has passed the following Competency Standard(s):</text:p>
            <text:p>ICT-DIT-3015-1.1 Software Testing</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26" table:style-name="ce1">
            <text:p>126</text:p>
          </table:table-cell>
          <table:table-cell office:value-type="string" table:style-name="ce1">
            <text:p>https://www.iss.nus.edu.sg/executive-education/course/detail/nicf--architecting-iot-solutions-(sf)</text:p>
          </table:table-cell>
          <table:table-cell office:value-type="string" table:style-name="ce1">
            <text:p>Architecting IoT Solutions (SF)</text:p>
          </table:table-cell>
          <table:table-cell office:value-type="string" table:style-name="ce1">
            <text:p>Software System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3600" table:style-name="ce1">
            <text:p>3600</text:p>
          </table:table-cell>
          <table:table-cell office:value-type="string" table:style-name="ce2">
            <text:p>Overview</text:p>
            <text:p>Reference No</text:p>
            <text:p>CRS-Q-0035468-ICT</text:p>
            <text:p>Part of</text:p>
            <text:p>-</text:p>
            <text:p>Duration</text:p>
            <text:p>4 days</text:p>
            <text:p>Course Time</text:p>
            <text:p>9:00am - 5:00pm</text:p>
            <text:p>Enquiry</text:p>
            <text:p>Please contact Ms. Verene HENG at<text:s/></text:p>
            <text:p/>
            <text:p>email for more details.<text:s/></text:p>
            <text:p/>
            <text:p>With the number of connected things in the commercial and home spaces, there is a need to recognise how IoT and IoT data impacts the IT architecture. This course helps to provide a structure way and standard that leads to a structured process for gaining skills required as a practicing architect in designing and deploying scalable, highly available, and fault-tolerant IoT solutions for the enterprise. It will enhance the credibility and capability of architects and provide assurance to employers that to practice and lead enterprise scale IoT related projects and programs.</text:p>
            <text:p>This 4-day programme is intended for solution architects, systems engineers and other IT professional who wish to develop the necessary knowledge and skills to effectively architect and design IoT solutions for real-world enterprise scale scenarios.</text:p>
            <text:p>This course is part of the Software Systems series and Graduate Certificate in Architecting Smart Systems series offered by NUS-ISS.</text:p>
          </table:table-cell>
          <table:table-cell office:value-type="string" table:style-name="ce2">
            <text:p>Upcoming Classes</text:p>
            <text:p>Class 1<text:s/></text:p>
            <text:p>27 May 2019 to 30 May 2019<text:s/></text:p>
            <text:p>(Full Time)</text:p>
            <text:p>Duration: 4 days</text:p>
            <text:p>Time:</text:p>
            <text:p>9:00am - 5:00pm</text:p>
            <text:p>Button</text:p>
            <text:p>Button</text:p>
            <text:p>Class 2<text:s/></text:p>
            <text:p>17 Sep 2019 to 20 Sep 2019<text:s/></text:p>
            <text:p>(FullTime)</text:p>
            <text:p>Duration: 4 days</text:p>
            <text:p>When:</text:p>
            <text:p>Sep:</text:p>
            <text:p>17, 18, 19, 20</text:p>
            <text:p>Time:</text:p>
            <text:p>9:00am - 5:00pm</text:p>
            <text:p>Button</text:p>
            <text:p>Button</text:p>
            <text:p>Class 3<text:s/></text:p>
            <text:p>28 Jan 2020 to 31 Jan 2020<text:s/></text:p>
            <text:p>(FullTime)</text:p>
            <text:p>Duration: 4 days</text:p>
            <text:p>When:</text:p>
            <text:p>Jan:</text:p>
            <text:p>28, 29, 30, 31</text:p>
            <text:p>Time:</text:p>
            <text:p>9:00am - 5:00pm</text:p>
            <text:p>Button</text:p>
            <text:p>Button</text:p>
          </table:table-cell>
          <table:table-cell office:value-type="string" table:style-name="ce2">
            <text:p>Key Takeaways<text:s/></text:p>
            <text:p>At the end of the course, the participants will be able to:</text:p>
            <text:p>Understand the various components that comprises the IoT lifecycle from an architectural perspective: Sense, Ingest, Process, Respond and Analyse</text:p>
            <text:p>Be able to define the set of fully managed and integrated services that allow us to easily and securely connect, manage, and ingest IoT data from globally dispersed devices at a large scale, process and analyse/visualize that data in real time, and implement operational changes</text:p>
            <text:p>Describe the various hardware and software technologies to support enterprise scale IoT solutions, including: sensors; processors (MCU, SOC, FPGA); pipelines and coupling; boards; networking; protocols; operating systems; software components; power; bandwidth; devices for communication such as gateways<text:s/></text:p>
            <text:p>Define the end-to-end architecture of a large-scale IoT solution, including: layered model; design patterns; cloud services; device integration and communication standards<text:s/></text:p>
            <text:p>Understand RTOS and real-world design constraints: real-time scheduling; synchronisation and communication; multithreaded design; fault-tolerant design<text:s/></text:p>
            <text:p>Be able to address security within their end-to-end IoT solutions<text:s/></text:p>
            <text:p>Determine how analytics and machine learning services can be used to enhance IoT systems.<text:s/></text:p>
            <text:p>Understand Data Management and Access Control and Device Management for IoT solutions</text:p>
          </table:table-cell>
          <table:table-cell office:value-type="string" table:style-name="ce2">
            <text:p>Who Should Attend<text:s/></text:p>
            <text:p>This is an intensive, intermediate course. Participants with some prior years of experience working in the area of software design and development in embedded technologies will be beneficial for the course. Participants also need to have a strong interest in software design and development and be comfortable with IoT and software concepts, platforms and tools.</text:p>
            <text:p>We do not specifically poses a constraint on entry requirements for this course. However, NUS-ISS also offers a range of other basic courses in software engineering and design for participants new to software. As this course will dive deeper into IoT’s technologies, lifecycle and processes and focus will be on architecting IoT solutions for a variety of different scenarios. It will be particularly useful if participants have attended the related proposed course NICF- Envisioning Smart Urban IoT Solutions SF.</text:p>
            <text:p>Prerequisite<text:s/></text:p>
            <text:p>Participants are required to bring their own internet enabled computing device &amp; power charger to access and download e-courseware in PDF e-copies. We will be providing only e-courseware in PDF e-copies and will not issue any more paper copies</text:p>
          </table:table-cell>
          <table:table-cell office:value-type="string" table:style-name="ce2">
            <text:p>What Will Be Covered<text:s/></text:p>
            <text:p>Day 1</text:p>
            <text:p>Overview of IoT architecture<text:s/></text:p>
            <text:p>IoT architecture and the IoT lifecycle<text:s/></text:p>
            <text:p>Utilising cloud IoT services<text:s/></text:p>
            <text:p>Analysing and documenting architectural decisions for enterprise scale IoT solutions<text:s/></text:p>
            <text:p>Day 2</text:p>
            <text:p>IoT technologies and communication protocols<text:s/></text:p>
            <text:p>Real-world design constraints and solution options<text:s/></text:p>
            <text:p>Defining the end-to-end IoT solution architecture<text:s/></text:p>
            <text:p>Architecting and documenting the end-to-end IoT solution<text:s/></text:p>
            <text:p>Day 3</text:p>
            <text:p>Security considerations for IoT solutions<text:s/></text:p>
            <text:p>Building intelligence into IoT solutions<text:s/></text:p>
            <text:p>IoT Data Management and Access Control<text:s/></text:p>
            <text:p>Architecting and documenting the end-to-end IoT solution</text:p>
            <text:p>Day 4</text:p>
            <text:p>Device Management for IoT solutions<text:s/></text:p>
            <text:p>Finalising and presenting the IoT solution architecture<text:s/></text:p>
            <text:p>Final Assessment</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3600</text:p>
            <text:p>S$3600</text:p>
            <text:p>S$3600</text:p>
            <text:p>S$3600</text:p>
            <text:p>SSG grant</text:p>
            <text:p>-</text:p>
            <text:p>(S$2520)</text:p>
            <text:p>(S$2520)</text:p>
            <text:p>(S$2520)</text:p>
            <text:p>Nett course fee</text:p>
            <text:p>S$3600</text:p>
            <text:p>S$1080</text:p>
            <text:p>S$1080</text:p>
            <text:p>S$1080</text:p>
            <text:p>7% GST on nett course fee</text:p>
            <text:p>S$252</text:p>
            <text:p>S$75.60</text:p>
            <text:p>S$75.60</text:p>
            <text:p>S$75.60</text:p>
            <text:p>Total nett course fee payable, including GST</text:p>
            <text:p>S$3852</text:p>
            <text:p>S$1155.60</text:p>
            <text:p>S$1155.60</text:p>
            <text:p>S$1155.60</text:p>
            <text:p>Less additional funding if eligible under various schemes</text:p>
            <text:p>-</text:p>
            <text:p>-</text:p>
            <text:p>(S$720)</text:p>
            <text:p>(S$900)</text:p>
            <text:p>Total nett course fee payable, including GST, after additional funding from the various funding schemes</text:p>
            <text:p>S$3852</text:p>
            <text:p>S$1155.60</text:p>
            <text:p>S$435.60</text:p>
            <text:p>S$255.6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3600</text:p>
            <text:p>S$3600</text:p>
            <text:p>S$3600</text:p>
            <text:p>S$3600</text:p>
            <text:p>S$3600</text:p>
            <text:p>SSG grant</text:p>
            <text:p>-</text:p>
            <text:p>(S$2520)</text:p>
            <text:p>(S$2520)</text:p>
            <text:p>(S$2520)</text:p>
            <text:p>(S$2520)</text:p>
            <text:p>Nett course fee</text:p>
            <text:p>S$3600</text:p>
            <text:p>S$1080</text:p>
            <text:p>S$1080</text:p>
            <text:p>S$1080</text:p>
            <text:p>S$1080</text:p>
            <text:p>7% GST on nett course fee</text:p>
            <text:p>S$252</text:p>
            <text:p>S$75.60</text:p>
            <text:p>S$75.60</text:p>
            <text:p>S$75.60</text:p>
            <text:p>S$75.60</text:p>
            <text:p>Total nett course fee payable, including GST</text:p>
            <text:p>S$3852</text:p>
            <text:p>S$1155.60</text:p>
            <text:p>S$1155.60</text:p>
            <text:p>S$1155.60</text:p>
            <text:p>S$1155.60</text:p>
            <text:p>Fee payable to NUS-ISS</text:p>
            <text:p>Less additional funding if eligible under various schemes#</text:p>
            <text:p>(company needs to submit training grant and claim via Skillsconnect)</text:p>
            <text:p>-</text:p>
            <text:p>-</text:p>
            <text:p>(S$720)</text:p>
            <text:p>(S$900)</text:p>
            <text:p>(S$720)</text:p>
            <text:p>Total nett course fee payable, including GST, after additional funding from the various funding schemes</text:p>
            <text:p>-</text:p>
            <text:p>-</text:p>
            <text:p>S$435.60</text:p>
            <text:p>S$255.60</text:p>
            <text:p>S$435.6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Participants will be assessed at the end of the course</text:p>
            <text:p>Assessment Method: Individual written assessment (open book)</text:p>
            <text:p>Passing Criteria: Individual Assessment Participants are to answer all questions accurately in the individual written assessment</text:p>
            <text:p>Upon passing the assessment, Statement of Attainment (SOAs) will be issued to certify that the participant has passed the following Competency Standard(s):</text:p>
            <text:p>ICT-DES-5006-1.1 Solution Architecture</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27" table:style-name="ce1">
            <text:p>127</text:p>
          </table:table-cell>
          <table:table-cell office:value-type="string" table:style-name="ce1">
            <text:p>https://www.iss.nus.edu.sg/executive-education/course/detail/nicf--architecting-software-solutions-(sf)</text:p>
          </table:table-cell>
          <table:table-cell office:value-type="string" table:style-name="ce1">
            <text:p>Architecting Software Solutions (SF)</text:p>
          </table:table-cell>
          <table:table-cell office:value-type="string" table:style-name="ce1">
            <text:p>Software System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4500" table:style-name="ce1">
            <text:p>4500</text:p>
          </table:table-cell>
          <table:table-cell office:value-type="string" table:style-name="ce2">
            <text:p>Overview</text:p>
            <text:p>Reference No</text:p>
            <text:p>CRS-Q-0036481-ICT</text:p>
            <text:p>Part of</text:p>
            <text:p>-</text:p>
            <text:p>Duration</text:p>
            <text:p>5 days</text:p>
            <text:p>Course Time</text:p>
            <text:p>9:00am - 5:00pm</text:p>
            <text:p>PDU</text:p>
            <text:p>20PDU and PD hours are available for this course</text:p>
            <text:p>Enquiry</text:p>
            <text:p>Please contact Ms. Jeryn LIN at</text:p>
            <text:p>tel: 66017926 or<text:s/></text:p>
            <text:p>email for more details.</text:p>
            <text:p>In today’s fast-paced world, organisations are constantly developing and deploying applications to meet business objectives. However, despite efforts to improve engineering practices and technologies, software intensive systems continue to present formidable risks and difficulties in design, construction, deployment and evolution.</text:p>
            <text:p>This course is the only one of its kind to focus on solution architecture with emphasis on software qualities such as security, availability, performance and maintainability. Participants will learn about architectural concepts through a combination of lectures and scenario-based workshops for enterprise applications. The course equips the participant with the necessary technical skills to design robust, secure and maintainable architectures. Suitable architectural examples from various application domains like web, mobile and cloud are used to illustrate the concepts.</text:p>
            <text:p>Upon successful completion of this course, participants will earn 20 PDUs (PM: 16, Leadership: 3, Business: 1) that can be used to maintain your PMP® credential. Note that for the purpose of PDU reporting by those with PMP® credentials, the PMI REP Provider Number of ISS is “2339”.</text:p>
            <text:p>This course is part of the Software Systems series and Graduate Certificate in Architecting Scalable Systems series offered by NUS-ISS.</text:p>
          </table:table-cell>
          <table:table-cell office:value-type="string" table:style-name="ce2">
            <text:p>Upcoming Classes</text:p>
            <text:p>Class 1<text:s/></text:p>
            <text:p>01 Jul 2019 to 05 Jul 2019<text:s/></text:p>
            <text:p>(Full Time)</text:p>
            <text:p>Duration: 5 days</text:p>
            <text:p>When:</text:p>
            <text:p>Jul:</text:p>
            <text:p>01, 02, 03, 04, 05</text:p>
            <text:p>Time:</text:p>
            <text:p>9:00am - 5:00pm</text:p>
            <text:p>Button</text:p>
            <text:p>Button</text:p>
            <text:p>Class 2<text:s/></text:p>
            <text:p>06 Jan 2020 to 10 Jan 2020<text:s/></text:p>
            <text:p>(FullTime)</text:p>
            <text:p>Duration: 5 days</text:p>
            <text:p>When:</text:p>
            <text:p>Jan:</text:p>
            <text:p>06, 07, 08, 09, 10</text:p>
            <text:p>Time:</text:p>
            <text:p>9:00am - 5:00pm</text:p>
            <text:p>Button</text:p>
            <text:p>Button</text:p>
          </table:table-cell>
          <table:table-cell office:value-type="string" table:style-name="ce2">
            <text:p>Key Takeaways</text:p>
            <text:p>At the end of the course, participants will be able to:</text:p>
            <text:p>Explain how the application architecture fits into the broader context of business goals and enterprise architecture</text:p>
            <text:p>Design the architecture with emphasis on the software quality attributes and their tradeoffs</text:p>
            <text:p>Design common application integration components</text:p>
            <text:p>Describe the software architecture with views and viewpoints</text:p>
            <text:p>Perform threat modelling to identify the threats, vulnerabilities and recommend appropriate controls</text:p>
            <text:p>Undertake capacity planning</text:p>
          </table:table-cell>
          <table:table-cell office:value-type="string" table:style-name="ce2">
            <text:p>Who Should Attend</text:p>
            <text:p>This course is for:<text:s/></text:p>
            <text:p>System Analysts</text:p>
            <text:p>Software Engineers who aspire to be equipped with skills in solution architecting for enterprise applications</text:p>
            <text:p>Project Managers and Project Leads who are needs to be involved in architecture solutioning in the project</text:p>
            <text:p>Pre-requisites</text:p>
            <text:p>Participants should have experience in at least one cycle of the software development. Participants should also be familiar with UML, object oriented design as well as at least one programming language (eg. Java).</text:p>
            <text:p>Note</text:p>
            <text:p>This course will be going “green” to save our Earth. ISS will be providing only e-courseware in PDF e-copies and will not issue any more paper copies of the course material.</text:p>
            <text:p>If you prefer, you can bring along your internet enabled computing device and power charger (laptop works best because of the screen size, though some have survived with mobile devices) to access e-courseware and other materials when you are in class. Workshops can be done either electronically or using hardcopy as there are significant drawing of diagram involved.</text:p>
          </table:table-cell>
          <table:table-cell office:value-type="string" table:style-name="ce2">
            <text:p>What Will Be Covered</text:p>
            <text:p>Introduction to Solution Architecture</text:p>
            <text:p>Architect the Solution Architecture</text:p>
            <text:p>Design Highly Available and Secure Architecture</text:p>
            <text:p>Design Performance for Architecture</text:p>
            <text:p>Perform Capacity Planning for Architecture</text:p>
            <text:p>Ensure Maintainable Architecture<text:s/></text:p>
            <text:p>Format</text:p>
            <text:p>Lectures and workshop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4500</text:p>
            <text:p>S$4500</text:p>
            <text:p>S$4500</text:p>
            <text:p>S$4500</text:p>
            <text:p>SSG grant</text:p>
            <text:p>-</text:p>
            <text:p>(S$3150)</text:p>
            <text:p>(S$3150)</text:p>
            <text:p>(S$3150)</text:p>
            <text:p>Nett course fee</text:p>
            <text:p>S$4500</text:p>
            <text:p>S$1350</text:p>
            <text:p>S$1350</text:p>
            <text:p>S$1350</text:p>
            <text:p>7% GST on nett course fee</text:p>
            <text:p>S$315</text:p>
            <text:p>S$94.50</text:p>
            <text:p>S$94.50</text:p>
            <text:p>S$94.50</text:p>
            <text:p>Total nett course fee payable, including GST</text:p>
            <text:p>S$4815</text:p>
            <text:p>S$1444.50</text:p>
            <text:p>S$1444.50</text:p>
            <text:p>S$1444.50</text:p>
            <text:p>Less additional funding if eligible under various schemes</text:p>
            <text:p>-</text:p>
            <text:p>-</text:p>
            <text:p>(S$900)</text:p>
            <text:p>(S$1125)</text:p>
            <text:p>Total nett course fee payable, including GST, after additional funding from the various funding schemes</text:p>
            <text:p>S$4815</text:p>
            <text:p>S$1444.50</text:p>
            <text:p>S$544.50</text:p>
            <text:p>S$319.5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4500</text:p>
            <text:p>S$4500</text:p>
            <text:p>S$4500</text:p>
            <text:p>S$4500</text:p>
            <text:p>S$4500</text:p>
            <text:p>SSG grant</text:p>
            <text:p>-</text:p>
            <text:p>(S$3150)</text:p>
            <text:p>(S$3150)</text:p>
            <text:p>(S$3150)</text:p>
            <text:p>(S$3150)</text:p>
            <text:p>Nett course fee</text:p>
            <text:p>S$4500</text:p>
            <text:p>S$1350</text:p>
            <text:p>S$1350</text:p>
            <text:p>S$1350</text:p>
            <text:p>S$1350</text:p>
            <text:p>7% GST on nett course fee</text:p>
            <text:p>S$315</text:p>
            <text:p>S$94.50</text:p>
            <text:p>S$94.50</text:p>
            <text:p>S$94.50</text:p>
            <text:p>S$94.50</text:p>
            <text:p>Total nett course fee payable, including GST</text:p>
            <text:p>S$4815</text:p>
            <text:p>S$1444.50</text:p>
            <text:p>S$1444.50</text:p>
            <text:p>S$1444.50</text:p>
            <text:p>S$1444.50</text:p>
            <text:p>Fee payable to NUS-ISS</text:p>
            <text:p>Less additional funding if eligible under various schemes#</text:p>
            <text:p>(company needs to submit training grant and claim via Skillsconnect)</text:p>
            <text:p>-</text:p>
            <text:p>-</text:p>
            <text:p>(S$900)</text:p>
            <text:p>(S$1125)</text:p>
            <text:p>(S$900)</text:p>
            <text:p>Total nett course fee payable, including GST, after additional funding from the various funding schemes</text:p>
            <text:p>-</text:p>
            <text:p>-</text:p>
            <text:p>S$544.50</text:p>
            <text:p>S$319.50</text:p>
            <text:p>S$544.5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WSQ Assessments are included in this course.</text:p>
            <text:p>Upon passing the assessment, Statement of Attainment (SOAs) will be issued to certify that the participant has passed the following Competency Standard(s):</text:p>
            <text:p>ICT-DIT-4012-1.1 Security Assessment and Testing</text:p>
            <text:p>ICT-DES-5006-1.1 Solution Architecture</text:p>
            <text:p>ICT-DES-5005-1.1 Software Design</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28" table:style-name="ce1">
            <text:p>128</text:p>
          </table:table-cell>
          <table:table-cell office:value-type="string" table:style-name="ce1">
            <text:p>https://www.iss.nus.edu.sg/executive-education/course/detail/nicf--big-data-engineering-for-analytics-(sf)</text:p>
          </table:table-cell>
          <table:table-cell office:value-type="string" table:style-name="ce1">
            <text:p>Big Data Engineering for Analytics (SF)</text:p>
          </table:table-cell>
          <table:table-cell office:value-type="string" table:style-name="ce1">
            <text:p>Software System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4500" table:style-name="ce1">
            <text:p>4500</text:p>
          </table:table-cell>
          <table:table-cell office:value-type="string" table:style-name="ce2">
            <text:p>Overview</text:p>
            <text:p>Reference No</text:p>
            <text:p>CRS-Q-0035470-ICT</text:p>
            <text:p>Part of</text:p>
            <text:p>-</text:p>
            <text:p>Duration</text:p>
            <text:p>5 days</text:p>
            <text:p>Course Time</text:p>
            <text:p>9:00am - 5:00pm</text:p>
            <text:p>Enquiry</text:p>
            <text:p>Please contact Ms. Jeryn LIN at</text:p>
            <text:p>tel: 66017926 or<text:s/></text:p>
            <text:p>email for more details.<text:s/></text:p>
            <text:p/>
            <text:p>This 5-day course helps data engineers focus on essential design and architecture while building a data lake and relevant processing platform.<text:s/></text:p>
            <text:p>Participants will learn various aspects of data engineering while building resilient distributed datasets. Participants will learn to apply key practices, identify multiple data sources appraised against their business value, design the right storage, and implement proper access model(s). Finally, participants will build a scalable data pipeline solution composed of pluggable component architecture, based on the combination of requirements in a vendor/technology agnostic manner. Participants will familiarize themselves on working with Spark platform along with additional focus on query and streaming libraries.<text:s/></text:p>
            <text:p>This course is part of the Software Systems series, Data Science series, Graduate Certificate in Big Data Engineering &amp; Web Analytics as well as Graduate Certificate in Engineering Big Data series offered by NUS-ISS.</text:p>
          </table:table-cell>
          <table:table-cell office:value-type="string" table:style-name="ce2">
            <text:p>Upcoming Classes</text:p>
            <text:p>Class 1<text:s/></text:p>
            <text:p>02 Sep 2019 to 06 Sep 2019<text:s/></text:p>
            <text:p>(Full Time)</text:p>
            <text:p>Duration: 5 days</text:p>
            <text:p>When:</text:p>
            <text:p>Sep:</text:p>
            <text:p>02, 03, 04, 05, 06</text:p>
            <text:p>Time:</text:p>
            <text:p>9:00am - 5:00pm</text:p>
            <text:p>Button</text:p>
            <text:p>Button</text:p>
            <text:p>Class 2<text:s/></text:p>
            <text:p>13 Jan 2020 to 17 Jan 2020<text:s/></text:p>
            <text:p>(Full Time)</text:p>
            <text:p>Duration: 5 days</text:p>
            <text:p>When:</text:p>
            <text:p>Jan:</text:p>
            <text:p>13, 14, 15, 16, 17</text:p>
            <text:p>Time:</text:p>
            <text:p>9:00am - 5:00pm</text:p>
            <text:p>Button</text:p>
            <text:p>Button</text:p>
          </table:table-cell>
          <table:table-cell office:value-type="string" table:style-name="ce2">
            <text:p>Key Takeaways<text:s/></text:p>
            <text:p>Upon effective completion of the course, participants will be able to:</text:p>
            <text:p>Understand the growth of big data and need for a scalable processing framework. Understand the fundamental characteristics, storage, analysis techniques and the relevant distributions</text:p>
            <text:p>Understand the distributed storage essentials, storage needs, and relevant architectural mechanism in processing large amounts of structured, semi-structured and unstructured data.<text:s/></text:p>
            <text:p>Gain expertise with the fault-tolerant computing framework (E.g. YARN) by setting up pseudo cluster nodes or cloud based nodes for processing big data. .<text:s/></text:p>
            <text:p>Construct configurable and executable tasks using the In Memory Processing frameworks (E.g. Spark Core). Understand the nuances of writing functional programs and use the core libraries to manipulate the large corpse of unstructured data residing as Resilient Distributed Datasets.<text:s/></text:p>
            <text:p>Organize, store and manipulate the collected data using processing libraries. For example, using special statistical operation and stream processing data tools (E.g. Spark Special Libraries).<text:s/></text:p>
            <text:p>Understand various data processing, querying and persistence (E.g. Spark QL APIs) available for usage in RDD’s context. Perform tasks such as filtering, selection and categorization.</text:p>
          </table:table-cell>
          <table:table-cell office:value-type="string" table:style-name="ce2">
            <text:p>Who Should Attend<text:s/></text:p>
            <text:p>This is an intermediate course, suitable for professionals with some experience in any programming language and data design. If the participants have some business exposure, they can appreciate the case studies discussed better.<text:s/></text:p>
            <text:p>This course targets analytics professional including:</text:p>
            <text:p>Business and IT professionals seeking analytical skills to handle large amounts of unstructured data (Data lake e.g. customer feedbacks, product reviews on social media, phone call recordings, etc.) for insights to improve business process and decision-making.</text:p>
            <text:p>Individuals who have no knowledge or experience in data engineering for analytics and would like to gain some practical skills in this area so that they may explore work opportunities in data engineering.</text:p>
            <text:p>Data analysts and Data Engineers, who want to move from the structured to large amounts of unstructured data engineering.</text:p>
            <text:p>Pre-requisites</text:p>
            <text:p>This is an intensive, intermediate course. Our proposed course targets the higher value chain professionals such as data engineers, data application architects, integration architects, software engineers working on data pipeline processing and key technology decision makers.<text:s/></text:p>
            <text:p>Participants with experience in programming languages such as Python or Java or Scala will benefit more from the course. Participants also need to have a strong interest in building functional pipelines and be comfortable working with Hadoop platform and Spark framework.<text:s/></text:p>
            <text:p>NUS-ISS also offers a range of other basic courses in analytics for participants new to analytics</text:p>
          </table:table-cell>
          <table:table-cell office:value-type="string" table:style-name="ce2">
            <text:p>What Will Be Covered<text:s/></text:p>
            <text:p>The course objective is to explore the engineering aspects of big data storage, querying and processing techniques. The course aims to teach the students to apply the newly acquired proficiencies by developing data intensive applications using distributed compute platform (e.g. using the Hadoop platform, Spark Framework and relevant tools).</text:p>
            <text:p>A brief module description is provided below:</text:p>
            <text:p>Agenda</text:p>
            <text:p>Module 1: Introduction to Data Science, Data Engineering and Big Data</text:p>
            <text:p>Module 2: Understand Big Data from an Analytics Perspective</text:p>
            <text:p>Module 3: Architectural Viewpoints in Big Data</text:p>
            <text:p>Module 4: The Hadoop Ecosystem for Big Data</text:p>
            <text:p>Module 5: Distributed File Storage</text:p>
            <text:p>Module 6: NoSQL Databases for Big Data</text:p>
            <text:p>Module 7: Spark and Functional Programming for Big Data</text:p>
            <text:p>Module 8: Spark and Resilient Distributed Data Sets</text:p>
            <text:p>Module 9: Spark QL for Big Data</text:p>
            <text:p>Module 10: Spark and Real Time Stream Processing</text:p>
            <text:p>Module 11: Management of Big Data initiatives</text:p>
            <text:p>Discussion and Project Requirement Elaboration</text:p>
            <text:p>Project and Assessment</text:p>
            <text:p>Project Demonstration, Report Submission and Presentations. Each team will work on a practical case study and submit/present their work done regarding the assigned Big Data project.</text:p>
            <text:p>Closing Remark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4500</text:p>
            <text:p>S$4500</text:p>
            <text:p>S$4500</text:p>
            <text:p>S$4500</text:p>
            <text:p>SSG grant</text:p>
            <text:p>-</text:p>
            <text:p>(S$3150)</text:p>
            <text:p>(S$3150)</text:p>
            <text:p>(S$3150)</text:p>
            <text:p>Nett course fee</text:p>
            <text:p>S$4500</text:p>
            <text:p>S$1350</text:p>
            <text:p>S$1350</text:p>
            <text:p>S$1350</text:p>
            <text:p>7% GST on nett course fee</text:p>
            <text:p>S$315</text:p>
            <text:p>S$94.50</text:p>
            <text:p>S$94.50</text:p>
            <text:p>S$94.50</text:p>
            <text:p>Total nett course fee payable, including GST</text:p>
            <text:p>S$4815</text:p>
            <text:p>S$1444.50</text:p>
            <text:p>S$1444.50</text:p>
            <text:p>S$1444.50</text:p>
            <text:p>Less additional funding if eligible under various schemes</text:p>
            <text:p>-</text:p>
            <text:p>-</text:p>
            <text:p>(S$900)</text:p>
            <text:p>(S$1125)</text:p>
            <text:p>Total nett course fee payable, including GST, after additional funding from the various funding schemes</text:p>
            <text:p>S$4815</text:p>
            <text:p>S$1444.50</text:p>
            <text:p>S$544.50</text:p>
            <text:p>S$319.5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4500</text:p>
            <text:p>S$4500</text:p>
            <text:p>S$4500</text:p>
            <text:p>S$4500</text:p>
            <text:p>S$4500</text:p>
            <text:p>SSG grant</text:p>
            <text:p>-</text:p>
            <text:p>(S$3150)</text:p>
            <text:p>(S$3150)</text:p>
            <text:p>(S$3150)</text:p>
            <text:p>(S$3150)</text:p>
            <text:p>Nett course fee</text:p>
            <text:p>S$4500</text:p>
            <text:p>S$1350</text:p>
            <text:p>S$1350</text:p>
            <text:p>S$1350</text:p>
            <text:p>S$1350</text:p>
            <text:p>7% GST on nett course fee</text:p>
            <text:p>S$315</text:p>
            <text:p>S$94.50</text:p>
            <text:p>S$94.50</text:p>
            <text:p>S$94.50</text:p>
            <text:p>S$94.50</text:p>
            <text:p>Total nett course fee payable, including GST</text:p>
            <text:p>S$4815</text:p>
            <text:p>S$1444.50</text:p>
            <text:p>S$1444.50</text:p>
            <text:p>S$1444.50</text:p>
            <text:p>S$1444.50</text:p>
            <text:p>Fee payable to NUS-ISS</text:p>
            <text:p>Less additional funding if eligible under various schemes#</text:p>
            <text:p>(company needs to submit training grant and claim via Skillsconnect)</text:p>
            <text:p>-</text:p>
            <text:p>-</text:p>
            <text:p>(S$900)</text:p>
            <text:p>(S$1125)</text:p>
            <text:p>(S$900)</text:p>
            <text:p>Total nett course fee payable, including GST, after additional funding from the various funding schemes</text:p>
            <text:p>-</text:p>
            <text:p>-</text:p>
            <text:p>S$544.50</text:p>
            <text:p>S$319.50</text:p>
            <text:p>S$544.5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 Participants will be assessed throughout the duration of the course.</text:p>
            <text:p>• Assessment Method -</text:p>
            <text:p>1. Project Group Assessment</text:p>
            <text:p>2. Individual written assessment (open-book)</text:p>
            <text:p>• Passing Criteria –<text:s/></text:p>
            <text:p>1. Project Group Assessment – Participants will be posed with a simulated real life case study project. They will be formed into groups, with guided instructions they will complete several workshop tutorials. Participants are to make active contribution to the case study workshops, and achieve learning objectives. They will present two of their best workshop solutions for evaluation on the last contact day of the course.<text:s/></text:p>
            <text:p>2. Individual Assessment - Participants are to answer all questions accurately in the individual written assessment.</text:p>
            <text:p>Upon passing the assessment, Statement of Attainment (SOAs) will be issued to certify that the participant has passed the following Competency Standard(s):</text:p>
            <text:p>ICT-SNA-5009-1.1 Data Strategy</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29" table:style-name="ce1">
            <text:p>129</text:p>
          </table:table-cell>
          <table:table-cell office:value-type="string" table:style-name="ce1">
            <text:p>https://www.iss.nus.edu.sg/executive-education/course/detail/nicf---cloud-native-solution-design-(sf)</text:p>
          </table:table-cell>
          <table:table-cell office:value-type="string" table:style-name="ce1">
            <text:p>Cloud Native Solution Design (SF)</text:p>
          </table:table-cell>
          <table:table-cell office:value-type="string" table:style-name="ce1">
            <text:p>Software Systems</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4" table:style-name="ce1">
            <text:p>4</text:p>
          </table:table-cell>
          <table:table-cell office:value-type="float" office:value="3600" table:style-name="ce1">
            <text:p>3600</text:p>
          </table:table-cell>
          <table:table-cell office:value-type="string" table:style-name="ce2">
            <text:p>Overview</text:p>
            <text:p>Reference No</text:p>
            <text:p>CRS-Q-0034840-ICT</text:p>
            <text:p>Part of</text:p>
            <text:p>-</text:p>
            <text:p>Duration</text:p>
            <text:p>4 days</text:p>
            <text:p>Course Time</text:p>
            <text:p>9:00am-5:00pm</text:p>
            <text:p>Enquiry</text:p>
            <text:p>Please contact Ms. Verene HENG at<text:s/></text:p>
            <text:p/>
            <text:p>email for more details.</text:p>
            <text:p>Cloud computing is a model for enabling ubiquitous, on-demand shared pool of configurable computing resources (e.g., networks, servers, storage, applications, and services) that can be rapidly provisioned and released with minimal management effort. “Cloud Native Solution Design” course will help the decision makers cut through all the haze and architect the cloud service effectively. The course concentrates on teaching the participants how to design cloud native solution.</text:p>
            <text:p>The course will equip the participants with useful pointers to note while designing cloud native solutions. The course also discusses microservices suitability aspects, native design aspects, application migration from traditional hosting, engineering evaluation, service cataloguing, pricing strategy, service level agreements, security, privacy, storage, governance, outage management and service delivery mechanism.<text:s/></text:p>
            <text:p>This course is part of the Software Systems series and Graduate Certificate in Architecting Scalable Systems series offered by NUS-ISS.</text:p>
          </table:table-cell>
          <table:table-cell office:value-type="string" table:style-name="ce2">
            <text:p>Upcoming Classes</text:p>
            <text:p>Class 1<text:s/></text:p>
            <text:p>29 Jul 2019 to 01 Aug 2019<text:s/></text:p>
            <text:p>(Full Time)</text:p>
            <text:p>Duration: 4 days</text:p>
            <text:p>When:</text:p>
            <text:p>Jul:</text:p>
            <text:p>29, 30, 31</text:p>
            <text:p>Aug:</text:p>
            <text:p>01</text:p>
            <text:p>Time:</text:p>
            <text:p>9.00am - 5.00pm</text:p>
            <text:p>Button</text:p>
            <text:p>Button</text:p>
            <text:p>Class 2<text:s/></text:p>
            <text:p>25 Nov 2019 to 28 Nov 2019<text:s/></text:p>
            <text:p>(Full Time)</text:p>
            <text:p>Duration: 4 days</text:p>
            <text:p>When:</text:p>
            <text:p>Nov:</text:p>
            <text:p>25, 26, 27, 28</text:p>
            <text:p>Time:</text:p>
            <text:p>9.00am - 5.00pm</text:p>
            <text:p>Button</text:p>
            <text:p>Button</text:p>
            <text:p>Class 3<text:s/></text:p>
            <text:p>16 Mar 2020 to 19 Mar 2020<text:s/></text:p>
            <text:p>(Full Time)</text:p>
            <text:p>Duration: 4 days</text:p>
            <text:p>When:</text:p>
            <text:p>Mar:</text:p>
            <text:p>16, 17, 18, 19</text:p>
            <text:p>Time:</text:p>
            <text:p>9.00am - 5.00pm</text:p>
            <text:p>Button</text:p>
            <text:p>Button</text:p>
          </table:table-cell>
          <table:table-cell office:value-type="string" table:style-name="ce2">
            <text:p>Key Takeaways</text:p>
            <text:p>Upon completion of the course, the participants will be able to:</text:p>
            <text:p>Evaluate, analyze, translate and document the stakeholder’s identified business requirements into specific solution architecture by working closely with the cloud engineering teams.</text:p>
            <text:p>Migrate monolithic systems in an orderly fashion. Analyze each of such solution architecture transition from a traditional setting into cloud hosting migration perspective, and predict necessary change strategies.</text:p>
            <text:p>Establish these identified strategies to align with the organization’s business model, security requirements, data privacy, storage needs, metering and monitoring plans, service orchestration, service deployment and service maintenance.</text:p>
            <text:p>Select the appropriate services and identify reusable components amongst them.<text:s/></text:p>
            <text:p>Implement microservices to enable organize applications into standalone components that are easier to manage, update, and scale.</text:p>
            <text:p>Decide whether microservices and containers are worth the investment, and manage the organizational learning curve associated with them.</text:p>
            <text:p>Apply best practices for inter-process communication among microservices.</text:p>
            <text:p>Evaluate edge computing strategies and end devices that need inter-cloud communications and container management services.</text:p>
          </table:table-cell>
          <table:table-cell office:value-type="string" table:style-name="ce2">
            <text:p>Who Should Attend</text:p>
            <text:p>This is an intermediate course, suitable for professionals with experience in software projects, with an interest or requirement to understand cloud native architecture and microservices.<text:s/></text:p>
            <text:p>The target audience would be professionals from the following skills group and job roles:</text:p>
            <text:p>Infrastructure Group: Infrastructure Engineer, Cloud Engineer, Senior Cloud Engineer, Senior Infrastructure Engineer, Principal Planning and Design Architect, and Principal Cloud Architect.</text:p>
            <text:p>Professional Services Group: IT Consultant, Solutions Integration Architect, Senior IT Consultant, Enterprise Architect, Principal Solutions Architect, Principal IT Consultant, Principal Enterprise Architect, Program Director, and Head of IT Consulting.</text:p>
            <text:p>Software and Applications Group: Systems Analyst, Applications Developer, Platform Engineer, Embedded Systems Engineer, Senior Applications Developer, Senior Platform Engineer, Senior Embedded Systems Engineer, Applications Development Manager, Platform Engineering Manager, Embedded Systems Engineering Manager, Applications Architect, Platform Architect, Embedded Systems Architect, and Head of Applications Development.</text:p>
            <text:p>Pre-requisites</text:p>
            <text:p>This is an intensive, intermediate course. Participants with some prior years of experience working with different functional teams in a software development firm will benefit more from the course. Participants also need to have a strong experience in solution architecture and be comfortable with data design, platforms and tools.</text:p>
            <text:p>NUS-ISS also offers a range of other basic courses in digital innovation and design for participants new to digital.</text:p>
          </table:table-cell>
          <table:table-cell office:value-type="string" table:style-name="ce2">
            <text:p>What Will Be Covered</text:p>
            <text:p>M1-Overview of Cloud</text:p>
            <text:p>The module discusses about the typical use cases that benefit from cloud service model and its essential characteristics, service models and deployment models available in cloud.</text:p>
            <text:p>M2-Cloud Reference Architectures</text:p>
            <text:p>This module helps participants understand the business requirements and customer expectations before selecting cloud service models and cloud hosting types. The module also elaborates on the various cloud reference architecture (RA) and typical use cases to help the solution architect choose the most suitable RA for the given business case.</text:p>
            <text:p>M3-DevOps Automation</text:p>
            <text:p>This module dwells into devops automation. The module discusses how organizations can deliver applications and services at high velocity. The module hints on evolving and improving products at a faster pace for high-class infrastructure management processes.</text:p>
            <text:p>M4-Cloud Persistence</text:p>
            <text:p>This module discusses various cloud persistence options for cloud native application and how these facilities can be extended even to traditional applications. The module evaluates the business case under discussion and recommends an appropriate choice. This module also hints on the various data storage models and scalability options.</text:p>
            <text:p>M5-Architecting Intelligent Systems in the Cloud</text:p>
            <text:p>This module also focuses on architecting intelligent systems that combine traditional software engineering principles with new generation intelligent compute libraries such as machine learning, analytics, and other smart algorithms.</text:p>
            <text:p>M6-Cloud Adoption and Migration</text:p>
            <text:p>A cloud migration is a common approach for getting existing infrastructure and services into a cloud provider. This module discusses in detail the lift-and-shift approach, where certain workloads and tasks are moved from on-premises storage to the cloud.</text:p>
            <text:p>M7-Cloud Security</text:p>
            <text:p>The module discusses about designing supportive and sensitive data security.</text:p>
            <text:p>M8-Cloud Native Architecture<text:s/></text:p>
            <text:p>This module discusses the various aspects involved while architecting applications in the native cloud. The module introduces essential 12-factors for Cloud Native Applications and related design considerations. The module compares and contrasts the use of virtual machine over containers for hosting application in the cloud.</text:p>
            <text:p>M9-Microservices Design</text:p>
            <text:p>A microservice is an independent, standalone capability designed as an executable or a process that communicates with other microservices through standard but lightweight inter process communication such as Hypertext Transfer Protocol (HTTP), RESTful web services, message queues, and the like. The module discusses design considerations involved while implementing microservices.</text:p>
            <text:p>M10: Serverless (Lambda) Architecture</text:p>
            <text:p>This module briefly discusses server less architecture - a new style of technical use case in the context of big data, cognitive computing, and IoT system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3600</text:p>
            <text:p>S$3600</text:p>
            <text:p>S$3600</text:p>
            <text:p>S$3600</text:p>
            <text:p>SSG grant</text:p>
            <text:p>-</text:p>
            <text:p>(S$2520)</text:p>
            <text:p>(S$2520)</text:p>
            <text:p>(S$2520)</text:p>
            <text:p>Nett course fee</text:p>
            <text:p>S$3600</text:p>
            <text:p>S$1080</text:p>
            <text:p>S$1080</text:p>
            <text:p>S$1080</text:p>
            <text:p>7% GST on nett course fee</text:p>
            <text:p>S$252</text:p>
            <text:p>S$75.60</text:p>
            <text:p>S$75.60</text:p>
            <text:p>S$75.60</text:p>
            <text:p>Total nett course fee payable, including GST</text:p>
            <text:p>S$3852</text:p>
            <text:p>S$1155.60</text:p>
            <text:p>S$1155.60</text:p>
            <text:p>S$1155.60</text:p>
            <text:p>Less additional funding if eligible under various schemes</text:p>
            <text:p>-</text:p>
            <text:p>-</text:p>
            <text:p>(S$720)</text:p>
            <text:p>(S$900)</text:p>
            <text:p>Total nett course fee payable, including GST, after additional funding from the various funding schemes</text:p>
            <text:p>S$3852</text:p>
            <text:p>S$1155.60</text:p>
            <text:p>S$435.60</text:p>
            <text:p>S$255.6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3600</text:p>
            <text:p>S$3600</text:p>
            <text:p>S$3600</text:p>
            <text:p>S$3600</text:p>
            <text:p>S$3600</text:p>
            <text:p>SSG grant</text:p>
            <text:p>-</text:p>
            <text:p>(S$2520)</text:p>
            <text:p>(S$2520)</text:p>
            <text:p>(S$2520)</text:p>
            <text:p>(S$2520)</text:p>
            <text:p>Nett course fee</text:p>
            <text:p>S$3600</text:p>
            <text:p>S$1080</text:p>
            <text:p>S$1080</text:p>
            <text:p>S$1080</text:p>
            <text:p>S$1080</text:p>
            <text:p>7% GST on nett course fee</text:p>
            <text:p>S$252</text:p>
            <text:p>S$75.60</text:p>
            <text:p>S$75.60</text:p>
            <text:p>S$75.60</text:p>
            <text:p>S$75.60</text:p>
            <text:p>Total nett course fee payable, including GST</text:p>
            <text:p>S$3852</text:p>
            <text:p>S$1155.60</text:p>
            <text:p>S$1155.60</text:p>
            <text:p>S$1155.60</text:p>
            <text:p>S$1155.60</text:p>
            <text:p>Fee payable to NUS-ISS</text:p>
            <text:p>Less additional funding if eligible under various schemes#</text:p>
            <text:p>(company needs to submit training grant and claim via Skillsconnect)</text:p>
            <text:p>-</text:p>
            <text:p>-</text:p>
            <text:p>(S$720)</text:p>
            <text:p>(S$900)</text:p>
            <text:p>(S$720)</text:p>
            <text:p>Total nett course fee payable, including GST, after additional funding from the various funding schemes</text:p>
            <text:p>-</text:p>
            <text:p>-</text:p>
            <text:p>S$435.60</text:p>
            <text:p>S$255.60</text:p>
            <text:p>S$435.6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Participants will be assessed throughout the duration of the course.</text:p>
            <text:p>Assessment Method -</text:p>
            <text:p>Group assessments<text:s/></text:p>
            <text:p>Individual written assessment (open-book)</text:p>
            <text:p>Passing Criteria –<text:s/></text:p>
            <text:p>Group Assessment - Participants are to make active contribution to the group discussions and exercises, and achieve objectives in the workshops.</text:p>
            <text:p>Individual Assessment - Participants are to answer all questions accurately in the individual written assessment.</text:p>
            <text:p>Upon passing the assessment, Statement of Attainment (SOAs) will be issued to certify that the participant has passed the following Competency Standard(s):</text:p>
            <text:p>ICT-DES-5005-1.1 Software Design</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30" table:style-name="ce1">
            <text:p>130</text:p>
          </table:table-cell>
          <table:table-cell office:value-type="string" table:style-name="ce1">
            <text:p>https://www.iss.nus.edu.sg/executive-education/course/detail/nicf--design-secure-mobile-architecture-(sf)</text:p>
          </table:table-cell>
          <table:table-cell office:value-type="string" table:style-name="ce1">
            <text:p>Design Secure Mobile Architecture (SF)</text:p>
          </table:table-cell>
          <table:table-cell office:value-type="string" table:style-name="ce1">
            <text:p>Software System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800" table:style-name="ce1">
            <text:p>1800</text:p>
          </table:table-cell>
          <table:table-cell office:value-type="string" table:style-name="ce2">
            <text:p>Overview</text:p>
            <text:p>Reference No</text:p>
            <text:p>CRS-Q-0036472-ICT</text:p>
            <text:p>Part of</text:p>
            <text:p>-</text:p>
            <text:p>Duration</text:p>
            <text:p>3 days</text:p>
            <text:p>Course Time</text:p>
            <text:p>9.00am - 5.00pm</text:p>
            <text:p>Enquiry</text:p>
            <text:p>Please contact Ms. Verene HENG at<text:s/></text:p>
            <text:p/>
            <text:p>email for more details.<text:s/></text:p>
            <text:p/>
            <text:p>As mobile adoption grows, so do security threats. Mobile devices are already an essential tool carried or worn by users worldwide and displacing conventional computers for everyday needs. With the number of smartphones and tablets on the increase, attacks on mobile devices are maturing. Gartner predicts that the focus of endpoint breaches will shift to smartphones and tablets in this year.</text:p>
            <text:p>Mobile devices are affected by a range of security vulnerabilities, many of which are inherited from traditional attacks against web and desktop applications. However, several other classes of attack are specific to the mobile area and arise due to the way in which mobile applications are designed and the relatively unique entry points and attack surfaces that these applications create.</text:p>
            <text:p>This course provides a technical review of the top security risks and controls to the iOS, Android and WebView mobile platforms, mobile apps development and integration to the enterprise that every IT professional needs to know. By combining lectures with discussion and hands-on workshops, the course prepares the mindset of participants to review the proposed mobile security architecture for businesses.<text:s/></text:p>
            <text:p>This course is part of the Cybersecurity series, Software Systems series, Digital Strategy &amp; Leadership series as well as Graduate Certificate in Securing Ubiquitous Systems series offered by NUS-ISS</text:p>
          </table:table-cell>
          <table:table-cell office:value-type="string" table:style-name="ce2">
            <text:p>Upcoming Classes</text:p>
            <text:p>Class 1<text:s/></text:p>
            <text:p>22 Jun 2019 to 06 Jul 2019<text:s/></text:p>
            <text:p>(FullTime)</text:p>
            <text:p>Duration: 3 days</text:p>
            <text:p>When:</text:p>
            <text:p>Jun:</text:p>
            <text:p>22(Sat), 29(Sat)</text:p>
            <text:p>Jul:</text:p>
            <text:p>06(Sat)</text:p>
            <text:p>Time:</text:p>
            <text:p>9:00am - 5:00pm</text:p>
            <text:p>Button</text:p>
            <text:p>Button</text:p>
            <text:p>Class 2<text:s/></text:p>
            <text:p>29 Oct 2019 to 31 Oct 2019<text:s/></text:p>
            <text:p>(FullTime)</text:p>
            <text:p>Duration: 3 days</text:p>
            <text:p>Time:</text:p>
            <text:p>9:00am - 5:00pm</text:p>
            <text:p>Button</text:p>
            <text:p>Button</text:p>
            <text:p>Class 3<text:s/></text:p>
            <text:p>11 Mar 2020 to 13 Mar 2020<text:s/></text:p>
            <text:p>(FullTime)</text:p>
            <text:p>Duration: 3 days</text:p>
            <text:p>Time:</text:p>
            <text:p>9:00am - 5:00pm</text:p>
            <text:p>Button</text:p>
            <text:p>Button</text:p>
          </table:table-cell>
          <table:table-cell office:value-type="string" table:style-name="ce2">
            <text:p>Key Takeaways<text:s/></text:p>
            <text:p>On completion of this course, participants will be able to:</text:p>
            <text:p>Review mobile platform and mobile development components to identify key threats and vulnerabilities</text:p>
            <text:p>Identify potential threat events and vulnerabilities in integration between the mobile app and the enterprise components</text:p>
            <text:p>Analyse adequacy of security controls built into mobile architecture</text:p>
            <text:p>Develop report detailing security design and considerations for the mobile project</text:p>
            <text:p>(ISC)² members could earn up to 13 Continuing Professional Education (CPEs Group A) credits after completion of this course. CPEs will be submitted automatically to the (ISC)² members' accounts (Member ID required) within 4-6 weeks.</text:p>
          </table:table-cell>
          <table:table-cell office:value-type="string" table:style-name="ce2">
            <text:p>Who Should Attend<text:s/></text:p>
            <text:p>This course is targeted at IT stakeholders (e.g architects, decision makers) who are engineering secure enterprise mobile architecture.</text:p>
            <text:p>Pre-requisites</text:p>
            <text:p>Participants should have some software design and development experience</text:p>
          </table:table-cell>
          <table:table-cell office:value-type="string" table:style-name="ce2">
            <text:p>What Will Be Covered</text:p>
            <text:p>Overview of Enterprise Mobile Security</text:p>
            <text:p>Mobile Platforms Security</text:p>
            <text:p>Mobile Apps Development Security</text:p>
            <text:p>Mobile Application Integration and Management Security</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340</text:p>
            <text:p>S$2340</text:p>
            <text:p>S$2340</text:p>
            <text:p>S$2340</text:p>
            <text:p>SSG grant</text:p>
            <text:p>-</text:p>
            <text:p>(S$1638)</text:p>
            <text:p>(S$1638)</text:p>
            <text:p>(S$1638)</text:p>
            <text:p>Nett course fee</text:p>
            <text:p>S$2340</text:p>
            <text:p>S$702</text:p>
            <text:p>S$702</text:p>
            <text:p>S$702</text:p>
            <text:p>7% GST on nett course fee</text:p>
            <text:p>S$163.80</text:p>
            <text:p>S$49.14</text:p>
            <text:p>S$49.14</text:p>
            <text:p>S$49.14</text:p>
            <text:p>Total nett course fee payable, including GST</text:p>
            <text:p>S$2503.80</text:p>
            <text:p>S$751.14</text:p>
            <text:p>S$751.14</text:p>
            <text:p>S$751.14</text:p>
            <text:p>Less additional funding if eligible under various schemes</text:p>
            <text:p>-</text:p>
            <text:p>-</text:p>
            <text:p>(S$468)</text:p>
            <text:p>(S$585)</text:p>
            <text:p>Total nett course fee payable, including GST, after additional funding from the various funding schemes</text:p>
            <text:p>S$2503.80</text:p>
            <text:p>S$751.14</text:p>
            <text:p>S$283.14</text:p>
            <text:p>S$166.14</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340</text:p>
            <text:p>S$2340</text:p>
            <text:p>S$2340</text:p>
            <text:p>S$2340</text:p>
            <text:p>S$2340</text:p>
            <text:p>SSG grant</text:p>
            <text:p>-</text:p>
            <text:p>(S$1638)</text:p>
            <text:p>S$1638)</text:p>
            <text:p>S$1638)</text:p>
            <text:p>S$1638)</text:p>
            <text:p>Nett course fee</text:p>
            <text:p>S$2340</text:p>
            <text:p>S$702</text:p>
            <text:p>S$702</text:p>
            <text:p>S$702</text:p>
            <text:p>S$702</text:p>
            <text:p>7% GST on nett course fee</text:p>
            <text:p>S$163.80</text:p>
            <text:p>S$49.14</text:p>
            <text:p>S$49.14</text:p>
            <text:p>S$49.14</text:p>
            <text:p>S$49.14</text:p>
            <text:p>Total nett course fee payable, including GST</text:p>
            <text:p>S$2503.80</text:p>
            <text:p>S$751.14</text:p>
            <text:p>S$751.14</text:p>
            <text:p>S$751.14</text:p>
            <text:p>S$751.14</text:p>
            <text:p>Fee payable to NUS-ISS</text:p>
            <text:p>Less additional funding if eligible under various schemes#</text:p>
            <text:p>(company needs to submit training grant and claim via Skillsconnect)</text:p>
            <text:p>-</text:p>
            <text:p>-</text:p>
            <text:p>(S$468)</text:p>
            <text:p>(S$585)</text:p>
            <text:p>(S$468)</text:p>
            <text:p>Total nett course fee payable, including GST, after additional funding from the various funding schemes</text:p>
            <text:p>-</text:p>
            <text:p>-</text:p>
            <text:p>S$283.14</text:p>
            <text:p>S$166.14</text:p>
            <text:p>S$283.14</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Attendance</text:p>
            <text:p>The ISS Certificate of Completion will be issued to participants who have attended at least 75% of the course.</text:p>
            <text:p>WSQ Assessment</text:p>
            <text:p>Broad Schedule of Assessment: During the course</text:p>
            <text:p>Passing Criteria: Generally achieve above 50% for quizzes and achieve objectives in the workshops</text:p>
            <text:p>Assessment Method: Workshops and open book quiz</text:p>
            <text:p>Upon passing the assessment, Statement of Attainment (SOAs) will be issued to certify that the participant has passed the following Competency Standard(s):</text:p>
            <text:p>ICT-DES-4004-1.1 Security Architecture</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31" table:style-name="ce1">
            <text:p>131</text:p>
          </table:table-cell>
          <table:table-cell office:value-type="string" table:style-name="ce1">
            <text:p>https://www.iss.nus.edu.sg/executive-education/course/detail/nicf--designing-cloud-enabled-mobile-applications-(sf)</text:p>
          </table:table-cell>
          <table:table-cell office:value-type="string" table:style-name="ce1">
            <text:p>Designing Cloud-enabled Mobile Applications (SF)</text:p>
          </table:table-cell>
          <table:table-cell office:value-type="string" table:style-name="ce1">
            <text:p>Software Systems</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6091-ICT</text:p>
            <text:p>Part of</text:p>
            <text:p>-</text:p>
            <text:p>Duration</text:p>
            <text:p>3 days</text:p>
            <text:p>Course Time</text:p>
            <text:p>9:00am - 5:00pm</text:p>
            <text:p>Enquiry</text:p>
            <text:p>Please contact Ms. Verene HENG at<text:s/></text:p>
            <text:p/>
            <text:p>email for more details.<text:s/></text:p>
            <text:p/>
            <text:p>Mobile devices have become the essential delivery platform for business. Businesses recognise that mobility solutions are becoming their main channel when reaching out to their employees, customers and partners. The driving forces include improving internal communication, boosting customer retention, increasing speed of decision-making, reducing costs, improving efficiency and acquiring new customers.</text:p>
            <text:p>Therefore, we are convinced that mobility is the way of life. The question is how to extend our enterprise services onto the mobile platform. There is already a set of existing mature and stable enterprise web applications. However, do we duplicate the services onto the mobile platform? Do we redesign part of or all of the applications? Or do we simply make our web applications adaptable to the mobile browser? There is also a need to decide which mobile platform to adopt - mobile web or native app, as well as which backend solution platform is most suitable and affordable.</text:p>
            <text:p>This course aims to equip the participants with knowledge in designing mobile enterprise solutions, evaluating mobile development technologies and identifying security concerns pertaining to mobile enterprise solutions. With this knowledge, the participants will be able to evaluate their existing suite of traditional and web application, and redesign them for the mobile platform. They would be able to compare and contrast different mobile development technologies and select the appropriate one for their organisation, based on their needs.</text:p>
            <text:p>The course will be conducted with a significant proportion on the hands-on workshop, which will walk participants through topics like mobile application design, development platform evaluation and security consideration. It will deepen the participants' understanding of how to apply the unique characteristics of mobile solutions in an enterprise environment.<text:s/></text:p>
            <text:p>This course is part of the Software Systems Series offered by NUS-ISS.</text:p>
          </table:table-cell>
          <table:table-cell office:value-type="string" table:style-name="ce2">
            <text:p>Upcoming Classes</text:p>
            <text:p>Class 1<text:s/></text:p>
            <text:p>21 Aug 2019 to 23 Aug 2019<text:s/></text:p>
            <text:p>(FullTime)</text:p>
            <text:p>Duration: 3 days</text:p>
            <text:p>Time:</text:p>
            <text:p>9:00am - 5:00pm</text:p>
            <text:p>Button</text:p>
            <text:p>Button</text:p>
            <text:p>Class 2<text:s/></text:p>
            <text:p>15 Jan 2020 to 17 Jan 2020<text:s/></text:p>
            <text:p>(FullTime)</text:p>
            <text:p>Duration: 3 days</text:p>
            <text:p>Time:</text:p>
            <text:p>9:00am - 5:00pm</text:p>
            <text:p>Button</text:p>
            <text:p>Button</text:p>
          </table:table-cell>
          <table:table-cell office:value-type="string" table:style-name="ce2">
            <text:p>Key Takeaways<text:s/></text:p>
            <text:p>At the end of the course, participants will be able to:</text:p>
            <text:p>Transform their existing enterprise solutions and extend them onto the mobile platform with consideration of mobile user experience</text:p>
            <text:p>Assess the suitability of different mobile application development platforms</text:p>
            <text:p>Design mobile applications with consideration of security</text:p>
          </table:table-cell>
          <table:table-cell office:value-type="string" table:style-name="ce2">
            <text:p>Who Should Attend<text:s/></text:p>
            <text:p>This course is for:</text:p>
            <text:p>Business analysts, system analysts, users and product owners who are involved in defining and designing enterprise solutions with mobile and iOT capabilities</text:p>
            <text:p>Project managers and project leads who need to evaluate and deliver mobile enterprise solutions</text:p>
            <text:p>Application developers who need to evaluate development platforms and understand security concerns when designing mobile applications</text:p>
          </table:table-cell>
          <table:table-cell office:value-type="string" table:style-name="ce2">
            <text:p>What Will Be Covered</text:p>
            <text:p>Characteristics of mobile- and iOT-enabled applications</text:p>
            <text:p>Mobile application design with consideration of user experience and mobile user interface design</text:p>
            <text:p>Mobile application development consideration</text:p>
            <text:p>Mobile application security and testing consideration</text:p>
            <text:p>Format</text:p>
            <text:p>Lectures and workshop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the course</text:p>
            <text:p>Passing Criteria: Generally achieve above 50% for quizzes and achieve objective in the case of workshop</text:p>
            <text:p>Assessment Method: Workshops and quiz</text:p>
            <text:p>Upon passing the assessment, Statement of Attainment (SOAs) will be issued to certify that the participant has passed the following Competency Standard(s):</text:p>
            <text:p>ICT-DES-4005-1.1 Software Design</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32" table:style-name="ce1">
            <text:p>132</text:p>
          </table:table-cell>
          <table:table-cell office:value-type="string" table:style-name="ce1">
            <text:p>https://www.iss.nus.edu.sg/executive-education/course/detail/designing-intelligent-edge-computing-SF</text:p>
          </table:table-cell>
          <table:table-cell office:value-type="string" table:style-name="ce1">
            <text:p>Designing Intelligent Edge Computing (SF)</text:p>
          </table:table-cell>
          <table:table-cell office:value-type="string" table:style-name="ce1">
            <text:p>Software System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3600" table:style-name="ce1">
            <text:p>3600</text:p>
          </table:table-cell>
          <table:table-cell office:value-type="string" table:style-name="ce2">
            <text:p>Overview</text:p>
            <text:p>Reference No</text:p>
            <text:p>CRS-Q-0035258-ICT</text:p>
            <text:p>Part of</text:p>
            <text:p>-</text:p>
            <text:p>Duration</text:p>
            <text:p>4 days</text:p>
            <text:p>Course Time</text:p>
            <text:p>9:00am - 5:00pm</text:p>
            <text:p>Enquiry</text:p>
            <text:p>Please contact Ms. Jaime TAN at<text:s/></text:p>
            <text:p/>
            <text:p>email for more details.</text:p>
            <text:p>This 4-day programme is intended for anyone who wishes to gain specialised knowledge in designing intelligent Edge Computing systems. This course will benefit those working in medical, manufacturing, defence and other industry types. Participants will gain in-depth knowledge as well as practical skills through projects and assessment that reinforce their learning and engage their newly acquired knowledge.</text:p>
            <text:p>Design Edge compute systems to provide multi-level intelligence for IoT, transducers and other devices.<text:s/></text:p>
            <text:p>Build data collection, analytics, and decision-making capabilities into these Edge compute systems.</text:p>
            <text:p>Integrate machine learning and analytics into Edge Computing to perform decision-making, self-healing, and self-learning</text:p>
            <text:p>This course is part of the Software Systems series and Graduate Certificate in Architecting Smart Systems series offered by NUS-ISS.</text:p>
          </table:table-cell>
          <table:table-cell office:value-type="string" table:style-name="ce2">
            <text:p>Upcoming Classes</text:p>
            <text:p>Class 1<text:s/></text:p>
            <text:p>10 Jun 2019 to 13 Jun 2019<text:s/></text:p>
            <text:p>(FullTime)</text:p>
            <text:p>Duration: 4 days</text:p>
            <text:p>Time:</text:p>
            <text:p>9:00am - 5:00pm</text:p>
            <text:p>Button</text:p>
            <text:p>Button</text:p>
          </table:table-cell>
          <table:table-cell office:value-type="string" table:style-name="ce2">
            <text:p>Key Takeaways</text:p>
            <text:p>Upon completion of the course, the participants will be able to:</text:p>
            <text:p>Design Edge compute systems to provide multi-level intelligence for IoT, transducers and other devices.<text:s/></text:p>
            <text:p>Build data collection, analytics, and decision-making capabilities into these Edge compute systems.</text:p>
            <text:p>Integrate machine learning and analytics into Edge Computing to perform decision making, self-healing, and self-learning.</text:p>
            <text:p>Other related courses you might also want to consider are:<text:s/></text:p>
            <text:p>NICF - Statistics Bootcamp (SF)</text:p>
            <text:p>NICF - Python for Data, Ops and Things (SF)</text:p>
          </table:table-cell>
          <table:table-cell office:value-type="string" table:style-name="ce2">
            <text:p>Who Should Attend</text:p>
            <text:p>This is an intermediate course, suitable for professionals with several years of experience, with an interest or requirement to understand digital marketing and social engagement.<text:s/></text:p>
            <text:p>It is applicable for professionals engaged in the following areas.</text:p>
            <text:p>Software Architects</text:p>
            <text:p>Senior Software Engineers</text:p>
            <text:p>Pre-requisites</text:p>
            <text:p>The target course participants are software professionals interested in architecting and building intelligent edge computing systems.<text:s/></text:p>
            <text:p>There is a prerequisite for participants to possess fundamental knowledge in at least one of Python, Java/C sharp or R programming.</text:p>
          </table:table-cell>
          <table:table-cell office:value-type="string" table:style-name="ce2">
            <text:p>What Will Be Covered</text:p>
            <text:p>The outline teaching agenda is as follows:</text:p>
            <text:p>Day 1: Design and Orchestration for Multi-Layer Edge Computing</text:p>
            <text:p>Module 1</text:p>
            <text:p>Methodologies and key principles in designing integrated Edge Computing sensor networks</text:p>
            <text:p>Capabilities of Edge Computing nodes, sensors, transducers and related technologies</text:p>
            <text:p>Fog architecture and cloud-based IoT orchestration patterns/practices for Edge Computing systems</text:p>
            <text:p>Workshop 1</text:p>
            <text:p>Platforms and technologies for configuring and orchestrating Edge Computing topologies</text:p>
            <text:p>Industrial use case / hands-on exercise to design a layered Edge Computing system</text:p>
            <text:p>Day 2: Data Collection, Analytics, and Decision-making in Edge Computing</text:p>
            <text:p>Module 2</text:p>
            <text:p>Industry tools and technologies for data collection, transmission, and analytics for IoT</text:p>
            <text:p>Range of statistical and machine learning modeling techniques, such as linear and logistic regression</text:p>
            <text:p>Features, pros and cons of the statistical approaches, algorithms and tools</text:p>
            <text:p>Workshop 2</text:p>
            <text:p>Industrial use case / hands-on exercise applying data collection and analysis techniques to a real-world Edge Computing system</text:p>
            <text:p>Day 3: Self-monitoring and Self-healing in Edge Computing</text:p>
            <text:p>Module 3</text:p>
            <text:p>Quality of Service monitoring, fault management, and self-healing for IoT</text:p>
            <text:p>Advanced mathematical modelling techniques such as convolutional or recurrent neural networks.</text:p>
            <text:p>Workshop 3</text:p>
            <text:p>Industrial use case / hands-on exercise to design a self-monitoring and healing Edge Computing system</text:p>
            <text:p>Day 4: Self-learning and Adaptation for Edge Computing</text:p>
            <text:p>Module 4</text:p>
            <text:p>Self-learning models such as reinforcement learning and online learning algorithms</text:p>
            <text:p>Selection and optimization of advanced models for self-learning Edge computing applications</text:p>
            <text:p>Workshop 4</text:p>
            <text:p>Industrial use case / hands-on exercise on designing a self-learning Edge Computing system</text:p>
            <text:p>Final Assessment</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3600</text:p>
            <text:p>S$3600</text:p>
            <text:p>S$3600</text:p>
            <text:p>S$3600</text:p>
            <text:p>SSG grant</text:p>
            <text:p>-</text:p>
            <text:p>(S$2520)</text:p>
            <text:p>(S$2520)</text:p>
            <text:p>(S$2520)</text:p>
            <text:p>Nett course fee</text:p>
            <text:p>S$3600</text:p>
            <text:p>S$1080</text:p>
            <text:p>S$1080</text:p>
            <text:p>S$1080</text:p>
            <text:p>7% GST on nett course fee</text:p>
            <text:p>S$252</text:p>
            <text:p>S$75.60</text:p>
            <text:p>S$75.60</text:p>
            <text:p>S$75.60</text:p>
            <text:p>Total nett course fee payable, including GST</text:p>
            <text:p>S$3852</text:p>
            <text:p>S$1155.60</text:p>
            <text:p>S$1155.60</text:p>
            <text:p>S$1155.60</text:p>
            <text:p>Less additional funding if eligible under various schemes</text:p>
            <text:p>-</text:p>
            <text:p>-</text:p>
            <text:p>(S$720)</text:p>
            <text:p>(S$900)</text:p>
            <text:p>Total nett course fee payable, including GST, after additional funding from the various funding schemes</text:p>
            <text:p>S$3852</text:p>
            <text:p>S$1155.60</text:p>
            <text:p>S$435.60</text:p>
            <text:p>S$255.6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3600</text:p>
            <text:p>S$3600</text:p>
            <text:p>S$3600</text:p>
            <text:p>S$3600</text:p>
            <text:p>S$3600</text:p>
            <text:p>SSG grant</text:p>
            <text:p>-</text:p>
            <text:p>(S$2520)</text:p>
            <text:p>(S$2520)</text:p>
            <text:p>(S$2520)</text:p>
            <text:p>(S$2520)</text:p>
            <text:p>Nett course fee</text:p>
            <text:p>S$3600</text:p>
            <text:p>S$1080</text:p>
            <text:p>S$1080</text:p>
            <text:p>S$1080</text:p>
            <text:p>S$1080</text:p>
            <text:p>7% GST on nett course fee</text:p>
            <text:p>S$252</text:p>
            <text:p>S$75.60</text:p>
            <text:p>S$75.60</text:p>
            <text:p>S$75.60</text:p>
            <text:p>S$75.60</text:p>
            <text:p>Total nett course fee payable, including GST</text:p>
            <text:p>S$3852</text:p>
            <text:p>S$1155.60</text:p>
            <text:p>S$1155.60</text:p>
            <text:p>S$1155.60</text:p>
            <text:p>S$1155.60</text:p>
            <text:p>Fee payable to NUS-ISS</text:p>
            <text:p>Less additional funding if eligible under various schemes#</text:p>
            <text:p>(company needs to submit training grant and claim via Skillsconnect)</text:p>
            <text:p>-</text:p>
            <text:p>-</text:p>
            <text:p>(S$720)</text:p>
            <text:p>(S$900)</text:p>
            <text:p>(S$720)</text:p>
            <text:p>Total nett course fee payable, including GST, after additional funding from the various funding schemes</text:p>
            <text:p>-</text:p>
            <text:p>-</text:p>
            <text:p>S$435.60</text:p>
            <text:p>S$255.60</text:p>
            <text:p>S$435.6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Participants will be assessed throughout the duration of the course.</text:p>
            <text:p>Assessment Method -</text:p>
            <text:p>Group assessments</text:p>
            <text:p>Individual written assessment (open-book)</text:p>
            <text:p>Passing Criteria –</text:p>
            <text:p>Group Assessment - Participants are to make active contribution to the group discussions and exercises, and achieve objectives in the workshops.</text:p>
            <text:p>Individual Assessment - Participants are to answer all questions accurately in the individual written assessment.</text:p>
            <text:p>Upon passing the assessment, Statement of Attainment (SOAs) will be issued to certify that the participant has passed the following Competency Standard(s):</text:p>
            <text:p>ICT-DIT-4001-1.1 Analytics and Computational Modelling</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33" table:style-name="ce1">
            <text:p>133</text:p>
          </table:table-cell>
          <table:table-cell office:value-type="string" table:style-name="ce1">
            <text:p>https://www.iss.nus.edu.sg/executive-education/course/detail/nicf--developing-smart-urban-iot-solutions-(sf)</text:p>
          </table:table-cell>
          <table:table-cell office:value-type="string" table:style-name="ce1">
            <text:p>Developing Smart Urban IoT Solutions (SF)</text:p>
          </table:table-cell>
          <table:table-cell office:value-type="string" table:style-name="ce1">
            <text:p>Software Systems</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7063-ICT</text:p>
            <text:p>Part of</text:p>
            <text:p>-</text:p>
            <text:p>Duration</text:p>
            <text:p>3 days</text:p>
            <text:p>Course Time</text:p>
            <text:p>9.00am - 5.00pm</text:p>
            <text:p>Enquiry</text:p>
            <text:p>Please contact Ms. Verene HENG at<text:s/></text:p>
            <text:p/>
            <text:p>email for more details.</text:p>
            <text:p>Sensor systems are an innate part of IoT. They form the eyes, ears, nose and nerves of the smart network. Sensors have matured tremendously, improving from bulky, heavy and inaccurate peripherals, to now small, wireless and embedded electronics that are almost undetectable.</text:p>
            <text:p>The three-day course is the first in the country to focus specifically on architectural design and optimisation of sensors network for smart applications and products and designed to equip both hardware and software engineers and professionals with a practical level of hardware design skills and thought process when taking on IoT-related projects.</text:p>
            <text:p>This course will benefit professionals from almost any industry, ranging from transport to healthcare, manufacturing, education and even defence. Participants will gain theoretical knowledge, as well as engage in hands-on activities to reinforce their learning and newly acquired knowledge from the course.</text:p>
            <text:p>This course is part of the Software Systems series offered by NUS-ISS.</text:p>
          </table:table-cell>
          <table:table-cell office:value-type="string" table:style-name="ce2">
            <text:p>Upcoming Classes</text:p>
            <text:p>Class 1<text:s/></text:p>
            <text:p>08 Jul 2019 to 10 Jul 2019<text:s/></text:p>
            <text:p>(FullTime)</text:p>
            <text:p>Duration: 3 days</text:p>
            <text:p>When:</text:p>
            <text:p>Jul:</text:p>
            <text:p>08, 09, 10</text:p>
            <text:p>Time:</text:p>
            <text:p>9:00am - 5:00pm</text:p>
            <text:p>Button</text:p>
            <text:p>Button</text:p>
            <text:p>Class 2<text:s/></text:p>
            <text:p>24 Feb 2020 to 26 Feb 2020<text:s/></text:p>
            <text:p>(FullTime)</text:p>
            <text:p>Duration: 3 days</text:p>
            <text:p>Time:</text:p>
            <text:p>9:00am - 5:00pm</text:p>
            <text:p>Button</text:p>
            <text:p>Button</text:p>
          </table:table-cell>
          <table:table-cell office:value-type="string" table:style-name="ce2">
            <text:p>Key Takeaways<text:s/></text:p>
            <text:p>On completion of this course, participants will be able to:</text:p>
            <text:p>Be able to design and integrate effective and efficient smart sensors system through (1) selection of appropriate sensors, (2) modification, fusion and customization of sensors systems, (3) performance evaluation and optimization of design and (4) energy management and harvesting</text:p>
            <text:p>Understand and be aware of future trends of smart sensors systems and novel systems implemented by examples from various industries</text:p>
            <text:p>Understand the security risks in IoT and how to address them</text:p>
            <text:p>Apply and build a simple smart solution using sensors for home and office automation</text:p>
            <text:p>Present and demonstrate relevant and practical use case solution that collects and respond intelligently to inputs or connected devices</text:p>
          </table:table-cell>
          <table:table-cell office:value-type="string" table:style-name="ce2">
            <text:p>Who Should Attend</text:p>
            <text:p>This course is designed for:</text:p>
            <text:p>Engineers</text:p>
            <text:p>Entrepreneurs</text:p>
            <text:p>Project Managers</text:p>
            <text:p>IT Professionals</text:p>
          </table:table-cell>
          <table:table-cell office:value-type="string" table:style-name="ce2">
            <text:p>What Will Be Covered</text:p>
            <text:p>Introduction to sensors and systems in IoT</text:p>
            <text:p>Sensors systems design methodology</text:p>
            <text:p>Customisation and fusion of sensors</text:p>
            <text:p>Performance evaluation and optimisation of systems</text:p>
            <text:p>Data feed for monitoring, analysis and control</text:p>
            <text:p>Power management and energy harvesting</text:p>
            <text:p>Trends and the future of smart sensors for IoT</text:p>
            <text:p>Security in IoT</text:p>
            <text:p>Format</text:p>
            <text:p>Lectures and workshop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Assessment</text:p>
            <text:p>Broad Schedule of Assessment: During the course</text:p>
            <text:p>Passing Criteria: Generally achieve above 50% for quizzes and achieve objective in the case of workshop</text:p>
            <text:p>Assessment Method: Workshops and quiz</text:p>
            <text:p>Upon passing the assessment, Statement of Attainment (SOAs) will be issued to certify that the participant has passed the following Competency Standard(s):</text:p>
            <text:p>ICT-DES-4002-1.1 Security Assessment and Testing</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34" table:style-name="ce1">
            <text:p>134</text:p>
          </table:table-cell>
          <table:table-cell office:value-type="string" table:style-name="ce1">
            <text:p>https://www.iss.nus.edu.sg/executive-education/course/detail/devops-engineering-and-automation-SF</text:p>
          </table:table-cell>
          <table:table-cell office:value-type="string" table:style-name="ce1">
            <text:p>DevOps Engineering and Automation (SF)</text:p>
          </table:table-cell>
          <table:table-cell office:value-type="string" table:style-name="ce1">
            <text:p>Software System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3600" table:style-name="ce1">
            <text:p>3600</text:p>
          </table:table-cell>
          <table:table-cell office:value-type="string" table:style-name="ce2">
            <text:p>Overview</text:p>
            <text:p>Reference No</text:p>
            <text:p>CRS-Q-0034841-ICT</text:p>
            <text:p>Part of</text:p>
            <text:p>-</text:p>
            <text:p>Duration</text:p>
            <text:p>4 days</text:p>
            <text:p>Course Time</text:p>
            <text:p>9:00am - 5:00pm</text:p>
            <text:p>Enquiry</text:p>
            <text:p>Please contact Ms. Jeryn LIN at</text:p>
            <text:p>tel: 66017926 or<text:s/></text:p>
            <text:p>email for more details.</text:p>
            <text:p>The process to release software to users is often painful, risky and time consuming. Continuous Delivery can help large organisations to become lean, agile and innovative by having reliable and low risks releases, making it possible to adapt continuous updates in line with user feedback, market shifts and changes to business strategies.</text:p>
            <text:p>As a result, the entire delivery process is accelerated while improving the quality. Teams from test, support, development and operations function and work together as one delivery team.</text:p>
            <text:p>This course aims to provide participants with an in-depth understanding of DevOps Engineering and Automation concepts, best practices and tools and Agile Continuous Delivery methods.<text:s/></text:p>
            <text:p>Participants will learn both the theoretical concepts and practical modules in lectures and hands-on workshops.</text:p>
            <text:p>This course is part of the Software Systems Series and Graduate Certificate in Architecting Scalable Systems series offered by NUS-ISS.</text:p>
          </table:table-cell>
          <table:table-cell office:value-type="string" table:style-name="ce2">
            <text:p>Upcoming Classes</text:p>
            <text:p>Class 1<text:s/></text:p>
            <text:p>13 Jul 2019 to 03 Aug 2019<text:s/></text:p>
            <text:p>(Full Time)</text:p>
            <text:p>Duration: 4 days</text:p>
            <text:p>When:</text:p>
            <text:p>Jul:</text:p>
            <text:p>13(Sat), 20(Sat), 27(Sat)</text:p>
            <text:p>Aug:</text:p>
            <text:p>03(Sat)</text:p>
            <text:p>Time:</text:p>
            <text:p>9:00am - 5:00pm</text:p>
            <text:p>Button</text:p>
            <text:p>Button</text:p>
            <text:p>Class 2<text:s/></text:p>
            <text:p>18 Nov 2019 to 21 Nov 2019<text:s/></text:p>
            <text:p>(FullTime)</text:p>
            <text:p>Duration: 4 days</text:p>
            <text:p>Time:</text:p>
            <text:p>9:00am - 5:00pm</text:p>
            <text:p>Button</text:p>
            <text:p>Button</text:p>
          </table:table-cell>
          <table:table-cell office:value-type="string" table:style-name="ce2">
            <text:p>Key Takeaways</text:p>
            <text:p>At the end of the course, the participants will be able to:<text:s/></text:p>
            <text:p>The main objective of this course is to teach methods for DevOps Engineering and Automation, including continuously delivering software in the agile way.</text:p>
            <text:p>Upon completion of the course, participants would be able to:</text:p>
            <text:p>Apply Agile practices for software delivery</text:p>
            <text:p>Implement DevOps practices within the Agile method of software delivery</text:p>
            <text:p>Implement Software Configuration Management activities using tools</text:p>
            <text:p>Implement Software Build Management using leading tools</text:p>
            <text:p>Implement Agile Automated Testing using a leading tool</text:p>
            <text:p>Perform Automated Testing using the tools in the Agile development environment</text:p>
            <text:p>Evaluate the need for continuous integration (CI) and build a CI system</text:p>
            <text:p>Perform Continuous Integration methods</text:p>
            <text:p>Apply and Implement Continuous Delivery techniques in an Agile environment</text:p>
            <text:p>Perform Continuous Delivery using an automated continuous integration approach</text:p>
            <text:p>Implement cloud DevOps automation pipeline tools on a leading Cloud platform</text:p>
          </table:table-cell>
          <table:table-cell office:value-type="string" table:style-name="ce2">
            <text:p>Who Should Attend</text:p>
            <text:p>This is an intermediate course, suitable for :</text:p>
            <text:p>Delivery Managers</text:p>
            <text:p>Configuration Managers</text:p>
            <text:p>Project Leaders</text:p>
            <text:p>Software Developers</text:p>
            <text:p>Software Designers<text:s/></text:p>
            <text:p>·others who need to implement DevOps Engineering and Automation methods in their project</text:p>
            <text:p>Prerequisites</text:p>
            <text:p>Have experience in software development</text:p>
            <text:p>Be Familiar with Software Configuration Management</text:p>
            <text:p>Be experienced in installing and configuring software</text:p>
            <text:p>Know Shell scripting</text:p>
            <text:p>Have experience deploying code to production</text:p>
            <text:p>Note</text:p>
            <text:p>Participants are required to bring their own internet enabled computing device (laptops, tablet etc) &amp; power charger to access and download electronic courseware in PDF format. We will be only be providing courseware in PDF and will not issue any printed copies</text:p>
          </table:table-cell>
          <table:table-cell office:value-type="string" table:style-name="ce2">
            <text:p>What Will Be Covered</text:p>
            <text:p>This course will cover:</text:p>
            <text:p>Agile Development<text:s/></text:p>
            <text:p>Software Configuration Management<text:s/></text:p>
            <text:p>Software Build Management<text:s/></text:p>
            <text:p>Continuous Integration and Continuous Delivery (includes Application Release Automation)<text:s/></text:p>
            <text:p>Agile Automated Testing<text:s/></text:p>
            <text:p>Infrastructure as Code</text:p>
            <text:p>Containers and Container Management<text:s/></text:p>
            <text:p>Business metrics and dashboards</text:p>
            <text:p>End-to-end DevOps Engineering and Automation</text:p>
            <text:p>There will be hands-on workshop on the above topic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3600</text:p>
            <text:p>S$3600</text:p>
            <text:p>S$3600</text:p>
            <text:p>S$3600</text:p>
            <text:p>SSG grant</text:p>
            <text:p>-</text:p>
            <text:p>(S$2520)</text:p>
            <text:p>(S$2520)</text:p>
            <text:p>(S$2520)</text:p>
            <text:p>Nett course fee</text:p>
            <text:p>S$3600</text:p>
            <text:p>S$1080</text:p>
            <text:p>S$1080</text:p>
            <text:p>S$1080</text:p>
            <text:p>7% GST on nett course fee</text:p>
            <text:p>S$252</text:p>
            <text:p>S$75.60</text:p>
            <text:p>S$75.60</text:p>
            <text:p>S$75.60</text:p>
            <text:p>Total nett course fee payable, including GST</text:p>
            <text:p>S$3852</text:p>
            <text:p>S$1155.60</text:p>
            <text:p>S$1155.60</text:p>
            <text:p>S$1155.60</text:p>
            <text:p>Less additional funding if eligible under various schemes</text:p>
            <text:p>-</text:p>
            <text:p>-</text:p>
            <text:p>(S$720)</text:p>
            <text:p>(S$900)</text:p>
            <text:p>Total nett course fee payable, including GST, after additional funding from the various funding schemes</text:p>
            <text:p>S$3852</text:p>
            <text:p>S$1155.60</text:p>
            <text:p>S$435.60</text:p>
            <text:p>S$255.6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3600</text:p>
            <text:p>S$3600</text:p>
            <text:p>S$3600</text:p>
            <text:p>S$3600</text:p>
            <text:p>S$3600</text:p>
            <text:p>SSG grant</text:p>
            <text:p>-</text:p>
            <text:p>(S$2520)</text:p>
            <text:p>(S$2520)</text:p>
            <text:p>(S$2520)</text:p>
            <text:p>(S$2520)</text:p>
            <text:p>Nett course fee</text:p>
            <text:p>S$3600</text:p>
            <text:p>S$1080</text:p>
            <text:p>S$1080</text:p>
            <text:p>S$1080</text:p>
            <text:p>S$1080</text:p>
            <text:p>7% GST on nett course fee</text:p>
            <text:p>S$252</text:p>
            <text:p>S$75.60</text:p>
            <text:p>S$75.60</text:p>
            <text:p>S$75.60</text:p>
            <text:p>S$75.60</text:p>
            <text:p>Total nett course fee payable, including GST</text:p>
            <text:p>S$3852</text:p>
            <text:p>S$1155.60</text:p>
            <text:p>S$1155.60</text:p>
            <text:p>S$1155.60</text:p>
            <text:p>SS$1155.60</text:p>
            <text:p>Fee payable to NUS-ISS</text:p>
            <text:p>Less additional funding if eligible under various schemes#</text:p>
            <text:p>(company needs to submit training grant and claim via Skillsconnect)</text:p>
            <text:p>-</text:p>
            <text:p>-</text:p>
            <text:p>(S$720)</text:p>
            <text:p>(S$900)</text:p>
            <text:p>(S$720)</text:p>
            <text:p>Total nett course fee payable, including GST, after additional funding from the various funding schemes</text:p>
            <text:p>-</text:p>
            <text:p>-</text:p>
            <text:p>S$435.60</text:p>
            <text:p>S$255.60</text:p>
            <text:p>S$435.6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Participants will be assessed throughout the duration of the course.</text:p>
            <text:p>Assessment Method -</text:p>
            <text:p>Group assessments<text:s/></text:p>
            <text:p>Individual written assessment (open-book)</text:p>
            <text:p>Passing Criteria –<text:s/></text:p>
            <text:p>Group Assessment - Participants are to make active contribution to the group discussions and exercises, and achieve objectives in the workshops.</text:p>
            <text:p>Individual Assessment - Participants are to answer all questions accurately in the individual written assessment.</text:p>
            <text:p>Upon passing the assessment, Statement of Attainment (SOAs) will be issued to certify that the participant has passed the following Competency Standard(s):<text:s/></text:p>
            <text:p>ICT-DIT-4014-1.1 Software Configuration</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35" table:style-name="ce1">
            <text:p>135</text:p>
          </table:table-cell>
          <table:table-cell office:value-type="string" table:style-name="ce1">
            <text:p>https://www.iss.nus.edu.sg/executive-education/course/detail/nicf--digital-product-strategy-(sf)</text:p>
          </table:table-cell>
          <table:table-cell office:value-type="string" table:style-name="ce1">
            <text:p>Digital Product Strategy (SF)</text:p>
          </table:table-cell>
          <table:table-cell office:value-type="string" table:style-name="ce1">
            <text:p>Software System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7" table:style-name="ce1">
            <text:p>3.7</text:p>
          </table:table-cell>
          <table:table-cell office:value-type="float" office:value="3300" table:style-name="ce1">
            <text:p>3300</text:p>
          </table:table-cell>
          <table:table-cell office:value-type="string" table:style-name="ce2">
            <text:p>Overview</text:p>
            <text:p>Reference No</text:p>
            <text:p>CRS-Q-0037782-ICT</text:p>
            <text:p>Part of</text:p>
            <text:p>-</text:p>
            <text:p>Duration</text:p>
            <text:p>3.7 days</text:p>
            <text:p>Course Time</text:p>
            <text:p>9.00am - 5.00pm</text:p>
            <text:p>PDU</text:p>
            <text:p>15PDU and PD hours are available for this course</text:p>
            <text:p>Enquiry</text:p>
            <text:p>Please contact Ms. WONG Swee Lee at</text:p>
            <text:p>tel: 65162020 or<text:s/></text:p>
            <text:p>email for more details.<text:s/></text:p>
            <text:p/>
            <text:p>Building a successful digital product is more than just designing it, putting in the latest technology and putting it on the right platforms. The journey to developing a successful digital product strategy involves researching the market, the competition, conversing with your potential customers to formulate a sustainable market positioning, and a sustainable product business model. The long term messaging and marketing that comes out from that sustainable strategy will help you launch an amazing digital product that people loved to use.</text:p>
            <text:p>Digital Product Strategy is a 3.7-day executive education programme (spread over 4 weeks) that will equip product professionals with critical knowledge and skills to enable their transition to product strategist roles in digital product environment.<text:s/></text:p>
            <text:p>This is a practice oriented course and will be facilitated by industry &amp; ISS practitioners. Participant will acquire skills through pre-readings, lectures, case discussions and working in teams to develop digital product strategies to launch and sustain their digital products. Participants are welcome to bring their product ideas as the case for the team to work on their digital product strategy. Participants are also expected to present the digital product strategy to an industry panel for assessment and for feedback and learning.</text:p>
            <text:p>You will earn 15 PDUs (Technical : 2, Leadership: 8, Strategic: 5) upon successful completion of this course. For the purpose of PDU reporting, the ISS PMI® REP Provider Number is “2339”.</text:p>
            <text:p>This course is part of the Software Systems, Digital Products &amp; Platforms and Graduate Certificate in Designing and Managing Products and Platforms Series offered by NUS-ISS.</text:p>
          </table:table-cell>
          <table:table-cell office:value-type="string" table:style-name="ce2">
            <text:p>Upcoming Classes</text:p>
            <text:p>Class 1<text:s/></text:p>
            <text:p>30 Jul 2019 to 20 Aug 2019<text:s/></text:p>
            <text:p>(FullTime)</text:p>
            <text:p>Duration: 3.7 days</text:p>
            <text:p>When:</text:p>
            <text:p>Jul:</text:p>
            <text:p>30</text:p>
            <text:p>Aug:</text:p>
            <text:p>06, 13, 20</text:p>
            <text:p>Time:</text:p>
            <text:p>9.00am - 5.00pm</text:p>
            <text:p>Button</text:p>
            <text:p>Button</text:p>
            <text:p>Class 2<text:s/></text:p>
            <text:p>07 Nov 2019 to 28 Nov 2019<text:s/></text:p>
            <text:p>(FullTime)</text:p>
            <text:p>Duration: 3.7 days</text:p>
            <text:p>When:</text:p>
            <text:p>Nov:</text:p>
            <text:p>07, 14, 21, 28</text:p>
            <text:p>Time:</text:p>
            <text:p>9.00am - 5.00pm</text:p>
            <text:p>Button</text:p>
            <text:p>Button</text:p>
            <text:p>Class 3<text:s/></text:p>
            <text:p>05 Mar 2020 to 26 Mar 2020<text:s/></text:p>
            <text:p>(FullTime)</text:p>
            <text:p>Duration: 3.7 days</text:p>
            <text:p>Time:</text:p>
            <text:p>9.00am - 5.00pm</text:p>
            <text:p>Button</text:p>
            <text:p>Button</text:p>
          </table:table-cell>
          <table:table-cell office:value-type="string" table:style-name="ce2">
            <text:p>Key Takeaways</text:p>
            <text:p>Upon completion of the course, participants are expected to be able to:</text:p>
            <text:p>understand the challenges of the digital product eco-system that the product manager operates in</text:p>
            <text:p>acquire key skills to develop a strategy for the entire digital product lifecycle - from strategy to development, launch, growth and exit</text:p>
            <text:p>demonstrate these understanding and skills acquisition by working in team to develop and present their digital product strategy to a panel of industry product leaders for assessment</text:p>
          </table:table-cell>
          <table:table-cell office:value-type="string" table:style-name="ce2">
            <text:p>Who Should Attend<text:s/></text:p>
            <text:p>This course is intended for managers and professionals operating in the digital product eco-system, who needs to have a practice based course to equip themselves to develop and execute a digital product strategy.<text:s/></text:p>
            <text:p>Managers and professional working on corporate planning, strategy and business or product portfolio can also benefit.</text:p>
            <text:p>Participants are expected to come from both corporate enterprises and start-ups, and are expected to interact to share views and experiences while working in their respective teams.</text:p>
            <text:p>Pre-requisites</text:p>
            <text:p>Participants with 3 to 5 years of working experience as project or product managers transitioning to a strategic role would benefit most from the course. Participants also need to have a strong interest in digital product and services and how these enhances business competitiveness.<text:s/></text:p>
            <text:p>This is an intensive, fully hands-on course, and participants are expected to do prior readings, class preparation and project work outside of in-class sessions over a 4-week period.</text:p>
            <text:p>Participants are required to bring their own notebook PCs for the course to:</text:p>
            <text:p>access e-resources such as course materials;</text:p>
            <text:p>conduct online research and work on their assignments; and</text:p>
            <text:p>contribute towards a greener environment.</text:p>
          </table:table-cell>
          <table:table-cell office:value-type="string" table:style-name="ce2">
            <text:p>What Will Be Covered<text:s/></text:p>
            <text:p>All materials will be issued through NUS e-learning portal.<text:s/></text:p>
            <text:p>There will be a combination of pre-readings, case studies, lectures and workshops.<text:s/></text:p>
            <text:p>Product Vision Formulation</text:p>
            <text:p>Operating in the new digital products eco-system</text:p>
            <text:p>Understanding the landscape and the competition</text:p>
            <text:p>Developing an inspiring product vision that guides the team</text:p>
            <text:p>Business goals, key performance indicators (KPIs), and the product scorecard</text:p>
            <text:p>Aligning to the organisation product portfolio</text:p>
            <text:p>Workshop: Develop the Digital Product Vision</text:p>
            <text:p>Developing the Go-To-Market (GTM) Strategy</text:p>
            <text:p>Monetisating the digital product<text:s/></text:p>
            <text:p>Digital product launch strategies<text:s/></text:p>
            <text:p>Workshop: Develop Product GTM Strategy</text:p>
            <text:p>Product Growth and Exit<text:s/></text:p>
            <text:p>Minimum viable product (MVP) that is Simple, Lovable &amp; Complete (SLC)</text:p>
            <text:p>Extending to new or next market or feature</text:p>
            <text:p>Building customer loyalty</text:p>
            <text:p>Product end-of-life planning and management</text:p>
            <text:p>Workshop: Develop the Full Digital Product Strategy</text:p>
            <text:p>Industry Panel Presentation</text:p>
            <text:p>Workshop: Present to Industry Panel</text:p>
            <text:p>Individual Reflection<text:s/></text:p>
            <text:p>Workshops are specially designed for participants to apply the knowledge and skills gained in developing a Digital Product Go-To-Market Strategy incrementally, which will culminate in group project presentations to the industry panel. Workshops and group project presentations are graded and form part of the assessment.</text:p>
          </table:table-cell>
          <table:table-cell office:value-type="string" table:style-name="ce2">
            <text:p>Fees &amp; Funding<text:s/></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3300</text:p>
            <text:p>S$3300</text:p>
            <text:p>S$3300</text:p>
            <text:p>S$3300</text:p>
            <text:p>SSG grant</text:p>
            <text:p>-</text:p>
            <text:p>(S$2310)</text:p>
            <text:p>(S$2310)</text:p>
            <text:p>(S$2310)</text:p>
            <text:p>Nett course fee</text:p>
            <text:p>S$3300</text:p>
            <text:p>S$990</text:p>
            <text:p>S$990</text:p>
            <text:p>S$990</text:p>
            <text:p>7% GST on nett course fee</text:p>
            <text:p>S$231</text:p>
            <text:p>S$69.30</text:p>
            <text:p>S$69.30</text:p>
            <text:p>S$69.30</text:p>
            <text:p>Total nett course fee payable, including GST</text:p>
            <text:p>S$3531</text:p>
            <text:p>S$1059.30</text:p>
            <text:p>S$1059.30</text:p>
            <text:p>S$1059.30</text:p>
            <text:p>Less additional funding if eligible under various schemes</text:p>
            <text:p>-</text:p>
            <text:p>-</text:p>
            <text:p>(S$660)</text:p>
            <text:p>(S$825)</text:p>
            <text:p>Total nett course fee payable, including GST, after additional funding from the various funding schemes</text:p>
            <text:p>S$3531</text:p>
            <text:p>S$1059.30</text:p>
            <text:p>S$399.30</text:p>
            <text:p>S$234.3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3300</text:p>
            <text:p>S$3300</text:p>
            <text:p>S$3300</text:p>
            <text:p>S$3300</text:p>
            <text:p>S$3300</text:p>
            <text:p>SSG grant</text:p>
            <text:p>-</text:p>
            <text:p>(S$2310)</text:p>
            <text:p>(S$2310)</text:p>
            <text:p>(S$2310)</text:p>
            <text:p>(S$2310)</text:p>
            <text:p>Nett course fee</text:p>
            <text:p>S$3300</text:p>
            <text:p>S$990</text:p>
            <text:p>S$990</text:p>
            <text:p>S$990</text:p>
            <text:p>S$990</text:p>
            <text:p>7% GST on nett course fee</text:p>
            <text:p>S$231</text:p>
            <text:p>S$69.30</text:p>
            <text:p>S$69.30</text:p>
            <text:p>S$69.30</text:p>
            <text:p>S$69.30</text:p>
            <text:p>Total nett course fee payable, including GST</text:p>
            <text:p>S$3531</text:p>
            <text:p>S$1059.30</text:p>
            <text:p>S$1059.30</text:p>
            <text:p>S$1059.30</text:p>
            <text:p>S$1059.30</text:p>
            <text:p>Fee payable to NUS-ISS</text:p>
            <text:p>Less additional funding if eligible under various schemes#</text:p>
            <text:p>(company needs to submit training grant and claim via Skillsconnect)</text:p>
            <text:p>-</text:p>
            <text:p>-</text:p>
            <text:p>(S$660)</text:p>
            <text:p>(S$825)</text:p>
            <text:p>(S$660)</text:p>
            <text:p>Total nett course fee payable, including GST, after additional funding from the various funding schemes</text:p>
            <text:p>-</text:p>
            <text:p>-</text:p>
            <text:p>S$399.30</text:p>
            <text:p>S$234.30</text:p>
            <text:p>S$399.3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s/></text:p>
            <text:p>Participants will be assessed throughout the duration of the course.</text:p>
            <text:p>Assessment Method: 4 group assessments, 1 individual assessment<text:s/></text:p>
            <text:p>Passing Criteria:<text:s/></text:p>
            <text:p>Group Assessments - Participants are to make active contribution to the group discussions and exercises, and achieve objectives in the workshops</text:p>
            <text:p>Individual Assessment - Participants are to provide their individual reflection on how they will apply their newly acquired learning</text:p>
            <text:p>Upon passing the assessment, Statement of Attainment (SOA) will be issued to certify that the participant has passed the following Competency Unit:</text:p>
            <text:p>IT-PMT-406S Develop Product Strategy</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36" table:style-name="ce1">
            <text:p>136</text:p>
          </table:table-cell>
          <table:table-cell office:value-type="string" table:style-name="ce1">
            <text:p>https://www.iss.nus.edu.sg/executive-education/course/detail/nicf--envisioning-smart-urban-iot-solutions-(sf)</text:p>
          </table:table-cell>
          <table:table-cell office:value-type="string" table:style-name="ce1">
            <text:p>Envisioning Smart Urban IoT Solutions (SF)</text:p>
          </table:table-cell>
          <table:table-cell office:value-type="string" table:style-name="ce1">
            <text:p>Software Systems</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6484-ICT</text:p>
            <text:p>Part of</text:p>
            <text:p>-</text:p>
            <text:p>Duration</text:p>
            <text:p>3 days</text:p>
            <text:p>Course Time</text:p>
            <text:p>9.00am - 5.00pm</text:p>
            <text:p>Enquiry</text:p>
            <text:p>Please contact Ms. Verene HENG at<text:s/></text:p>
            <text:p/>
            <text:p>email for more details.<text:s/></text:p>
            <text:p/>
            <text:p>‘Internet of Things’ or IoT is a key foundation of the Smart Nation in Singapore. IoT can enrich the digital landscape to improve quality of life and business efficiency. IoT provides the sensing and intelligence capability to monitor events of interest, process the events and take appropriate action – all of which can be done automatically. Knowledge of IoT and its enabling technologies, and how best to use them, will support organisations to achieve the vision of the Smart Nation. Organisations such as government ministries, MNCs and startups will benefit from knowing how best to envision and implement IoT solutions effectively to meet the needs of their users.<text:s/></text:p>
            <text:p>In order to utilise the capabilities of IoT within the Smart Nation, it is important to be able to envision suitable applications and to be equipped with knowledge of being able to use practices such as Service Design to conceptualise solutions to real world challenges in a user-centric manner.<text:s/></text:p>
            <text:p>The course will cover IoT’s enabling technologies and how they can be best utilised from an architectural viewpoint. The focus of the course is on envisioning suitable application of IoT technologies in a variety of ‘real world’ scenarios. The course covers cloud-based IoT services which provide functionality for building and operating IoT solutions in an efficient and scalable manner.<text:s/></text:p>
            <text:p>The course will demonstrate how IoT has been applied in different situations across the globe and highlight significant IoT initiatives in Singapore. Case studies and workshops will reinforce the learning and enable participants to envision how IoT can be utilised for their own use cases.</text:p>
            <text:p>This course is part of the Software Systems series offered by NUS-ISS.</text:p>
          </table:table-cell>
          <table:table-cell office:value-type="string" table:style-name="ce2">
            <text:p>Upcoming Classes</text:p>
            <text:p>Class 1<text:s/></text:p>
            <text:p>02 Oct 2019 to 04 Oct 2019<text:s/></text:p>
            <text:p>(FullTime)</text:p>
            <text:p>Duration: 3 days</text:p>
            <text:p>Time:</text:p>
            <text:p>9:00am - 5:00pm</text:p>
            <text:p>Button</text:p>
            <text:p>Button</text:p>
            <text:p>Class 2<text:s/></text:p>
            <text:p>17 Feb 2020 to 19 Feb 2020<text:s/></text:p>
            <text:p>(FullTime)</text:p>
            <text:p>Duration: 3 days</text:p>
            <text:p>Time:</text:p>
            <text:p>9:00am - 5:00pm</text:p>
            <text:p>Button</text:p>
            <text:p>Button</text:p>
          </table:table-cell>
          <table:table-cell office:value-type="string" table:style-name="ce2">
            <text:p>Key Takeaways</text:p>
            <text:p>At the end of the course, the participants will be able to:</text:p>
            <text:p>Understand IoT, trends in IoT and how it supports the vision of the Smart Nation</text:p>
            <text:p>Understand the components of IoT systems and its lifecycle</text:p>
            <text:p>Be able to identify scenarios in their organisations which can benefit from IoT</text:p>
            <text:p>Be able to design and evaluate IoT solutions and their feasibility</text:p>
            <text:p>Learn about the applications of IoT across diverse sectors</text:p>
            <text:p>Be able to address security in their IoT adoption</text:p>
          </table:table-cell>
          <table:table-cell office:value-type="string" table:style-name="ce2">
            <text:p>Who Should Attend<text:s/></text:p>
            <text:p>The course is intended for IT managers, solution architects and other technical staff as well as technology-oriented business executives who wish to learn about the domain of IoT so as to be able to envision and apply IoT solutions appropriately in their organisations.</text:p>
            <text:p>This course will benefit participants from any industry sector, including transport, healthcare, manufacturing, education and defence.</text:p>
            <text:p>Pre-requisites</text:p>
            <text:p>There is no need for prior knowledge of programming.</text:p>
          </table:table-cell>
          <table:table-cell office:value-type="string" table:style-name="ce2">
            <text:p>What Will Be Covered</text:p>
            <text:p>Introduction to IoT for our Smart Nation<text:s/></text:p>
            <text:p>Overview of the IoT lifecycle: Sense, Ingest, Process, Analyse and Respond<text:s/></text:p>
            <text:p>IoT Sensing and Ingesting<text:s/></text:p>
            <text:p>IoT Envisioning and Evaluation Framework<text:s/></text:p>
            <text:p>Application of the IoT Envisioning and Evaluation Framework to Enterprise-Specific Scenarios<text:s/></text:p>
            <text:p>Overview of Cloud IoT services<text:s/></text:p>
            <text:p>Service Design Thinking with IoT<text:s/></text:p>
            <text:p>Field research for IoT service design solutioning (on Day 2)</text:p>
            <text:p>IoT in diverse sectors<text:s/></text:p>
            <text:p>Trends and the future of IoT<text:s/></text:p>
            <text:p>Security in IoT<text:s/></text:p>
            <text:p>Final Assessment (on Day 3)</text:p>
            <text:p>Format</text:p>
            <text:p>Lectures, workshop and field research</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will be capped at 13.5 hours and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 Broad Schedule of Assessment: During the course</text:p>
            <text:p>• Passing Criteria: Generally achieve above 50% for quizzes and achieve objectives in the workshops</text:p>
            <text:p>• Assessment Method: Workshops and open book quiz</text:p>
            <text:p>Upon passing the assessment, Statement of Attainment (SOAs) will be issued to certify that the participant has passed the following Competency Standard(s):<text:s/></text:p>
            <text:p>ICT-SNA-5011-1.1 Emerging Technology Synthesis</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37" table:style-name="ce1">
            <text:p>137</text:p>
          </table:table-cell>
          <table:table-cell office:value-type="string" table:style-name="ce1">
            <text:p>https://www.iss.nus.edu.sg/executive-education/course/detail/nicf--essential-practices-for-agile-teams-(sf)</text:p>
          </table:table-cell>
          <table:table-cell office:value-type="string" table:style-name="ce1">
            <text:p>Essential Practices for Agile Teams (SF)</text:p>
          </table:table-cell>
          <table:table-cell office:value-type="string" table:style-name="ce1">
            <text:p>Software Systems</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4792-ICT</text:p>
            <text:p>Part of</text:p>
            <text:p>-</text:p>
            <text:p>Duration</text:p>
            <text:p>3 days</text:p>
            <text:p>Course Time</text:p>
            <text:p>9am-5pm</text:p>
            <text:p>Enquiry</text:p>
            <text:p>Please contact Ms. Verene HENG at<text:s/></text:p>
            <text:p/>
            <text:p>email for more details.</text:p>
            <text:p>This 3-day course provides in-depth technical training for various agile engineering practices to allow the team to be more adaptive to changes in business requirement. Successful completion of this course together with NICF-Certified ScrumMaster course will allow participants to attain the Certified Scrum Developer certification. NUS-ISS is a Registered Education Provider of Scrum Alliance.</text:p>
            <text:p>This course covers the most important engineering approaches for the sustained success of teams practicing agile methodology such as Scrum. The practices covered include test driven development, pair programming, refactoring, agile architecture, continuous integration and user stories.</text:p>
            <text:p>Participants are taught both the ideas and practical matters via lectures and hands-on sessions. The lecture sessions will be interlaced with actual design and code samples, while the hand-on sessions and exercises are designed to help the participant assimilate the knowledge in a clear and practical way. At the end of the course, the participants will be immersed in an actual coding session to apply all the concepts in a mini project setting together.</text:p>
            <text:p>Java is used as the main programming language to explain the concepts in lectures, workshops and the coding session. Participants need to be able to contribute in a Java coding session within a team.</text:p>
            <text:p>This course is part of the Software Systems series and Digital Agility series offered by NUS-ISS.</text:p>
          </table:table-cell>
          <table:table-cell office:value-type="string" table:style-name="ce2">
            <text:p>Upcoming Classes</text:p>
            <text:p>Class 1<text:s/></text:p>
            <text:p>29 Jul 2019 to 31 Jul 2019<text:s/></text:p>
            <text:p>(Full Time)</text:p>
            <text:p>Duration: 3 days</text:p>
            <text:p>Time:</text:p>
            <text:p>9.00am - 5.00pm</text:p>
            <text:p>Button</text:p>
            <text:p>Button</text:p>
            <text:p>Class 2<text:s/></text:p>
            <text:p>21 Oct 2019 to 23 Oct 2019<text:s/></text:p>
            <text:p>(Full Time)</text:p>
            <text:p>Duration: 3 days</text:p>
            <text:p>Time:</text:p>
            <text:p>9.00am - 5.00pm</text:p>
            <text:p>Button</text:p>
            <text:p>Button</text:p>
            <text:p>Class 3<text:s/></text:p>
            <text:p>02 Mar 2020 to 04 Mar 2020<text:s/></text:p>
            <text:p>(Full Time)</text:p>
            <text:p>Duration: 3 days</text:p>
            <text:p>Time:</text:p>
            <text:p>9.00am - 5.00pm</text:p>
            <text:p>Button</text:p>
            <text:p>Button</text:p>
          </table:table-cell>
          <table:table-cell office:value-type="string" table:style-name="ce2">
            <text:p>Key Takeaways</text:p>
            <text:p>At the end of the course, participants will be able to:</text:p>
            <text:p>Appreciate different agile software development methodologies</text:p>
            <text:p>Collaborate with stakeholder using user stories</text:p>
            <text:p>Understand and practise pair programming</text:p>
            <text:p>Understand and practise Test Driven Development (TDD)</text:p>
            <text:p>Apply architecture and design practices in agile software development</text:p>
            <text:p>Perform refactoring and apply refactoring patterns</text:p>
            <text:p>Understand the need for continuous integration (CI) and build a CI system</text:p>
          </table:table-cell>
          <table:table-cell office:value-type="string" table:style-name="ce2">
            <text:p>Who Should Attend</text:p>
            <text:p>This course is targeted at:<text:s/></text:p>
            <text:p>Java Architect, Designer and Developer who needs to implement agile method into their project.</text:p>
            <text:p>System analysts and software engineers involved in software development that is applying or considering agile methodology.</text:p>
            <text:p>Technical project managers and project leads who manage agile teams and would like to improve the effectiveness of the team.</text:p>
            <text:p>Certified Scrum Masters who would like to attain Certified Scrum Developer certification</text:p>
            <text:p>Pre-requisites</text:p>
            <text:p>Participants should have experience in at least one cycle of the software development and familiar with at least one programming language (preferably Java). It is also preferred that participants have at least one year prior experience in software development in technical role. Since Java is used as the language in the coding session, participants need to be comfortable in writing Java code together with a partner who may be versed in the programming language.</text:p>
          </table:table-cell>
          <table:table-cell office:value-type="string" table:style-name="ce2">
            <text:p>What Will Be Covered</text:p>
            <text:p>Introduction to Agile Software Development</text:p>
            <text:p>User Stories</text:p>
            <text:p>Pair Programming</text:p>
            <text:p>Test-Driven Development</text:p>
            <text:p>Architecture and Design</text:p>
            <text:p>Refactoring</text:p>
            <text:p>Continuous Integration</text:p>
            <text:p>Format</text:p>
            <text:p>Lectures, games, hands-on workshop and mock project</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s/></text:p>
            <text:p>WSQ Assessment</text:p>
            <text:p>Broad Schedule of Assessment: At the end of the course</text:p>
            <text:p>Passing Criteria: Achieve more than 50% in quiz and demonstrate ability to apply pair programming and TDD in the mock project workshop</text:p>
            <text:p>Assessment Method: Quiz and mock project workshop</text:p>
            <text:p>Upon passing the assessment, Statement of Attainment (SOAs) will be issued to certify that the participant has passed the following Competency Standard(s):</text:p>
            <text:p>ICT-PMT-4001-1.1 Business Needs Analysis</text:p>
            <text:p>ICT-DIT-3015-1.1 Software Testing</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38" table:style-name="ce1">
            <text:p>138</text:p>
          </table:table-cell>
          <table:table-cell office:value-type="string" table:style-name="ce1">
            <text:p>https://www.iss.nus.edu.sg/executive-education/course/detail/humanizing-smart-systems-SF</text:p>
          </table:table-cell>
          <table:table-cell office:value-type="string" table:style-name="ce1">
            <text:p>Humanizing Smart Systems (SF)</text:p>
          </table:table-cell>
          <table:table-cell office:value-type="string" table:style-name="ce1">
            <text:p>Software Systems</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4" table:style-name="ce1">
            <text:p>4</text:p>
          </table:table-cell>
          <table:table-cell office:value-type="float" office:value="3600" table:style-name="ce1">
            <text:p>3600</text:p>
          </table:table-cell>
          <table:table-cell office:value-type="string" table:style-name="ce2">
            <text:p>Overview</text:p>
            <text:p>Reference No</text:p>
            <text:p>CRS-Q-0035257-ICT</text:p>
            <text:p>Part of</text:p>
            <text:p>-</text:p>
            <text:p>Duration</text:p>
            <text:p>4 days</text:p>
            <text:p>Course Time</text:p>
            <text:p>9:00am - 5:00pm</text:p>
            <text:p>Enquiry</text:p>
            <text:p>Please contact Ms. Jaime TAN at<text:s/></text:p>
            <text:p/>
            <text:p>email for more details.</text:p>
            <text:p>This 4-day programme is intended for anyone who wishes to gain specialised knowledge in human centric smart systems. This course will benefit those working in medical, manufacturing, defense and other industry types. Participants will gain in-depth knowledge as well as practical skills through projects and assessments that reinforce their learning and engage their newly acquired knowledge.<text:s/></text:p>
            <text:p>Upon completion of the course, participants will be able to:</text:p>
            <text:p>Describe general principles and patterns for holistically building human-centric smart systems</text:p>
            <text:p>Design human centric smart interfaces using front end IoT devices such as sensors, smart gloves, and other wearables</text:p>
            <text:p>Build a human centric system using the front end IoT devices and open source Motion Analysis Software, like Kinovea and PhysMo, to sense and identify human activities</text:p>
            <text:p>Integrate Artificial Intelligence (AI) models and human-centric interfaces such as AR/VR/gesture/voice into the human-centric smart system</text:p>
            <text:p>This course is part of the Software Systems series and Graduate Certificate in Architecting Smart Systems series offered by NUS-ISS.</text:p>
          </table:table-cell>
          <table:table-cell office:value-type="string" table:style-name="ce2">
            <text:p>Upcoming Classes</text:p>
            <text:p>Class 1<text:s/></text:p>
            <text:p>13 Aug 2019 to 16 Aug 2019<text:s/></text:p>
            <text:p>(Full Time)</text:p>
            <text:p>Duration: 4 days</text:p>
            <text:p>When:</text:p>
            <text:p>Aug:</text:p>
            <text:p>13, 14, 15, 16</text:p>
            <text:p>Time:</text:p>
            <text:p>09:00 AM to 05:00 PM</text:p>
            <text:p>Button</text:p>
            <text:p>Button</text:p>
            <text:p>Class 2<text:s/></text:p>
            <text:p>14 Jan 2020 to 17 Jan 2020<text:s/></text:p>
            <text:p>(Full Time)</text:p>
            <text:p>Duration: 4 days</text:p>
            <text:p>When:</text:p>
            <text:p>Jan:</text:p>
            <text:p>14, 15, 16, 17</text:p>
            <text:p>Time:</text:p>
            <text:p>09:00 AM to 05:00 PM</text:p>
            <text:p>Button</text:p>
            <text:p>Button</text:p>
          </table:table-cell>
          <table:table-cell office:value-type="string" table:style-name="ce2">
            <text:p>Key Takeaways</text:p>
            <text:p>Upon completion of the course, the participants will be able to:</text:p>
            <text:p>Describe general principles and patterns for holistically building human-centric smart systems</text:p>
            <text:p>Design human centric smart interfaces using front end IoT devices such as sensors, smart gloves, and other wearables</text:p>
            <text:p>Build a human centric system using the front end IoT devices and open source Motion Analysis Software, like Kinovea and PhysMo, to sense and identify human activities</text:p>
            <text:p>Integrate Artificial Intelligence (AI) models and human-centric interfaces such as AR/VR/gesture/voice into the human-centric smart system</text:p>
          </table:table-cell>
          <table:table-cell office:value-type="string" table:style-name="ce2">
            <text:p>Who Should Attend</text:p>
            <text:p>It is applicable for professionals engaged in the following areas:</text:p>
            <text:p>Software Architects</text:p>
            <text:p>Senior Software Engineers</text:p>
            <text:p>Pre-requisites</text:p>
            <text:p>The target course participants are anyone interested in architecting and building human centric smart systems. There is a prerequisite for participants to possess fundamental knowledge in Python/MATLAB programming.</text:p>
          </table:table-cell>
          <table:table-cell office:value-type="string" table:style-name="ce2">
            <text:p>What Will Be Covered</text:p>
            <text:p>The Humanizing Smart Systems course will be a 4.0 days public short course comprising 4 modules and their respective workshops. Participants will gain important knowledge in designing humanizing smart interfaces and devices using front end IoT devices such as sensors, smart gloves, and other wearables and algorithms. These are not present in our competitors’ courses. There will be practical application of tools, knowledge, and project presentation, thus allowing attendees to develop the knowledge and skills required to develop humanizing smart systems for real world practical applications.<text:s/></text:p>
            <text:p>The outline teaching agenda is as follows:</text:p>
            <text:p>Day 1: Human-centric systems design methodologies</text:p>
            <text:p>Module 1</text:p>
            <text:p>Workshop 1</text:p>
            <text:p>Day 2: Human-centric IoT devices</text:p>
            <text:p>Module 2</text:p>
            <text:p>Workshop 2</text:p>
            <text:p>Day 3: Human-Machine Interfacing</text:p>
            <text:p>Module 3</text:p>
            <text:p>Workshop 3</text:p>
            <text:p>Day 4: AI models for Human Activity Recognition</text:p>
            <text:p>Module 4</text:p>
            <text:p>Workshop 4</text:p>
            <text:p>Final Assessment</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3600</text:p>
            <text:p>S$3600</text:p>
            <text:p>S$3600</text:p>
            <text:p>S$3600</text:p>
            <text:p>SSG grant</text:p>
            <text:p>-</text:p>
            <text:p>(S$2520)</text:p>
            <text:p>(S$2520)</text:p>
            <text:p>(S$2520)</text:p>
            <text:p>Nett course fee</text:p>
            <text:p>S$3600</text:p>
            <text:p>S$1080</text:p>
            <text:p>S$1080</text:p>
            <text:p>S$1080</text:p>
            <text:p>7% GST on nett course fee</text:p>
            <text:p>S$252</text:p>
            <text:p>S$75.60</text:p>
            <text:p>S$75.60</text:p>
            <text:p>S$75.60</text:p>
            <text:p>Total nett course fee payable, including GST</text:p>
            <text:p>S$3852</text:p>
            <text:p>S$1155.60</text:p>
            <text:p>S$1155.60</text:p>
            <text:p>S$1155.60</text:p>
            <text:p>Less additional funding if eligible under various schemes</text:p>
            <text:p>-</text:p>
            <text:p>-</text:p>
            <text:p>(S$720)</text:p>
            <text:p>(S$900)</text:p>
            <text:p>Total nett course fee payable, including GST, after additional funding from the various funding schemes</text:p>
            <text:p>S$3852</text:p>
            <text:p>S$1155.60</text:p>
            <text:p>S$435.60</text:p>
            <text:p>S$255.6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3600</text:p>
            <text:p>S$3600</text:p>
            <text:p>S$3600</text:p>
            <text:p>S$3600</text:p>
            <text:p>S$3600</text:p>
            <text:p>SSG grant</text:p>
            <text:p>-</text:p>
            <text:p>(S$2520)</text:p>
            <text:p>(S$2520)</text:p>
            <text:p>(S$2520)</text:p>
            <text:p>(S$2520)</text:p>
            <text:p>Nett course fee</text:p>
            <text:p>S$3600</text:p>
            <text:p>S$1080</text:p>
            <text:p>S$1080</text:p>
            <text:p>S$1080</text:p>
            <text:p>S$1080</text:p>
            <text:p>7% GST on nett course fee</text:p>
            <text:p>S$252</text:p>
            <text:p>S$75.60</text:p>
            <text:p>S$75.60</text:p>
            <text:p>S$75.60</text:p>
            <text:p>S$75.60</text:p>
            <text:p>Total nett course fee payable, including GST</text:p>
            <text:p>S$3852</text:p>
            <text:p>S$1155.60</text:p>
            <text:p>S$1155.60</text:p>
            <text:p>S$1155.60</text:p>
            <text:p>S$1155.60</text:p>
            <text:p>Fee payable to NUS-ISS</text:p>
            <text:p>Less additional funding if eligible under various schemes#</text:p>
            <text:p>(company needs to submit training grant and claim via Skillsconnect)</text:p>
            <text:p>-</text:p>
            <text:p>-</text:p>
            <text:p>(S$720)</text:p>
            <text:p>(S$900)</text:p>
            <text:p>(S$720)</text:p>
            <text:p>Total nett course fee payable, including GST, after additional funding from the various funding schemes</text:p>
            <text:p>-</text:p>
            <text:p>-</text:p>
            <text:p>S$435.60</text:p>
            <text:p>S$255.60</text:p>
            <text:p>S$435.6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Participants will be assessed throughout the duration of the course.</text:p>
            <text:p>Assessment Method -</text:p>
            <text:p>Group assessments</text:p>
            <text:p>Individual written assessment (open-book)</text:p>
            <text:p>Passing Criteria –</text:p>
            <text:p>Group Assessment - Participants are to make active contribution to the group discussions and exercises, and achieve objectives in the workshops.</text:p>
            <text:p>Individual Assessment - Participants are to answer all questions accurately in the individual written assessment.</text:p>
            <text:p>Upon passing the assessment, Statement of Attainment (SOAs) will be issued to certify that the participant has passed the following Competency Standard(s):</text:p>
            <text:p>ICT-DES-4008-1.1 User Interface Design</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39" table:style-name="ce1">
            <text:p>139</text:p>
          </table:table-cell>
          <table:table-cell office:value-type="string" table:style-name="ce1">
            <text:p>https://www.iss.nus.edu.sg/executive-education/course/detail/nicf--introduction-to-blockchain-dlt-for-executives-(sf)</text:p>
          </table:table-cell>
          <table:table-cell office:value-type="string" table:style-name="ce1">
            <text:p>Introduction to Blockchain &amp; DLT for Executives (SF)</text:p>
          </table:table-cell>
          <table:table-cell office:value-type="string" table:style-name="ce1">
            <text:p>Software Systems</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900" table:style-name="ce1">
            <text:p>900</text:p>
          </table:table-cell>
          <table:table-cell office:value-type="string" table:style-name="ce2">
            <text:p>Overview</text:p>
            <text:p>Reference No</text:p>
            <text:p>CRS-Q-0036100-ICT</text:p>
            <text:p>Part of</text:p>
            <text:p>-</text:p>
            <text:p>Duration</text:p>
            <text:p>1 day</text:p>
            <text:p>Course Time</text:p>
            <text:p>9.00am - 5.00pm</text:p>
            <text:p>Enquiry</text:p>
            <text:p>Please contact Ms. Verene HENG at<text:s/></text:p>
            <text:p/>
            <text:p>email for more details.</text:p>
            <text:p>This course provides an overview of Blockchain and Distributed Ledger technologies (DLT) meant for executives. It is designed to enable executives to explore the potential uses for Blockchain and DLT, for better business decision-making in the adoption of these technologies.<text:s/></text:p>
            <text:p>You will learn the key concepts underlying these technologies and how the technologies have evolved. The course also illustrates real-life use cases, as well as the major DLT technological platforms – Ethereum, Hyperledger and Corda, and the different use cases each platform is designed for.<text:s/></text:p>
            <text:p>This course is part of the Software Systems series offered by NUS-ISS.</text:p>
          </table:table-cell>
          <table:table-cell table:style-name="ce1"/>
          <table:table-cell office:value-type="string" table:style-name="ce2">
            <text:p>Key Takeaways<text:s/></text:p>
            <text:p>At the end of the course, you will be able to</text:p>
            <text:p>Explain key concepts underlying Blockchain and DLT</text:p>
            <text:p>Identify real-world problems and define specific use cases for Blockchain and DLT</text:p>
            <text:p>Compare and contrast between existing Blockchain and DLT</text:p>
            <text:p>Demonstrate a clear understanding of the potential uses of Blockchain and DLT for businesses</text:p>
          </table:table-cell>
          <table:table-cell office:value-type="string" table:style-name="ce2">
            <text:p>Who Should Attend<text:s/></text:p>
            <text:p>This is a foundational course to Blockchain and DLT, and provides a high level overview of the technology and how it can be practically used.</text:p>
            <text:p>It is applicable for professionals who are interested in knowing more about Blockchain technology and how the technology can be used in their operations or industry.<text:s/></text:p>
            <text:p>Some of these industries include:</text:p>
            <text:p>Financial services</text:p>
            <text:p>Supply chain</text:p>
            <text:p>Real estate and property</text:p>
            <text:p>Healthcare</text:p>
            <text:p>Retail and consumer goods</text:p>
          </table:table-cell>
          <table:table-cell office:value-type="string" table:style-name="ce2">
            <text:p>What Will Be Covered</text:p>
            <text:p>Key concepts underlying the BlockChain technologies, including DLT, smart contracts, cryptography and consensus rules</text:p>
            <text:p>History of Bitcoins to today's ICOs</text:p>
            <text:p>Learn the potential impact of Blockchain and DLT technologies on businesses</text:p>
            <text:p>Illustrate real-life use cases of Blockchain and DLT technologies</text:p>
            <text:p>Study the existing DLT platforms - Corda, Ethereum and Hyperledger</text:p>
            <text:p>Understand the differences between platforms in both technical capabilities, business requirements, and the different use cases each platform is designed to solve</text:p>
            <text:p>Understand pre-requisites to using Blockchain and DLT technologies at scale</text:p>
            <text:p>Prerequisites<text:s/></text:p>
            <text:p>Participants are required to bring their own notebook PCs for the course to:</text:p>
            <text:p>access e-resources such as course materials;</text:p>
            <text:p>conduct online research and work on their assignments; and</text:p>
            <text:p>contribute towards a greener environment.</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900</text:p>
            <text:p>S$900</text:p>
            <text:p>S$900</text:p>
            <text:p>S$900</text:p>
            <text:p>SSG grant</text:p>
            <text:p>-</text:p>
            <text:p>(S$630)</text:p>
            <text:p>(S$630)</text:p>
            <text:p>(S$630)</text:p>
            <text:p>Nett course fee</text:p>
            <text:p>S$900</text:p>
            <text:p>S$270</text:p>
            <text:p>S$270</text:p>
            <text:p>S$270</text:p>
            <text:p>7% GST on nett course fee</text:p>
            <text:p>S$63</text:p>
            <text:p>S$18.90</text:p>
            <text:p>S$18.90</text:p>
            <text:p>S$18.90</text:p>
            <text:p>Total nett course fee payable, including GST</text:p>
            <text:p>S$963</text:p>
            <text:p>S$288.90</text:p>
            <text:p>S$288.90</text:p>
            <text:p>S$288.90</text:p>
            <text:p>Less additional funding if eligible under various schemes</text:p>
            <text:p>-</text:p>
            <text:p>-</text:p>
            <text:p>(S$180)</text:p>
            <text:p>(S$225)</text:p>
            <text:p>Total nett course fee payable, including GST, after additional funding from the various funding schemes</text:p>
            <text:p>S$963</text:p>
            <text:p>S$288.90</text:p>
            <text:p>S$108.90</text:p>
            <text:p>S$63.9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900</text:p>
            <text:p>S$900</text:p>
            <text:p>S$900</text:p>
            <text:p>S$900</text:p>
            <text:p>S$900</text:p>
            <text:p>SSG grant</text:p>
            <text:p>-</text:p>
            <text:p>(S$630)</text:p>
            <text:p>(S$630)</text:p>
            <text:p>(S$630)</text:p>
            <text:p>(S$630)</text:p>
            <text:p>Nett course fee</text:p>
            <text:p>S$900</text:p>
            <text:p>S$270</text:p>
            <text:p>S$270</text:p>
            <text:p>S$270</text:p>
            <text:p>S$270</text:p>
            <text:p>7% GST on nett course fee</text:p>
            <text:p>S$63</text:p>
            <text:p>S$18.90</text:p>
            <text:p>S$18.90</text:p>
            <text:p>S$18.90</text:p>
            <text:p>S$18.90</text:p>
            <text:p>Total nett course fee payable, including GST</text:p>
            <text:p>S$963</text:p>
            <text:p>S$288.90</text:p>
            <text:p>S$288.90</text:p>
            <text:p>S$288.90</text:p>
            <text:p>S$288.90</text:p>
            <text:p>Fee payable to NUS-ISS</text:p>
            <text:p>Less additional funding if eligible under various schemes#</text:p>
            <text:p>(company needs to submit training grant and claim via Skillsconnect)</text:p>
            <text:p>-</text:p>
            <text:p>-</text:p>
            <text:p>(S$180)</text:p>
            <text:p>(S$225)</text:p>
            <text:p>(S$180)</text:p>
            <text:p>Total nett course fee payable, including GST, after additional funding from the various funding schemes</text:p>
            <text:p>-</text:p>
            <text:p>-</text:p>
            <text:p>S$108.90</text:p>
            <text:p>S$63.90</text:p>
            <text:p>S$108.9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will be capped at 6.5 hours and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Attendance</text:p>
            <text:p>The ISS Certificate of Completion will be issued to participants who have attended at least 75% of the course.</text:p>
            <text:p>WSQ Assessment</text:p>
            <text:p>Participants will be assessed throughout the duration of the course.</text:p>
            <text:p>Assessment Method -</text:p>
            <text:p>Group assessments</text:p>
            <text:p>Individual written assessment (open-book)</text:p>
            <text:p>Passing Criteria –</text:p>
            <text:p>Group Assessment - Participants are to make active contribution to the group discussions and exercises, and achieve objectives in the workshops.</text:p>
            <text:p>Individual Assessment - Participants are to answer all questions accurately in the individual written assessment.</text:p>
            <text:p>Upon passing the assessment, Statement of Attainment (SOAs) will be issued to certify that the participant has passed the following Competency Standard(s):</text:p>
            <text:p>ICT-SNA-5011-1.1 Emerging Technology Synthesis</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40" table:style-name="ce1">
            <text:p>140</text:p>
          </table:table-cell>
          <table:table-cell office:value-type="string" table:style-name="ce1">
            <text:p>https://www.iss.nus.edu.sg/executive-education/course/detail/nicf--object-oriented-analysis-design-(sf)</text:p>
          </table:table-cell>
          <table:table-cell office:value-type="string" table:style-name="ce1">
            <text:p>Object Oriented Analysis &amp; Design (SF)</text:p>
          </table:table-cell>
          <table:table-cell office:value-type="string" table:style-name="ce1">
            <text:p>Software Systems</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5" table:style-name="ce1">
            <text:p>5</text:p>
          </table:table-cell>
          <table:table-cell office:value-type="float" office:value="3600" table:style-name="ce1">
            <text:p>3600</text:p>
          </table:table-cell>
          <table:table-cell office:value-type="string" table:style-name="ce2">
            <text:p>Overview</text:p>
            <text:p>Reference No</text:p>
            <text:p>CRS-Q-0036884-ICT</text:p>
            <text:p>Part of</text:p>
            <text:p>-</text:p>
            <text:p>Duration</text:p>
            <text:p>5 days</text:p>
            <text:p>Course Time</text:p>
            <text:p>9:00am - 5:00pm</text:p>
            <text:p>PDU</text:p>
            <text:p>19PDU and PD hours are available for this course</text:p>
            <text:p>Enquiry</text:p>
            <text:p>Please contact Ms. Jeryn LIN at</text:p>
            <text:p>tel: 66017926 or<text:s/></text:p>
            <text:p>email for more details.</text:p>
            <text:p>Delving straight into system development without applying proper analysis and design is similar to building a house without a blueprint. This would mean having to spend more time and resources on reworks and patches later in the development phase in order to solve problems that could have been avoided if appropriate development techniques had been applied.</text:p>
            <text:p>The Object Oriented Analysis and Design (OOAD) techniques helps to:</text:p>
            <text:p>Speed up software development processes</text:p>
            <text:p>Increase developers’ productivity by promoting software reuse</text:p>
            <text:p>Facilitate effective software integration</text:p>
            <text:p>Reduce software maintenance and enhancement efforts</text:p>
            <text:p>Support continuous integration and delivery</text:p>
            <text:p>Workshops are specially tailored to take participants through the system development process; from requirements to design workflow. Participants will get hands-on experience on the application of OOAD techniques through the relevant cycles.</text:p>
            <text:p>This course not only helps system designers and developers to leverage on the benefits of OOAD techniques, thereby reducing maintenance costs and increasing software quality, it also helps project managers / leaders / Scrum masters / team members to better manage software development processes.</text:p>
            <text:p>Upon successful completion of this course, you will earn 19 PDUs (PM: 19) that can be used to maintain your PMP® credential. Note that for the purpose of PDU reporting by those with PMP® credentials, the PMI REP Provider Number of ISS is “2339”.<text:s/></text:p>
            <text:p>This course is part of the Software Systems series offered by NUS-ISS.</text:p>
          </table:table-cell>
          <table:table-cell office:value-type="string" table:style-name="ce2">
            <text:p>Upcoming Classes</text:p>
            <text:p>Class 1<text:s/></text:p>
            <text:p>18 Jun 2019 to 24 Jun 2019<text:s/></text:p>
            <text:p>(FullTime)</text:p>
            <text:p>Duration: 5 days</text:p>
            <text:p>When:</text:p>
            <text:p>Jun:</text:p>
            <text:p>18, 19, 20, 21, 24</text:p>
            <text:p>Time:</text:p>
            <text:p>9:00am - 5:00pm</text:p>
            <text:p>Button</text:p>
            <text:p>Button</text:p>
            <text:p>Class 2<text:s/></text:p>
            <text:p>04 Nov 2019 to 08 Nov 2019<text:s/></text:p>
            <text:p>(Full Time)</text:p>
            <text:p>Duration: 5 days</text:p>
            <text:p>When:</text:p>
            <text:p>Nov:</text:p>
            <text:p>04, 05, 06, 07, 08</text:p>
            <text:p>Time:</text:p>
            <text:p>9:00am - 5:00pm</text:p>
            <text:p>Button</text:p>
            <text:p>Button</text:p>
            <text:p>Class 3<text:s/></text:p>
            <text:p>03 Feb 2020 to 07 Feb 2020<text:s/></text:p>
            <text:p>(FullTime)</text:p>
            <text:p>Duration: 5 days</text:p>
            <text:p>When:</text:p>
            <text:p>Feb:</text:p>
            <text:p>03, 04, 05, 06, 07</text:p>
            <text:p>Time:</text:p>
            <text:p>9:00am - 5:00pm</text:p>
            <text:p>Button</text:p>
            <text:p>Button</text:p>
          </table:table-cell>
          <table:table-cell office:value-type="string" table:style-name="ce2">
            <text:p>Key Takeaways</text:p>
            <text:p>At the end of the course, participants will be able to:</text:p>
            <text:p>Understand OO Principles</text:p>
            <text:p>Understand UML diagramming techniques</text:p>
            <text:p>Understand essential deliverables in software development processes</text:p>
            <text:p>Apply OOAD techniques in development processes</text:p>
            <text:p>Be aware of industry best practices</text:p>
          </table:table-cell>
          <table:table-cell office:value-type="string" table:style-name="ce2">
            <text:p>Who Should Attend</text:p>
            <text:p>System Analysts / Software Engineer</text:p>
            <text:p>Software Developers</text:p>
            <text:p>Software Architects</text:p>
            <text:p>Project Managers / Project Leaders</text:p>
            <text:p>Scrum Masters</text:p>
            <text:p>Those involved in software development process, typically those who require the use of OO technology</text:p>
            <text:p>Developers who are:</text:p>
            <text:p>- Experienced in either OO or non-OO styles of coding.</text:p>
            <text:p>- Knowledgeable in any high-level language (e.g. Java, C#, C++, C, COBOL).</text:p>
            <text:p>- Keen to learn about the basics of modelling in UML</text:p>
            <text:p>- Keen to improve software development within an OO SDLC as a software developer, software development leader or software architect.</text:p>
            <text:p>Pre-requisite</text:p>
            <text:p>Preferably some knowledge of any programming languages</text:p>
          </table:table-cell>
          <table:table-cell office:value-type="string" table:style-name="ce2">
            <text:p>What Will Be Covered</text:p>
            <text:p>Object Orientation principles</text:p>
            <text:p>UML diagramming techniques</text:p>
            <text:p>Adopting OOAD for waterfall / iterative / agile / scrum approaches</text:p>
            <text:p>Requirements Analysis with Use Cases / user stories</text:p>
            <text:p>Identifying objects and responsibilities during Analysis</text:p>
            <text:p>Design for Architectural Platforms</text:p>
            <text:p>Design for Interface, Abstract Class, Polymorphism and Patterns</text:p>
            <text:p>OO Mapping to Implementation Technology</text:p>
            <text:p>Case Study</text:p>
            <text:p>Format</text:p>
            <text:p>Lectures and workshop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3600</text:p>
            <text:p>S$3600</text:p>
            <text:p>S$3600</text:p>
            <text:p>S$3600</text:p>
            <text:p>SSG grant</text:p>
            <text:p>-</text:p>
            <text:p>(S$2520)</text:p>
            <text:p>(S$2520)</text:p>
            <text:p>(S$2520)</text:p>
            <text:p>Nett course fee</text:p>
            <text:p>S$3600</text:p>
            <text:p>S$1080</text:p>
            <text:p>S$1080</text:p>
            <text:p>S$1080</text:p>
            <text:p>7% GST on nett course fee</text:p>
            <text:p>S$252</text:p>
            <text:p>S$75.60</text:p>
            <text:p>S$75.60</text:p>
            <text:p>S$75.60</text:p>
            <text:p>Total nett course fee payable, including GST</text:p>
            <text:p>S$3852</text:p>
            <text:p>S$1155.60</text:p>
            <text:p>S$1155.60</text:p>
            <text:p>S$1155.60</text:p>
            <text:p>Less additional funding if eligible under various schemes</text:p>
            <text:p>-</text:p>
            <text:p>-</text:p>
            <text:p>(S$720)</text:p>
            <text:p>(S$900)</text:p>
            <text:p>Total nett course fee payable, including GST, after additional funding from the various funding schemes</text:p>
            <text:p>S$3852</text:p>
            <text:p>S$1155.60</text:p>
            <text:p>S$435.60</text:p>
            <text:p>S$255.6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3600</text:p>
            <text:p>S$3600</text:p>
            <text:p>S$3600</text:p>
            <text:p>S$3600</text:p>
            <text:p>S$3600</text:p>
            <text:p>SSG grant</text:p>
            <text:p>-</text:p>
            <text:p>(S$2520)</text:p>
            <text:p>(S$2520)</text:p>
            <text:p>(S$2520)</text:p>
            <text:p>(S$2520)</text:p>
            <text:p>Nett course fee</text:p>
            <text:p>S$3600</text:p>
            <text:p>S$1080</text:p>
            <text:p>S$1080</text:p>
            <text:p>S$1080</text:p>
            <text:p>S$1080</text:p>
            <text:p>7% GST on nett course fee</text:p>
            <text:p>S$252</text:p>
            <text:p>S$75.60</text:p>
            <text:p>S$75.60</text:p>
            <text:p>S$75.60</text:p>
            <text:p>S$75.60</text:p>
            <text:p>Total nett course fee payable, including GST</text:p>
            <text:p>S$3852</text:p>
            <text:p>S$1155.60</text:p>
            <text:p>S$1155.60</text:p>
            <text:p>S$1155.60</text:p>
            <text:p>S$1155.60</text:p>
            <text:p>Fee payable to NUS-ISS</text:p>
            <text:p>Less additional funding if eligible under various schemes#</text:p>
            <text:p>(company needs to submit training grant and claim via Skillsconnect)</text:p>
            <text:p>-</text:p>
            <text:p>-</text:p>
            <text:p>(S$720)</text:p>
            <text:p>(S$900)</text:p>
            <text:p>(S$720)</text:p>
            <text:p>Total nett course fee payable, including GST, after additional funding from the various funding schemes</text:p>
            <text:p>-</text:p>
            <text:p>-</text:p>
            <text:p>S$435.60</text:p>
            <text:p>S$255.60</text:p>
            <text:p>S$435.6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and end of course</text:p>
            <text:p>Passing Criteria: Generally achieve above 50% marks for quizzes and workshop assessments</text:p>
            <text:p>Assessment Method: Workshops and open book quiz</text:p>
            <text:p>Upon passing the assessment, Statement of Attainment (SOAs) will be issued to certify that the participant has passed the following Competency Standard(s):</text:p>
            <text:p>ICT-DIT-5002-1.1 Applications Development</text:p>
            <text:p>ICT-DES-4006-1.1 Solution Architecture<text:s/></text:p>
            <text:p>ICT-DES-4005-1.1 Software Design</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41" table:style-name="ce1">
            <text:p>141</text:p>
          </table:table-cell>
          <table:table-cell office:value-type="string" table:style-name="ce1">
            <text:p>https://www.iss.nus.edu.sg/executive-education/course/detail/nicf--object-oriented-design-patterns-(sf)</text:p>
          </table:table-cell>
          <table:table-cell office:value-type="string" table:style-name="ce1">
            <text:p>Object Oriented Design Patterns (SF)</text:p>
          </table:table-cell>
          <table:table-cell office:value-type="string" table:style-name="ce1">
            <text:p>Software Systems</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4" table:style-name="ce1">
            <text:p>4</text:p>
          </table:table-cell>
          <table:table-cell office:value-type="float" office:value="3200" table:style-name="ce1">
            <text:p>3200</text:p>
          </table:table-cell>
          <table:table-cell office:value-type="string" table:style-name="ce2">
            <text:p>Overview</text:p>
            <text:p>Reference No</text:p>
            <text:p>CRS-Q-0036482-ICT</text:p>
            <text:p>Part of</text:p>
            <text:p>-</text:p>
            <text:p>Duration</text:p>
            <text:p>4 days</text:p>
            <text:p>Course Time</text:p>
            <text:p>9.00am - 5.00pm</text:p>
            <text:p>Enquiry</text:p>
            <text:p>Please contact Ms. Jeryn LIN at</text:p>
            <text:p>tel: 66017926 or<text:s/></text:p>
            <text:p>email for more details.<text:s/></text:p>
            <text:p/>
            <text:p>Just as buildings are constructed using proven designs, software too can be built utilising proven solutions to common problems. Reapplying design pattern solutions to new applications reduces the development cost and lends itself to extensibility.</text:p>
            <text:p>This course teaches participants to solve tough design problems by adapting proven designs called design patterns. By reusing proven solutions on the right problems in the right contexts, you will be able to solve design problems that you may not have been able to do previously.</text:p>
            <text:p>This course provides an in-depth look into how experts apply design skills. A case study and a programming exercise will provide an opportunity for hands-on design discussions.</text:p>
            <text:p>Design patterns should be applied whenever a new software application is being architected and designed. They should also be applied when there is a need to ‘refactor’ or improve existing software applications. The course highlights the relevance of design patterns in both contemporary and agile software engineering lifecycles.</text:p>
            <text:p>This course is part of the Software Systems series offered by NUS-ISS.</text:p>
          </table:table-cell>
          <table:table-cell office:value-type="string" table:style-name="ce2">
            <text:p>Upcoming Classes</text:p>
            <text:p>Class 1<text:s/></text:p>
            <text:p>25 Jun 2019 to 28 Jun 2019<text:s/></text:p>
            <text:p>(FullTime)</text:p>
            <text:p>Duration: 4 days</text:p>
            <text:p>When:</text:p>
            <text:p>Jun:</text:p>
            <text:p>25, 26, 27, 28</text:p>
            <text:p>Time:</text:p>
            <text:p>9:00am - 5:00pm</text:p>
            <text:p>Button</text:p>
            <text:p>Button</text:p>
            <text:p>Class 2<text:s/></text:p>
            <text:p>17 Feb 2020 to 20 Feb 2020<text:s/></text:p>
            <text:p>(FullTime)</text:p>
            <text:p>Duration: 4 days</text:p>
            <text:p>When:</text:p>
            <text:p>Feb:</text:p>
            <text:p>17, 18, 19, 20</text:p>
            <text:p>Time:</text:p>
            <text:p>9:00am - 5:00pm</text:p>
            <text:p>Button</text:p>
            <text:p>Button</text:p>
          </table:table-cell>
          <table:table-cell office:value-type="string" table:style-name="ce2">
            <text:p>Key Takeaways</text:p>
            <text:p>At the end of the course, participants will be able to:</text:p>
            <text:p>Understand the "Gang of Four" design patterns and know when to apply them</text:p>
            <text:p>Understand and apply principles of good object oriented design and heuristics</text:p>
            <text:p>Design systems by reusing design patterns</text:p>
            <text:p>Have hands-on experience in implementing and incorporating patterns in software programs</text:p>
          </table:table-cell>
          <table:table-cell office:value-type="string" table:style-name="ce2">
            <text:p>Who Should Attend</text:p>
            <text:p>This course is for:<text:s/></text:p>
            <text:p>Software Architects</text:p>
            <text:p>Software Designers</text:p>
            <text:p>Software Analysts</text:p>
            <text:p>Software Developers</text:p>
            <text:p>Pre-requisites</text:p>
            <text:p>Participants must understand OO modelling (class and sequence diagrams) and be able to read simple code (Java, C# or C++).</text:p>
          </table:table-cell>
          <table:table-cell office:value-type="string" table:style-name="ce2">
            <text:p>What Will Be Covered</text:p>
            <text:p>Introduction &amp; Benefits of Design Patterns</text:p>
            <text:p>Design Patterns in Software Development Process</text:p>
            <text:p>Principles of Object Oriented Design</text:p>
            <text:p>Discussion on Gang of Four Design Patterns</text:p>
            <text:p>Refactoring to Patterns</text:p>
            <text:p>Case Study on Implementation of Design Patterns</text:p>
            <text:p>Format</text:p>
            <text:p>Lectures, workshops and case study</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3200</text:p>
            <text:p>S$3200</text:p>
            <text:p>S$3200</text:p>
            <text:p>S$3200</text:p>
            <text:p>SSG grant</text:p>
            <text:p>-</text:p>
            <text:p>(S$2240)</text:p>
            <text:p>(S$2240)</text:p>
            <text:p>(S$2240)</text:p>
            <text:p>Nett course fee</text:p>
            <text:p>S$3200</text:p>
            <text:p>S$960</text:p>
            <text:p>S$960</text:p>
            <text:p>S$960</text:p>
            <text:p>7% GST on nett course fee</text:p>
            <text:p>S$224</text:p>
            <text:p>S$67.20</text:p>
            <text:p>S$67.20</text:p>
            <text:p>S$67.20</text:p>
            <text:p>Total nett course fee payable, including GST</text:p>
            <text:p>S$3424</text:p>
            <text:p>S$1027.20</text:p>
            <text:p>S$1027.20</text:p>
            <text:p>S$1027.20</text:p>
            <text:p>Less additional funding if eligible under various schemes</text:p>
            <text:p>-</text:p>
            <text:p>-</text:p>
            <text:p>(S$640)</text:p>
            <text:p>(S$800)</text:p>
            <text:p>Total nett course fee payable, including GST, after additional funding from the various funding schemes</text:p>
            <text:p>S$3424</text:p>
            <text:p>S$1027.20</text:p>
            <text:p>S$387.20</text:p>
            <text:p>S$227.2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3200</text:p>
            <text:p>S$3200</text:p>
            <text:p>S$3200</text:p>
            <text:p>S$3200</text:p>
            <text:p>S$3200</text:p>
            <text:p>SSG grant</text:p>
            <text:p>-</text:p>
            <text:p>(S$2240)</text:p>
            <text:p>(S$2240)</text:p>
            <text:p>(S$2240)</text:p>
            <text:p>(S$2240)</text:p>
            <text:p>Nett course fee</text:p>
            <text:p>S$3200</text:p>
            <text:p>S$960</text:p>
            <text:p>S$960</text:p>
            <text:p>S$960</text:p>
            <text:p>S$960</text:p>
            <text:p>7% GST on nett course fee</text:p>
            <text:p>S$224</text:p>
            <text:p>S$67.20</text:p>
            <text:p>S$67.20</text:p>
            <text:p>S$67.20</text:p>
            <text:p>S$67.20</text:p>
            <text:p>Total nett course fee payable, including GST</text:p>
            <text:p>S$3424</text:p>
            <text:p>S$1027.20</text:p>
            <text:p>S$1027.20</text:p>
            <text:p>S$1027.20</text:p>
            <text:p>S$1027.20</text:p>
            <text:p>Fee payable to NUS-ISS</text:p>
            <text:p>Less additional funding if eligible under various schemes#</text:p>
            <text:p>(company needs to submit training grant and claim via Skillsconnect)</text:p>
            <text:p>-</text:p>
            <text:p>-</text:p>
            <text:p>(S$640)</text:p>
            <text:p>(S$800)</text:p>
            <text:p>(S$640)</text:p>
            <text:p>Total nett course fee payable, including GST, after additional funding from the various funding schemes</text:p>
            <text:p>-</text:p>
            <text:p>-</text:p>
            <text:p>S$387.20</text:p>
            <text:p>S$227.20</text:p>
            <text:p>S$387.2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the course</text:p>
            <text:p>Passing Criteria: Achieve objectives in the case of workshop</text:p>
            <text:p>Assessment Method: Workshops</text:p>
            <text:p>Upon passing the assessment, Statement of Attainment (SOAs) will be issued to certify that the participant has passed the following Competency Standard(s):</text:p>
            <text:p>ICT-DES-4005-1.1 Software Design</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42" table:style-name="ce1">
            <text:p>142</text:p>
          </table:table-cell>
          <table:table-cell office:value-type="string" table:style-name="ce1">
            <text:p>https://www.iss.nus.edu.sg/executive-education/course/detail/platform-engineering-SF</text:p>
          </table:table-cell>
          <table:table-cell office:value-type="string" table:style-name="ce1">
            <text:p>Platform Engineering (SF)</text:p>
          </table:table-cell>
          <table:table-cell office:value-type="string" table:style-name="ce1">
            <text:p>Software System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4842-ICT</text:p>
            <text:p>Part of</text:p>
            <text:p>-</text:p>
            <text:p>Duration</text:p>
            <text:p>3 days</text:p>
            <text:p>Course Time</text:p>
            <text:p>9:00am - 5:00pm</text:p>
            <text:p>Enquiry</text:p>
            <text:p>Please contact Ms. Jaime TAN at<text:s/></text:p>
            <text:p/>
            <text:p>email for more details.</text:p>
            <text:p>This course is intended for senior software engineers and software architects who aspire to enhance their skills in the area of architecting and engineering software platforms. Through a learning approach with ample hands-on activities, participants will pick up the knowledge and techniques of designing reusable assets and common services, creation of frameworks, API design, platform management and platform data management. Case studies and relevant workshops to re-inforce learnings after important topics are an integral part of this course.</text:p>
            <text:p>This will equip participants with detailed knowledge to build a scalable platform for interconnected or extended applications, thus enabling the creation of network of applications to grow the business ecosystems.</text:p>
            <text:p>This course is part of the Software Systems series and Graduate Certificate in Architecting Scalable Systems series offered by NUS-ISS.</text:p>
          </table:table-cell>
          <table:table-cell office:value-type="string" table:style-name="ce2">
            <text:p>Upcoming Classes</text:p>
            <text:p>Class 1<text:s/></text:p>
            <text:p>23 Jul 2019 to 25 Jul 2019<text:s/></text:p>
            <text:p>(Full Time)</text:p>
            <text:p>Duration: 3 days</text:p>
            <text:p>When:</text:p>
            <text:p>Jul:</text:p>
            <text:p>23, 24, 25</text:p>
            <text:p>Time:</text:p>
            <text:p>9:00am - 5:00pm</text:p>
            <text:p>Button</text:p>
            <text:p>Button</text:p>
            <text:p>Class 2<text:s/></text:p>
            <text:p>06 Aug 2019 to 08 Aug 2019<text:s/></text:p>
            <text:p>(FullTime)</text:p>
            <text:p>Duration: 3 days</text:p>
            <text:p>When:</text:p>
            <text:p>Aug:</text:p>
            <text:p>06, 07, 08</text:p>
            <text:p>Time:</text:p>
            <text:p>9:00am - 5:00pm</text:p>
            <text:p>Button</text:p>
            <text:p>Button</text:p>
            <text:p>Class 3<text:s/></text:p>
            <text:p>18 Nov 2019 to 20 Nov 2019<text:s/></text:p>
            <text:p>(FullTime)</text:p>
            <text:p>Duration: 3 days</text:p>
            <text:p>When:</text:p>
            <text:p>Nov:</text:p>
            <text:p>18, 19, 20</text:p>
            <text:p>Time:</text:p>
            <text:p>9:00am - 5:00pm</text:p>
            <text:p>Button</text:p>
            <text:p>Button</text:p>
            <text:p>Class 4<text:s/></text:p>
            <text:p>07 Apr 2020 to 09 Apr 2020<text:s/></text:p>
            <text:p>(FullTime)</text:p>
            <text:p>Duration: 3 days</text:p>
            <text:p>When:</text:p>
            <text:p>Apr:</text:p>
            <text:p>07, 08, 09</text:p>
            <text:p>Time:</text:p>
            <text:p>9:00am - 5:00pm</text:p>
            <text:p>Button</text:p>
            <text:p>Button</text:p>
          </table:table-cell>
          <table:table-cell office:value-type="string" table:style-name="ce2">
            <text:p>Key Takeaways<text:s/></text:p>
            <text:p>Upon completion of the course, the participants will be able to:</text:p>
            <text:p>Design and manage robust API access to the platform</text:p>
            <text:p>Manage platform usage including access control and performance management</text:p>
            <text:p>Manage platform data</text:p>
          </table:table-cell>
          <table:table-cell office:value-type="string" table:style-name="ce2">
            <text:p>Who Should Attend</text:p>
            <text:p>The target course participants are primarily senior software engineers, solution and application architects, who had past experience in software development and design, and seek to enhance their skills in the area of platform engineering.<text:s/></text:p>
            <text:p>It is applicable for professionals engaged in the following areas</text:p>
            <text:p>Software design and development</text:p>
            <text:p>Software Architecture</text:p>
            <text:p>Pre-requisites</text:p>
            <text:p>3-4 years of software design and development experience and/or equivalent knowledge</text:p>
            <text:p>Knowledge on basics of architecting software would be an added advantage<text:s/></text:p>
            <text:p>Certified in NUS-ISS' NICF - Architecting Software Solutions (SF) and NICF - Cloud Native Solution Design (SF) or at least have the relevant knowledge</text:p>
            <text:p>Knowledge from NUS-ISS' NICF - Object Oriented Design Patterns (SF) and NICF - Object Oriented Analysis Design (SF) courses will be an advantage</text:p>
            <text:p>NUS-ISS also offers a range of other basic courses in software engineering and design.</text:p>
          </table:table-cell>
          <table:table-cell office:value-type="string" table:style-name="ce2">
            <text:p>What Will Be Covered</text:p>
            <text:p>The course starts with a discussion of what Platform Engineering is and how it is different from engineering software systems. It then focusses on creating and/or evaluating frameworks to build a platform on which software applications can be built. Domain Analysis techniques to build reusable assets are then discussed. The course also includes discussions on Platform thinking and Business Ecosystems. API design and best practices are discussed along with aspects of API monitoring, metering and event-driven models.<text:s/></text:p>
            <text:p>This course will cover:</text:p>
            <text:p>Overview of Platform Engineering</text:p>
            <text:p>Reusable Assets and Frameworks</text:p>
            <text:p>API Design</text:p>
            <text:p>Microservices and API Gateway</text:p>
            <text:p>Platform Management</text:p>
            <text:p>Data Management for Platform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Participants will be assessed throughout the duration of the course.</text:p>
            <text:p>Assessment Method -</text:p>
            <text:p>Group assessments<text:s/></text:p>
            <text:p>Individual assessment<text:s/></text:p>
            <text:p>Passing Criteria –<text:s/></text:p>
            <text:p>Group Assessment - Participants are to make active contribution to the group discussions and exercises, and achieve objectives in the workshops.</text:p>
            <text:p>Individual Assessment - Participants are to pass the individual assessment given during the class and workshops.</text:p>
            <text:p>Upon passing the assessment, Statement of Attainment (SOAs) will be issued to certify that the participant has passed the following Competency Standard(s):</text:p>
            <text:p>ICT-DES-5006-1.1 Solution Architecture</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43" table:style-name="ce1">
            <text:p>143</text:p>
          </table:table-cell>
          <table:table-cell office:value-type="string" table:style-name="ce1">
            <text:p>https://www.iss.nus.edu.sg/executive-education/course/detail/nicf--design-secure-mobile-architecture-ssdla-sf</text:p>
          </table:table-cell>
          <table:table-cell office:value-type="string" table:style-name="ce1">
            <text:p>Secure Software Development Lifecycle for Agile (SF)</text:p>
          </table:table-cell>
          <table:table-cell office:value-type="string" table:style-name="ce1">
            <text:p>Software Systems</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700" table:style-name="ce1">
            <text:p>2700</text:p>
          </table:table-cell>
          <table:table-cell office:value-type="string" table:style-name="ce2">
            <text:p>Overview</text:p>
            <text:p>Reference No</text:p>
            <text:p>CRS-Q-0036473-ICT</text:p>
            <text:p>Part of</text:p>
            <text:p>-</text:p>
            <text:p>Duration</text:p>
            <text:p>3 days</text:p>
            <text:p>Course Time</text:p>
            <text:p>9:00am - 5:00pm</text:p>
            <text:p>PDU</text:p>
            <text:p>10PDU and PD hours are available for this course</text:p>
            <text:p>Enquiry</text:p>
            <text:p>Please contact Ms. Verene HENG at<text:s/></text:p>
            <text:p/>
            <text:p>email for more details.</text:p>
            <text:p>In light of heightened information security concerns, software development lifecycle processes must be approached through implementation of ‘Secure by Design’ practices.</text:p>
            <text:p>Without such focus on designing secure software applications, security exposures may lead to serious breaches or costly redevelopment.<text:s/></text:p>
            <text:p>Hence, software developers must be trained to understand security concerns, where they may impact on the solution, and be able to implement the application in a security-aware manner. They must also be able to conduct security risk assessments and incorporate suitable mitigation measures in their software design.</text:p>
            <text:p>Software is increasingly being developed within an agile project framework, such as Scrum. Such frameworks encourage iterative and incremental development in multiple iterations or sprints.<text:s/></text:p>
            <text:p>The objective of this course is to instill ‘Secure by Design’ practices into the agile software development process so as to enable the team to produce applications that meet security requirements.</text:p>
            <text:p>This course is part of the Cybersecurity series, Software Systems series, Digital Strategy &amp; Leadership series as well as Graduate Certificate in Securing Ubiquitous Systems series offered by NUS-ISS.<text:s/></text:p>
            <text:p>Upon successful completion of this course, you will earn 10 PDUs (Technical: 8.5, Strategy: 1.5). Note that for the purpose of PDU reporting, the PMI® REP Provider Number of ISS is “2339”.</text:p>
          </table:table-cell>
          <table:table-cell office:value-type="string" table:style-name="ce2">
            <text:p>Upcoming Classes</text:p>
            <text:p>Class 1<text:s/></text:p>
            <text:p>20 Nov 2019 to 22 Nov 2019<text:s/></text:p>
            <text:p>(Full Time)</text:p>
            <text:p>Duration: 3 days</text:p>
            <text:p>Time:</text:p>
            <text:p>9:00am - 5:00pm</text:p>
            <text:p>Button</text:p>
            <text:p>Button</text:p>
            <text:p>Class 2<text:s/></text:p>
            <text:p>08 Jan 2020 to 10 Jan 2020<text:s/></text:p>
            <text:p>(FullTime)</text:p>
            <text:p>Duration: 3 days</text:p>
            <text:p>Time:</text:p>
            <text:p>9:00am - 5:00pm</text:p>
            <text:p>Button</text:p>
            <text:p>Button</text:p>
          </table:table-cell>
          <table:table-cell office:value-type="string" table:style-name="ce2">
            <text:p>Key Takeaways</text:p>
            <text:p>On completion of the course, participants will be able to:</text:p>
            <text:p>Understand the importance of designing secure software applications, risks and mitigations</text:p>
            <text:p>Identify key Bodies of Knowledge for secure software development</text:p>
            <text:p>Adopt secure development practices within an existing process</text:p>
            <text:p>Adopt secure development practices for the end-to-end processes<text:s/></text:p>
            <text:p>(ISC)² members could earn up to 13 Continuing Professional Education (CPEs Group A) credits after completion of this course. CPEs will be submitted automatically to the (ISC)² members' accounts (Member ID required) within 4-6 weeks.</text:p>
          </table:table-cell>
          <table:table-cell office:value-type="string" table:style-name="ce2">
            <text:p>Who Should Attend</text:p>
            <text:p>System Analysts</text:p>
            <text:p>Software Architects</text:p>
            <text:p>Software Engineers</text:p>
            <text:p>DevOps Engineers</text:p>
            <text:p>Project Managers</text:p>
            <text:p>Project Leaders</text:p>
            <text:p>Pre-requisites</text:p>
            <text:p>Some experience or knowledge in software development</text:p>
          </table:table-cell>
          <table:table-cell office:value-type="string" table:style-name="ce2">
            <text:p>What Will Be Covered</text:p>
            <text:p>Security aspects of software solutions</text:p>
            <text:p>Secure software lifecycle frameworks</text:p>
            <text:p>Designing secure software applications within an agile SDLC</text:p>
            <text:p>Formulating software security requirements</text:p>
            <text:p>Threat modelling and software architectural analysis</text:p>
            <text:p>Secure design principles</text:p>
            <text:p>Secure coding guidelines</text:p>
            <text:p>Security quality assurance and testing</text:p>
            <text:p>Bridging Security and DevOps</text:p>
            <text:p>Format</text:p>
            <text:p>Lectures and workshop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700</text:p>
            <text:p>S$2700</text:p>
            <text:p>S$2700</text:p>
            <text:p>S$2700</text:p>
            <text:p>SSG grant</text:p>
            <text:p>-</text:p>
            <text:p>(S$1890)</text:p>
            <text:p>(S$1890)</text:p>
            <text:p>(S$1890)</text:p>
            <text:p>Nett course fee</text:p>
            <text:p>S$2700</text:p>
            <text:p>S$810</text:p>
            <text:p>S$810</text:p>
            <text:p>S$810</text:p>
            <text:p>7% GST on nett course fee</text:p>
            <text:p>S$189</text:p>
            <text:p>S$56.70</text:p>
            <text:p>S$56.70</text:p>
            <text:p>S$56.70</text:p>
            <text:p>Total nett course fee payable, including GST</text:p>
            <text:p>S$2889</text:p>
            <text:p>S$866.70</text:p>
            <text:p>S$866.70</text:p>
            <text:p>S$866.70</text:p>
            <text:p>Less additional funding if eligible under various schemes</text:p>
            <text:p>-</text:p>
            <text:p>-</text:p>
            <text:p>(S$540)</text:p>
            <text:p>(S$675)</text:p>
            <text:p>Total nett course fee payable, including GST, after additional funding from the various funding schemes</text:p>
            <text:p>S$2889</text:p>
            <text:p>S$866.70</text:p>
            <text:p>S$326.70</text:p>
            <text:p>S$191.7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700</text:p>
            <text:p>S$2700</text:p>
            <text:p>S$2700</text:p>
            <text:p>S$2700</text:p>
            <text:p>S$2700</text:p>
            <text:p>SSG grant</text:p>
            <text:p>-</text:p>
            <text:p>(S$1890)</text:p>
            <text:p>(S$1890)</text:p>
            <text:p>(S$1890)</text:p>
            <text:p>(S$1890)</text:p>
            <text:p>Nett course fee</text:p>
            <text:p>S$2700</text:p>
            <text:p>S$810</text:p>
            <text:p>S$810</text:p>
            <text:p>S$810</text:p>
            <text:p>S$810</text:p>
            <text:p>7% GST on nett course fee</text:p>
            <text:p>S$189</text:p>
            <text:p>S$56.70</text:p>
            <text:p>S$56.70</text:p>
            <text:p>S$56.70</text:p>
            <text:p>S$56.70</text:p>
            <text:p>Total nett course fee payable, including GST</text:p>
            <text:p>S$2889</text:p>
            <text:p>S$866.70</text:p>
            <text:p>S$866.70</text:p>
            <text:p>S$866.70</text:p>
            <text:p>S$866.70</text:p>
            <text:p>Fee payable to NUS-ISS</text:p>
            <text:p>Less additional funding if eligible under various schemes#</text:p>
            <text:p>(company needs to submit training grant and claim via Skillsconnect)</text:p>
            <text:p>-</text:p>
            <text:p>-</text:p>
            <text:p>(S$540)</text:p>
            <text:p>(S$675)</text:p>
            <text:p>(S$540)</text:p>
            <text:p>Total nett course fee payable, including GST, after additional funding from the various funding schemes</text:p>
            <text:p>-</text:p>
            <text:p>-</text:p>
            <text:p>S$326.70</text:p>
            <text:p>S$191.70</text:p>
            <text:p>S$326.7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and end of course</text:p>
            <text:p>Passing Criteria: Generally achieve above 50% marks for quizzes and workshop assessments</text:p>
            <text:p>Assessment Method: Workshops and open-book quiz</text:p>
            <text:p>Upon passing the assessment, Statement of Attainment (SOAs) will be issued to certify that the participant has passed the following Competency Unit:</text:p>
            <text:p>IT-SE-503S-1 Review security design for each system development project</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44" table:style-name="ce1">
            <text:p>144</text:p>
          </table:table-cell>
          <table:table-cell office:value-type="string" table:style-name="ce1">
            <text:p>https://www.iss.nus.edu.sg/executive-education/course/detail/nicf--securing-iot-(sf)</text:p>
          </table:table-cell>
          <table:table-cell office:value-type="string" table:style-name="ce1">
            <text:p>Securing IoT (SF)</text:p>
          </table:table-cell>
          <table:table-cell office:value-type="string" table:style-name="ce1">
            <text:p>Software Systems</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1800" table:style-name="ce1">
            <text:p>1800</text:p>
          </table:table-cell>
          <table:table-cell office:value-type="string" table:style-name="ce2">
            <text:p>Overview</text:p>
            <text:p>Reference No</text:p>
            <text:p>CRS-Q-0033518-ICT</text:p>
            <text:p>Part of</text:p>
            <text:p>-</text:p>
            <text:p>Duration</text:p>
            <text:p>2 days</text:p>
            <text:p>Course Time</text:p>
            <text:p>9.00am - 5.00pm</text:p>
            <text:p>Enquiry</text:p>
            <text:p>Please contact Ms. Jane LIM at</text:p>
            <text:p>tel: 66013975 or<text:s/></text:p>
            <text:p>email for more details.<text:s/></text:p>
            <text:p/>
            <text:p>As Singapore progresses into a Smart Nation, Internet of Things (IoT) devices will be ubiquitous. Imagine a world where millions of devices are connected - we eventually will be seeing, hearing and sensing information via the Internet and improve productivity and the quality of human life. With this, comes challenges with IoT security as the next frontier in Cybersecurity.</text:p>
            <text:p>Smart City and Industry 4.0 Solutions are highly dependent on Internet of Thing (IoT) devices as the key source of data. To have good data integrity and quality at the IoT devices (at the source), the security of the IoT devices is a key consideration in its deployment.</text:p>
            <text:p>This is a 2-day course where participants are expected to come with an appreciation for IoT and build the security aspect upon it. Through the use of a case study, we will apply risk analysis methodology to assess the risk and design security controls to protect the IoT solutions while ensuring operational effectiveness and efficiency.</text:p>
            <text:p>This course is part of the Software Systems series, Cybersecurity series and Digital Strategy &amp; Leadership series offered by NUS-ISS.</text:p>
          </table:table-cell>
          <table:table-cell office:value-type="string" table:style-name="ce2">
            <text:p>Upcoming Classes</text:p>
            <text:p>Class 1<text:s/></text:p>
            <text:p>23 May 2019 to 24 May 2019<text:s/></text:p>
            <text:p>(Full Time)</text:p>
            <text:p>Duration: 2 days</text:p>
            <text:p>Time:</text:p>
            <text:p>9:00am to 5:00pm</text:p>
            <text:p>Button</text:p>
            <text:p>Button</text:p>
            <text:p>Class 2<text:s/></text:p>
            <text:p>12 Sep 2019 to 13 Sep 2019<text:s/></text:p>
            <text:p>(Full Time)</text:p>
            <text:p>Duration: 2 days</text:p>
            <text:p>Time:</text:p>
            <text:p>9:00am to 5:00pm</text:p>
            <text:p>Button</text:p>
            <text:p>Button</text:p>
            <text:p>Class 3<text:s/></text:p>
            <text:p>13 Feb 2020 to 14 Feb 2020<text:s/></text:p>
            <text:p>(Full Time)</text:p>
            <text:p>Duration: 2 days</text:p>
            <text:p>Time:</text:p>
            <text:p>9:00am to 5:00pm</text:p>
            <text:p>Button</text:p>
            <text:p>Button</text:p>
          </table:table-cell>
          <table:table-cell office:value-type="string" table:style-name="ce2">
            <text:p>Key Takeaways<text:s/></text:p>
            <text:p>At the end of the course, the participants will be able to:</text:p>
            <text:p>Understand the components that make up the IoT ecosystem (in the Smart Nation)</text:p>
            <text:p>Assess the risk at each component level<text:s/></text:p>
            <text:p>Design security controls on each component<text:s/></text:p>
            <text:p>Apply operational security practices</text:p>
            <text:p>(ISC)² members could earn up to 13 Continuing Professional Education (CPEs Group A) credits after completion of this course. CPEs will be submitted automatically to the (ISC)² members' accounts (Member ID required) within 4-6 weeks.</text:p>
          </table:table-cell>
          <table:table-cell office:value-type="string" table:style-name="ce2">
            <text:p>Who Should Attend<text:s/></text:p>
            <text:p>This course is targeted at cybersecurity and ICT professionals (with cybersecurity knowledge) whose responsibilities involve securing and managing IoT and its related environment.</text:p>
            <text:p>This can include:-</text:p>
            <text:p>Security managers, architects, consultants, engineers, administrators in managing IoT<text:s/></text:p>
            <text:p>Enterprise architects with cybersecurity knowledge involved in the design of an IoT environment</text:p>
            <text:p>Software manager, architects, engineers with cybersecurity knowledge involved in the design, development, test and implementation of IoT devices<text:s/></text:p>
            <text:p>Pre-requisites</text:p>
            <text:p>As a prerequisite, all participants are required to have cybersecurity knowledge prior to attending this course.</text:p>
            <text:p>This course is targeted as a future-ready skills for professionals looking to advise, implement or deploy IoT in a secure manner.</text:p>
          </table:table-cell>
          <table:table-cell office:value-type="string" table:style-name="ce2">
            <text:p>What Will Be Covered<text:s/></text:p>
            <text:p>This course will cover :</text:p>
            <text:p>IoT and the Smart Nation</text:p>
            <text:p>IoT security and risk management<text:s/></text:p>
            <text:p>Design security controls in each component<text:s/></text:p>
            <text:p>Securing IoT cloud</text:p>
            <text:p>Securing IoT messaging protocol<text:s/></text:p>
            <text:p>Securing IoT physical device</text:p>
            <text:p>Securing IoT short range network<text:s/></text:p>
            <text:p>Securing IoT long range network</text:p>
            <text:p>Security operation of IoT</text:p>
          </table:table-cell>
          <table:table-cell office:value-type="string" table:style-name="ce2">
            <text:p>Fees &amp; Funding<text:s/></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1800</text:p>
            <text:p>S$1800</text:p>
            <text:p>S$1800</text:p>
            <text:p>S$1800</text:p>
            <text:p>SSG grant</text:p>
            <text:p>-</text:p>
            <text:p>(S$1260)</text:p>
            <text:p>(S$1260)</text:p>
            <text:p>(S$1260)</text:p>
            <text:p>Nett course fee</text:p>
            <text:p>S$1800</text:p>
            <text:p>S$540</text:p>
            <text:p>S$540</text:p>
            <text:p>S$540</text:p>
            <text:p>7% GST on nett course fee</text:p>
            <text:p>S$126</text:p>
            <text:p>S$37.80</text:p>
            <text:p>S$37.80</text:p>
            <text:p>S$37.80</text:p>
            <text:p>Total nett course fee payable, including GST</text:p>
            <text:p>S$1926</text:p>
            <text:p>S$577.80</text:p>
            <text:p>S$577.80</text:p>
            <text:p>S$577.80</text:p>
            <text:p>Less additional funding if eligible under various schemes</text:p>
            <text:p>-</text:p>
            <text:p>-</text:p>
            <text:p>(S$360)</text:p>
            <text:p>(S$450)</text:p>
            <text:p>Total nett course fee payable, including GST, after additional funding from the various funding schemes</text:p>
            <text:p>S$1926</text:p>
            <text:p>S$577.80</text:p>
            <text:p>S$217.80</text:p>
            <text:p>S$127.8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1800</text:p>
            <text:p>S$1800</text:p>
            <text:p>S$1800</text:p>
            <text:p>S$1800</text:p>
            <text:p>S$1800</text:p>
            <text:p>SSG grant</text:p>
            <text:p>-</text:p>
            <text:p>(S$1260)</text:p>
            <text:p>(S$1260)</text:p>
            <text:p>(S$1260)</text:p>
            <text:p>(S$1260)</text:p>
            <text:p>Nett course fee</text:p>
            <text:p>S$1800</text:p>
            <text:p>S$540</text:p>
            <text:p>S$540</text:p>
            <text:p>S$540</text:p>
            <text:p>S$540</text:p>
            <text:p>7% GST on nett course fee</text:p>
            <text:p>S$126</text:p>
            <text:p>S$37.80</text:p>
            <text:p>S$37.80</text:p>
            <text:p>S$37.80</text:p>
            <text:p>S$37.80</text:p>
            <text:p>Total nett course fee payable, including GST</text:p>
            <text:p>S$1926</text:p>
            <text:p>S$577.80</text:p>
            <text:p>S$577.80</text:p>
            <text:p>S$577.80</text:p>
            <text:p>S$577.80</text:p>
            <text:p>Fee payable to NUS-ISS</text:p>
            <text:p>Less additional funding if eligible under various schemes#</text:p>
            <text:p>(company needs to submit training grant and claim via Skillsconnect)</text:p>
            <text:p>-</text:p>
            <text:p>-</text:p>
            <text:p>(S$360)</text:p>
            <text:p>(S$450)</text:p>
            <text:p>(S$360)</text:p>
            <text:p>Total nett course fee payable, including GST, after additional funding from the various funding schemes</text:p>
            <text:p>-</text:p>
            <text:p>-</text:p>
            <text:p>S$217.80</text:p>
            <text:p>S$127.80</text:p>
            <text:p>S$217.8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s/></text:p>
            <text:p>Certificate of Completion<text:s/></text:p>
            <text:p>The ISS Certificate of Completion will be issued to participants who have attended at least 75% of the course.</text:p>
            <text:p>WSQ Assessment<text:s/></text:p>
            <text:p>Participants will be assessed through individual assessment<text:s/></text:p>
            <text:p>Assessment Method -Individual written assessment (open-book)<text:s/></text:p>
            <text:p>Passing Criteria – Individual Assessment - Participants are to answer all questions accurately in the individual written assessment.<text:s/></text:p>
            <text:p>Upon passing the assessment, Statement of Attainment (SOAs) will be issued to certify that the participant has passed the following Competency Standard(s):</text:p>
            <text:p>ICT-DES-5004-1.1 Security Architecture</text:p>
            <text:p>Participants may need to attend additional coaching sessions and re-assessments if they do not pass the required competency standard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45" table:style-name="ce1">
            <text:p>145</text:p>
          </table:table-cell>
          <table:table-cell office:value-type="string" table:style-name="ce1">
            <text:p>https://www.iss.nus.edu.sg/executive-education/course/detail/nicf--service-design-(sf)</text:p>
          </table:table-cell>
          <table:table-cell office:value-type="string" table:style-name="ce1">
            <text:p>Service Design (SF)</text:p>
          </table:table-cell>
          <table:table-cell office:value-type="string" table:style-name="ce1">
            <text:p>Software Systems</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2400" table:style-name="ce1">
            <text:p>2400</text:p>
          </table:table-cell>
          <table:table-cell office:value-type="string" table:style-name="ce2">
            <text:p>Overview</text:p>
            <text:p>Reference No</text:p>
            <text:p>CRS-Q-0037062-ICT</text:p>
            <text:p>Part of</text:p>
            <text:p>-</text:p>
            <text:p>Duration</text:p>
            <text:p>3 days</text:p>
            <text:p>Course Time</text:p>
            <text:p>9am-5pm</text:p>
            <text:p>Enquiry</text:p>
            <text:p>Please contact Ms. Elizabeth EE at</text:p>
            <text:p>tel: 65165409 or<text:s/></text:p>
            <text:p>email for more details.</text:p>
            <text:p>Innovation is a primary source of competitive advantage in the global marketplace. Service Design leans on concepts and practices in ‘Design Thinking’ to research and develop innovative ideas. The course offers organisations the process, methods, tools and techniques to translate innovation into a reality. In order to maximize the benefits of innovation, organisations are currently focused on three key aspects:</text:p>
            <text:p>Building an environment suitable for Innovation and Design</text:p>
            <text:p>Ensuring that the innovation and design process is efficient and effective</text:p>
            <text:p>Equipping their team with the capability to design and deliver innovative solutions<text:s/></text:p>
            <text:p>Based on these aspects, this course provides participants with a practical, ‘hands on’ exploration of the principles, tools, and frameworks such as Design Thinking for Service Design. The course also discusses the essentials needed to breed an innovation culture in the organisation.</text:p>
            <text:p>This course is part of the Digital Innovation &amp; Design series, Professional Diploma in Smart Health Leadership programme, Software Systems series as well as the Graduate Certificate in Designing and Managing Products and Platforms series offered by NUS-ISS.</text:p>
          </table:table-cell>
          <table:table-cell office:value-type="string" table:style-name="ce2">
            <text:p>Upcoming Classes</text:p>
            <text:p>Class 1<text:s/></text:p>
            <text:p>02 Sep 2019 to 04 Sep 2019<text:s/></text:p>
            <text:p>(FullTime)</text:p>
            <text:p>Duration: 3 days</text:p>
            <text:p>Time:</text:p>
            <text:p>9.00am - 5.00pm</text:p>
            <text:p>Button</text:p>
            <text:p>Button</text:p>
            <text:p>Class 2<text:s/></text:p>
            <text:p>29 Jan 2020 to 31 Jan 2020<text:s/></text:p>
            <text:p>(FullTime)</text:p>
            <text:p>Duration: 3 days</text:p>
            <text:p>Time:</text:p>
            <text:p>9.00am - 5.00pm</text:p>
            <text:p>Button</text:p>
            <text:p>Button</text:p>
          </table:table-cell>
          <table:table-cell office:value-type="string" table:style-name="ce2">
            <text:p>Key Takeaways</text:p>
            <text:p>Upon completion of the course, participants will be able to:</text:p>
            <text:p>Understand and apply the central concepts of Design Thinking to innovation projects</text:p>
            <text:p>Approach service innovation from an outside-in perspective and understand the process for evolving a fuzzy idea into a fully envisioned service concept.</text:p>
            <text:p>Understand how to conduct user research and synthesize data from multiple sources in order to discover unmet needs and develop ideas.</text:p>
            <text:p>Understand and use tools such as personas, customer journey mapping, service blueprinting and storytelling to realize service innovation</text:p>
            <text:p>Illustrate a new service innovation concept and explain its value proposition and the outcome intended for the customer</text:p>
            <text:p>Carry out low fidelity prototyping of a proposed innovation concept to evaluate, adapt and refine the idea</text:p>
          </table:table-cell>
          <table:table-cell office:value-type="string" table:style-name="ce2">
            <text:p>Who Should Attend</text:p>
            <text:p>This course is applicable to practitioners and managers who need to know how to apply design thinking to evolve ideas from abstract to service concept and design.</text:p>
            <text:p>This course has been designed for Service, Product, and Project Managers seeking to extend their innovation skillset. The course will be relevant to:</text:p>
            <text:p>Product Development Managers</text:p>
            <text:p>Service Improvement Teams</text:p>
            <text:p>Product and Service Managers</text:p>
            <text:p>Project Managers</text:p>
            <text:p>Innovation Managers</text:p>
            <text:p>Quality &amp; Process Improvement Managers</text:p>
            <text:p>Marketing Managers &amp; Executives</text:p>
            <text:p>Customer Service Managers</text:p>
          </table:table-cell>
          <table:table-cell office:value-type="string" table:style-name="ce2">
            <text:p>What Will Be Covered</text:p>
            <text:p>The course will include lectures and hands-on exercises hinged on a Design Challenge given in class.</text:p>
            <text:p>A typical sequence of the modules is as follows. Where required, any changes to these details will be discussed and confirmed before each run of the course.</text:p>
            <text:p>This course will cover:</text:p>
            <text:p>Innovation Approach using Design Thinking</text:p>
            <text:p>User Research and Ethnography<text:s/></text:p>
            <text:p>Identifying Opportunities and Generating Ideas</text:p>
            <text:p>Concept Prototyping</text:p>
            <text:p>Communicating Concepts</text:p>
            <text:p>Implementing Innovation</text:p>
            <text:p>By the end of the course, participants will be able to initiate, design and plan for implementation of innovative solutions to the given design challenge.</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400</text:p>
            <text:p>S$2400</text:p>
            <text:p>S$2400</text:p>
            <text:p>S$2400</text:p>
            <text:p>SSG grant</text:p>
            <text:p>-</text:p>
            <text:p>(S$1680)</text:p>
            <text:p>(S$1680)</text:p>
            <text:p>(S$1680)</text:p>
            <text:p>Nett course fee</text:p>
            <text:p>S$2400</text:p>
            <text:p>S$720</text:p>
            <text:p>S$720</text:p>
            <text:p>S$720</text:p>
            <text:p>7% GST on nett course fee</text:p>
            <text:p>S$168</text:p>
            <text:p>S$50.40</text:p>
            <text:p>S$50.40</text:p>
            <text:p>S$50.40</text:p>
            <text:p>Total nett course fee payable, including GST</text:p>
            <text:p>S$2568</text:p>
            <text:p>S$770.40</text:p>
            <text:p>S$770.40</text:p>
            <text:p>S$770.40</text:p>
            <text:p>Less additional funding if eligible under various schemes</text:p>
            <text:p>-</text:p>
            <text:p>-</text:p>
            <text:p>(S$480)</text:p>
            <text:p>(S$600)</text:p>
            <text:p>Total nett course fee payable, including GST, after additional funding from the various funding schemes</text:p>
            <text:p>S$2568</text:p>
            <text:p>S$770.40</text:p>
            <text:p>S$290.40</text:p>
            <text:p>S$170.4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400</text:p>
            <text:p>S$2400</text:p>
            <text:p>S$2400</text:p>
            <text:p>S$2400</text:p>
            <text:p>S$2400</text:p>
            <text:p>SSG grant</text:p>
            <text:p>-</text:p>
            <text:p>(S$1680)</text:p>
            <text:p>(S$1680)</text:p>
            <text:p>(S$1680)</text:p>
            <text:p>(S$1680)</text:p>
            <text:p>Nett course fee</text:p>
            <text:p>S$2400</text:p>
            <text:p>S$720</text:p>
            <text:p>S$720</text:p>
            <text:p>S$720</text:p>
            <text:p>S$720</text:p>
            <text:p>7% GST on nett course fee</text:p>
            <text:p>S$168</text:p>
            <text:p>S$50.40</text:p>
            <text:p>S$50.40</text:p>
            <text:p>S$50.40</text:p>
            <text:p>S$50.40</text:p>
            <text:p>Total nett course fee payable, including GST</text:p>
            <text:p>S$2568</text:p>
            <text:p>S$770.40</text:p>
            <text:p>S$770.40</text:p>
            <text:p>S$770.40</text:p>
            <text:p>S$770.40</text:p>
            <text:p>Fee payable to NUS-ISS</text:p>
            <text:p>Less additional funding if eligible under various schemes#</text:p>
            <text:p>(company needs to submit training grant and claim via Skillsconnect)</text:p>
            <text:p>-</text:p>
            <text:p>-</text:p>
            <text:p>(S$480)</text:p>
            <text:p>(S$600)</text:p>
            <text:p>(S$480)</text:p>
            <text:p>Total nett course fee payable, including GST, after additional funding from the various funding schemes</text:p>
            <text:p>-</text:p>
            <text:p>-</text:p>
            <text:p>S$290.40</text:p>
            <text:p>S$170.40</text:p>
            <text:p>S$290.4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Broad Schedule of Assessment during the course</text:p>
            <text:p>Assessment Method -</text:p>
            <text:p>Group Assessments throughout course</text:p>
            <text:p>Open-book individual written test assessment</text:p>
            <text:p>Passing Criteria –<text:s/></text:p>
            <text:p>Participants are to make active contribution to the group discussions and exercises, and achieve objectives in the workshops.</text:p>
            <text:p>Participants are to answer all questions correctly in the individual written test assessment.</text:p>
            <text:p>Upon passing the assessment, Statement of Attainment (SOAs) will be issued to certify that the participant has passed the following Competency Standard(s):</text:p>
            <text:p>ICT-SNA-5003-1.1 Business Innovation</text:p>
            <text:p>ICT-DES-6005-1.1 Software Design</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46" table:style-name="ce1">
            <text:p>146</text:p>
          </table:table-cell>
          <table:table-cell office:value-type="string" table:style-name="ce1">
            <text:p>https://www.iss.nus.edu.sg/executive-education/course/detail/nicf--strategic-product-manager-(sf)</text:p>
          </table:table-cell>
          <table:table-cell office:value-type="string" table:style-name="ce1">
            <text:p>Strategic Product Manager TM (SF)</text:p>
          </table:table-cell>
          <table:table-cell office:value-type="string" table:style-name="ce1">
            <text:p>Software System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3600" table:style-name="ce1">
            <text:p>3600</text:p>
          </table:table-cell>
          <table:table-cell office:value-type="string" table:style-name="ce2">
            <text:p>Overview</text:p>
            <text:p>Reference No</text:p>
            <text:p>CRS-Q-0034791-ICT</text:p>
            <text:p>Part of</text:p>
            <text:p>-</text:p>
            <text:p>Duration</text:p>
            <text:p>4 days</text:p>
            <text:p>Course Time</text:p>
            <text:p>9:00am - 5:00pm</text:p>
            <text:p>PDU</text:p>
            <text:p>12PDU and PD hours are available for this course</text:p>
            <text:p>Enquiry</text:p>
            <text:p>Please contact Ms. WONG Swee Lee at</text:p>
            <text:p>tel: 65162020 or<text:s/></text:p>
            <text:p>email for more details.</text:p>
            <text:p>The Strategic Product Manager™ (SPMR) course is a comprehensive 4-day programme presenting participants with a practical and interactive learning experience while providing the necessary knowledge, skills and tools to manage advanced products at technology and high-tech companies.<text:s/></text:p>
            <text:p>The course consists of the following three core modules:</text:p>
            <text:p>Strategic Product Management™ (SPM) - This core training module provides participants with the knowledge, skills and tools to effectively plan and market technology products and services using Product Manager’s Toolkit® PMTK) and PMTK Action Model - a comprehensive set of product planning and product marketing work templates, and accompanying process methodology, that illustrate notable best practices and processes (used by top technology companies) to create successful market-driven products. (2 days)</text:p>
            <text:p>Procedural Requirements Management™ (PRM) - This advanced training module provides participants with the knowledge, skills and tools to effectively identify and articulate market requirements. It also demonstrates effective practices that clearly identify and articulate market requirements. (1 day)</text:p>
            <text:p>Business and Market Planning™ (BMP) - This advanced training module provides participants with the knowledge, skills and tools to effectively contribute to business and market planning activities by exploring key concepts and processes used in formulating plans that evaluate market opportunities and shape the resulting marketing efforts; i.e., business cases and market plans. (1 day)</text:p>
            <text:p>All participants will receive a free license to the hosted version of the Product Manager's Toolkit® (PMTK) with lifetime free unlimited updates and upgrades to PMTK. They will also receive a free copy of the "The Product Manager’s Toolkit: Methodologies, Processes and Tasks in High-Tech Product Management" book.</text:p>
            <text:p>Watch this video to find out the definition of product management according to the Blackblot PMTK Methodology™.</text:p>
            <text:p>If you want to gauge the level of maturity of product management practice in your organisation, you can use the Blackblot Product Management Maturity Evaluator.</text:p>
            <text:p>Product Management Articles from Blackblot:</text:p>
            <text:p>The Connection between Market-Driven Product Management and Marketplace Success</text:p>
            <text:p>Agile and Product Management<text:s/></text:p>
            <text:p>What is Product Management?</text:p>
            <text:p>Business Value of a Product</text:p>
            <text:p>Implementing a Product Management Methodology</text:p>
            <text:p>Measuring Product Success or Failure</text:p>
            <text:p>Upon successful completion of this course, you will earn 12 PDUs (Technical: 7, Strategy: 5) that can be used to maintain your PMP® credential. Note that for the purpose of PDU reporting by those with PMP® credentials, the PMI REP Provider Number of ISS is “2339”.</text:p>
            <text:p>This course is part of the Software Systems, Digital Products &amp; Platforms and Graduate Certificate in Designing and Managing Products and Platforms Series offered by NUS-ISS.</text:p>
          </table:table-cell>
          <table:table-cell office:value-type="string" table:style-name="ce2">
            <text:p>Upcoming Classes</text:p>
            <text:p>Class 1<text:s/></text:p>
            <text:p>13 Aug 2019 to 16 Aug 2019<text:s/></text:p>
            <text:p>(Full Time)</text:p>
            <text:p>Duration: 4 days</text:p>
            <text:p>When:</text:p>
            <text:p>Aug:</text:p>
            <text:p>13, 14, 15, 16</text:p>
            <text:p>Time:</text:p>
            <text:p>9.00am - 5.00pm</text:p>
            <text:p>Button</text:p>
            <text:p>Button</text:p>
            <text:p>Class 2<text:s/></text:p>
            <text:p>18 Nov 2019 to 26 Nov 2019<text:s/></text:p>
            <text:p>(Full Time)</text:p>
            <text:p>Duration: 4 days</text:p>
            <text:p>When:</text:p>
            <text:p>Nov:</text:p>
            <text:p>18, 19, 25, 26</text:p>
            <text:p>Time:</text:p>
            <text:p>9.00am - 5.00pm</text:p>
            <text:p>Button</text:p>
            <text:p>Button</text:p>
            <text:p>Class 3<text:s/></text:p>
            <text:p>03 Feb 2020 to 11 Feb 2020<text:s/></text:p>
            <text:p>(Full Time)</text:p>
            <text:p>Duration: 4 days</text:p>
            <text:p>When:</text:p>
            <text:p>Feb:</text:p>
            <text:p>03, 04, 10, 11</text:p>
            <text:p>Time:</text:p>
            <text:p>9.00am - 5.00pm</text:p>
            <text:p>Button</text:p>
            <text:p>Button</text:p>
          </table:table-cell>
          <table:table-cell office:value-type="string" table:style-name="ce2">
            <text:p>Key Takeaways</text:p>
            <text:p>At the end of the course, you will be able to:</text:p>
            <text:p>Effectively plan and market technology products and services using Product Manager’s Toolkit® (PMTK) and PMTK Action Model.</text:p>
            <text:p>Demonstrates effective practices that clearly identify and articulate market requirements.</text:p>
            <text:p>Contribute to business and market planning activities by exploring key concepts and processes used in formulating plans that evaluate market opportunities and shape the resulting marketing efforts; i.e., business cases and market plans.</text:p>
          </table:table-cell>
          <table:table-cell office:value-type="string" table:style-name="ce2">
            <text:p>Who Should Attend</text:p>
            <text:p>This course is for:</text:p>
            <text:p>Product Manager, Product Marketing Manager, Marketing Executive and Marketing Analyst of all levels, including new appointment holders</text:p>
            <text:p>Anyone who intends to move into the discipline of product management</text:p>
            <text:p>Anyone who are involved in product planning, product design, product development, and product marketing</text:p>
          </table:table-cell>
          <table:table-cell office:value-type="string" table:style-name="ce2">
            <text:p>What Will Be Covered</text:p>
            <text:p>Corporate strategy mix</text:p>
            <text:p>PMTK action model</text:p>
            <text:p>Business case</text:p>
            <text:p>Product marketing</text:p>
            <text:p>Market planning</text:p>
            <text:p>Agile development</text:p>
            <text:p>Product planning</text:p>
            <text:p>Process efficiency</text:p>
            <text:p>Product delivery process and more...</text:p>
            <text:p>Format</text:p>
            <text:p>Lectures, workshops, and retention drill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3600</text:p>
            <text:p>S$3600</text:p>
            <text:p>S$3600</text:p>
            <text:p>S$3600</text:p>
            <text:p>SSG grant</text:p>
            <text:p>-</text:p>
            <text:p>(S$2520)</text:p>
            <text:p>(S$2520)</text:p>
            <text:p>(S$2520)</text:p>
            <text:p>Nett course fee</text:p>
            <text:p>S$3600</text:p>
            <text:p>S$1080</text:p>
            <text:p>S$1080</text:p>
            <text:p>S$1080</text:p>
            <text:p>7% GST on nett course fee</text:p>
            <text:p>S$252</text:p>
            <text:p>S$75.60</text:p>
            <text:p>S$75.60</text:p>
            <text:p>S$75.60</text:p>
            <text:p>Total nett course fee payable, including GST</text:p>
            <text:p>S$3852</text:p>
            <text:p>S$1155.60</text:p>
            <text:p>S$1155.60</text:p>
            <text:p>S$1155.60</text:p>
            <text:p>Less additional funding if eligible under various schemes</text:p>
            <text:p>-</text:p>
            <text:p>-</text:p>
            <text:p>(S$720)</text:p>
            <text:p>(S$900)</text:p>
            <text:p>Total nett course fee payable, including GST, after additional funding from the various funding schemes</text:p>
            <text:p>S$3852</text:p>
            <text:p>S$1155.60</text:p>
            <text:p>S$435.60</text:p>
            <text:p>S$255.6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3600</text:p>
            <text:p>S$3600</text:p>
            <text:p>S$3600</text:p>
            <text:p>S$3600</text:p>
            <text:p>S$3600</text:p>
            <text:p>SSG grant</text:p>
            <text:p>-</text:p>
            <text:p>(S$2520)</text:p>
            <text:p>(S$2520)</text:p>
            <text:p>(S$2520)</text:p>
            <text:p>(S$2520)</text:p>
            <text:p>Nett course fee</text:p>
            <text:p>S$3600</text:p>
            <text:p>S$1080</text:p>
            <text:p>S$1080</text:p>
            <text:p>S$1080</text:p>
            <text:p>S$1080</text:p>
            <text:p>7% GST on nett course fee</text:p>
            <text:p>S$252</text:p>
            <text:p>S$75.60</text:p>
            <text:p>S$75.60</text:p>
            <text:p>S$75.60</text:p>
            <text:p>S$75.60</text:p>
            <text:p>Total nett course fee payable, including GST</text:p>
            <text:p>S$3852</text:p>
            <text:p>S$1155.60</text:p>
            <text:p>S$1155.60</text:p>
            <text:p>S$1155.60</text:p>
            <text:p>S$1155.60</text:p>
            <text:p>Fee payable to NUS-ISS</text:p>
            <text:p>Less additional funding if eligible under various schemes#</text:p>
            <text:p>(company needs to submit training grant and claim via Skillsconnect)</text:p>
            <text:p>-</text:p>
            <text:p>-</text:p>
            <text:p>(S$720)</text:p>
            <text:p>(S$900)</text:p>
            <text:p>(S$720)</text:p>
            <text:p>Total nett course fee payable, including GST, after additional funding from the various funding schemes</text:p>
            <text:p>-</text:p>
            <text:p>-</text:p>
            <text:p>S$435.60</text:p>
            <text:p>S$255.60</text:p>
            <text:p>S$435.6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number-columns-repeated="2" table:style-name="ce1"/>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office:value-type="string" table:style-name="ce2">
            <text:p>Exams &amp; Certificate</text:p>
            <text:p>Certificate of Completion</text:p>
            <text:p>The ISS Certificate of Completion will be issued to participants who have attended at least 75% of the course.</text:p>
            <text:p>WSQ Assessment</text:p>
            <text:p>Broad Schedule of Assessment: Workshops conducted throughout the course with course workbook submitted at the end for assessment</text:p>
            <text:p>Passing Criteria: Achieve above 50% for quizzes and achieve objective in the workshops</text:p>
            <text:p>Assessment Method: Workshops, open-book quiz</text:p>
            <text:p>Upon passing the assessment, Statement of Attainment (SOAs) will be issued to certify that the participant has passed the following Competency Standard(s):</text:p>
            <text:p>ICT-SNM-5002-1.1 Brand Management<text:s/></text:p>
            <text:p>ICT-SNM-4002-1.1 Brand Management<text:s/></text:p>
            <text:p>Participants may need to attend additional coaching sessions and re-assessments if they do not pass the required competency standards. ISS reserves the right not to disclose any information on the course assessment process.</text:p>
            <text:p>Exam</text:p>
            <text:p>Course participants are given a one-time free registration to take up Blackblot Product Management Professional™ (BPMP) certification tests. They will be tested on the Blackblot PMTK Methodology™ which in turn helps their companies to achieve better consistency in the internal application of the product management discipline. Certification also allows individuals to differentiate themselves, validate skills, and gain professional acknowledgement in support of their career.<text:s/></text:p>
            <text:p>Candidates should note the following certification requirements and format:</text:p>
            <text:p>The BPMP™ certification consists of three tests:</text:p>
            <text:p>“BPMP in Product Management” core test (US$100)</text:p>
            <text:p>“BPMP in Product Planning” advanced test (US$150)</text:p>
            <text:p>“BPMP in Product Marketing” advanced test (US$150)</text:p>
            <text:p>Format: The test is an open-book, computer-based, multiple-choice, time-constrained format and delivered online via a web browser.</text:p>
            <text:p>Duration: Sixty (60) minutes</text:p>
            <text:p>Questions: Sixty (60) questions</text:p>
            <text:p>Passing Grade: Seventy five percent (75%)</text:p>
            <text:p>Grade Type: Pass/Fail</text:p>
            <text:p>Test Type: Multiple-Choice, open-Book</text:p>
            <text:p>Test Results: Provided immediately on screen and email message, following completion of test</text:p>
            <text:p>All participants are given a one-time free registration to take the above three BPMP™ tests. Two attempts to pass any BPMP™ test are granted per each registration. Should a participant fail any test twice and intends to re-take it, the above corresponding exam fee indicated above applies. Please visit www.blackblot.com for more information.</text:p>
          </table:table-cell>
          <table:table-cell table:number-columns-repeated="16365" table:style-name="ce1"/>
        </table:table-row>
        <table:table-row table:style-name="ro1">
          <table:table-cell office:value-type="float" office:value="147" table:style-name="ce1">
            <text:p>147</text:p>
          </table:table-cell>
          <table:table-cell office:value-type="string" table:style-name="ce1">
            <text:p>https://www.iss.nus.edu.sg/executive-education/course/detail/nus-graduate-diploma-in-systems-analysis-capstone-internship</text:p>
          </table:table-cell>
          <table:table-cell office:value-type="string" table:style-name="ce1">
            <text:p>NUS Graduate Diploma in Systems Analysis Capstone &amp; Internship</text:p>
          </table:table-cell>
          <table:table-cell office:value-type="string" table:style-name="ce1">
            <text:p>Software Systems</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20" table:style-name="ce1">
            <text:p>120</text:p>
          </table:table-cell>
          <table:table-cell office:value-type="float" office:value="10000" table:style-name="ce1">
            <text:p>10000</text:p>
          </table:table-cell>
          <table:table-cell office:value-type="string" table:style-name="ce2">
            <text:p>Overview</text:p>
            <text:p>Part of</text:p>
            <text:p>-</text:p>
            <text:p>Duration</text:p>
            <text:p>120 days</text:p>
            <text:p>Course Time</text:p>
            <text:p>9am - 5pm</text:p>
            <text:p>This module includes the capstone project that links up all the concepts taught in the NUS-ISS Certificate in Digital Solutions Development – Foundations, Design, Web Applications and Mobility Applications. It also includes an internship programme where you will develop and propose IT solutions for your assigned internship company.</text:p>
          </table:table-cell>
          <table:table-cell table:style-name="ce1"/>
          <table:table-cell office:value-type="string" table:style-name="ce2">
            <text:p>Key Takeaways<text:s/></text:p>
            <text:p>At the end of the course, participants will be able to:</text:p>
            <text:p>Gain a better understanding of the concepts learnt in the four NUS-ISS Certificates</text:p>
            <text:p>Apply the IT skill sets in a real working environment</text:p>
            <text:p>Attain relevant IT working experience</text:p>
            <text:p>Certificate</text:p>
            <text:p>Participants will be awarded with NUS Graduate Diploma in Systems Analysis at the end of the course.</text:p>
          </table:table-cell>
          <table:table-cell office:value-type="string" table:style-name="ce2">
            <text:p>Who Should Attend<text:s/></text:p>
            <text:p>This course is meant for those who have successfully completed the four Certificates - NUS-ISS Certificate in Digital Solutions Development - Foundations, Design, Web Applications and Mobility Applications.</text:p>
            <text:p>Pre-requisites:</text:p>
            <text:p>Completed the NUS-ISS Certificate in Digital Solutions Development - Foundations, Design, Web Application and Mobility Applications</text:p>
          </table:table-cell>
          <table:table-cell office:value-type="string" table:style-name="ce2">
            <text:p>What Will Be Covered</text:p>
            <text:p>One-month Capstone Project with end-to-end software development life cycle, where you will be assessed by your delivery of a working solution</text:p>
            <text:p>Five-month Internship programme, working on real IT projects in the IT industry</text:p>
            <text:p>WSQ Assessment<text:s/></text:p>
            <text:p>Broad Schedule of Assessment: During and end of course<text:s/></text:p>
            <text:p>Passing Criteria: Generally achieve above 50% marks for case study project assessment and internship assessment<text:s/></text:p>
            <text:p>Assessment Method: Project deliverable for case study project and internship<text:s/></text:p>
            <text:p>Upon passing the assessment, Statement of Attainment (SOAs) will be issued to certify that the participant has passed the following Competency Standard(s) :</text:p>
            <text:p>ICT-PMT-4001-1.1 Business Needs Analysis<text:s/></text:p>
            <text:p>ICT-DIT-4002-1.1 Applications Development<text:s/></text:p>
            <text:p>Participants may need to attend additional coaching sessions and re-assessments if they do not pass the required competency standard(s).</text:p>
            <text:p>ISS reserves the right not to disclose any information on the course assessment proces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10,000</text:p>
            <text:p>S$10,000</text:p>
            <text:p>S$10,000</text:p>
            <text:p>S$10,000</text:p>
            <text:p>SSG grant</text:p>
            <text:p>-</text:p>
            <text:p>(S$7,000)</text:p>
            <text:p>(S$7,000)</text:p>
            <text:p>(S$7,000)</text:p>
            <text:p>Nett course fee</text:p>
            <text:p>S$10,000</text:p>
            <text:p>S$3000</text:p>
            <text:p>S$3000</text:p>
            <text:p>S$3000</text:p>
            <text:p>7% GST on nett course fee</text:p>
            <text:p>S$700</text:p>
            <text:p>S$210</text:p>
            <text:p>S$210</text:p>
            <text:p>S$210</text:p>
            <text:p>Total nett course fee payable, including GST *</text:p>
            <text:p>S$10,700</text:p>
            <text:p>S$3210</text:p>
            <text:p>S$3210</text:p>
            <text:p>S$3210</text:p>
            <text:p>Less additional funding if eligible under various schemes</text:p>
            <text:p>-</text:p>
            <text:p>-</text:p>
            <text:p>(S$2000)</text:p>
            <text:p>(S$2500)</text:p>
            <text:p>Total nett course fee payable, including GST, after additional funding from the various funding schemes *</text:p>
            <text:p>S$10,700</text:p>
            <text:p>S$3210</text:p>
            <text:p>S$1210</text:p>
            <text:p>S$71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10,000</text:p>
            <text:p>S$10,000</text:p>
            <text:p>S$10,000</text:p>
            <text:p>S$10,000</text:p>
            <text:p>S$10,000</text:p>
            <text:p>SSG grant</text:p>
            <text:p>-</text:p>
            <text:p>(S$7000)</text:p>
            <text:p>(S$7000)</text:p>
            <text:p>(S$7000)</text:p>
            <text:p>(S$7000)</text:p>
            <text:p>Nett course fee</text:p>
            <text:p>S$10,000</text:p>
            <text:p>S$3000</text:p>
            <text:p>S$3000</text:p>
            <text:p>S$3000</text:p>
            <text:p>S$3000</text:p>
            <text:p>7% GST on nett course fee</text:p>
            <text:p>S$700</text:p>
            <text:p>S$210</text:p>
            <text:p>S$210</text:p>
            <text:p>S$210</text:p>
            <text:p>S$210</text:p>
            <text:p>Total nett course fee payable, including GST *</text:p>
            <text:p>S$10,700</text:p>
            <text:p>S$3210</text:p>
            <text:p>S$3210</text:p>
            <text:p>S$3210</text:p>
            <text:p>S$3210</text:p>
            <text:p>Fee payable to NUS-ISS</text:p>
            <text:p>Less additional funding if eligible under various schemes#</text:p>
            <text:p>(company needs to submit training grant and claim via Skillsconnect)</text:p>
            <text:p>-</text:p>
            <text:p>-</text:p>
            <text:p>(S$2000)</text:p>
            <text:p>(S$2500)</text:p>
            <text:p>(S$2000)</text:p>
            <text:p>Total nett course fee payable, including GST, after additional funding from the various funding schemes</text:p>
            <text:p>-</text:p>
            <text:p>-</text:p>
            <text:p>S$1210</text:p>
            <text:p>S$710</text:p>
            <text:p>S$1210</text:p>
            <text:p>Actual financial outlay by company</text:p>
            <text:p>*Student Service Fees</text:p>
            <text:p>Apart from course fees, participants will have to pay a Student Service Fee of S$25.23 for every regular semester.</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number-columns-repeated="2" table:style-name="ce1"/>
          <table:table-cell office:value-type="string" table:style-name="ce2">
            <text:p>Preparing for Your Course</text:p>
            <text:p>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learn@nus.edu.sg if you have any enquiry or feedback.</text:p>
          </table:table-cell>
          <table:table-cell table:number-columns-repeated="16366" table:style-name="ce1"/>
        </table:table-row>
        <table:table-row table:style-name="ro1">
          <table:table-cell office:value-type="float" office:value="148" table:style-name="ce1">
            <text:p>148</text:p>
          </table:table-cell>
          <table:table-cell office:value-type="string" table:style-name="ce1">
            <text:p>https://www.iss.nus.edu.sg/executive-education/course/detail/nus-graduate-diploma-in-systems-analysis-(sf)</text:p>
          </table:table-cell>
          <table:table-cell office:value-type="string" table:style-name="ce1">
            <text:p>NUS Graduate Diploma in Systems Analysis (SF)</text:p>
          </table:table-cell>
          <table:table-cell office:value-type="string" table:style-name="ce1">
            <text:p>Software Systems</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20" table:style-name="ce1">
            <text:p>120</text:p>
          </table:table-cell>
          <table:table-cell office:value-type="float" office:value="10000" table:style-name="ce1">
            <text:p>10000</text:p>
          </table:table-cell>
          <table:table-cell office:value-type="string" table:style-name="ce2">
            <text:p>Overview</text:p>
            <text:p>Reference No</text:p>
            <text:p>CRS-Q-0033493-ICT</text:p>
            <text:p>Part of</text:p>
            <text:p>-</text:p>
            <text:p>Duration</text:p>
            <text:p>120 days</text:p>
            <text:p>Course Time</text:p>
            <text:p>9am - 5pm</text:p>
            <text:p>Enquiry</text:p>
            <text:p>Please contact Ms. Sherlyn LIM at</text:p>
            <text:p>tel: 65165777 or<text:s/></text:p>
            <text:p>email for more details.<text:s/></text:p>
            <text:p/>
            <text:p>This module includes the capstone project that links up all the concepts taught in the NUS-ISS Certificate in Digital Solutions Development – Foundations, Design, Web Applications and Mobility Applications. It also includes an internship programme where you will develop and propose IT solutions for your assigned internship company.</text:p>
          </table:table-cell>
          <table:table-cell table:style-name="ce1"/>
          <table:table-cell office:value-type="string" table:style-name="ce2">
            <text:p>Key Takeaways<text:s/></text:p>
            <text:p>At the end of the course, participants will be able to:</text:p>
            <text:p>Gain a better understanding of the concepts learnt in the four NUS-ISS Certificates</text:p>
            <text:p>Apply the IT skill sets in a real working environment</text:p>
            <text:p>Attain relevant IT working experience</text:p>
            <text:p>Certificate</text:p>
            <text:p>Participants will be awarded with NUS Graduate Diploma in Systems Analysis at the end of the course.</text:p>
            <text:p>Upon passing the assessment, Statement of Attainment (SOAs) will be issued to certify that the participant has passed the following Competency Standard(s):</text:p>
            <text:p>ICT-PMT-4001-1.1 Business Needs Analysis</text:p>
            <text:p>ICT-DIT-4002-1.1 Applications Development</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Who Should Attend<text:s/></text:p>
            <text:p>This course is meant for those who have successfully completed the four Certificates - NUS-ISS Certificate in Digital Solutions Development - Foundations, Design, Web Applications and Mobility Applications.</text:p>
            <text:p>Pre-requisites:</text:p>
            <text:p>Completed the NUS-ISS Certificate in Digital Solutions Development - Foundations, Design, Web Application and Mobility Applications</text:p>
          </table:table-cell>
          <table:table-cell office:value-type="string" table:style-name="ce2">
            <text:p>What Will Be Covered</text:p>
            <text:p>One-month Capstone Project with end-to-end software development life cycle, where you will be assessed by your delivery of a working solution</text:p>
            <text:p>Five-month Internship programme, working on real IT projects in the IT industry</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10,000</text:p>
            <text:p>S$10,000</text:p>
            <text:p>S$10,000</text:p>
            <text:p>S$10,000</text:p>
            <text:p>SSG grant</text:p>
            <text:p>-</text:p>
            <text:p>(S$7,000)</text:p>
            <text:p>(S$7,000)</text:p>
            <text:p>(S$7,000)</text:p>
            <text:p>Nett course fee</text:p>
            <text:p>S$10,000</text:p>
            <text:p>S$3000</text:p>
            <text:p>S$3000</text:p>
            <text:p>S$3000</text:p>
            <text:p>7% GST on nett course fee</text:p>
            <text:p>S$700</text:p>
            <text:p>S$210</text:p>
            <text:p>S$210</text:p>
            <text:p>S$210</text:p>
            <text:p>Total nett course fee payable, including GST *</text:p>
            <text:p>S$10,700</text:p>
            <text:p>S$3210</text:p>
            <text:p>S$3210</text:p>
            <text:p>S$3210</text:p>
            <text:p>Less additional funding if eligible under various schemes</text:p>
            <text:p>-</text:p>
            <text:p>-</text:p>
            <text:p>(S$2000)</text:p>
            <text:p>(S$2500)</text:p>
            <text:p>Total nett course fee payable, including GST, after additional funding from the various funding schemes *</text:p>
            <text:p>S$10,700</text:p>
            <text:p>S$3210</text:p>
            <text:p>S$1210</text:p>
            <text:p>S$71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10,000</text:p>
            <text:p>S$10,000</text:p>
            <text:p>S$10,000</text:p>
            <text:p>S$10,000</text:p>
            <text:p>S$10,000</text:p>
            <text:p>SSG grant</text:p>
            <text:p>-</text:p>
            <text:p>(S$7000)</text:p>
            <text:p>(S$7000)</text:p>
            <text:p>(S$7000)</text:p>
            <text:p>(S$7000)</text:p>
            <text:p>Nett course fee</text:p>
            <text:p>S$10,000</text:p>
            <text:p>S$3000</text:p>
            <text:p>S$3000</text:p>
            <text:p>S$3000</text:p>
            <text:p>S$3000</text:p>
            <text:p>7% GST on nett course fee</text:p>
            <text:p>S$700</text:p>
            <text:p>S$210</text:p>
            <text:p>S$210</text:p>
            <text:p>S$210</text:p>
            <text:p>S$210</text:p>
            <text:p>Total nett course fee payable, including GST *</text:p>
            <text:p>S$10,700</text:p>
            <text:p>S$3210</text:p>
            <text:p>S$3210</text:p>
            <text:p>S$3210</text:p>
            <text:p>S$3210</text:p>
            <text:p>Fee payable to NUS-ISS</text:p>
            <text:p>Less additional funding if eligible under various schemes#</text:p>
            <text:p>(company needs to submit training grant and claim via Skillsconnect)</text:p>
            <text:p>-</text:p>
            <text:p>-</text:p>
            <text:p>(S$2000)</text:p>
            <text:p>(S$2500)</text:p>
            <text:p>(S$2000)</text:p>
            <text:p>Total nett course fee payable, including GST, after additional funding from the various funding schemes</text:p>
            <text:p>-</text:p>
            <text:p>-</text:p>
            <text:p>S$1210</text:p>
            <text:p>S$710</text:p>
            <text:p>S$1210</text:p>
            <text:p>Actual financial outlay by company</text:p>
            <text:p>*Student Service Fees</text:p>
            <text:p>Apart from course fees, participants will have to pay a Student Service Fee of S$25.23 for every regular semester.</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will be capped at 110 hours and is available for eligible companies and companies on a short work week system will receive the absentee payroll subsidy based on their employees' current income. Please visit www.ssg.gov.sg for full details.</text:p>
          </table:table-cell>
          <table:table-cell table:number-columns-repeated="2" table:style-name="ce1"/>
          <table:table-cell office:value-type="string" table:style-name="ce2">
            <text:p>Preparing for Your Course</text:p>
            <text:p>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learn@nus.edu.sg if you have any enquiry or feedback.</text:p>
          </table:table-cell>
          <table:table-cell table:number-columns-repeated="16366" table:style-name="ce1"/>
        </table:table-row>
        <table:table-row table:style-name="ro1">
          <table:table-cell office:value-type="float" office:value="149" table:style-name="ce1">
            <text:p>149</text:p>
          </table:table-cell>
          <table:table-cell office:value-type="string" table:style-name="ce1">
            <text:p>https://www.iss.nus.edu.sg/executive-education/course/detail/nus-iss-certificate-in-digital-solutions-development-design-(sf)</text:p>
          </table:table-cell>
          <table:table-cell office:value-type="string" table:style-name="ce1">
            <text:p>NUS-ISS Certificate in Digital Solutions Development ‚Äì Design (SF)</text:p>
          </table:table-cell>
          <table:table-cell office:value-type="string" table:style-name="ce1">
            <text:p>Software Systems</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0" table:style-name="ce1">
            <text:p>30</text:p>
          </table:table-cell>
          <table:table-cell office:value-type="float" office:value="10000" table:style-name="ce1">
            <text:p>10000</text:p>
          </table:table-cell>
          <table:table-cell office:value-type="string" table:style-name="ce2">
            <text:p>Overview</text:p>
            <text:p>Reference No</text:p>
            <text:p>CRS-Q-0033492-ICT</text:p>
            <text:p>Part of</text:p>
            <text:p>-</text:p>
            <text:p>Duration</text:p>
            <text:p>30 days</text:p>
            <text:p>Course Time</text:p>
            <text:p>Enquiry</text:p>
            <text:p>Please contact Ms. Sherlyn LIM at</text:p>
            <text:p>tel: 65165777 or<text:s/></text:p>
            <text:p>email for more details.</text:p>
            <text:p>This course will cover the Application Development Life Cycle using object oriented development technique with UML. You will learn how to analyse and design IT solutions that address business problems as well as the soft-skills required when analysing and designing IT solutions. This includes requirement gathering using fact gathering techniques such as survey, observation and interviews. You will also acquire basic IT project management skills based on Agile practices.</text:p>
          </table:table-cell>
          <table:table-cell table:style-name="ce1"/>
          <table:table-cell office:value-type="string" table:style-name="ce2">
            <text:p>Key Takeaways<text:s/></text:p>
            <text:p>At the end of the course, participants will be able to:</text:p>
            <text:p>Understand user requirements through requirement gathering techniques</text:p>
            <text:p>Define the scope of IT solutions and how they can resolve business problems</text:p>
            <text:p>Design the back-end components supporting the solutions to be implemented in the distributed computing infrastructure</text:p>
            <text:p>Present their design using a set of recognised annotation and tools</text:p>
            <text:p>Plan and manage the project schedule and resources required to deliver the solutions through the agile way</text:p>
            <text:p>Certificate</text:p>
            <text:p>Participants will be awarded with NUS-ISS Certificate in Digital Solutions Development - Design (SF) at the end of the course.</text:p>
          </table:table-cell>
          <table:table-cell office:value-type="string" table:style-name="ce2">
            <text:p>Who Should Attend<text:s/></text:p>
            <text:p>This course is targeted at individuals who are interested in designing IT solutions to address real world problems.</text:p>
            <text:p>Pre-requisites:</text:p>
            <text:p>Preferably have some understanding of how IT solutions can be used in the real world</text:p>
            <text:p>Completed the NICF-NUS-ISS Certificate in Digital Solutions Development - Foundations (SF)</text:p>
          </table:table-cell>
          <table:table-cell office:value-type="string" table:style-name="ce2">
            <text:p>What Will Be Covered</text:p>
            <text:p>Understanding business needs</text:p>
            <text:p>Requirement Analysis and Gathering</text:p>
            <text:p>Design thinking through user experience design techniques</text:p>
            <text:p>User interface design for both Web &amp; Mobile</text:p>
            <text:p>System Design</text:p>
            <text:p>Project Management using agile principles and mindset</text:p>
            <text:p>Format</text:p>
            <text:p>Lectures and workshop</text:p>
            <text:p>Certificate of Completion</text:p>
            <text:p>The ISS Certificate of Completion will be issued to participants who have attended at least 75% of the course.</text:p>
            <text:p>WSQ Assessment</text:p>
            <text:p>Broad Schedule of Assessment: During and end of course<text:s/></text:p>
            <text:p>Passing Criteria: Generally achieve above 50% marks for workshop, course assignments and written examination<text:s/></text:p>
            <text:p>Assessment Method: Workshop, course assignments and written examination</text:p>
            <text:p>Upon passing the assessment, Statement of Attainment (SOAs) will be issued to certify that the participant has passed the following Competency Standard(s) :</text:p>
            <text:p>ICT-PMT-3001-1.1 Business Needs Analysis</text:p>
            <text:p>ICT-PMT-4001-1.1 Business Needs Analysis</text:p>
            <text:p>ICT-PMT-5001-1.1 Business Needs Analysis</text:p>
            <text:p>ICT-DES-4006-1.1 Solution Architecture</text:p>
            <text:p>ICT-DES-4005-1.1 Software Design</text:p>
            <text:p>Participants may need to attend additional coaching sessions and re-assessments if they do not pass the required competency standard(s).</text:p>
            <text:p>ISS reserves the right not to disclose any information on the course assessment process.</text:p>
            <text:p>Participants are required to pass the assessment in one sitting and achieve an overall of 60% for workshop and examination if they wish to take the NUS Graduate Diploma in Systems Analysis - Capstone &amp; Internship, to be awarded the NUS Graduate Diploma in Systems Analysi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10,000</text:p>
            <text:p>S$10,000</text:p>
            <text:p>S$10,000</text:p>
            <text:p>S$10,000</text:p>
            <text:p>SSG grant</text:p>
            <text:p>-</text:p>
            <text:p>(S$7,000)</text:p>
            <text:p>(S$7,000)</text:p>
            <text:p>(S$7,000)</text:p>
            <text:p>Nett course fee</text:p>
            <text:p>S$10,000</text:p>
            <text:p>S$3000</text:p>
            <text:p>S$3000</text:p>
            <text:p>S$3000</text:p>
            <text:p>7% GST on nett course fee</text:p>
            <text:p>S$700</text:p>
            <text:p>S$210</text:p>
            <text:p>S$210</text:p>
            <text:p>S$210</text:p>
            <text:p>Total nett course fee payable, including GST *</text:p>
            <text:p>S$10,700</text:p>
            <text:p>S$3210</text:p>
            <text:p>S$3210</text:p>
            <text:p>S$3210</text:p>
            <text:p>Less additional funding if eligible under various schemes</text:p>
            <text:p>-</text:p>
            <text:p>-</text:p>
            <text:p>(S$2000)</text:p>
            <text:p>(S$2500)</text:p>
            <text:p>Total nett course fee payable, including GST, after additional funding from the various funding schemes *</text:p>
            <text:p>S$10,700</text:p>
            <text:p>S$3210</text:p>
            <text:p>S$1210</text:p>
            <text:p>S$71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10,000</text:p>
            <text:p>S$10,000</text:p>
            <text:p>S$10,000</text:p>
            <text:p>S$10,000</text:p>
            <text:p>S$10,000</text:p>
            <text:p>SSG grant</text:p>
            <text:p>-</text:p>
            <text:p>(S$7000)</text:p>
            <text:p>(S$7000)</text:p>
            <text:p>(S$7000)</text:p>
            <text:p>(S$7000)</text:p>
            <text:p>Nett course fee</text:p>
            <text:p>S$10,000</text:p>
            <text:p>S$3000</text:p>
            <text:p>S$3000</text:p>
            <text:p>S$3000</text:p>
            <text:p>S$3000</text:p>
            <text:p>7% GST on nett course fee</text:p>
            <text:p>S$700</text:p>
            <text:p>S$210</text:p>
            <text:p>S$210</text:p>
            <text:p>S$210</text:p>
            <text:p>S$210</text:p>
            <text:p>Total nett course fee payable, including GST *</text:p>
            <text:p>S$10,700</text:p>
            <text:p>S$3210</text:p>
            <text:p>S$3210</text:p>
            <text:p>S$3210</text:p>
            <text:p>S$3210</text:p>
            <text:p>Fee payable to NUS-ISS</text:p>
            <text:p>Less additional funding if eligible under various schemes#</text:p>
            <text:p>(company needs to submit training grant and claim via Skillsconnect)</text:p>
            <text:p>-</text:p>
            <text:p>-</text:p>
            <text:p>(S$2000)</text:p>
            <text:p>(S$2500)</text:p>
            <text:p>(S$2000)</text:p>
            <text:p>Total nett course fee payable, including GST, after additional funding from the various funding schemes</text:p>
            <text:p>-</text:p>
            <text:p>-</text:p>
            <text:p>S$1210</text:p>
            <text:p>S$710</text:p>
            <text:p>S$1210</text:p>
            <text:p>Actual financial outlay by company</text:p>
            <text:p>*Student Service Fees</text:p>
            <text:p>Apart from course fees, participants will have to pay a Student Service Fee of S$25.23 for every regular semester.</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will be capped at 170 hours and is available for eligible companies and companies on a short work week system will receive the absentee payroll subsidy based on their employees' current income. Please visit www.ssg.gov.sg for full details.</text:p>
          </table:table-cell>
          <table:table-cell table:number-columns-repeated="2" table:style-name="ce1"/>
          <table:table-cell office:value-type="string" table:style-name="ce2">
            <text:p>Preparing for Your Course</text:p>
            <text:p>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learn@nus.edu.sg if you have any enquiry or feedback.</text:p>
          </table:table-cell>
          <table:table-cell table:number-columns-repeated="16366" table:style-name="ce1"/>
        </table:table-row>
        <table:table-row table:style-name="ro1">
          <table:table-cell office:value-type="float" office:value="150" table:style-name="ce1">
            <text:p>150</text:p>
          </table:table-cell>
          <table:table-cell office:value-type="string" table:style-name="ce1">
            <text:p>https://www.iss.nus.edu.sg/executive-education/course/detail/nus-iss-certificate-in-digital-solutions-development-foundations-(sf)</text:p>
          </table:table-cell>
          <table:table-cell office:value-type="string" table:style-name="ce1">
            <text:p>NUS-ISS Certificate in Digital Solutions Development ‚Äì Foundations (SF)</text:p>
          </table:table-cell>
          <table:table-cell office:value-type="string" table:style-name="ce1">
            <text:p>Software Systems</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6" table:style-name="ce1">
            <text:p>26</text:p>
          </table:table-cell>
          <table:table-cell office:value-type="float" office:value="10000" table:style-name="ce1">
            <text:p>10000</text:p>
          </table:table-cell>
          <table:table-cell office:value-type="string" table:style-name="ce2">
            <text:p>Overview</text:p>
            <text:p>Reference No</text:p>
            <text:p>CRS-Q-0033494-ICT</text:p>
            <text:p>Part of</text:p>
            <text:p>-</text:p>
            <text:p>Duration</text:p>
            <text:p>26 days</text:p>
            <text:p>Course Time</text:p>
            <text:p>Enquiry</text:p>
            <text:p>Please contact Ms. Sherlyn LIM at</text:p>
            <text:p>tel: 65165777 or<text:s/></text:p>
            <text:p>email for more details.<text:s/></text:p>
            <text:p/>
            <text:p>This unit lays the foundation for programming and developing of system of records. This course will cover programming concepts using the C# Language as the vehicle. You will learn about Object Oriented Programming and acquire the technical knowledge necessary for developing a User Interface for Business Systems using Visual Studio.Net. The curriculum also covers the implementation of client/server development on .NET data objects with Visual Studio as the client side programming tool, ADO.NET as the enabling middleware, and RDBMS as the database server. It will also include the development web application using ASP.NET</text:p>
          </table:table-cell>
          <table:table-cell table:style-name="ce1"/>
          <table:table-cell office:value-type="string" table:style-name="ce2">
            <text:p>Key Takeaways</text:p>
            <text:p>At the end of the course, participants will be able to:</text:p>
            <text:p>Write programmes using C# with Visual Studio</text:p>
            <text:p>Building front end web pages using HTML Form, CSS and Javascript<text:s/></text:p>
            <text:p>Data Analysis and Design</text:p>
            <text:p>Building database, storing and retrieving data with SQL</text:p>
            <text:p>Build n-tier enterprise solutions using ASP.NET to link up client and server side components as well as databases</text:p>
            <text:p>Certificate</text:p>
            <text:p>Participants will be awarded with NICF-NUS-ISS Certificate in Digital Solutions Development - Foundations (SF) at the end of the course.</text:p>
          </table:table-cell>
          <table:table-cell office:value-type="string" table:style-name="ce2">
            <text:p>Who Should Attend<text:s/></text:p>
            <text:p>This course is targeted at individuals who are interested to learn programming and aspire to be a programmer.</text:p>
            <text:p>Pre-requisites:</text:p>
            <text:p>Preferably have some understanding of how IT solutions can be used in the real world</text:p>
          </table:table-cell>
          <table:table-cell office:value-type="string" table:style-name="ce2">
            <text:p>What Will Be Covered</text:p>
            <text:p>Fundamentals of Programming using C#</text:p>
            <text:p>Object Oriented Programming using C#</text:p>
            <text:p>Data modelling<text:s/></text:p>
            <text:p>SQL Programming</text:p>
            <text:p>ASP MVC web applications using Entity Framework (EF) with C#</text:p>
            <text:p>Format</text:p>
            <text:p>Lectures and workshop</text:p>
            <text:p>Certificate of Completion</text:p>
            <text:p>The ISS Certificate of Completion will be issued to participants who have attended at least 75% of the course.</text:p>
            <text:p>WSQ Assessment</text:p>
            <text:p>Broad Schedule of Assessment: During and end of course</text:p>
            <text:p>Passing Criteria: Generally achieve above 50% marks for workshop, course assignments and written examination.</text:p>
            <text:p>Assessment Method: Workshop, course assignments and written examination</text:p>
            <text:p>Upon passing the assessment, Statement of Attainment (SOAs) will be issued to certify that the participant has passed the following Competency Standard(s):</text:p>
            <text:p>ICT-DIT-3002-1.1 Applications Development</text:p>
            <text:p>ICT-OUS-4006-1.1 Database Administration</text:p>
            <text:p>ICT-DES-3001-1.1 Data Design</text:p>
            <text:p>ICT-DES-4008-1.1 User Interface Design</text:p>
            <text:p>ICT-DIT-3015-1.1 Software Testing</text:p>
            <text:p>Participants may need to attend additional coaching sessions and re-assessments if they do not pass the required competency standard(s).</text:p>
            <text:p>ISS reserves the right not to disclose any information on the course assessment process.</text:p>
            <text:p>Participants are required to pass the assessment in one sitting and achieve an overall of 60% for workshop and examination if they wish to take the NUS Graduate Diploma in Systems Analysis - Capstone &amp; Internship, to be awarded the NUS Graduate Diploma in Systems Analysi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10,000</text:p>
            <text:p>S$10,000</text:p>
            <text:p>S$10,000</text:p>
            <text:p>S$10,000</text:p>
            <text:p>SSG grant</text:p>
            <text:p>-</text:p>
            <text:p>(S$7,000)</text:p>
            <text:p>(S$7,000)</text:p>
            <text:p>(S$7,000)</text:p>
            <text:p>Nett course fee</text:p>
            <text:p>S$10,000</text:p>
            <text:p>S$3000</text:p>
            <text:p>S$3000</text:p>
            <text:p>S$3000</text:p>
            <text:p>7% GST on nett course fee</text:p>
            <text:p>S$700</text:p>
            <text:p>S$210</text:p>
            <text:p>S$210</text:p>
            <text:p>S$210</text:p>
            <text:p>Total nett course fee payable, including GST *</text:p>
            <text:p>S$10,700</text:p>
            <text:p>S$3210</text:p>
            <text:p>S$3210</text:p>
            <text:p>S$3210</text:p>
            <text:p>Less additional funding if eligible under various schemes</text:p>
            <text:p>-</text:p>
            <text:p>-</text:p>
            <text:p>(S$2000)</text:p>
            <text:p>(S$2500)</text:p>
            <text:p>Total nett course fee payable, including GST, after additional funding from the various funding schemes *</text:p>
            <text:p>S$10,700</text:p>
            <text:p>S$3210</text:p>
            <text:p>S$1210</text:p>
            <text:p>S$71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10,000</text:p>
            <text:p>S$10,000</text:p>
            <text:p>S$10,000</text:p>
            <text:p>S$10,000</text:p>
            <text:p>S$10,000</text:p>
            <text:p>SSG grant</text:p>
            <text:p>-</text:p>
            <text:p>(S$7000)</text:p>
            <text:p>(S$7000)</text:p>
            <text:p>(S$7000)</text:p>
            <text:p>(S$7000)</text:p>
            <text:p>Nett course fee</text:p>
            <text:p>S$10,000</text:p>
            <text:p>S$3000</text:p>
            <text:p>S$3000</text:p>
            <text:p>S$3000</text:p>
            <text:p>S$3000</text:p>
            <text:p>7% GST on nett course fee</text:p>
            <text:p>S$700</text:p>
            <text:p>S$210</text:p>
            <text:p>S$210</text:p>
            <text:p>S$210</text:p>
            <text:p>S$210</text:p>
            <text:p>Total nett course fee payable, including GST *</text:p>
            <text:p>S$10,700</text:p>
            <text:p>S$3210</text:p>
            <text:p>S$3210</text:p>
            <text:p>S$3210</text:p>
            <text:p>S$3210</text:p>
            <text:p>Fee payable to NUS-ISS</text:p>
            <text:p>Less additional funding if eligible under various schemes#</text:p>
            <text:p>(company needs to submit training grant and claim via Skillsconnect)</text:p>
            <text:p>-</text:p>
            <text:p>-</text:p>
            <text:p>(S$2000)</text:p>
            <text:p>(S$2500)</text:p>
            <text:p>(S$2000)</text:p>
            <text:p>Total nett course fee payable, including GST, after additional funding from the various funding schemes</text:p>
            <text:p>-</text:p>
            <text:p>-</text:p>
            <text:p>S$1210</text:p>
            <text:p>S$710</text:p>
            <text:p>S$1210</text:p>
            <text:p>Actual financial outlay by company</text:p>
            <text:p>*Student Service Fees</text:p>
            <text:p>Apart from course fees, participants will have to pay a Student Service Fee of S$25.23 for every regular semester.</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will be capped at 143 hours and is available for eligible companies and companies on a short work week system will receive the absentee payroll subsidy based on their employees' current income. Please visit www.ssg.gov.sg for full details.</text:p>
          </table:table-cell>
          <table:table-cell table:number-columns-repeated="2" table:style-name="ce1"/>
          <table:table-cell office:value-type="string" table:style-name="ce2">
            <text:p>Preparing for Your Course</text:p>
            <text:p>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learn@nus.edu.sg if you have any enquiry or feedback.</text:p>
          </table:table-cell>
          <table:table-cell table:number-columns-repeated="2" table:style-name="ce1"/>
          <table:table-cell office:value-type="string" table:style-name="ce2">
            <text:p>How to Apply</text:p>
            <text:p>Download the Application Form here.</text:p>
            <text:p>Prepare the following supporting documents:</text:p>
            <text:p>A copy of the completed Application Form, duly declared and signed</text:p>
            <text:p>A recent passport-sized photograph, attached on the Application Form</text:p>
            <text:p>A copy of your degree scroll, or highest qualification attained</text:p>
            <text:p>A copy of your detailed result transcript of academic records from each university / college attended</text:p>
            <text:p>A copy of your identify card, documentary proof of permanent resident status, or citizenship certificate</text:p>
            <text:p>Mail your application package containing all of the above documents to:</text:p>
            <text:p>Course Administrator (S-SA4102)</text:p>
            <text:p>Institute of Systems Science</text:p>
            <text:p>National University of Singapore</text:p>
            <text:p>25 Heng Mui Keng Terrace</text:p>
            <text:p>Singapore 119615</text:p>
            <text:p>“Application is open till 1 December of the previous year for February intake and 1 June for August intake. “</text:p>
          </table:table-cell>
          <table:table-cell table:number-columns-repeated="16363"/>
        </table:table-row>
        <table:table-row table:style-name="ro1">
          <table:table-cell office:value-type="float" office:value="151" table:style-name="ce1">
            <text:p>151</text:p>
          </table:table-cell>
          <table:table-cell office:value-type="string" table:style-name="ce1">
            <text:p>https://www.iss.nus.edu.sg/executive-education/course/detail/nus-iss-certificate-in-digital-solutions-development---mobility-applications-(sf)</text:p>
          </table:table-cell>
          <table:table-cell office:value-type="string" table:style-name="ce1">
            <text:p>NUS-ISS Certificate in Digital Solutions Development Mobility Applications (SF)</text:p>
          </table:table-cell>
          <table:table-cell office:value-type="string" table:style-name="ce1">
            <text:p>Software Systems</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8" table:style-name="ce1">
            <text:p>18</text:p>
          </table:table-cell>
          <table:table-cell office:value-type="float" office:value="10000" table:style-name="ce1">
            <text:p>10000</text:p>
          </table:table-cell>
          <table:table-cell office:value-type="string" table:style-name="ce2">
            <text:p>Overview</text:p>
            <text:p>Reference No</text:p>
            <text:p>CRS-Q-0033496-ICT</text:p>
            <text:p>Part of</text:p>
            <text:p>-</text:p>
            <text:p>Duration</text:p>
            <text:p>18 days</text:p>
            <text:p>Course Time</text:p>
            <text:p>9am - 5pm</text:p>
            <text:p>Enquiry</text:p>
            <text:p>Please contact Ms. Sherlyn LIM at</text:p>
            <text:p>tel: 65165777 or<text:s/></text:p>
            <text:p>email for more details.<text:s/></text:p>
            <text:p/>
            <text:p>In this module, you will learn how to develop system of insights using Python with machine learning as well as native mobile apps using the Android Development Platform.</text:p>
          </table:table-cell>
          <table:table-cell table:style-name="ce1"/>
          <table:table-cell office:value-type="string" table:style-name="ce2">
            <text:p>Key Takeaways<text:s/></text:p>
            <text:p>At the end of the course, participants will be able to:</text:p>
            <text:p>Develop server-side application with machine learning capability with Python</text:p>
            <text:p>Publish server-side functionality as REST API with Python</text:p>
            <text:p>Understand popular machine learning models such as k-nearest neighbors, random forest, logistic regression, k-means, naïve Bayes and artificial neural network</text:p>
            <text:p>Build and evaluate performance of machine learning models using Python</text:p>
            <text:p>Understand Android programming framework</text:p>
            <text:p>Develop and package Android application using Android Studio</text:p>
            <text:p>Store application data in Android device</text:p>
            <text:p>Integrate Android application with server-side functionality for full stack development</text:p>
            <text:p>Certificate</text:p>
            <text:p>Participants will be awarded with NUS-ISS Certificate in Digital Solutions Development - Mobility Applications (SF) at the end of the course.</text:p>
          </table:table-cell>
          <table:table-cell office:value-type="string" table:style-name="ce2">
            <text:p>Who Should Attend<text:s/></text:p>
            <text:p>This course is targeted at individuals who are interested in developing Mobile and Mobile Web-based solutions for enterprise environment.</text:p>
            <text:p>Pre-requisites:</text:p>
            <text:p>Preferably have some understanding of how IT solutions can be used in the real world</text:p>
            <text:p>Completed the NICF-NUS-ISS Certificate in Digital Solutions Development - Foundations (SF)</text:p>
          </table:table-cell>
          <table:table-cell office:value-type="string" table:style-name="ce2">
            <text:p>What Will Be Covered</text:p>
            <text:p>Develop and deploy native mobile application using Android Studio</text:p>
            <text:p>Android programming framework</text:p>
            <text:p>Android persistence and database framework</text:p>
            <text:p>Consume REST API from Android application</text:p>
            <text:p>Develop and publish REST API using Python</text:p>
            <text:p>Popular machine learning models such as k-nearest neighbors, random forest, logistic regression, k-means, naïve Bayes and artificial neural network</text:p>
            <text:p>Develop and evaluate machine learning model</text:p>
            <text:p>Data management using Python</text:p>
            <text:p>Format</text:p>
            <text:p>Lectures and workshop</text:p>
            <text:p>Certificate of Completion</text:p>
            <text:p>The ISS Certificate of Completion will be issued to participants who have attended at least 75% of the course.</text:p>
            <text:p>WSQ Assessment<text:s/></text:p>
            <text:p>Broad Schedule of Assessment: During and end of course<text:s/></text:p>
            <text:p>Passing Criteria: Generally achieve above 50% marks for workshop, course assignments and written examination.<text:s/></text:p>
            <text:p>Assessment Method: Workshop, course assignments and written examination</text:p>
            <text:p>Upon passing the assessment, Statement of Attainment (SOAs) will be issued to certify that the participant has passed the following Competency Standard(s) :</text:p>
            <text:p>ICT-DIT-3002-1.1 Applications Development</text:p>
            <text:p>Participants may need to attend additional coaching sessions and re-assessments if they do not pass the required competency standard(s).</text:p>
            <text:p>ISS reserves the right not to disclose any information on the course assessment process.</text:p>
            <text:p>Participants are required to pass the assessment in one sitting and achieve an overall of 60% for workshop and examination if they wish to take the NUS Graduate Diploma in Systems Analysis - Capstone &amp; Internship, to be awarded the NUS Graduate Diploma in Systems Analysi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10,000</text:p>
            <text:p>S$10,000</text:p>
            <text:p>S$10,000</text:p>
            <text:p>S$10,000</text:p>
            <text:p>SSG grant</text:p>
            <text:p>-</text:p>
            <text:p>(S$7,000)</text:p>
            <text:p>(S$7,000)</text:p>
            <text:p>(S$7,000)</text:p>
            <text:p>Nett course fee</text:p>
            <text:p>S$10,000</text:p>
            <text:p>S$3000</text:p>
            <text:p>S$3000</text:p>
            <text:p>S$3000</text:p>
            <text:p>7% GST on nett course fee</text:p>
            <text:p>S$700</text:p>
            <text:p>S$210</text:p>
            <text:p>S$210</text:p>
            <text:p>S$210</text:p>
            <text:p>Total nett course fee payable, including GST *</text:p>
            <text:p>S$10,700</text:p>
            <text:p>S$3210</text:p>
            <text:p>S$3210</text:p>
            <text:p>S$3210</text:p>
            <text:p>Less additional funding if eligible under various schemes</text:p>
            <text:p>-</text:p>
            <text:p>-</text:p>
            <text:p>(S$2000)</text:p>
            <text:p>(S$2500)</text:p>
            <text:p>Total nett course fee payable, including GST, after additional funding from the various funding schemes *</text:p>
            <text:p>S$10,700</text:p>
            <text:p>S$3210</text:p>
            <text:p>S$1210</text:p>
            <text:p>S$71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10,000</text:p>
            <text:p>S$10,000</text:p>
            <text:p>S$10,000</text:p>
            <text:p>S$10,000</text:p>
            <text:p>S$10,000</text:p>
            <text:p>SSG grant</text:p>
            <text:p>-</text:p>
            <text:p>(S$7000)</text:p>
            <text:p>(S$7000)</text:p>
            <text:p>(S$7000)</text:p>
            <text:p>(S$7000)</text:p>
            <text:p>Nett course fee</text:p>
            <text:p>S$10,000</text:p>
            <text:p>S$3000</text:p>
            <text:p>S$3000</text:p>
            <text:p>S$3000</text:p>
            <text:p>S$3000</text:p>
            <text:p>7% GST on nett course fee</text:p>
            <text:p>S$700</text:p>
            <text:p>S$210</text:p>
            <text:p>S$210</text:p>
            <text:p>S$210</text:p>
            <text:p>S$210</text:p>
            <text:p>Total nett course fee payable, including GST *</text:p>
            <text:p>S$10,700</text:p>
            <text:p>S$3210</text:p>
            <text:p>S$3210</text:p>
            <text:p>S$3210</text:p>
            <text:p>S$3210</text:p>
            <text:p>Fee payable to NUS-ISS</text:p>
            <text:p>Less additional funding if eligible under various schemes#</text:p>
            <text:p>(company needs to submit training grant and claim via Skillsconnect)</text:p>
            <text:p>-</text:p>
            <text:p>-</text:p>
            <text:p>(S$2000)</text:p>
            <text:p>(S$2500)</text:p>
            <text:p>(S$2000)</text:p>
            <text:p>Total nett course fee payable, including GST, after additional funding from the various funding schemes</text:p>
            <text:p>-</text:p>
            <text:p>-</text:p>
            <text:p>S$1210</text:p>
            <text:p>S$710</text:p>
            <text:p>S$1210</text:p>
            <text:p>Actual financial outlay by company</text:p>
            <text:p>*Student Service Fees</text:p>
            <text:p>Apart from course fees, participants will have to pay a Student Service Fee of S$25.23 for every regular semester.</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number-columns-repeated="2" table:style-name="ce1"/>
          <table:table-cell office:value-type="string" table:style-name="ce2">
            <text:p>Preparing for Your Course</text:p>
            <text:p>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learn@nus.edu.sg if you have any enquiry or feedback.</text:p>
          </table:table-cell>
          <table:table-cell table:number-columns-repeated="16366" table:style-name="ce1"/>
        </table:table-row>
        <table:table-row table:style-name="ro1">
          <table:table-cell office:value-type="float" office:value="152" table:style-name="ce1">
            <text:p>152</text:p>
          </table:table-cell>
          <table:table-cell office:value-type="string" table:style-name="ce1">
            <text:p>https://www.iss.nus.edu.sg/executive-education/course/detail/nus-iss-certificate-in-digital-solutions-development-web-applications-sa4105-sf</text:p>
          </table:table-cell>
          <table:table-cell office:value-type="string" table:style-name="ce1">
            <text:p>NUS-ISS Certificate in Digital Solutions Development ‚Äì Web Applications (SF)</text:p>
          </table:table-cell>
          <table:table-cell office:value-type="string" table:style-name="ce1">
            <text:p>Software Systems</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5" table:style-name="ce1">
            <text:p>15</text:p>
          </table:table-cell>
          <table:table-cell office:value-type="float" office:value="10000" table:style-name="ce1">
            <text:p>10000</text:p>
          </table:table-cell>
          <table:table-cell office:value-type="string" table:style-name="ce2">
            <text:p>Overview</text:p>
            <text:p>Reference No</text:p>
            <text:p>CRS-Q-0033495-ICT</text:p>
            <text:p>Part of</text:p>
            <text:p>-</text:p>
            <text:p>Duration</text:p>
            <text:p>15 days</text:p>
            <text:p>Course Time</text:p>
            <text:p>9.00am - 5.00pm</text:p>
            <text:p>Enquiry</text:p>
            <text:p>Please contact Ms. Sherlyn LIM at</text:p>
            <text:p>tel: 65165777 or<text:s/></text:p>
            <text:p>email for more details.<text:s/></text:p>
            <text:p/>
            <text:p>The course imparts the techniques and engineering skills needed for the end-to-end design, architecture, implementation, persistence and testing an enterprise web application. In this module, you will learn how to develop system of engagement using Java and JS components. You will also learn how to apply these newly acquired proficiencies by developing full stack web application project using Java Enterprise Edition (Java EE) for the Server Side and Java Script for the Client Side Libraries. The course covers a wide range of design concepts, development abilities, and integration skills, from analysing the requirements to implementing a complete solution.</text:p>
          </table:table-cell>
          <table:table-cell table:style-name="ce1"/>
          <table:table-cell office:value-type="string" table:style-name="ce2">
            <text:p>Key Takeaways<text:s/></text:p>
            <text:p>At the end of the course, participants will be able to:</text:p>
            <text:p>Understand fundamentals of Object-Oriented Programming in Java SE (Standard edition), including defining classes, invoking methods, using libraries, etc.</text:p>
            <text:p>Understand the functional programming paradigms and lambda expressions available in the new Java SE (Standard edition).<text:s/></text:p>
            <text:p>Appreciate engineering issues in the development of an enterprise grade web application, such as design principles, use of appropriate patterns and practices, internationalization, validation, form processing, resource constraints, connection pooling, maintainability, dependability and scalability using Java EE (Enterprise edition) components.</text:p>
            <text:p>Understand and implement the application layers, specific customized components, services, user roles and the standard libraries via annotations or APIs.</text:p>
            <text:p>Implement a clean server side web application using the ‘Model View Controller’ structure comprising of standard Java EE components such as Servlets, JSP (Java Server Pages), EL (Expression Language), CDI (Container Dependency Injection) and standard tag libraries.</text:p>
            <text:p>Augment the above applications to Spring MVC and Spring WebFlux to support both synchronous and asynchronous web application architecture using more sophisticated components such as view templates, responsive web components, server side form handling, spring boot annotations and REST based web services.</text:p>
            <text:p>Build an effective and robust persistence layer with JPA repositories, use the popular Hibernate framework, understand Object-Relational mapping for simple as complex object persistence.<text:s/></text:p>
            <text:p>Understand and use the extensive JPA Query language to access data from the above persistence layer. Learn to use the Spring Data extensions to extend persistence to NoSQL data storage.</text:p>
            <text:p>Apply design patterns and best practices to improve the robustness and maintainability of applications</text:p>
            <text:p>Improve web forms by designing validation of useful interface elements (example date pickers and range sliders) with server side as well as client side components.<text:s/></text:p>
            <text:p>Understand and employ responsive web design patterns and best practices for building user-centric and device sensitive user interfaces</text:p>
            <text:p>Leverage client side technologies such as React JS or Angular JS framework to help reorganise device centric codes into reusable modules and view components thereby making the application maintainable</text:p>
            <text:p>Use the cascaded style sheet CSS latest features to design better user experience.</text:p>
            <text:p>Certificate</text:p>
            <text:p>Participants will be awarded with NUS-ISS Certificate in Digital Solutions Development - Web Applications (SF) at the end of the course.</text:p>
          </table:table-cell>
          <table:table-cell office:value-type="string" table:style-name="ce2">
            <text:p>Who Should Attend<text:s/></text:p>
            <text:p>This course is targeted at individuals who are interested in developing JAVA Web-based solutions for enterprise environment.</text:p>
            <text:p>Pre-requisites:</text:p>
            <text:p>Preferably have some understanding of how IT solutions can be used in the real world</text:p>
            <text:p>Completed the NICF-NUS-ISS Certificate in Digital Solutions Development - Foundations (SF)</text:p>
          </table:table-cell>
          <table:table-cell office:value-type="string" table:style-name="ce2">
            <text:p>What Will Be Covered</text:p>
            <text:p>JAVA SE (Standard edition) Object and Functional Fundamentals.</text:p>
            <text:p>Implement layers, components, services, roles and APIs in Java EE (Enterprise edition).</text:p>
            <text:p>Implement persistence architecture using Java Persistence Architecture (JPA).</text:p>
            <text:p>Implement Spring Boot framework to structure the application with more sophisticated responsive web, big data and cloud extensions.<text:s/></text:p>
            <text:p>Apply design patterns and best practices to improve the robustness and maintainability of applications.</text:p>
            <text:p>Understand and employ responsive web design patterns using cascading style sheet and JS frameworks.</text:p>
            <text:p>Format</text:p>
            <text:p>Lectures and workshop</text:p>
            <text:p>Certificate of Completion</text:p>
            <text:p>The ISS Certificate of Completion will be issued to participants who have attended at least 75% of the course.</text:p>
            <text:p>WSQ Assessment</text:p>
            <text:p>Broad Schedule of Assessment: During and end of course<text:s/></text:p>
            <text:p>Passing Criteria: Generally achieve above 50% marks for workshop, course assignments and written examination.</text:p>
            <text:p>Assessment Method: Workshop, course assignments and written examination</text:p>
            <text:p>Upon passing the assessment, Statement of Attainment (SOAs) will be issued to certify that the participant has passed the following Competency Standard(s) :</text:p>
            <text:p>ICT-DIT-4002-1.1 Applications Development</text:p>
            <text:p>ICT-DIT-3002-1.1 Applications Development</text:p>
            <text:p>Participants may need to attend additional coaching sessions and re-assessments if they do not pass the required competency standard(s).</text:p>
            <text:p>ISS reserves the right not to disclose any information on the course assessment process.</text:p>
            <text:p>Participants are required to pass the assessment in one sitting and achieve an overall of 60% for workshop and examination if they wish to take the NUS Graduate Diploma in Systems Analysis - Capstone &amp; Internship, to be awarded the NUS Graduate Diploma in Systems Analysi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10,000</text:p>
            <text:p>S$10,000</text:p>
            <text:p>S$10,000</text:p>
            <text:p>S$10,000</text:p>
            <text:p>SSG grant</text:p>
            <text:p>-</text:p>
            <text:p>(S$7,000)</text:p>
            <text:p>(S$7,000)</text:p>
            <text:p>(S$7,000)</text:p>
            <text:p>Nett course fee</text:p>
            <text:p>S$10,000</text:p>
            <text:p>S$3000</text:p>
            <text:p>S$3000</text:p>
            <text:p>S$3000</text:p>
            <text:p>7% GST on nett course fee</text:p>
            <text:p>S$700</text:p>
            <text:p>S$210</text:p>
            <text:p>S$210</text:p>
            <text:p>S$210</text:p>
            <text:p>Total nett course fee payable, including GST *</text:p>
            <text:p>S$10,700</text:p>
            <text:p>S$3210</text:p>
            <text:p>S$3210</text:p>
            <text:p>S$3210</text:p>
            <text:p>Less additional funding if eligible under various schemes</text:p>
            <text:p>-</text:p>
            <text:p>-</text:p>
            <text:p>(S$2000)</text:p>
            <text:p>(S$2500)</text:p>
            <text:p>Total nett course fee payable, including GST, after additional funding from the various funding schemes *</text:p>
            <text:p>S$10,700</text:p>
            <text:p>S$3210</text:p>
            <text:p>S$1210</text:p>
            <text:p>S$71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10,000</text:p>
            <text:p>S$10,000</text:p>
            <text:p>S$10,000</text:p>
            <text:p>S$10,000</text:p>
            <text:p>S$10,000</text:p>
            <text:p>SSG grant</text:p>
            <text:p>-</text:p>
            <text:p>(S$7000)</text:p>
            <text:p>(S$7000)</text:p>
            <text:p>(S$7000)</text:p>
            <text:p>(S$7000)</text:p>
            <text:p>Nett course fee</text:p>
            <text:p>S$10,000</text:p>
            <text:p>S$3000</text:p>
            <text:p>S$3000</text:p>
            <text:p>S$3000</text:p>
            <text:p>S$3000</text:p>
            <text:p>7% GST on nett course fee</text:p>
            <text:p>S$700</text:p>
            <text:p>S$210</text:p>
            <text:p>S$210</text:p>
            <text:p>S$210</text:p>
            <text:p>S$210</text:p>
            <text:p>Total nett course fee payable, including GST *</text:p>
            <text:p>S$10,700</text:p>
            <text:p>S$3210</text:p>
            <text:p>S$3210</text:p>
            <text:p>S$3210</text:p>
            <text:p>S$3210</text:p>
            <text:p>Fee payable to NUS-ISS</text:p>
            <text:p>Less additional funding if eligible under various schemes#</text:p>
            <text:p>(company needs to submit training grant and claim via Skillsconnect)</text:p>
            <text:p>-</text:p>
            <text:p>-</text:p>
            <text:p>(S$2000)</text:p>
            <text:p>(S$2500)</text:p>
            <text:p>(S$2000)</text:p>
            <text:p>Total nett course fee payable, including GST, after additional funding from the various funding schemes</text:p>
            <text:p>-</text:p>
            <text:p>-</text:p>
            <text:p>S$1210</text:p>
            <text:p>S$710</text:p>
            <text:p>S$1210</text:p>
            <text:p>Actual financial outlay by company</text:p>
            <text:p>*Student Service Fees</text:p>
            <text:p>Apart from course fees, participants will have to pay a Student Service Fee of S$25.23 for every regular semester.</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number-columns-repeated="2" table:style-name="ce1"/>
          <table:table-cell office:value-type="string" table:style-name="ce2">
            <text:p>Preparing for Your Course</text:p>
            <text:p>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learn@nus.edu.sg if you have any enquiry or feedback.</text:p>
          </table:table-cell>
          <table:table-cell table:number-columns-repeated="16366" table:style-name="ce1"/>
        </table:table-row>
        <table:table-row table:style-name="ro1">
          <table:table-cell office:value-type="float" office:value="153" table:style-name="ce1">
            <text:p>153</text:p>
          </table:table-cell>
          <table:table-cell office:value-type="string" table:style-name="ce1">
            <text:p>https://www.iss.nus.edu.sg/executive-education/course/detail/nus-iss-certificate-in-digital-solutions-development</text:p>
          </table:table-cell>
          <table:table-cell office:value-type="string" table:style-name="ce1">
            <text:p>NUS-ISS Stackable Certificate Programmes in Digital Solutions Development</text:p>
          </table:table-cell>
          <table:table-cell office:value-type="string" table:style-name="ce1">
            <text:p>Software Systems</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09" table:style-name="ce1">
            <text:p>209</text:p>
          </table:table-cell>
          <table:table-cell table:style-name="ce1"/>
          <table:table-cell office:value-type="string" table:style-name="ce2">
            <text:p>Overview</text:p>
            <text:p>Part of</text:p>
            <text:p>-</text:p>
            <text:p>Duration</text:p>
            <text:p>209 days</text:p>
            <text:p>Course Time</text:p>
            <text:p>9:00am - 5:00pm</text:p>
            <text:p>Enquiry</text:p>
            <text:p>Please contact Ms. Sherlyn LIM at</text:p>
            <text:p>tel: 65167646 or<text:s/></text:p>
            <text:p>email for more details.<text:s/></text:p>
            <text:p/>
            <text:p>This course equips participants with necessary skills to design and develop IT solutions to resolve business problems, enable process automation and support smart living in our day to day life.<text:s/></text:p>
            <text:p>The series of certifications start with the compulsory first certification programme - "NUS-ISS Certificate in Digital Solutions Development - Foundations (SF)". Upon successful completion of the certification, you can then proceed to take the next three certificates (Design, Web Applications and Mobility Applications) in your preferred sequence.<text:s/></text:p>
            <text:p>You may choose to continue with NUS Graduate Diploma in Systems Analysis - Capstone and Internship, if you possess a recognised degree and have attained in their examination a minimum of 60% and above in one sitting for all the four Certificates. Upon successful completion of the capstone project and internship, students will be awarded the NUS Graduate Diploma in Systems Analysis.</text:p>
          </table:table-cell>
          <table:table-cell table:style-name="ce1"/>
          <table:table-cell office:value-type="string" table:style-name="ce2">
            <text:p>Key Takeaways<text:s/></text:p>
            <text:p>The NUS-ISS Stackable Certificate Programmes in Digital Solutions Development is a package of four certificates in software design and engineering. Key takeaways for the individual certificates are:</text:p>
            <text:p>NICF-NUS-ISS Certificate in Digital Solutions Development - Foundations (SF)</text:p>
            <text:p>Enterprise Solution Development: C#, SQL, Object Oriented Programming, Enterprise N-Tier Application Development.</text:p>
            <text:p>NICF-NUS-ISS Certificate in Digital Solutions Development - Design (SF)</text:p>
            <text:p>Software Analysis and Design, Software Engineering</text:p>
            <text:p>NICF-NUS-ISS Certificate in Digital Solutions Development - Web Applications (SF)</text:p>
            <text:p>Web Application Development: JAVA, RESTFUL server side, web design, HTML and CSS.</text:p>
            <text:p>NICF-NUS-ISS Certificate in Digital Solutions Development - Mobility Applications (SF)</text:p>
            <text:p>Mobile Application Development: mobile application design, ASP.NET, mobile web and mobile native app using Android, HTML and CSS.</text:p>
            <text:p>NUS Graduate Diploma in Systems Analysis - Capstone &amp; Internship</text:p>
            <text:p>Capstone project delivery and 5-months internship: gaining relevant professional experience, project management skills, and building soft skills in actual work environment.</text:p>
            <text:p>Download the brochure here</text:p>
          </table:table-cell>
          <table:table-cell office:value-type="string" table:style-name="ce2">
            <text:p>Who Should Attend</text:p>
            <text:p>This programme has been designed for people who have little prior technical skills in software engineering, and aspires to seriously develop in-depth technical capabilities.</text:p>
            <text:p>Participants who wish to learn programming, software design and analysis, as well as to develop mobile and web applications for an enterprise environment like a bank or any large organisation, will be suited to this programme.</text:p>
            <text:p>The stackable certificates allow you to take each certificate individually, and the option to complete your entire journey to fulfil a NUS Graduate Diploma in Systems Analysis. Participants can take the certificates your own pace, thus providing greater flexibility to plan your own learning journey.</text:p>
          </table:table-cell>
          <table:table-cell office:value-type="string" table:style-name="ce2">
            <text:p>What Will Be Covered<text:s/></text:p>
            <text:p>This programme will begin with:</text:p>
            <text:p>NICF-NUS-ISS Certificate in Digital Solutions Development - Foundations (SF)</text:p>
            <text:p>Participants can continue with further certifications below, in any sequence:</text:p>
            <text:p>NICF-NUS-ISS Certificate in Digital Solutions Development - Design (SF)</text:p>
            <text:p>NICF-NUS-ISS Certificate in Digital Solutions Development - Web Applications (SF)</text:p>
            <text:p>NICF-NUS-ISS Certificate in Digital Solutions Development - Mobility Applications (SF)</text:p>
            <text:p>Participants satisfying the requisite criteria can go on to the last lap:</text:p>
            <text:p>NUS Graduate Diploma in Systems Analysis - Capstone &amp; Internship</text:p>
          </table:table-cell>
          <table:table-cell office:value-type="string" table:style-name="ce2">
            <text:p>Fees &amp; Funding</text:p>
            <text:p>NICF-NUS-ISS Certificate in Digital Solutions Development - Foundations (SF)</text:p>
            <text:p>NICF-NUS-ISS Certificate in Digital Solutions Development - Design (SF)</text:p>
            <text:p>NICF-NUS-ISS Certificate in Digital Solutions Development - Web Applications (SF)</text:p>
            <text:p>NICF-NUS-ISS Certificate in Digital Solutions Development - Mobility Applications (SF)</text:p>
            <text:p>NUS Graduate Diploma in Systems Analysis - Capstone &amp; Internship</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10,000</text:p>
            <text:p>S$10,000</text:p>
            <text:p>S$10,000</text:p>
            <text:p>S$10,000</text:p>
            <text:p>SSG grant</text:p>
            <text:p>-</text:p>
            <text:p>(S$7,000)</text:p>
            <text:p>(S$7,000)</text:p>
            <text:p>(S$7,000)</text:p>
            <text:p>Nett course fee</text:p>
            <text:p>S$10,000</text:p>
            <text:p>S$3000</text:p>
            <text:p>S$3000</text:p>
            <text:p>S$3000</text:p>
            <text:p>7% GST on nett course fee</text:p>
            <text:p>S$700</text:p>
            <text:p>S$210</text:p>
            <text:p>S$210</text:p>
            <text:p>S$210</text:p>
            <text:p>Total nett course fee payable, including GST *</text:p>
            <text:p>S$10,700</text:p>
            <text:p>S$3210</text:p>
            <text:p>S$3210</text:p>
            <text:p>S$3210</text:p>
            <text:p>Less additional funding if eligible under various schemes</text:p>
            <text:p>-</text:p>
            <text:p>-</text:p>
            <text:p>(S$2000)</text:p>
            <text:p>(S$2500)</text:p>
            <text:p>Total nett course fee payable, including GST, after additional funding from the various funding schemes *</text:p>
            <text:p>S$10,700</text:p>
            <text:p>S$3210</text:p>
            <text:p>S$1210</text:p>
            <text:p>S$71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10,000</text:p>
            <text:p>S$10,000</text:p>
            <text:p>S$10,000</text:p>
            <text:p>S$10,000</text:p>
            <text:p>S$10,000</text:p>
            <text:p>SSG grant</text:p>
            <text:p>-</text:p>
            <text:p>(S$7000)</text:p>
            <text:p>(S$7000)</text:p>
            <text:p>(S$7000)</text:p>
            <text:p>(S$7000)</text:p>
            <text:p>Nett course fee</text:p>
            <text:p>S$10,000</text:p>
            <text:p>S$3000</text:p>
            <text:p>S$3000</text:p>
            <text:p>S$3000</text:p>
            <text:p>S$3000</text:p>
            <text:p>7% GST on nett course fee</text:p>
            <text:p>S$700</text:p>
            <text:p>S$210</text:p>
            <text:p>S$210</text:p>
            <text:p>S$210</text:p>
            <text:p>S$210</text:p>
            <text:p>Total nett course fee payable, including GST *</text:p>
            <text:p>S$10,700</text:p>
            <text:p>S$3210</text:p>
            <text:p>S$3210</text:p>
            <text:p>S$3210</text:p>
            <text:p>S$3210</text:p>
            <text:p>Fee payable to NUS-ISS</text:p>
            <text:p>Less additional funding if eligible under various schemes#</text:p>
            <text:p>(company needs to submit training grant and claim via Skillsconnect)</text:p>
            <text:p>-</text:p>
            <text:p>-</text:p>
            <text:p>(S$2000)</text:p>
            <text:p>(S$2500)</text:p>
            <text:p>(S$2000)</text:p>
            <text:p>Total nett course fee payable, including GST, after additional funding from the various funding schemes</text:p>
            <text:p>-</text:p>
            <text:p>-</text:p>
            <text:p>S$1210</text:p>
            <text:p>S$710</text:p>
            <text:p>S$1210</text:p>
            <text:p>Actual financial outlay by company</text:p>
            <text:p>*Student Service Fees</text:p>
            <text:p>Apart from course fees, participants will have to pay a Student Service Fee of S$25.23 for every regular semester.</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will be capped at 143 hours and is available for eligible companies and companies on a short work week system will receive the absentee payroll subsidy based on their employees' current income. Please visit www.ssg.gov.sg for full details.</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10,000</text:p>
            <text:p>S$10,000</text:p>
            <text:p>S$10,000</text:p>
            <text:p>S$10,000</text:p>
            <text:p>SSG grant</text:p>
            <text:p>-</text:p>
            <text:p>(S$7,000)</text:p>
            <text:p>(S$7,000)</text:p>
            <text:p>(S$7,000)</text:p>
            <text:p>Nett course fee</text:p>
            <text:p>S$10,000</text:p>
            <text:p>S$3000</text:p>
            <text:p>S$3000</text:p>
            <text:p>S$3000</text:p>
            <text:p>7% GST on nett course fee</text:p>
            <text:p>S$700</text:p>
            <text:p>S$210</text:p>
            <text:p>S$210</text:p>
            <text:p>S$210</text:p>
            <text:p>Total nett course fee payable, including GST *</text:p>
            <text:p>S$10,700</text:p>
            <text:p>S$3210</text:p>
            <text:p>S$3210</text:p>
            <text:p>S$3210</text:p>
            <text:p>Less additional funding if eligible under various schemes</text:p>
            <text:p>-</text:p>
            <text:p>-</text:p>
            <text:p>(S$2000)</text:p>
            <text:p>(S$2500)</text:p>
            <text:p>Total nett course fee payable, including GST, after additional funding from the various funding schemes *</text:p>
            <text:p>S$10,700</text:p>
            <text:p>S$3210</text:p>
            <text:p>S$1210</text:p>
            <text:p>S$71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10,000</text:p>
            <text:p>S$10,000</text:p>
            <text:p>S$10,000</text:p>
            <text:p>S$10,000</text:p>
            <text:p>S$10,000</text:p>
            <text:p>SSG grant</text:p>
            <text:p>-</text:p>
            <text:p>(S$7000)</text:p>
            <text:p>(S$7000)</text:p>
            <text:p>(S$7000)</text:p>
            <text:p>(S$7000)</text:p>
            <text:p>Nett course fee</text:p>
            <text:p>S$10,000</text:p>
            <text:p>S$3000</text:p>
            <text:p>S$3000</text:p>
            <text:p>S$3000</text:p>
            <text:p>S$3000</text:p>
            <text:p>7% GST on nett course fee</text:p>
            <text:p>S$700</text:p>
            <text:p>S$210</text:p>
            <text:p>S$210</text:p>
            <text:p>S$210</text:p>
            <text:p>S$210</text:p>
            <text:p>Total nett course fee payable, including GST *</text:p>
            <text:p>S$10,700</text:p>
            <text:p>S$3210</text:p>
            <text:p>S$3210</text:p>
            <text:p>S$3210</text:p>
            <text:p>S$3210</text:p>
            <text:p>Fee payable to NUS-ISS</text:p>
            <text:p>Less additional funding if eligible under various schemes#</text:p>
            <text:p>(company needs to submit training grant and claim via Skillsconnect)</text:p>
            <text:p>-</text:p>
            <text:p>-</text:p>
            <text:p>(S$2000)</text:p>
            <text:p>(S$2500)</text:p>
            <text:p>(S$2000)</text:p>
            <text:p>Total nett course fee payable, including GST, after additional funding from the various funding schemes</text:p>
            <text:p>-</text:p>
            <text:p>-</text:p>
            <text:p>S$1210</text:p>
            <text:p>S$710</text:p>
            <text:p>S$1210</text:p>
            <text:p>Actual financial outlay by company</text:p>
            <text:p>*Student Service Fees</text:p>
            <text:p>Apart from course fees, participants will have to pay a Student Service Fee of S$25.23 for every regular semester.</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will be capped at 170 hours and is available for eligible companies and companies on a short work week system will receive the absentee payroll subsidy based on their employees' current income. Please visit www.ssg.gov.sg for full details.</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10,000</text:p>
            <text:p>S$10,000</text:p>
            <text:p>S$10,000</text:p>
            <text:p>S$10,000</text:p>
            <text:p>SSG grant</text:p>
            <text:p>-</text:p>
            <text:p>(S$7,000)</text:p>
            <text:p>(S$7,000)</text:p>
            <text:p>(S$7,000)</text:p>
            <text:p>Nett course fee</text:p>
            <text:p>S$10,000</text:p>
            <text:p>S$3000</text:p>
            <text:p>S$3000</text:p>
            <text:p>S$3000</text:p>
            <text:p>7% GST on nett course fee</text:p>
            <text:p>S$700</text:p>
            <text:p>S$210</text:p>
            <text:p>S$210</text:p>
            <text:p>S$210</text:p>
            <text:p>Total nett course fee payable, including GST *</text:p>
            <text:p>S$10,700</text:p>
            <text:p>S$3210</text:p>
            <text:p>S$3210</text:p>
            <text:p>S$3210</text:p>
            <text:p>Less additional funding if eligible under various schemes</text:p>
            <text:p>-</text:p>
            <text:p>-</text:p>
            <text:p>(S$2000)</text:p>
            <text:p>(S$2500)</text:p>
            <text:p>Total nett course fee payable, including GST, after additional funding from the various funding schemes *</text:p>
            <text:p>S$10,700</text:p>
            <text:p>S$3210</text:p>
            <text:p>S$1210</text:p>
            <text:p>S$71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10,000</text:p>
            <text:p>S$10,000</text:p>
            <text:p>S$10,000</text:p>
            <text:p>S$10,000</text:p>
            <text:p>S$10,000</text:p>
            <text:p>SSG grant</text:p>
            <text:p>-</text:p>
            <text:p>(S$7000)</text:p>
            <text:p>(S$7000)</text:p>
            <text:p>(S$7000)</text:p>
            <text:p>(S$7000)</text:p>
            <text:p>Nett course fee</text:p>
            <text:p>S$10,000</text:p>
            <text:p>S$3000</text:p>
            <text:p>S$3000</text:p>
            <text:p>S$3000</text:p>
            <text:p>S$3000</text:p>
            <text:p>7% GST on nett course fee</text:p>
            <text:p>S$700</text:p>
            <text:p>S$210</text:p>
            <text:p>S$210</text:p>
            <text:p>S$210</text:p>
            <text:p>S$210</text:p>
            <text:p>Total nett course fee payable, including GST *</text:p>
            <text:p>S$10,700</text:p>
            <text:p>S$3210</text:p>
            <text:p>S$3210</text:p>
            <text:p>S$3210</text:p>
            <text:p>S$3210</text:p>
            <text:p>Fee payable to NUS-ISS</text:p>
            <text:p>Less additional funding if eligible under various schemes#</text:p>
            <text:p>(company needs to submit training grant and claim via Skillsconnect)</text:p>
            <text:p>-</text:p>
            <text:p>-</text:p>
            <text:p>(S$2000)</text:p>
            <text:p>(S$2500)</text:p>
            <text:p>(S$2000)</text:p>
            <text:p>Total nett course fee payable, including GST, after additional funding from the various funding schemes</text:p>
            <text:p>-</text:p>
            <text:p>-</text:p>
            <text:p>S$1210</text:p>
            <text:p>S$710</text:p>
            <text:p>S$1210</text:p>
            <text:p>Actual financial outlay by company</text:p>
            <text:p>*Student Service Fees</text:p>
            <text:p>Apart from course fees, participants will have to pay a Student Service Fee of S$25.23 for every regular semester.</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10,000</text:p>
            <text:p>S$10,000</text:p>
            <text:p>S$10,000</text:p>
            <text:p>S$10,000</text:p>
            <text:p>SSG grant</text:p>
            <text:p>-</text:p>
            <text:p>(S$7,000)</text:p>
            <text:p>(S$7,000)</text:p>
            <text:p>(S$7,000)</text:p>
            <text:p>Nett course fee</text:p>
            <text:p>S$10,000</text:p>
            <text:p>S$3000</text:p>
            <text:p>S$3000</text:p>
            <text:p>S$3000</text:p>
            <text:p>7% GST on nett course fee</text:p>
            <text:p>S$700</text:p>
            <text:p>S$210</text:p>
            <text:p>S$210</text:p>
            <text:p>S$210</text:p>
            <text:p>Total nett course fee payable, including GST *</text:p>
            <text:p>S$10,700</text:p>
            <text:p>S$3210</text:p>
            <text:p>S$3210</text:p>
            <text:p>S$3210</text:p>
            <text:p>Less additional funding if eligible under various schemes</text:p>
            <text:p>-</text:p>
            <text:p>-</text:p>
            <text:p>(S$2000)</text:p>
            <text:p>(S$2500)</text:p>
            <text:p>Total nett course fee payable, including GST, after additional funding from the various funding schemes *</text:p>
            <text:p>S$10,700</text:p>
            <text:p>S$3210</text:p>
            <text:p>S$1210</text:p>
            <text:p>S$71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10,000</text:p>
            <text:p>S$10,000</text:p>
            <text:p>S$10,000</text:p>
            <text:p>S$10,000</text:p>
            <text:p>S$10,000</text:p>
            <text:p>SSG grant</text:p>
            <text:p>-</text:p>
            <text:p>(S$7000)</text:p>
            <text:p>(S$7000)</text:p>
            <text:p>(S$7000)</text:p>
            <text:p>(S$7000)</text:p>
            <text:p>Nett course fee</text:p>
            <text:p>S$10,000</text:p>
            <text:p>S$3000</text:p>
            <text:p>S$3000</text:p>
            <text:p>S$3000</text:p>
            <text:p>S$3000</text:p>
            <text:p>7% GST on nett course fee</text:p>
            <text:p>S$700</text:p>
            <text:p>S$210</text:p>
            <text:p>S$210</text:p>
            <text:p>S$210</text:p>
            <text:p>S$210</text:p>
            <text:p>Total nett course fee payable, including GST *</text:p>
            <text:p>S$10,700</text:p>
            <text:p>S$3210</text:p>
            <text:p>S$3210</text:p>
            <text:p>S$3210</text:p>
            <text:p>S$3210</text:p>
            <text:p>Fee payable to NUS-ISS</text:p>
            <text:p>Less additional funding if eligible under various schemes#</text:p>
            <text:p>(company needs to submit training grant and claim via Skillsconnect)</text:p>
            <text:p>-</text:p>
            <text:p>-</text:p>
            <text:p>(S$2000)</text:p>
            <text:p>(S$2500)</text:p>
            <text:p>(S$2000)</text:p>
            <text:p>Total nett course fee payable, including GST, after additional funding from the various funding schemes</text:p>
            <text:p>-</text:p>
            <text:p>-</text:p>
            <text:p>S$1210</text:p>
            <text:p>S$710</text:p>
            <text:p>S$1210</text:p>
            <text:p>Actual financial outlay by company</text:p>
            <text:p>*Student Service Fees</text:p>
            <text:p>Apart from course fees, participants will have to pay a Student Service Fee of S$25.23 for every regular semester.</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10,000</text:p>
            <text:p>S$10,000</text:p>
            <text:p>S$10,000</text:p>
            <text:p>S$10,000</text:p>
            <text:p>SSG grant</text:p>
            <text:p>-</text:p>
            <text:p>(S$7,000)</text:p>
            <text:p>(S$7,000)</text:p>
            <text:p>(S$7,000)</text:p>
            <text:p>Nett course fee</text:p>
            <text:p>S$10,000</text:p>
            <text:p>S$3000</text:p>
            <text:p>S$3000</text:p>
            <text:p>S$3000</text:p>
            <text:p>7% GST on nett course fee</text:p>
            <text:p>S$700</text:p>
            <text:p>S$210</text:p>
            <text:p>S$210</text:p>
            <text:p>S$210</text:p>
            <text:p>Total nett course fee payable, including GST *</text:p>
            <text:p>S$10,700</text:p>
            <text:p>S$3210</text:p>
            <text:p>S$3210</text:p>
            <text:p>S$3210</text:p>
            <text:p>Less additional funding if eligible under various schemes</text:p>
            <text:p>-</text:p>
            <text:p>-</text:p>
            <text:p>(S$2000)</text:p>
            <text:p>(S$2500)</text:p>
            <text:p>Total nett course fee payable, including GST, after additional funding from the various funding schemes *</text:p>
            <text:p>S$10,700</text:p>
            <text:p>S$3210</text:p>
            <text:p>S$1210</text:p>
            <text:p>S$71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10,000</text:p>
            <text:p>S$10,000</text:p>
            <text:p>S$10,000</text:p>
            <text:p>S$10,000</text:p>
            <text:p>S$10,000</text:p>
            <text:p>SSG grant</text:p>
            <text:p>-</text:p>
            <text:p>(S$7000)</text:p>
            <text:p>(S$7000)</text:p>
            <text:p>(S$7000)</text:p>
            <text:p>(S$7000)</text:p>
            <text:p>Nett course fee</text:p>
            <text:p>S$10,000</text:p>
            <text:p>S$3000</text:p>
            <text:p>S$3000</text:p>
            <text:p>S$3000</text:p>
            <text:p>S$3000</text:p>
            <text:p>7% GST on nett course fee</text:p>
            <text:p>S$700</text:p>
            <text:p>S$210</text:p>
            <text:p>S$210</text:p>
            <text:p>S$210</text:p>
            <text:p>S$210</text:p>
            <text:p>Total nett course fee payable, including GST *</text:p>
            <text:p>S$10,700</text:p>
            <text:p>S$3210</text:p>
            <text:p>S$3210</text:p>
            <text:p>S$3210</text:p>
            <text:p>S$3210</text:p>
            <text:p>Fee payable to NUS-ISS</text:p>
            <text:p>Less additional funding if eligible under various schemes#</text:p>
            <text:p>(company needs to submit training grant and claim via Skillsconnect)</text:p>
            <text:p>-</text:p>
            <text:p>-</text:p>
            <text:p>(S$2000)</text:p>
            <text:p>(S$2500)</text:p>
            <text:p>(S$2000)</text:p>
            <text:p>Total nett course fee payable, including GST, after additional funding from the various funding schemes</text:p>
            <text:p>-</text:p>
            <text:p>-</text:p>
            <text:p>S$1210</text:p>
            <text:p>S$710</text:p>
            <text:p>S$1210</text:p>
            <text:p>Actual financial outlay by company</text:p>
            <text:p>*Student Service Fees</text:p>
            <text:p>Apart from course fees, participants will have to pay a Student Service Fee of S$25.23 for every regular semester.</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will be capped at 110 hours and is available for eligible companies and companies on a short work week system will receive the absentee payroll subsidy based on their employees' current income. Please visit www.ssg.gov.sg for full details.</text:p>
          </table:table-cell>
          <table:table-cell table:number-columns-repeated="2" table:style-name="ce1"/>
          <table:table-cell office:value-type="string" table:style-name="ce2">
            <text:p>Preparing for Your Course</text:p>
            <text:p>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learn@nus.edu.sg if you have any enquiry or feedback.</text:p>
          </table:table-cell>
          <table:table-cell table:number-columns-repeated="2" table:style-name="ce1"/>
          <table:table-cell office:value-type="string" table:style-name="ce2">
            <text:p>How To Apply</text:p>
            <text:p>NICF-NUS-ISS Certificate in Digital Solutions Development - Foundations</text:p>
            <text:p>Download the Application Form here.</text:p>
            <text:p>Prepare the following supporting documents:</text:p>
            <text:p>A copy of the completed Application Form, duly declared and signed</text:p>
            <text:p>A recent passport-sized photograph, attached on the Application Form</text:p>
            <text:p>A copy of your degree scroll, or highest qualification attained</text:p>
            <text:p>A copy of your detailed result transcript of academic records from each university / college attended</text:p>
            <text:p>A copy of your identify card, documentary proof of permanent resident status, or citizenship certificate</text:p>
            <text:p>Mail your application package containing all of the above documents to:</text:p>
            <text:p>Course Administrator (S-SA4102)</text:p>
            <text:p>Institute of Systems Science</text:p>
            <text:p>National University of Singapore</text:p>
            <text:p>25 Heng Mui Keng Terrace</text:p>
            <text:p>Singapore 119615</text:p>
            <text:p>Once you have successfully completed the compulsory Foundations certificate, you can register for the subsequent certificates directly on the course page.</text:p>
            <text:p>NICF-NUS-ISS Certificate in Digital Solutions Development - Design (SF)</text:p>
            <text:p>NICF-NUS-ISS Certificate in Digital Solutions Development - Web Applications (SF)</text:p>
            <text:p>NICF-NUS-ISS Certificate in Digital Solutions Development - Mobility Applications (SF)</text:p>
            <text:p>NUS Graduate Diploma in Systems Analysis - Capstone &amp; Internships</text:p>
          </table:table-cell>
          <table:table-cell table:number-columns-repeated="16363" table:style-name="ce1"/>
        </table:table-row>
        <table:table-row table:style-name="ro1">
          <table:table-cell office:value-type="float" office:value="155" table:style-name="ce1">
            <text:p>155</text:p>
          </table:table-cell>
          <table:table-cell office:value-type="string" table:style-name="ce1">
            <text:p>https://www.iss.nus.edu.sg/executive-education/course/detail/nicf--client-side-foundation-(sf)</text:p>
          </table:table-cell>
          <table:table-cell office:value-type="string" table:style-name="ce1">
            <text:p>Client Side Foundation (SF)</text:p>
          </table:table-cell>
          <table:table-cell office:value-type="string" table:style-name="ce1">
            <text:p>StackUp Startup Tech Talent Developmen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0" table:style-name="ce1">
            <text:p>10</text:p>
          </table:table-cell>
          <table:table-cell office:value-type="float" office:value="2500" table:style-name="ce1">
            <text:p>2500</text:p>
          </table:table-cell>
          <table:table-cell office:value-type="string" table:style-name="ce2">
            <text:p>Overview</text:p>
            <text:p>Reference No</text:p>
            <text:p>CRS-Q-0036102-ICT</text:p>
            <text:p>Part of</text:p>
            <text:p>-</text:p>
            <text:p>Duration</text:p>
            <text:p>10 days</text:p>
            <text:p>Course Time</text:p>
            <text:p>9:00am - 5:00pm</text:p>
            <text:p>Enquiry</text:p>
            <text:p>Please contact Ms. Jaime TAN at<text:s/></text:p>
            <text:p/>
            <text:p>email for more details.</text:p>
            <text:p>Angular is one of the most popular and exciting client-side frameworks for building beautiful single page web applications.<text:s/></text:p>
            <text:p>In this course, you will learn about the core Angular’s concepts, like modules, components, directives, attributes and event bindings, forms. You will learn to make REST calls with the HttpClient, control what a user sees with client side routing and style your application using Material Design.<text:s/></text:p>
            <text:p>The course seamlessly integrates software engineering into the curriculum. You will learn about data structures, how to write lean code with TypeScript, and how to chain Promises and create Observable pipelines.<text:s/></text:p>
            <text:p>There will be daily hands-on workshops to reinforce and help you internalise what you have learnt.</text:p>
            <text:p>The course covers the full development life cycle, starting with setting up your development machine through to deploying, versioning and working with others through Git and publishing your application on the web!</text:p>
            <text:p>This course is part of the StackUp - Startup Tech Talent Development programme offered by NUS-ISS.</text:p>
          </table:table-cell>
          <table:table-cell office:value-type="string" table:style-name="ce2">
            <text:p>Upcoming Classes</text:p>
            <text:p>Class 1<text:s/></text:p>
            <text:p>23 Sep 2019 to 04 Oct 2019<text:s/></text:p>
            <text:p>(Full Time)</text:p>
            <text:p>Duration: 10 days</text:p>
            <text:p>When:</text:p>
            <text:p>Sep:</text:p>
            <text:p>23, 24, 25, 26, 27, 30</text:p>
            <text:p>Oct:</text:p>
            <text:p>01, 02, 03, 04</text:p>
            <text:p>Time:</text:p>
            <text:p>9.00am - 5.00pm</text:p>
            <text:p>Button</text:p>
            <text:p>Button</text:p>
            <text:p>Class 2<text:s/></text:p>
            <text:p>03 Feb 2020 to 14 Feb 2020<text:s/></text:p>
            <text:p>(FullTime)</text:p>
            <text:p>Duration: 10 days</text:p>
            <text:p>When:</text:p>
            <text:p>Feb:</text:p>
            <text:p>03, 04, 05, 06, 07, 10, 11, 12, 13, 14</text:p>
            <text:p>Time:</text:p>
            <text:p>9.00am - 5.00pm</text:p>
            <text:p>Button</text:p>
            <text:p>Button</text:p>
          </table:table-cell>
          <table:table-cell office:value-type="string" table:style-name="ce2">
            <text:p>Key Takeaways</text:p>
            <text:p>Sound understanding of key web and Angular concepts</text:p>
            <text:p>Write maintainable codes</text:p>
            <text:p>Integrate with RESTful services</text:p>
            <text:p>Write robust Angular applications that leverage Angular Material Components</text:p>
          </table:table-cell>
          <table:table-cell office:value-type="string" table:style-name="ce2">
            <text:p>Who Should Attend<text:s/></text:p>
            <text:p>Anyone who wants to learn how to build a responsive HTML5 application</text:p>
            <text:p>Requirements</text:p>
            <text:p>Basic familiarity with HTML, CSS and JavaScript</text:p>
            <text:p>Participants will be required to take an online assessment upon course enrolment</text:p>
            <text:p>What to Bring</text:p>
            <text:p>Please bring along your laptop during the training.</text:p>
            <text:p>Specs: 8 GB RAM minimum</text:p>
            <text:p>16 GB RAM recommended</text:p>
            <text:p>64 GB storage 1280x1024 minimum screen resolution</text:p>
            <text:p>Windows 10 or Later/Mac OSX 10.10 or Later (64-Bit OS Required)</text:p>
          </table:table-cell>
          <table:table-cell office:value-type="string" table:style-name="ce2">
            <text:p>What Will Be Covered</text:p>
            <text:p>Angular</text:p>
            <text:p>Typescript</text:p>
            <text:p>Git</text:p>
            <text:p>Material Design</text:p>
            <text:p>HTTP</text:p>
            <text:p>Application Manifest</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500</text:p>
            <text:p>S$2500</text:p>
            <text:p>S$2500</text:p>
            <text:p>S$2500</text:p>
            <text:p>SSG grant</text:p>
            <text:p>-</text:p>
            <text:p>(S$1750)</text:p>
            <text:p>(S$1750)</text:p>
            <text:p>(S$1750)</text:p>
            <text:p>Nett course fee</text:p>
            <text:p>S$2500</text:p>
            <text:p>S$750</text:p>
            <text:p>S$750</text:p>
            <text:p>S$750</text:p>
            <text:p>7% GST on nett course fee</text:p>
            <text:p>S$175</text:p>
            <text:p>S$52.50</text:p>
            <text:p>S$52.50</text:p>
            <text:p>S$52.50</text:p>
            <text:p>Total nett course fee payable, including GST</text:p>
            <text:p>S$2675</text:p>
            <text:p>S$802.50</text:p>
            <text:p>S$802.50</text:p>
            <text:p>S$802.50</text:p>
            <text:p>Less additional funding if eligible under various schemes</text:p>
            <text:p>-</text:p>
            <text:p>-</text:p>
            <text:p>(S$500)</text:p>
            <text:p>(S$625)</text:p>
            <text:p>Total nett course fee payable, including GST, after additional funding from the various funding schemes</text:p>
            <text:p>S$2675</text:p>
            <text:p>S$802.50</text:p>
            <text:p>S$302.50</text:p>
            <text:p>S$177.5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500</text:p>
            <text:p>S$2500</text:p>
            <text:p>S$2500</text:p>
            <text:p>S$2500</text:p>
            <text:p>S$2500</text:p>
            <text:p>SSG grant</text:p>
            <text:p>-</text:p>
            <text:p>(S$1750)</text:p>
            <text:p>(S$1750)</text:p>
            <text:p>(S$1750)</text:p>
            <text:p>(S$1750)</text:p>
            <text:p>Nett course fee</text:p>
            <text:p>S$2500</text:p>
            <text:p>S$750</text:p>
            <text:p>S$750</text:p>
            <text:p>S$750</text:p>
            <text:p>S$750</text:p>
            <text:p>7% GST on nett course fee</text:p>
            <text:p>S$175</text:p>
            <text:p>S$52.50</text:p>
            <text:p>S$52.50</text:p>
            <text:p>S$52.50</text:p>
            <text:p>S$52.50</text:p>
            <text:p>Total nett course fee payable, including GST</text:p>
            <text:p>S$2675</text:p>
            <text:p>S$802.50</text:p>
            <text:p>S$802.50</text:p>
            <text:p>S$802.50</text:p>
            <text:p>S$802.50</text:p>
            <text:p>Fee payable to NUS-ISS</text:p>
            <text:p>Less additional funding if eligible under various schemes#</text:p>
            <text:p>(company needs to submit training grant and claim via Skillsconnect)</text:p>
            <text:p>-</text:p>
            <text:p>-</text:p>
            <text:p>(S$500)</text:p>
            <text:p>(S$625)</text:p>
            <text:p>(S$500)</text:p>
            <text:p>Total nett course fee payable, including GST, after additional funding from the various funding schemes</text:p>
            <text:p>-</text:p>
            <text:p>-</text:p>
            <text:p>S$302.50</text:p>
            <text:p>S$177.50</text:p>
            <text:p>S$302.5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Assessment</text:p>
            <text:p>Participants will be assessed based on their aptitude, attitude and the quality of deliverables produced.</text:p>
            <text:p>Upon passing the assessment, Statement of Attainment (SOAs) will be issued to certify that the participant has passed the following Competency Standard(s):</text:p>
            <text:p>ICT-DIT-4002-1.1 Applications Development</text:p>
            <text:p>ICT-DIT-3016-1.1 System Integration</text:p>
            <text:p>ICT-DES-5005-1.1 Software Design</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56" table:style-name="ce1">
            <text:p>156</text:p>
          </table:table-cell>
          <table:table-cell office:value-type="string" table:style-name="ce1">
            <text:p>https://www.iss.nus.edu.sg/executive-education/course/detail/nicf--containers-for-deploying-and-scaling-apps-(sf)</text:p>
          </table:table-cell>
          <table:table-cell office:value-type="string" table:style-name="ce1">
            <text:p>Containers for Deploying and Scaling Apps (SF)</text:p>
          </table:table-cell>
          <table:table-cell office:value-type="string" table:style-name="ce1">
            <text:p>StackUp Startup Tech Talent Developmen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4" table:style-name="ce1">
            <text:p>4</text:p>
          </table:table-cell>
          <table:table-cell office:value-type="float" office:value="1284" table:style-name="ce1">
            <text:p>1284</text:p>
          </table:table-cell>
          <table:table-cell office:value-type="string" table:style-name="ce2">
            <text:p>Overview</text:p>
            <text:p>Reference No</text:p>
            <text:p>CRS-Q-0035224-ICT</text:p>
            <text:p>Part of</text:p>
            <text:p>-</text:p>
            <text:p>Duration</text:p>
            <text:p>4 days</text:p>
            <text:p>Course Time</text:p>
            <text:p>9:00am - 5:00pm</text:p>
            <text:p>Enquiry</text:p>
            <text:p>Please contact Ms. Sherlyn LIM at</text:p>
            <text:p>tel: 65165777 or<text:s/></text:p>
            <text:p>email for more details.</text:p>
            <text:p>Containers allow you to easily package up everything an application needs to run into a virtual “container,” so that it can be easily moved from machine to machine or be replicated onto many machines/nodes.</text:p>
            <text:p>You will learn about of Docker-based containerisation and how to leverage containers in develop and deploy your application/microservice using the 12 factor app philosophy. Participants will acquire the practical experience of using containers by building, pushing, pulling, and running their individual Linux container images and by setting up their very own continuous integration system.</text:p>
            <text:p>You will also learn how to use container orchestration software, such as Kubernetes, to manage and scale their containers. You will also learn how to install and use Istio to connect your microservices. Istio is a service mesh framework for discovering, monitoring, securing and to provide resiliency for microservices.</text:p>
            <text:p>By the end of this course, students will have all the tools they need to build and maintain an entire microservices based on containers running locally or on public cloud provider infrastructure.</text:p>
            <text:p>This course is part of the StackUp - Startup Tech Talent Development programme offered by NUS-ISS.</text:p>
          </table:table-cell>
          <table:table-cell office:value-type="string" table:style-name="ce2">
            <text:p>Upcoming Classes</text:p>
            <text:p>Class 1<text:s/></text:p>
            <text:p>25 Jun 2019 to 28 Jun 2019<text:s/></text:p>
            <text:p>(FullTime)</text:p>
            <text:p>Duration: 4 days</text:p>
            <text:p>Time:</text:p>
            <text:p>9:00am - 5:00pm</text:p>
            <text:p>Button</text:p>
            <text:p>Button</text:p>
            <text:p>Class 2<text:s/></text:p>
            <text:p>09 Sep 2019 to 12 Sep 2019<text:s/></text:p>
            <text:p>(Full Time)</text:p>
            <text:p>Duration: 4 days</text:p>
            <text:p>Time:</text:p>
            <text:p>9:00am - 5:00pm</text:p>
            <text:p>Button</text:p>
            <text:p>Button</text:p>
          </table:table-cell>
          <table:table-cell office:value-type="string" table:style-name="ce2">
            <text:p>Key Takeaways<text:s/></text:p>
            <text:p>At the end of the course, you will be able to:</text:p>
            <text:p>Develop application based on the 12-factor app design principles</text:p>
            <text:p>Acquire practical experience of building, pushing, pulling and running Linux Container Images and Linux Containers</text:p>
            <text:p>Apply the basic concepts of Container Volumes and Container Networking</text:p>
            <text:p>Use container orchestration to manage and scale your containers</text:p>
            <text:p>Use service mesh tools to manage inter application communication</text:p>
            <text:p>Build Continuous Integration and Continuous Delivery pipelines</text:p>
          </table:table-cell>
          <table:table-cell office:value-type="string" table:style-name="ce2">
            <text:p>Who Should Attend<text:s/></text:p>
            <text:p>This course is designed for:</text:p>
            <text:p>Developers, Software Engineers, Systems Engineers, System Administrators and Infrastructure specialists/members from Enterprise IT</text:p>
            <text:p>Startup Tech members who desire to take on lead roles in deployment, growth and scale of their products</text:p>
            <text:p>Scrum Team members responsible for DevOps</text:p>
            <text:p>Prerequisite</text:p>
            <text:p>To benefit from this course, participants should have:</text:p>
            <text:p>Hands-on experience in developing CRUD application (Java, Node, Python, etc),</text:p>
            <text:p>Basic command line skills</text:p>
            <text:p>You will be required to pass a pre-course assessment to ensure that you have the requisite background knowledge to learn the material.</text:p>
            <text:p>What to Bring</text:p>
            <text:p>Please bring along your laptop during the training.</text:p>
            <text:p>Specs: 8 GB RAM minimum</text:p>
            <text:p>16 GB RAM recommended</text:p>
            <text:p>64 GB storage 1280x1024 minimum screen resolution</text:p>
            <text:p>Windows 10, Mac OSX 10.10 (or greater) or Linux (Ubuntu preferred)</text:p>
          </table:table-cell>
          <table:table-cell office:value-type="string" table:style-name="ce2">
            <text:p>What Will Be Covered</text:p>
            <text:p>The 12-factor app design philosophy</text:p>
            <text:p>Container technology (docker)</text:p>
            <text:p>Docker concepts and operations</text:p>
            <text:p>Kubernetes architecture and operations</text:p>
            <text:p>Istio architecture and operations</text:p>
            <text:p>Design and considerations when building a CI/CD pip</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1200</text:p>
            <text:p>S$1200</text:p>
            <text:p>S$1200</text:p>
            <text:p>S$1200</text:p>
            <text:p>SSG grant</text:p>
            <text:p>-</text:p>
            <text:p>(S$840)</text:p>
            <text:p>(S$840)</text:p>
            <text:p>(S$840)</text:p>
            <text:p>Nett course fee</text:p>
            <text:p>S$1200</text:p>
            <text:p>S$360</text:p>
            <text:p>S$360</text:p>
            <text:p>S$360</text:p>
            <text:p>7% GST on nett course fee</text:p>
            <text:p>S$84</text:p>
            <text:p>S$25.20</text:p>
            <text:p>S$25.20</text:p>
            <text:p>S$25.20</text:p>
            <text:p>Total nett course fee payable, including GST</text:p>
            <text:p>S$1284</text:p>
            <text:p>S$385.20</text:p>
            <text:p>S$385.20</text:p>
            <text:p>S$385.20</text:p>
            <text:p>Less additional funding if eligible under various schemes</text:p>
            <text:p>-</text:p>
            <text:p>-</text:p>
            <text:p>(S$240)</text:p>
            <text:p>(S$300)</text:p>
            <text:p>Total nett course fee payable, including GST, after additional funding from the various funding schemes</text:p>
            <text:p>S$1284</text:p>
            <text:p>S$385.20</text:p>
            <text:p>S$145.20</text:p>
            <text:p>S$85.2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1200</text:p>
            <text:p>S$1200</text:p>
            <text:p>S$1200</text:p>
            <text:p>S$1200</text:p>
            <text:p>S$1200</text:p>
            <text:p>SSG grant</text:p>
            <text:p>-</text:p>
            <text:p>(S$840)</text:p>
            <text:p>(S$840)</text:p>
            <text:p>(S$840)</text:p>
            <text:p>(S$840)</text:p>
            <text:p>Nett course fee</text:p>
            <text:p>S$1200</text:p>
            <text:p>S$360</text:p>
            <text:p>S$360</text:p>
            <text:p>S$360</text:p>
            <text:p>S$360</text:p>
            <text:p>7% GST on nett course fee</text:p>
            <text:p>S$84</text:p>
            <text:p>S$25.20</text:p>
            <text:p>S$25.20</text:p>
            <text:p>S$25.20</text:p>
            <text:p>S$25.20</text:p>
            <text:p>Total nett course fee payable, including GST</text:p>
            <text:p>S$1284</text:p>
            <text:p>S$385.20</text:p>
            <text:p>S$385.20</text:p>
            <text:p>S$385.20</text:p>
            <text:p>S$385.20</text:p>
            <text:p>Fee payable to NUS-ISS</text:p>
            <text:p>Less additional funding if eligible under various schemes#</text:p>
            <text:p>(company needs to submit training grant and claim via Skillsconnect)</text:p>
            <text:p>-</text:p>
            <text:p>-</text:p>
            <text:p>(S$240)</text:p>
            <text:p>(S$300)</text:p>
            <text:p>(S$240)</text:p>
            <text:p>Total nett course fee payable, including GST, after additional funding from the various funding schemes</text:p>
            <text:p>-</text:p>
            <text:p>-</text:p>
            <text:p>S$145.20</text:p>
            <text:p>S$85.20</text:p>
            <text:p>S$145.2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will be capped at 58.5 hours and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Assessment</text:p>
            <text:p>Participants will be assessed based on their aptitude, attitude and the quality of deliverables produced.</text:p>
            <text:p>Participants may need to attend additional coaching sessions and re-assessments if they do not pass. ISS reserves the right not to disclose any information on the course assessment process.</text:p>
            <text:p>Upon passing the assessment, Statement of Attainment (SOAs) will be issued to certify that the participant has passed the following Competency Standard(s):<text:s/></text:p>
            <text:p>ICT-DIT-3014-1.1 Software Configuration</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57" table:style-name="ce1">
            <text:p>157</text:p>
          </table:table-cell>
          <table:table-cell office:value-type="string" table:style-name="ce1">
            <text:p>https://www.iss.nus.edu.sg/executive-education/course/detail/nicf--data-and-feature-engineering-for-machine-learning--(sf)</text:p>
          </table:table-cell>
          <table:table-cell office:value-type="string" table:style-name="ce1">
            <text:p>Data and Feature Engineering for Machine Learning (SF)</text:p>
          </table:table-cell>
          <table:table-cell office:value-type="string" table:style-name="ce1">
            <text:p>StackUp Startup Tech Talent Developmen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7" table:style-name="ce1">
            <text:p>7</text:p>
          </table:table-cell>
          <table:table-cell office:value-type="float" office:value="2800" table:style-name="ce1">
            <text:p>2800</text:p>
          </table:table-cell>
          <table:table-cell office:value-type="string" table:style-name="ce2">
            <text:p>Overview</text:p>
            <text:p>Reference No</text:p>
            <text:p>CRS-Q-0036474-ICT</text:p>
            <text:p>Part of</text:p>
            <text:p>-</text:p>
            <text:p>Duration</text:p>
            <text:p>7 days</text:p>
            <text:p>Course Time</text:p>
            <text:p>09:00am to 05:00pm</text:p>
            <text:p>Enquiry</text:p>
            <text:p>Please contact Ms. Sherlyn LIM at</text:p>
            <text:p>tel: 65165777 or<text:s/></text:p>
            <text:p>email for more details.</text:p>
            <text:p>Machine Learning uses techniques to deal with data in the most intelligent way – by developing algorithms – to derive actionable insights. With machine learning, you can glean useful patterns from the deep, focused troves of data specific to your chosen domain. Analysing that data provide insights that can drive successive new waves of efficiency and automation, reducing operational costs and potentially pinpointing new sources of revenue.</text:p>
            <text:p>This course is part of a series of courses around Machine Learning-driven Data Science (MLDDS), under the StackUp – Startup Tech Talent Development programme offered by NUS-ISS.</text:p>
            <text:p>The courses in the MLDDS series are:</text:p>
            <text:p>NICF – Data and Feature Engineering for Machine Learning (SF) [this course]</text:p>
            <text:p>NICF – Supervised and Unsupervised Modeling with Machine Learning (SF)</text:p>
            <text:p>NICF – Feature Extraction and Supervised Modeling with Deep Learning (SF)</text:p>
            <text:p>NICF – Sequence Modeling with Deep Learning (SF)</text:p>
            <text:p>Throughout all courses, you will experience the 3 building blocks in machine learning:<text:s/></text:p>
            <text:p>Concepts and intuition: Participants learn and apply the concepts of machine learning using a methodology. You will learn to navigate smoothly through the data sciences and machine learning space by not only creating but also debugging your products with ease. You will then apply the same concepts covered in a real world scenario while in class.</text:p>
            <text:p>Architecture: Participants learn what is required to architect a data science platform/team and how to effectively design a machine learning driven data sciences product using a wide range of techniques that are taught and practised in class. This includes, but is not limited to, understanding different parts of a data science product. The main goal of this course is to provoke thinking, establish the context of learning with the objective of developing and enhancing your capabilities in establishing a machine learning product.</text:p>
            <text:p>Implementation: Finally, participants will have the opportunity to apply the concepts using industry standard libraries and tools to develop their own machine learning driven data science project.</text:p>
          </table:table-cell>
          <table:table-cell office:value-type="string" table:style-name="ce2">
            <text:p>Upcoming Classes</text:p>
            <text:p>Class 1<text:s/></text:p>
            <text:p>15 Jun 2019 to 03 Jul 2019<text:s/></text:p>
            <text:p>(Part Time)</text:p>
            <text:p>Duration: 7 days</text:p>
            <text:p>When:</text:p>
            <text:p>Jun:</text:p>
            <text:p>15(Sat), 17, 19, 21, 22(Sat), 24, 26, 28, 29(Sat)</text:p>
            <text:p>Jul:</text:p>
            <text:p>01, 03</text:p>
            <text:p>Time:</text:p>
            <text:p>9.00am - 5.00pm (Saturdays); 6.30pm - 10.00pm (Weeknights)</text:p>
            <text:p>Button</text:p>
            <text:p>Button</text:p>
            <text:p>Class 2<text:s/></text:p>
            <text:p>19 Oct 2019 to 08 Nov 2019<text:s/></text:p>
            <text:p>(Part Time)</text:p>
            <text:p>Duration: 7 days</text:p>
            <text:p>When:</text:p>
            <text:p>Oct:</text:p>
            <text:p>19(Sat), 21, 23, 25, 26(Sat), 30</text:p>
            <text:p>Nov:</text:p>
            <text:p>01, 02(Sat), 04, 06, 07, 08</text:p>
            <text:p>Time:</text:p>
            <text:p>9.00am - 5.00pm (Saturdays); 6.30pm - 10.00pm (Weeknights)</text:p>
            <text:p>Button</text:p>
            <text:p>Button</text:p>
          </table:table-cell>
          <table:table-cell office:value-type="string" table:style-name="ce2">
            <text:p>Key Takeaways<text:s/></text:p>
            <text:p>Upon completion of the course, the participants will be able to:</text:p>
            <text:p>Explain the applications of Machine Learning</text:p>
            <text:p>Apply machine learning workflow to perform data engineering, feature engineering, and to train a simple machine learning model</text:p>
            <text:p>Use industry-standard machine learning tools to perform data engineering, feature engineering, and to train a simple machine learning model</text:p>
            <text:p>Evaluate and compare performance of machine learning models</text:p>
          </table:table-cell>
          <table:table-cell office:value-type="string" table:style-name="ce2">
            <text:p>Who Should Attend</text:p>
            <text:p>Any professional from domains (e.g. healthcare, finance, manufacturing) that need to manage and work with data.</text:p>
            <text:p>Data engineers, researchers, healthcare professionals and more.</text:p>
            <text:p>Pre-requisites</text:p>
            <text:p>This course is part of a series of courses for Machine Learning-driven data science (MLDDS).</text:p>
            <text:p>Each course in the series is aimed at a targeted capability development and can be taken standalone. For example, the first course is not a pre-requisite for the later course as long as you have demonstrated the requisite background knowledge. There is a recommended ordering for taking these courses, but it is not mandatory.</text:p>
            <text:p>You will be required to pass an assessment to ensure that you have the requisite background knowledge to learn the material. This assessment is waived if you have completed this course:</text:p>
            <text:p>NICF – Python for Data, Ops, and Things (SF)</text:p>
            <text:p>What to Bring</text:p>
            <text:p>Please bring along your laptop during the training.</text:p>
            <text:p>Specs: 8 GB RAM minimum</text:p>
            <text:p>16 GB RAM recommended</text:p>
            <text:p>64 GB storage 1280x1024 minimum screen resolution</text:p>
            <text:p>Windows 10 or Later/Mac OSX 10.10 or Later (64-Bit OS Required)</text:p>
          </table:table-cell>
          <table:table-cell office:value-type="string" table:style-name="ce2">
            <text:p>What Will Be Covered</text:p>
            <text:p>Topics</text:p>
            <text:p>Introduction and applications of Machine Learning</text:p>
            <text:p>Supervised vs. Unsupervised learning</text:p>
            <text:p>Machine learning workflow</text:p>
            <text:p>Python machine learning libraries</text:p>
            <text:p>Data cleaning, sampling, and inspection</text:p>
            <text:p>Feature selection &amp; reduction</text:p>
            <text:p>Training a Linear Regression model using Gradient Descent</text:p>
            <text:p>Overfitting, Underfitting</text:p>
            <text:p>Course Agenda</text:p>
            <text:p>Day 1</text:p>
            <text:p>Lecture: Machine Learning Introduction</text:p>
            <text:p>Workshop: Setting up the environment</text:p>
            <text:p>Workshop: Matplotlib</text:p>
            <text:p>Workshop: Pandas</text:p>
            <text:p>Day 2</text:p>
            <text:p>Lecture: Data Engineering: data scaling, encoding, sampling</text:p>
            <text:p>Workshop: Data Engineering</text:p>
            <text:p>Day 3</text:p>
            <text:p>Lecture: Feature selection and reduction, Principal Component Analysis</text:p>
            <text:p>Workshop: Feature selection and reduction, Principal Component Analysis</text:p>
            <text:p>Day 4</text:p>
            <text:p>Project Part 1: Data and Feature Engineering</text:p>
            <text:p>Day 5</text:p>
            <text:p>Lecture: Linear Regression, Gradient Descent</text:p>
            <text:p>Workshop: Linear Regression, Gradient Descent</text:p>
            <text:p>Day 6</text:p>
            <text:p>Lecture: Evaluation metrics, learning curve, overfitting, underfitting</text:p>
            <text:p>Workshop: Evaluation metrics</text:p>
            <text:p>Day 7</text:p>
            <text:p>Project Part 2: Linear Regression and Evaluation metrics</text:p>
            <text:p>Project Presentation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800</text:p>
            <text:p>S$2800</text:p>
            <text:p>S$2800</text:p>
            <text:p>S$2800</text:p>
            <text:p>SSG grant</text:p>
            <text:p>-</text:p>
            <text:p>(S$1960)</text:p>
            <text:p>(S$1960)</text:p>
            <text:p>(S$1960)</text:p>
            <text:p>Nett course fee</text:p>
            <text:p>S$2800</text:p>
            <text:p>S$840</text:p>
            <text:p>S$840</text:p>
            <text:p>S$840</text:p>
            <text:p>7% GST on nett course fee</text:p>
            <text:p>S$196</text:p>
            <text:p>S$58.80</text:p>
            <text:p>S$58.80</text:p>
            <text:p>S$58.80</text:p>
            <text:p>Total nett course fee payable, including GST</text:p>
            <text:p>S$2996</text:p>
            <text:p>S$898.80</text:p>
            <text:p>S$898.80</text:p>
            <text:p>S$898.80</text:p>
            <text:p>Less additional funding if eligible under various schemes</text:p>
            <text:p>-</text:p>
            <text:p>-</text:p>
            <text:p>(S$560)</text:p>
            <text:p>(S$700)</text:p>
            <text:p>Total nett course fee payable, including GST, after additional funding from the various funding schemes</text:p>
            <text:p>S$2996</text:p>
            <text:p>S$898.80</text:p>
            <text:p>S$338.80</text:p>
            <text:p>S$198.8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800</text:p>
            <text:p>S$2800</text:p>
            <text:p>S$2800</text:p>
            <text:p>S$2800</text:p>
            <text:p>S$2800</text:p>
            <text:p>SSG grant</text:p>
            <text:p>-</text:p>
            <text:p>-</text:p>
            <text:p>(S$1960)</text:p>
            <text:p>(S$1960)</text:p>
            <text:p>(S$1960)</text:p>
            <text:p>Nett course fee</text:p>
            <text:p>S$2800</text:p>
            <text:p>S$840</text:p>
            <text:p>S$840</text:p>
            <text:p>S$840</text:p>
            <text:p>S$840</text:p>
            <text:p>7% GST on nett course fee</text:p>
            <text:p>S$196</text:p>
            <text:p>S$58.80</text:p>
            <text:p>S$58.80</text:p>
            <text:p>S$58.80</text:p>
            <text:p>S$58.80</text:p>
            <text:p>Total nett course fee payable, including GST</text:p>
            <text:p>S$2996</text:p>
            <text:p>S$898.80</text:p>
            <text:p>S$898.80</text:p>
            <text:p>S$898.80</text:p>
            <text:p>S$898.80</text:p>
            <text:p>Fee payable to NUS-ISS</text:p>
            <text:p>Less additional funding if eligible under various schemes#</text:p>
            <text:p>(company needs to submit training grant and claim via Skillsconnect)</text:p>
            <text:p>-</text:p>
            <text:p>-</text:p>
            <text:p>(S$560)</text:p>
            <text:p>(S$700)</text:p>
            <text:p>(S$560)</text:p>
            <text:p>Total nett course fee payable, including GST, after additional funding from the various funding schemes</text:p>
            <text:p>-</text:p>
            <text:p>-</text:p>
            <text:p>S$338.80</text:p>
            <text:p>S$198.80</text:p>
            <text:p>S$338.8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Participants will be assessed throughout the duration of the course.</text:p>
            <text:p>Assessment Method –</text:p>
            <text:p>Individual or Group project</text:p>
            <text:p>Passing Criteria –<text:s/></text:p>
            <text:p>Assessment - Participants will be assessed based on their aptitude, attitude and the quality of the project deliverables.</text:p>
            <text:p>Upon passing the assessment, Statement of Attainment (SOAs) will be issued to certify that the participant has passed the following Competency Unit:</text:p>
            <text:p>IT-DIT-4001-1.1</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58" table:style-name="ce1">
            <text:p>158</text:p>
          </table:table-cell>
          <table:table-cell office:value-type="string" table:style-name="ce1">
            <text:p>https://www.iss.nus.edu.sg/executive-education/course/detail/nicf--feature-extraction-and-supervised-modeling-with-deep-learning-(sf)</text:p>
          </table:table-cell>
          <table:table-cell office:value-type="string" table:style-name="ce1">
            <text:p>Feature Extraction and Supervised Modeling with Deep Learning (SF)</text:p>
          </table:table-cell>
          <table:table-cell office:value-type="string" table:style-name="ce1">
            <text:p>StackUp Startup Tech Talent Developmen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6" table:style-name="ce1">
            <text:p>6</text:p>
          </table:table-cell>
          <table:table-cell office:value-type="float" office:value="2400" table:style-name="ce1">
            <text:p>2400</text:p>
          </table:table-cell>
          <table:table-cell office:value-type="string" table:style-name="ce2">
            <text:p>Overview</text:p>
            <text:p>Reference No</text:p>
            <text:p>CRS-Q-0036476-ICT</text:p>
            <text:p>Part of</text:p>
            <text:p>-</text:p>
            <text:p>Duration</text:p>
            <text:p>6 days</text:p>
            <text:p>Course Time</text:p>
            <text:p>09:00am to 05:00pm</text:p>
            <text:p>Enquiry</text:p>
            <text:p>Please contact Ms. Sherlyn LIM at</text:p>
            <text:p>tel: 65165777 or<text:s/></text:p>
            <text:p>email for more details.</text:p>
            <text:p>Machine Learning uses techniques to deal with data in the most intelligent way – by developing algorithms – to derive actionable insights. With machine learning, you can glean useful patterns from the deep, focused troves of data specific to your chosen domain. Analysing that data provide insights that can drive successive new waves of efficiency and automation, reducing operational costs and potentially pinpointing new sources of revenue.</text:p>
            <text:p>This course is part of a series of courses around Machine Learning-driven Data Science (MLDDS), under the StackUp – Startup Tech Talent Development programme offered by NUS-ISS.</text:p>
            <text:p>The courses in the MLDDS series are:</text:p>
            <text:p>NICF – Data and Feature Engineering for Machine Learning (SF)<text:s/></text:p>
            <text:p>NICF – Supervised and Unsupervised Modeling with Machine Learning (SF)<text:s/></text:p>
            <text:p>NICF – Feature Extraction and Supervised Modeling with Deep Learning (SF) [this course]</text:p>
            <text:p>NICF – Sequence Modeling with Deep Learning (SF)</text:p>
            <text:p>Throughout all courses, you will experience the 3 building blocks in machine learning:<text:s/></text:p>
            <text:p>Concepts and intuition: Participants learn and apply the concepts of machine learning using a methodology. You will learn to navigate smoothly through the data sciences and machine learning space by not only creating but also debugging your products with ease. You will then apply the same concepts covered in a real world scenario while in class.</text:p>
            <text:p>Architecture: Participants learn what is required to architect a data science platform / team and how to effectively design a machine learning driven data sciences product using a wide range of techniques that are taught and practised in class. This includes, but is not limited to, understanding different parts of a data science product. The main goal of this course is to provoke thinking, establish the context of learning with the objective of developing and enhancing your capabilities in establishing a machine learning product.</text:p>
            <text:p>Implementation: Finally, participants will have the opportunity to apply the concepts using industry standard libraries and tools to develop their own machine learning driven data science project.</text:p>
          </table:table-cell>
          <table:table-cell office:value-type="string" table:style-name="ce2">
            <text:p>Upcoming Classes</text:p>
            <text:p>Class 1<text:s/></text:p>
            <text:p>24 Jul 2019 to 14 Aug 2019<text:s/></text:p>
            <text:p>(Part Time)</text:p>
            <text:p>Duration: 6 days</text:p>
            <text:p>When:</text:p>
            <text:p>Jul:</text:p>
            <text:p>24, 26, 27(Sat), 29, 31</text:p>
            <text:p>Aug:</text:p>
            <text:p>02, 03(Sat), 05, 07, 14</text:p>
            <text:p>Time:</text:p>
            <text:p>9.00am - 5.00pm (Saturdays); 6.30pm - 10.00pm (Weeknights)</text:p>
            <text:p>Button</text:p>
            <text:p>Button</text:p>
            <text:p>Class 2<text:s/></text:p>
            <text:p>29 Nov 2019 to 14 Dec 2019<text:s/></text:p>
            <text:p>(Part Time)</text:p>
            <text:p>Duration: 6 days</text:p>
            <text:p>When:</text:p>
            <text:p>Nov:</text:p>
            <text:p>29, 30(Sat)</text:p>
            <text:p>Dec:</text:p>
            <text:p>02, 04, 06, 07(Sat), 09, 11, 13, 14(Sat)</text:p>
            <text:p>Time:</text:p>
            <text:p>9.00am - 5.00pm (Saturdays); 6.30pm - 10.00pm (Weeknights)</text:p>
            <text:p>Button</text:p>
            <text:p>Button</text:p>
          </table:table-cell>
          <table:table-cell office:value-type="string" table:style-name="ce2">
            <text:p>Key Takeaways<text:s/></text:p>
            <text:p>Upon completion of the course, the participants will be able to:</text:p>
            <text:p>Compare the difference between Deep Learning and Machine Learning</text:p>
            <text:p>Explain the applications of deep learning</text:p>
            <text:p>Use industry standard deep learning frameworks to create deep learning models</text:p>
            <text:p>Adapt existing deep learning models to new applications</text:p>
          </table:table-cell>
          <table:table-cell office:value-type="string" table:style-name="ce2">
            <text:p>Who Should Attend</text:p>
            <text:p>Any professional from domains (e.g. healthcare, finance, manufacturing) that need to manage and work with data.</text:p>
            <text:p>Data engineers, researchers, healthcare professionals and more.</text:p>
            <text:p>Pre-requisites</text:p>
            <text:p>This course is part of a series of courses for Machine Learning-driven data science (MLDDS).</text:p>
            <text:p>Each course in the series is aimed at a targeted capability development and can be taken standalone. For example, the first course is not a pre-requisite for the later course as long as you have demonstrated the requisite background knowledge. There is a recommended ordering for taking these courses, but it is not mandatory.</text:p>
            <text:p>You will be required to pass an assessment to ensure that you have the requisite background knowledge to learn the material. This assessment is waived if you have completed these courses:</text:p>
            <text:p>NICF – Python for Data, Ops, and Things (SF)</text:p>
            <text:p>NICF – Data and Feature Engineering for Machine Learning (SF)<text:s/></text:p>
            <text:p>NICF – Supervised and Unsupervised Modeling with Machine Learning (SF)</text:p>
            <text:p>What to Bring</text:p>
            <text:p>Please bring along your laptop during the training.</text:p>
            <text:p>Specs: 8 GB RAM minimum</text:p>
            <text:p>16 GB RAM recommended</text:p>
            <text:p>64 GB storage 1280x1024 minimum screen resolution</text:p>
            <text:p>Windows 10 or Later/Mac OSX 10.10 or Later (64-Bit OS Required)</text:p>
          </table:table-cell>
          <table:table-cell office:value-type="string" table:style-name="ce2">
            <text:p>What Will Be Covered</text:p>
            <text:p>Topics</text:p>
            <text:p>Introduction and applications of Deep Learning</text:p>
            <text:p>Deep Learning python libraries</text:p>
            <text:p>Neural Networks</text:p>
            <text:p>Convolutional neural networks</text:p>
            <text:p>Transfer learning</text:p>
            <text:p>Applications such as medical image processing, smart / IoT applications</text:p>
            <text:p>Course Agenda</text:p>
            <text:p>Day 1</text:p>
            <text:p>Bridging Recap: Supervised and Unsupervised Machine Learning Modeling</text:p>
            <text:p>Lecture: Introduction to Deep Learning</text:p>
            <text:p>Workshop: Setting up Deep Learning Tools and Environments</text:p>
            <text:p>Day 2</text:p>
            <text:p>Lecture: Neural Networks and Back Propagation</text:p>
            <text:p>Workshop: Neural Networks and Back Propagation</text:p>
            <text:p>Day 3</text:p>
            <text:p>Lecture: Convolutional Neural Networks</text:p>
            <text:p>Workshop: Convolutional Neural Networks</text:p>
            <text:p>Day 4</text:p>
            <text:p>Lecture: Transfer Learning and Fine Tuning</text:p>
            <text:p>Workshop: Transfer Learning and Fine Tuning</text:p>
            <text:p>Day 5:</text:p>
            <text:p>Guest Lecture: Medical Image Processing using Transfer Learning</text:p>
            <text:p>Workshop: Project Work</text:p>
            <text:p>Day 6</text:p>
            <text:p>Guest Lecture: Deep Learning on Smart Applications</text:p>
            <text:p>Workshop: Project Presentation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400</text:p>
            <text:p>S$2400</text:p>
            <text:p>S$2400</text:p>
            <text:p>S$2400</text:p>
            <text:p>SSG grant</text:p>
            <text:p>-</text:p>
            <text:p>(S$1680)</text:p>
            <text:p>(S$1680)</text:p>
            <text:p>(S$1680)</text:p>
            <text:p>Nett course fee</text:p>
            <text:p>S$2400</text:p>
            <text:p>S$720</text:p>
            <text:p>S$720</text:p>
            <text:p>S$720</text:p>
            <text:p>7% GST on nett course fee</text:p>
            <text:p>S$168</text:p>
            <text:p>S$50.40</text:p>
            <text:p>S$50.40</text:p>
            <text:p>S$50.40</text:p>
            <text:p>Total nett course fee payable, including GST</text:p>
            <text:p>S$2568</text:p>
            <text:p>S$770.40</text:p>
            <text:p>S$770.40</text:p>
            <text:p>S$770.40</text:p>
            <text:p>Less additional funding if eligible under various schemes</text:p>
            <text:p>-</text:p>
            <text:p>-</text:p>
            <text:p>(S$480)</text:p>
            <text:p>(S$600)</text:p>
            <text:p>Total nett course fee payable, including GST, after additional funding from the various funding schemes</text:p>
            <text:p>S$2568</text:p>
            <text:p>S$770.40</text:p>
            <text:p>S$290.40</text:p>
            <text:p>S$170.4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400</text:p>
            <text:p>S$2400</text:p>
            <text:p>S$2400</text:p>
            <text:p>S$2400</text:p>
            <text:p>S$2400</text:p>
            <text:p>SSG grant</text:p>
            <text:p>-</text:p>
            <text:p>(S$1680)</text:p>
            <text:p>(S$1680)</text:p>
            <text:p>(S$1680)</text:p>
            <text:p>(S$1680)</text:p>
            <text:p>Nett course fee</text:p>
            <text:p>S$2400</text:p>
            <text:p>S$720</text:p>
            <text:p>S$720</text:p>
            <text:p>S$720</text:p>
            <text:p>S$720</text:p>
            <text:p>7% GST on nett course fee</text:p>
            <text:p>S$168</text:p>
            <text:p>S$50.40</text:p>
            <text:p>S$50.40</text:p>
            <text:p>S$50.40</text:p>
            <text:p>S$50.40</text:p>
            <text:p>Total nett course fee payable, including GST</text:p>
            <text:p>S$2568</text:p>
            <text:p>S$770.40</text:p>
            <text:p>S$770.40</text:p>
            <text:p>S$770.40</text:p>
            <text:p>S$770.40</text:p>
            <text:p>Fee payable to NUS-ISS</text:p>
            <text:p>Less additional funding if eligible under various schemes#</text:p>
            <text:p>(company needs to submit training grant and claim via Skillsconnect)</text:p>
            <text:p>-</text:p>
            <text:p>-</text:p>
            <text:p>(S$480)</text:p>
            <text:p>(S$600)</text:p>
            <text:p>(S$480)</text:p>
            <text:p>Total nett course fee payable, including GST, after additional funding from the various funding schemes</text:p>
            <text:p>-</text:p>
            <text:p>-</text:p>
            <text:p>S$290.40</text:p>
            <text:p>S$170.40</text:p>
            <text:p>S$290.4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Participants will be assessed throughout the duration of the course.</text:p>
            <text:p>Assessment Method –</text:p>
            <text:p>Individual or Group project</text:p>
            <text:p>Passing Criteria –<text:s/></text:p>
            <text:p>Assessment – Participants will be assessed based on their aptitude, attitude and the quality of the project deliverables.</text:p>
            <text:p>Upon passing the assessment, Statement of Attainment (SOAs) will be issued to certify that the participant has passed the following Competency Unit:</text:p>
            <text:p>IT-DIT-4001-1.1</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59" table:style-name="ce1">
            <text:p>159</text:p>
          </table:table-cell>
          <table:table-cell office:value-type="string" table:style-name="ce1">
            <text:p>https://www.iss.nus.edu.sg/executive-education/course/detail/nicf--persistence-and-analytics-fundamentals-(sf)</text:p>
          </table:table-cell>
          <table:table-cell office:value-type="string" table:style-name="ce1">
            <text:p>Persistence and Analytics Fundamentals (SF)</text:p>
          </table:table-cell>
          <table:table-cell office:value-type="string" table:style-name="ce1">
            <text:p>StackUp Startup Tech Talent Developmen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0" table:style-name="ce1">
            <text:p>10</text:p>
          </table:table-cell>
          <table:table-cell office:value-type="float" office:value="2500" table:style-name="ce1">
            <text:p>2500</text:p>
          </table:table-cell>
          <table:table-cell office:value-type="string" table:style-name="ce2">
            <text:p>Overview</text:p>
            <text:p>Reference No</text:p>
            <text:p>CRS-Q-0036094-ICT</text:p>
            <text:p>Part of</text:p>
            <text:p>-</text:p>
            <text:p>Duration</text:p>
            <text:p>10 days</text:p>
            <text:p>Course Time</text:p>
            <text:p>9:00am - 5:00pm</text:p>
            <text:p>Enquiry</text:p>
            <text:p>Please contact Ms. Jaime TAN at<text:s/></text:p>
            <text:p/>
            <text:p>email for more details.<text:s/></text:p>
            <text:p/>
            <text:p>Storing and retrieving data is part and parcel of any applications. There are, however, a bewildering number of persistence mechanism with different properties and storage models.</text:p>
            <text:p>The objective of this course is to demystify these persistence options and help make you make informed choices when selecting a persistence mechanism for your application.</text:p>
            <text:p>In this course, we will learn how to select relational, document and key-value database, as well as discover their persistence properties.</text:p>
            <text:p>This course is part of the StackUp - Startup Tech Talent Development Programme offered by NUS-ISS.</text:p>
          </table:table-cell>
          <table:table-cell office:value-type="string" table:style-name="ce2">
            <text:p>Upcoming Classes</text:p>
            <text:p>Class 1<text:s/></text:p>
            <text:p>24 Jun 2019 to 05 Jul 2019<text:s/></text:p>
            <text:p>(Full Time)</text:p>
            <text:p>Duration: 10 days</text:p>
            <text:p>When:</text:p>
            <text:p>Jun:</text:p>
            <text:p>24, 25, 26, 27, 28</text:p>
            <text:p>Jul:</text:p>
            <text:p>01, 02, 03, 04, 05</text:p>
            <text:p>Time:</text:p>
            <text:p>9.00am - 5.00pm</text:p>
            <text:p>Button</text:p>
            <text:p>Button</text:p>
            <text:p>Class 2<text:s/></text:p>
            <text:p>04 Nov 2019 to 15 Nov 2019<text:s/></text:p>
            <text:p>(Full Time)</text:p>
            <text:p>Duration: 10 days</text:p>
            <text:p>When:</text:p>
            <text:p>Nov:</text:p>
            <text:p>04, 05, 06, 07, 08, 11, 12, 13, 14, 15</text:p>
            <text:p>Time:</text:p>
            <text:p>9.00am - 5.00pm</text:p>
            <text:p>Button</text:p>
            <text:p>Button</text:p>
            <text:p>Class 3<text:s/></text:p>
            <text:p>16 Mar 2020 to 27 Mar 2020<text:s/></text:p>
            <text:p>(Full Time)</text:p>
            <text:p>Duration: 10 days</text:p>
            <text:p>When:</text:p>
            <text:p>Mar:</text:p>
            <text:p>16, 17, 18, 19, 20, 23, 24, 25, 26, 27</text:p>
            <text:p>Time:</text:p>
            <text:p>9.00am - 5.00pm</text:p>
            <text:p>Button</text:p>
            <text:p>Button</text:p>
          </table:table-cell>
          <table:table-cell office:value-type="string" table:style-name="ce2">
            <text:p>Key Takeaways</text:p>
            <text:p>Learn about SQL and NoSQL database and how it relates to the CAP theorem</text:p>
            <text:p>Select relational, document and key-value database for your storage requirements</text:p>
            <text:p>Define data models and relationship to which the models represent your data</text:p>
            <text:p>Apply data normalisation to your data model, specifically, relational data model</text:p>
            <text:p>Learn about queries and updates with respect to online transaction processing (OLTP) database and NoSQL databases</text:p>
          </table:table-cell>
          <table:table-cell office:value-type="string" table:style-name="ce2">
            <text:p>Who Should Attend<text:s/></text:p>
            <text:p>Application developers who need to select and use persistence for their applications</text:p>
            <text:p>Requirements</text:p>
            <text:p>Must have working knowledge of at least one server side web frameworks, like Express, Flask, Java EE, etc</text:p>
            <text:p>Familiarity with HTML, CSS and JavaScript</text:p>
            <text:p>Participants will be required to take an online assessment upon course enrolment</text:p>
            <text:p>What to Bring</text:p>
            <text:p>Please bring along your laptop during the training.</text:p>
            <text:p>Specs: 8 GB RAM minimum</text:p>
            <text:p>16 GB RAM recommended</text:p>
            <text:p>64 GB storage 1280x1024 minimum screen resolution</text:p>
            <text:p>Windows 10 or Later/Mac OSX 10.10 or Later (64-Bit OS Required)</text:p>
          </table:table-cell>
          <table:table-cell office:value-type="string" table:style-name="ce2">
            <text:p>What Will Be Covered</text:p>
            <text:p>Relational and non-relational databases</text:p>
            <text:p>Data Modelling</text:p>
            <text:p>Key Relational Concepts</text:p>
            <text:p>Transactions</text:p>
            <text:p>Append-only Datastore</text:p>
            <text:p>Storing Blob Data</text:p>
            <text:p>Signed URL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500</text:p>
            <text:p>S$2500</text:p>
            <text:p>S$2500</text:p>
            <text:p>S$2500</text:p>
            <text:p>SSG grant</text:p>
            <text:p>-</text:p>
            <text:p>(S$1750)</text:p>
            <text:p>(S$1750)</text:p>
            <text:p>(S$1750)</text:p>
            <text:p>Nett course fee</text:p>
            <text:p>S$2500</text:p>
            <text:p>S$750</text:p>
            <text:p>S$750</text:p>
            <text:p>S$750</text:p>
            <text:p>7% GST on nett course fee</text:p>
            <text:p>S$175</text:p>
            <text:p>S$52.50</text:p>
            <text:p>S$52.50</text:p>
            <text:p>S$52.50</text:p>
            <text:p>Total nett course fee payable, including GST</text:p>
            <text:p>S$2675</text:p>
            <text:p>S$802.50</text:p>
            <text:p>S$802.50</text:p>
            <text:p>S$802.50</text:p>
            <text:p>Less additional funding if eligible under various schemes</text:p>
            <text:p>-</text:p>
            <text:p>-</text:p>
            <text:p>(S$500)</text:p>
            <text:p>(S$625)</text:p>
            <text:p>Total nett course fee payable, including GST, after additional funding from the various funding schemes</text:p>
            <text:p>S$2675</text:p>
            <text:p>S$802.50</text:p>
            <text:p>S$302.50</text:p>
            <text:p>S$177.5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500</text:p>
            <text:p>S$2500</text:p>
            <text:p>S$2500</text:p>
            <text:p>S$2500</text:p>
            <text:p>S$2500</text:p>
            <text:p>SSG grant</text:p>
            <text:p>-</text:p>
            <text:p>(S$1750)</text:p>
            <text:p>(S$1750)</text:p>
            <text:p>(S$1750)</text:p>
            <text:p>(S$1750)</text:p>
            <text:p>Nett course fee</text:p>
            <text:p>S$2500</text:p>
            <text:p>S$750</text:p>
            <text:p>S$750</text:p>
            <text:p>S$750</text:p>
            <text:p>S$750</text:p>
            <text:p>7% GST on nett course fee</text:p>
            <text:p>S$175</text:p>
            <text:p>S$52.50</text:p>
            <text:p>S$52.50</text:p>
            <text:p>S$52.50</text:p>
            <text:p>S$52.50</text:p>
            <text:p>Total nett course fee payable, including GST</text:p>
            <text:p>S$2675</text:p>
            <text:p>S$802.50</text:p>
            <text:p>S$802.50</text:p>
            <text:p>S$802.50</text:p>
            <text:p>S$802.50</text:p>
            <text:p>Fee payable to NUS-ISS</text:p>
            <text:p>Less additional funding if eligible under various schemes#</text:p>
            <text:p>(company needs to submit training grant and claim via Skillsconnect)</text:p>
            <text:p>-</text:p>
            <text:p>-</text:p>
            <text:p>(S$500)</text:p>
            <text:p>(S$625)</text:p>
            <text:p>(S$500)</text:p>
            <text:p>Total nett course fee payable, including GST, after additional funding from the various funding schemes</text:p>
            <text:p>-</text:p>
            <text:p>-</text:p>
            <text:p>S$302.50</text:p>
            <text:p>S$177.50</text:p>
            <text:p>S$302.5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Assessment</text:p>
            <text:p>Participants will be assessed based on their aptitude, attitude and the quality of deliverables produced.</text:p>
            <text:p>Upon passing the assessment, Statement of Attainment (SOAs) will be issued to certify that the participant has passed the following Competency Standard(s):</text:p>
            <text:p>ICT-DIT-4005-1.1 Data Engineering<text:s/></text:p>
            <text:p>ICT-DES-4001-1.1 Data Design<text:s/></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60" table:style-name="ce1">
            <text:p>160</text:p>
          </table:table-cell>
          <table:table-cell office:value-type="string" table:style-name="ce1">
            <text:p>https://www.iss.nus.edu.sg/executive-education/course/detail/nicf--python-for-data-ops-and-things-(sf)</text:p>
          </table:table-cell>
          <table:table-cell office:value-type="string" table:style-name="ce1">
            <text:p>Python for Data, Ops and Things (SF)</text:p>
          </table:table-cell>
          <table:table-cell office:value-type="string" table:style-name="ce1">
            <text:p>StackUp Startup Tech Talent Developmen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0" table:style-name="ce1">
            <text:p>10</text:p>
          </table:table-cell>
          <table:table-cell office:value-type="float" office:value="3000" table:style-name="ce1">
            <text:p>3000</text:p>
          </table:table-cell>
          <table:table-cell office:value-type="string" table:style-name="ce2">
            <text:p>Overview</text:p>
            <text:p>Reference No</text:p>
            <text:p>CRS-Q-0035988-ICT</text:p>
            <text:p>Part of</text:p>
            <text:p>-</text:p>
            <text:p>Duration</text:p>
            <text:p>10 days</text:p>
            <text:p>Course Time</text:p>
            <text:p>9.00am - 5.00pm</text:p>
            <text:p>Enquiry</text:p>
            <text:p>Please contact Ms. Sherlyn LIM at</text:p>
            <text:p>tel: 65165777 or<text:s/></text:p>
            <text:p>email for more details.<text:s/></text:p>
            <text:p/>
            <text:p>Python is a fun, flexible and expressive scripting language that can automate repetitive process and tasks, evaluate performance of your servers, and even interact with your IoT devices. Python can also be used to handle data such as crawling, scraping, cleaning and processing your data from webpages external APIs, or other sources for mining and manipulation.<text:s/></text:p>
            <text:p>By the end of the course, you'll have the basic capability in using Python for simple data transformation and analysis. The course is hands-on; spotted with many case studies in what you need to do to solve problems including your very own real-world challenge. Rather than covering the entire Python language, this course is designed to firm your foundation – to ready you to the world of backend development that involves data, algorithms, server management, administration and machine learning and interaction.</text:p>
            <text:p>This course is part of the StackUp - Startup Tech Talent Development programme offered by NUS-ISS.</text:p>
          </table:table-cell>
          <table:table-cell office:value-type="string" table:style-name="ce2">
            <text:p>Upcoming Classes</text:p>
            <text:p>Class 1<text:s/></text:p>
            <text:p>19 Aug 2019 to 30 Aug 2019<text:s/></text:p>
            <text:p>(Full Time)</text:p>
            <text:p>Duration: 10 days</text:p>
            <text:p>When:</text:p>
            <text:p>Aug:</text:p>
            <text:p>19, 20, 21, 22, 23, 26, 27, 28, 29, 30</text:p>
            <text:p>Time:</text:p>
            <text:p>9.00am - 5.00pm</text:p>
            <text:p>Button</text:p>
            <text:p>Button</text:p>
            <text:p>Class 2<text:s/></text:p>
            <text:p>07 Sep 2019 to 05 Oct 2019<text:s/></text:p>
            <text:p>(Part Time)</text:p>
            <text:p>Duration: 10 days</text:p>
            <text:p>Time:</text:p>
            <text:p>9.00am - 5.00pm (Saturdays); 6.30pm - 10.00pm (Weeknights)</text:p>
            <text:p>Button</text:p>
            <text:p>Button</text:p>
            <text:p>Class 3<text:s/></text:p>
            <text:p>14 Oct 2019 to 25 Oct 2019<text:s/></text:p>
            <text:p>(FullTime)</text:p>
            <text:p>Duration: 10 days</text:p>
            <text:p>Time:</text:p>
            <text:p>9.00am - 5.00pm</text:p>
            <text:p>Button</text:p>
            <text:p>Button</text:p>
            <text:p>Class 4<text:s/></text:p>
            <text:p>09 Nov 2019 to 07 Dec 2019<text:s/></text:p>
            <text:p>(Part Time)</text:p>
            <text:p>Duration: 10 days</text:p>
            <text:p>When:</text:p>
            <text:p>Nov:</text:p>
            <text:p>09(Sat), 11, 13, 15, 16(Sat), 18, 20, 22, 23(Sat), 25, 27, 29, 30(Sat)</text:p>
            <text:p>Dec:</text:p>
            <text:p>02, 07(Sat)</text:p>
            <text:p>Time:</text:p>
            <text:p>9.00am - 5.00pm (Saturdays); 6.30pm - 10.00pm (Weeknights)</text:p>
            <text:p>Button</text:p>
            <text:p>Button</text:p>
            <text:p>Class 5<text:s/></text:p>
            <text:p>06 Jan 2020 to 17 Jan 2020<text:s/></text:p>
            <text:p>(FullTime)</text:p>
            <text:p>Duration: 10 days</text:p>
            <text:p>Time:</text:p>
            <text:p>9.00am - 5.00pm</text:p>
            <text:p>Button</text:p>
            <text:p>Button</text:p>
            <text:p>Class 6<text:s/></text:p>
            <text:p>01 Feb 2020 to 29 Feb 2020<text:s/></text:p>
            <text:p>(FullTime)</text:p>
            <text:p>Duration: 10 days</text:p>
            <text:p>Time:</text:p>
            <text:p>9.00am - 5.00pm</text:p>
            <text:p>Button</text:p>
            <text:p>Button</text:p>
            <text:p>Class 7<text:s/></text:p>
            <text:p>16 Mar 2020 to 27 Mar 2020<text:s/></text:p>
            <text:p>(FullTime)</text:p>
            <text:p>Duration: 10 days</text:p>
            <text:p>Time:</text:p>
            <text:p>9.00am - 5.00pm</text:p>
            <text:p>Button</text:p>
            <text:p>Button</text:p>
          </table:table-cell>
          <table:table-cell office:value-type="string" table:style-name="ce2">
            <text:p>Key Takeaways<text:s/></text:p>
            <text:p>At the end of the course, you will be able to:</text:p>
            <text:p>Apply basic Python syntax</text:p>
            <text:p>Use Python to automate your daily operational work</text:p>
            <text:p>Use Python to evaluate server performance (i.e., processes, file system)</text:p>
            <text:p>Plan and implement Python code to collect structured data from API</text:p>
            <text:p>Use Python to process and organize unstructured data in website scraping</text:p>
            <text:p>Apply Python for data analysis</text:p>
            <text:p>Apply Python to do simple data transformation</text:p>
          </table:table-cell>
          <table:table-cell office:value-type="string" table:style-name="ce2">
            <text:p>Who Should Attend<text:s/></text:p>
            <text:p>This course is designed for:</text:p>
            <text:p>Data/Business/Financial Analyst</text:p>
            <text:p>Data Analytic/Data Science Professional</text:p>
            <text:p>Hardware/Data/Systems/IoT Engineers</text:p>
            <text:p>Systems Administrator</text:p>
            <text:p>Managers, Engineers, Designers, Accountants, Lawyers, Healthcare Professionals</text:p>
            <text:p>Other professionals with disciplines from many background</text:p>
            <text:p>What to Bring</text:p>
            <text:p>Please bring along your laptop during the training.</text:p>
            <text:p>Specs: 8 GB RAM minimum</text:p>
            <text:p>16 GB RAM recommended</text:p>
            <text:p>64 GB storage 1280x1024 minimum screen resolution</text:p>
            <text:p>Windows 10 or Later/Mac OSX 10.10 or Later (64-Bit OS Required)</text:p>
          </table:table-cell>
          <table:table-cell office:value-type="string" table:style-name="ce2">
            <text:p>What Will Be Covered</text:p>
            <text:p>How to run Python codes (virtual environment, Jupyter Notebook)</text:p>
            <text:p>Basic data structures, math operation, String</text:p>
            <text:p>Basic Python data structures</text:p>
            <text:p>Function in Python</text:p>
            <text:p>Advanced python concepts</text:p>
            <text:p>File I/O with text, CSV files<text:s/></text:p>
            <text:p>File searching in Python</text:p>
            <text:p>Networking concepts</text:p>
            <text:p>Introduction to REST API &amp; example of API documentation</text:p>
            <text:p>Data Collection via REST API using request &amp; JSON library</text:p>
            <text:p>Introduction to HTML for web scraping</text:p>
            <text:p>Web scraping using requests, beautifulsoup, selenium<text:s/></text:p>
            <text:p>Data Analysis in Python with Pandas</text:p>
            <text:p>Python coding practices: Pandas</text:p>
            <text:p>Data visualisation using Matplotlib</text:p>
            <text:p>Python coding practices: visualisation</text:p>
            <text:p>Data Analysis in Python: numpy &amp; pandas</text:p>
            <text:p>Python coding practices: numpy &amp; pandas</text:p>
            <text:p>Full data processing pipeline &amp; visualization<text:s/></text:p>
            <text:p>Python for Things - IoT, MQTT<text:s/></text:p>
            <text:p>Format</text:p>
            <text:p>Lectures, quizes and assesment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3000</text:p>
            <text:p>S$3000</text:p>
            <text:p>S$3000</text:p>
            <text:p>S$3000</text:p>
            <text:p>SSG grant</text:p>
            <text:p>-</text:p>
            <text:p>(S$2100)</text:p>
            <text:p>(S$2100)</text:p>
            <text:p>(S$2100)</text:p>
            <text:p>Nett course fee</text:p>
            <text:p>S$3000</text:p>
            <text:p>S$900</text:p>
            <text:p>S$900</text:p>
            <text:p>S$900</text:p>
            <text:p>7% GST on nett course fee</text:p>
            <text:p>S$210</text:p>
            <text:p>S$63</text:p>
            <text:p>S$63</text:p>
            <text:p>S$63</text:p>
            <text:p>Total nett course fee payable, including GST</text:p>
            <text:p>S$3210</text:p>
            <text:p>S$963</text:p>
            <text:p>S$963</text:p>
            <text:p>S$963</text:p>
            <text:p>Less additional funding if eligible under various schemes</text:p>
            <text:p>-</text:p>
            <text:p>-</text:p>
            <text:p>(S$600)</text:p>
            <text:p>(S$750)</text:p>
            <text:p>Total nett course fee payable, including GST, after additional funding from the various funding schemes</text:p>
            <text:p>S$3210</text:p>
            <text:p>S$963</text:p>
            <text:p>S$363</text:p>
            <text:p>S$213</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3000</text:p>
            <text:p>S$3000</text:p>
            <text:p>S$3000</text:p>
            <text:p>S$3000</text:p>
            <text:p>S$3000</text:p>
            <text:p>SSG grant</text:p>
            <text:p>-</text:p>
            <text:p>(S$2100)</text:p>
            <text:p>(S$2100)</text:p>
            <text:p>(S$2100)</text:p>
            <text:p>(S$2100)</text:p>
            <text:p>Nett course fee</text:p>
            <text:p>S$3000</text:p>
            <text:p>S$900</text:p>
            <text:p>S$900</text:p>
            <text:p>S$900</text:p>
            <text:p>S$900</text:p>
            <text:p>7% GST on nett course fee</text:p>
            <text:p>S$210</text:p>
            <text:p>S$63</text:p>
            <text:p>S$63</text:p>
            <text:p>S$63</text:p>
            <text:p>S$63</text:p>
            <text:p>Total nett course fee payable, including GST</text:p>
            <text:p>S$3210</text:p>
            <text:p>S$963</text:p>
            <text:p>S$963</text:p>
            <text:p>S$963</text:p>
            <text:p>S$963</text:p>
            <text:p>Fee payable to NUS-ISS</text:p>
            <text:p>Less additional funding if eligible under various schemes#</text:p>
            <text:p>(company needs to submit training grant and claim via Skillsconnect)</text:p>
            <text:p>-</text:p>
            <text:p>-</text:p>
            <text:p>(S$600)</text:p>
            <text:p>(S$750)</text:p>
            <text:p>(S$600)</text:p>
            <text:p>Total nett course fee payable, including GST, after additional funding from the various funding schemes</text:p>
            <text:p>-</text:p>
            <text:p>-</text:p>
            <text:p>S$363</text:p>
            <text:p>S$213</text:p>
            <text:p>S$363</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will be capped at 56 hours and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Assessment</text:p>
            <text:p>Participants will be assessed based on their aptitude, attitude and the quality of deliverables produced.</text:p>
            <text:p>Upon passing the assessment, Statement of Attainment (SOAs) will be issued to certify that the participant has passed the following Competency Standard(s):</text:p>
            <text:p>ICT-DES-4001-1.1 Data Design</text:p>
            <text:p>ICT-DIT-4001-1.1 Analytics and Computational Modelling</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61" table:style-name="ce1">
            <text:p>161</text:p>
          </table:table-cell>
          <table:table-cell office:value-type="string" table:style-name="ce1">
            <text:p>https://www.iss.nus.edu.sg/executive-education/course/detail/nicf--restful-api-design-(sf)</text:p>
          </table:table-cell>
          <table:table-cell office:value-type="string" table:style-name="ce1">
            <text:p>RESTful API Design (SF)</text:p>
          </table:table-cell>
          <table:table-cell office:value-type="string" table:style-name="ce1">
            <text:p>StackUp Startup Tech Talent Developmen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4" table:style-name="ce1">
            <text:p>4</text:p>
          </table:table-cell>
          <table:table-cell office:value-type="float" office:value="2000" table:style-name="ce1">
            <text:p>2000</text:p>
          </table:table-cell>
          <table:table-cell office:value-type="string" table:style-name="ce2">
            <text:p>Overview</text:p>
            <text:p>Reference No</text:p>
            <text:p>CRS-Q-0036471-ICT</text:p>
            <text:p>Part of</text:p>
            <text:p>-</text:p>
            <text:p>Duration</text:p>
            <text:p>4 days</text:p>
            <text:p>Course Time</text:p>
            <text:p>9:00am - 5:00pm</text:p>
            <text:p>Enquiry</text:p>
            <text:p>Please contact Ms. Jaime TAN at<text:s/></text:p>
            <text:p/>
            <text:p>email for more details.</text:p>
            <text:p>As the internet has evolved from a collection of static documents to an ecosystem of connected services and data providers it has brought with it the API revolution. APIs serve as the fabric that interlinks data flow on this modern evolution of Internet. They provide access to services that drive all of the interactions that we all take for granted when we do everyday tasks such as set up a calendar event on our laptops and have it instantly appear on our smartphones, wearable devices, and even our home appliances.</text:p>
            <text:p>In this RESTful API Design course, students will learn to explore, identify, consume and implement REST API resources using common industry standard tools. Students will examine a variety of popular APIs to help understand how and where they are used. Students will also get the opportunity to consume public APIs and implement their own APIs in language of their choice.</text:p>
            <text:p>The course will also cover API design, caching techniques and securing the API endpoint.</text:p>
            <text:p>By the end of this 4 day course, you will have a thorough understanding of API, how they work and how to implement them efficiently in your application.</text:p>
            <text:p>This course is part of the StackUp - Startup Tech Talent Development programme offered by NUS-ISS.</text:p>
          </table:table-cell>
          <table:table-cell office:value-type="string" table:style-name="ce2">
            <text:p>Upcoming Classes</text:p>
            <text:p>Class 1<text:s/></text:p>
            <text:p>15 Jul 2019 to 18 Jul 2019<text:s/></text:p>
            <text:p>(FullTime)</text:p>
            <text:p>Duration: 4 days</text:p>
            <text:p>When:</text:p>
            <text:p>Jul:</text:p>
            <text:p>15, 16, 17, 18</text:p>
            <text:p>Time:</text:p>
            <text:p>9.00am - 5.00pm</text:p>
            <text:p>Button</text:p>
            <text:p>Button</text:p>
            <text:p>Class 2<text:s/></text:p>
            <text:p>20 Aug 2019 to 23 Aug 2019<text:s/></text:p>
            <text:p>(FullTime)</text:p>
            <text:p>Duration: 4 days</text:p>
            <text:p>When:</text:p>
            <text:p>Aug:</text:p>
            <text:p>20, 21, 22, 23</text:p>
            <text:p>Time:</text:p>
            <text:p>9.00am - 5.00pm</text:p>
            <text:p>Button</text:p>
            <text:p>Button</text:p>
            <text:p>Class 3<text:s/></text:p>
            <text:p>08 Oct 2019 to 11 Oct 2019<text:s/></text:p>
            <text:p>(FullTime)</text:p>
            <text:p>Duration: 4 days</text:p>
            <text:p>When:</text:p>
            <text:p>Oct:</text:p>
            <text:p>08, 09, 10, 11</text:p>
            <text:p>Time:</text:p>
            <text:p>9.00am - 5.00pm</text:p>
            <text:p>Button</text:p>
            <text:p>Button</text:p>
            <text:p>Class 4<text:s/></text:p>
            <text:p>06 Jan 2020 to 09 Jan 2020<text:s/></text:p>
            <text:p>(FullTime)</text:p>
            <text:p>Duration: 4 days</text:p>
            <text:p>When:</text:p>
            <text:p>Jan:</text:p>
            <text:p>06, 07, 08, 09</text:p>
            <text:p>Time:</text:p>
            <text:p>09:00am to 05:00pm</text:p>
            <text:p>Button</text:p>
            <text:p>Button</text:p>
            <text:p>Class 5<text:s/></text:p>
            <text:p>04 May 2020 to 07 May 2020<text:s/></text:p>
            <text:p>(FullTime)</text:p>
            <text:p>Duration: 4 days</text:p>
            <text:p>When:</text:p>
            <text:p>May:</text:p>
            <text:p>04, 05, 06, 07</text:p>
            <text:p>Time:</text:p>
            <text:p>09:00am to 05:00pm</text:p>
            <text:p>Button</text:p>
            <text:p>Button</text:p>
          </table:table-cell>
          <table:table-cell office:value-type="string" table:style-name="ce2">
            <text:p>Key Takeaways</text:p>
            <text:p>At the end of ths course, participants will be able to:</text:p>
            <text:p>Articulate what are RESTful Web Services</text:p>
            <text:p>Design REST resources for your application</text:p>
            <text:p>Understand the HTTP protocol and how to implement your API based on its semantics</text:p>
            <text:p>Secure a API endpoint with tokens</text:p>
            <text:p>Throttle the API endpoint to mitigate a Layer 7 DDOS attacks</text:p>
            <text:p>Document your API with OpenAPI/Swagger</text:p>
          </table:table-cell>
          <table:table-cell office:value-type="string" table:style-name="ce2">
            <text:p>Who Should Attend</text:p>
            <text:p>This course is designed for:</text:p>
            <text:p>Developers who are looking to offer their application services</text:p>
            <text:p>Anyone looking to create an ecosystem on top of their product</text:p>
            <text:p>Pre-requisite</text:p>
            <text:p>To benefit from this course, participants should have</text:p>
            <text:p>Hands-on experience in developing web application (Java, Node, Python, etc),</text:p>
            <text:p>Basic command line skills</text:p>
            <text:p>What to Bring</text:p>
            <text:p>Please bring along your laptop during the training.</text:p>
            <text:p>Specs: 8 GB RAM minimum</text:p>
            <text:p>16 GB RAM recommended</text:p>
            <text:p>64 GB storage 1280x1024 minimum screen resolution</text:p>
            <text:p>Windows 10, Mac OSX 10.10 (or greater) or Linux (Ubuntu preferred)</text:p>
          </table:table-cell>
          <table:table-cell office:value-type="string" table:style-name="ce2">
            <text:p>What Will Be Covered</text:p>
            <text:p>RESTful Web Services design philosophy</text:p>
            <text:p>The HTTP protocol</text:p>
            <text:p>API design</text:p>
            <text:p>Caching strategies</text:p>
            <text:p>Security including tokens and OAuth2</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1000</text:p>
            <text:p>S$1000</text:p>
            <text:p>S$1000</text:p>
            <text:p>S$1000</text:p>
            <text:p>SSG grant</text:p>
            <text:p>-</text:p>
            <text:p>(S$700)</text:p>
            <text:p>(S$700)</text:p>
            <text:p>(S$700)</text:p>
            <text:p>Nett course fee</text:p>
            <text:p>S$1000</text:p>
            <text:p>S$300</text:p>
            <text:p>S$300</text:p>
            <text:p>S$300</text:p>
            <text:p>7% GST on nett course fee</text:p>
            <text:p>S$70</text:p>
            <text:p>S$21</text:p>
            <text:p>S$21</text:p>
            <text:p>S$21</text:p>
            <text:p>Total nett course fee payable, including GST</text:p>
            <text:p>S$1070</text:p>
            <text:p>S$321</text:p>
            <text:p>S$321</text:p>
            <text:p>S$321</text:p>
            <text:p>Less additional funding if eligible under various schemes</text:p>
            <text:p>-</text:p>
            <text:p>-</text:p>
            <text:p>(S$200)</text:p>
            <text:p>(S$250)</text:p>
            <text:p>Total nett course fee payable, including GST, after additional funding from the various funding schemes</text:p>
            <text:p>S$1070</text:p>
            <text:p>S$321</text:p>
            <text:p>S$121</text:p>
            <text:p>S$71</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1000</text:p>
            <text:p>S$1000</text:p>
            <text:p>S$1000</text:p>
            <text:p>S$1000</text:p>
            <text:p>S$1000</text:p>
            <text:p>SSG grant</text:p>
            <text:p>-</text:p>
            <text:p>(S$700)</text:p>
            <text:p>(S$700)</text:p>
            <text:p>(S$700)</text:p>
            <text:p>(S$700)</text:p>
            <text:p>Nett course fee</text:p>
            <text:p>S$1000</text:p>
            <text:p>S$300</text:p>
            <text:p>S$300</text:p>
            <text:p>S$300</text:p>
            <text:p>S$300</text:p>
            <text:p>7% GST on nett course fee</text:p>
            <text:p>S$70</text:p>
            <text:p>S$21</text:p>
            <text:p>S$21</text:p>
            <text:p>S$21</text:p>
            <text:p>S$21</text:p>
            <text:p>Total nett course fee payable, including GST</text:p>
            <text:p>S$1070</text:p>
            <text:p>S$321</text:p>
            <text:p>S$321</text:p>
            <text:p>S$321</text:p>
            <text:p>S$321</text:p>
            <text:p>Fee payable to NUS-ISS</text:p>
            <text:p>Less additional funding if eligible under various schemes#</text:p>
            <text:p>(company needs to submit training grant and claim via Skillsconnect)</text:p>
            <text:p>-</text:p>
            <text:p>-</text:p>
            <text:p>(S$200)</text:p>
            <text:p>(S$250)</text:p>
            <text:p>(S$200)</text:p>
            <text:p>Total nett course fee payable, including GST, after additional funding from the various funding schemes</text:p>
            <text:p>-</text:p>
            <text:p>-</text:p>
            <text:p>S$121</text:p>
            <text:p>S$71</text:p>
            <text:p>S$121</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will be capped at 43 hours and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Assessment</text:p>
            <text:p>Participants will be assessed based on their aptitude, attitude and the quality of deliverables produced.</text:p>
            <text:p>Upon passing the assessment, Statement of Attainment (SOAs) will be issued to certify that the participant has passed the following Competency Standard(s):</text:p>
            <text:p>ICT-DIT-4003-1.1 Applications Integration<text:s/></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62" table:style-name="ce1">
            <text:p>162</text:p>
          </table:table-cell>
          <table:table-cell office:value-type="string" table:style-name="ce1">
            <text:p>https://www.iss.nus.edu.sg/executive-education/course/detail/nicf--security-notification-and-messaging-fundamentals-(sf)</text:p>
          </table:table-cell>
          <table:table-cell office:value-type="string" table:style-name="ce1">
            <text:p>Security Notification and Messaging Fundamentals (SF)</text:p>
          </table:table-cell>
          <table:table-cell office:value-type="string" table:style-name="ce1">
            <text:p>StackUp Startup Tech Talent Developmen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0" table:style-name="ce1">
            <text:p>10</text:p>
          </table:table-cell>
          <table:table-cell office:value-type="float" office:value="2500" table:style-name="ce1">
            <text:p>2500</text:p>
          </table:table-cell>
          <table:table-cell office:value-type="string" table:style-name="ce2">
            <text:p>Overview</text:p>
            <text:p>Reference No</text:p>
            <text:p>CRS-Q-0036095-ICT</text:p>
            <text:p>Part of</text:p>
            <text:p>-</text:p>
            <text:p>Duration</text:p>
            <text:p>10 days</text:p>
            <text:p>Course Time</text:p>
            <text:p>9:00am - 5:00pm</text:p>
            <text:p>Enquiry</text:p>
            <text:p>Please contact Ms. Jaime TAN at<text:s/></text:p>
            <text:p/>
            <text:p>email for more details.<text:s/></text:p>
            <text:p/>
            <text:p>As we deliver more applications and services through the Internet, so do security threats. In the first part of this course, we will learn about security concepts, like authentication and authorisation, and how to implement them in a web application.</text:p>
            <text:p>This portion will cover authentication, token-based authorisation, role-based security, and much more.</text:p>
            <text:p>The second part of the course will delve into service workers - a programme that runs in the background. It is an essential part of Progressive Web Application, a framework for developing modern HTML5 applications. The course will cover notifications, specifically web notifications. Notifications allow an application to push data in the form of messages to a user, regardless of whether they are using a browser or mobile phone. We will look at how to send and receive these push notifications.</text:p>
            <text:p>This course is part of the StackUp - Startup Tech Talent Development Programme offered by NUS-ISS.</text:p>
          </table:table-cell>
          <table:table-cell office:value-type="string" table:style-name="ce2">
            <text:p>Upcoming Classes</text:p>
            <text:p>Class 1<text:s/></text:p>
            <text:p>15 Jul 2019 to 26 Jul 2019<text:s/></text:p>
            <text:p>(Full Time)</text:p>
            <text:p>Duration: 10 days</text:p>
            <text:p>When:</text:p>
            <text:p>Jul:</text:p>
            <text:p>15, 16, 17, 18, 19, 22, 23, 24, 25, 26</text:p>
            <text:p>Time:</text:p>
            <text:p>9.00am - 5.00pm</text:p>
            <text:p>Button</text:p>
            <text:p>Button</text:p>
            <text:p>Class 2<text:s/></text:p>
            <text:p>25 Nov 2019 to 06 Dec 2019<text:s/></text:p>
            <text:p>(Full Time)</text:p>
            <text:p>Duration: 10 days</text:p>
            <text:p>When:</text:p>
            <text:p>Nov:</text:p>
            <text:p>25, 26, 27, 28, 29</text:p>
            <text:p>Dec:</text:p>
            <text:p>02, 03, 04, 05, 06</text:p>
            <text:p>Time:</text:p>
            <text:p>9.00am - 5.00pm</text:p>
            <text:p>Button</text:p>
            <text:p>Button</text:p>
            <text:p>Class 3<text:s/></text:p>
            <text:p>06 Apr 2020 to 20 Apr 2020<text:s/></text:p>
            <text:p>(Full Time)</text:p>
            <text:p>Duration: 10 days</text:p>
            <text:p>When:</text:p>
            <text:p>Apr:</text:p>
            <text:p>06, 07, 08, 09, 13, 14, 15, 16, 17, 20</text:p>
            <text:p>Time:</text:p>
            <text:p>9.00am - 5.00pm</text:p>
            <text:p>Button</text:p>
            <text:p>Button</text:p>
          </table:table-cell>
          <table:table-cell office:value-type="string" table:style-name="ce2">
            <text:p>Key Takeaways</text:p>
            <text:p>Learn how to implement end-to-end security</text:p>
            <text:p>Construct and generate security tokens based on an application's security requirements</text:p>
            <text:p>Learn how to write offline web applications</text:p>
            <text:p>Engage customers and users by pushing relevant information to them</text:p>
          </table:table-cell>
          <table:table-cell office:value-type="string" table:style-name="ce2">
            <text:p>Who Should Attend<text:s/></text:p>
            <text:p>Anyone interested in converting their HTML5 applications to a PWA</text:p>
            <text:p>Requirements</text:p>
            <text:p>Participants must have achieved a competent grade in the following courses:</text:p>
            <text:p>NICF- Client Side Foundation (SF)</text:p>
            <text:p>NICF- Server Side Foundation (SF)</text:p>
            <text:p>What to Bring</text:p>
            <text:p>Please bring along your laptop during the training.</text:p>
            <text:p>Specs: 8 GB RAM minimum</text:p>
            <text:p>16 GB RAM recommended</text:p>
            <text:p>64 GB storage 1280x1024 minimum screen resolution</text:p>
            <text:p>Windows 10 or Later/Mac OSX 10.10 or Later (64-Bit OS Required)</text:p>
          </table:table-cell>
          <table:table-cell office:value-type="string" table:style-name="ce2">
            <text:p>What Will Be Covered</text:p>
            <text:p>Authentication and authorisation</text:p>
            <text:p>Roles and attribute based access control</text:p>
            <text:p>Service workers</text:p>
            <text:p>Web push</text:p>
            <text:p>VAPID</text:p>
          </table:table-cell>
          <table:table-cell office:value-type="string" table:style-name="ce2">
            <text:p>Fees &amp; Fundings</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500</text:p>
            <text:p>S$2500</text:p>
            <text:p>S$2500</text:p>
            <text:p>S$2500</text:p>
            <text:p>SSG grant</text:p>
            <text:p>-</text:p>
            <text:p>(S$1750)</text:p>
            <text:p>(S$1750)</text:p>
            <text:p>(S$1750)</text:p>
            <text:p>Nett course fee</text:p>
            <text:p>S$2500</text:p>
            <text:p>S$750</text:p>
            <text:p>S$750</text:p>
            <text:p>S$750</text:p>
            <text:p>7% GST on nett course fee</text:p>
            <text:p>S$175</text:p>
            <text:p>S$52.50</text:p>
            <text:p>S$52.50</text:p>
            <text:p>S$52.50</text:p>
            <text:p>Total nett course fee payable, including GST</text:p>
            <text:p>S$2675</text:p>
            <text:p>S$802.50</text:p>
            <text:p>S$802.50</text:p>
            <text:p>S$802.50</text:p>
            <text:p>Less additional funding if eligible under various schemes</text:p>
            <text:p>-</text:p>
            <text:p>-</text:p>
            <text:p>(S$500)</text:p>
            <text:p>(S$625)</text:p>
            <text:p>Total nett course fee payable, including GST, after additional funding from the various funding schemes</text:p>
            <text:p>S$2675</text:p>
            <text:p>S$802.50</text:p>
            <text:p>S$302.50</text:p>
            <text:p>S$177.5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500</text:p>
            <text:p>S$2500</text:p>
            <text:p>S$2500</text:p>
            <text:p>S$2500</text:p>
            <text:p>S$2500</text:p>
            <text:p>SSG grant</text:p>
            <text:p>-</text:p>
            <text:p>(S$1750)</text:p>
            <text:p>(S$1750)</text:p>
            <text:p>(S$1750)</text:p>
            <text:p>(S$1750)</text:p>
            <text:p>Nett course fee</text:p>
            <text:p>S$2500</text:p>
            <text:p>S$750</text:p>
            <text:p>S$750</text:p>
            <text:p>S$750</text:p>
            <text:p>S$750</text:p>
            <text:p>7% GST on nett course fee</text:p>
            <text:p>S$175</text:p>
            <text:p>S$52.50</text:p>
            <text:p>S$52.50</text:p>
            <text:p>S$52.50</text:p>
            <text:p>S$52.50</text:p>
            <text:p>Total nett course fee payable, including GST</text:p>
            <text:p>S$2675</text:p>
            <text:p>S$802.50</text:p>
            <text:p>S$802.50</text:p>
            <text:p>S$802.50</text:p>
            <text:p>S$802.50</text:p>
            <text:p>Fee payable to NUS-ISS</text:p>
            <text:p>Less additional funding if eligible under various schemes#</text:p>
            <text:p>(company needs to submit training grant and claim via Skillsconnect)</text:p>
            <text:p>-</text:p>
            <text:p>-</text:p>
            <text:p>(S$500)</text:p>
            <text:p>(S$625)</text:p>
            <text:p>(S$500)</text:p>
            <text:p>Total nett course fee payable, including GST, after additional funding from the various funding schemes</text:p>
            <text:p>-</text:p>
            <text:p>-</text:p>
            <text:p>S$302.50</text:p>
            <text:p>S$177.50</text:p>
            <text:p>S$302.5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Assessment</text:p>
            <text:p>Participants will be assessed based on their aptitude, attitude and the quality of deliverables produced.</text:p>
            <text:p>Upon passing the assessment, Statement of Attainment (SOAs) will be issued to certify that the participant has passed the following Competency Standard(s):</text:p>
            <text:p>ICT-DIT-4012-1.1 Security Assessment and Testing</text:p>
            <text:p>ICT-SNA-4021-1.1 Security Strategy</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63" table:style-name="ce1">
            <text:p>163</text:p>
          </table:table-cell>
          <table:table-cell office:value-type="string" table:style-name="ce1">
            <text:p>https://www.iss.nus.edu.sg/executive-education/course/detail/nicf--sequence-modeling-with-deep-learning-(sf)</text:p>
          </table:table-cell>
          <table:table-cell office:value-type="string" table:style-name="ce1">
            <text:p>Sequence Modeling with Deep Learning (SF)</text:p>
          </table:table-cell>
          <table:table-cell office:value-type="string" table:style-name="ce1">
            <text:p>StackUp Startup Tech Talent Developmen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5" table:style-name="ce1">
            <text:p>5</text:p>
          </table:table-cell>
          <table:table-cell office:value-type="float" office:value="2000" table:style-name="ce1">
            <text:p>2000</text:p>
          </table:table-cell>
          <table:table-cell office:value-type="string" table:style-name="ce2">
            <text:p>Overview</text:p>
            <text:p>Reference No</text:p>
            <text:p>CRS-Q-0036477-ICT</text:p>
            <text:p>Part of</text:p>
            <text:p>-</text:p>
            <text:p>Duration</text:p>
            <text:p>5 days</text:p>
            <text:p>Course Time</text:p>
            <text:p>09:00am to 05:00pm</text:p>
            <text:p>Enquiry</text:p>
            <text:p>Please contact Ms. Sherlyn LIM at</text:p>
            <text:p>tel: 65165777 or<text:s/></text:p>
            <text:p>email for more details.<text:s/></text:p>
            <text:p/>
            <text:p>Machine Learning uses techniques to deal with data in the most intelligent way – by developing algorithms – to derive actionable insights. With machine learning, you can glean useful patterns from the deep, focused troves of data specific to your chosen domain. Analysing that data provide insights that can drive successive new waves of efficiency and automation, reducing operational costs and potentially pinpointing new sources of revenue.</text:p>
            <text:p>This course is part of a series of courses around Machine Learning-driven Data Science (MLDDS), under the StackUp – Startup Tech Talent Development programme offered by NUS-ISS.</text:p>
            <text:p>The courses in the MLDDS series are:</text:p>
            <text:p>NICF – Data and Feature Engineering for Machine Learning (SF)<text:s/></text:p>
            <text:p>NICF – Supervised and Unsupervised Modeling with Machine Learning (SF)<text:s/></text:p>
            <text:p>NICF – Feature Extraction and Supervised Modeling with Deep Learning (SF)</text:p>
            <text:p>NICF – Sequence Modeling with Deep Learning (SF) [this course]</text:p>
            <text:p>Throughout all courses, you will experience the 3 building blocks in machine learning:<text:s/></text:p>
            <text:p>Concepts and intuition: Participants learn and apply the concepts of machine learning using a methodology. You will learn to navigate smoothly through the data sciences and machine learning space by not only creating but also debugging your products with ease. You will then apply the same concepts covered in a real world scenario while in class.</text:p>
            <text:p>Architecture: Participants learn what is required to architect a data science platform / team and how to effectively design a machine learning driven data sciences product using a wide range of techniques that are taught and practised in class. This includes, but is not limited to, understanding different parts of a data science product. The main goal of this course is to provoke thinking, establish the context of learning with the objective of developing and enhancing your capabilities in establishing a machine learning product.</text:p>
            <text:p>Implementation: Finally, participants will have the opportunity to apply the concepts using industry standard libraries and tools to develop their own machine learning driven data science project.</text:p>
          </table:table-cell>
          <table:table-cell office:value-type="string" table:style-name="ce2">
            <text:p>Upcoming Classes</text:p>
            <text:p>Class 1<text:s/></text:p>
            <text:p>17 Aug 2019 to 30 Aug 2019<text:s/></text:p>
            <text:p>(Part Time)</text:p>
            <text:p>Duration: 5 days</text:p>
            <text:p>When:</text:p>
            <text:p>Aug:</text:p>
            <text:p>17(Sat), 19, 21, 23, 24(Sat), 26, 28, 30</text:p>
            <text:p>Time:</text:p>
            <text:p>9.00am - 5.00pm (Saturdays); 6.30pm - 10.00pm (Weeknights)</text:p>
            <text:p>Button</text:p>
            <text:p>Button</text:p>
            <text:p>Class 2<text:s/></text:p>
            <text:p>08 Jan 2020 to 20 Jan 2020<text:s/></text:p>
            <text:p>(Part Time)</text:p>
            <text:p>Duration: 5 days</text:p>
            <text:p>When:</text:p>
            <text:p>Jan:</text:p>
            <text:p>08, 10, 11(Sat), 13, 15, 17, 18(Sat), 20</text:p>
            <text:p>Time:</text:p>
            <text:p>9.00am - 5.00pm (Saturdays); 6.30pm - 10.00pm (Weeknights)</text:p>
            <text:p>Button</text:p>
            <text:p>Button</text:p>
          </table:table-cell>
          <table:table-cell office:value-type="string" table:style-name="ce2">
            <text:p>Key Takeaways<text:s/></text:p>
            <text:p>Upon completion of the course, the participants will be able to:</text:p>
            <text:p>Explain the concept and applications of deep learning on sequential information</text:p>
            <text:p>Apply recurrent neural networks on time series and text data applications</text:p>
            <text:p>Describe state of the art improvements such as Encoder/Decoder RNNs and Attention</text:p>
          </table:table-cell>
          <table:table-cell office:value-type="string" table:style-name="ce2">
            <text:p>Who Should Attend</text:p>
            <text:p>Any professional from domains (e.g. healthcare, finance, manufacturing) that need to manage and work with data.</text:p>
            <text:p>Data engineers, researchers, healthcare professionals and more.</text:p>
            <text:p>Pre-requisites</text:p>
            <text:p>This course is part of a series of courses for Machine Learning-driven data science (MLDDS).</text:p>
            <text:p>Each course in the series is aimed at a targeted capability development and can be taken standalone. For example, the first course is not a pre-requisite for the later course as long as you have demonstrated the requisite background knowledge. There is a recommended ordering for taking these courses, but it is not mandatory.</text:p>
            <text:p>You will be required to pass an assessment to ensure that you have the requisite background knowledge to learn the material. This assessment is waived if you have completed these courses:</text:p>
            <text:p>NICF – Python for Data, Ops, and Things (SF)</text:p>
            <text:p>NICF – Data and Feature Engineering for Machine Learning (SF)<text:s/></text:p>
            <text:p>NICF – Supervised and Unsupervised Modeling with Machine Learning (SF)</text:p>
            <text:p>NICF – Feature Extraction and Supervised Modeling with Deep Learning (SF)</text:p>
            <text:p>What to Bring</text:p>
            <text:p>Please bring along your laptop during the training.</text:p>
            <text:p>Specs: 8 GB RAM minimum</text:p>
            <text:p>16 GB RAM recommended</text:p>
            <text:p>64 GB storage 1280x1024 minimum screen resolution</text:p>
            <text:p>Windows 10 or Later/Mac OSX 10.10 or Later (64-Bit OS Required)</text:p>
          </table:table-cell>
          <table:table-cell office:value-type="string" table:style-name="ce2">
            <text:p>What Will Be Covered</text:p>
            <text:p>Topics</text:p>
            <text:p>Introduction to sequential learning</text:p>
            <text:p>Recurrent neural networks</text:p>
            <text:p>Applications such as Natural Language Processing and Speech Recognition</text:p>
            <text:p>Course Agenda</text:p>
            <text:p>Day 1</text:p>
            <text:p>Bridging Recap: Feature Extraction and Modeling Deep Learning Concepts</text:p>
            <text:p>Lecture: Introduction to Recurrent Neural Networks</text:p>
            <text:p>Workshop: Setting up Deep Learning Tools and Environments</text:p>
            <text:p>Day 2</text:p>
            <text:p>Lecture: Recurrent Neural Networks: Applications in Time Series</text:p>
            <text:p>Workshop: Recurrent Neural Networks for time series prediction</text:p>
            <text:p>Day 3</text:p>
            <text:p>Lecture: Recurrent Neural Networks: Applications for Natural Language Processing</text:p>
            <text:p>Workshop: Recurrent Neural Networks for Text Sentiment Classification</text:p>
            <text:p>Day 4</text:p>
            <text:p>Lecture: Advanced Recurrent Networks: Encoder / Decoder, Attention for Sequence Generation</text:p>
            <text:p>Workshop: Recurrent Neural Networks for Text Sequence generation</text:p>
            <text:p>Day 5</text:p>
            <text:p>Project Work and Presentation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000</text:p>
            <text:p>S$2000</text:p>
            <text:p>S$2000</text:p>
            <text:p>S$2000</text:p>
            <text:p>SSG grant</text:p>
            <text:p>-</text:p>
            <text:p>(S$1400)</text:p>
            <text:p>(S$1400)</text:p>
            <text:p>(S$1400)</text:p>
            <text:p>Nett course fee</text:p>
            <text:p>S$2000</text:p>
            <text:p>S$600</text:p>
            <text:p>S$600</text:p>
            <text:p>S$600</text:p>
            <text:p>7% GST on nett course fee</text:p>
            <text:p>S$140</text:p>
            <text:p>S$42</text:p>
            <text:p>S$42</text:p>
            <text:p>S$42</text:p>
            <text:p>Total nett course fee payable, including GST</text:p>
            <text:p>S$2140</text:p>
            <text:p>S$642</text:p>
            <text:p>S$642</text:p>
            <text:p>S$642</text:p>
            <text:p>Less additional funding if eligible under various schemes</text:p>
            <text:p>-</text:p>
            <text:p>-</text:p>
            <text:p>(S$400)</text:p>
            <text:p>(S$500)</text:p>
            <text:p>Total nett course fee payable, including GST, after additional funding from the various funding schemes</text:p>
            <text:p>S$2140</text:p>
            <text:p>S$642</text:p>
            <text:p>S$242</text:p>
            <text:p>S$142</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000</text:p>
            <text:p>S$2000</text:p>
            <text:p>S$2000</text:p>
            <text:p>S$2000</text:p>
            <text:p>S$2000</text:p>
            <text:p>SSG grant</text:p>
            <text:p>-</text:p>
            <text:p>(S$1400)</text:p>
            <text:p>(S$1400)</text:p>
            <text:p>(S$1400)</text:p>
            <text:p>(S$1400)</text:p>
            <text:p>Nett course fee</text:p>
            <text:p>S$2000</text:p>
            <text:p>S$600</text:p>
            <text:p>S$600</text:p>
            <text:p>S$600</text:p>
            <text:p>S$600</text:p>
            <text:p>7% GST on nett course fee</text:p>
            <text:p>S$140</text:p>
            <text:p>S$42</text:p>
            <text:p>S$42</text:p>
            <text:p>S$42</text:p>
            <text:p>S$42</text:p>
            <text:p>Total nett course fee payable, including GST</text:p>
            <text:p>S$2140</text:p>
            <text:p>S$642</text:p>
            <text:p>S$642</text:p>
            <text:p>S$642</text:p>
            <text:p>S$642</text:p>
            <text:p>Fee payable to NUS-ISS</text:p>
            <text:p>Less additional funding if eligible under various schemes#</text:p>
            <text:p>(company needs to submit training grant and claim via Skillsconnect)</text:p>
            <text:p>-</text:p>
            <text:p>-</text:p>
            <text:p>(S$400)</text:p>
            <text:p>(S$500)</text:p>
            <text:p>(S$400)</text:p>
            <text:p>Total nett course fee payable, including GST, after additional funding from the various funding schemes</text:p>
            <text:p>-</text:p>
            <text:p>-</text:p>
            <text:p>S$242</text:p>
            <text:p>S$142</text:p>
            <text:p>S$242</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Participants will be assessed throughout the duration of the course.</text:p>
            <text:p>Assessment Method –</text:p>
            <text:p>Individual or Group project</text:p>
            <text:p>Passing Criteria –<text:s/></text:p>
            <text:p>Assessment – Participants will be assessed based on their aptitude, attitude and the quality of the project deliverables.</text:p>
            <text:p>Upon passing the assessment, Statement of Attainment (SOAs) will be issued to certify that the participant has passed the following Competency Unit:</text:p>
            <text:p>IT-DIT-4001-1.1</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64" table:style-name="ce1">
            <text:p>164</text:p>
          </table:table-cell>
          <table:table-cell office:value-type="string" table:style-name="ce1">
            <text:p>https://www.iss.nus.edu.sg/executive-education/course/detail/nicf--server-side-foundation-(sf)</text:p>
          </table:table-cell>
          <table:table-cell office:value-type="string" table:style-name="ce1">
            <text:p>Server Side Foundation (SF)</text:p>
          </table:table-cell>
          <table:table-cell office:value-type="string" table:style-name="ce1">
            <text:p>StackUp Startup Tech Talent Developmen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0" table:style-name="ce1">
            <text:p>10</text:p>
          </table:table-cell>
          <table:table-cell office:value-type="float" office:value="2500" table:style-name="ce1">
            <text:p>2500</text:p>
          </table:table-cell>
          <table:table-cell office:value-type="string" table:style-name="ce2">
            <text:p>Overview</text:p>
            <text:p>Reference No</text:p>
            <text:p>CRS-Q-0036096-ICT</text:p>
            <text:p>Part of</text:p>
            <text:p>-</text:p>
            <text:p>Duration</text:p>
            <text:p>10 days</text:p>
            <text:p>Course Time</text:p>
            <text:p>9:00am - 5:00pm</text:p>
            <text:p>Enquiry</text:p>
            <text:p>Please contact Ms. Jaime TAN at<text:s/></text:p>
            <text:p/>
            <text:p>email for more details.</text:p>
            <text:p>Have you ever wanted to write a server-side application for an e-commerce platform or a whiteboard to discuss and share ideas in real-time, a dashboard for businesses to track and monitor the performance of their company, but do not know how?</text:p>
            <text:p>Now you can realise your dreams with Node.js and Express. Node.js is an extremely popular JavaScript runtime and Express framework makes it extremely easy to develop web application running on Node.js. Using the dynamic duo, you can develop robust web applications for web and mobile.<text:s/></text:p>
            <text:p>In this course, you will learn how to set up your development environment, key Node.js and Express concepts, essential Express middleware, as well as learn how HTTP works, how to create RESTful API, consume other RESTful service, connect and query databases, and much more.</text:p>
            <text:p>You will also learn how to use Git for versioning, and for trying out new features and collaborating with your friends.</text:p>
            <text:p>This course is part of the StackUp - Startup Tech Talent Development Programme offered by NUS-ISS.</text:p>
          </table:table-cell>
          <table:table-cell office:value-type="string" table:style-name="ce2">
            <text:p>Upcoming Classes</text:p>
            <text:p>Class 1<text:s/></text:p>
            <text:p>27 May 2019 to 10 Jun 2019<text:s/></text:p>
            <text:p>(Full Time)</text:p>
            <text:p>Duration: 10 days</text:p>
            <text:p>When:</text:p>
            <text:p>May:</text:p>
            <text:p>27, 28, 29, 30, 31</text:p>
            <text:p>Jun:</text:p>
            <text:p>03, 04, 06, 07, 10</text:p>
            <text:p>Time:</text:p>
            <text:p>9.00am - 5.00pm</text:p>
            <text:p>Button</text:p>
            <text:p>Button</text:p>
            <text:p>Class 2<text:s/></text:p>
            <text:p>14 Oct 2019 to 25 Oct 2019<text:s/></text:p>
            <text:p>(Full Time)</text:p>
            <text:p>Duration: 10 days</text:p>
            <text:p>When:</text:p>
            <text:p>Oct:</text:p>
            <text:p>14, 15, 16, 17, 18, 21, 22, 23, 24, 25</text:p>
            <text:p>Time:</text:p>
            <text:p>9.00am - 5.00pm</text:p>
            <text:p>Button</text:p>
            <text:p>Button</text:p>
            <text:p>Class 3<text:s/></text:p>
            <text:p>24 Feb 2020 to 06 Mar 2020<text:s/></text:p>
            <text:p>(Full Time)</text:p>
            <text:p>Duration: 10 days</text:p>
            <text:p>When:</text:p>
            <text:p>Feb:</text:p>
            <text:p>24, 25, 26, 27, 28</text:p>
            <text:p>Mar:</text:p>
            <text:p>02, 03, 04, 05, 06</text:p>
            <text:p>Time:</text:p>
            <text:p>9.00am - 5.00pm</text:p>
            <text:p>Button</text:p>
            <text:p>Button</text:p>
          </table:table-cell>
          <table:table-cell office:value-type="string" table:style-name="ce2">
            <text:p>Key Takeaways</text:p>
            <text:p>Understanding of how Node.js works</text:p>
            <text:p>Structure of an Express application</text:p>
            <text:p>Design RESTful API</text:p>
            <text:p>Connect to and query database</text:p>
          </table:table-cell>
          <table:table-cell office:value-type="string" table:style-name="ce2">
            <text:p>Who Should Attend<text:s/></text:p>
            <text:p>Anyone who wants to learn how to build a web application.</text:p>
            <text:p>Requirements</text:p>
            <text:p>Familiarity with HTML, CSS and JavaScript</text:p>
            <text:p>Participants will be required to take an online assessment upon course enrolment</text:p>
            <text:p>What to Bring</text:p>
            <text:p>Please bring along your laptop during the training.</text:p>
            <text:p>Specs: 8 GB RAM minimum</text:p>
            <text:p>16 GB RAM recommended</text:p>
            <text:p>64 GB storage 1280x1024 minimum screen resolution</text:p>
            <text:p>Windows 10 or Later/Mac OSX 10.10 or Later (64-Bit OS Required)</text:p>
          </table:table-cell>
          <table:table-cell office:value-type="string" table:style-name="ce2">
            <text:p>What Will Be Covered</text:p>
            <text:p>Node.js</text:p>
            <text:p>Express Framework</text:p>
            <text:p>JavaScript</text:p>
            <text:p>RESTful web services</text:p>
            <text:p>Querying Relational Database</text:p>
            <text:p>Deploying to the cloud</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500</text:p>
            <text:p>S$2500</text:p>
            <text:p>S$2500</text:p>
            <text:p>S$2500</text:p>
            <text:p>SSG grant</text:p>
            <text:p>-</text:p>
            <text:p>(S$1750)</text:p>
            <text:p>(S$1750)</text:p>
            <text:p>(S$1750)</text:p>
            <text:p>Nett course fee</text:p>
            <text:p>S$2500</text:p>
            <text:p>S$750</text:p>
            <text:p>S$750</text:p>
            <text:p>S$750</text:p>
            <text:p>7% GST on nett course fee</text:p>
            <text:p>S$175</text:p>
            <text:p>S$52.50</text:p>
            <text:p>S$52.50</text:p>
            <text:p>S$52.50</text:p>
            <text:p>Total nett course fee payable, including GST</text:p>
            <text:p>S$2675</text:p>
            <text:p>S$802.50</text:p>
            <text:p>S$802.50</text:p>
            <text:p>S$802.50</text:p>
            <text:p>Less additional funding if eligible under various schemes</text:p>
            <text:p>-</text:p>
            <text:p>-</text:p>
            <text:p>(S$500)</text:p>
            <text:p>(S$625)</text:p>
            <text:p>Total nett course fee payable, including GST, after additional funding from the various funding schemes</text:p>
            <text:p>S$2675</text:p>
            <text:p>S$802.50</text:p>
            <text:p>S$302.50</text:p>
            <text:p>S$177.5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500</text:p>
            <text:p>S$2500</text:p>
            <text:p>S$2500</text:p>
            <text:p>S$2500</text:p>
            <text:p>S$2500</text:p>
            <text:p>SSG grant</text:p>
            <text:p>-</text:p>
            <text:p>(S$1750)</text:p>
            <text:p>(S$1750)</text:p>
            <text:p>(S$1750)</text:p>
            <text:p>(S$1750)</text:p>
            <text:p>Nett course fee</text:p>
            <text:p>S$2500</text:p>
            <text:p>S$750</text:p>
            <text:p>S$750</text:p>
            <text:p>S$750</text:p>
            <text:p>S$750</text:p>
            <text:p>7% GST on nett course fee</text:p>
            <text:p>S$175</text:p>
            <text:p>S$52.50</text:p>
            <text:p>S$52.50</text:p>
            <text:p>S$52.50</text:p>
            <text:p>S$52.50</text:p>
            <text:p>Total nett course fee payable, including GST</text:p>
            <text:p>S$2675</text:p>
            <text:p>S$802.50</text:p>
            <text:p>S$802.50</text:p>
            <text:p>S$802.50</text:p>
            <text:p>S$802.50</text:p>
            <text:p>Fee payable to NUS-ISS</text:p>
            <text:p>Less additional funding if eligible under various schemes#</text:p>
            <text:p>(company needs to submit training grant and claim via Skillsconnect)</text:p>
            <text:p>-</text:p>
            <text:p>-</text:p>
            <text:p>(S$500)</text:p>
            <text:p>(S$625)</text:p>
            <text:p>(S$500)</text:p>
            <text:p>Total nett course fee payable, including GST, after additional funding from the various funding schemes</text:p>
            <text:p>-</text:p>
            <text:p>-</text:p>
            <text:p>S$302.50</text:p>
            <text:p>S$177.50</text:p>
            <text:p>S$302.5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Assessment</text:p>
            <text:p>Participants will be assessed based on their aptitude, attitude and the quality of deliverables produced.</text:p>
            <text:p>Upon passing the assessment, Statement of Attainment (SOAs) will be issued to certify that the participant has passed the following Competency Standard(s):</text:p>
            <text:p>ICT-DIT-4002-1.1 Applications Development<text:s/></text:p>
            <text:p>ICT-DIT-4013-1.1 Security Programme Management</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65" table:style-name="ce1">
            <text:p>165</text:p>
          </table:table-cell>
          <table:table-cell office:value-type="string" table:style-name="ce1">
            <text:p>https://www.iss.nus.edu.sg/executive-education/course/detail/nicf--supervised-and-unsupervised-modeling-with-machine-learning-(sf)</text:p>
          </table:table-cell>
          <table:table-cell office:value-type="string" table:style-name="ce1">
            <text:p>Supervised and Unsupervised Modeling with Machine Learning (SF)</text:p>
          </table:table-cell>
          <table:table-cell office:value-type="string" table:style-name="ce1">
            <text:p>StackUp Startup Tech Talent Developmen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7" table:style-name="ce1">
            <text:p>7</text:p>
          </table:table-cell>
          <table:table-cell office:value-type="float" office:value="2800" table:style-name="ce1">
            <text:p>2800</text:p>
          </table:table-cell>
          <table:table-cell office:value-type="string" table:style-name="ce2">
            <text:p>Overview</text:p>
            <text:p>Reference No</text:p>
            <text:p>CRS-Q-0036475-ICT</text:p>
            <text:p>Part of</text:p>
            <text:p>-</text:p>
            <text:p>Duration</text:p>
            <text:p>7 days</text:p>
            <text:p>Course Time</text:p>
            <text:p>09:00am to 05:00pm</text:p>
            <text:p>Enquiry</text:p>
            <text:p>Please contact Ms. Sherlyn LIM at</text:p>
            <text:p>tel: 65165777 or<text:s/></text:p>
            <text:p>email for more details.</text:p>
            <text:p>Machine Learning uses techniques to deal with data in the most intelligent way – by developing algorithms – to derive actionable insights. With machine learning, you can glean useful patterns from the deep, focused troves of data specific to your chosen domain. Analysing that data provide insights that can drive successive new waves of efficiency and automation, reducing operational costs and potentially pinpointing new sources of revenue.</text:p>
            <text:p>This course is part of a series of courses around Machine Learning-driven Data Science (MLDDS), under the StackUp – Startup Tech Talent Development programme offered by NUS-ISS.</text:p>
            <text:p>The courses in the MLDDS series are:</text:p>
            <text:p>NICF – Data and Feature Engineering for Machine Learning (SF)<text:s/></text:p>
            <text:p>NICF – Supervised and Unsupervised Modeling with Machine Learning (SF) [this course]</text:p>
            <text:p>NICF – Feature Extraction and Supervised Modeling with Deep Learning (SF)</text:p>
            <text:p>NICF – Sequence Modeling with Deep Learning (SF)</text:p>
            <text:p>Throughout all courses, you will experience the 3 building blocks in machine learning:<text:s/></text:p>
            <text:p>Concepts and intuition: Participants learn and apply the concepts of machine learning using a methodology. You will learn to navigate smoothly through the data sciences and machine learning space by not only creating but also debugging your products with ease. You will then apply the same concepts covered in a real world scenario while in class.</text:p>
            <text:p>Architecture: Participants learn what is required to architect a data science platform / team and how to effectively design a machine learning driven data sciences product using a wide range of techniques that are taught and practised in class. This includes, but is not limited to, understanding different parts of a data science product. The main goal of this course is to provoke thinking, establish the context of learning with the objective of developing and enhancing your capabilities in establishing a machine learning product.</text:p>
            <text:p>Implementation: Finally, participants will have the opportunity to apply the concepts using industry standard libraries and tools to develop their own machine learning driven data science project.</text:p>
          </table:table-cell>
          <table:table-cell office:value-type="string" table:style-name="ce2">
            <text:p>Upcoming Classes</text:p>
            <text:p>Class 1<text:s/></text:p>
            <text:p>05 Jul 2019 to 22 Jul 2019<text:s/></text:p>
            <text:p>(Part Time)</text:p>
            <text:p>Duration: 7 days</text:p>
            <text:p>When:</text:p>
            <text:p>Jul:</text:p>
            <text:p>05, 06(Sat), 08, 10, 12, 13(Sat), 15, 17, 19, 20(Sat), 22</text:p>
            <text:p>Time:</text:p>
            <text:p>9.00am - 5.00pm (Saturdays); 6.30pm - 10.00pm (Weeknights)</text:p>
            <text:p>Button</text:p>
            <text:p>Button</text:p>
            <text:p>Class 2<text:s/></text:p>
            <text:p>09 Nov 2019 to 27 Nov 2019<text:s/></text:p>
            <text:p>(Part Time)</text:p>
            <text:p>Duration: 7 days</text:p>
            <text:p>When:</text:p>
            <text:p>Nov:</text:p>
            <text:p>09(Sat), 11, 13, 15, 16(Sat), 18, 20, 22, 23(Sat), 25, 27</text:p>
            <text:p>Time:</text:p>
            <text:p>9.00am - 5.00pm (Saturdays); 6.30pm - 10.00pm (Weeknights)</text:p>
            <text:p>Button</text:p>
            <text:p>Button</text:p>
          </table:table-cell>
          <table:table-cell office:value-type="string" table:style-name="ce2">
            <text:p>Key Takeaways<text:s/></text:p>
            <text:p>Upon completion of the course, the participants will be able to:</text:p>
            <text:p>Explain the concept and applications of machine learning models for classification</text:p>
            <text:p>Apply the machine learning workflow on additional algorithms</text:p>
            <text:p>Apply unsupervised learning techniques for data exploration</text:p>
            <text:p>Combine multiple machine learning models to improve performance metrics</text:p>
          </table:table-cell>
          <table:table-cell office:value-type="string" table:style-name="ce2">
            <text:p>Who Should Attend</text:p>
            <text:p>Any professional from domains (e.g. healthcare, finance, manufacturing) that need to manage and work with data.</text:p>
            <text:p>Data engineers, researchers, healthcare professionals and more.</text:p>
            <text:p>Pre-requisites</text:p>
            <text:p>This course is part of a series of courses for Machine Learning-driven data science (MLDDS).</text:p>
            <text:p>Each course in the series is aimed at a targeted capability development and can be taken standalone. For example, the first course is not a pre-requisite for the later course as long as you have demonstrated the requisite background knowledge. There is a recommended ordering for taking these courses, but it is not mandatory.</text:p>
            <text:p>You will be required to pass an assessment to ensure that you have the requisite background knowledge to learn the material. This assessment is waived if you have completed these courses:</text:p>
            <text:p>NICF – Python for Data, Ops, and Things (SF)</text:p>
            <text:p>NICF – Data and Feature Engineering for Machine Learning (SF)</text:p>
            <text:p>What to Bring</text:p>
            <text:p>Please bring along your laptop during the training.</text:p>
            <text:p>Specs: 8 GB RAM minimum</text:p>
            <text:p>16 GB RAM recommended</text:p>
            <text:p>64 GB storage 1280x1024 minimum screen resolution</text:p>
            <text:p>Windows 10 or Later/Mac OSX 10.10 or Later (64-Bit OS Required)</text:p>
          </table:table-cell>
          <table:table-cell office:value-type="string" table:style-name="ce2">
            <text:p>What Will Be Covered</text:p>
            <text:p>Topics</text:p>
            <text:p>Introduction and applications of Classification</text:p>
            <text:p>Evaluation metrics</text:p>
            <text:p>Text Feature Extraction and Classification</text:p>
            <text:p>Introduction to Clustering and Unsupervised Learning</text:p>
            <text:p>Decision Trees</text:p>
            <text:p>Ensemble methods and Boosting</text:p>
            <text:p>Course Agenda</text:p>
            <text:p>Day 1</text:p>
            <text:p>Bridging Recap: Data Engineering, Feature Engineering and Modeling for Machine Learning</text:p>
            <text:p>Lecture: Classification: Logistic Regression, Support Vector Machines, metrics, applications</text:p>
            <text:p>Workshop: Recap, Classification</text:p>
            <text:p>Day 2</text:p>
            <text:p>Lecture: Text Processing: tokenization, bag-of-words, TF-IDF, embedding, applications</text:p>
            <text:p>Workshop: Text Processing</text:p>
            <text:p>Day 3</text:p>
            <text:p>Lecture: Clustering: K-means, Hierarchical clustering, metrics, applications</text:p>
            <text:p>Workshop: Clustering</text:p>
            <text:p>Day 4</text:p>
            <text:p>Project Part 1: Train a machine learning model</text:p>
            <text:p>Day 5</text:p>
            <text:p>Lecture: Decision Trees: concept, ID3 algorithm, applications</text:p>
            <text:p>Workshop: Decision Trees</text:p>
            <text:p>Day 6</text:p>
            <text:p>Lecture: Ensemble Methods: bagging and boosting</text:p>
            <text:p>Workshop: Ensemble Methods</text:p>
            <text:p>Day 7</text:p>
            <text:p>Project Part 2: Tune and optimise machine learning model</text:p>
            <text:p>Project Presentations</text:p>
          </table:table-cell>
          <table:table-cell office:value-type="string" table:style-name="ce2">
            <text:p>Fees &amp; Funding</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2800</text:p>
            <text:p>S$2800</text:p>
            <text:p>S$2800</text:p>
            <text:p>S$2800</text:p>
            <text:p>SSG grant</text:p>
            <text:p>-</text:p>
            <text:p>(S$1960)</text:p>
            <text:p>(S$1960)</text:p>
            <text:p>(S$1960)</text:p>
            <text:p>Nett course fee</text:p>
            <text:p>S$2800</text:p>
            <text:p>S$840</text:p>
            <text:p>S$840</text:p>
            <text:p>S$840</text:p>
            <text:p>7% GST on nett course fee</text:p>
            <text:p>S$196</text:p>
            <text:p>S$58.80</text:p>
            <text:p>S$58.80</text:p>
            <text:p>S$58.80</text:p>
            <text:p>Total nett course fee payable, including GST</text:p>
            <text:p>S$2996</text:p>
            <text:p>S$898.80</text:p>
            <text:p>S$898.80</text:p>
            <text:p>S$898.80</text:p>
            <text:p>Less additional funding if eligible under various schemes</text:p>
            <text:p>-</text:p>
            <text:p>-</text:p>
            <text:p>(S$560)</text:p>
            <text:p>(S$700)</text:p>
            <text:p>Total nett course fee payable, including GST, after additional funding from the various funding schemes</text:p>
            <text:p>S$2996</text:p>
            <text:p>S$898.80</text:p>
            <text:p>S$338.80</text:p>
            <text:p>S$198.8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2800</text:p>
            <text:p>S$2800</text:p>
            <text:p>S$2800</text:p>
            <text:p>S$2800</text:p>
            <text:p>S$2800</text:p>
            <text:p>SSG grant</text:p>
            <text:p>-</text:p>
            <text:p>-</text:p>
            <text:p>(S$1960)</text:p>
            <text:p>(S$1960)</text:p>
            <text:p>(S$1960)</text:p>
            <text:p>Nett course fee</text:p>
            <text:p>S$2800</text:p>
            <text:p>S$840</text:p>
            <text:p>S$840</text:p>
            <text:p>S$840</text:p>
            <text:p>S$840</text:p>
            <text:p>7% GST on nett course fee</text:p>
            <text:p>S$196</text:p>
            <text:p>S$58.80</text:p>
            <text:p>S$58.80</text:p>
            <text:p>S$58.80</text:p>
            <text:p>S$58.80</text:p>
            <text:p>Total nett course fee payable, including GST</text:p>
            <text:p>S$2996</text:p>
            <text:p>S$898.80</text:p>
            <text:p>S$898.80</text:p>
            <text:p>S$898.80</text:p>
            <text:p>S$898.80</text:p>
            <text:p>Fee payable to NUS-ISS</text:p>
            <text:p>Less additional funding if eligible under various schemes#</text:p>
            <text:p>(company needs to submit training grant and claim via Skillsconnect)</text:p>
            <text:p>-</text:p>
            <text:p>-</text:p>
            <text:p>(S$560)</text:p>
            <text:p>(S$700)</text:p>
            <text:p>(S$560)</text:p>
            <text:p>Total nett course fee payable, including GST, after additional funding from the various funding schemes</text:p>
            <text:p>-</text:p>
            <text:p>-</text:p>
            <text:p>S$338.80</text:p>
            <text:p>S$198.80</text:p>
            <text:p>S$338.80</text:p>
            <text:p>Actual financial outlay by company</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able:table-cell>
          <table:table-cell table:style-name="ce1"/>
          <table:table-cell office:value-type="string" table:style-name="ce2">
            <text:p>Certificate</text:p>
            <text:p>Certificate of Completion</text:p>
            <text:p>The ISS Certificate of Completion will be issued to participants who have attended at least 75% of the course.</text:p>
            <text:p>WSQ Assessment</text:p>
            <text:p>Participants will be assessed throughout the duration of the course.</text:p>
            <text:p>Assessment Method –</text:p>
            <text:p>Individual or Group project</text:p>
            <text:p>Passing Criteria –<text:s/></text:p>
            <text:p>Assessment - Participants will be assessed based on their aptitude, attitude and the quality of the project deliverables.</text:p>
            <text:p>Upon passing the assessment, Statement of Attainment (SOAs) will be issued to certify that the participant has passed the following Competency Unit:</text:p>
            <text:p>IT-DIT-4001-1.1</text:p>
            <text:p>Participants may need to attend additional coaching sessions and re-assessments if they do not pass the required competency units. ISS reserves the right not to disclose any information on the course assessment process.</text:p>
          </table:table-cell>
          <table:table-cell office:value-type="string" table:style-name="ce2">
            <text:p>Preparing for Your Course</text:p>
            <text:p>NUS-ISS Course Registration Terms and Conditions</text:p>
            <text:p>Find out more.</text:p>
            <text:p>NUS-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training@nus.edu.sg if you have any enquiry or feedback.</text:p>
          </table:table-cell>
          <table:table-cell table:number-columns-repeated="16366" table:style-name="ce1"/>
        </table:table-row>
        <table:table-row table:style-name="ro1">
          <table:table-cell office:value-type="float" office:value="166" table:style-name="ce1">
            <text:p>166</text:p>
          </table:table-cell>
          <table:table-cell office:value-type="string" table:style-name="ce1">
            <text:p>https://www.iss.nus.edu.sg/graduate-programmes/programme/detail/graduate-diploma-in-systems-analysis</text:p>
          </table:table-cell>
          <table:table-cell office:value-type="string" table:style-name="ce1">
            <text:p>Graduate Diploma in Systems Analysis</text:p>
          </table:table-cell>
          <table:table-cell table:number-columns-repeated="6" table:style-name="ce1"/>
          <table:table-cell office:value-type="string" table:style-name="ce2">
            <text:p>Overview<text:s/></text:p>
            <text:p>Next Intake</text:p>
            <text:p>August 2019 (Full-time)</text:p>
            <text:p>Duration</text:p>
            <text:p>Full-time 1 year</text:p>
            <text:p>Application Deadline</text:p>
            <text:p>15 April 2019 (For International Applications)</text:p>
            <text:p>30 April 2019 (For Local Applications)</text:p>
            <text:p>Download Brochure</text:p>
            <text:p>English / Chinese</text:p>
            <text:p>Info-session</text:p>
            <text:p>Click here for dates</text:p>
            <text:p>The Graduate Diploma in Systems Analysis programme (GDipSA) is designed for non-IT graduates intending to craft a new career path in the IT industry. IT graduates and professionals who wish to advance their careers in their current field and recognise the need to equip themselves with the latest IT knowledge and skills to stay relevant may apply as well.</text:p>
            <text:p>This is a full-time one-year programme. You can also explore the stackable pathway via the graduate degree programme for Digital Solutions Development. This is a series of four certificates which will stack up toward the Graduate Diploma of Systems Analysis. Go to:</text:p>
            <text:p>NUS-ISS Stackable Certificate Programmes in Digital Solutions Development.</text:p>
            <text:p>Technical learning outcomes:</text:p>
            <text:p>Gather user requirements<text:s/></text:p>
            <text:p>Systematically analyse and design feasible IT solutions</text:p>
            <text:p>Select the right technology</text:p>
            <text:p>Code, test and implement proposed solutions</text:p>
            <text:p>Trouble-shoot problems</text:p>
            <text:p>Non-technical learning outcomes:</text:p>
            <text:p>Problem solving</text:p>
            <text:p>Project management<text:s/></text:p>
            <text:p>Teamwork</text:p>
            <text:p>Leadership</text:p>
            <text:p>Having graduated over 45 batches of students, many of our graduates are now prominent senior IT professionals, who have benefited from this programme.<text:s/></text:p>
            <text:p>Students who embark on this hands-on programme will be exposed to lectures, workshops, laboratory sessions, projects and a 5-month internship. We have designed numerous projects into the programme. The aim is to equip them with the necessary foundation to code, test, implement and troubleshoot IT solutions covering web and mobile platforms.<text:s/></text:p>
            <text:p>By the end of the programme, you will be equipped with sought-after technical skills and valuable soft skills.</text:p>
            <text:p>Graduates of this programme may choose to upgrade your skills after gaining a few years of work experience in the IT industry. You will be fully eligible to take up a Master degree with NUS and universities. Our Master of Technology programmes, offered in full-time and part-time formats, are designed for working IT professionals and managers who wish to advance their knowledge and skills.</text:p>
          </table:table-cell>
          <table:table-cell table:number-columns-repeated="4" table:style-name="ce1"/>
          <table:table-cell office:value-type="string" table:style-name="ce2">
            <text:p>Fees &amp; Loans<text:s/></text:p>
            <text:p>Singaporeans</text:p>
            <text:p>Subtotal</text:p>
            <text:p>S$10,013.29<text:s/></text:p>
            <text:p>$9,500.00 - Annual Tuition Fee</text:p>
            <text:p>$513.29 - Miscellaneous Fees</text:p>
            <text:p>Singapore Permanent Residents</text:p>
            <text:p>Subtotal</text:p>
            <text:p>S$15,663.29</text:p>
            <text:p>$15,150.00 - Annual Tuition Fee</text:p>
            <text:p>$513.29 - Miscellaneous Fees</text:p>
            <text:p>International Students with Service Obligation (only applicable till August 2019 intake)</text:p>
            <text:p>Subtotal</text:p>
            <text:p>S$23,563.29<text:s/></text:p>
            <text:p>$23,050.00 - Annual Tuition Fee</text:p>
            <text:p>$513.29 - Miscellaneous Fees</text:p>
            <text:p>International Students without Service Obligation</text:p>
            <text:p>Subtotal</text:p>
            <text:p>S$37,463.29</text:p>
            <text:p>$36,950.00 - Annual Tuition Fee</text:p>
            <text:p>$513.29 - Miscellaneous Fees</text:p>
            <text:p>The fees above are the Academic Year 2018 / 2019 (GDipSA Intakes 47 &amp; 48).<text:s/></text:p>
            <text:p>Fees are correct at time of posting and are subjected to changes without prior notice. The University reserves the right to alter the fees at any time. Fees for subsequent years are under review.</text:p>
            <text:p>The Ministry of Education (MOE) of Singapore offers a tuition subsidy, known as the MOE subsidy. This subsidy will be administered automatically to eligible applicants. Read more about the eligibility guidelines.</text:p>
            <text:p>For Singapore Citizens and Singapore Permanent Resident students, the fees quoted are subsidised by the Singapore government, through MOE, and are exclusive of GST. The applicable GST will be subsidised by the MOE as well.</text:p>
            <text:p>What is Service Obligation?</text:p>
            <text:p>The Service Obligation scheme is only applicable to international students.</text:p>
            <text:p>The service obligation will require you to work in Singapore-based companies for 3 years upon graduation. Singapore-based companies refer to local and international companies that have a base in Singapore that is registered with the Accounting &amp; Corporate Regulatory Authority (ACRA) as well as companies of such local and international companies registered with ACRA that are based overseas.</text:p>
            <text:p>The MOE subsidy is not eligible to applicants without service obligation.</text:p>
            <text:p>Read more about the Service Obligation scheme.</text:p>
            <text:p>What Do Miscellaneous Fees Cover?</text:p>
            <text:p>Miscellaneous fees are typically levied on items that are either not covered or partially covered by tuition fee and grant/subsidy. All students, whether registered on a full-time or part-time basis, are charged the mandatory miscellaneous fees. These are due at the same time as the tuition fees. These fees help defray the costs of student activity, health services and insurance, campus shuttle service and other services.</text:p>
            <text:p>Any queries about fees and payment, please contact us at issfinance@nus.edu.sg.</text:p>
            <text:p>Loans and Subsidies</text:p>
            <text:p>Students who require financing for their tuition fees may apply for the following:</text:p>
            <text:p>Tuition Fee Loan</text:p>
            <text:p>SkillsFuture Mid-Career Enhancement Subsidy</text:p>
            <text:p>SkillsFuture Credit</text:p>
            <text:p>Read up more on the above loans and subsidies</text:p>
          </table:table-cell>
          <table:table-cell table:number-columns-repeated="6" table:style-name="ce1"/>
          <table:table-cell office:value-type="string" table:style-name="ce2">
            <text:p>Modules<text:s/></text:p>
            <text:p>The GDipSA curriculum is designed with senior executives of prominent IT industry players, so you can be assured that the skills and knowledge taught are relevant and up-to-date. The IT industry in Singapore evolves at a fast pace and it is important to us that our students are equipped with leading edge skills and knowledge for their future IT careers.</text:p>
            <text:p>These are the modules you will go through during the one-year programme</text:p>
            <text:p>Methodology</text:p>
            <text:p>Be guided to perform the tasks and produce the deliverables in the various phases of an application development life cycle taking into consideration of iOT, mobile and smart devices through on-the-job training in a project team. User experience design concepts and Web &amp; Mobile user interface design concepts will also be covered.<text:s/></text:p>
            <text:p>Application Development Life Cycle</text:p>
            <text:p>Technology</text:p>
            <text:p>Be introduced to the various hardware and software components that make up a distributed computing infrastructure as the foundation to cloud computing.</text:p>
            <text:p>Distributed Computing Infrastructure</text:p>
            <text:p>Databases</text:p>
            <text:p>Learn the functions and purposes of databases in IT applications as well as the role and importance of SQL as a database manipulation, definition and control language.</text:p>
            <text:p>SQL Programming with consideration of Big Data</text:p>
            <text:p>Programming – C# Suite</text:p>
            <text:p>Build the foundation for programming which is an essential skill for the designing and developing of system of records.</text:p>
            <text:p>Fundamentals of Programming using C#</text:p>
            <text:p>Object Oriented Programming using C#</text:p>
            <text:p>User Interface Development with Visual Studio.NET and C#</text:p>
            <text:p>Developing Enterprise Systems with .NET Framework</text:p>
            <text:p>Designing Internet application using ASP.NET</text:p>
            <text:p>Crafting the mobile-friendly user interface tailored for Internet platform</text:p>
            <text:p>Internet programming with Microsoft .NET Framework</text:p>
            <text:p>Programming - Java Suite</text:p>
            <text:p>Introducing Web development using Java as the vehicle with consideration of data analytics which a characteristic of system of engagement.<text:s/></text:p>
            <text:p>Java Programming</text:p>
            <text:p>Web application design using Java</text:p>
            <text:p>Synchronous and asynchronous web stack using SpringBoot</text:p>
            <text:p>Client side programming using React.js</text:p>
            <text:p>Big data analytics using Sprint Cloud Data Flow.</text:p>
            <text:p>Programming - Python Suite</text:p>
            <text:p>Introducing system of insights using Python programming as the vehicle with consideration machine learning.<text:s/></text:p>
            <text:p>Python programming</text:p>
            <text:p>Integrating and using machine learning in system of insights</text:p>
            <text:p>Full stack Solution Development</text:p>
            <text:p>Understand the development of web application using open source platform.</text:p>
            <text:p>Programming with JAVAScript, AngularJS and NodeJS</text:p>
            <text:p>Internet Application Development</text:p>
            <text:p>Perform web application development using ASP.NET development platform.</text:p>
            <text:p>Designing Internet application</text:p>
            <text:p>Crafting the mobile-friendly user interface tailored for Internet platform</text:p>
            <text:p>Internet programming with Microsoft .NET Framework</text:p>
            <text:p>Project Management</text:p>
            <text:p>Learn the various types of IT professions and the organisation structure of a typical company’s IT department. Concepts from agile to DevOps to continuous delivery will also be introduced.</text:p>
            <text:p>Roles and Responsibilities</text:p>
            <text:p>Project Planning and Control</text:p>
            <text:p>Change Management and Control</text:p>
            <text:p>Mobile Solution Development</text:p>
            <text:p>Grasp mobile application development using HTML5 for Mobile Web and Android for Native App.</text:p>
            <text:p>Designing mobile applications</text:p>
            <text:p>Crafting the mobile user interface</text:p>
            <text:p>Programming on HTML5 programming for Mobile Web and Android programming for Native App</text:p>
          </table:table-cell>
          <table:table-cell office:value-type="string" table:style-name="ce2">
            <text:p>Projects &amp; Internships</text:p>
            <text:p>Projects and internships provide opportunities for students to put into practice what you have learnt in the classroom, making your ideas come to life in the real-world.</text:p>
            <text:p>Our projects span across the latest technology in IT</text:p>
            <text:p>Project</text:p>
            <text:p>Learning Outcomes</text:p>
            <text:p>Object Oriented Application Project</text:p>
            <text:p>You will acquire hands-on experience in developing an extensively analysed and designed Object Oriented IT solution following the completion of the Application Development Life Cycle module.</text:p>
            <text:p>Apply knowledge of Object Oriented programming language (C# or Java) to code and deliver these well-defined design specifications</text:p>
            <text:p>Internet Project using ASP.NET and Web Services</text:p>
            <text:p>In this project, you will design and build a virtual shopping cart application using the e-Commerce Application Life Cycle and the Internet programming techniques taught.</text:p>
            <text:p>Apply user interface design technique for both Internet and mobile platforms</text:p>
            <text:p>Apply Internet and mobile-web programming techniques to design and build a mobile-friendly and effective web application</text:p>
            <text:p>Web Project with J2EE</text:p>
            <text:p>Students are to develop a J2EE-based system that meets all required functionalities and caters for error handling; a mobile solution on Android platform to access useful subset of the system functionality.</text:p>
            <text:p>Apply knowledge gained from Java Programming, Advanced Java and Building Enterprise Application using J2EE modules and Android programming</text:p>
            <text:p>Application Development Project</text:p>
            <text:p>This project simulates a real-life IT working environment and have students test your strengths in working closely as a project team.</text:p>
            <text:p>Apply the project management, analysis, design, business communications and programming skills learnt<text:s/></text:p>
            <text:p>Capture requirements through user interviews based on the Project Objective Document (User Requirement Statement)</text:p>
            <text:p>Produce a feasible design; code, test and implement solution on a distributed platform</text:p>
            <text:p>Internship Project</text:p>
            <text:p>During your 5-month internship, you will develop the versatility and flexibility to handle the unpredictable challenges of user requirements, project schedules and end product expectations of any real-life project.</text:p>
            <text:p>Adapt quickly to new working cultures</text:p>
            <text:p>Pick up new technical skills and domain knowledge where required</text:p>
            <text:p>Propose feasible IT solutions, develop it, and deliver them to the satisfaction of users</text:p>
            <text:p>5-month Internship</text:p>
            <text:p>The 5-month internship is a crucial and prized component of the GDipSA programme. Here, students are assigned to companies to work in real-life settings. Students develop the versatility and flexibility to handle the unpredictable challenges of user requirements, project schedules and end-product expectations of any real-life project. They will learn to adapt quickly to new working cultures, pick up new technical skills and domain knowledge where required, and propose feasible IT solutions, develop and deliver them to the satisfaction of users.</text:p>
            <text:p>Past internship companies our students have worked in include Accenture, Integrated Health Information Systems (IHiS), StarHub, OCBC Bank, IBM and more.</text:p>
            <text:p>Read more on Internship &amp; Placements</text:p>
          </table:table-cell>
          <table:table-cell office:value-type="string" table:style-name="ce2">
            <text:p>Timetable &amp; Exams<text:s/></text:p>
            <text:p>February Intake Timetable &amp; Exams<text:s/></text:p>
            <text:p>August Intake Timetable &amp; Exams</text:p>
            <text:p>To be awarded the Graduate Diploma in Systems Analysis, students are required to:</text:p>
            <text:p>Fulfil the minimum attendance rate</text:p>
            <text:p>Complete all continuous assessments</text:p>
            <text:p>Pass all exam papers</text:p>
            <text:p>Attain the minimum Cumulative Grade Point</text:p>
            <text:p>Complete the Industrial Attachment satisfactorily</text:p>
            <text:p>For the past three intakes, our passing rate has been on an average of 91%.</text:p>
          </table:table-cell>
          <table:table-cell office:value-type="string" table:style-name="ce2">
            <text:p>Admission &amp; Application<text:s/></text:p>
            <text:p>Applicants must possess the following pre-requisites:</text:p>
            <text:p>Bachelor's degree from a recognised university</text:p>
            <text:p>Proficiency in the English Language (written and spoken)*</text:p>
            <text:p>Some work experience preferred</text:p>
            <text:p>(*) English Language Proficiency</text:p>
            <text:p>Applicants who graduated from universities where English is not the medium of instruction should submit TOEFL (Test of English as a Foreign Language) or IELTS (International English Language Testing System) score as evidence of their proficiency in the English language.</text:p>
            <text:p>TOEFL : Paper-based test (580)</text:p>
            <text:p>: Computer-based test (237)<text:s/></text:p>
            <text:p>: Internet-based test (85)</text:p>
            <text:p>IELTS : Result of 6.0</text:p>
            <text:p>Note: Institution code of NUS-ISS for TOEFL is 2432</text:p>
            <text:p>TOEFL and IELTS are only valid for five years after the test and the validity should not expire before the beginning of the application period for the coursework programme.</text:p>
            <text:p>All applicants are required to take an aptitude test. Shortlisted applicants will also need to attend an interview. Foreigners are welcome to apply.</text:p>
            <text:p>How to Apply</text:p>
            <text:p>All applicants are required to apply online for our graduate coursework programme. Please note that you will be redirected directly to NUS Online Application System.</text:p>
            <text:p>Step 1: You can refer to our detailed step-by-step guide on how to complete the online application.</text:p>
            <text:p>Step 2: It will take you about 30 minutes or more to complete your application. You will need the softcopies of the supporting documents for your online application. Click here for the supporting documents to be uploaded and additional information required.</text:p>
            <text:p>Step 3: You can proceed to apply online. Remember to upload all the required supporting documents under the “Documents Upload” section before you do the online submission. You can refer to our FAQ.</text:p>
            <text:p>Step 4: Please ensure you submit your online application(s) and make online payment for the application fee (non-refundable) of S$50.00 per application (inclusive of prevailing GST).</text:p>
            <text:p>Important:<text:s/></text:p>
            <text:p>Applications that are incomplete, including missing supporting document(s), will not be processed.</text:p>
            <text:p>Applicants who are found to have given inaccurate or false information will be required to withdraw from the programme.</text:p>
            <text:p>All payments for application fee are non-refundable</text:p>
            <text:p>Please note that the University has not engaged any external agencies to undertake student recruitment on its behalf.Candidates interested in our graduate programmes are advised to apply directly to the University and not through any agents.Candidates who apply through agents will not have any added advantage in gaining admission and the University reserves the right to reject such applications without giving reasons.</text:p>
          </table:table-cell>
          <table:table-cell office:value-type="string" table:style-name="ce2">
            <text:p>Career Pathways<text:s/></text:p>
            <text:p>Find your fit with new opened doors</text:p>
            <text:p>There is opportunity in Singapore for most areas of IT. What you learn in terms of IT skills is not as important as what you do with it. It is the attitude and the ability to learn from mistakes, and to contribute back to the company that you work for that is likely to make more of a difference than specific IT skills.</text:p>
            <text:p>There are two main paths for advancement in IT - either technical or management. Technical means you continue to deepen your technical area in a domain (such as system architecture, or software engineering, etc.) and you become an expert in those areas. The other is management, where you can focus on project management, outsourcing, etc.</text:p>
            <text:p>Our internship companies often tell us that if we can give them good students as interns, it is very likely they will get a job offer at the end of the internship.</text:p>
            <text:p>Upon graduation, you will be trained IT specialists and leaders in real-world operating environments, equipped with invaluable problem solving, solutioning, and critical thinking skills. This would make you highly sought-after candidates of dynamic and successful multi-national corporations and institutions.</text:p>
            <text:p>Career Prospects</text:p>
            <text:p>Chief Information Officer</text:p>
            <text:p>IT Department Director</text:p>
            <text:p>IT Architect</text:p>
            <text:p>Project Manager</text:p>
            <text:p>IT Consultant</text:p>
            <text:p>Systems Designer</text:p>
            <text:p>Systems Programmer</text:p>
            <text:p>Systems Analyst</text:p>
            <text:p>Applications Engineer</text:p>
            <text:p>GDipSA alumni are pursuing their careers at these global organisations:</text:p>
            <text:p>Accenture</text:p>
            <text:p>Citibank</text:p>
            <text:p>CrimsonLogic</text:p>
            <text:p>Hewlett Packard</text:p>
            <text:p>Inland Revenue Authority of Singapore</text:p>
            <text:p>James Walter Thompson</text:p>
            <text:p>KPMG</text:p>
            <text:p>Microsoft</text:p>
            <text:p>Ministry of Foreign Affairs</text:p>
            <text:p>NCS</text:p>
            <text:p>OCBC Bank</text:p>
            <text:p>Ogilvy &amp; Mather</text:p>
            <text:p>Singapore Telecommunications</text:p>
            <text:p>Sony</text:p>
            <text:p>STATS ChipPAC</text:p>
            <text:p>STMicroelectronics</text:p>
            <text:p>The NUS-ISS Career Services Office helps students to match jobs based on their skills and experience. There will be bi-yearly Career Fairs held for students and graduates to network with employers. However, successful employment will depend on the employers.</text:p>
            <text:p>The average starting salary of an IT professional depends on the degree and your previous working experience. For fresh graduates with no work experience, the starting salary ranges from S$3,600 to S$3,800. Graduates with more than 3 years of work experience can expect a starting pay of S$4,000 and above.</text:p>
            <text:p>The most important skill is to get the job done and be persistent. You need to be broad-based and the technology does not matter.</text:p>
            <text:p>You can get some salary benchmarks from these sites:</text:p>
            <text:p>Salary.sg</text:p>
            <text:p>Hays.com Salary Guide</text:p>
            <text:p>Kelly Services Salary Guide</text:p>
          </table:table-cell>
          <table:table-cell table:number-columns-repeated="16358" table:style-name="ce1"/>
        </table:table-row>
        <table:table-row table:style-name="ro1">
          <table:table-cell office:value-type="float" office:value="167" table:style-name="ce1">
            <text:p>167</text:p>
          </table:table-cell>
          <table:table-cell office:value-type="string" table:style-name="ce1">
            <text:p>https://www.iss.nus.edu.sg/graduate-programmes/programme/detail/master-of-technology-in-enterprise-business-analytics</text:p>
          </table:table-cell>
          <table:table-cell office:value-type="string" table:style-name="ce1">
            <text:p>Master of Technology in Enterprise Business Analytics</text:p>
          </table:table-cell>
          <table:table-cell table:number-columns-repeated="6" table:style-name="ce1"/>
          <table:table-cell office:value-type="string" table:style-name="ce2">
            <text:p>Overview<text:s/></text:p>
            <text:p>Next Intake</text:p>
            <text:p>Jan 2020 (Part-time)</text:p>
            <text:p>Duration</text:p>
            <text:p>Full-time 1 year (2 semesters)Part-time 2 years (4 semesters)</text:p>
            <text:p>Application Deadline</text:p>
            <text:p>15 September 2019 (Application starts on 1 June 2019)<text:s/></text:p>
            <text:p>Download Brochure</text:p>
            <text:p>English</text:p>
            <text:p>Info-session</text:p>
            <text:p>Click here for dates</text:p>
            <text:p>The NUS Master of Technology in Enterprise Business Analytics programme (MTech EBAC) is specifically designed to meet the industry demand for data scientists who can help organisations achieve improved business outcomes through data insights. It is best suited for professionals seeking to focus on the following - methodical data exploration and visualisation, diagnostic analytics, predictive modelling using statistical and machine learning techniques, text analytics, recommender systems, and big data engineering, etc.</text:p>
            <text:p>The MTech EBAC programme prepares students for specialist, expert and leadership roles in enterprise business analytics to create business value through strategic use of data, analytics, models and frontline tools.</text:p>
            <text:p>By contributing to more effective utilisation and management of data analytics, you can help your enterprise to focus on big decisions so that they gain better predictive ability that can translate to higher profits. Helping enterprises to build better and more effective models will lead to improved outcomes such as more attractive pricing, higher levels of customer care, better market segmentation, and highly-efficient inventory management and finally profit maximization.</text:p>
            <text:p>Recognition:</text:p>
            <text:p>Top student is awarded the IBM Medal and Book Prize</text:p>
            <text:p>Best Project Prize</text:p>
            <text:p>Graduates of the programme will be capable of undertaking tasks such as:</text:p>
            <text:p>Discovering insights from data</text:p>
            <text:p>Applying concepts and techniques to solve major business problems</text:p>
            <text:p>Designing and customizing marketing campaigns through efficient targeting</text:p>
            <text:p>Analysing sales channels</text:p>
            <text:p>Optimising the marketing mix of their organisations</text:p>
            <text:p>Improving decision-making to increase returns on investments for their organisations</text:p>
            <text:p>Predicting the future profitability of their organisations</text:p>
            <text:p>Automate production fault detection in manufacturing using predictive modelling</text:p>
            <text:p>Learning outcomes:</text:p>
            <text:p>Help enterprises move towards a stronger emphasis on computer tools and statistical and machine learning techniques to develop high-performance analytics capability</text:p>
            <text:p>Translate massive and complex unstructured data (e.g.: text) into insights</text:p>
            <text:p>Produce predictive models to solve a broad range of problems across various business functions and units</text:p>
            <text:p>Contribute to the development of more effective business strategies and plans for sustainable growth and competitive advantage</text:p>
          </table:table-cell>
          <table:table-cell table:number-columns-repeated="4" table:style-name="ce1"/>
          <table:table-cell office:value-type="string" table:style-name="ce2">
            <text:p>Fees &amp; Fundings<text:s/></text:p>
            <text:p>Full-time</text:p>
            <text:p>Singaporeans &amp; Singapore Permanent Residents</text:p>
            <text:p>(aged 21 years and above)</text:p>
            <text:p>Semester 1</text:p>
            <text:p>S$11,209.32 or S$11,767.86</text:p>
            <text:p>Semester 2</text:p>
            <text:p>S$8,741.90 or S$9,608.60</text:p>
            <text:p>$250.95 - Miscellaneous Fee per Semester</text:p>
            <text:p>Total Fee (range)</text:p>
            <text:p>S$19,951.22 to S$21,376.46</text:p>
            <text:p>Singaporeans, Singapore Permanent Residents (without subsidies) &amp; International Students</text:p>
            <text:p>Semester 1</text:p>
            <text:p>S$35,866.40 or S$37,728.20</text:p>
            <text:p>Semester 2</text:p>
            <text:p>S$16,157.00 or S$19,046.00</text:p>
            <text:p>$250.95 - Miscellaneous Fee per Semester</text:p>
            <text:p>Total Fee (range)</text:p>
            <text:p>S$52,023.40 to S$56,774.20</text:p>
            <text:p>Part-time</text:p>
            <text:p>Singaporeans &amp; Singapore Permanent Residents</text:p>
            <text:p>(aged 21 years and above)</text:p>
            <text:p>Semester 1</text:p>
            <text:p>S$3,700.06</text:p>
            <text:p>Semester 2</text:p>
            <text:p>S$4,675.90</text:p>
            <text:p>Semester 3</text:p>
            <text:p>S$2,833.36 or S$3,391.90</text:p>
            <text:p>+ S$5,350.00</text:p>
            <text:p>Semester 4</text:p>
            <text:p>S$4,258.60 or S$3,391.90</text:p>
            <text:p>$132.90 - Miscellaneous Fee per Semester</text:p>
            <text:p>Total Fee (range)</text:p>
            <text:p>S$19,951.22 to S$21,376.46</text:p>
            <text:p>Singaporeans, Singapore Permanent Residents (without subsidies) &amp; International Students</text:p>
            <text:p>Semester 1</text:p>
            <text:p>S$11,834.20</text:p>
            <text:p>Semester 2</text:p>
            <text:p>S$15,087.00</text:p>
            <text:p>Semester 3</text:p>
            <text:p>S$8,945.20 or S$10,807.00</text:p>
            <text:p>+ S$5,350.00</text:p>
            <text:p>Semester 4</text:p>
            <text:p>S$13,696.00 or S$10,807.00</text:p>
            <text:p>$132.90 - Miscellaneous Fee per Semester</text:p>
            <text:p>Total Fee (range)</text:p>
            <text:p>S$52,023.40 to S$56,774.20</text:p>
            <text:p>The fees below are for the Academic Year 2019 / 2020.</text:p>
            <text:p>Full-time Fees</text:p>
            <text:p>Fees for Singaporeans/Singapore Permanent Residents (aged 21 years and above)</text:p>
            <text:p>Semester</text:p>
            <text:p>Graduate Certificate</text:p>
            <text:p>Fees</text:p>
            <text:p>1</text:p>
            <text:p>Management of Business Analytics Project</text:p>
            <text:p>Business Analytics Practice</text:p>
            <text:p>S$3,700.06</text:p>
            <text:p>S$4,675.90</text:p>
            <text:p>1</text:p>
            <text:p>Customer Analytics</text:p>
            <text:p>or</text:p>
            <text:p>Big Data Engineering &amp; Web Analytics</text:p>
            <text:p>S$2,833.36</text:p>
            <text:p>or</text:p>
            <text:p>S$3,391.90</text:p>
            <text:p>Semester 1 Fees = S$8,375.96 + Selection</text:p>
            <text:p>2</text:p>
            <text:p>Practical Language Processing</text:p>
            <text:p>or</text:p>
            <text:p>Specialised Predictive Modelling &amp; Forecasting</text:p>
            <text:p>S$4,258.60</text:p>
            <text:p>or</text:p>
            <text:p>S$3,391.90</text:p>
            <text:p>2</text:p>
            <text:p>Capstone Project</text:p>
            <text:p>S$5,350.00</text:p>
            <text:p>Semester 2 Fees = Selection + Capstone Project</text:p>
            <text:p>Singaporeans, Singapore Permanent Residents (without subsidies) &amp; International Students</text:p>
            <text:p>Semester</text:p>
            <text:p>Graduate Certificate</text:p>
            <text:p>Fees</text:p>
            <text:p>1</text:p>
            <text:p>Management of Business Analytics Project</text:p>
            <text:p>Business Analytics Practice</text:p>
            <text:p>S$11,834.20</text:p>
            <text:p>S$15,087.00</text:p>
            <text:p>1</text:p>
            <text:p>Customer Analytics</text:p>
            <text:p>or</text:p>
            <text:p>Big Data Engineering &amp; Web Analytics</text:p>
            <text:p>S$8,945.20</text:p>
            <text:p>or</text:p>
            <text:p>S$10,807.00</text:p>
            <text:p>Semester 1 Fees = S$26,921.10 + Selection</text:p>
            <text:p>2</text:p>
            <text:p>Practical Language Processing</text:p>
            <text:p>or</text:p>
            <text:p>Specialised Predictive Modelling &amp; Forecasting</text:p>
            <text:p>S$13,696.00</text:p>
            <text:p>or</text:p>
            <text:p>S$10,807.00</text:p>
            <text:p>2</text:p>
            <text:p>Capstone Project</text:p>
            <text:p>S$5,350.00</text:p>
            <text:p>Semester 2 Fees = Selection + Capstone Project</text:p>
            <text:p>Part-time Fees</text:p>
            <text:p>Fees for Singaporeans/Singapore Permanent Residents (aged 21 years and above)</text:p>
            <text:p>Semester</text:p>
            <text:p>Graduate Certificate</text:p>
            <text:p>Fees</text:p>
            <text:p>1</text:p>
            <text:p>Management of Business Analytics Project</text:p>
            <text:p>S$3,700.06</text:p>
            <text:p>2</text:p>
            <text:p>Business Analytics Practice</text:p>
            <text:p>S$4,675.90</text:p>
            <text:p>3</text:p>
            <text:p>Capstone Project</text:p>
            <text:p>S$5,350.00</text:p>
            <text:p>3</text:p>
            <text:p>Customer Analytics</text:p>
            <text:p>or</text:p>
            <text:p>Big Data Engineering &amp; Web Analytics</text:p>
            <text:p>S$2,833.36</text:p>
            <text:p>or</text:p>
            <text:p>S$3,391.90</text:p>
            <text:p>4</text:p>
            <text:p>Practical Language Processing</text:p>
            <text:p>or</text:p>
            <text:p>Specialised Predictive Modelling &amp; Forecasting</text:p>
            <text:p>S$4,258.60</text:p>
            <text:p>or</text:p>
            <text:p>S$3,391.90</text:p>
            <text:p>Singaporeans, Singapore Permanent Residents (without subsidies) &amp; International Students</text:p>
            <text:p>Semester</text:p>
            <text:p>Graduate Certificate</text:p>
            <text:p>Fees</text:p>
            <text:p>1</text:p>
            <text:p>Management of Business Analytics Project</text:p>
            <text:p>S$11,834.20</text:p>
            <text:p>2</text:p>
            <text:p>Business Analytics Practice</text:p>
            <text:p>S$15,087.00</text:p>
            <text:p>3</text:p>
            <text:p>Capstone Project</text:p>
            <text:p>S$5,350.00</text:p>
            <text:p>3</text:p>
            <text:p>Customer Analytics</text:p>
            <text:p>or</text:p>
            <text:p>Big Data Engineering &amp; Web Analytics</text:p>
            <text:p>S$8,945.20</text:p>
            <text:p>or</text:p>
            <text:p>S$10,807.00</text:p>
            <text:p>4</text:p>
            <text:p>Practical Language Processing</text:p>
            <text:p>or</text:p>
            <text:p>Specialised Predictive Modelling &amp; Forecasting</text:p>
            <text:p>S$13,696.00</text:p>
            <text:p>or</text:p>
            <text:p>S$10,807.00</text:p>
            <text:p>Adjustments will be made for course modules or certificates already taken</text:p>
            <text:p>Other certificate combinations may be possible by attending both Saturday and Weekday classes, and/or by extending study period</text:p>
            <text:p>All graduate certificate fees include charges for Practice Module</text:p>
            <text:p>Fees are correct at time of posting and are subjected to changes without prior notice. The University reserves the right to alter the fees at any time. Fees for subsequent years are under review.</text:p>
            <text:p>What Do Miscellaneous Fees Cover?</text:p>
            <text:p>Miscellaneous fees are typically levied on items that are either not covered or partially covered by tuition fee and grant/subsidy. All students, whether registered on a full-time or part-time basis, are charged the mandatory miscellaneous fees. These are due at the same time as the tuition fees. These fees help defray the costs of student activity, health services and insurance, campus shuttle service and other services.</text:p>
            <text:p>Any queries about fees and payment, please contact us at issfinance@nus.edu.sg.</text:p>
          </table:table-cell>
          <table:table-cell table:number-columns-repeated="6" table:style-name="ce1"/>
          <table:table-cell office:value-type="string" table:style-name="ce2">
            <text:p>Modules<text:s/></text:p>
            <text:p>MTech EBAC candidates must successfully complete the following course components to be awarded the degree:</text:p>
            <text:p>Fundamental - Complete two Mandatory Topics</text:p>
            <text:p>Specialist - Complete any two of four Topics</text:p>
            <text:p>Fundamental Analytics Areas</text:p>
            <text:p>Analytics Project Management and Delivery</text:p>
            <text:p>Students will be equipped with practice-oriented data analytics skills and knowledge in managing analytics project. Participants will be equipped with essential skillsets to understand analytics processes and best practices, to manage data and resources, to uphold data governance, to understand structure of analytics solution, to perform data visualisation, to present insights via compelling data storytelling, and to ensure successful implementation of analytics project.<text:s/></text:p>
            <text:p>Courses:</text:p>
            <text:p>Data Analytics Process and Best Practices</text:p>
            <text:p>Data Storytelling</text:p>
            <text:p>Data Governance &amp; Protection</text:p>
            <text:p>Managing Business Analytics Projects</text:p>
            <text:p>Core Analytics Techniques</text:p>
            <text:p>Students will learn the foundation skills to understand, design and solve analytics problems in the industry involving structured and unstructured data. It is a course which prepares the participants to embark upon the journey to become a data scientist in due course.</text:p>
            <text:p>Courses:</text:p>
            <text:p>(Data Analytics Process and Best Practices)</text:p>
            <text:p>Statistics Bootcamp</text:p>
            <text:p>Predictive Analytics – Insights of Trends and Irregularities</text:p>
            <text:p>Text Analytics</text:p>
            <text:p>Recommender Systems</text:p>
            <text:p>Specialist Analytics Areas</text:p>
            <text:p>Customer Analytics</text:p>
            <text:p>Students will be equipped with the skills to manage the customer data and build analytics solutions for customer relationship management. The course will enable them to apply techniques for targeted customer marketing, to reduce churn, increase customer satisfaction and loyalty and increase profitability.</text:p>
            <text:p>Courses:</text:p>
            <text:p>Customer Analytics</text:p>
            <text:p>Advanced Customer Analytics</text:p>
            <text:p>Campaign Analytics</text:p>
            <text:p>Big Data Processing</text:p>
            <text:p>Students will learn various aspects of data engineering while building resilient distributed datasets. Participants will learn to apply key practices, identify multiple data sources appraised against their business value, design the right storage, and implement proper access model(s). Finally, participants will build a scalable data pipeline solution composed of pluggable component architecture, based on the combination of requirements in a vendor/technology agnostic manner. Participants will familiarize themselves on working with Spark platform along with additional focus on query and streaming libraries.</text:p>
            <text:p>Courses:</text:p>
            <text:p>Feature Engineering &amp; Analytics using IoT Data</text:p>
            <text:p>Graph &amp; Web Mining</text:p>
            <text:p>Big Data Engineering</text:p>
            <text:p>Practical Language Processing</text:p>
            <text:p>Students will be taught advanced skills in practical language processing. This includes fundamental text processing, text analytics, deep learning techniques and their application in sentiment mining and chatbots development.</text:p>
            <text:p>Courses:</text:p>
            <text:p>Text Analytics</text:p>
            <text:p>New Media and Sentiment Mining</text:p>
            <text:p>Text Processing using Machine Learning</text:p>
            <text:p>Conversational Interfaces</text:p>
            <text:p>Advanced Predictive Modelling Techniques</text:p>
            <text:p>Students will be taught the advanced concepts of predictive modeling and Time Series Forecasting and their application in few special areas like Health Care &amp; Service Industry in addition to other domains like Public Services, IT Services, Finance, Airlines, Logistics, Transport, Hotel &amp; Tourism Industries. The topics include GLM, ARIMA &amp; SARIMA, Transfer Functions, Survival Analysis, Image Analysis for Health Care, Management of Health &amp; Medical Data, Service Quality Frame Work, Service Process Improvement Techniques etc.</text:p>
            <text:p>Courses:</text:p>
            <text:p>Service Analytics</text:p>
            <text:p>Generalized Predictive Modeling &amp; Forecasting</text:p>
            <text:p>Health Analytics</text:p>
            <text:p>Learning Journey</text:p>
            <text:p/>
            <text:p>Analytics Project Management and Delivery</text:p>
            <text:p>Data Analytics Process and Best Practices</text:p>
            <text:p>Data Story Telling</text:p>
            <text:p>Data Governance &amp; Protection</text:p>
            <text:p>Managing Business Analytics Projects</text:p>
            <text:p>Graduate Certificate in Management of Business Analytics Project</text:p>
            <text:p>Core Analytics Techniques</text:p>
            <text:p>Statistics Bootcamp</text:p>
            <text:p>Predictive Analytics – Insights of Trends and Irregularities</text:p>
            <text:p>Text Analytics</text:p>
            <text:p>Recommender Systems</text:p>
            <text:p>Graduate Certificate in Business Analytics Practice</text:p>
            <text:p>Customer Analytics</text:p>
            <text:p>Customer Analytics</text:p>
            <text:p>Advanced Customer Analytics</text:p>
            <text:p>Campaign Analytics</text:p>
            <text:p>Graduate Certificate in Customer Analytics</text:p>
            <text:p>Big Data Processing</text:p>
            <text:p>Feature Engineering &amp; Analytics using IOT Data</text:p>
            <text:p>Graph &amp; Web Mining</text:p>
            <text:p>Big Data Engineering for Analytics</text:p>
            <text:p>Graduate Certificate in Big Data Engineering &amp; Web Analytics</text:p>
            <text:p>Practical Language Processing</text:p>
            <text:p>Text Analytics</text:p>
            <text:p>New Media and Sentiment Mining</text:p>
            <text:p>Text Processing using Machine Learning</text:p>
            <text:p>Conversational Interfaces</text:p>
            <text:p>Graduate Certificate in Practical Language Processing</text:p>
            <text:p>Advanced Predictive Modelling Techniques</text:p>
            <text:p>Service Analytics</text:p>
            <text:p>Generalized Predictive Modeling &amp; Forecasting</text:p>
            <text:p>Health Analytics</text:p>
            <text:p>Graduate Certificate in Specialised Predictive Modelling &amp; Forecasting</text:p>
          </table:table-cell>
          <table:table-cell table:style-name="ce1"/>
          <table:table-cell office:value-type="string" table:style-name="ce2">
            <text:p>Timetable &amp; Exams<text:s/></text:p>
            <text:p>Timetable &amp; Exams for Full-time Students</text:p>
            <text:p>Year</text:p>
            <text:p>Curriculum</text:p>
            <text:p>Assessment</text:p>
            <text:p>Year 1</text:p>
            <text:p>Semester 1</text:p>
            <text:p>(Jul-Nov)</text:p>
            <text:p>BA5001 : Management of Business Analytics Project (compulsory)</text:p>
            <text:p>Data Analytics Process and Best Practice<text:s/></text:p>
            <text:p>Data Storytelling<text:s/></text:p>
            <text:p>Data Governance &amp; Protection<text:s/></text:p>
            <text:p>Managing Business Analytics Projects<text:s/></text:p>
            <text:p>BA5002 : Business Analytics Practice (compulsory)</text:p>
            <text:p>Statistics Bootcamp<text:s/></text:p>
            <text:p>Predictive Analytics - Insights of Trends and Irregularities<text:s/></text:p>
            <text:p>Text Analytics<text:s/></text:p>
            <text:p>Recommender Systems</text:p>
            <text:p>- Continuous assessments</text:p>
            <text:p>- Open book written exams</text:p>
            <text:p>Choose ONE</text:p>
            <text:p>BA5003 : Customer Analytics</text:p>
            <text:p>Customer Analytics<text:s/></text:p>
            <text:p>Advanced Customer Analytics<text:s/></text:p>
            <text:p>Campaign Analytics<text:s/></text:p>
            <text:p>BA5006 : Big Data Engineering and Web Analytics</text:p>
            <text:p>Feature Engineering &amp; Analytics with IOT Data<text:s/></text:p>
            <text:p>Graph &amp; Web Mining</text:p>
            <text:p>Big Data Engineering for Analytics</text:p>
            <text:p>Year 1</text:p>
            <text:p>(Nov-May)<text:s/></text:p>
            <text:p>Team-based Internship or Off-site Project (Nov – May)</text:p>
            <text:p>Hands-on project with external organisation</text:p>
            <text:p>- Project, presentation &amp; report (100%)</text:p>
            <text:p>Year 1</text:p>
            <text:p>Semester 2</text:p>
            <text:p>(Jan-May)<text:s/></text:p>
            <text:p>Choose ONE</text:p>
            <text:p>- Continuous assessments (30 – 50%)</text:p>
            <text:p>- Open book written exams (50 – 70%)</text:p>
            <text:p>BA5005 : Specialized Predictive Modeling and Forecasting</text:p>
            <text:p>Service Analytics</text:p>
            <text:p>Generalized Predictive Modeling &amp; Forecasting</text:p>
            <text:p>Health Analytics</text:p>
            <text:p>BA5004 Practical Language Processing</text:p>
            <text:p>New Media and Sentiment Mining</text:p>
            <text:p>Text Processing Using Machine Learning<text:s/></text:p>
            <text:p>Timetable &amp; Exams for Part-time Students</text:p>
            <text:p>Year</text:p>
            <text:p>Curriculum</text:p>
            <text:p>Assessment</text:p>
            <text:p>Year 1</text:p>
            <text:p>Semester 1</text:p>
            <text:p>(Jan-May)</text:p>
            <text:p>BA5001 : Management of Business Analytics Project (compulsory)</text:p>
            <text:p>Data Analytics Process and Best Practice<text:s/></text:p>
            <text:p>Data Storytelling<text:s/></text:p>
            <text:p>Data Governance &amp; Protection<text:s/></text:p>
            <text:p>Managing Business Analytics Projects</text:p>
            <text:p>- Continuous assessments</text:p>
            <text:p>- Open book written exams</text:p>
            <text:p>Year 1</text:p>
            <text:p>Semester 2</text:p>
            <text:p>(Jun-Nov)<text:s/></text:p>
            <text:p>BA5002 : Business Analytics Practice (compulsory)</text:p>
            <text:p>Statistics Boot-camp<text:s/></text:p>
            <text:p>Predictive Analytics - Insights of Trends and Irregularities<text:s/></text:p>
            <text:p>Text Analytics<text:s/></text:p>
            <text:p>Recommender Systems<text:s/></text:p>
            <text:p>- Continuous assessments (30 – 50%)</text:p>
            <text:p>- Open book written exams (50 – 70%)</text:p>
            <text:p>Year 2</text:p>
            <text:p>Semester 1</text:p>
            <text:p>(Jan-May)<text:s/></text:p>
            <text:p>Choose ONE</text:p>
            <text:p>- Continuous assessments (30 – 50%)</text:p>
            <text:p>- Open book written exams (50 – 70%)</text:p>
            <text:p>BA5003 : Customer Analytics</text:p>
            <text:p>Customer Analytics<text:s/></text:p>
            <text:p>Advanced Customer Analytics<text:s/></text:p>
            <text:p>Campaign Analytics<text:s/></text:p>
            <text:p>BA5006 : Big Data Engineering and Web Analytics</text:p>
            <text:p>Feature Engineering &amp; Analytics with IOT Data<text:s/></text:p>
            <text:p>Graph &amp; Web Mining</text:p>
            <text:p>Big Data Engineering for Analytics</text:p>
            <text:p>Year 2</text:p>
            <text:p>Semester 2</text:p>
            <text:p>(Jun-Nov)<text:s/></text:p>
            <text:p>Choose ONE</text:p>
            <text:p>- Continuous assessments (30 – 50%)</text:p>
            <text:p>- Open book written exams (50 – 70%)</text:p>
            <text:p>BA5005 : Specialized Predictive Modeling and Forecasting</text:p>
            <text:p>Service Analytics</text:p>
            <text:p>Generalized Predictive Modeling &amp; Forecasting</text:p>
            <text:p>Health Analytics</text:p>
            <text:p>BA5004 Practical Language Processing</text:p>
            <text:p>New Media and Sentiment Mining</text:p>
            <text:p>Text Processing Using Machine Learning</text:p>
            <text:p>Year 2</text:p>
            <text:p>Team-based Internship or Off-site Project<text:s/></text:p>
            <text:p>Hands-on project with external organisation<text:s/></text:p>
            <text:p>*tbc</text:p>
            <text:p>- Project, presentation &amp; report (100%)</text:p>
            <text:p>Students are evaluated through a combination of course work, project work and examinations. All students are required to complete a three-hour examination for each fundamental and specialist module taken.</text:p>
          </table:table-cell>
          <table:table-cell office:value-type="string" table:style-name="ce2">
            <text:p>Admission &amp; Application<text:s/></text:p>
            <text:p>Applicants must possess the following pre-requisites:</text:p>
            <text:p>Bachelor's degree preferably in Mathematics, Statistics, Econometrics, Management Science, Operational Research, Science or Engineering and a grade point average of at least B</text:p>
            <text:p>Proficiency in the English Language (written and spoken)*</text:p>
            <text:p>Have passed an entrance test</text:p>
            <text:p>NUS-ISS may, at its discretion, accept GRE general test in lieu of NUS-ISS entrance test in genuine cases e.g. a candidate lives in a country where NUS-ISS does not administer entrance tests or candidate had valid reasons that prevented him/her from attending the NUS-ISS entrance test when it was administered</text:p>
            <text:p>A sample of the entrance test can be found here</text:p>
            <text:p>Preferably two years relevant working experience</text:p>
            <text:p>IT, engineering and scientific professionals would make ideal candidates</text:p>
            <text:p>Candidates with highly relevant degrees in Mathematics, Statistics, Econometrics, Management Science, Operational Research or similar, with consistently good academic records may be granted a work experience waiver</text:p>
            <text:p>Have received a favourable assessment at admissions interview conducted by NUS-ISS</text:p>
            <text:p>*English Language Proficiency</text:p>
            <text:p>Applicants who graduated from universities where English is not the medium of instruction should submit TOEFL (Test of English as a Foreign Language) or IELTS (International English Language Testing System) score as evidence of their proficiency in the English language.</text:p>
            <text:p>TOEFL</text:p>
            <text:p>Paper-based test (580)</text:p>
            <text:p>Computer-based test (237)</text:p>
            <text:p>Internet-based test (85)</text:p>
            <text:p>IELTS</text:p>
            <text:p>Result of 6.0</text:p>
            <text:p>Institution code of NUS-ISS for TOEFL is 2432</text:p>
            <text:p>TOEFL and IELTS are only valid for five years after the test and the validity should not expire before the beginning of the application period for the coursework programme.<text:s/></text:p>
            <text:p>How to Apply</text:p>
            <text:p>All applicants are required to submit an online application for our graduate coursework programme (through-train).<text:s/></text:p>
            <text:p>Step 1: You can refer to our detailed step-by-step guide on how to complete the online application.</text:p>
            <text:p>Step 2: It will take you about 30 minutes or more to complete your application. You will need the softcopies of the supporting documents for your online application. Click here for the supporting documents to be uploaded and additional information required.</text:p>
            <text:p>Step 3: You can proceed to apply online. Remember to upload all the required supporting documents under the “Documents Upload” section before you do the online submission. You can refer to our FAQ.</text:p>
            <text:p>Step 4: Please ensure you submit your online application(s) and make online payment for the application fee (non-refundable) of S$50.00 per application (inclusive of prevailing GST).</text:p>
            <text:p>Important:<text:s/></text:p>
            <text:p>Applications that are incomplete, including missing supporting document(s), will not be processed.</text:p>
            <text:p>Applicants who are found to have given inaccurate or false information will be required to withdraw from the programme.</text:p>
            <text:p>All payments for application fee are non-refundable.</text:p>
            <text:p>Please note that the University has not engaged any external agencies to undertake student recruitment on its behalf.Candidates interested in our graduate programmes are advised to apply directly to the University and not through any agents.Candidates who apply through agents will not have any added advantage in gaining admission and the University reserves the right to reject such applications without giving reasons.</text:p>
          </table:table-cell>
          <table:table-cell office:value-type="string" table:style-name="ce2">
            <text:p>Career Pathways<text:s/></text:p>
            <text:p>Find your fit with new opened doors</text:p>
            <text:p>There is opportunity in Singapore in almost all industries which are rapidly working towards digital transformation and data analytics sits in the heart of it. What you learn in terms of analytics skills is not as important as what you do with it. It is the attitude and the ability to learn from mistakes, and to contribute back to the company that you work for that is likely to make more of a difference than specific analytics skills.</text:p>
            <text:p>There are two main paths for advancement in analytics - either technical or managerial. Technical means you continue to deepen your technical area in a domain (Finance, Government, Manufacturing, Telecom, Transportation, Technology companies etc.) and you become an expert data scientist in those areas. The other is managerial, where you can focus on designing solutions for clients (internal or external) to achieve their organization goals in the areas of profit maximization, automation or digitization.<text:s/></text:p>
            <text:p>Our internship companies often tell us that if we can give them good students as interns, it is very likely they will get a job offer at the end of the internship.</text:p>
            <text:p>As an MTech EBAC graduate, you will be prepared for specialist, expert and leadership roles in enterprise business analytics to create business value through strategic use of data, visualisation methods, modelling techniques and frontline tools.</text:p>
            <text:p>Career Prospects</text:p>
            <text:p>Business Analytics Manager</text:p>
            <text:p>Data Scientist and Architect</text:p>
            <text:p>Business Analyst</text:p>
            <text:p>Optimisation Strategy Consultant</text:p>
            <text:p>Business Intelligence and Performance Management Consultant</text:p>
            <text:p>Enterprise Intelligence Manager</text:p>
            <text:p>Market Intelligence Analyst</text:p>
            <text:p>CRM Data Analyst</text:p>
            <text:p>Risk Analyst</text:p>
            <text:p>Marketing Analyst</text:p>
            <text:p>Big Data Analyst</text:p>
            <text:p>MTech alumni are pursuing their careers at these global organisations:</text:p>
            <text:p>Accenture</text:p>
            <text:p>Creative Technology</text:p>
            <text:p>DBS Bank</text:p>
            <text:p>Defence Science &amp; Technology Agency<text:s/></text:p>
            <text:p>Deutsche Bank AG</text:p>
            <text:p>Fuji Xerox Asia Pacific</text:p>
            <text:p>HP Singapore</text:p>
            <text:p>IBM Singapore</text:p>
            <text:p>Infocomm Development Authority of Singapore</text:p>
            <text:p>Inland Revenue Authority of Singapore</text:p>
            <text:p>Jurong Port</text:p>
            <text:p>Microsoft</text:p>
            <text:p>Murex</text:p>
            <text:p>NCS</text:p>
            <text:p>NEC Asia Pacific</text:p>
            <text:p>NTUC</text:p>
            <text:p>OCBC Bank</text:p>
            <text:p>Revolution Analytics</text:p>
            <text:p>Singapore Telecommunications<text:s/></text:p>
            <text:p>Standard Chartered Bank</text:p>
            <text:p>Starhub<text:s/></text:p>
            <text:p>ST Electronics</text:p>
            <text:p>Tata Consultancy Services</text:p>
            <text:p>The NUS-ISS Career Services Office helps students to match jobs based on their skills and experience. There will be bi-yearly Career Fairs held for students and graduates to network with employers. However, successful employment will depend on the employers.</text:p>
            <text:p>The average starting salary of an analytics professional depends on the degree and your previous working experience. For fresh graduates with no work experience, the starting salary ranges from S$4,000 to S$4,500. Graduates with more than 3 years of work experience can expect a starting pay of S$6,000 and above.</text:p>
            <text:p>The most important skill is to get the job done and be persistent. You need to be broad-based and the technology does not matter.</text:p>
            <text:p>You can get some salary benchmarks from these sites:</text:p>
            <text:p>Salary.sg</text:p>
            <text:p>Hays.com Salary Guide</text:p>
            <text:p>Kelly Services Salary Guide</text:p>
          </table:table-cell>
          <table:table-cell office:value-type="string" table:style-name="ce2">
            <text:p>Capstone Project &amp; Internships<text:s/></text:p>
            <text:p>A central element of the MTech programme is the project module.<text:s/></text:p>
            <text:p>Student projects for MTech EBAC students will include intense full time engagement of 3 months with companies for full time students. For part-time students the internship engagement will be for 6-12 months. Students are allowed to conduct their project as a team-based internship if desired. The expected commitment for the project is 30 man-days per team member.</text:p>
            <text:p>Objectives</text:p>
            <text:p>Practise new technical skills in a real industry environment</text:p>
            <text:p>Apply tools, methods and techniques learnt</text:p>
            <text:p>Learning outcomes:</text:p>
            <text:p>Apply business analytics methods and techniques to solve identified business problems</text:p>
            <text:p>Plan and execute business analytics projects by understanding business problems, identifying appropriate analytics techniques, and then applying data exploration, model building, testing and validating of results</text:p>
            <text:p>Read more on Internship &amp; Placements</text:p>
          </table:table-cell>
          <table:table-cell table:number-columns-repeated="16357"/>
        </table:table-row>
        <table:table-row table:style-name="ro1">
          <table:table-cell office:value-type="float" office:value="168" table:style-name="ce1">
            <text:p>168</text:p>
          </table:table-cell>
          <table:table-cell office:value-type="string" table:style-name="ce1">
            <text:p>https://www.iss.nus.edu.sg/graduate-programmes/programme/detail/master-of-technology-in-digital-leadership</text:p>
          </table:table-cell>
          <table:table-cell office:value-type="string" table:style-name="ce1">
            <text:p>Master of Technology in Digital Leadership</text:p>
          </table:table-cell>
          <table:table-cell table:number-columns-repeated="6" table:style-name="ce1"/>
          <table:table-cell office:value-type="string" table:style-name="ce2">
            <text:p>Overview<text:s/></text:p>
            <text:p>Next Intake</text:p>
            <text:p>January 2020<text:s/></text:p>
            <text:p>Duration</text:p>
            <text:p>Part-time 2 years (4 semesters)<text:s/></text:p>
            <text:p>Application Deadline</text:p>
            <text:p>30 September 2019</text:p>
            <text:p>Download Brochure</text:p>
            <text:p>Info-session<text:s/></text:p>
            <text:p>1-on-1 session</text:p>
            <text:p>Click here for dates<text:s/></text:p>
            <text:p>Email to isslearn@nus.edu.sg for more details</text:p>
            <text:p>In today’s world, almost every business is a digital business. In every industry, processes are being transformed by the pervasive use of digital technologies and rise of disruptive business models. To compete, businesses need to adapt and transform. Organisations need leaders who can think strategically to harness the digital change that create new opportunities for the business. This digital strategy and leadership programme prepares students to become leaders who can develop and lead strategies to transform their business to thrive in the new digital economy.</text:p>
            <text:p>Learning outcomes:</text:p>
            <text:p>Understand the practice of digital business models</text:p>
            <text:p>Develop leadership skills to lead the digital journey and drive breakthrough change for organisation</text:p>
            <text:p>Create effective plans to bring about digital transformation in the business for competitive advantage</text:p>
            <text:p>Embrace strategic thinking, innovation and effective communication</text:p>
            <text:p>It is about the job of the digital leader and how the role has become increasingly complex and multi-faceted as the innovative use of technology permeates through the organisation and drives new business models. New demands are mandated on today's leaders to reap the full benefit of digital opportunities, manage risks, complexity and uncertainties, and to drive cultural changes.<text:s/></text:p>
            <text:p>This MTech DL programme that focus on digital strategy and leadership will equip students with the critical thinking, hard and soft skills to become an effective leader. It will accelerate their career and enhance one's ability to take on greater roles and responsibilities in digital leadership. Students will be equipped with the right processes and people capabilities to ride the digital wave and to thrive in the digital economy. Our goal is also to help organisations to develop its next generation of IT and digital leaders.</text:p>
          </table:table-cell>
          <table:table-cell table:number-columns-repeated="4" table:style-name="ce1"/>
          <table:table-cell office:value-type="string" table:style-name="ce2">
            <text:p>Fees &amp; Loans<text:s/></text:p>
            <text:p>Singaporeans and Singapore Permanent Residents</text:p>
            <text:p>Full Time</text:p>
            <text:p>Subtotal (per semester)</text:p>
            <text:p>S$20,500.95</text:p>
            <text:p>$20,250.00 - Semester Tuition Fee</text:p>
            <text:p>$250.95 - Semester Miscellaneous Fee</text:p>
            <text:p>Part Time</text:p>
            <text:p>Subtotal (per semester) S$10,257.90<text:s/></text:p>
            <text:p>$10,125.00 - Semester Tuition Fee</text:p>
            <text:p>$132.90 - Semester Miscellaneous Fee</text:p>
            <text:p>International Students</text:p>
            <text:p>Full Time</text:p>
            <text:p>Subtotal (per semester) S$22,750.95<text:s/></text:p>
            <text:p>$22,500.00 - Semester Tuition Fee</text:p>
            <text:p>$250.95 - Semester Miscellaneous Fee</text:p>
            <text:p>Part Time</text:p>
            <text:p>Subtotal (per semester) S$11,382.90<text:s/></text:p>
            <text:p>$11,250.00 - Semester Tuition Fee</text:p>
            <text:p>$132.90 - Semester Miscellaneous Fee</text:p>
            <text:p>The fees above are for the Academic Year 2018 / 2019.</text:p>
            <text:p>Fees are correct at time of posting and are subjected to changes without prior notice. The University reserves the right to alter the fees at any time. Fees for subsequent years are under review.</text:p>
            <text:p>What Do Miscellaneous Fees Cover?</text:p>
            <text:p>Miscellaneous fees are typically levied on items that are either not covered or partially covered by tuition fee and grant/subsidy. All students, whether registered on a full-time or part-time basis, are charged the mandatory miscellaneous fees. These are due at the same time as the tuition fees. These fees help defray the costs of student activity, health services and insurance, campus shuttle service and other services.</text:p>
            <text:p>Any queries about fees and payment, please contact us at issfinance@nus.edu.sg.</text:p>
            <text:p>Loans and Subsidies</text:p>
            <text:p>Students who require financing for their tuition fees may apply for the following:</text:p>
            <text:p>NUS-ISS Student Assistance Loan Scheme</text:p>
            <text:p>SkillsFuture Credit</text:p>
            <text:p>Read up more on the above loans and subsidies</text:p>
          </table:table-cell>
          <table:table-cell table:number-columns-repeated="6" table:style-name="ce1"/>
          <table:table-cell office:value-type="string" table:style-name="ce2">
            <text:p>Modules<text:s/></text:p>
            <text:p>The NUS Master of Technology in Digital Leadership programme builds on a comprehensive curriculum and delivered through executive style teaching and peer learning. Candidates must successfully complete all the 10 course modules as well as deliver a digital leadership capstone project.</text:p>
            <text:p>Students are evaluated through a combination of continuous assessments, class participation, case studies and output from the capstone project. The programme is a 44 modular credit (MC) Master degree based on four major study areas: Practice of Digital Business, Digital Transformation, Digital Leadership &amp; People and Digital Leadership Capstone. The curriculum strikes a balance between building deep leadership capabilities and functional skills and will be complemented by activities outside the classroom to reinforce learning.</text:p>
            <text:p>Four Focus Areas</text:p>
            <text:p>Practice of Digital Business<text:s/></text:p>
            <text:p>Learn what is digital business and the different models of digital transformation and innovation. Analyse business models of platforms and software disruptors with case studies from diverse industries and how digital business create, deliver, capture and defend value. Understand digital agility and change imperatives for competitive advantage. Explore what are the emerging trends and the underlying economics of market disruptions, innovation and technologies</text:p>
            <text:p>Courses:</text:p>
            <text:p>Digital Organisation Models</text:p>
            <text:p>Digital Agility &amp; Change Leadership</text:p>
            <text:p>Innovation by Design</text:p>
            <text:p/>
            <text:p>Digital Transformation</text:p>
            <text:p>Embark on the journey to create and transform into digital business. Analyse through strategic thinking and foresight what transformation means for the business, what drives innovation by design and what it takes to win in a digital age. Use relevant frameworks to identify key areas to transform including integrated strategy, core processes and enabling technologies. Understand practical approaches to move from a legacy to a digital business. Learn the “how-to” with design of product portfolio, operating model and digital architecture.</text:p>
            <text:p>Courses:</text:p>
            <text:p>Strategic Thinking &amp; Foresight</text:p>
            <text:p>Digital Business Strategy</text:p>
            <text:p>Mastering Digital Architecture<text:s/></text:p>
            <text:p/>
            <text:p>Digital Leadership &amp; People</text:p>
            <text:p>Develop leaders with strategic thinking and team building skills. Understand the type of talents, competencies and capabilities needed to lead a cross organisational digital business strategy and transformation effort. Develop the compact needed to establish and support high performance transformation team and to sustain the digital culture. Learn about leadership and challenges in managing complexity and digital governance.</text:p>
            <text:p>Courses:</text:p>
            <text:p>Talent &amp; Leadership Pathways</text:p>
            <text:p>Managing Digitalisation Complexity</text:p>
            <text:p>Digital Governance</text:p>
            <text:p/>
            <text:p>Digital Leadership Capstone</text:p>
            <text:p>A highlight of the programme is the 9-month Digital Leadership Capstone project that brings together all</text:p>
            <text:p>the disciplines that students have encountered in the programme. Students reflect, apply and synthesise the</text:p>
            <text:p>knowledge, skills and techniques that they have learnt in class and apply to a real-life organisation. They will</text:p>
            <text:p>integrate what they have learnt with how they, as the Digital Leader, will have to perform digital business transformation and solve real-world problems for a target organisation. Students will work in groups and are mentored by industry advisors to deliver the capstone project.</text:p>
            <text:p>Learning Journey</text:p>
            <text:p/>
            <text:p>Practice of Digital Business</text:p>
            <text:p>Digital Organisation Models</text:p>
            <text:p>Digital Agility &amp; Change Leadership</text:p>
            <text:p>Innovation by Design</text:p>
            <text:p>Digital Transformation</text:p>
            <text:p>Strategic Thinking &amp; Foresight</text:p>
            <text:p>Digital Business Strategy</text:p>
            <text:p>Mastering Digital Architecture</text:p>
            <text:p>Digital Leadership &amp; People<text:s/></text:p>
            <text:p>Talent &amp; Leadership Pathways</text:p>
            <text:p>Managing Digitalisation Complexity</text:p>
            <text:p>Digital Governance</text:p>
            <text:p>Digital Leadership Capstone</text:p>
          </table:table-cell>
          <table:table-cell office:value-type="string" table:style-name="ce2">
            <text:p>Projects &amp; Internships<text:s/></text:p>
            <text:p>The Digital Leadership Capstone project<text:s/></text:p>
            <text:p>Will extend over a period of 9 months for part-time students. Students will work in groups to perform the capstone project, with an expected student commitment of 40 man-days per team member.</text:p>
            <text:p>Objectives:</text:p>
            <text:p>Bring together all disciplines encountered in the programme</text:p>
            <text:p>Apply knowledge, skills and techniques learnt in class to a real-life environment</text:p>
            <text:p>Learning outcomes:</text:p>
            <text:p>Progressively compile a portfolio of observations, findings and recommendations on the target company/organisation</text:p>
            <text:p>Demonstrate the ability to present and communication final recommendations at the executive level</text:p>
          </table:table-cell>
          <table:table-cell office:value-type="string" table:style-name="ce2">
            <text:p>Timetable &amp; Exams<text:s/></text:p>
            <text:p>Part-Time MTech (DL) Programme Time-Table</text:p>
            <text:p>1st Semester</text:p>
            <text:p>2nd Semester</text:p>
            <text:p>3rd Semester</text:p>
            <text:p>4th Semester</text:p>
            <text:p>DL5101</text:p>
            <text:p>Digital Organization Models</text:p>
            <text:p>DL5202</text:p>
            <text:p>Digital Business Strategy</text:p>
            <text:p>DL5203</text:p>
            <text:p>Mastering Digital Architecture</text:p>
            <text:p>DL5301</text:p>
            <text:p>Talent &amp; Leadership Pathways</text:p>
            <text:p>DL5201</text:p>
            <text:p>Strategic Thinking &amp; Foresight</text:p>
            <text:p>DL5102</text:p>
            <text:p>Digital Agility &amp; Change Leadership</text:p>
            <text:p>DL5302</text:p>
            <text:p>Managing Digitalization Complexity</text:p>
            <text:p>DL5303</text:p>
            <text:p>Digital Governance</text:p>
            <text:p>DL5103</text:p>
            <text:p>Innovation By Design</text:p>
            <text:p>DL5107</text:p>
            <text:p>Digital Leadership Capstone (8MC)</text:p>
            <text:p>All candidates will be assessed by a combination of continuous assessment assignments, class participation and mid-term assessments, as well as the output produced for the capstone project module.</text:p>
            <text:p>To become MTech DL graduates, candidates will be required to pass the 10 course modules:</text:p>
            <text:p>In no two consecutive semesters have a CAP of less than 2.5<text:s/></text:p>
            <text:p>In no three consecutive semesters have a CAP of less than 3.0<text:s/></text:p>
            <text:p>Achieve a minimum CAP of 3.0 after completing the entire programme.</text:p>
          </table:table-cell>
          <table:table-cell office:value-type="string" table:style-name="ce2">
            <text:p>Admission &amp; Application<text:s/></text:p>
            <text:p>Applicants must possess the following pre-requisites:</text:p>
            <text:p>A bachelor’s degree from an accredited institution preferably in Science, Engineering, Computing, Business or a related discipline and a grade point average of at least B</text:p>
            <text:p>A minimum of 5 years of full-time work relevant work experience after first degree<text:s/></text:p>
            <text:p>Presently holding a senior or management position</text:p>
            <text:p>Demonstrate digital acumen and work exposure to digitalisation</text:p>
            <text:p>Have the passion and potential to assume a digital leadership position</text:p>
            <text:p>A passionate learner with an ambition to shape the future and the ability to make things happen</text:p>
            <text:p>Demonstrate proficiency in English (written and spoken)*</text:p>
            <text:p>Have received a favourable assessment at admissions interview conducted by NUS-ISS. Admission is on a competitive basis and preference will be given to applicants with related job experiences</text:p>
            <text:p>*English Language Proficiency<text:s/></text:p>
            <text:p>Applicants who graduated from universities where English is not the medium of instruction should submit TOEFL (Test of English as a Foreign Language) or IELTS (International English Language Testing System) score as evidence of their proficiency in the English language.</text:p>
            <text:p>TOEFL : Paper-based test (580)</text:p>
            <text:p>: Computer-based test (237)<text:s/></text:p>
            <text:p>: Internet-based test (85)</text:p>
            <text:p>IELTS : Result of 6.0</text:p>
            <text:p>Note: Institution code of NUS-ISS for TOEFL is 2432</text:p>
            <text:p>TOEFL and IELTS are only valid for five years after the test and the validity should not expire before the beginning of the application period for the coursework programme.</text:p>
            <text:p>How to Apply</text:p>
            <text:p>All applicants are required to submit an online application for our graduate coursework programme (through-train).<text:s/></text:p>
            <text:p>Step 1: You can refer to our detailed step-by-step guide on how to complete the online application.</text:p>
            <text:p>Step 2: It will take you about 30 minutes or more to complete your application. You will need the softcopies of the supporting documents for your online application. Click here for the supporting documents to be uploaded and additional information required.</text:p>
            <text:p>Step 3: You can proceed to apply online. Remember to upload all the required supporting documents under the “Documents Upload” section before you do the online submission. You can refer to our FAQ.</text:p>
            <text:p>Step 4: Please ensure you submit your online application(s) and make online payment for the application fee (non-refundable) of S$50.00 per application (inclusive of prevailing GST).</text:p>
            <text:p>Important:<text:s/></text:p>
            <text:p>Applications that are incomplete, including missing supporting document(s), will not be processed.</text:p>
            <text:p>Applicants who are found to have given inaccurate or false information will be required to withdraw from the programme.</text:p>
            <text:p>All payments for application fee are non-refundable.</text:p>
            <text:p>Please note that the University has not engaged any external agencies to undertake student recruitment on its behalf.Candidates interested in our graduate programmes are advised to apply directly to the University and not through any agents.Candidates who apply through agents will not have any added advantage in gaining admission and the University reserves the right to reject such applications without giving reasons.</text:p>
          </table:table-cell>
          <table:table-cell office:value-type="string" table:style-name="ce2">
            <text:p>Career Pathways<text:s/></text:p>
            <text:p>Find your fit with new opened doors</text:p>
            <text:p>Our Master of Technology in Digital Leadership programme (MTech DL) focus on digital strategy and leadership. Aimed at seasoned professionals with the ambition to shape the future, you will get a solid grounding in digital business models, how tech-based innovations drive and transform a business. It will equip you to become a leader in business-technology strategy and digital transformation. You will acquire the necessary critical thinking, process and people skills to lead an organisation to thrive and harness the digital economy.</text:p>
            <text:p>Career Prospects</text:p>
            <text:p>Chief Technology Officer<text:s/></text:p>
            <text:p>Chief Information Officer<text:s/></text:p>
            <text:p>Chief Digital Officer<text:s/></text:p>
            <text:p>IT Director<text:s/></text:p>
            <text:p>Strategic Digital Planning Director<text:s/></text:p>
            <text:p>Program Director<text:s/></text:p>
            <text:p>Digital Marketing Director</text:p>
          </table:table-cell>
          <table:table-cell table:number-columns-repeated="16358" table:style-name="ce1"/>
        </table:table-row>
        <table:table-row table:style-name="ro1">
          <table:table-cell office:value-type="float" office:value="169" table:style-name="ce1">
            <text:p>169</text:p>
          </table:table-cell>
          <table:table-cell office:value-type="string" table:style-name="ce1">
            <text:p>https://www.iss.nus.edu.sg/graduate-programmes/programme/detail/master-of-technology-in-intelligent-systems</text:p>
          </table:table-cell>
          <table:table-cell office:value-type="string" table:style-name="ce1">
            <text:p>Master of Technology in Intelligent Systems</text:p>
          </table:table-cell>
          <table:table-cell table:number-columns-repeated="6" table:style-name="ce1"/>
          <table:table-cell office:value-type="string" table:style-name="ce2">
            <text:p>Overview<text:s/></text:p>
            <text:p>Next Intake</text:p>
            <text:p>Jan 2020 (Part-time)</text:p>
            <text:p>Duration</text:p>
            <text:p>Full-time 1 year (2 semesters)Part-time 2 years (4 semesters)</text:p>
            <text:p>Application Deadline</text:p>
            <text:p>15 September 2019 (Application starts on 1 June 2019)<text:s/></text:p>
            <text:p>Download Brochure</text:p>
            <text:p>English</text:p>
            <text:p>Info-session</text:p>
            <text:p>Click here for dates</text:p>
            <text:p>The NUS Master of Technology in Intelligent Systems programme is targeted at working professionals who wish to be able to design and build systems that utilise Artificial Intelligence and other Smart Systems techniques. Application areas are wide and diverse, and include robotics, autonomous vehicles, intelligent sensing systems, Internet of Things, Smart City applications and Industry 4.0 applications, as well as applications within business and commerce.</text:p>
            <text:p>The MTech IS programme emphasises the concepts, techniques and methods of Artificial Intelligence, and their application to the development of Intelligent Systems applications. The programme provides you with the essential knowledge and practical experience needed to become an Artificial Intelligence and Intelligent Systems specialist, and prepares you to be able to lead the development of Intelligent Systems in providing effective and optimal business solutions for your organisation.</text:p>
            <text:p>Learning outcomes:</text:p>
            <text:p>Apply Intelligent Systems concepts, techniques and methods to solve varied problems across multiple domains including: business, manufacturing, engineering, heathcare etc.</text:p>
            <text:p>Lead the development of Intelligent Systems using contemporary tools and techniques, including Artificial Intelligence, Machine Learning, Prediction, Forecasting, Classification, Clustering and Optimisation</text:p>
            <text:p>Design and customise algorithms to solve complex business problems and create strategic advantage</text:p>
            <text:p>Recognition:</text:p>
            <text:p>Top student is awarded the SPH Medal and Prize</text:p>
            <text:p>Best Project Prize</text:p>
          </table:table-cell>
          <table:table-cell table:number-columns-repeated="4" table:style-name="ce1"/>
          <table:table-cell office:value-type="string" table:style-name="ce2">
            <text:p>Fees &amp; Fundings<text:s/></text:p>
            <text:p>Full-time</text:p>
            <text:p>Singaporeans &amp; Singapore Permanent Residents</text:p>
            <text:p>(aged 21 years and above)</text:p>
            <text:p>Semester 1</text:p>
            <text:p>S$11,331.30 or S$11,620.20</text:p>
            <text:p>Semester 2</text:p>
            <text:p>S$9,608.60 or S$10,475.30</text:p>
            <text:p>$250.95 - Miscellaneous Fee per Semester</text:p>
            <text:p>Total Fee (range)</text:p>
            <text:p>S$20,939.90 to S$22,095.50</text:p>
            <text:p>Singaporeans, Singapore Permanent Residents (without subsidies) &amp; International Students</text:p>
            <text:p>Semester 1</text:p>
            <text:p>S$36,273.00 or S$37,236.00</text:p>
            <text:p>Semester 2</text:p>
            <text:p>S$19,046.00 or S$21,935.00</text:p>
            <text:p>$250.95 - Miscellaneous Fee per Semester</text:p>
            <text:p>Total Fee (range)</text:p>
            <text:p>S$55,319.00 to S$59,171.00</text:p>
            <text:p>Part-time</text:p>
            <text:p>Singaporeans &amp; Singapore Permanent Residents</text:p>
            <text:p>(aged 21 years and above)</text:p>
            <text:p>Semester 1</text:p>
            <text:p>S$3,680.80</text:p>
            <text:p>Semester 2</text:p>
            <text:p>S$4,258.60</text:p>
            <text:p>Semester 3</text:p>
            <text:p>S$3,680.80 or S$3,391.90</text:p>
            <text:p>+ S$5,350.00</text:p>
            <text:p>Semester 4</text:p>
            <text:p>S$4,258.60 or S$5,125.30</text:p>
            <text:p>$132.90 - Miscellaneous Fee per Semester</text:p>
            <text:p>Total Fee (range)</text:p>
            <text:p>S$20,939.90 to S$22,095.50</text:p>
            <text:p>Singaporeans, Singapore Permanent Residents (without subsidies) &amp; International Students</text:p>
            <text:p>Semester 1</text:p>
            <text:p>S$11,770.00</text:p>
            <text:p>Semester 2</text:p>
            <text:p>S$13,696.00</text:p>
            <text:p>Semester 3</text:p>
            <text:p>S$11,770.00 or S$10,807.00</text:p>
            <text:p>+ S$5,350.00</text:p>
            <text:p>Semester 4</text:p>
            <text:p>S$13,696.00 or S$16,585.00</text:p>
            <text:p>$132.90 - Miscellaneous Fee per Semester</text:p>
            <text:p>Total Fee (range)</text:p>
            <text:p>S$55,319.00 to S$59,171.00</text:p>
            <text:p>The fees below are for the Academic Year 2019 / 2020.</text:p>
            <text:p>Full-time Fees</text:p>
            <text:p>Fees for Singaporeans/Singapore Permanent Residents (aged 21 years and above)</text:p>
            <text:p>Semester</text:p>
            <text:p>Graduate Certificate</text:p>
            <text:p>Fees</text:p>
            <text:p>1</text:p>
            <text:p>Intelligent Reasoning Systems</text:p>
            <text:p>Pattern Recognition System</text:p>
            <text:p>S$3,680.80</text:p>
            <text:p>S$4,258.60</text:p>
            <text:p>1</text:p>
            <text:p>Intelligent Sensing Systems</text:p>
            <text:p>or</text:p>
            <text:p>Intelligent Software Agents</text:p>
            <text:p>S$3,680.80</text:p>
            <text:p>or</text:p>
            <text:p>S$3,391.90</text:p>
            <text:p>Semester 1 Fees = S$7,939.40 + Selection</text:p>
            <text:p>2</text:p>
            <text:p>Intelligent Robotic Systems</text:p>
            <text:p>or</text:p>
            <text:p>Practical Language Processing</text:p>
            <text:p>S$4,258.60</text:p>
            <text:p>or</text:p>
            <text:p>S$5,125.30</text:p>
            <text:p>2</text:p>
            <text:p>Capstone Project</text:p>
            <text:p>S$5,350.00</text:p>
            <text:p>Semester 2 Fees = Selection + Capstone Project</text:p>
            <text:p>Singaporeans, Singapore Permanent Residents (without subsidies) &amp; International Students</text:p>
            <text:p>Semester</text:p>
            <text:p>Graduate Certificate</text:p>
            <text:p>Fees</text:p>
            <text:p>1</text:p>
            <text:p>Intelligent Reasoning Systems</text:p>
            <text:p>Pattern Recognition System</text:p>
            <text:p>S$11,770.00</text:p>
            <text:p>S$13,696.00</text:p>
            <text:p>1</text:p>
            <text:p>Intelligent Sensing Systems</text:p>
            <text:p>or</text:p>
            <text:p>Intelligent Software Agents</text:p>
            <text:p>S$11,770.00</text:p>
            <text:p>or</text:p>
            <text:p>S$10,807.00</text:p>
            <text:p>Semester 1 Fees = S$25,466.00 + Selection</text:p>
            <text:p>2</text:p>
            <text:p>Intelligent Robotic Systems</text:p>
            <text:p>or</text:p>
            <text:p>Practical Language Processing</text:p>
            <text:p>S$13,696.60</text:p>
            <text:p>or</text:p>
            <text:p>S$16,585.00</text:p>
            <text:p>2</text:p>
            <text:p>Capstone Project</text:p>
            <text:p>S$5,350.00</text:p>
            <text:p>Semester 2 Fees = Selection + Capstone Project</text:p>
            <text:p>Part-time Fees</text:p>
            <text:p>Fees for Singaporeans/Singapore Permanent Residents (aged 21 years and above)</text:p>
            <text:p>Semester</text:p>
            <text:p>Graduate Certificate</text:p>
            <text:p>Fees</text:p>
            <text:p>1</text:p>
            <text:p>Intelligent Reasoning Systems</text:p>
            <text:p>S$3,680.80</text:p>
            <text:p>2</text:p>
            <text:p>Pattern Recognition System</text:p>
            <text:p>S$4,258.60</text:p>
            <text:p>3</text:p>
            <text:p>Capstone Project</text:p>
            <text:p>S$5,350.00</text:p>
            <text:p>3</text:p>
            <text:p>Intelligent Sensing Systems</text:p>
            <text:p>or</text:p>
            <text:p>Intelligent Software Agents</text:p>
            <text:p>S$3,680.80</text:p>
            <text:p>or</text:p>
            <text:p>S$3,391.90</text:p>
            <text:p>4</text:p>
            <text:p>Intelligent Robotic Systems</text:p>
            <text:p>or</text:p>
            <text:p>Practical Language Processing</text:p>
            <text:p>S$4,258.60</text:p>
            <text:p>or</text:p>
            <text:p>S$5,125.30</text:p>
            <text:p>Singaporeans, Singapore Permanent Residents (without subsidies) &amp; International Students</text:p>
            <text:p>Semester</text:p>
            <text:p>Graduate Certificate</text:p>
            <text:p>Fees</text:p>
            <text:p>1</text:p>
            <text:p>Intelligent Reasoning Systems</text:p>
            <text:p>S$11,770.00</text:p>
            <text:p>2</text:p>
            <text:p>Pattern Recognition System</text:p>
            <text:p>S$13,696.00</text:p>
            <text:p>3</text:p>
            <text:p>Capstone Project</text:p>
            <text:p>S$5,350.00</text:p>
            <text:p>3</text:p>
            <text:p>Intelligent Sensing Systems</text:p>
            <text:p>or</text:p>
            <text:p>Intelligent Software Agents</text:p>
            <text:p>S$11,770.70</text:p>
            <text:p>or</text:p>
            <text:p>S$10,807.00</text:p>
            <text:p>4</text:p>
            <text:p>Intelligent Robotic Systems</text:p>
            <text:p>or</text:p>
            <text:p>Practical Language Processing</text:p>
            <text:p>S$13,696.00</text:p>
            <text:p>or</text:p>
            <text:p>S$16,585.00</text:p>
            <text:p>Adjustments will be made for course modules or certificates already taken</text:p>
            <text:p>Other certificate combinations may be possible by attending both Saturday and Weekday classes, and/or by extending study period</text:p>
            <text:p>All graduate certificate fees include charges for Practice Module</text:p>
            <text:p>Fees are correct at time of posting and are subjected to changes without prior notice. The University reserves the right to alter the fees at any time. Fees for subsequent years are under review.</text:p>
            <text:p>What Do Miscellaneous Fees Cover?</text:p>
            <text:p>Miscellaneous fees are typically levied on items that are either not covered or partially covered by tuition fee and grant/subsidy. All students, whether registered on a full-time or part-time basis, are charged the mandatory miscellaneous fees. These are due at the same time as the tuition fees. These fees help defray the costs of student activity, health services and insurance, campus shuttle service and other services.</text:p>
            <text:p>Any queries about fees and payment, please contact us at issfinance@nus.edu.sg.</text:p>
          </table:table-cell>
          <table:table-cell table:number-columns-repeated="6" table:style-name="ce1"/>
          <table:table-cell office:value-type="string" table:style-name="ce2">
            <text:p>Modules<text:s/></text:p>
            <text:p>MTech IS candidates must successfully complete the following course components to be awarded the degree:</text:p>
            <text:p>Fundamental Modules - Complete 2 Modules<text:s/></text:p>
            <text:p>Specialist Modules - Complete any 2 Modules selected from 4<text:s/></text:p>
            <text:p>Fundamental Modules</text:p>
            <text:p>Intelligent Reasoning Systems</text:p>
            <text:p>Students will be taught how to build Intelligent Systems that solve problems by computational reasoning using captured domain knowledge and data. Example applications include, question answering systems such as IBM's Watson, personal assistants such as Amazon’s Alexa Skills and game-playing systems such as Google's AlphaGo</text:p>
            <text:p>Courses:</text:p>
            <text:p>Machine Reasoning</text:p>
            <text:p>Cognitive Systems</text:p>
            <text:p>Reasoning Systems</text:p>
            <text:p>Pattern Recognition Systems</text:p>
            <text:p>Students will be taught how to design and build systems that make decisions by recognising complex patterns in data. Examples are robotic systems and smart city applications that take as input diverse sensor data streams. These systems will utilise the latest pattern recognition, machine learning and sensor signal processing techniques.</text:p>
            <text:p>Courses:</text:p>
            <text:p>Problem Solving using Pattern Recognition</text:p>
            <text:p>Intelligent Sensing and Sense Making</text:p>
            <text:p>Pattern Recognition and Machine Learning Systems</text:p>
            <text:p>Specialist Modules</text:p>
            <text:p>Intelligent Robotic Systems</text:p>
            <text:p>Students will be taught the skills required to build Intelligent Systems that will help control the advanced robotic systems, autonomous vehicles and industrial automation that will be central to Industry 4.0.</text:p>
            <text:p>Courses:</text:p>
            <text:p>Robotic Systems</text:p>
            <text:p>Developing Autonomous Robots &amp; Vehicles</text:p>
            <text:p>Human-Robot System Engineering</text:p>
            <text:p>Intelligent Sensing Systems</text:p>
            <text:p>Students will be taught the skills and techniques required to build Intelligent Sensing Systems that are able to make decisions based on visual and audio sensory signals, including human speech. Example systems include crowd monitoring, facial recognition, medical sensing, robot and vehicle control.</text:p>
            <text:p>Courses:</text:p>
            <text:p>Vision Systems</text:p>
            <text:p>Spatial Reasoning from Sensor Data</text:p>
            <text:p>Speech and Sound Sensing Systems</text:p>
            <text:p>Intelligent Software Agents</text:p>
            <text:p>Students will be taught how to build intelligent software agents that can act on behalf of, and replicate the actions of, humans in commercial and business transactions as well as automate business processes. Example systems include intelligent personal assistants, intelligent shopping agents as well as intelligent agents performing robotic process automation.</text:p>
            <text:p>Courses:</text:p>
            <text:p>Intelligent Process Automation</text:p>
            <text:p>Software Robots</text:p>
            <text:p>Self-Learning Systems</text:p>
            <text:p>Practical Language Processing</text:p>
            <text:p>Students will be taught advanced skills in practical language processing. This includes fundamental text processing, text analytics, deep learning techniques and their application in sentiment mining and chatbots development.</text:p>
            <text:p>Courses:</text:p>
            <text:p>Text Analytics</text:p>
            <text:p>New Media and Sentiment Mining</text:p>
            <text:p>Text Processing using Machine Learning</text:p>
            <text:p>Service Chatbots</text:p>
            <text:p>Learning Journey</text:p>
            <text:p/>
            <text:p>Intelligent Reasoning Systems</text:p>
            <text:p>Machine Reasoning</text:p>
            <text:p>Cognitive Systems</text:p>
            <text:p>Reasoning Systems</text:p>
            <text:p>Graduate Certificate in Intelligent Reasoning Systems</text:p>
            <text:p>Pattern Recognition Systems</text:p>
            <text:p>Problem Solving using Pattern Recognition</text:p>
            <text:p>Intelligent Sensing and Sense Making</text:p>
            <text:p>Pattern Recognition and Machine Learning Systems</text:p>
            <text:p>Graduate Certificate in Pattern Recognition Systems</text:p>
            <text:p>Intelligent Sensing Systems</text:p>
            <text:p>Vision Systems</text:p>
            <text:p>Spatial Reasoning from Sensor Data</text:p>
            <text:p>Speech and Sound Sensing Systems</text:p>
            <text:p>Graduate Certificate in Intelligent Sensing Systems</text:p>
            <text:p>Intelligent Software Agents</text:p>
            <text:p>Intelligent Process Automation</text:p>
            <text:p>Software Robots</text:p>
            <text:p>Self-learning Systems</text:p>
            <text:p>Graduate Certificate in Intelligent Software Agents</text:p>
            <text:p>Practical Language Processing</text:p>
            <text:p>Text Analytics</text:p>
            <text:p>New Media and Sentiment Mining</text:p>
            <text:p>Text Processing using Machine Learning</text:p>
            <text:p>Conversational Interfaces</text:p>
            <text:p>Graduate Certificate in Practical Language Processing</text:p>
            <text:p>Intelligent Robotic Systems</text:p>
            <text:p>Robotic Systems</text:p>
            <text:p>Autonomous Robots &amp; Vehicles</text:p>
            <text:p>Human-Robot System Engineering</text:p>
            <text:p>Graduate Certificate in Intelligent Robotic Systems</text:p>
          </table:table-cell>
          <table:table-cell table:style-name="ce1"/>
          <table:table-cell office:value-type="string" table:style-name="ce2">
            <text:p>Timetable &amp; Exams<text:s/></text:p>
            <text:p>Timetable &amp; Exams for Full-time Students</text:p>
            <text:p>This section will be updated soon.</text:p>
            <text:p>Timetable &amp; Exams for Part-time Students</text:p>
            <text:p>This section will be updated soon.</text:p>
            <text:p>Students are evaluated through a combination of course work, project work and examinations. All students are required to complete a three-hour examination for each fundamental and specialist module taken.</text:p>
            <text:p>Students who fail a module will be asked to withdraw. A minimum average grade across all examinations and practice assessments must be achieved to be awarded the degree.</text:p>
          </table:table-cell>
          <table:table-cell office:value-type="string" table:style-name="ce2">
            <text:p>Admission &amp; Application<text:s/></text:p>
            <text:p>Applicants must possess the following pre-requisites:</text:p>
            <text:p>Bachelor's degree preferably in Science or Engineering and a grade point average of at least B</text:p>
            <text:p>Proficiency in the English Language (written and spoken)*</text:p>
            <text:p>Have passed an entrance test</text:p>
            <text:p>NUS-ISS may, at its discretion, accept GRE general test in lieu of NUS-ISS entrance test in genuine cases e.g. a candidate lives in a country where NUS-ISS does not administer entrance tests or candidate had valid reasons that prevented him/her from attending the NUS-ISS entrance test when it was administered</text:p>
            <text:p>A sample of the entrance test can be found here</text:p>
            <text:p>Preferably two years relevant working experience</text:p>
            <text:p>As an IT professional, such as software developer, business analyst, or as a domain expert, working in an area where Intelligent Systems and Knowledge Engineering can be applied</text:p>
            <text:p>Candidates with highly relevant IT degrees, with consistently good academic records and good practical software development knowledge gained either through course work, course projects or professional IT certifications, may be granted a work experience waiver</text:p>
            <text:p>Have received a favourable assessment at admissions interview conducted by NUS-ISS</text:p>
            <text:p>*English Language Proficiency</text:p>
            <text:p>Applicants who graduated from universities where English is not the medium of instruction should submit TOEFL (Test of English as a Foreign Language) or IELTS (International English Language Testing System) score as evidence of their proficiency in the English language.</text:p>
            <text:p>TOEFL</text:p>
            <text:p>Paper-based test (580)</text:p>
            <text:p>Computer-based test (237)</text:p>
            <text:p>Internet-based test (85)</text:p>
            <text:p>IELTS</text:p>
            <text:p>Result of 6.0</text:p>
            <text:p>Institution code of NUS-ISS for TOEFL is 2432</text:p>
            <text:p>TOEFL and IELTS are only valid for five years after the test and the validity should not expire before the beginning of the application period for the coursework programme.</text:p>
            <text:p>How to Apply</text:p>
            <text:p>All applicants are required to submit an online application for our graduate coursework programme (through-train).<text:s/></text:p>
            <text:p>Step 1: You can refer to our detailed step-by-step guide on how to complete the online application.</text:p>
            <text:p>Step 2: It will take you about 30 minutes or more to complete your application. You will need the softcopies of the supporting documents for your online application. Click here for the supporting documents to be uploaded and additional information required.</text:p>
            <text:p>Step 3: You can proceed to apply online. Remember to upload all the required supporting documents under the “Documents Upload” section before you do the online submission. You can refer to our FAQ.</text:p>
            <text:p>Step 4: Please ensure you submit your online application(s) and make online payment for the application fee (non-refundable) of S$50.00 per application (inclusive of prevailing GST).</text:p>
            <text:p>Important:<text:s/></text:p>
            <text:p>Applications that are incomplete, including missing supporting document(s), will not be processed.</text:p>
            <text:p>Applicants who are found to have given inaccurate or false information will be required to withdraw from the programme.</text:p>
            <text:p>All payments for application fee are non-refundable.</text:p>
            <text:p>Please note that the University has not engaged any external agencies to undertake student recruitment on its behalf.Candidates interested in our graduate programmes are advised to apply directly to the University and not through any agents.Candidates who apply through agents will not have any added advantage in gaining admission and the University reserves the right to reject such applications without giving reasons.</text:p>
          </table:table-cell>
          <table:table-cell office:value-type="string" table:style-name="ce2">
            <text:p>Career Pathways<text:s/></text:p>
            <text:p>Find your fit with new opened doors</text:p>
            <text:p>There is opportunity in Singapore for most areas of IT. What you learn in terms of IT skills is not as important as what you do with it. It is the attitude and the ability to learn from mistakes, and to contribute back to the company that you work for that is likely to make more of a difference than specific IT skills.</text:p>
            <text:p>There are two main paths for advancement in IT - either technical or management. Technical means you continue to deepen your technical area in a domain (such as system architecture, or software engineering, etc.) and you become an expert in those areas. The other is management, where you can focus on project management, outsourcing, etc.</text:p>
            <text:p>Our internship companies often tell us that if we can give them good students as interns, it is very likely they will get a job offer at the end of the internship.</text:p>
            <text:p>As an MTech IS graduate, you will be trained to become an Artificial Intelligence and Knowledge Engineering and data analytics specialist, leading the development of Intelligent Systems to provide smart business solutions for organisations.<text:s/></text:p>
            <text:p>Career Prospects</text:p>
            <text:p>Artificial Intelligence Specialist</text:p>
            <text:p>Machine Learning Specialist</text:p>
            <text:p>Intelligent Systems Specialist</text:p>
            <text:p>Robotic Systems Developers</text:p>
            <text:p>Autonomous Vehicle Systems Developers</text:p>
            <text:p>Vision and Sensing Systems Developers</text:p>
            <text:p>A.I. Business System Developers</text:p>
            <text:p>Intelligent Process Automation Developers</text:p>
            <text:p>Intelligent Healthcare System Developers</text:p>
            <text:p>Smart City Applications Developers</text:p>
            <text:p>Language System Engineers</text:p>
            <text:p>Text Mining / Analytics Specialist</text:p>
            <text:p>Big Data Developers</text:p>
            <text:p>Games Developers</text:p>
            <text:p>MTech alumni are pursuing their careers at these global organisations:</text:p>
            <text:p>Accenture</text:p>
            <text:p>Creative Technology</text:p>
            <text:p>DBS Bank</text:p>
            <text:p>Defence Science &amp; Technology Agency<text:s/></text:p>
            <text:p>Deutsche Bank AG</text:p>
            <text:p>Fuji Xerox Asia Pacific</text:p>
            <text:p>HP Singapore</text:p>
            <text:p>IBM Singapore</text:p>
            <text:p>Infocomm Development Authority of Singapore</text:p>
            <text:p>Inland Revenue Authority of Singapore</text:p>
            <text:p>Jurong Port</text:p>
            <text:p>Microsoft</text:p>
            <text:p>Murex</text:p>
            <text:p>NCS</text:p>
            <text:p>NEC Asia Pacific</text:p>
            <text:p>OCBC Bank</text:p>
            <text:p>Revolution Analytics</text:p>
            <text:p>Singapore Telecommunications<text:s/></text:p>
            <text:p>Standard Chartered Bank</text:p>
            <text:p>Starhub<text:s/></text:p>
            <text:p>ST Electronics</text:p>
            <text:p>Tata Consultancy Services</text:p>
            <text:p>The NUS-ISS Career Services Office helps students to match jobs based on their skills and experience. There will be bi-yearly Career Fairs held for students and graduates to network with employers. However, successful employment will depend on the employers.</text:p>
            <text:p>The average starting salary of an IT professional depends on the degree and your previous working experience. For fresh graduates with no work experience, the starting salary ranges from S$3,600 to S$3,800. Graduates with more than 3 years of work experience can expect a starting pay of S$4,000 and above.</text:p>
            <text:p>The most important skill is to get the job done and be persistent. You need to be broad-based and the technology does not matter.</text:p>
            <text:p>You can get some salary benchmarks from these sites:</text:p>
            <text:p>Salary.sg</text:p>
            <text:p>Hays.com Salary Guide</text:p>
            <text:p>Kelly Services Salary Guide</text:p>
          </table:table-cell>
          <table:table-cell office:value-type="string" table:style-name="ce2">
            <text:p>Capstone Project &amp; Internships<text:s/></text:p>
            <text:p>A central element of the MTech programme is the project module.</text:p>
            <text:p>Student projects for MTech IS students extend over a period of three months for full-time students and one year for part-time students. Full-time students are allowed to conduct their project as a team-based internship if desired. The expected commitment for the project is 60 man-days per team member.</text:p>
            <text:p>Objectives</text:p>
            <text:p>Acquire hands-on experience in defining and analysing the knowledge and data requirements of real-world business problems</text:p>
            <text:p>Plan and strategise high-value intelligent systems projects to provide identifiable benefits to the internship company</text:p>
            <text:p>Design, develop and implement Intelligent Systems through the effective use of Artificial Intelligence and Knowledge Engineering tools and techniques</text:p>
            <text:p>Learning outcomes:</text:p>
            <text:p>Conduct requirements analysis using a structured approach</text:p>
            <text:p>Produce high-quality intelligent systems following industry best practices and methodologies</text:p>
            <text:p>Proficient in the use of knowledge and data engineering tools and techniques to deliver optimal business value</text:p>
            <text:p>Read more on Internships &amp; Placement</text:p>
          </table:table-cell>
          <table:table-cell table:number-columns-repeated="16357"/>
        </table:table-row>
        <table:table-row table:style-name="ro1">
          <table:table-cell office:value-type="float" office:value="170" table:style-name="ce1">
            <text:p>170</text:p>
          </table:table-cell>
          <table:table-cell office:value-type="string" table:style-name="ce1">
            <text:p>https://www.iss.nus.edu.sg/graduate-programmes/programme/detail/master-of-technology-in-software-engineering</text:p>
          </table:table-cell>
          <table:table-cell office:value-type="string" table:style-name="ce1">
            <text:p>Master of Technology in Software Engineering</text:p>
          </table:table-cell>
          <table:table-cell table:number-columns-repeated="6" table:style-name="ce1"/>
          <table:table-cell office:value-type="string" table:style-name="ce2">
            <text:p>Overview<text:s/></text:p>
            <text:p>Next Intake</text:p>
            <text:p>Jan 2020 (Part-time)</text:p>
            <text:p>Duration</text:p>
            <text:p>Full-time 1 year (2 semesters)Part-time 2 years (4 semesters)</text:p>
            <text:p>Application Deadline</text:p>
            <text:p>15 September 2019 (Application starts on 1 June 2019)<text:s/></text:p>
            <text:p>Download Brochure</text:p>
            <text:p>English</text:p>
            <text:p>Info-session</text:p>
            <text:p>Click here for dates</text:p>
            <text:p>The NUS Master of Technology in Software Engineering is designed to meet the industry demand for software engineers who can help Singapore organisations to realise the smart nation initiatives through building robust, reliable and scalable software systems. This programme is best suited for individuals who have a few years of experience in software engineering roles and are looking to further enhance their knowledge and skills in architecting scalable, secure and smart software systems.</text:p>
            <text:p>The MTech SE programme emphasises the skills required for architecting scalable, secure and smart systems and platforms. The focus will also be exploitation of software technologies, methodologies and management techniques. It focuses on the practical and systematic construction of software systems, using innovative and state-of-the-art techniques..</text:p>
            <text:p>The programme will equip you with the essential knowledge and practical experience to architect, design, build and manage the delivery of robust software systems for your organisation and customers.</text:p>
            <text:p>Learning outcomes:</text:p>
            <text:p>Become software architects capable of architecting and designing systems that exploit major contemporary software platforms, technologies and methodologies</text:p>
            <text:p>Become software architects capable of architecting and designing smart and secure systems</text:p>
            <text:p>Become data architects equipped with data engineering skills to engineer big data from a variety of sources</text:p>
            <text:p>Recognition:</text:p>
            <text:p>Top student is awarded the Accenture Medal and Prize</text:p>
            <text:p>Top project team is awarded the Best Project Prize</text:p>
          </table:table-cell>
          <table:table-cell table:number-columns-repeated="4" table:style-name="ce1"/>
          <table:table-cell office:value-type="string" table:style-name="ce2">
            <text:p>Fees &amp; Fundings<text:s/></text:p>
            <text:p>Full-time</text:p>
            <text:p>Singaporeans &amp; Singapore Permanent Residents</text:p>
            <text:p>(aged 21 years and above)</text:p>
            <text:p>Semester 1</text:p>
            <text:p>S$12,631.35 or S$12,872.10</text:p>
            <text:p>Semester 2</text:p>
            <text:p>S$5,350.00</text:p>
            <text:p>$250.95 - Miscellaneous Fee per Semester</text:p>
            <text:p>Total Fee</text:p>
            <text:p>S$17,981.35 or S$18,222.10</text:p>
            <text:p>Singaporeans, Singapore Permanent Residents (without subsidies) &amp; International Students</text:p>
            <text:p>Semester 1</text:p>
            <text:p>S$40,606.50 or S$41,409.00</text:p>
            <text:p>Semester 2</text:p>
            <text:p>S$5,350.00</text:p>
            <text:p>$250.95 - Miscellaneous Fee per Semester</text:p>
            <text:p>Total Fee</text:p>
            <text:p>S$45,956.50 or S$46,759.00</text:p>
            <text:p>Part-time</text:p>
            <text:p>Singaporeans &amp; Singapore Permanent Residents</text:p>
            <text:p>(aged 21 years and above)</text:p>
            <text:p>Semester 1</text:p>
            <text:p>S$4,836.40</text:p>
            <text:p>Semester 2</text:p>
            <text:p>S$4,354.90 or S$4,114.15</text:p>
            <text:p>Semester 3</text:p>
            <text:p>S$3,680.80</text:p>
            <text:p>Semester 4</text:p>
            <text:p>S$5,350.00</text:p>
            <text:p>$132.90 - Miscellaneous Fee per Semester</text:p>
            <text:p>Total Fee</text:p>
            <text:p>S$17,981.35 or S$18,222.10</text:p>
            <text:p>Singaporeans, Singapore Permanent Residents (without subsidies) &amp; International Students</text:p>
            <text:p>Semester 1</text:p>
            <text:p>S$15,622.00</text:p>
            <text:p>Semester 2</text:p>
            <text:p>S$14,017.00 or S$13,214.50</text:p>
            <text:p>Semester 3</text:p>
            <text:p>S$11,770.00</text:p>
            <text:p>Semester 4</text:p>
            <text:p>S$5,350.00</text:p>
            <text:p>$132.90 - Miscellaneous Fee per Semester</text:p>
            <text:p>Total Fee</text:p>
            <text:p>S$45,956.50 or S$46,759.00</text:p>
            <text:p>The fees below are for the Academic Year 2019 / 2020.</text:p>
            <text:p>Full-time Fees</text:p>
            <text:p>Fees for Singaporeans/Singapore Permanent Residents (aged 21 years and above)</text:p>
            <text:p>Semester</text:p>
            <text:p>Graduate Certificate</text:p>
            <text:p>Fees</text:p>
            <text:p>1</text:p>
            <text:p>Architecting Scalable System</text:p>
            <text:p>S$4,836.40</text:p>
            <text:p>1</text:p>
            <text:p>Designing and Managing Products and Platform</text:p>
            <text:p>or</text:p>
            <text:p>Securing Ubiquitous Systems</text:p>
            <text:p>S$4,354.90</text:p>
            <text:p>or</text:p>
            <text:p>S$4,114.15</text:p>
            <text:p>1</text:p>
            <text:p>Engineering Big Data</text:p>
            <text:p>or</text:p>
            <text:p>Architecting Smart Systems</text:p>
            <text:p>S$3,680.80</text:p>
            <text:p>(each)</text:p>
            <text:p>Semester 1 Fees = S$4,836.40 + Selection 1 + Selection 2</text:p>
            <text:p>2</text:p>
            <text:p>Capstone Project</text:p>
            <text:p>S$5,350.00</text:p>
            <text:p>Semester 2 Fees = Capstone Project</text:p>
            <text:p>Singaporeans, Singapore Permanent Residents (without subsidies) &amp; International Students</text:p>
            <text:p>Semester</text:p>
            <text:p>Graduate Certificate</text:p>
            <text:p>Fees</text:p>
            <text:p>1</text:p>
            <text:p>Architecting Scalable System</text:p>
            <text:p>S$15,622.00</text:p>
            <text:p>1</text:p>
            <text:p>Designing and Managing Products and Platform</text:p>
            <text:p>or</text:p>
            <text:p>Securing Ubiquitous Systems</text:p>
            <text:p>S$14,017.00</text:p>
            <text:p>or</text:p>
            <text:p>S$13,214.50</text:p>
            <text:p>1</text:p>
            <text:p>Engineering Big Data</text:p>
            <text:p>or</text:p>
            <text:p>Architecting Smart Systems</text:p>
            <text:p>S$11,770.00</text:p>
            <text:p>(each)</text:p>
            <text:p>Semester 1 Fees = S$15,622.00 + Selection 1 + Selection 2</text:p>
            <text:p>2</text:p>
            <text:p>Capstone Project</text:p>
            <text:p>S$5,350.00</text:p>
            <text:p>Semester 2 Fees = Capstone Project</text:p>
            <text:p>Part-time Fees</text:p>
            <text:p>Fees for Singaporeans/Singapore Permanent Residents (aged 21 years and above)</text:p>
            <text:p>Semester</text:p>
            <text:p>Graduate Certificate</text:p>
            <text:p>Fees</text:p>
            <text:p>1</text:p>
            <text:p>Architecting Scalable System</text:p>
            <text:p>S$4,836.40</text:p>
            <text:p>2</text:p>
            <text:p>Designing and Managing Products and Platform</text:p>
            <text:p>or</text:p>
            <text:p>Securing Ubiquitous Systems</text:p>
            <text:p>S$4,354.90</text:p>
            <text:p>or</text:p>
            <text:p>S$4,114.15</text:p>
            <text:p>3</text:p>
            <text:p>Engineering Big Data</text:p>
            <text:p>or</text:p>
            <text:p>Architecting Smart Systems</text:p>
            <text:p>S$3,680.80</text:p>
            <text:p>(each)</text:p>
            <text:p>4</text:p>
            <text:p>Capstone Project</text:p>
            <text:p>S$5,350.00</text:p>
            <text:p>Singaporeans, Singapore Permanent Residents (without subsidies) &amp; International Students</text:p>
            <text:p>Semester</text:p>
            <text:p>Graduate Certificate</text:p>
            <text:p>Fees</text:p>
            <text:p>1</text:p>
            <text:p>Architecting Scalable System</text:p>
            <text:p>S$15,622.00</text:p>
            <text:p>2</text:p>
            <text:p>Designing and Managing Products and Platform</text:p>
            <text:p>or</text:p>
            <text:p>Securing Ubiquitous Systems</text:p>
            <text:p>S$14,017.00</text:p>
            <text:p>or</text:p>
            <text:p>S$13,214.50</text:p>
            <text:p>3</text:p>
            <text:p>Engineering Big Data</text:p>
            <text:p>or</text:p>
            <text:p>Architecting Smart Systems</text:p>
            <text:p>S$11,770.00</text:p>
            <text:p>(each)</text:p>
            <text:p>4</text:p>
            <text:p>Capstone Project</text:p>
            <text:p>S$5,350.00</text:p>
            <text:p>Adjustments will be made for course modules or certificates already taken</text:p>
            <text:p>Other certificate combinations may be possible by attending both Saturday and Weekday classes, and/or by extending study period</text:p>
            <text:p>All graduate certificate fees include charges for Practice Module</text:p>
            <text:p>Fees are correct at time of posting and are subjected to changes without prior notice. The University reserves the right to alter the fees at any time. Fees for subsequent years are under review.</text:p>
            <text:p>What Do Miscellaneous Fees Cover?</text:p>
            <text:p>Miscellaneous fees are typically levied on items that are either not covered or partially covered by tuition fee and grant/subsidy. All students, whether registered on a full-time or part-time basis, are charged the mandatory miscellaneous fees. These are due at the same time as the tuition fees. These fees help defray the costs of student activity, health services and insurance, campus shuttle service and other services.</text:p>
            <text:p>Any queries about fees and payment, please contact us at issfinance@nus.edu.sg.</text:p>
          </table:table-cell>
          <table:table-cell table:number-columns-repeated="6" table:style-name="ce1"/>
          <table:table-cell office:value-type="string" table:style-name="ce2">
            <text:p>Modules<text:s/></text:p>
            <text:p>MTech SE candidates must successfully complete the following course components to be awarded the degree:</text:p>
            <text:p>Fundamental - Complete 1 Certificate</text:p>
            <text:p>Specialist - Complete any 2 of 4 Certificates</text:p>
            <text:p>Fundamental Software Engineering Areas</text:p>
            <text:p>Architecting Scalable Systems</text:p>
            <text:p>Students will learn how to architect scalable, robust and reliable ubiquitous systems using the latest Cloud-based technology. Techniques to automate and engineer DevOps pipelines and architecting platforms will also be covered. Students will also focus on how to architect the back-end support for large systems and platforms.<text:s/></text:p>
            <text:p>Courses:</text:p>
            <text:p>Cloud Native Solution Design</text:p>
            <text:p>Architecting Software Solutions</text:p>
            <text:p>DevOps Engineering and Automation</text:p>
            <text:p>Platform Engineering</text:p>
            <text:p>Specialist Software Engineering Areas</text:p>
            <text:p>Architecting Smart Systems</text:p>
            <text:p>Students will learn skills and techniques required to engineer end-to-end Intelligent Smart Systems. Topics in architecting smart IoT platforms and systems that are scalable will be covered. Students will learn to design, develop and integrate systems that make sense of data from a variety of sensors and edge devices. Students will also learn to create interfaces to smart systems that are apt for interacting with humans in intelligent manners.</text:p>
            <text:p>Courses:</text:p>
            <text:p>Architecting IoT Solutions</text:p>
            <text:p>Designing Intelligent Edge Computing</text:p>
            <text:p>Humanizing Smart Systems</text:p>
            <text:p>Designing and Managing Products and Platforms</text:p>
            <text:p>Students will learn how to design and manage software products and platforms. The key components include using design thinking principles and market research to innovate and concretize product ideas; a framework to scaffold the multidisciplinary aspects of managing a product; develop a product strategy that aligns with business goals and to architect a platform business model from first principles. Students can expect a hands-on approach, engaging class dialogues, lectures and offline study. Valuable insights will be shared by industry practitioners.</text:p>
            <text:p>Courses:</text:p>
            <text:p>Strategic Product Manager</text:p>
            <text:p>Service Design</text:p>
            <text:p>Digital Product Strategy</text:p>
            <text:p>Architecting Platforms as a Business</text:p>
            <text:p>Engineering Big Data</text:p>
            <text:p>Students will learn various aspects of data engineering and processes required for building resilient distributed datasets. Students will also learn to apply key practices, identify multiple data sources appraised against their business value, design the right data storage model(s), and implement fitting data access patterns. Finally, Students will build a scalable data pipeline composed of pluggable functional compute components based on the business insight requirements in a vendor/technology agnostic manner. Students will work with Spark and Hadoop framework along with detailed focus on graph, ML, query and streaming libraries.</text:p>
            <text:p>Courses:</text:p>
            <text:p>Information Architecture for Data-driven Insights</text:p>
            <text:p>Big Data Engineering for Analytics</text:p>
            <text:p>Architecting Systems for Real-Time data processing</text:p>
            <text:p>Securing Ubiquitous Systems</text:p>
            <text:p>Students will be equipped with skills to design and manage cyber security for ubiquitous systems that need to be highly secure . Students will learn about cyber security and its application in securing mobile systems and software platforms. Students will also learn how to incorporate security during the software development lifecycle.</text:p>
            <text:p>Courses:</text:p>
            <text:p>(ISC)2 CISSP CBK Training Seminar</text:p>
            <text:p>Design Secure Mobile Architecture</text:p>
            <text:p>Platform Security</text:p>
            <text:p>Secure Software Development Lifecycle for Agile</text:p>
            <text:p>Learning Journey</text:p>
            <text:p/>
            <text:p>Architecting Scalable Systems</text:p>
            <text:p>Cloud Native Solution Design</text:p>
            <text:p>Architecting Software Solutions</text:p>
            <text:p>DevOps Engineering and Automation</text:p>
            <text:p>Platform Engineering</text:p>
            <text:p>Graduate Certificate in Architecting Scalable Systems</text:p>
            <text:p>Architecting Smart Systems</text:p>
            <text:p>Architecting IoT Solutions</text:p>
            <text:p>Designing Intelligent Edge Computing</text:p>
            <text:p>Humanizing Smart Systems</text:p>
            <text:p>Graduate Certificate in Architecting Smart Systems</text:p>
            <text:p>Designing and Managing Products and Platforms</text:p>
            <text:p>Strategic Product Manager</text:p>
            <text:p>Service Design</text:p>
            <text:p>Digital Product Strategy</text:p>
            <text:p>Architecting Platforms as a Business</text:p>
            <text:p>Graduate Certificate in Designing and Managing Products and Platforms</text:p>
            <text:p>Engineering Big Data</text:p>
            <text:p>Information Architecture for Data-driven Insights</text:p>
            <text:p>Big Data Engineering for Analytics</text:p>
            <text:p>Architecting Systems for Real-Time data processing</text:p>
            <text:p>Graduate Certificate in Engineering Big Data</text:p>
            <text:p>Securing Ubiquitous Systems</text:p>
            <text:p>(ISC)2 CISSP CBK Training Seminar</text:p>
            <text:p>Design Secure Mobile Architecture</text:p>
            <text:p>Platform Security</text:p>
            <text:p>Secure Software Development Lifecycle for Agile</text:p>
            <text:p>Graduate Certificate in Securing Ubiquitous Systems</text:p>
          </table:table-cell>
          <table:table-cell table:style-name="ce1"/>
          <table:table-cell office:value-type="string" table:style-name="ce2">
            <text:p>Timetable &amp; Exams<text:s/></text:p>
            <text:p>Timetable &amp; Exams for Full-time Students</text:p>
            <text:p>This section will be updated soon.</text:p>
            <text:p>Timetable &amp; Exams for Part-time Students</text:p>
            <text:p>This section will be updated soon.</text:p>
            <text:p>Students are evaluated through a combination of course work, project work and examinations. All students are required to complete a three-hour examination for each fundamental and specialist module taken.</text:p>
            <text:p>Students who fail a module will be asked to withdraw. A minimum average grade across all examinations and practice assessments must be achieved to be awarded the degree.</text:p>
          </table:table-cell>
          <table:table-cell office:value-type="string" table:style-name="ce2">
            <text:p>Admission &amp; Application<text:s/></text:p>
            <text:p>Applicants must possess the following pre-requisites:</text:p>
            <text:p>Bachelor's degree preferably in Science or Engineering and a grade point average of at least B</text:p>
            <text:p>Proficiency in the English Language (written and spoken)*</text:p>
            <text:p>Have passed an entrance test</text:p>
            <text:p>NUS-ISS may, at its discretion, accept GRE general test in lieu of NUS-ISS entrance test in genuine cases e.g. a candidate lives in a country where NUS-ISS does not administer entrance tests or candidate had valid reasons that prevented him/her from attending the NUS-ISS entrance test when it was administered</text:p>
            <text:p>Preferably four years relevant working experience</text:p>
            <text:p>as a software engineer e.g. programmer, designer, technical team lead</text:p>
            <text:p>Candidates who have lesser than four years relevant experience with good practical software engineering knowledge gained either through course work, course projects or work experience may be considered</text:p>
            <text:p>Have received a favourable assessment at admissions interview conducted by NUS-ISS</text:p>
            <text:p>*English Language Proficiency</text:p>
            <text:p>Applicants who graduated from universities where English is not the medium of instruction should submit TOEFL (Test of English as a Foreign Language) or IELTS (International English Language Testing System) score as evidence of their proficiency in the English language.</text:p>
            <text:p>TOEFL</text:p>
            <text:p>Paper-based test (580)</text:p>
            <text:p>Computer-based test (237)</text:p>
            <text:p>Internet-based test (85)</text:p>
            <text:p>IELTS</text:p>
            <text:p>Result of 6.0</text:p>
            <text:p>Institution code of NUS-ISS for TOEFL is 2432</text:p>
            <text:p>TOEFL and IELTS are only valid for five years after the test and the validity should not expire before the beginning of the application period for the coursework programme.</text:p>
            <text:p>How to Apply</text:p>
            <text:p>All applicants are required to submit an online application for our graduate coursework programme (through-train).<text:s/></text:p>
            <text:p>Step 1: You can refer to our detailed step-by-step guide on how to complete the online application.</text:p>
            <text:p>Step 2: It will take you about 30 minutes or more to complete your application. You will need the softcopies of the supporting documents for your online application. Click here for the supporting documents to be uploaded and additional information required.</text:p>
            <text:p>Step 3: You can proceed to apply online. Remember to upload all the required supporting documents under the “Documents Upload” section before you do the online submission. You can refer to our FAQ.</text:p>
            <text:p>Step 4: Please ensure you submit your online application(s) and make online payment for the application fee (non-refundable) of S$50.00 per application (inclusive of prevailing GST).</text:p>
            <text:p>Important:<text:s/></text:p>
            <text:p>Applications that are incomplete, including missing supporting document(s), will not be processed.</text:p>
            <text:p>Applicants who are found to have given inaccurate or false information will be required to withdraw from the programme.</text:p>
            <text:p>All payments for application fee are non-refundable.</text:p>
            <text:p>Please note that the University has not engaged any external agencies to undertake student recruitment on its behalf.Candidates interested in our graduate programmes are advised to apply directly to the University and not through any agents.Candidates who apply through agents will not have any added advantage in gaining admission and the University reserves the right to reject such applications without giving reasons.</text:p>
          </table:table-cell>
          <table:table-cell office:value-type="string" table:style-name="ce2">
            <text:p>Career Pathways<text:s/></text:p>
            <text:p>Find your fit with new opened doors</text:p>
            <text:p>There are opportunities in Singapore for most areas of IT. What you learn in terms of IT skills is not as important as what you do with it. It is the attitude and the ability to learn from mistakes, and to contribute back to the company that you work for that is likely to make more of a difference than specific IT skills.</text:p>
            <text:p>There are two main paths for advancement in IT - either technical or management. Technical means you continue to deepen your technical area in a domain (such as system architecture, or software engineering, etc.) and you become an expert in those areas. The other is management, where you can focus on project management, outsourcing, etc.</text:p>
            <text:p>Our internship companies often tell us that if we can give them good students as interns, it is very likely they will get a job offer at the end of the internship.</text:p>
            <text:p>As an MTech SE graduate, you will be equipped with the essential knowledge and practical experience to architect, design, build and manage the delivery of robust software systems for organisations.</text:p>
            <text:p>Career Prospects</text:p>
            <text:p>Software Architect (general, smart systems, data)</text:p>
            <text:p>Senior Software Engineer</text:p>
            <text:p>Data Architect</text:p>
            <text:p>Product Manager</text:p>
            <text:p>MTech alumni are pursuing their careers at these global organisations:</text:p>
            <text:p>Accenture</text:p>
            <text:p>Creative Technology</text:p>
            <text:p>DBS Bank</text:p>
            <text:p>Defence Science &amp; Technology Agency<text:s/></text:p>
            <text:p>Deutsche Bank AG</text:p>
            <text:p>Fuji Xerox Asia Pacific</text:p>
            <text:p>HP Singapore</text:p>
            <text:p>IBM Singapore</text:p>
            <text:p>Infocomm Development Authority of Singapore</text:p>
            <text:p>Inland Revenue Authority of Singapore</text:p>
            <text:p>Jurong Port</text:p>
            <text:p>Microsoft</text:p>
            <text:p>Murex</text:p>
            <text:p>NCS</text:p>
            <text:p>NEC Asia Pacific</text:p>
            <text:p>OCBC Bank</text:p>
            <text:p>Revolution Analytics</text:p>
            <text:p>Singapore Telecommunications<text:s/></text:p>
            <text:p>Standard Chartered Bank</text:p>
            <text:p>Starhub<text:s/></text:p>
            <text:p>ST Electronics</text:p>
            <text:p>Tata Consultancy Services</text:p>
            <text:p>The NUS-ISS Career Services Office helps students to match jobs based on their skills and experience. There will be bi-yearly Career Fairs held for students and graduates to network with employers. However, successful employment will depend on the employers.</text:p>
            <text:p>The average starting salary of an IT professional depends on the degree and your previous working experience. For fresh graduates with no work experience, the starting salary ranges from S$3,600 to S$3,800. Graduates with more than 3 years of work experience can expect a starting pay of S$4,000 and above.</text:p>
            <text:p>The most important skill is to get the job done and be persistent. You need to be broad-based and the technology does not matter.</text:p>
            <text:p>You can get some salary benchmarks from these sites:</text:p>
            <text:p>Salary.sg</text:p>
            <text:p>Hays.com Salary Guide</text:p>
            <text:p>Kelly Services Salary Guide</text:p>
          </table:table-cell>
          <table:table-cell office:value-type="string" table:style-name="ce2">
            <text:p>Capstone Project &amp; Internships<text:s/></text:p>
            <text:p>A central element of the MTech programme is the project module.</text:p>
            <text:p>Student projects for MTech SE students extend over a period of 3 months for full-time students and one year for part-time students. Full-time students are allowed to conduct their project as a team-based internship if desired. The expected commitment for the project is 45 man-days per team member.</text:p>
            <text:p>Objectives</text:p>
            <text:p>Architect, design and develop a real-world software system</text:p>
            <text:p>Demonstrate technical and management skills by documenting various aspects of the system development and on-time delivery of quality systems.</text:p>
            <text:p>Deliver a fully-tested system that fulfils the requirements of the sponsoring company</text:p>
            <text:p>Learning outcomes:</text:p>
            <text:p>Manage a software development project following a formal approach</text:p>
            <text:p>Engineer software systems using appropriate software engineering methods and construction technologies</text:p>
            <text:p>Apply project and quality management techniques to deliver a robust solution that meets user requirements</text:p>
            <text:p>Read more on Internship &amp; Placements</text:p>
          </table:table-cell>
          <table:table-cell table:number-columns-repeated="16357"/>
        </table:table-row>
        <table:table-row table:style-name="ro1">
          <table:table-cell office:value-type="float" office:value="171" table:style-name="ce1">
            <text:p>171</text:p>
          </table:table-cell>
          <table:table-cell office:value-type="string" table:style-name="ce1">
            <text:p>https://www.iss.nus.edu.sg/executive-education/course/detail/nus-iss-certificate-in-digital-solutions-development</text:p>
          </table:table-cell>
          <table:table-cell office:value-type="string" table:style-name="ce1">
            <text:p>NUS-ISS Stackable Certificate Programmes in Digital Solutions Development</text:p>
          </table:table-cell>
          <table:table-cell table:number-columns-repeated="6" table:style-name="ce1"/>
          <table:table-cell office:value-type="string" table:style-name="ce2">
            <text:p>Overview</text:p>
            <text:p>Part of</text:p>
            <text:p>-</text:p>
            <text:p>Duration</text:p>
            <text:p>209 days</text:p>
            <text:p>Course Time</text:p>
            <text:p>9:00am - 5:00pm</text:p>
            <text:p>Enquiry</text:p>
            <text:p>Please contact Ms. Sherlyn LIM at</text:p>
            <text:p>tel: 65167646 or<text:s/></text:p>
            <text:p>email for more details.<text:s/></text:p>
            <text:p/>
            <text:p>This course equips participants with necessary skills to design and develop IT solutions to resolve business problems, enable process automation and support smart living in our day to day life.<text:s/></text:p>
            <text:p>The series of certifications start with the compulsory first certification programme - "NUS-ISS Certificate in Digital Solutions Development - Foundations (SF)". Upon successful completion of the certification, you can then proceed to take the next three certificates (Design, Web Applications and Mobility Applications) in your preferred sequence.<text:s/></text:p>
            <text:p>You may choose to continue with NUS Graduate Diploma in Systems Analysis - Capstone and Internship, if you possess a recognised degree and have attained in their examination a minimum of 60% and above in one sitting for all the four Certificates. Upon successful completion of the capstone project and internship, students will be awarded the NUS Graduate Diploma in Systems Analysis.</text:p>
          </table:table-cell>
          <table:table-cell table:style-name="ce1"/>
          <table:table-cell office:value-type="string" table:style-name="ce2">
            <text:p>Key Takeaways<text:s/></text:p>
            <text:p>The NUS-ISS Stackable Certificate Programmes in Digital Solutions Development is a package of four certificates in software design and engineering. Key takeaways for the individual certificates are:</text:p>
            <text:p>NICF-NUS-ISS Certificate in Digital Solutions Development - Foundations (SF)</text:p>
            <text:p>Enterprise Solution Development: C#, SQL, Object Oriented Programming, Enterprise N-Tier Application Development.</text:p>
            <text:p>NICF-NUS-ISS Certificate in Digital Solutions Development - Design (SF)</text:p>
            <text:p>Software Analysis and Design, Software Engineering</text:p>
            <text:p>NICF-NUS-ISS Certificate in Digital Solutions Development - Web Applications (SF)</text:p>
            <text:p>Web Application Development: JAVA, RESTFUL server side, web design, HTML and CSS.</text:p>
            <text:p>NICF-NUS-ISS Certificate in Digital Solutions Development - Mobility Applications (SF)</text:p>
            <text:p>Mobile Application Development: mobile application design, ASP.NET, mobile web and mobile native app using Android, HTML and CSS.</text:p>
            <text:p>NUS Graduate Diploma in Systems Analysis - Capstone &amp; Internship</text:p>
            <text:p>Capstone project delivery and 5-months internship: gaining relevant professional experience, project management skills, and building soft skills in actual work environment.</text:p>
            <text:p>Download the brochure here</text:p>
          </table:table-cell>
          <table:table-cell office:value-type="string" table:style-name="ce2">
            <text:p>Who Should Attend</text:p>
            <text:p>This programme has been designed for people who have little prior technical skills in software engineering, and aspires to seriously develop in-depth technical capabilities.</text:p>
            <text:p>Participants who wish to learn programming, software design and analysis, as well as to develop mobile and web applications for an enterprise environment like a bank or any large organisation, will be suited to this programme.</text:p>
            <text:p>The stackable certificates allow you to take each certificate individually, and the option to complete your entire journey to fulfil a NUS Graduate Diploma in Systems Analysis. Participants can take the certificates your own pace, thus providing greater flexibility to plan your own learning journey.</text:p>
          </table:table-cell>
          <table:table-cell office:value-type="string" table:style-name="ce2">
            <text:p>What Will Be Covered<text:s/></text:p>
            <text:p>This programme will begin with:</text:p>
            <text:p>NICF-NUS-ISS Certificate in Digital Solutions Development - Foundations (SF)</text:p>
            <text:p>Participants can continue with further certifications below, in any sequence:</text:p>
            <text:p>NICF-NUS-ISS Certificate in Digital Solutions Development - Design (SF)</text:p>
            <text:p>NICF-NUS-ISS Certificate in Digital Solutions Development - Web Applications (SF)</text:p>
            <text:p>NICF-NUS-ISS Certificate in Digital Solutions Development - Mobility Applications (SF)</text:p>
            <text:p>Participants satisfying the requisite criteria can go on to the last lap:</text:p>
            <text:p>NUS Graduate Diploma in Systems Analysis - Capstone &amp; Internship</text:p>
          </table:table-cell>
          <table:table-cell office:value-type="string" table:style-name="ce2">
            <text:p>Fees &amp; Funding</text:p>
            <text:p>NICF-NUS-ISS Certificate in Digital Solutions Development - Foundations (SF)</text:p>
            <text:p>NICF-NUS-ISS Certificate in Digital Solutions Development - Design (SF)</text:p>
            <text:p>NICF-NUS-ISS Certificate in Digital Solutions Development - Web Applications (SF)</text:p>
            <text:p>NICF-NUS-ISS Certificate in Digital Solutions Development - Mobility Applications (SF)</text:p>
            <text:p>NUS Graduate Diploma in Systems Analysis - Capstone &amp; Internship</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10,000</text:p>
            <text:p>S$10,000</text:p>
            <text:p>S$10,000</text:p>
            <text:p>S$10,000</text:p>
            <text:p>SSG grant</text:p>
            <text:p>-</text:p>
            <text:p>(S$7,000)</text:p>
            <text:p>(S$7,000)</text:p>
            <text:p>(S$7,000)</text:p>
            <text:p>Nett course fee</text:p>
            <text:p>S$10,000</text:p>
            <text:p>S$3000</text:p>
            <text:p>S$3000</text:p>
            <text:p>S$3000</text:p>
            <text:p>7% GST on nett course fee</text:p>
            <text:p>S$700</text:p>
            <text:p>S$210</text:p>
            <text:p>S$210</text:p>
            <text:p>S$210</text:p>
            <text:p>Total nett course fee payable, including GST *</text:p>
            <text:p>S$10,700</text:p>
            <text:p>S$3210</text:p>
            <text:p>S$3210</text:p>
            <text:p>S$3210</text:p>
            <text:p>Less additional funding if eligible under various schemes</text:p>
            <text:p>-</text:p>
            <text:p>-</text:p>
            <text:p>(S$2000)</text:p>
            <text:p>(S$2500)</text:p>
            <text:p>Total nett course fee payable, including GST, after additional funding from the various funding schemes *</text:p>
            <text:p>S$10,700</text:p>
            <text:p>S$3210</text:p>
            <text:p>S$1210</text:p>
            <text:p>S$71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10,000</text:p>
            <text:p>S$10,000</text:p>
            <text:p>S$10,000</text:p>
            <text:p>S$10,000</text:p>
            <text:p>S$10,000</text:p>
            <text:p>SSG grant</text:p>
            <text:p>-</text:p>
            <text:p>(S$7000)</text:p>
            <text:p>(S$7000)</text:p>
            <text:p>(S$7000)</text:p>
            <text:p>(S$7000)</text:p>
            <text:p>Nett course fee</text:p>
            <text:p>S$10,000</text:p>
            <text:p>S$3000</text:p>
            <text:p>S$3000</text:p>
            <text:p>S$3000</text:p>
            <text:p>S$3000</text:p>
            <text:p>7% GST on nett course fee</text:p>
            <text:p>S$700</text:p>
            <text:p>S$210</text:p>
            <text:p>S$210</text:p>
            <text:p>S$210</text:p>
            <text:p>S$210</text:p>
            <text:p>Total nett course fee payable, including GST *</text:p>
            <text:p>S$10,700</text:p>
            <text:p>S$3210</text:p>
            <text:p>S$3210</text:p>
            <text:p>S$3210</text:p>
            <text:p>S$3210</text:p>
            <text:p>Fee payable to NUS-ISS</text:p>
            <text:p>Less additional funding if eligible under various schemes#</text:p>
            <text:p>(company needs to submit training grant and claim via Skillsconnect)</text:p>
            <text:p>-</text:p>
            <text:p>-</text:p>
            <text:p>(S$2000)</text:p>
            <text:p>(S$2500)</text:p>
            <text:p>(S$2000)</text:p>
            <text:p>Total nett course fee payable, including GST, after additional funding from the various funding schemes</text:p>
            <text:p>-</text:p>
            <text:p>-</text:p>
            <text:p>S$1210</text:p>
            <text:p>S$710</text:p>
            <text:p>S$1210</text:p>
            <text:p>Actual financial outlay by company</text:p>
            <text:p>*Student Service Fees</text:p>
            <text:p>Apart from course fees, participants will have to pay a Student Service Fee of S$25.23 for every regular semester.</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will be capped at 143 hours and is available for eligible companies and companies on a short work week system will receive the absentee payroll subsidy based on their employees' current income. Please visit www.ssg.gov.sg for full details.</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10,000</text:p>
            <text:p>S$10,000</text:p>
            <text:p>S$10,000</text:p>
            <text:p>S$10,000</text:p>
            <text:p>SSG grant</text:p>
            <text:p>-</text:p>
            <text:p>(S$7,000)</text:p>
            <text:p>(S$7,000)</text:p>
            <text:p>(S$7,000)</text:p>
            <text:p>Nett course fee</text:p>
            <text:p>S$10,000</text:p>
            <text:p>S$3000</text:p>
            <text:p>S$3000</text:p>
            <text:p>S$3000</text:p>
            <text:p>7% GST on nett course fee</text:p>
            <text:p>S$700</text:p>
            <text:p>S$210</text:p>
            <text:p>S$210</text:p>
            <text:p>S$210</text:p>
            <text:p>Total nett course fee payable, including GST *</text:p>
            <text:p>S$10,700</text:p>
            <text:p>S$3210</text:p>
            <text:p>S$3210</text:p>
            <text:p>S$3210</text:p>
            <text:p>Less additional funding if eligible under various schemes</text:p>
            <text:p>-</text:p>
            <text:p>-</text:p>
            <text:p>(S$2000)</text:p>
            <text:p>(S$2500)</text:p>
            <text:p>Total nett course fee payable, including GST, after additional funding from the various funding schemes *</text:p>
            <text:p>S$10,700</text:p>
            <text:p>S$3210</text:p>
            <text:p>S$1210</text:p>
            <text:p>S$71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10,000</text:p>
            <text:p>S$10,000</text:p>
            <text:p>S$10,000</text:p>
            <text:p>S$10,000</text:p>
            <text:p>S$10,000</text:p>
            <text:p>SSG grant</text:p>
            <text:p>-</text:p>
            <text:p>(S$7000)</text:p>
            <text:p>(S$7000)</text:p>
            <text:p>(S$7000)</text:p>
            <text:p>(S$7000)</text:p>
            <text:p>Nett course fee</text:p>
            <text:p>S$10,000</text:p>
            <text:p>S$3000</text:p>
            <text:p>S$3000</text:p>
            <text:p>S$3000</text:p>
            <text:p>S$3000</text:p>
            <text:p>7% GST on nett course fee</text:p>
            <text:p>S$700</text:p>
            <text:p>S$210</text:p>
            <text:p>S$210</text:p>
            <text:p>S$210</text:p>
            <text:p>S$210</text:p>
            <text:p>Total nett course fee payable, including GST *</text:p>
            <text:p>S$10,700</text:p>
            <text:p>S$3210</text:p>
            <text:p>S$3210</text:p>
            <text:p>S$3210</text:p>
            <text:p>S$3210</text:p>
            <text:p>Fee payable to NUS-ISS</text:p>
            <text:p>Less additional funding if eligible under various schemes#</text:p>
            <text:p>(company needs to submit training grant and claim via Skillsconnect)</text:p>
            <text:p>-</text:p>
            <text:p>-</text:p>
            <text:p>(S$2000)</text:p>
            <text:p>(S$2500)</text:p>
            <text:p>(S$2000)</text:p>
            <text:p>Total nett course fee payable, including GST, after additional funding from the various funding schemes</text:p>
            <text:p>-</text:p>
            <text:p>-</text:p>
            <text:p>S$1210</text:p>
            <text:p>S$710</text:p>
            <text:p>S$1210</text:p>
            <text:p>Actual financial outlay by company</text:p>
            <text:p>*Student Service Fees</text:p>
            <text:p>Apart from course fees, participants will have to pay a Student Service Fee of S$25.23 for every regular semester.</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will be capped at 170 hours and is available for eligible companies and companies on a short work week system will receive the absentee payroll subsidy based on their employees' current income. Please visit www.ssg.gov.sg for full details.</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10,000</text:p>
            <text:p>S$10,000</text:p>
            <text:p>S$10,000</text:p>
            <text:p>S$10,000</text:p>
            <text:p>SSG grant</text:p>
            <text:p>-</text:p>
            <text:p>(S$7,000)</text:p>
            <text:p>(S$7,000)</text:p>
            <text:p>(S$7,000)</text:p>
            <text:p>Nett course fee</text:p>
            <text:p>S$10,000</text:p>
            <text:p>S$3000</text:p>
            <text:p>S$3000</text:p>
            <text:p>S$3000</text:p>
            <text:p>7% GST on nett course fee</text:p>
            <text:p>S$700</text:p>
            <text:p>S$210</text:p>
            <text:p>S$210</text:p>
            <text:p>S$210</text:p>
            <text:p>Total nett course fee payable, including GST *</text:p>
            <text:p>S$10,700</text:p>
            <text:p>S$3210</text:p>
            <text:p>S$3210</text:p>
            <text:p>S$3210</text:p>
            <text:p>Less additional funding if eligible under various schemes</text:p>
            <text:p>-</text:p>
            <text:p>-</text:p>
            <text:p>(S$2000)</text:p>
            <text:p>(S$2500)</text:p>
            <text:p>Total nett course fee payable, including GST, after additional funding from the various funding schemes *</text:p>
            <text:p>S$10,700</text:p>
            <text:p>S$3210</text:p>
            <text:p>S$1210</text:p>
            <text:p>S$71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10,000</text:p>
            <text:p>S$10,000</text:p>
            <text:p>S$10,000</text:p>
            <text:p>S$10,000</text:p>
            <text:p>S$10,000</text:p>
            <text:p>SSG grant</text:p>
            <text:p>-</text:p>
            <text:p>(S$7000)</text:p>
            <text:p>(S$7000)</text:p>
            <text:p>(S$7000)</text:p>
            <text:p>(S$7000)</text:p>
            <text:p>Nett course fee</text:p>
            <text:p>S$10,000</text:p>
            <text:p>S$3000</text:p>
            <text:p>S$3000</text:p>
            <text:p>S$3000</text:p>
            <text:p>S$3000</text:p>
            <text:p>7% GST on nett course fee</text:p>
            <text:p>S$700</text:p>
            <text:p>S$210</text:p>
            <text:p>S$210</text:p>
            <text:p>S$210</text:p>
            <text:p>S$210</text:p>
            <text:p>Total nett course fee payable, including GST *</text:p>
            <text:p>S$10,700</text:p>
            <text:p>S$3210</text:p>
            <text:p>S$3210</text:p>
            <text:p>S$3210</text:p>
            <text:p>S$3210</text:p>
            <text:p>Fee payable to NUS-ISS</text:p>
            <text:p>Less additional funding if eligible under various schemes#</text:p>
            <text:p>(company needs to submit training grant and claim via Skillsconnect)</text:p>
            <text:p>-</text:p>
            <text:p>-</text:p>
            <text:p>(S$2000)</text:p>
            <text:p>(S$2500)</text:p>
            <text:p>(S$2000)</text:p>
            <text:p>Total nett course fee payable, including GST, after additional funding from the various funding schemes</text:p>
            <text:p>-</text:p>
            <text:p>-</text:p>
            <text:p>S$1210</text:p>
            <text:p>S$710</text:p>
            <text:p>S$1210</text:p>
            <text:p>Actual financial outlay by company</text:p>
            <text:p>*Student Service Fees</text:p>
            <text:p>Apart from course fees, participants will have to pay a Student Service Fee of S$25.23 for every regular semester.</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10,000</text:p>
            <text:p>S$10,000</text:p>
            <text:p>S$10,000</text:p>
            <text:p>S$10,000</text:p>
            <text:p>SSG grant</text:p>
            <text:p>-</text:p>
            <text:p>(S$7,000)</text:p>
            <text:p>(S$7,000)</text:p>
            <text:p>(S$7,000)</text:p>
            <text:p>Nett course fee</text:p>
            <text:p>S$10,000</text:p>
            <text:p>S$3000</text:p>
            <text:p>S$3000</text:p>
            <text:p>S$3000</text:p>
            <text:p>7% GST on nett course fee</text:p>
            <text:p>S$700</text:p>
            <text:p>S$210</text:p>
            <text:p>S$210</text:p>
            <text:p>S$210</text:p>
            <text:p>Total nett course fee payable, including GST *</text:p>
            <text:p>S$10,700</text:p>
            <text:p>S$3210</text:p>
            <text:p>S$3210</text:p>
            <text:p>S$3210</text:p>
            <text:p>Less additional funding if eligible under various schemes</text:p>
            <text:p>-</text:p>
            <text:p>-</text:p>
            <text:p>(S$2000)</text:p>
            <text:p>(S$2500)</text:p>
            <text:p>Total nett course fee payable, including GST, after additional funding from the various funding schemes *</text:p>
            <text:p>S$10,700</text:p>
            <text:p>S$3210</text:p>
            <text:p>S$1210</text:p>
            <text:p>S$71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10,000</text:p>
            <text:p>S$10,000</text:p>
            <text:p>S$10,000</text:p>
            <text:p>S$10,000</text:p>
            <text:p>S$10,000</text:p>
            <text:p>SSG grant</text:p>
            <text:p>-</text:p>
            <text:p>(S$7000)</text:p>
            <text:p>(S$7000)</text:p>
            <text:p>(S$7000)</text:p>
            <text:p>(S$7000)</text:p>
            <text:p>Nett course fee</text:p>
            <text:p>S$10,000</text:p>
            <text:p>S$3000</text:p>
            <text:p>S$3000</text:p>
            <text:p>S$3000</text:p>
            <text:p>S$3000</text:p>
            <text:p>7% GST on nett course fee</text:p>
            <text:p>S$700</text:p>
            <text:p>S$210</text:p>
            <text:p>S$210</text:p>
            <text:p>S$210</text:p>
            <text:p>S$210</text:p>
            <text:p>Total nett course fee payable, including GST *</text:p>
            <text:p>S$10,700</text:p>
            <text:p>S$3210</text:p>
            <text:p>S$3210</text:p>
            <text:p>S$3210</text:p>
            <text:p>S$3210</text:p>
            <text:p>Fee payable to NUS-ISS</text:p>
            <text:p>Less additional funding if eligible under various schemes#</text:p>
            <text:p>(company needs to submit training grant and claim via Skillsconnect)</text:p>
            <text:p>-</text:p>
            <text:p>-</text:p>
            <text:p>(S$2000)</text:p>
            <text:p>(S$2500)</text:p>
            <text:p>(S$2000)</text:p>
            <text:p>Total nett course fee payable, including GST, after additional funding from the various funding schemes</text:p>
            <text:p>-</text:p>
            <text:p>-</text:p>
            <text:p>S$1210</text:p>
            <text:p>S$710</text:p>
            <text:p>S$1210</text:p>
            <text:p>Actual financial outlay by company</text:p>
            <text:p>*Student Service Fees</text:p>
            <text:p>Apart from course fees, participants will have to pay a Student Service Fee of S$25.23 for every regular semester.</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is available for eligible companies and companies on a short work week system will receive the absentee payroll subsidy based on their employees' current income. Please visit www.ssg.gov.sg for full details.</text:p>
            <text:p>Self-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Full course fee</text:p>
            <text:p>S$10,000</text:p>
            <text:p>S$10,000</text:p>
            <text:p>S$10,000</text:p>
            <text:p>S$10,000</text:p>
            <text:p>SSG grant</text:p>
            <text:p>-</text:p>
            <text:p>(S$7,000)</text:p>
            <text:p>(S$7,000)</text:p>
            <text:p>(S$7,000)</text:p>
            <text:p>Nett course fee</text:p>
            <text:p>S$10,000</text:p>
            <text:p>S$3000</text:p>
            <text:p>S$3000</text:p>
            <text:p>S$3000</text:p>
            <text:p>7% GST on nett course fee</text:p>
            <text:p>S$700</text:p>
            <text:p>S$210</text:p>
            <text:p>S$210</text:p>
            <text:p>S$210</text:p>
            <text:p>Total nett course fee payable, including GST *</text:p>
            <text:p>S$10,700</text:p>
            <text:p>S$3210</text:p>
            <text:p>S$3210</text:p>
            <text:p>S$3210</text:p>
            <text:p>Less additional funding if eligible under various schemes</text:p>
            <text:p>-</text:p>
            <text:p>-</text:p>
            <text:p>(S$2000)</text:p>
            <text:p>(S$2500)</text:p>
            <text:p>Total nett course fee payable, including GST, after additional funding from the various funding schemes *</text:p>
            <text:p>S$10,700</text:p>
            <text:p>S$3210</text:p>
            <text:p>S$1210</text:p>
            <text:p>S$710</text:p>
            <text:p>Singaporeans aged 25 and above can use their SkillsFuture Credit to pay for course fees, apart from government subsidies. For more information, click here.</text:p>
            <text:p>Company-sponsored</text:p>
            <text:p>International Participants</text:p>
            <text:p>S'poreans and PRs<text:s/></text:p>
            <text:p>(aged 21 and above)</text:p>
            <text:p>SkillsFuture Mid-Career Enhanced Subsidy1<text:s/></text:p>
            <text:p>(S’poreans aged 40 and above)</text:p>
            <text:p>Workfare Training Support2</text:p>
            <text:p>(S’poreans aged 35 and above, and earn ≤ $2,000 per month)</text:p>
            <text:p>Enhanced Training Support for SMEs3</text:p>
            <text:p>Notes</text:p>
            <text:p>Full course fee</text:p>
            <text:p>S$10,000</text:p>
            <text:p>S$10,000</text:p>
            <text:p>S$10,000</text:p>
            <text:p>S$10,000</text:p>
            <text:p>S$10,000</text:p>
            <text:p>SSG grant</text:p>
            <text:p>-</text:p>
            <text:p>(S$7000)</text:p>
            <text:p>(S$7000)</text:p>
            <text:p>(S$7000)</text:p>
            <text:p>(S$7000)</text:p>
            <text:p>Nett course fee</text:p>
            <text:p>S$10,000</text:p>
            <text:p>S$3000</text:p>
            <text:p>S$3000</text:p>
            <text:p>S$3000</text:p>
            <text:p>S$3000</text:p>
            <text:p>7% GST on nett course fee</text:p>
            <text:p>S$700</text:p>
            <text:p>S$210</text:p>
            <text:p>S$210</text:p>
            <text:p>S$210</text:p>
            <text:p>S$210</text:p>
            <text:p>Total nett course fee payable, including GST *</text:p>
            <text:p>S$10,700</text:p>
            <text:p>S$3210</text:p>
            <text:p>S$3210</text:p>
            <text:p>S$3210</text:p>
            <text:p>S$3210</text:p>
            <text:p>Fee payable to NUS-ISS</text:p>
            <text:p>Less additional funding if eligible under various schemes#</text:p>
            <text:p>(company needs to submit training grant and claim via Skillsconnect)</text:p>
            <text:p>-</text:p>
            <text:p>-</text:p>
            <text:p>(S$2000)</text:p>
            <text:p>(S$2500)</text:p>
            <text:p>(S$2000)</text:p>
            <text:p>Total nett course fee payable, including GST, after additional funding from the various funding schemes</text:p>
            <text:p>-</text:p>
            <text:p>-</text:p>
            <text:p>S$1210</text:p>
            <text:p>S$710</text:p>
            <text:p>S$1210</text:p>
            <text:p>Actual financial outlay by company</text:p>
            <text:p>*Student Service Fees</text:p>
            <text:p>Apart from course fees, participants will have to pay a Student Service Fee of S$25.23 for every regular semester.</text:p>
            <text:p>Various Funding Schemes</text:p>
            <text:p>1Mid-Career Enhanced Subsidy</text:p>
            <text:p>Singaporeans aged 40 and above may enjoy subsidies up to 90% of the course fees.</text:p>
            <text:p>2Workfare Training Support (WTS)</text:p>
            <text:p>Singaporeans aged 35 and above (13 years and above for Persons With Disabilities) and earn not more than $2,000 per month, may enjoy subsidies up to 95% of the course fees.</text:p>
            <text:p>3Enhanced Training Support for SMEs (ETSS)</text:p>
            <text:p>SME-sponsored employees (Singaporean Citizens and PRs) may enjoy subsidies up to 90% of the course fees. For more details, click on Enhanced Training Support for SMEs.</text:p>
            <text:p>Course attendee is eligible for only one funding scheme.</text:p>
            <text:p>#For company-sponsored participants, companies would need to pay upfront 30% of the course fee to NUS-ISS and submit a training grant application for the remaining eligible subsidies, and subsequently a claim in Skillsconnect. For details, please refer to Skillsconnect guide 4.1 &amp; 5.1.</text:p>
            <text:p>This course is aligned to the National Infocomm Competency Framework (NICF) and accredited by SSG. Absentee payroll and up to 70% SSG funding of the course fee is available for eligible participants (Singapore Citizens and Permanent Residents). Absentee payroll subsidy will be capped at 110 hours and is available for eligible companies and companies on a short work week system will receive the absentee payroll subsidy based on their employees' current income. Please visit www.ssg.gov.sg for full details.</text:p>
          </table:table-cell>
          <table:table-cell table:number-columns-repeated="2" table:style-name="ce1"/>
          <table:table-cell office:value-type="string" table:style-name="ce2">
            <text:p>Preparing for Your Course</text:p>
            <text:p>ISS and Learner’s Commitment and Responsibilities</text:p>
            <text:p>Find out more.</text:p>
            <text:p>WIFI Access</text:p>
            <text:p>WIFI access will be made available. User ID and password will be provided in the participant’s kit.</text:p>
            <text:p>Venue<text:s/></text:p>
            <text:p>We are now located at 3 campuses as our main campus ISS @25 HMKT undergoes renovation. Click HERE for directions.</text:p>
            <text:p>In the event of a change of venue, participants are advised to refer to the acceptance email sent one week prior to the commencement date.</text:p>
            <text:p>Course Confirmation</text:p>
            <text:p>All classes are subject to confirmation and ISS will send an acceptance email to participants one week prior to the commencement date. Confirmed registrants are to attend and complete all lectures, class exercises, workshops and assessments (where applicable). Additionally, all responses to feedbacks and surveys conducted by ISS and its partners must be submitted. All training and assessments will be delivered as described in the course webpage.</text:p>
            <text:p>General Enquiry</text:p>
            <text:p>Please feel free to write to isslearn@nus.edu.sg if you have any enquiry or feedback.</text:p>
          </table:table-cell>
          <table:table-cell table:number-columns-repeated="2" table:style-name="ce1"/>
          <table:table-cell office:value-type="string" table:style-name="ce2">
            <text:p>How To Apply</text:p>
            <text:p>NICF-NUS-ISS Certificate in Digital Solutions Development - Foundations</text:p>
            <text:p>Download the Application Form here.</text:p>
            <text:p>Prepare the following supporting documents:</text:p>
            <text:p>A copy of the completed Application Form, duly declared and signed</text:p>
            <text:p>A recent passport-sized photograph, attached on the Application Form</text:p>
            <text:p>A copy of your degree scroll, or highest qualification attained</text:p>
            <text:p>A copy of your detailed result transcript of academic records from each university / college attended</text:p>
            <text:p>A copy of your identify card, documentary proof of permanent resident status, or citizenship certificate</text:p>
            <text:p>Mail your application package containing all of the above documents to:</text:p>
            <text:p>Course Administrator (S-SA4102)</text:p>
            <text:p>Institute of Systems Science</text:p>
            <text:p>National University of Singapore</text:p>
            <text:p>25 Heng Mui Keng Terrace</text:p>
            <text:p>Singapore 119615</text:p>
            <text:p>Once you have successfully completed the compulsory Foundations certificate, you can register for the subsequent certificates directly on the course page.</text:p>
            <text:p>NICF-NUS-ISS Certificate in Digital Solutions Development - Design (SF)</text:p>
            <text:p>NICF-NUS-ISS Certificate in Digital Solutions Development - Web Applications (SF)</text:p>
            <text:p>NICF-NUS-ISS Certificate in Digital Solutions Development - Mobility Applications (SF)</text:p>
            <text:p>NUS Graduate Diploma in Systems Analysis - Capstone &amp; Internships</text:p>
          </table:table-cell>
          <table:table-cell table:number-columns-repeated="16363" table:style-name="ce1"/>
        </table:table-row>
        <table:table-row table:style-name="ro1">
          <table:table-cell office:value-type="float" office:value="172" table:style-name="ce1">
            <text:p>172</text:p>
          </table:table-cell>
          <table:table-cell office:value-type="string" table:style-name="ce1">
            <text:p>https://www.iss.nus.edu.sg/stackable-certificate-programmes/business-analytics</text:p>
          </table:table-cell>
          <table:table-cell office:value-type="string" table:style-name="ce1">
            <text:p>Stackable Certificate Programme in Data Science</text:p>
          </table:table-cell>
          <table:table-cell table:number-columns-repeated="16381" table:style-name="ce1"/>
        </table:table-row>
        <table:table-row table:style-name="ro1">
          <table:table-cell office:value-type="float" office:value="173" table:style-name="ce1">
            <text:p>173</text:p>
          </table:table-cell>
          <table:table-cell office:value-type="string" table:style-name="ce1">
            <text:p>https://www.iss.nus.edu.sg/stackable-certificate-programmes/Intelligent-systems</text:p>
          </table:table-cell>
          <table:table-cell office:value-type="string" table:style-name="ce1">
            <text:p>Stackable Certificate Programme in Artificial Intelligence</text:p>
          </table:table-cell>
          <table:table-cell table:number-columns-repeated="16381" table:style-name="ce1"/>
        </table:table-row>
        <table:table-row table:style-name="ro1">
          <table:table-cell office:value-type="float" office:value="174" table:style-name="ce1">
            <text:p>174</text:p>
          </table:table-cell>
          <table:table-cell office:value-type="string" table:style-name="ce1">
            <text:p>https://www.iss.nus.edu.sg/stackable-certificate-programmes/Software-engineering</text:p>
          </table:table-cell>
          <table:table-cell office:value-type="string" table:style-name="ce1">
            <text:p>Stackable Certificate Programme in Smart Systems &amp; Platforms</text:p>
          </table:table-cell>
          <table:table-cell table:number-columns-repeated="16381" table:style-name="ce1"/>
        </table:table-row>
        <table:table-row table:number-rows-repeated="104840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 Light" svg:font-family="&quot;Calibri Light&quot;"/>
  </office:font-face-decls>
  <office:styles>
    <number:number-style style:name="N0">
      <number:number number:min-integer-digits="1"/>
    </number:number-style>
    <style:style style:name="_50_0_37__32_-_32_Accent1" style:display-name="20% - Accent1" style:family="table-cell" style:data-style-name="N0">
      <style:table-cell-properties fo:background-color="#D9E1F2"/>
    </style:style>
    <style:style style:name="_50_0_37__32_-_32_Accent2" style:display-name="20% - Accent2" style:family="table-cell" style:data-style-name="N0">
      <style:table-cell-properties fo:background-color="#FCE4D6"/>
    </style:style>
    <style:style style:name="_50_0_37__32_-_32_Accent3" style:display-name="20% - Accent3" style:family="table-cell" style:data-style-name="N0">
      <style:table-cell-properties fo:background-color="#EDEDED"/>
    </style:style>
    <style:style style:name="_50_0_37__32_-_32_Accent4" style:display-name="20% - Accent4" style:family="table-cell" style:data-style-name="N0">
      <style:table-cell-properties fo:background-color="#FFF2CC"/>
    </style:style>
    <style:style style:name="_50_0_37__32_-_32_Accent5" style:display-name="20% - Accent5" style:family="table-cell" style:data-style-name="N0">
      <style:table-cell-properties fo:background-color="#DDEBF7"/>
    </style:style>
    <style:style style:name="_50_0_37__32_-_32_Accent6" style:display-name="20% - Accent6" style:family="table-cell" style:data-style-name="N0">
      <style:table-cell-properties fo:background-color="#E2EFDA"/>
    </style:style>
    <style:style style:name="_52_0_37__32_-_32_Accent1" style:display-name="40% - Accent1" style:family="table-cell" style:data-style-name="N0">
      <style:table-cell-properties fo:background-color="#B4C6E7"/>
    </style:style>
    <style:style style:name="_52_0_37__32_-_32_Accent2" style:display-name="40% - Accent2" style:family="table-cell" style:data-style-name="N0">
      <style:table-cell-properties fo:background-color="#F8CBAD"/>
    </style:style>
    <style:style style:name="_52_0_37__32_-_32_Accent3" style:display-name="40% - Accent3" style:family="table-cell" style:data-style-name="N0">
      <style:table-cell-properties fo:background-color="#DBDBDB"/>
    </style:style>
    <style:style style:name="_52_0_37__32_-_32_Accent4" style:display-name="40% - Accent4" style:family="table-cell" style:data-style-name="N0">
      <style:table-cell-properties fo:background-color="#FFE699"/>
    </style:style>
    <style:style style:name="_52_0_37__32_-_32_Accent5" style:display-name="40% - Accent5" style:family="table-cell" style:data-style-name="N0">
      <style:table-cell-properties fo:background-color="#BDD7EE"/>
    </style:style>
    <style:style style:name="_52_0_37__32_-_32_Accent6" style:display-name="40% - Accent6" style:family="table-cell" style:data-style-name="N0">
      <style:table-cell-properties fo:background-color="#C6E0B4"/>
    </style:style>
    <style:style style:name="_54_0_37__32_-_32_Accent1" style:display-name="60% - Accent1" style:family="table-cell" style:data-style-name="N0">
      <style:table-cell-properties fo:background-color="#8EA9DB"/>
    </style:style>
    <style:style style:name="_54_0_37__32_-_32_Accent2" style:display-name="60% - Accent2" style:family="table-cell" style:data-style-name="N0">
      <style:table-cell-properties fo:background-color="#F4B084"/>
    </style:style>
    <style:style style:name="_54_0_37__32_-_32_Accent3" style:display-name="60% - Accent3" style:family="table-cell" style:data-style-name="N0">
      <style:table-cell-properties fo:background-color="#C9C9C9"/>
    </style:style>
    <style:style style:name="_54_0_37__32_-_32_Accent4" style:display-name="60% - Accent4" style:family="table-cell" style:data-style-name="N0">
      <style:table-cell-properties fo:background-color="#FFD966"/>
    </style:style>
    <style:style style:name="_54_0_37__32_-_32_Accent5" style:display-name="60% - Accent5" style:family="table-cell" style:data-style-name="N0">
      <style:table-cell-properties fo:background-color="#9BC2E6"/>
    </style:style>
    <style:style style:name="_54_0_37__32_-_32_Accent6" style:display-name="60% - Accent6" style:family="table-cell" style:data-style-name="N0">
      <style:table-cell-properties fo:background-color="#A9D08E"/>
    </style:style>
    <style:style style:name="Accent1" style:family="table-cell" style:data-style-name="N0">
      <style:table-cell-properties fo:background-color="#4472C4"/>
      <style:text-properties fo:color="#FFFFFF"/>
    </style:style>
    <style:style style:name="Accent2" style:family="table-cell" style:data-style-name="N0">
      <style:table-cell-properties fo:background-color="#ED7D31"/>
      <style:text-properties fo:color="#FFFFFF"/>
    </style:style>
    <style:style style:name="Accent3" style:family="table-cell" style:data-style-name="N0">
      <style:table-cell-properties fo:background-color="#A5A5A5"/>
      <style:text-properties fo:color="#FFFFFF"/>
    </style:style>
    <style:style style:name="Accent4" style:family="table-cell" style:data-style-name="N0">
      <style:table-cell-properties fo:background-color="#FFC000"/>
      <style:text-properties fo:color="#FFFFFF"/>
    </style:style>
    <style:style style:name="Accent5" style:family="table-cell" style:data-style-name="N0">
      <style:table-cell-properties fo:background-color="#5B9BD5"/>
      <style:text-properties fo:color="#FFFFFF"/>
    </style:style>
    <style:style style:name="Accent6" style:family="table-cell" style:data-style-name="N0">
      <style:table-cell-properties fo:background-color="#70AD47"/>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8EA9DB" fo:border-left="none" fo:border-right="none"/>
      <style:text-properties fo:color="#44546A" fo:font-size="11pt" style:font-size-asian="11pt" style:font-size-complex="11pt" fo:font-weight="bold" style:font-weight-asian="bold" style:font-weight-complex="bold"/>
    </style:style>
    <style:style style:name="Heading_32_4" style:display-name="Heading 4" style:family="table-cell" style:data-style-name="N0">
      <style:text-properties fo:color="#44546A" fo:font-size="11pt" style:font-size-asian="11pt" style:font-size-complex="11pt" fo:font-weight="bold" style:font-weight-asian="bold" style:font-weight-complex="bold"/>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57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Title" style:family="table-cell" style:data-style-name="N0">
      <style:text-properties fo:color="#44546A" style:font-name="Calibri Light" style:font-name-asian="Calibri Light" style:font-name-complex="Calibri Light" fo:font-size="18pt" style:font-size-asian="18pt" style:font-size-complex="18pt"/>
    </style:style>
    <style:style style:name="Total" style:family="table-cell" style:data-style-name="N0">
      <style:table-cell-properties fo:border-top="thin solid #4472C4" fo:border-bottom="thin double #4472C4"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office:styles>
  <office:automatic-styles>
    <style:page-layout style:name="pm1">
      <style:page-layout-properties fo:margin-top="0.5in" fo:margin-bottom="0.5in" fo:margin-left="0.75in" fo:margin-right="0.75in"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601</meta:generator>
    <meta:initial-creator>chadng</meta:initial-creator>
    <dc:creator>user</dc:creator>
    <meta:creation-date>2019-05-18T13:41:06Z</meta:creation-date>
    <dc:date>2019-05-18T13:43:41Z</dc:date>
  </office:meta>
</office:document-meta>
</file>